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1028in"/>
    </style:style>
    <style:style style:name="co5" style:family="table-column">
      <style:table-column-properties fo:break-before="auto" style:column-width="1.4126in"/>
    </style:style>
    <style:style style:name="co6" style:family="table-column">
      <style:table-column-properties fo:break-before="auto" style:column-width="1.2693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T1" style:family="text">
      <style:text-properties style:font-weight-asian="normal" style:font-weight-complex="normal"/>
    </style:style>
  </office:automatic-styles>
  <office:body>
    <office:spreadsheet>
      <table:table table:name="maxLength=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 ratio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PCA <text:span text:style-name="T1">body size</text:span></text:p>
          </table:table-cell>
          <table:table-cell table:style-name="ce1" office:value-type="string" calcext:value-type="string">
            <text:p>Functional variable</text:p>
          </table:table-cell>
          <table:table-cell table:style-name="ce1" office:value-type="string" calcext:value-type="string">
            <text:p>PCA estimation</text:p>
          </table:table-cell>
          <table:table-cell table:style-name="ce1" office:value-type="string" calcext:value-type="string">
            <text:p>Applicable</text:p>
          </table:table-cell>
          <table:table-cell table:style-name="ce2" office:value-type="string" calcext:value-type="string">
            <text:p>H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f <text:s/>&lt;dealsWith&gt; <text:s/>?j <text:s/>?b <text:s/>&lt;isLocatedIn&gt; <text:s/>?f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00009749" calcext:value-type="float">
            <text:p>0.000009749</text:p>
          </table:table-cell>
          <table:table-cell office:value-type="float" office:value="0.000011445" calcext:value-type="float">
            <text:p>0.000011445</text:p>
          </table:table-cell>
          <table:table-cell office:value-type="float" office:value="24" calcext:value-type="float">
            <text:p>24</text:p>
          </table:table-cell>
          <table:table-cell office:value-type="float" office:value="2461801" calcext:value-type="float">
            <text:p>2461801</text:p>
          </table:table-cell>
          <table:table-cell office:value-type="float" office:value="2096895" calcext:value-type="float">
            <text:p>2096895</text:p>
          </table:table-cell>
          <table:table-cell office:value-type="string" calcext:value-type="string">
            <text:p>?a</text:p>
          </table:table-cell>
          <table:table-cell office:value-type="float" office:value="0.00903214051451298" calcext:value-type="float">
            <text:p>0.0090321405</text:p>
          </table:table-cell>
          <table:table-cell table:formula="of:=IF([.J2] &lt;&gt; 0; 1; 0)" office:value-type="float" office:value="1" calcext:value-type="float">
            <text:p>1</text:p>
          </table:table-cell>
          <table:table-cell table:formula="of:=IF(AND([.K2]=1; [.J2]&gt;=[.E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j <text:s/>?f <text:s/>&lt;imports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24828" calcext:value-type="float">
            <text:p>0.000024828</text:p>
          </table:table-cell>
          <table:table-cell office:value-type="float" office:value="0.000029413" calcext:value-type="float">
            <text:p>0.000029413</text:p>
          </table:table-cell>
          <table:table-cell office:value-type="float" office:value="26" calcext:value-type="float">
            <text:p>26</text:p>
          </table:table-cell>
          <table:table-cell office:value-type="float" office:value="1047194" calcext:value-type="float">
            <text:p>1047194</text:p>
          </table:table-cell>
          <table:table-cell office:value-type="float" office:value="883967" calcext:value-type="float">
            <text:p>883967</text:p>
          </table:table-cell>
          <table:table-cell office:value-type="string" calcext:value-type="string">
            <text:p>?a</text:p>
          </table:table-cell>
          <table:table-cell office:value-type="float" office:value="0.0115727755821768" calcext:value-type="float">
            <text:p>0.0115727756</text:p>
          </table:table-cell>
          <table:table-cell table:formula="of:=IF([.J3] &lt;&gt; 0; 1; 0)" office:value-type="float" office:value="1" calcext:value-type="float">
            <text:p>1</text:p>
          </table:table-cell>
          <table:table-cell table:formula="of:=IF(AND([.K3]=1; [.J3]&gt;=[.E3]); 1; 0)" office:value-type="float" office:value="1" calcext:value-type="float">
            <text:p>1</text:p>
          </table:table-cell>
          <table:table-cell/>
          <table:table-cell office:value-type="string" calcext:value-type="string">
            <text:p>Applicable &lt; 10%</text:p>
          </table:table-cell>
          <table:table-cell table:formula="of:=COUNTIF([.K2:.K737]; &quot;=1&quot;)"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participatedIn&gt; <text:s/>?j <text:s/>?f <text:s/>&lt;participatedIn&gt; <text:s/>?j <text:s text:c="2"/>=&gt; ?a <text:s/>&lt;hasCapital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18404908" calcext:value-type="float">
            <text:p>0.018404908</text:p>
          </table:table-cell>
          <table:table-cell office:value-type="float" office:value="0.000029644" calcext:value-type="float">
            <text:p>0.000029644</text:p>
          </table:table-cell>
          <table:table-cell office:value-type="float" office:value="0.000049643" calcext:value-type="float">
            <text:p>0.000049643</text:p>
          </table:table-cell>
          <table:table-cell office:value-type="float" office:value="39" calcext:value-type="float">
            <text:p>39</text:p>
          </table:table-cell>
          <table:table-cell office:value-type="float" office:value="1315611" calcext:value-type="float">
            <text:p>1315611</text:p>
          </table:table-cell>
          <table:table-cell office:value-type="float" office:value="785611" calcext:value-type="float">
            <text:p>785611</text:p>
          </table:table-cell>
          <table:table-cell office:value-type="string" calcext:value-type="string">
            <text:p>?a</text:p>
          </table:table-cell>
          <table:table-cell office:value-type="float" office:value="0.0736866896449394" calcext:value-type="float">
            <text:p>0.0736866896</text:p>
          </table:table-cell>
          <table:table-cell table:formula="of:=IF([.J4] &lt;&gt; 0; 1; 0)" office:value-type="float" office:value="1" calcext:value-type="float">
            <text:p>1</text:p>
          </table:table-cell>
          <table:table-cell table:formula="of:=IF(AND([.K4]=1; [.J4]&gt;=[.E4]); 1; 0)" office:value-type="float" office:value="1" calcext:value-type="float">
            <text:p>1</text:p>
          </table:table-cell>
          <table:table-cell/>
          <table:table-cell office:value-type="string" calcext:value-type="string">
            <text:p>Hits &lt; 10%</text:p>
          </table:table-cell>
          <table:table-cell table:formula="of:=COUNTIF([.L2:.L737]; &quot;=1&quot;)" office:value-type="float" office:value="713" calcext:value-type="float">
            <text:p>713</text:p>
          </table:table-cell>
        </table:table-row>
        <table:table-row table:style-name="ro2">
          <table:table-cell office:value-type="string" calcext:value-type="string">
            <text:p>?a <text:s/>&lt;hasOfficialLanguage&gt; <text:s/>?j <text:s/>?f <text:s/>&lt;hasOfficialLanguage&gt; <text:s/>?j <text:s/>?b <text:s/>&lt;isLocatedIn&gt; <text:s/>?f <text:s text:c="2"/>=&gt; ?a <text:s/>&lt;hasCapital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3596036" calcext:value-type="float">
            <text:p>0.023596036</text:p>
          </table:table-cell>
          <table:table-cell office:value-type="float" office:value="0.000028943" calcext:value-type="float">
            <text:p>0.000028943</text:p>
          </table:table-cell>
          <table:table-cell office:value-type="float" office:value="0.000049912" calcext:value-type="float">
            <text:p>0.000049912</text:p>
          </table:table-cell>
          <table:table-cell office:value-type="float" office:value="50" calcext:value-type="float">
            <text:p>50</text:p>
          </table:table-cell>
          <table:table-cell office:value-type="float" office:value="1727524" calcext:value-type="float">
            <text:p>1727524</text:p>
          </table:table-cell>
          <table:table-cell office:value-type="float" office:value="1001764" calcext:value-type="float">
            <text:p>1001764</text:p>
          </table:table-cell>
          <table:table-cell office:value-type="string" calcext:value-type="string">
            <text:p>?a</text:p>
          </table:table-cell>
          <table:table-cell office:value-type="float" office:value="0.0197469607985616" calcext:value-type="float">
            <text:p>0.0197469608</text:p>
          </table:table-cell>
          <table:table-cell table:formula="of:=IF([.J5] &lt;&gt; 0; 1; 0)" office:value-type="float" office:value="1" calcext:value-type="float">
            <text:p>1</text:p>
          </table:table-cell>
          <table:table-cell table:formula="of:=IF(AND([.K5]=1; [.J5]&gt;=[.E5]); 1; 0)" office:value-type="float" office:value="1" calcext:value-type="float">
            <text:p>1</text:p>
          </table:table-cell>
          <table:table-cell/>
          <table:table-cell office:value-type="string" calcext:value-type="string">
            <text:p>Pruning Precision</text:p>
          </table:table-cell>
          <table:table-cell table:style-name="ce3" table:formula="of:=[.O4]/[.O3]" office:value-type="percentage" office:value="1" calcext:value-type="percentage">
            <text:p>100.00%</text:p>
          </table:table-cell>
        </table:table-row>
        <table:table-row table:style-name="ro2">
          <table:table-cell office:value-type="string" calcext:value-type="string">
            <text:p>?i <text:s/>&lt;dealsWith&gt; <text:s/>?a <text:s/>?i <text:s/>&lt;dealsWith&gt; <text:s/>?f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52615" calcext:value-type="float">
            <text:p>0.000052615</text:p>
          </table:table-cell>
          <table:table-cell office:value-type="float" office:value="0.000056066" calcext:value-type="float">
            <text:p>0.000056066</text:p>
          </table:table-cell>
          <table:table-cell office:value-type="float" office:value="26" calcext:value-type="float">
            <text:p>26</text:p>
          </table:table-cell>
          <table:table-cell office:value-type="float" office:value="494154" calcext:value-type="float">
            <text:p>494154</text:p>
          </table:table-cell>
          <table:table-cell office:value-type="float" office:value="463740" calcext:value-type="float">
            <text:p>463740</text:p>
          </table:table-cell>
          <table:table-cell office:value-type="string" calcext:value-type="string">
            <text:p>?a</text:p>
          </table:table-cell>
          <table:table-cell office:value-type="float" office:value="0.0108021886589669" calcext:value-type="float">
            <text:p>0.0108021887</text:p>
          </table:table-cell>
          <table:table-cell table:formula="of:=IF([.J6] &lt;&gt; 0; 1; 0)" office:value-type="float" office:value="1" calcext:value-type="float">
            <text:p>1</text:p>
          </table:table-cell>
          <table:table-cell table:formula="of:=IF(AND([.K6]=1; [.J6]&gt;=[.E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j <text:s/>?f <text:s/>&lt;exports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48459" calcext:value-type="float">
            <text:p>0.000048459</text:p>
          </table:table-cell>
          <table:table-cell office:value-type="float" office:value="0.000058284" calcext:value-type="float">
            <text:p>0.000058284</text:p>
          </table:table-cell>
          <table:table-cell office:value-type="float" office:value="26" calcext:value-type="float">
            <text:p>26</text:p>
          </table:table-cell>
          <table:table-cell office:value-type="float" office:value="536540" calcext:value-type="float">
            <text:p>536540</text:p>
          </table:table-cell>
          <table:table-cell office:value-type="float" office:value="446090" calcext:value-type="float">
            <text:p>446090</text:p>
          </table:table-cell>
          <table:table-cell office:value-type="string" calcext:value-type="string">
            <text:p>?a</text:p>
          </table:table-cell>
          <table:table-cell office:value-type="float" office:value="0.0216830578331297" calcext:value-type="float">
            <text:p>0.0216830578</text:p>
          </table:table-cell>
          <table:table-cell table:formula="of:=IF([.J7] &lt;&gt; 0; 1; 0)" office:value-type="float" office:value="1" calcext:value-type="float">
            <text:p>1</text:p>
          </table:table-cell>
          <table:table-cell table:formula="of:=IF(AND([.K7]=1; [.J7]&gt;=[.E7]); 1; 0)" office:value-type="float" office:value="1" calcext:value-type="float">
            <text:p>1</text:p>
          </table:table-cell>
          <table:table-cell/>
          <table:table-cell office:value-type="string" calcext:value-type="string">
            <text:p>Applicable total</text:p>
          </table:table-cell>
          <table:table-cell table:formula="of:=COUNTIF([.K2:.K1283]; &quot;=1&quot;)" office:value-type="float" office:value="1120" calcext:value-type="float">
            <text:p>1120</text:p>
          </table:table-cell>
        </table:table-row>
        <table:table-row table:style-name="ro2">
          <table:table-cell office:value-type="string" calcext:value-type="string">
            <text:p>?a <text:s/>&lt;isCitizenOf&gt; <text:s/>?j <text:s/>?f <text:s/>&lt;isLocatedIn&gt; <text:s/>?j <text:s/>?b <text:s/>&lt;wasBornIn&gt; <text:s/>?f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0002673" calcext:value-type="float">
            <text:p>0.000002673</text:p>
          </table:table-cell>
          <table:table-cell office:value-type="float" office:value="0.000087861" calcext:value-type="float">
            <text:p>0.000087861</text:p>
          </table:table-cell>
          <table:table-cell office:value-type="float" office:value="29" calcext:value-type="float">
            <text:p>29</text:p>
          </table:table-cell>
          <table:table-cell office:value-type="float" office:value="10849081" calcext:value-type="float">
            <text:p>10849081</text:p>
          </table:table-cell>
          <table:table-cell office:value-type="float" office:value="330066" calcext:value-type="float">
            <text:p>330066</text:p>
          </table:table-cell>
          <table:table-cell office:value-type="string" calcext:value-type="string">
            <text:p>?a</text:p>
          </table:table-cell>
          <table:table-cell office:value-type="float" office:value="0.130923477415675" calcext:value-type="float">
            <text:p>0.1309234774</text:p>
          </table:table-cell>
          <table:table-cell table:formula="of:=IF([.J8] &lt;&gt; 0; 1; 0)" office:value-type="float" office:value="1" calcext:value-type="float">
            <text:p>1</text:p>
          </table:table-cell>
          <table:table-cell table:formula="of:=IF(AND([.K8]=1; [.J8]&gt;=[.E8]); 1; 0)" office:value-type="float" office:value="1" calcext:value-type="float">
            <text:p>1</text:p>
          </table:table-cell>
          <table:table-cell/>
          <table:table-cell office:value-type="string" calcext:value-type="string">
            <text:p>Hits total</text:p>
          </table:table-cell>
          <table:table-cell table:formula="of:=COUNTIF([.L2:.L1283]; &quot;=1&quot;)"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?i <text:s/>&lt;actedIn&gt; <text:s/>?b <text:s/>?a <text:s/>&lt;hasWonPrize&gt; <text:s/>?f <text:s/>?i <text:s/>&lt;hasWonPrize&gt; <text:s/>?f <text:s text:c="2"/>=&gt; ?a <text:s/>&lt;directed&gt; <text:s/>?b</text:p>
          </table:table-cell>
          <table:table-cell office:value-type="float" office:value="0.001032822" calcext:value-type="float">
            <text:p>0.001032822</text:p>
          </table:table-cell>
          <table:table-cell office:value-type="float" office:value="0.029247453" calcext:value-type="float">
            <text:p>0.029247453</text:p>
          </table:table-cell>
          <table:table-cell office:value-type="float" office:value="0.000086168" calcext:value-type="float">
            <text:p>0.000086168</text:p>
          </table:table-cell>
          <table:table-cell office:value-type="float" office:value="0.000104083" calcext:value-type="float">
            <text:p>0.000104083</text:p>
          </table:table-cell>
          <table:table-cell office:value-type="float" office:value="979" calcext:value-type="float">
            <text:p>979</text:p>
          </table:table-cell>
          <table:table-cell office:value-type="float" office:value="11361539" calcext:value-type="float">
            <text:p>11361539</text:p>
          </table:table-cell>
          <table:table-cell office:value-type="float" office:value="9405913" calcext:value-type="float">
            <text:p>9405913</text:p>
          </table:table-cell>
          <table:table-cell office:value-type="string" calcext:value-type="string">
            <text:p>?b</text:p>
          </table:table-cell>
          <table:table-cell office:value-type="float" office:value="0.18114573590803" calcext:value-type="float">
            <text:p>0.1811457359</text:p>
          </table:table-cell>
          <table:table-cell table:formula="of:=IF([.J9] &lt;&gt; 0; 1; 0)" office:value-type="float" office:value="1" calcext:value-type="float">
            <text:p>1</text:p>
          </table:table-cell>
          <table:table-cell table:formula="of:=IF(AND([.K9]=1; [.J9]&gt;=[.E9]); 1; 0)" office:value-type="float" office:value="1" calcext:value-type="float">
            <text:p>1</text:p>
          </table:table-cell>
          <table:table-cell/>
          <table:table-cell office:value-type="string" calcext:value-type="string">
            <text:p>Pruning Precision</text:p>
          </table:table-cell>
          <table:table-cell table:style-name="ce3" table:formula="of:=[.O8]/[.O7]" office:value-type="percentage" office:value="0.998214285714286" calcext:value-type="percentage">
            <text:p>99.82%</text:p>
          </table:table-cell>
        </table:table-row>
        <table:table-row table:style-name="ro2">
          <table:table-cell office:value-type="string" calcext:value-type="string">
            <text:p>?i <text:s/>&lt;actedIn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718439" calcext:value-type="float">
            <text:p>0.000718439</text:p>
          </table:table-cell>
          <table:table-cell office:value-type="float" office:value="0.033752974" calcext:value-type="float">
            <text:p>0.033752974</text:p>
          </table:table-cell>
          <table:table-cell office:value-type="float" office:value="0.000059939" calcext:value-type="float">
            <text:p>0.000059939</text:p>
          </table:table-cell>
          <table:table-cell office:value-type="float" office:value="0.000109129" calcext:value-type="float">
            <text:p>0.000109129</text:p>
          </table:table-cell>
          <table:table-cell office:value-type="float" office:value="681" calcext:value-type="float">
            <text:p>681</text:p>
          </table:table-cell>
          <table:table-cell office:value-type="float" office:value="11361539" calcext:value-type="float">
            <text:p>11361539</text:p>
          </table:table-cell>
          <table:table-cell office:value-type="float" office:value="6240341" calcext:value-type="float">
            <text:p>6240341</text:p>
          </table:table-cell>
          <table:table-cell office:value-type="string" calcext:value-type="string">
            <text:p>?b</text:p>
          </table:table-cell>
          <table:table-cell office:value-type="float" office:value="0.24408380412381" calcext:value-type="float">
            <text:p>0.2440838041</text:p>
          </table:table-cell>
          <table:table-cell table:formula="of:=IF([.J10] &lt;&gt; 0; 1; 0)" office:value-type="float" office:value="1" calcext:value-type="float">
            <text:p>1</text:p>
          </table:table-cell>
          <table:table-cell table:formula="of:=IF(AND([.K10]=1; [.J10]&gt;=[.E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isCitizenOf&gt; <text:s/>?j <text:s/>?f <text:s/>&lt;isLocatedIn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000004474" calcext:value-type="float">
            <text:p>0.000004474</text:p>
          </table:table-cell>
          <table:table-cell office:value-type="float" office:value="0.000130529" calcext:value-type="float">
            <text:p>0.000130529</text:p>
          </table:table-cell>
          <table:table-cell office:value-type="float" office:value="21" calcext:value-type="float">
            <text:p>21</text:p>
          </table:table-cell>
          <table:table-cell office:value-type="float" office:value="4693484" calcext:value-type="float">
            <text:p>4693484</text:p>
          </table:table-cell>
          <table:table-cell office:value-type="float" office:value="160884" calcext:value-type="float">
            <text:p>160884</text:p>
          </table:table-cell>
          <table:table-cell office:value-type="string" calcext:value-type="string">
            <text:p>?a</text:p>
          </table:table-cell>
          <table:table-cell office:value-type="float" office:value="0.23288130472711" calcext:value-type="float">
            <text:p>0.2328813047</text:p>
          </table:table-cell>
          <table:table-cell table:formula="of:=IF([.J11] &lt;&gt; 0; 1; 0)" office:value-type="float" office:value="1" calcext:value-type="float">
            <text:p>1</text:p>
          </table:table-cell>
          <table:table-cell table:formula="of:=IF(AND([.K11]=1; [.J11]&gt;=[.E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433596" calcext:value-type="float">
            <text:p>0.000433596</text:p>
          </table:table-cell>
          <table:table-cell office:value-type="float" office:value="0.020370738" calcext:value-type="float">
            <text:p>0.020370738</text:p>
          </table:table-cell>
          <table:table-cell office:value-type="float" office:value="0.000070867" calcext:value-type="float">
            <text:p>0.000070867</text:p>
          </table:table-cell>
          <table:table-cell office:value-type="float" office:value="0.000147439" calcext:value-type="float">
            <text:p>0.000147439</text:p>
          </table:table-cell>
          <table:table-cell office:value-type="float" office:value="411" calcext:value-type="float">
            <text:p>411</text:p>
          </table:table-cell>
          <table:table-cell office:value-type="float" office:value="5799575" calcext:value-type="float">
            <text:p>5799575</text:p>
          </table:table-cell>
          <table:table-cell office:value-type="float" office:value="2787585" calcext:value-type="float">
            <text:p>2787585</text:p>
          </table:table-cell>
          <table:table-cell office:value-type="string" calcext:value-type="string">
            <text:p>?b</text:p>
          </table:table-cell>
          <table:table-cell office:value-type="float" office:value="0.0443167955509675" calcext:value-type="float">
            <text:p>0.0443167956</text:p>
          </table:table-cell>
          <table:table-cell table:formula="of:=IF([.J12] &lt;&gt; 0; 1; 0)" office:value-type="float" office:value="1" calcext:value-type="float">
            <text:p>1</text:p>
          </table:table-cell>
          <table:table-cell table:formula="of:=IF(AND([.K12]=1; [.J12]&gt;=[.E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0730044" calcext:value-type="float">
            <text:p>0.000730044</text:p>
          </table:table-cell>
          <table:table-cell office:value-type="float" office:value="0.020673379" calcext:value-type="float">
            <text:p>0.020673379</text:p>
          </table:table-cell>
          <table:table-cell office:value-type="float" office:value="0.000119319" calcext:value-type="float">
            <text:p>0.000119319</text:p>
          </table:table-cell>
          <table:table-cell office:value-type="float" office:value="0.000152625" calcext:value-type="float">
            <text:p>0.000152625</text:p>
          </table:table-cell>
          <table:table-cell office:value-type="float" office:value="692" calcext:value-type="float">
            <text:p>692</text:p>
          </table:table-cell>
          <table:table-cell office:value-type="float" office:value="5799575" calcext:value-type="float">
            <text:p>5799575</text:p>
          </table:table-cell>
          <table:table-cell office:value-type="float" office:value="4533998" calcext:value-type="float">
            <text:p>4533998</text:p>
          </table:table-cell>
          <table:table-cell office:value-type="string" calcext:value-type="string">
            <text:p>?b</text:p>
          </table:table-cell>
          <table:table-cell office:value-type="float" office:value="0.0385199925767829" calcext:value-type="float">
            <text:p>0.0385199926</text:p>
          </table:table-cell>
          <table:table-cell table:formula="of:=IF([.J13] &lt;&gt; 0; 1; 0)" office:value-type="float" office:value="1" calcext:value-type="float">
            <text:p>1</text:p>
          </table:table-cell>
          <table:table-cell table:formula="of:=IF(AND([.K13]=1; [.J13]&gt;=[.E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j <text:s/>&lt;isLocatedIn&gt; <text:s/>?f <text:s/>?a <text:s/>&lt;wasBornIn&gt; <text:s/>?j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000002028" calcext:value-type="float">
            <text:p>0.000002028</text:p>
          </table:table-cell>
          <table:table-cell office:value-type="float" office:value="0.000178001" calcext:value-type="float">
            <text:p>0.000178001</text:p>
          </table:table-cell>
          <table:table-cell office:value-type="float" office:value="22" calcext:value-type="float">
            <text:p>22</text:p>
          </table:table-cell>
          <table:table-cell office:value-type="float" office:value="10849081" calcext:value-type="float">
            <text:p>10849081</text:p>
          </table:table-cell>
          <table:table-cell office:value-type="float" office:value="123595" calcext:value-type="float">
            <text:p>123595</text:p>
          </table:table-cell>
          <table:table-cell office:value-type="string" calcext:value-type="string">
            <text:p>?a</text:p>
          </table:table-cell>
          <table:table-cell office:value-type="float" office:value="1.54348023811884" calcext:value-type="float">
            <text:p>1.5434802381</text:p>
          </table:table-cell>
          <table:table-cell table:formula="of:=IF([.J14] &lt;&gt; 0; 1; 0)" office:value-type="float" office:value="1" calcext:value-type="float">
            <text:p>1</text:p>
          </table:table-cell>
          <table:table-cell table:formula="of:=IF(AND([.K14]=1; [.J14]&gt;=[.E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j <text:s/>&lt;hasCapital&gt; <text:s/>?f <text:s/>?a <text:s/>&lt;isCitizenOf&gt; <text:s/>?j <text:s text:c="2"/>=&gt; ?a <text:s/>&lt;hasAcademicAdvisor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0005255" calcext:value-type="float">
            <text:p>0.000005255</text:p>
          </table:table-cell>
          <table:table-cell office:value-type="float" office:value="0.000178147" calcext:value-type="float">
            <text:p>0.000178147</text:p>
          </table:table-cell>
          <table:table-cell office:value-type="float" office:value="28" calcext:value-type="float">
            <text:p>28</text:p>
          </table:table-cell>
          <table:table-cell office:value-type="float" office:value="5328394" calcext:value-type="float">
            <text:p>5328394</text:p>
          </table:table-cell>
          <table:table-cell office:value-type="float" office:value="157174" calcext:value-type="float">
            <text:p>157174</text:p>
          </table:table-cell>
          <table:table-cell office:value-type="string" calcext:value-type="string">
            <text:p>?a</text:p>
          </table:table-cell>
          <table:table-cell office:value-type="float" office:value="0.0788566001645694" calcext:value-type="float">
            <text:p>0.0788566002</text:p>
          </table:table-cell>
          <table:table-cell table:formula="of:=IF([.J15] &lt;&gt; 0; 1; 0)" office:value-type="float" office:value="1" calcext:value-type="float">
            <text:p>1</text:p>
          </table:table-cell>
          <table:table-cell table:formula="of:=IF(AND([.K15]=1; [.J15]&gt;=[.E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i <text:s/>&lt;livesIn&gt; <text:s/>?a <text:s/>?i <text:s/>&lt;livesIn&gt; <text:s/>?f <text:s text:c="2"/>=&gt; ?a <text:s/>&lt;hasCapital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3596036" calcext:value-type="float">
            <text:p>0.023596036</text:p>
          </table:table-cell>
          <table:table-cell office:value-type="float" office:value="0.000039549" calcext:value-type="float">
            <text:p>0.000039549</text:p>
          </table:table-cell>
          <table:table-cell office:value-type="float" office:value="0.000220716" calcext:value-type="float">
            <text:p>0.000220716</text:p>
          </table:table-cell>
          <table:table-cell office:value-type="float" office:value="50" calcext:value-type="float">
            <text:p>50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226535" calcext:value-type="float">
            <text:p>226535</text:p>
          </table:table-cell>
          <table:table-cell office:value-type="string" calcext:value-type="string">
            <text:p>?a</text:p>
          </table:table-cell>
          <table:table-cell office:value-type="float" office:value="0.0740917014777008" calcext:value-type="float">
            <text:p>0.0740917015</text:p>
          </table:table-cell>
          <table:table-cell table:formula="of:=IF([.J16] &lt;&gt; 0; 1; 0)" office:value-type="float" office:value="1" calcext:value-type="float">
            <text:p>1</text:p>
          </table:table-cell>
          <table:table-cell table:formula="of:=IF(AND([.K16]=1; [.J16]&gt;=[.E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20030817" calcext:value-type="float">
            <text:p>0.020030817</text:p>
          </table:table-cell>
          <table:table-cell office:value-type="float" office:value="0.000023629" calcext:value-type="float">
            <text:p>0.000023629</text:p>
          </table:table-cell>
          <table:table-cell office:value-type="float" office:value="0.000234613" calcext:value-type="float">
            <text:p>0.000234613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166231" calcext:value-type="float">
            <text:p>166231</text:p>
          </table:table-cell>
          <table:table-cell office:value-type="string" calcext:value-type="string">
            <text:p>?a</text:p>
          </table:table-cell>
          <table:table-cell office:value-type="float" office:value="0.0599488117690221" calcext:value-type="float">
            <text:p>0.0599488118</text:p>
          </table:table-cell>
          <table:table-cell table:formula="of:=IF([.J17] &lt;&gt; 0; 1; 0)" office:value-type="float" office:value="1" calcext:value-type="float">
            <text:p>1</text:p>
          </table:table-cell>
          <table:table-cell table:formula="of:=IF(AND([.K17]=1; [.J17]&gt;=[.E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1" calcext:value-type="float">
            <text:p>0.000007441</text:p>
          </table:table-cell>
          <table:table-cell office:value-type="float" office:value="0.000243953" calcext:value-type="float">
            <text:p>0.000243953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422213" calcext:value-type="float">
            <text:p>422213</text:p>
          </table:table-cell>
          <table:table-cell office:value-type="string" calcext:value-type="string">
            <text:p>?a</text:p>
          </table:table-cell>
          <table:table-cell office:value-type="float" office:value="0.00390212494138913" calcext:value-type="float">
            <text:p>0.0039021249</text:p>
          </table:table-cell>
          <table:table-cell table:formula="of:=IF([.J18] &lt;&gt; 0; 1; 0)" office:value-type="float" office:value="1" calcext:value-type="float">
            <text:p>1</text:p>
          </table:table-cell>
          <table:table-cell table:formula="of:=IF(AND([.K18]=1; [.J18]&gt;=[.E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nfluences&gt; <text:s/>?b <text:s/>?a <text:s/>&lt;wasBornIn&gt; <text:s/>?f <text:s text:c="2"/>=&gt; ?a <text:s/>&lt;influences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01921147" calcext:value-type="float">
            <text:p>0.01921147</text:p>
          </table:table-cell>
          <table:table-cell table:number-columns-repeated="2" office:value-type="float" office:value="0.000264851" calcext:value-type="float">
            <text:p>0.00026485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011888" calcext:value-type="float">
            <text:p>1011888</text:p>
          </table:table-cell>
          <table:table-cell office:value-type="string" calcext:value-type="string">
            <text:p>?b</text:p>
          </table:table-cell>
          <table:table-cell office:value-type="float" office:value="0.148117178614598" calcext:value-type="float">
            <text:p>0.1481171786</text:p>
          </table:table-cell>
          <table:table-cell table:formula="of:=IF([.J19] &lt;&gt; 0; 1; 0)" office:value-type="float" office:value="1" calcext:value-type="float">
            <text:p>1</text:p>
          </table:table-cell>
          <table:table-cell table:formula="of:=IF(AND([.K19]=1; [.J19]&gt;=[.E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edIn&gt; <text:s/>?f <text:s/>?i <text:s/>&lt;diedIn&gt; <text:s/>?f <text:s text:c="2"/>=&gt; ?a <text:s/>&lt;directed&gt; <text:s/>?b</text:p>
          </table:table-cell>
          <table:table-cell office:value-type="float" office:value="0.000494784" calcext:value-type="float">
            <text:p>0.000494784</text:p>
          </table:table-cell>
          <table:table-cell office:value-type="float" office:value="0.014011293" calcext:value-type="float">
            <text:p>0.014011293</text:p>
          </table:table-cell>
          <table:table-cell office:value-type="float" office:value="0.000243746" calcext:value-type="float">
            <text:p>0.000243746</text:p>
          </table:table-cell>
          <table:table-cell office:value-type="float" office:value="0.000274165" calcext:value-type="float">
            <text:p>0.000274165</text:p>
          </table:table-cell>
          <table:table-cell office:value-type="float" office:value="469" calcext:value-type="float">
            <text:p>469</text:p>
          </table:table-cell>
          <table:table-cell office:value-type="float" office:value="1924137" calcext:value-type="float">
            <text:p>1924137</text:p>
          </table:table-cell>
          <table:table-cell office:value-type="float" office:value="1710650" calcext:value-type="float">
            <text:p>1710650</text:p>
          </table:table-cell>
          <table:table-cell office:value-type="string" calcext:value-type="string">
            <text:p>?b</text:p>
          </table:table-cell>
          <table:table-cell office:value-type="float" office:value="0.090690275217707" calcext:value-type="float">
            <text:p>0.0906902752</text:p>
          </table:table-cell>
          <table:table-cell table:formula="of:=IF([.J20] &lt;&gt; 0; 1; 0)" office:value-type="float" office:value="1" calcext:value-type="float">
            <text:p>1</text:p>
          </table:table-cell>
          <table:table-cell table:formula="of:=IF(AND([.K20]=1; [.J20]&gt;=[.E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11813046" calcext:value-type="float">
            <text:p>0.011813046</text:p>
          </table:table-cell>
          <table:table-cell office:value-type="float" office:value="0.000035224" calcext:value-type="float">
            <text:p>0.000035224</text:p>
          </table:table-cell>
          <table:table-cell office:value-type="float" office:value="0.00028224" calcext:value-type="float">
            <text:p>0.00028224</text:p>
          </table:table-cell>
          <table:table-cell office:value-type="float" office:value="23" calcext:value-type="float">
            <text:p>23</text:p>
          </table:table-cell>
          <table:table-cell office:value-type="float" office:value="652955" calcext:value-type="float">
            <text:p>652955</text:p>
          </table:table-cell>
          <table:table-cell office:value-type="float" office:value="81491" calcext:value-type="float">
            <text:p>814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] &lt;&gt; 0; 1; 0)" office:value-type="float" office:value="0" calcext:value-type="float">
            <text:p>0</text:p>
          </table:table-cell>
          <table:table-cell table:formula="of:=IF(AND([.K21]=1; [.J21]&gt;=[.E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MarriedTo&gt; <text:s/>?b <text:s/>?a <text:s/>&lt;wasBornIn&gt; <text:s/>?f <text:s text:c="2"/>=&gt; ?a <text:s/>&lt;isMarriedTo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10839656" calcext:value-type="float">
            <text:p>0.010839656</text:p>
          </table:table-cell>
          <table:table-cell table:number-columns-repeated="2" office:value-type="float" office:value="0.000293985" calcext:value-type="float">
            <text:p>0.00029398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42200" calcext:value-type="float">
            <text:p>442200</text:p>
          </table:table-cell>
          <table:table-cell office:value-type="string" calcext:value-type="string">
            <text:p>?b</text:p>
          </table:table-cell>
          <table:table-cell office:value-type="float" office:value="0.100224926443451" calcext:value-type="float">
            <text:p>0.1002249264</text:p>
          </table:table-cell>
          <table:table-cell table:formula="of:=IF([.J22] &lt;&gt; 0; 1; 0)" office:value-type="float" office:value="1" calcext:value-type="float">
            <text:p>1</text:p>
          </table:table-cell>
          <table:table-cell table:formula="of:=IF(AND([.K22]=1; [.J22]&gt;=[.E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996953" calcext:value-type="float">
            <text:p>0.000996953</text:p>
          </table:table-cell>
          <table:table-cell office:value-type="float" office:value="0.064757075" calcext:value-type="float">
            <text:p>0.064757075</text:p>
          </table:table-cell>
          <table:table-cell table:number-columns-repeated="2" office:value-type="float" office:value="0.000297833" calcext:value-type="float">
            <text:p>0.000297833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office:value-type="float" office:value="0.0226769413498035" calcext:value-type="float">
            <text:p>0.0226769413</text:p>
          </table:table-cell>
          <table:table-cell table:formula="of:=IF([.J23] &lt;&gt; 0; 1; 0)" office:value-type="float" office:value="1" calcext:value-type="float">
            <text:p>1</text:p>
          </table:table-cell>
          <table:table-cell table:formula="of:=IF(AND([.K23]=1; [.J23]&gt;=[.E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hasAcademicAdvisor&gt; <text:s/>?j <text:s/>?b <text:s/>&lt;wasBornIn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table:number-columns-repeated="2" office:value-type="float" office:value="0.000302814" calcext:value-type="float">
            <text:p>0.0003028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2373" calcext:value-type="float">
            <text:p>102373</text:p>
          </table:table-cell>
          <table:table-cell office:value-type="string" calcext:value-type="string">
            <text:p>?a</text:p>
          </table:table-cell>
          <table:table-cell office:value-type="float" office:value="0.0982001744000054" calcext:value-type="float">
            <text:p>0.0982001744</text:p>
          </table:table-cell>
          <table:table-cell table:formula="of:=IF([.J24] &lt;&gt; 0; 1; 0)" office:value-type="float" office:value="1" calcext:value-type="float">
            <text:p>1</text:p>
          </table:table-cell>
          <table:table-cell table:formula="of:=IF(AND([.K24]=1; [.J24]&gt;=[.E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MarriedTo&gt; <text:s/>?b <text:s/>?i <text:s/>&lt;wasBornIn&gt; <text:s/>?f <text:s text:c="2"/>=&gt; ?a <text:s/>&lt;isMarriedTo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0672893" calcext:value-type="float">
            <text:p>0.010672893</text:p>
          </table:table-cell>
          <table:table-cell table:number-columns-repeated="2" office:value-type="float" office:value="0.000317339" calcext:value-type="float">
            <text:p>0.0003173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03354" calcext:value-type="float">
            <text:p>403354</text:p>
          </table:table-cell>
          <table:table-cell office:value-type="string" calcext:value-type="string">
            <text:p>?b</text:p>
          </table:table-cell>
          <table:table-cell office:value-type="float" office:value="0.137102990299382" calcext:value-type="float">
            <text:p>0.1371029903</text:p>
          </table:table-cell>
          <table:table-cell table:formula="of:=IF([.J25] &lt;&gt; 0; 1; 0)" office:value-type="float" office:value="1" calcext:value-type="float">
            <text:p>1</text:p>
          </table:table-cell>
          <table:table-cell table:formula="of:=IF(AND([.K25]=1; [.J25]&gt;=[.E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3046595" calcext:value-type="float">
            <text:p>0.013046595</text:p>
          </table:table-cell>
          <table:table-cell office:value-type="float" office:value="0.000013149" calcext:value-type="float">
            <text:p>0.000013149</text:p>
          </table:table-cell>
          <table:table-cell office:value-type="float" office:value="0.000331342" calcext:value-type="float">
            <text:p>0.000331342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549282" calcext:value-type="float">
            <text:p>549282</text:p>
          </table:table-cell>
          <table:table-cell office:value-type="string" calcext:value-type="string">
            <text:p>?b</text:p>
          </table:table-cell>
          <table:table-cell office:value-type="float" office:value="0.0042528043087595" calcext:value-type="float">
            <text:p>0.0042528043</text:p>
          </table:table-cell>
          <table:table-cell table:formula="of:=IF([.J26] &lt;&gt; 0; 1; 0)" office:value-type="float" office:value="1" calcext:value-type="float">
            <text:p>1</text:p>
          </table:table-cell>
          <table:table-cell table:formula="of:=IF(AND([.K26]=1; [.J26]&gt;=[.E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0033532" calcext:value-type="float">
            <text:p>0.000335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840" calcext:value-type="float">
            <text:p>26840</text:p>
          </table:table-cell>
          <table:table-cell office:value-type="string" calcext:value-type="string">
            <text:p>?a</text:p>
          </table:table-cell>
          <table:table-cell office:value-type="float" office:value="0.00625188461574793" calcext:value-type="float">
            <text:p>0.0062518846</text:p>
          </table:table-cell>
          <table:table-cell table:formula="of:=IF([.J27] &lt;&gt; 0; 1; 0)" office:value-type="float" office:value="1" calcext:value-type="float">
            <text:p>1</text:p>
          </table:table-cell>
          <table:table-cell table:formula="of:=IF(AND([.K27]=1; [.J27]&gt;=[.E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wasBornIn&gt; <text:s/>?f <text:s text:c="2"/>=&gt; ?a <text:s/>&lt;isKnownFor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016332086" calcext:value-type="float">
            <text:p>0.016332086</text:p>
          </table:table-cell>
          <table:table-cell table:number-columns-repeated="2" office:value-type="float" office:value="0.000353999" calcext:value-type="float">
            <text:p>0.0003539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71187" calcext:value-type="float">
            <text:p>271187</text:p>
          </table:table-cell>
          <table:table-cell office:value-type="string" calcext:value-type="string">
            <text:p>?b</text:p>
          </table:table-cell>
          <table:table-cell office:value-type="float" office:value="0.120829499494447" calcext:value-type="float">
            <text:p>0.1208294995</text:p>
          </table:table-cell>
          <table:table-cell table:formula="of:=IF([.J28] &lt;&gt; 0; 1; 0)" office:value-type="float" office:value="1" calcext:value-type="float">
            <text:p>1</text:p>
          </table:table-cell>
          <table:table-cell table:formula="of:=IF(AND([.K28]=1; [.J28]&gt;=[.E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b <text:s/>&lt;isLocatedIn&gt; <text:s/>?f <text:s/>?i <text:s/>&lt;livesIn&gt; <text:s/>?a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00086409" calcext:value-type="float">
            <text:p>0.000086409</text:p>
          </table:table-cell>
          <table:table-cell office:value-type="float" office:value="0.000363666" calcext:value-type="float">
            <text:p>0.000363666</text:p>
          </table:table-cell>
          <table:table-cell office:value-type="float" office:value="22" calcext:value-type="float">
            <text:p>22</text:p>
          </table:table-cell>
          <table:table-cell office:value-type="float" office:value="254603" calcext:value-type="float">
            <text:p>254603</text:p>
          </table:table-cell>
          <table:table-cell office:value-type="float" office:value="60495" calcext:value-type="float">
            <text:p>60495</text:p>
          </table:table-cell>
          <table:table-cell office:value-type="string" calcext:value-type="string">
            <text:p>?a</text:p>
          </table:table-cell>
          <table:table-cell office:value-type="float" office:value="5.90122007081907" calcext:value-type="float">
            <text:p>5.9012200708</text:p>
          </table:table-cell>
          <table:table-cell table:formula="of:=IF([.J29] &lt;&gt; 0; 1; 0)" office:value-type="float" office:value="1" calcext:value-type="float">
            <text:p>1</text:p>
          </table:table-cell>
          <table:table-cell table:formula="of:=IF(AND([.K29]=1; [.J29]&gt;=[.E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485289" calcext:value-type="float">
            <text:p>0.000485289</text:p>
          </table:table-cell>
          <table:table-cell office:value-type="float" office:value="0.022799366" calcext:value-type="float">
            <text:p>0.022799366</text:p>
          </table:table-cell>
          <table:table-cell office:value-type="float" office:value="0.000009686" calcext:value-type="float">
            <text:p>0.000009686</text:p>
          </table:table-cell>
          <table:table-cell office:value-type="float" office:value="0.000371912" calcext:value-type="float">
            <text:p>0.000371912</text:p>
          </table:table-cell>
          <table:table-cell office:value-type="float" office:value="460" calcext:value-type="float">
            <text:p>460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236851" calcext:value-type="float">
            <text:p>1236851</text:p>
          </table:table-cell>
          <table:table-cell office:value-type="string" calcext:value-type="string">
            <text:p>?b</text:p>
          </table:table-cell>
          <table:table-cell office:value-type="float" office:value="0.443328832804338" calcext:value-type="float">
            <text:p>0.4433288328</text:p>
          </table:table-cell>
          <table:table-cell table:formula="of:=IF([.J30] &lt;&gt; 0; 1; 0)" office:value-type="float" office:value="1" calcext:value-type="float">
            <text:p>1</text:p>
          </table:table-cell>
          <table:table-cell table:formula="of:=IF(AND([.K30]=1; [.J30]&gt;=[.E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b <text:s/>?i <text:s/>&lt;wasBornIn&gt; <text:s/>?f <text:s text:c="2"/>=&gt; ?a <text:s/>&lt;isKnownFor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016332086" calcext:value-type="float">
            <text:p>0.016332086</text:p>
          </table:table-cell>
          <table:table-cell table:number-columns-repeated="2" office:value-type="float" office:value="0.000386433" calcext:value-type="float">
            <text:p>0.0003864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48426" calcext:value-type="float">
            <text:p>248426</text:p>
          </table:table-cell>
          <table:table-cell office:value-type="string" calcext:value-type="string">
            <text:p>?b</text:p>
          </table:table-cell>
          <table:table-cell office:value-type="float" office:value="0.179877448579865" calcext:value-type="float">
            <text:p>0.1798774486</text:p>
          </table:table-cell>
          <table:table-cell table:formula="of:=IF([.J31] &lt;&gt; 0; 1; 0)" office:value-type="float" office:value="1" calcext:value-type="float">
            <text:p>1</text:p>
          </table:table-cell>
          <table:table-cell table:formula="of:=IF(AND([.K31]=1; [.J31]&gt;=[.E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actedIn&gt; <text:s/>?f <text:s text:c="2"/>=&gt; ?a <text:s/>&lt;directed&gt; <text:s/>?b</text:p>
          </table:table-cell>
          <table:table-cell office:value-type="float" office:value="0.001695348" calcext:value-type="float">
            <text:p>0.001695348</text:p>
          </table:table-cell>
          <table:table-cell office:value-type="float" office:value="0.048008843" calcext:value-type="float">
            <text:p>0.048008843</text:p>
          </table:table-cell>
          <table:table-cell office:value-type="float" office:value="0.000356814" calcext:value-type="float">
            <text:p>0.000356814</text:p>
          </table:table-cell>
          <table:table-cell office:value-type="float" office:value="0.000444969" calcext:value-type="float">
            <text:p>0.000444969</text:p>
          </table:table-cell>
          <table:table-cell office:value-type="float" office:value="1607" calcext:value-type="float">
            <text:p>1607</text:p>
          </table:table-cell>
          <table:table-cell office:value-type="float" office:value="4503746" calcext:value-type="float">
            <text:p>4503746</text:p>
          </table:table-cell>
          <table:table-cell office:value-type="float" office:value="3611491" calcext:value-type="float">
            <text:p>3611491</text:p>
          </table:table-cell>
          <table:table-cell office:value-type="string" calcext:value-type="string">
            <text:p>?b</text:p>
          </table:table-cell>
          <table:table-cell office:value-type="float" office:value="0.0204017480838396" calcext:value-type="float">
            <text:p>0.0204017481</text:p>
          </table:table-cell>
          <table:table-cell table:formula="of:=IF([.J32] &lt;&gt; 0; 1; 0)" office:value-type="float" office:value="1" calcext:value-type="float">
            <text:p>1</text:p>
          </table:table-cell>
          <table:table-cell table:formula="of:=IF(AND([.K32]=1; [.J32]&gt;=[.E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livesIn&gt; <text:s/>?f <text:s text:c="2"/>=&gt; ?a <text:s/>&lt;isKnownFor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22116366" calcext:value-type="float">
            <text:p>0.022116366</text:p>
          </table:table-cell>
          <table:table-cell table:number-columns-repeated="2" office:value-type="float" office:value="0.000445056" calcext:value-type="float">
            <text:p>0.00044505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92098" calcext:value-type="float">
            <text:p>292098</text:p>
          </table:table-cell>
          <table:table-cell office:value-type="string" calcext:value-type="string">
            <text:p>?b</text:p>
          </table:table-cell>
          <table:table-cell office:value-type="float" office:value="0.216365355160628" calcext:value-type="float">
            <text:p>0.2163653552</text:p>
          </table:table-cell>
          <table:table-cell table:formula="of:=IF([.J33] &lt;&gt; 0; 1; 0)" office:value-type="float" office:value="1" calcext:value-type="float">
            <text:p>1</text:p>
          </table:table-cell>
          <table:table-cell table:formula="of:=IF(AND([.K33]=1; [.J33]&gt;=[.E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wasBornIn&gt; <text:s/>?j <text:s text:c="2"/>=&gt; ?a <text:s/>&lt;died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16925438" calcext:value-type="float">
            <text:p>0.016925438</text:p>
          </table:table-cell>
          <table:table-cell office:value-type="float" office:value="0.000078253" calcext:value-type="float">
            <text:p>0.000078253</text:p>
          </table:table-cell>
          <table:table-cell office:value-type="float" office:value="0.000445287" calcext:value-type="float">
            <text:p>0.000445287</text:p>
          </table:table-cell>
          <table:table-cell office:value-type="float" office:value="375" calcext:value-type="float">
            <text:p>375</text:p>
          </table:table-cell>
          <table:table-cell office:value-type="float" office:value="4792127" calcext:value-type="float">
            <text:p>4792127</text:p>
          </table:table-cell>
          <table:table-cell office:value-type="float" office:value="842153" calcext:value-type="float">
            <text:p>842153</text:p>
          </table:table-cell>
          <table:table-cell office:value-type="string" calcext:value-type="string">
            <text:p>?a</text:p>
          </table:table-cell>
          <table:table-cell office:value-type="float" office:value="0.443088561719434" calcext:value-type="float">
            <text:p>0.4430885617</text:p>
          </table:table-cell>
          <table:table-cell table:formula="of:=IF([.J34] &lt;&gt; 0; 1; 0)" office:value-type="float" office:value="1" calcext:value-type="float">
            <text:p>1</text:p>
          </table:table-cell>
          <table:table-cell table:formula="of:=IF(AND([.K34]=1; [.J34]&gt;=[.E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hasAcademicAdvisor&gt; <text:s/>?j <text:s/>?j <text:s/>&lt;wasBornIn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table:number-columns-repeated="2" office:value-type="float" office:value="0.000447731" calcext:value-type="float">
            <text:p>0.00044773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9238" calcext:value-type="float">
            <text:p>69238</text:p>
          </table:table-cell>
          <table:table-cell office:value-type="string" calcext:value-type="string">
            <text:p>?a</text:p>
          </table:table-cell>
          <table:table-cell office:value-type="float" office:value="0.213036488088757" calcext:value-type="float">
            <text:p>0.2130364881</text:p>
          </table:table-cell>
          <table:table-cell table:formula="of:=IF([.J35] &lt;&gt; 0; 1; 0)" office:value-type="float" office:value="1" calcext:value-type="float">
            <text:p>1</text:p>
          </table:table-cell>
          <table:table-cell table:formula="of:=IF(AND([.K35]=1; [.J35]&gt;=[.E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isLocatedIn&gt; <text:s/>?j <text:s text:c="2"/>=&gt; ?a <text:s/>&lt;di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0155263" calcext:value-type="float">
            <text:p>0.010155263</text:p>
          </table:table-cell>
          <table:table-cell office:value-type="float" office:value="0.000010031" calcext:value-type="float">
            <text:p>0.000010031</text:p>
          </table:table-cell>
          <table:table-cell office:value-type="float" office:value="0.000483153" calcext:value-type="float">
            <text:p>0.000483153</text:p>
          </table:table-cell>
          <table:table-cell office:value-type="float" office:value="225" calcext:value-type="float">
            <text:p>225</text:p>
          </table:table-cell>
          <table:table-cell office:value-type="float" office:value="22430350" calcext:value-type="float">
            <text:p>22430350</text:p>
          </table:table-cell>
          <table:table-cell office:value-type="float" office:value="465691" calcext:value-type="float">
            <text:p>465691</text:p>
          </table:table-cell>
          <table:table-cell office:value-type="string" calcext:value-type="string">
            <text:p>?a</text:p>
          </table:table-cell>
          <table:table-cell office:value-type="float" office:value="0.959380283353545" calcext:value-type="float">
            <text:p>0.9593802834</text:p>
          </table:table-cell>
          <table:table-cell table:formula="of:=IF([.J36] &lt;&gt; 0; 1; 0)" office:value-type="float" office:value="1" calcext:value-type="float">
            <text:p>1</text:p>
          </table:table-cell>
          <table:table-cell table:formula="of:=IF(AND([.K36]=1; [.J36]&gt;=[.E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3353878" calcext:value-type="float">
            <text:p>0.013353878</text:p>
          </table:table-cell>
          <table:table-cell office:value-type="float" office:value="0.000006473" calcext:value-type="float">
            <text:p>0.000006473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53789" calcext:value-type="float">
            <text:p>53789</text:p>
          </table:table-cell>
          <table:table-cell office:value-type="string" calcext:value-type="string">
            <text:p>?a</text:p>
          </table:table-cell>
          <table:table-cell office:value-type="float" office:value="0.0131317971152651" calcext:value-type="float">
            <text:p>0.0131317971</text:p>
          </table:table-cell>
          <table:table-cell table:formula="of:=IF([.J37] &lt;&gt; 0; 1; 0)" office:value-type="float" office:value="1" calcext:value-type="float">
            <text:p>1</text:p>
          </table:table-cell>
          <table:table-cell table:formula="of:=IF(AND([.K37]=1; [.J37]&gt;=[.E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produced&gt; <text:s/>?b <text:s text:c="2"/>=&gt; ?a <text:s/>&lt;directed&gt; <text:s/>?b</text:p>
          </table:table-cell>
          <table:table-cell office:value-type="float" office:value="0.000529598" calcext:value-type="float">
            <text:p>0.000529598</text:p>
          </table:table-cell>
          <table:table-cell office:value-type="float" office:value="0.014997162" calcext:value-type="float">
            <text:p>0.014997162</text:p>
          </table:table-cell>
          <table:table-cell office:value-type="float" office:value="0.00040783" calcext:value-type="float">
            <text:p>0.00040783</text:p>
          </table:table-cell>
          <table:table-cell office:value-type="float" office:value="0.000488271" calcext:value-type="float">
            <text:p>0.000488271</text:p>
          </table:table-cell>
          <table:table-cell office:value-type="float" office:value="502" calcext:value-type="float">
            <text:p>502</text:p>
          </table:table-cell>
          <table:table-cell office:value-type="float" office:value="1230906" calcext:value-type="float">
            <text:p>1230906</text:p>
          </table:table-cell>
          <table:table-cell office:value-type="float" office:value="1028117" calcext:value-type="float">
            <text:p>1028117</text:p>
          </table:table-cell>
          <table:table-cell office:value-type="string" calcext:value-type="string">
            <text:p>?b</text:p>
          </table:table-cell>
          <table:table-cell office:value-type="float" office:value="0.27156913320075" calcext:value-type="float">
            <text:p>0.2715691332</text:p>
          </table:table-cell>
          <table:table-cell table:formula="of:=IF([.J38] &lt;&gt; 0; 1; 0)" office:value-type="float" office:value="1" calcext:value-type="float">
            <text:p>1</text:p>
          </table:table-cell>
          <table:table-cell table:formula="of:=IF(AND([.K38]=1; [.J38]&gt;=[.E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wasBornIn&gt; <text:s/>?j <text:s text:c="2"/>=&gt; ?a <text:s/>&lt;diedIn&gt; <text:s/>?b</text:p>
          </table:table-cell>
          <table:table-cell office:value-type="float" office:value="0.002004456" calcext:value-type="float">
            <text:p>0.002004456</text:p>
          </table:table-cell>
          <table:table-cell office:value-type="float" office:value="0.085755552" calcext:value-type="float">
            <text:p>0.085755552</text:p>
          </table:table-cell>
          <table:table-cell office:value-type="float" office:value="0.000087566" calcext:value-type="float">
            <text:p>0.000087566</text:p>
          </table:table-cell>
          <table:table-cell office:value-type="float" office:value="0.000522026" calcext:value-type="float">
            <text:p>0.000522026</text:p>
          </table:table-cell>
          <table:table-cell office:value-type="float" office:value="1900" calcext:value-type="float">
            <text:p>1900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3639666" calcext:value-type="float">
            <text:p>3639666</text:p>
          </table:table-cell>
          <table:table-cell office:value-type="string" calcext:value-type="string">
            <text:p>?a</text:p>
          </table:table-cell>
          <table:table-cell office:value-type="float" office:value="0.38349362188236" calcext:value-type="float">
            <text:p>0.3834936219</text:p>
          </table:table-cell>
          <table:table-cell table:formula="of:=IF([.J39] &lt;&gt; 0; 1; 0)" office:value-type="float" office:value="1" calcext:value-type="float">
            <text:p>1</text:p>
          </table:table-cell>
          <table:table-cell table:formula="of:=IF(AND([.K39]=1; [.J39]&gt;=[.E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wasBornIn&gt; <text:s/>?j <text:s text:c="2"/>=&gt; ?a <text:s/>&lt;isLeaderOf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14892616" calcext:value-type="float">
            <text:p>0.014892616</text:p>
          </table:table-cell>
          <table:table-cell office:value-type="float" office:value="0.000004378" calcext:value-type="float">
            <text:p>0.000004378</text:p>
          </table:table-cell>
          <table:table-cell office:value-type="float" office:value="0.000525466" calcext:value-type="float">
            <text:p>0.000525466</text:p>
          </table:table-cell>
          <table:table-cell office:value-type="float" office:value="95" calcext:value-type="float">
            <text:p>95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180792" calcext:value-type="float">
            <text:p>180792</text:p>
          </table:table-cell>
          <table:table-cell office:value-type="string" calcext:value-type="string">
            <text:p>?a</text:p>
          </table:table-cell>
          <table:table-cell office:value-type="float" office:value="0.285129146731167" calcext:value-type="float">
            <text:p>0.2851291467</text:p>
          </table:table-cell>
          <table:table-cell table:formula="of:=IF([.J40] &lt;&gt; 0; 1; 0)" office:value-type="float" office:value="1" calcext:value-type="float">
            <text:p>1</text:p>
          </table:table-cell>
          <table:table-cell table:formula="of:=IF(AND([.K40]=1; [.J40]&gt;=[.E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b <text:s/>&lt;isCitizenOf&gt; <text:s/>?f <text:s/>?j <text:s/>&lt;livesIn&gt; <text:s/>?f <text:s text:c="2"/>=&gt; ?a <text:s/>&lt;hasAcademicAdvisor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72419106" calcext:value-type="float">
            <text:p>0.072419106</text:p>
          </table:table-cell>
          <table:table-cell table:number-columns-repeated="2" office:value-type="float" office:value="0.000528702" calcext:value-type="float">
            <text:p>0.00052870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66691" calcext:value-type="float">
            <text:p>266691</text:p>
          </table:table-cell>
          <table:table-cell office:value-type="string" calcext:value-type="string">
            <text:p>?a</text:p>
          </table:table-cell>
          <table:table-cell office:value-type="float" office:value="0.723024651484665" calcext:value-type="float">
            <text:p>0.7230246515</text:p>
          </table:table-cell>
          <table:table-cell table:formula="of:=IF([.J41] &lt;&gt; 0; 1; 0)" office:value-type="float" office:value="1" calcext:value-type="float">
            <text:p>1</text:p>
          </table:table-cell>
          <table:table-cell table:formula="of:=IF(AND([.K41]=1; [.J41]&gt;=[.E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actedIn&gt; <text:s/>?f <text:s text:c="2"/>=&gt; ?a <text:s/>&lt;produced&gt; <text:s/>?b</text:p>
          </table:table-cell>
          <table:table-cell office:value-type="float" office:value="0.001294457" calcext:value-type="float">
            <text:p>0.001294457</text:p>
          </table:table-cell>
          <table:table-cell office:value-type="float" office:value="0.06081483" calcext:value-type="float">
            <text:p>0.06081483</text:p>
          </table:table-cell>
          <table:table-cell office:value-type="float" office:value="0.00027244" calcext:value-type="float">
            <text:p>0.00027244</text:p>
          </table:table-cell>
          <table:table-cell office:value-type="float" office:value="0.000531592" calcext:value-type="float">
            <text:p>0.000531592</text:p>
          </table:table-cell>
          <table:table-cell office:value-type="float" office:value="1227" calcext:value-type="float">
            <text:p>1227</text:p>
          </table:table-cell>
          <table:table-cell office:value-type="float" office:value="4503746" calcext:value-type="float">
            <text:p>4503746</text:p>
          </table:table-cell>
          <table:table-cell office:value-type="float" office:value="2308160" calcext:value-type="float">
            <text:p>2308160</text:p>
          </table:table-cell>
          <table:table-cell office:value-type="string" calcext:value-type="string">
            <text:p>?b</text:p>
          </table:table-cell>
          <table:table-cell office:value-type="float" office:value="0.030174667585884" calcext:value-type="float">
            <text:p>0.0301746676</text:p>
          </table:table-cell>
          <table:table-cell table:formula="of:=IF([.J42] &lt;&gt; 0; 1; 0)" office:value-type="float" office:value="1" calcext:value-type="float">
            <text:p>1</text:p>
          </table:table-cell>
          <table:table-cell table:formula="of:=IF(AND([.K42]=1; [.J42]&gt;=[.E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00043856" calcext:value-type="float">
            <text:p>0.000043856</text:p>
          </table:table-cell>
          <table:table-cell office:value-type="float" office:value="0.000531721" calcext:value-type="float">
            <text:p>0.000531721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393063" calcext:value-type="float">
            <text:p>393063</text:p>
          </table:table-cell>
          <table:table-cell office:value-type="string" calcext:value-type="string">
            <text:p>?a</text:p>
          </table:table-cell>
          <table:table-cell office:value-type="float" office:value="0.0459905195160091" calcext:value-type="float">
            <text:p>0.0459905195</text:p>
          </table:table-cell>
          <table:table-cell table:formula="of:=IF([.J43] &lt;&gt; 0; 1; 0)" office:value-type="float" office:value="1" calcext:value-type="float">
            <text:p>1</text:p>
          </table:table-cell>
          <table:table-cell table:formula="of:=IF(AND([.K43]=1; [.J43]&gt;=[.E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27306373" calcext:value-type="float">
            <text:p>0.027306373</text:p>
          </table:table-cell>
          <table:table-cell office:value-type="float" office:value="0.000126951" calcext:value-type="float">
            <text:p>0.000126951</text:p>
          </table:table-cell>
          <table:table-cell office:value-type="float" office:value="0.000565646" calcext:value-type="float">
            <text:p>0.000565646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069574" calcext:value-type="float">
            <text:p>1069574</text:p>
          </table:table-cell>
          <table:table-cell office:value-type="string" calcext:value-type="string">
            <text:p>?a</text:p>
          </table:table-cell>
          <table:table-cell office:value-type="float" office:value="0.0873799551361077" calcext:value-type="float">
            <text:p>0.0873799551</text:p>
          </table:table-cell>
          <table:table-cell table:formula="of:=IF([.J44] &lt;&gt; 0; 1; 0)" office:value-type="float" office:value="1" calcext:value-type="float">
            <text:p>1</text:p>
          </table:table-cell>
          <table:table-cell table:formula="of:=IF(AND([.K44]=1; [.J44]&gt;=[.E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directed&gt; <text:s/>?b</text:p>
          </table:table-cell>
          <table:table-cell office:value-type="float" office:value="0.001065527" calcext:value-type="float">
            <text:p>0.001065527</text:p>
          </table:table-cell>
          <table:table-cell office:value-type="float" office:value="0.030173573" calcext:value-type="float">
            <text:p>0.030173573</text:p>
          </table:table-cell>
          <table:table-cell office:value-type="float" office:value="0.000021267" calcext:value-type="float">
            <text:p>0.000021267</text:p>
          </table:table-cell>
          <table:table-cell office:value-type="float" office:value="0.000580312" calcext:value-type="float">
            <text:p>0.000580312</text:p>
          </table:table-cell>
          <table:table-cell office:value-type="float" office:value="1010" calcext:value-type="float">
            <text:p>1010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740443" calcext:value-type="float">
            <text:p>1740443</text:p>
          </table:table-cell>
          <table:table-cell office:value-type="string" calcext:value-type="string">
            <text:p>?b</text:p>
          </table:table-cell>
          <table:table-cell office:value-type="float" office:value="0.526457889870255" calcext:value-type="float">
            <text:p>0.5264578899</text:p>
          </table:table-cell>
          <table:table-cell table:formula="of:=IF([.J45] &lt;&gt; 0; 1; 0)" office:value-type="float" office:value="1" calcext:value-type="float">
            <text:p>1</text:p>
          </table:table-cell>
          <table:table-cell table:formula="of:=IF(AND([.K45]=1; [.J45]&gt;=[.E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557028" calcext:value-type="float">
            <text:p>0.000557028</text:p>
          </table:table-cell>
          <table:table-cell office:value-type="float" office:value="0.026169707" calcext:value-type="float">
            <text:p>0.026169707</text:p>
          </table:table-cell>
          <table:table-cell office:value-type="float" office:value="0.000321406" calcext:value-type="float">
            <text:p>0.000321406</text:p>
          </table:table-cell>
          <table:table-cell office:value-type="float" office:value="0.000581061" calcext:value-type="float">
            <text:p>0.000581061</text:p>
          </table:table-cell>
          <table:table-cell office:value-type="float" office:value="528" calcext:value-type="float">
            <text:p>528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908682" calcext:value-type="float">
            <text:p>908682</text:p>
          </table:table-cell>
          <table:table-cell office:value-type="string" calcext:value-type="string">
            <text:p>?b</text:p>
          </table:table-cell>
          <table:table-cell office:value-type="float" office:value="0.429210234002076" calcext:value-type="float">
            <text:p>0.429210234</text:p>
          </table:table-cell>
          <table:table-cell table:formula="of:=IF([.J46] &lt;&gt; 0; 1; 0)" office:value-type="float" office:value="1" calcext:value-type="float">
            <text:p>1</text:p>
          </table:table-cell>
          <table:table-cell table:formula="of:=IF(AND([.K46]=1; [.J46]&gt;=[.E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600282" calcext:value-type="float">
            <text:p>0.000600282</text:p>
          </table:table-cell>
          <table:table-cell office:value-type="float" office:value="0.028201824" calcext:value-type="float">
            <text:p>0.028201824</text:p>
          </table:table-cell>
          <table:table-cell office:value-type="float" office:value="0.000270927" calcext:value-type="float">
            <text:p>0.000270927</text:p>
          </table:table-cell>
          <table:table-cell office:value-type="float" office:value="0.000581132" calcext:value-type="float">
            <text:p>0.000581132</text:p>
          </table:table-cell>
          <table:table-cell office:value-type="float" office:value="569" calcext:value-type="float">
            <text:p>569</text:p>
          </table:table-cell>
          <table:table-cell office:value-type="float" office:value="2100198" calcext:value-type="float">
            <text:p>2100198</text:p>
          </table:table-cell>
          <table:table-cell office:value-type="float" office:value="979124" calcext:value-type="float">
            <text:p>979124</text:p>
          </table:table-cell>
          <table:table-cell office:value-type="string" calcext:value-type="string">
            <text:p>?b</text:p>
          </table:table-cell>
          <table:table-cell office:value-type="float" office:value="0.230810357696306" calcext:value-type="float">
            <text:p>0.2308103577</text:p>
          </table:table-cell>
          <table:table-cell table:formula="of:=IF([.J47] &lt;&gt; 0; 1; 0)" office:value-type="float" office:value="1" calcext:value-type="float">
            <text:p>1</text:p>
          </table:table-cell>
          <table:table-cell table:formula="of:=IF(AND([.K47]=1; [.J47]&gt;=[.E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0596062" calcext:value-type="float">
            <text:p>0.000596062</text:p>
          </table:table-cell>
          <table:table-cell office:value-type="float" office:value="0.016879276" calcext:value-type="float">
            <text:p>0.016879276</text:p>
          </table:table-cell>
          <table:table-cell office:value-type="float" office:value="0.000500817" calcext:value-type="float">
            <text:p>0.000500817</text:p>
          </table:table-cell>
          <table:table-cell office:value-type="float" office:value="0.000583632" calcext:value-type="float">
            <text:p>0.000583632</text:p>
          </table:table-cell>
          <table:table-cell office:value-type="float" office:value="565" calcext:value-type="float">
            <text:p>565</text:p>
          </table:table-cell>
          <table:table-cell office:value-type="float" office:value="1128156" calcext:value-type="float">
            <text:p>1128156</text:p>
          </table:table-cell>
          <table:table-cell office:value-type="float" office:value="968075" calcext:value-type="float">
            <text:p>968075</text:p>
          </table:table-cell>
          <table:table-cell office:value-type="string" calcext:value-type="string">
            <text:p>?b</text:p>
          </table:table-cell>
          <table:table-cell office:value-type="float" office:value="0.235507177111906" calcext:value-type="float">
            <text:p>0.2355071771</text:p>
          </table:table-cell>
          <table:table-cell table:formula="of:=IF([.J48] &lt;&gt; 0; 1; 0)" office:value-type="float" office:value="1" calcext:value-type="float">
            <text:p>1</text:p>
          </table:table-cell>
          <table:table-cell table:formula="of:=IF(AND([.K48]=1; [.J48]&gt;=[.E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Child&gt; <text:s/>?b <text:s/>?a <text:s/>&lt;wasBornIn&gt; <text:s/>?f <text:s text:c="2"/>=&gt; ?a <text:s/>&lt;hasChild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021029857" calcext:value-type="float">
            <text:p>0.021029857</text:p>
          </table:table-cell>
          <table:table-cell table:number-columns-repeated="2" office:value-type="float" office:value="0.000629687" calcext:value-type="float">
            <text:p>0.00062968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85906" calcext:value-type="float">
            <text:p>385906</text:p>
          </table:table-cell>
          <table:table-cell office:value-type="string" calcext:value-type="string">
            <text:p>?b</text:p>
          </table:table-cell>
          <table:table-cell office:value-type="float" office:value="0.187744281001343" calcext:value-type="float">
            <text:p>0.187744281</text:p>
          </table:table-cell>
          <table:table-cell table:formula="of:=IF([.J49] &lt;&gt; 0; 1; 0)" office:value-type="float" office:value="1" calcext:value-type="float">
            <text:p>1</text:p>
          </table:table-cell>
          <table:table-cell table:formula="of:=IF(AND([.K49]=1; [.J49]&gt;=[.E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wasBornIn&gt; <text:s/>?j <text:s text:c="2"/>=&gt; ?a <text:s/>&lt;livesIn&gt; <text:s/>?b</text:p>
          </table:table-cell>
          <table:table-cell office:value-type="float" office:value="0.000995898" calcext:value-type="float">
            <text:p>0.000995898</text:p>
          </table:table-cell>
          <table:table-cell office:value-type="float" office:value="0.064688549" calcext:value-type="float">
            <text:p>0.064688549</text:p>
          </table:table-cell>
          <table:table-cell office:value-type="float" office:value="0.000043506" calcext:value-type="float">
            <text:p>0.000043506</text:p>
          </table:table-cell>
          <table:table-cell office:value-type="float" office:value="0.000635568" calcext:value-type="float">
            <text:p>0.000635568</text:p>
          </table:table-cell>
          <table:table-cell office:value-type="float" office:value="944" calcext:value-type="float">
            <text:p>944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1485286" calcext:value-type="float">
            <text:p>1485286</text:p>
          </table:table-cell>
          <table:table-cell office:value-type="string" calcext:value-type="string">
            <text:p>?a</text:p>
          </table:table-cell>
          <table:table-cell office:value-type="float" office:value="0.486632629696262" calcext:value-type="float">
            <text:p>0.4866326297</text:p>
          </table:table-cell>
          <table:table-cell table:formula="of:=IF([.J50] &lt;&gt; 0; 1; 0)" office:value-type="float" office:value="1" calcext:value-type="float">
            <text:p>1</text:p>
          </table:table-cell>
          <table:table-cell table:formula="of:=IF(AND([.K50]=1; [.J50]&gt;=[.E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isLocatedIn&gt; <text:s/>?f <text:s/>?j <text:s/>&lt;isLocatedIn&gt; <text:s/>?f <text:s text:c="2"/>=&gt; ?a <text:s/>&lt;wasBornIn&gt; <text:s/>?b</text:p>
          </table:table-cell>
          <table:table-cell office:value-type="float" office:value="0.002004456" calcext:value-type="float">
            <text:p>0.002004456</text:p>
          </table:table-cell>
          <table:table-cell office:value-type="float" office:value="0.033951003" calcext:value-type="float">
            <text:p>0.033951003</text:p>
          </table:table-cell>
          <table:table-cell office:value-type="float" office:value="0.000252043" calcext:value-type="float">
            <text:p>0.000252043</text:p>
          </table:table-cell>
          <table:table-cell office:value-type="float" office:value="0.000635887" calcext:value-type="float">
            <text:p>0.000635887</text:p>
          </table:table-cell>
          <table:table-cell office:value-type="float" office:value="1900" calcext:value-type="float">
            <text:p>1900</text:p>
          </table:table-cell>
          <table:table-cell office:value-type="float" office:value="7538385" calcext:value-type="float">
            <text:p>7538385</text:p>
          </table:table-cell>
          <table:table-cell office:value-type="float" office:value="2987951" calcext:value-type="float">
            <text:p>2987951</text:p>
          </table:table-cell>
          <table:table-cell office:value-type="string" calcext:value-type="string">
            <text:p>?a</text:p>
          </table:table-cell>
          <table:table-cell office:value-type="float" office:value="0.372944589511496" calcext:value-type="float">
            <text:p>0.3729445895</text:p>
          </table:table-cell>
          <table:table-cell table:formula="of:=IF([.J51] &lt;&gt; 0; 1; 0)" office:value-type="float" office:value="1" calcext:value-type="float">
            <text:p>1</text:p>
          </table:table-cell>
          <table:table-cell table:formula="of:=IF(AND([.K51]=1; [.J51]&gt;=[.E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22353291" calcext:value-type="float">
            <text:p>0.022353291</text:p>
          </table:table-cell>
          <table:table-cell office:value-type="float" office:value="0.000129762" calcext:value-type="float">
            <text:p>0.000129762</text:p>
          </table:table-cell>
          <table:table-cell office:value-type="float" office:value="0.000642988" calcext:value-type="float">
            <text:p>0.000642988</text:p>
          </table:table-cell>
          <table:table-cell office:value-type="float" office:value="451" calcext:value-type="float">
            <text:p>451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701413" calcext:value-type="float">
            <text:p>701413</text:p>
          </table:table-cell>
          <table:table-cell office:value-type="string" calcext:value-type="string">
            <text:p>?b</text:p>
          </table:table-cell>
          <table:table-cell office:value-type="float" office:value="0.467503263429328" calcext:value-type="float">
            <text:p>0.4675032634</text:p>
          </table:table-cell>
          <table:table-cell table:formula="of:=IF([.J52] &lt;&gt; 0; 1; 0)" office:value-type="float" office:value="1" calcext:value-type="float">
            <text:p>1</text:p>
          </table:table-cell>
          <table:table-cell table:formula="of:=IF(AND([.K52]=1; [.J52]&gt;=[.E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3023" calcext:value-type="float">
            <text:p>0.000023023</text:p>
          </table:table-cell>
          <table:table-cell office:value-type="float" office:value="0.000695754" calcext:value-type="float">
            <text:p>0.000695754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54617" calcext:value-type="float">
            <text:p>54617</text:p>
          </table:table-cell>
          <table:table-cell office:value-type="string" calcext:value-type="string">
            <text:p>?a</text:p>
          </table:table-cell>
          <table:table-cell office:value-type="float" office:value="0.064588579884926" calcext:value-type="float">
            <text:p>0.0645885799</text:p>
          </table:table-cell>
          <table:table-cell table:formula="of:=IF([.J53] &lt;&gt; 0; 1; 0)" office:value-type="float" office:value="1" calcext:value-type="float">
            <text:p>1</text:p>
          </table:table-cell>
          <table:table-cell table:formula="of:=IF(AND([.K53]=1; [.J53]&gt;=[.E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nfluences&gt; <text:s/>?b <text:s/>?i <text:s/>&lt;wasBornIn&gt; <text:s/>?f <text:s text:c="2"/>=&gt; ?a <text:s/>&lt;influences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2078853" calcext:value-type="float">
            <text:p>0.02078853</text:p>
          </table:table-cell>
          <table:table-cell table:number-columns-repeated="2" office:value-type="float" office:value="0.000708726" calcext:value-type="float">
            <text:p>0.00070872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409185" calcext:value-type="float">
            <text:p>409185</text:p>
          </table:table-cell>
          <table:table-cell office:value-type="string" calcext:value-type="string">
            <text:p>?b</text:p>
          </table:table-cell>
          <table:table-cell office:value-type="float" office:value="0.347675808490225" calcext:value-type="float">
            <text:p>0.3476758085</text:p>
          </table:table-cell>
          <table:table-cell table:formula="of:=IF([.J54] &lt;&gt; 0; 1; 0)" office:value-type="float" office:value="1" calcext:value-type="float">
            <text:p>1</text:p>
          </table:table-cell>
          <table:table-cell table:formula="of:=IF(AND([.K54]=1; [.J54]&gt;=[.E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j <text:s/>?f <text:s/>&lt;hasCurrency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428993" calcext:value-type="float">
            <text:p>0.000428993</text:p>
          </table:table-cell>
          <table:table-cell office:value-type="float" office:value="0.000720541" calcext:value-type="float">
            <text:p>0.000720541</text:p>
          </table:table-cell>
          <table:table-cell office:value-type="float" office:value="26" calcext:value-type="float">
            <text:p>26</text:p>
          </table:table-cell>
          <table:table-cell office:value-type="float" office:value="60607" calcext:value-type="float">
            <text:p>60607</text:p>
          </table:table-cell>
          <table:table-cell office:value-type="float" office:value="36084" calcext:value-type="float">
            <text:p>36084</text:p>
          </table:table-cell>
          <table:table-cell office:value-type="string" calcext:value-type="string">
            <text:p>?a</text:p>
          </table:table-cell>
          <table:table-cell office:value-type="float" office:value="0.04073047291158" calcext:value-type="float">
            <text:p>0.0407304729</text:p>
          </table:table-cell>
          <table:table-cell table:formula="of:=IF([.J55] &lt;&gt; 0; 1; 0)" office:value-type="float" office:value="1" calcext:value-type="float">
            <text:p>1</text:p>
          </table:table-cell>
          <table:table-cell table:formula="of:=IF(AND([.K55]=1; [.J55]&gt;=[.E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directed&gt; <text:s/>?b <text:s text:c="2"/>=&gt; ?a <text:s/>&lt;produced&gt; <text:s/>?b</text:p>
          </table:table-cell>
          <table:table-cell office:value-type="float" office:value="0.000334428" calcext:value-type="float">
            <text:p>0.000334428</text:p>
          </table:table-cell>
          <table:table-cell office:value-type="float" office:value="0.015711737" calcext:value-type="float">
            <text:p>0.015711737</text:p>
          </table:table-cell>
          <table:table-cell office:value-type="float" office:value="0.000314215" calcext:value-type="float">
            <text:p>0.000314215</text:p>
          </table:table-cell>
          <table:table-cell office:value-type="float" office:value="0.000750482" calcext:value-type="float">
            <text:p>0.000750482</text:p>
          </table:table-cell>
          <table:table-cell office:value-type="float" office:value="317" calcext:value-type="float">
            <text:p>317</text:p>
          </table:table-cell>
          <table:table-cell office:value-type="float" office:value="1008862" calcext:value-type="float">
            <text:p>1008862</text:p>
          </table:table-cell>
          <table:table-cell office:value-type="float" office:value="422395" calcext:value-type="float">
            <text:p>422395</text:p>
          </table:table-cell>
          <table:table-cell office:value-type="string" calcext:value-type="string">
            <text:p>?b</text:p>
          </table:table-cell>
          <table:table-cell office:value-type="float" office:value="0.346959455190436" calcext:value-type="float">
            <text:p>0.3469594552</text:p>
          </table:table-cell>
          <table:table-cell table:formula="of:=IF([.J56] &lt;&gt; 0; 1; 0)" office:value-type="float" office:value="1" calcext:value-type="float">
            <text:p>1</text:p>
          </table:table-cell>
          <table:table-cell table:formula="of:=IF(AND([.K56]=1; [.J56]&gt;=[.E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livesIn&gt; <text:s/>?j <text:s text:c="2"/>=&gt; ?a <text:s/>&lt;livesIn&gt; <text:s/>?b</text:p>
          </table:table-cell>
          <table:table-cell office:value-type="float" office:value="0.000600282" calcext:value-type="float">
            <text:p>0.000600282</text:p>
          </table:table-cell>
          <table:table-cell office:value-type="float" office:value="0.038991297" calcext:value-type="float">
            <text:p>0.038991297</text:p>
          </table:table-cell>
          <table:table-cell table:number-columns-repeated="2" office:value-type="float" office:value="0.000768623" calcext:value-type="float">
            <text:p>0.000768623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740285" calcext:value-type="float">
            <text:p>740285</text:p>
          </table:table-cell>
          <table:table-cell office:value-type="string" calcext:value-type="string">
            <text:p>?a</text:p>
          </table:table-cell>
          <table:table-cell office:value-type="float" office:value="0.393664107085293" calcext:value-type="float">
            <text:p>0.3936641071</text:p>
          </table:table-cell>
          <table:table-cell table:formula="of:=IF([.J57] &lt;&gt; 0; 1; 0)" office:value-type="float" office:value="1" calcext:value-type="float">
            <text:p>1</text:p>
          </table:table-cell>
          <table:table-cell table:formula="of:=IF(AND([.K57]=1; [.J57]&gt;=[.E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f <text:s/>&lt;hasCapital&gt; <text:s/>?j <text:s/>?b <text:s/>&lt;isLocatedIn&gt; <text:s/>?f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000774683" calcext:value-type="float">
            <text:p>0.00077468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3480135" calcext:value-type="float">
            <text:p>3480135</text:p>
          </table:table-cell>
          <table:table-cell office:value-type="string" calcext:value-type="string">
            <text:p>?a</text:p>
          </table:table-cell>
          <table:table-cell office:value-type="float" office:value="0.747216500881531" calcext:value-type="float">
            <text:p>0.7472165009</text:p>
          </table:table-cell>
          <table:table-cell table:formula="of:=IF([.J58] &lt;&gt; 0; 1; 0)" office:value-type="float" office:value="1" calcext:value-type="float">
            <text:p>1</text:p>
          </table:table-cell>
          <table:table-cell table:formula="of:=IF(AND([.K58]=1; [.J58]&gt;=[.E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16773789" calcext:value-type="float">
            <text:p>0.016773789</text:p>
          </table:table-cell>
          <table:table-cell office:value-type="float" office:value="0.000033723" calcext:value-type="float">
            <text:p>0.000033723</text:p>
          </table:table-cell>
          <table:table-cell office:value-type="float" office:value="0.000783515" calcext:value-type="float">
            <text:p>0.000783515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float" office:value="136564" calcext:value-type="float">
            <text:p>136564</text:p>
          </table:table-cell>
          <table:table-cell office:value-type="string" calcext:value-type="string">
            <text:p>?a</text:p>
          </table:table-cell>
          <table:table-cell office:value-type="float" office:value="0.056128909371447" calcext:value-type="float">
            <text:p>0.0561289094</text:p>
          </table:table-cell>
          <table:table-cell table:formula="of:=IF([.J59] &lt;&gt; 0; 1; 0)" office:value-type="float" office:value="1" calcext:value-type="float">
            <text:p>1</text:p>
          </table:table-cell>
          <table:table-cell table:formula="of:=IF(AND([.K59]=1; [.J59]&gt;=[.E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2981393" calcext:value-type="float">
            <text:p>0.012981393</text:p>
          </table:table-cell>
          <table:table-cell office:value-type="float" office:value="0.000037342" calcext:value-type="float">
            <text:p>0.000037342</text:p>
          </table:table-cell>
          <table:table-cell office:value-type="float" office:value="0.000792033" calcext:value-type="float">
            <text:p>0.00079203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189386" calcext:value-type="float">
            <text:p>189386</text:p>
          </table:table-cell>
          <table:table-cell office:value-type="string" calcext:value-type="string">
            <text:p>?b</text:p>
          </table:table-cell>
          <table:table-cell office:value-type="float" office:value="0.0207533140702421" calcext:value-type="float">
            <text:p>0.0207533141</text:p>
          </table:table-cell>
          <table:table-cell table:formula="of:=IF([.J60] &lt;&gt; 0; 1; 0)" office:value-type="float" office:value="1" calcext:value-type="float">
            <text:p>1</text:p>
          </table:table-cell>
          <table:table-cell table:formula="of:=IF(AND([.K60]=1; [.J60]&gt;=[.E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9164864" calcext:value-type="float">
            <text:p>0.029164864</text:p>
          </table:table-cell>
          <table:table-cell office:value-type="float" office:value="0.000035459" calcext:value-type="float">
            <text:p>0.000035459</text:p>
          </table:table-cell>
          <table:table-cell office:value-type="float" office:value="0.000808355" calcext:value-type="float">
            <text:p>0.000808355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float" office:value="416896" calcext:value-type="float">
            <text:p>416896</text:p>
          </table:table-cell>
          <table:table-cell office:value-type="string" calcext:value-type="string">
            <text:p>?b</text:p>
          </table:table-cell>
          <table:table-cell office:value-type="float" office:value="0.0298942532752271" calcext:value-type="float">
            <text:p>0.0298942533</text:p>
          </table:table-cell>
          <table:table-cell table:formula="of:=IF([.J61] &lt;&gt; 0; 1; 0)" office:value-type="float" office:value="1" calcext:value-type="float">
            <text:p>1</text:p>
          </table:table-cell>
          <table:table-cell table:formula="of:=IF(AND([.K61]=1; [.J61]&gt;=[.E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23112481" calcext:value-type="float">
            <text:p>0.023112481</text:p>
          </table:table-cell>
          <table:table-cell office:value-type="float" office:value="0.000068577" calcext:value-type="float">
            <text:p>0.000068577</text:p>
          </table:table-cell>
          <table:table-cell office:value-type="float" office:value="0.000822699" calcext:value-type="float">
            <text:p>0.000822699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float" office:value="54698" calcext:value-type="float">
            <text:p>54698</text:p>
          </table:table-cell>
          <table:table-cell office:value-type="string" calcext:value-type="string">
            <text:p>?a</text:p>
          </table:table-cell>
          <table:table-cell office:value-type="float" office:value="0.00947092622385659" calcext:value-type="float">
            <text:p>0.0094709262</text:p>
          </table:table-cell>
          <table:table-cell table:formula="of:=IF([.J62] &lt;&gt; 0; 1; 0)" office:value-type="float" office:value="1" calcext:value-type="float">
            <text:p>1</text:p>
          </table:table-cell>
          <table:table-cell table:formula="of:=IF(AND([.K62]=1; [.J62]&gt;=[.E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actedIn&gt; <text:s/>?b</text:p>
          </table:table-cell>
          <table:table-cell office:value-type="float" office:value="0.001560311" calcext:value-type="float">
            <text:p>0.001560311</text:p>
          </table:table-cell>
          <table:table-cell office:value-type="float" office:value="0.013748548" calcext:value-type="float">
            <text:p>0.013748548</text:p>
          </table:table-cell>
          <table:table-cell office:value-type="float" office:value="0.000031143" calcext:value-type="float">
            <text:p>0.000031143</text:p>
          </table:table-cell>
          <table:table-cell office:value-type="float" office:value="0.000828506" calcext:value-type="float">
            <text:p>0.000828506</text:p>
          </table:table-cell>
          <table:table-cell office:value-type="float" office:value="1479" calcext:value-type="float">
            <text:p>1479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785142" calcext:value-type="float">
            <text:p>1785142</text:p>
          </table:table-cell>
          <table:table-cell office:value-type="string" calcext:value-type="string">
            <text:p>?b</text:p>
          </table:table-cell>
          <table:table-cell office:value-type="float" office:value="0.787635989896495" calcext:value-type="float">
            <text:p>0.7876359899</text:p>
          </table:table-cell>
          <table:table-cell table:formula="of:=IF([.J63] &lt;&gt; 0; 1; 0)" office:value-type="float" office:value="1" calcext:value-type="float">
            <text:p>1</text:p>
          </table:table-cell>
          <table:table-cell table:formula="of:=IF(AND([.K63]=1; [.J63]&gt;=[.E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wasBornIn&gt; <text:s/>?b</text:p>
          </table:table-cell>
          <table:table-cell office:value-type="float" office:value="0.000986403" calcext:value-type="float">
            <text:p>0.000986403</text:p>
          </table:table-cell>
          <table:table-cell office:value-type="float" office:value="0.016707467" calcext:value-type="float">
            <text:p>0.016707467</text:p>
          </table:table-cell>
          <table:table-cell office:value-type="float" office:value="0.000324703" calcext:value-type="float">
            <text:p>0.000324703</text:p>
          </table:table-cell>
          <table:table-cell office:value-type="float" office:value="0.000833917" calcext:value-type="float">
            <text:p>0.000833917</text:p>
          </table:table-cell>
          <table:table-cell office:value-type="float" office:value="935" calcext:value-type="float">
            <text:p>935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121215" calcext:value-type="float">
            <text:p>1121215</text:p>
          </table:table-cell>
          <table:table-cell office:value-type="string" calcext:value-type="string">
            <text:p>?a</text:p>
          </table:table-cell>
          <table:table-cell office:value-type="float" office:value="0.442426046828702" calcext:value-type="float">
            <text:p>0.4424260468</text:p>
          </table:table-cell>
          <table:table-cell table:formula="of:=IF([.J64] &lt;&gt; 0; 1; 0)" office:value-type="float" office:value="1" calcext:value-type="float">
            <text:p>1</text:p>
          </table:table-cell>
          <table:table-cell table:formula="of:=IF(AND([.K64]=1; [.J64]&gt;=[.E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22604221" calcext:value-type="float">
            <text:p>0.022604221</text:p>
          </table:table-cell>
          <table:table-cell office:value-type="float" office:value="0.000265443" calcext:value-type="float">
            <text:p>0.000265443</text:p>
          </table:table-cell>
          <table:table-cell office:value-type="float" office:value="0.000834552" calcext:value-type="float">
            <text:p>0.000834552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515783" calcext:value-type="float">
            <text:p>1515783</text:p>
          </table:table-cell>
          <table:table-cell office:value-type="string" calcext:value-type="string">
            <text:p>?a</text:p>
          </table:table-cell>
          <table:table-cell office:value-type="float" office:value="0.091664372759738" calcext:value-type="float">
            <text:p>0.0916643728</text:p>
          </table:table-cell>
          <table:table-cell table:formula="of:=IF([.J65] &lt;&gt; 0; 1; 0)" office:value-type="float" office:value="1" calcext:value-type="float">
            <text:p>1</text:p>
          </table:table-cell>
          <table:table-cell table:formula="of:=IF(AND([.K65]=1; [.J65]&gt;=[.E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hasChild&gt; <text:s/>?f <text:s/>?f <text:s/>&lt;wasBornIn&gt; <text:s/>?j <text:s text:c="2"/>=&gt; ?a <text:s/>&lt;isMarriedTo&gt; <text:s/>?b</text:p>
          </table:table-cell>
          <table:table-cell office:value-type="float" office:value="0.000136092" calcext:value-type="float">
            <text:p>0.000136092</text:p>
          </table:table-cell>
          <table:table-cell office:value-type="float" office:value="0.010756274" calcext:value-type="float">
            <text:p>0.010756274</text:p>
          </table:table-cell>
          <table:table-cell office:value-type="float" office:value="0.000392236" calcext:value-type="float">
            <text:p>0.000392236</text:p>
          </table:table-cell>
          <table:table-cell office:value-type="float" office:value="0.000843578" calcext:value-type="float">
            <text:p>0.000843578</text:p>
          </table:table-cell>
          <table:table-cell office:value-type="float" office:value="129" calcext:value-type="float">
            <text:p>129</text:p>
          </table:table-cell>
          <table:table-cell office:value-type="float" office:value="328884" calcext:value-type="float">
            <text:p>328884</text:p>
          </table:table-cell>
          <table:table-cell office:value-type="float" office:value="152920" calcext:value-type="float">
            <text:p>152920</text:p>
          </table:table-cell>
          <table:table-cell office:value-type="string" calcext:value-type="string">
            <text:p>?b</text:p>
          </table:table-cell>
          <table:table-cell office:value-type="float" office:value="0.632349301418644" calcext:value-type="float">
            <text:p>0.6323493014</text:p>
          </table:table-cell>
          <table:table-cell table:formula="of:=IF([.J66] &lt;&gt; 0; 1; 0)" office:value-type="float" office:value="1" calcext:value-type="float">
            <text:p>1</text:p>
          </table:table-cell>
          <table:table-cell table:formula="of:=IF(AND([.K66]=1; [.J66]&gt;=[.E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5592429" calcext:value-type="float">
            <text:p>0.015592429</text:p>
          </table:table-cell>
          <table:table-cell office:value-type="float" office:value="0.000046553" calcext:value-type="float">
            <text:p>0.000046553</text:p>
          </table:table-cell>
          <table:table-cell office:value-type="float" office:value="0.000932413" calcext:value-type="float">
            <text:p>0.000932413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200555" calcext:value-type="float">
            <text:p>200555</text:p>
          </table:table-cell>
          <table:table-cell office:value-type="string" calcext:value-type="string">
            <text:p>?b</text:p>
          </table:table-cell>
          <table:table-cell office:value-type="float" office:value="0.0262708858925102" calcext:value-type="float">
            <text:p>0.0262708859</text:p>
          </table:table-cell>
          <table:table-cell table:formula="of:=IF([.J67] &lt;&gt; 0; 1; 0)" office:value-type="float" office:value="1" calcext:value-type="float">
            <text:p>1</text:p>
          </table:table-cell>
          <table:table-cell table:formula="of:=IF(AND([.K67]=1; [.J67]&gt;=[.E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000933271" calcext:value-type="float">
            <text:p>0.000933271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5162486" calcext:value-type="float">
            <text:p>5162486</text:p>
          </table:table-cell>
          <table:table-cell office:value-type="string" calcext:value-type="string">
            <text:p>?a</text:p>
          </table:table-cell>
          <table:table-cell office:value-type="float" office:value="0.856082417713558" calcext:value-type="float">
            <text:p>0.8560824177</text:p>
          </table:table-cell>
          <table:table-cell table:formula="of:=IF([.J68] &lt;&gt; 0; 1; 0)" office:value-type="float" office:value="1" calcext:value-type="float">
            <text:p>1</text:p>
          </table:table-cell>
          <table:table-cell table:formula="of:=IF(AND([.K68]=1; [.J68]&gt;=[.E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isLocatedIn&gt; <text:s/>?f <text:s/>?j <text:s/>&lt;isLocatedIn&gt; <text:s/>?f <text:s text:c="2"/>=&gt; ?a <text:s/>&lt;livesIn&gt; <text:s/>?b</text:p>
          </table:table-cell>
          <table:table-cell office:value-type="float" office:value="0.000278514" calcext:value-type="float">
            <text:p>0.000278514</text:p>
          </table:table-cell>
          <table:table-cell office:value-type="float" office:value="0.018090865" calcext:value-type="float">
            <text:p>0.018090865</text:p>
          </table:table-cell>
          <table:table-cell office:value-type="float" office:value="0.000035021" calcext:value-type="float">
            <text:p>0.000035021</text:p>
          </table:table-cell>
          <table:table-cell office:value-type="float" office:value="0.00096541" calcext:value-type="float">
            <text:p>0.00096541</text:p>
          </table:table-cell>
          <table:table-cell office:value-type="float" office:value="264" calcext:value-type="float">
            <text:p>264</text:p>
          </table:table-cell>
          <table:table-cell office:value-type="float" office:value="7538385" calcext:value-type="float">
            <text:p>7538385</text:p>
          </table:table-cell>
          <table:table-cell office:value-type="float" office:value="273459" calcext:value-type="float">
            <text:p>273459</text:p>
          </table:table-cell>
          <table:table-cell office:value-type="string" calcext:value-type="string">
            <text:p>?a</text:p>
          </table:table-cell>
          <table:table-cell office:value-type="float" office:value="0.732974476524068" calcext:value-type="float">
            <text:p>0.7329744765</text:p>
          </table:table-cell>
          <table:table-cell table:formula="of:=IF([.J69] &lt;&gt; 0; 1; 0)" office:value-type="float" office:value="1" calcext:value-type="float">
            <text:p>1</text:p>
          </table:table-cell>
          <table:table-cell table:formula="of:=IF(AND([.K69]=1; [.J69]&gt;=[.E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Child&gt; <text:s/>?b <text:s/>?i <text:s/>&lt;wasBornIn&gt; <text:s/>?f <text:s text:c="2"/>=&gt; ?a <text:s/>&lt;hasChild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24058849" calcext:value-type="float">
            <text:p>0.024058849</text:p>
          </table:table-cell>
          <table:table-cell table:number-columns-repeated="2" office:value-type="float" office:value="0.000983298" calcext:value-type="float">
            <text:p>0.000983298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2722" calcext:value-type="float">
            <text:p>282722</text:p>
          </table:table-cell>
          <table:table-cell office:value-type="string" calcext:value-type="string">
            <text:p>?b</text:p>
          </table:table-cell>
          <table:table-cell office:value-type="float" office:value="0.472094590546077" calcext:value-type="float">
            <text:p>0.4720945905</text:p>
          </table:table-cell>
          <table:table-cell table:formula="of:=IF([.J70] &lt;&gt; 0; 1; 0)" office:value-type="float" office:value="1" calcext:value-type="float">
            <text:p>1</text:p>
          </table:table-cell>
          <table:table-cell table:formula="of:=IF(AND([.K70]=1; [.J70]&gt;=[.E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isKnownFor&gt; <text:s/>?b</text:p>
          </table:table-cell>
          <table:table-cell office:value-type="float" office:value="0.000127652" calcext:value-type="float">
            <text:p>0.000127652</text:p>
          </table:table-cell>
          <table:table-cell office:value-type="float" office:value="0.020585233" calcext:value-type="float">
            <text:p>0.020585233</text:p>
          </table:table-cell>
          <table:table-cell table:number-columns-repeated="2" office:value-type="float" office:value="0.000990496" calcext:value-type="float">
            <text:p>0.00099049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161" calcext:value-type="float">
            <text:p>122161</text:p>
          </table:table-cell>
          <table:table-cell office:value-type="string" calcext:value-type="string">
            <text:p>?b</text:p>
          </table:table-cell>
          <table:table-cell office:value-type="float" office:value="5.0116580961495" calcext:value-type="float">
            <text:p>5.0116580961</text:p>
          </table:table-cell>
          <table:table-cell table:formula="of:=IF([.J71] &lt;&gt; 0; 1; 0)" office:value-type="float" office:value="1" calcext:value-type="float">
            <text:p>1</text:p>
          </table:table-cell>
          <table:table-cell table:formula="of:=IF(AND([.K71]=1; [.J71]&gt;=[.E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produced&gt; <text:s/>?b <text:s text:c="2"/>=&gt; ?a <text:s/>&lt;act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10197537" calcext:value-type="float">
            <text:p>0.010197537</text:p>
          </table:table-cell>
          <table:table-cell office:value-type="float" office:value="0.000891213" calcext:value-type="float">
            <text:p>0.000891213</text:p>
          </table:table-cell>
          <table:table-cell office:value-type="float" office:value="0.00102445" calcext:value-type="float">
            <text:p>0.00102445</text:p>
          </table:table-cell>
          <table:table-cell office:value-type="float" office:value="1097" calcext:value-type="float">
            <text:p>1097</text:p>
          </table:table-cell>
          <table:table-cell office:value-type="float" office:value="1230906" calcext:value-type="float">
            <text:p>1230906</text:p>
          </table:table-cell>
          <table:table-cell office:value-type="float" office:value="1070818" calcext:value-type="float">
            <text:p>1070818</text:p>
          </table:table-cell>
          <table:table-cell office:value-type="string" calcext:value-type="string">
            <text:p>?b</text:p>
          </table:table-cell>
          <table:table-cell office:value-type="float" office:value="0.606298514581459" calcext:value-type="float">
            <text:p>0.6062985146</text:p>
          </table:table-cell>
          <table:table-cell table:formula="of:=IF([.J72] &lt;&gt; 0; 1; 0)" office:value-type="float" office:value="1" calcext:value-type="float">
            <text:p>1</text:p>
          </table:table-cell>
          <table:table-cell table:formula="of:=IF(AND([.K72]=1; [.J72]&gt;=[.E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lives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0103615" calcext:value-type="float">
            <text:p>0.001036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686" calcext:value-type="float">
            <text:p>8686</text:p>
          </table:table-cell>
          <table:table-cell office:value-type="string" calcext:value-type="string">
            <text:p>?a</text:p>
          </table:table-cell>
          <table:table-cell office:value-type="float" office:value="0.152132786593074" calcext:value-type="float">
            <text:p>0.1521327866</text:p>
          </table:table-cell>
          <table:table-cell table:formula="of:=IF([.J73] &lt;&gt; 0; 1; 0)" office:value-type="float" office:value="1" calcext:value-type="float">
            <text:p>1</text:p>
          </table:table-cell>
          <table:table-cell table:formula="of:=IF(AND([.K73]=1; [.J73]&gt;=[.E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58438" calcext:value-type="float">
            <text:p>0.000058438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?a</text:p>
          </table:table-cell>
          <table:table-cell office:value-type="float" office:value="0.0457409722447836" calcext:value-type="float">
            <text:p>0.0457409722</text:p>
          </table:table-cell>
          <table:table-cell table:formula="of:=IF([.J74] &lt;&gt; 0; 1; 0)" office:value-type="float" office:value="1" calcext:value-type="float">
            <text:p>1</text:p>
          </table:table-cell>
          <table:table-cell table:formula="of:=IF(AND([.K74]=1; [.J74]&gt;=[.E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edIn&gt; <text:s/>?f <text:s/>?i <text:s/>&lt;diedIn&gt; <text:s/>?f <text:s text:c="2"/>=&gt; ?a <text:s/>&lt;directed&gt; <text:s/>?b</text:p>
          </table:table-cell>
          <table:table-cell office:value-type="float" office:value="0.000817607" calcext:value-type="float">
            <text:p>0.000817607</text:p>
          </table:table-cell>
          <table:table-cell office:value-type="float" office:value="0.023152989" calcext:value-type="float">
            <text:p>0.023152989</text:p>
          </table:table-cell>
          <table:table-cell office:value-type="float" office:value="0.000579318" calcext:value-type="float">
            <text:p>0.000579318</text:p>
          </table:table-cell>
          <table:table-cell office:value-type="float" office:value="0.001072874" calcext:value-type="float">
            <text:p>0.001072874</text:p>
          </table:table-cell>
          <table:table-cell office:value-type="float" office:value="775" calcext:value-type="float">
            <text:p>775</text:p>
          </table:table-cell>
          <table:table-cell office:value-type="float" office:value="1337781" calcext:value-type="float">
            <text:p>1337781</text:p>
          </table:table-cell>
          <table:table-cell office:value-type="float" office:value="722359" calcext:value-type="float">
            <text:p>722359</text:p>
          </table:table-cell>
          <table:table-cell office:value-type="string" calcext:value-type="string">
            <text:p>?b</text:p>
          </table:table-cell>
          <table:table-cell office:value-type="float" office:value="1.12130592227318" calcext:value-type="float">
            <text:p>1.1213059223</text:p>
          </table:table-cell>
          <table:table-cell table:formula="of:=IF([.J75] &lt;&gt; 0; 1; 0)" office:value-type="float" office:value="1" calcext:value-type="float">
            <text:p>1</text:p>
          </table:table-cell>
          <table:table-cell table:formula="of:=IF(AND([.K75]=1; [.J75]&gt;=[.E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produced&gt; <text:s/>?b <text:s/>?i <text:s/>&lt;produced&gt; <text:s/>?f <text:s text:c="2"/>=&gt; ?a <text:s/>&lt;directed&gt; <text:s/>?b</text:p>
          </table:table-cell>
          <table:table-cell office:value-type="float" office:value="0.000820772" calcext:value-type="float">
            <text:p>0.000820772</text:p>
          </table:table-cell>
          <table:table-cell office:value-type="float" office:value="0.023242613" calcext:value-type="float">
            <text:p>0.023242613</text:p>
          </table:table-cell>
          <table:table-cell office:value-type="float" office:value="0.000978295" calcext:value-type="float">
            <text:p>0.000978295</text:p>
          </table:table-cell>
          <table:table-cell office:value-type="float" office:value="0.001101052" calcext:value-type="float">
            <text:p>0.001101052</text:p>
          </table:table-cell>
          <table:table-cell office:value-type="float" office:value="778" calcext:value-type="float">
            <text:p>778</text:p>
          </table:table-cell>
          <table:table-cell office:value-type="float" office:value="795261" calcext:value-type="float">
            <text:p>795261</text:p>
          </table:table-cell>
          <table:table-cell office:value-type="float" office:value="706597" calcext:value-type="float">
            <text:p>706597</text:p>
          </table:table-cell>
          <table:table-cell office:value-type="string" calcext:value-type="string">
            <text:p>?b</text:p>
          </table:table-cell>
          <table:table-cell office:value-type="float" office:value="0.0313917093974804" calcext:value-type="float">
            <text:p>0.0313917094</text:p>
          </table:table-cell>
          <table:table-cell table:formula="of:=IF([.J76] &lt;&gt; 0; 1; 0)" office:value-type="float" office:value="1" calcext:value-type="float">
            <text:p>1</text:p>
          </table:table-cell>
          <table:table-cell table:formula="of:=IF(AND([.K76]=1; [.J76]&gt;=[.E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27347469" calcext:value-type="float">
            <text:p>0.027347469</text:p>
          </table:table-cell>
          <table:table-cell office:value-type="float" office:value="0.000059674" calcext:value-type="float">
            <text:p>0.000059674</text:p>
          </table:table-cell>
          <table:table-cell office:value-type="float" office:value="0.001105405" calcext:value-type="float">
            <text:p>0.001105405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float" office:value="285868" calcext:value-type="float">
            <text:p>285868</text:p>
          </table:table-cell>
          <table:table-cell office:value-type="string" calcext:value-type="string">
            <text:p>?b</text:p>
          </table:table-cell>
          <table:table-cell office:value-type="float" office:value="0.092591351182414" calcext:value-type="float">
            <text:p>0.0925913512</text:p>
          </table:table-cell>
          <table:table-cell table:formula="of:=IF([.J77] &lt;&gt; 0; 1; 0)" office:value-type="float" office:value="1" calcext:value-type="float">
            <text:p>1</text:p>
          </table:table-cell>
          <table:table-cell table:formula="of:=IF(AND([.K77]=1; [.J77]&gt;=[.E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wasBornIn&gt; <text:s/>?j <text:s text:c="2"/>=&gt; ?a <text:s/>&lt;wasBornIn&gt; <text:s/>?b</text:p>
          </table:table-cell>
          <table:table-cell office:value-type="float" office:value="0.005720085" calcext:value-type="float">
            <text:p>0.005720085</text:p>
          </table:table-cell>
          <table:table-cell office:value-type="float" office:value="0.096885442" calcext:value-type="float">
            <text:p>0.096885442</text:p>
          </table:table-cell>
          <table:table-cell table:number-columns-repeated="2" office:value-type="float" office:value="0.001131439" calcext:value-type="float">
            <text:p>0.001131439</text:p>
          </table:table-cell>
          <table:table-cell office:value-type="float" office:value="5422" calcext:value-type="float">
            <text:p>5422</text:p>
          </table:table-cell>
          <table:table-cell table:number-columns-repeated="2" office:value-type="float" office:value="4792127" calcext:value-type="float">
            <text:p>4792127</text:p>
          </table:table-cell>
          <table:table-cell office:value-type="string" calcext:value-type="string">
            <text:p>?a</text:p>
          </table:table-cell>
          <table:table-cell office:value-type="float" office:value="0.995834407453041" calcext:value-type="float">
            <text:p>0.9958344075</text:p>
          </table:table-cell>
          <table:table-cell table:formula="of:=IF([.J78] &lt;&gt; 0; 1; 0)" office:value-type="float" office:value="1" calcext:value-type="float">
            <text:p>1</text:p>
          </table:table-cell>
          <table:table-cell table:formula="of:=IF(AND([.K78]=1; [.J78]&gt;=[.E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CitizenOf&gt; <text:s/>?f <text:s/>?b <text:s/>&lt;isLocatedIn&gt; <text:s/>?f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01084263" calcext:value-type="float">
            <text:p>0.001084263</text:p>
          </table:table-cell>
          <table:table-cell office:value-type="float" office:value="0.001167134" calcext:value-type="float">
            <text:p>0.001167134</text:p>
          </table:table-cell>
          <table:table-cell office:value-type="float" office:value="35" calcext:value-type="float">
            <text:p>35</text:p>
          </table:table-cell>
          <table:table-cell office:value-type="float" office:value="32280" calcext:value-type="float">
            <text:p>32280</text:p>
          </table:table-cell>
          <table:table-cell office:value-type="float" office:value="29988" calcext:value-type="float">
            <text:p>29988</text:p>
          </table:table-cell>
          <table:table-cell office:value-type="string" calcext:value-type="string">
            <text:p>?a</text:p>
          </table:table-cell>
          <table:table-cell office:value-type="float" office:value="0.0576940348110036" calcext:value-type="float">
            <text:p>0.0576940348</text:p>
          </table:table-cell>
          <table:table-cell table:formula="of:=IF([.J79] &lt;&gt; 0; 1; 0)" office:value-type="float" office:value="1" calcext:value-type="float">
            <text:p>1</text:p>
          </table:table-cell>
          <table:table-cell table:formula="of:=IF(AND([.K79]=1; [.J79]&gt;=[.E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hasWonPrize&gt; <text:s/>?f <text:s/>?i <text:s/>&lt;hasWonPrize&gt; <text:s/>?f <text:s text:c="2"/>=&gt; ?a <text:s/>&lt;actedIn&gt; <text:s/>?b</text:p>
          </table:table-cell>
          <table:table-cell office:value-type="float" office:value="0.001799791" calcext:value-type="float">
            <text:p>0.001799791</text:p>
          </table:table-cell>
          <table:table-cell office:value-type="float" office:value="0.015858703" calcext:value-type="float">
            <text:p>0.015858703</text:p>
          </table:table-cell>
          <table:table-cell office:value-type="float" office:value="0.001038481" calcext:value-type="float">
            <text:p>0.001038481</text:p>
          </table:table-cell>
          <table:table-cell office:value-type="float" office:value="0.001170998" calcext:value-type="float">
            <text:p>0.001170998</text:p>
          </table:table-cell>
          <table:table-cell office:value-type="float" office:value="1706" calcext:value-type="float">
            <text:p>1706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1456877" calcext:value-type="float">
            <text:p>1456877</text:p>
          </table:table-cell>
          <table:table-cell office:value-type="string" calcext:value-type="string">
            <text:p>?b</text:p>
          </table:table-cell>
          <table:table-cell office:value-type="float" office:value="0.731428591418597" calcext:value-type="float">
            <text:p>0.7314285914</text:p>
          </table:table-cell>
          <table:table-cell table:formula="of:=IF([.J80] &lt;&gt; 0; 1; 0)" office:value-type="float" office:value="1" calcext:value-type="float">
            <text:p>1</text:p>
          </table:table-cell>
          <table:table-cell table:formula="of:=IF(AND([.K80]=1; [.J80]&gt;=[.E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LocatedIn&gt; <text:s/>?f <text:s/>?i <text:s/>&lt;isLocatedIn&gt; <text:s/>?f <text:s text:c="2"/>=&gt; ?a <text:s/>&lt;produced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0804917" calcext:value-type="float">
            <text:p>0.010804917</text:p>
          </table:table-cell>
          <table:table-cell office:value-type="float" office:value="0.000181573" calcext:value-type="float">
            <text:p>0.000181573</text:p>
          </table:table-cell>
          <table:table-cell office:value-type="float" office:value="0.001177042" calcext:value-type="float">
            <text:p>0.001177042</text:p>
          </table:table-cell>
          <table:table-cell office:value-type="float" office:value="218" calcext:value-type="float">
            <text:p>218</text:p>
          </table:table-cell>
          <table:table-cell office:value-type="float" office:value="1200618" calcext:value-type="float">
            <text:p>1200618</text:p>
          </table:table-cell>
          <table:table-cell office:value-type="float" office:value="185210" calcext:value-type="float">
            <text:p>185210</text:p>
          </table:table-cell>
          <table:table-cell office:value-type="string" calcext:value-type="string">
            <text:p>?b</text:p>
          </table:table-cell>
          <table:table-cell office:value-type="float" office:value="0.396413804558432" calcext:value-type="float">
            <text:p>0.3964138046</text:p>
          </table:table-cell>
          <table:table-cell table:formula="of:=IF([.J81] &lt;&gt; 0; 1; 0)" office:value-type="float" office:value="1" calcext:value-type="float">
            <text:p>1</text:p>
          </table:table-cell>
          <table:table-cell table:formula="of:=IF(AND([.K81]=1; [.J81]&gt;=[.E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65" calcext:value-type="float">
            <text:p>0.000225765</text:p>
          </table:table-cell>
          <table:table-cell office:value-type="float" office:value="0.015340502" calcext:value-type="float">
            <text:p>0.015340502</text:p>
          </table:table-cell>
          <table:table-cell office:value-type="float" office:value="0.000012091" calcext:value-type="float">
            <text:p>0.000012091</text:p>
          </table:table-cell>
          <table:table-cell office:value-type="float" office:value="0.001196065" calcext:value-type="float">
            <text:p>0.001196065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178920" calcext:value-type="float">
            <text:p>178920</text:p>
          </table:table-cell>
          <table:table-cell office:value-type="string" calcext:value-type="string">
            <text:p>?b</text:p>
          </table:table-cell>
          <table:table-cell office:value-type="float" office:value="0.0184920622229428" calcext:value-type="float">
            <text:p>0.0184920622</text:p>
          </table:table-cell>
          <table:table-cell table:formula="of:=IF([.J82] &lt;&gt; 0; 1; 0)" office:value-type="float" office:value="1" calcext:value-type="float">
            <text:p>1</text:p>
          </table:table-cell>
          <table:table-cell table:formula="of:=IF(AND([.K82]=1; [.J82]&gt;=[.E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016338689" calcext:value-type="float">
            <text:p>0.016338689</text:p>
          </table:table-cell>
          <table:table-cell office:value-type="float" office:value="0.000406805" calcext:value-type="float">
            <text:p>0.000406805</text:p>
          </table:table-cell>
          <table:table-cell office:value-type="float" office:value="0.001217797" calcext:value-type="float">
            <text:p>0.001217797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float" office:value="297258" calcext:value-type="float">
            <text:p>297258</text:p>
          </table:table-cell>
          <table:table-cell office:value-type="string" calcext:value-type="string">
            <text:p>?a</text:p>
          </table:table-cell>
          <table:table-cell office:value-type="float" office:value="0.159147537870967" calcext:value-type="float">
            <text:p>0.1591475379</text:p>
          </table:table-cell>
          <table:table-cell table:formula="of:=IF([.J83] &lt;&gt; 0; 1; 0)" office:value-type="float" office:value="1" calcext:value-type="float">
            <text:p>1</text:p>
          </table:table-cell>
          <table:table-cell table:formula="of:=IF(AND([.K83]=1; [.J83]&gt;=[.E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f <text:s/>?a <text:s/>&lt;isCitizenOf&gt; <text:s/>?j <text:s/>?f <text:s/>&lt;isCitizenOf&gt; <text:s/>?j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3582" calcext:value-type="float">
            <text:p>0.00003582</text:p>
          </table:table-cell>
          <table:table-cell office:value-type="float" office:value="0.001237866" calcext:value-type="float">
            <text:p>0.001237866</text:p>
          </table:table-cell>
          <table:table-cell office:value-type="float" office:value="38" calcext:value-type="float">
            <text:p>38</text:p>
          </table:table-cell>
          <table:table-cell office:value-type="float" office:value="1060846" calcext:value-type="float">
            <text:p>1060846</text:p>
          </table:table-cell>
          <table:table-cell office:value-type="float" office:value="30698" calcext:value-type="float">
            <text:p>30698</text:p>
          </table:table-cell>
          <table:table-cell office:value-type="string" calcext:value-type="string">
            <text:p>?a</text:p>
          </table:table-cell>
          <table:table-cell office:value-type="float" office:value="0.0343894037431874" calcext:value-type="float">
            <text:p>0.0343894037</text:p>
          </table:table-cell>
          <table:table-cell table:formula="of:=IF([.J84] &lt;&gt; 0; 1; 0)" office:value-type="float" office:value="1" calcext:value-type="float">
            <text:p>1</text:p>
          </table:table-cell>
          <table:table-cell table:formula="of:=IF(AND([.K84]=1; [.J84]&gt;=[.E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1620445" calcext:value-type="float">
            <text:p>0.001620445</text:p>
          </table:table-cell>
          <table:table-cell office:value-type="float" office:value="0.04588773" calcext:value-type="float">
            <text:p>0.04588773</text:p>
          </table:table-cell>
          <table:table-cell office:value-type="float" office:value="0.000441938" calcext:value-type="float">
            <text:p>0.000441938</text:p>
          </table:table-cell>
          <table:table-cell office:value-type="float" office:value="0.001289148" calcext:value-type="float">
            <text:p>0.001289148</text:p>
          </table:table-cell>
          <table:table-cell office:value-type="float" office:value="1536" calcext:value-type="float">
            <text:p>1536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1191485" calcext:value-type="float">
            <text:p>1191485</text:p>
          </table:table-cell>
          <table:table-cell office:value-type="string" calcext:value-type="string">
            <text:p>?b</text:p>
          </table:table-cell>
          <table:table-cell office:value-type="float" office:value="0.86113935975504" calcext:value-type="float">
            <text:p>0.8611393598</text:p>
          </table:table-cell>
          <table:table-cell table:formula="of:=IF([.J85] &lt;&gt; 0; 1; 0)" office:value-type="float" office:value="1" calcext:value-type="float">
            <text:p>1</text:p>
          </table:table-cell>
          <table:table-cell table:formula="of:=IF(AND([.K85]=1; [.J85]&gt;=[.E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diedIn&gt; <text:s/>?b</text:p>
          </table:table-cell>
          <table:table-cell office:value-type="float" office:value="0.000272184" calcext:value-type="float">
            <text:p>0.000272184</text:p>
          </table:table-cell>
          <table:table-cell office:value-type="float" office:value="0.011644701" calcext:value-type="float">
            <text:p>0.011644701</text:p>
          </table:table-cell>
          <table:table-cell office:value-type="float" office:value="0.000089597" calcext:value-type="float">
            <text:p>0.000089597</text:p>
          </table:table-cell>
          <table:table-cell office:value-type="float" office:value="0.001317961" calcext:value-type="float">
            <text:p>0.001317961</text:p>
          </table:table-cell>
          <table:table-cell office:value-type="float" office:value="258" calcext:value-type="float">
            <text:p>258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95757" calcext:value-type="float">
            <text:p>195757</text:p>
          </table:table-cell>
          <table:table-cell office:value-type="string" calcext:value-type="string">
            <text:p>?a</text:p>
          </table:table-cell>
          <table:table-cell office:value-type="float" office:value="0.676111480020222" calcext:value-type="float">
            <text:p>0.67611148</text:p>
          </table:table-cell>
          <table:table-cell table:formula="of:=IF([.J86] &lt;&gt; 0; 1; 0)" office:value-type="float" office:value="1" calcext:value-type="float">
            <text:p>1</text:p>
          </table:table-cell>
          <table:table-cell table:formula="of:=IF(AND([.K86]=1; [.J86]&gt;=[.E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0044413" calcext:value-type="float">
            <text:p>0.000044413</text:p>
          </table:table-cell>
          <table:table-cell office:value-type="float" office:value="0.001334806" calcext:value-type="float">
            <text:p>0.001334806</text:p>
          </table:table-cell>
          <table:table-cell office:value-type="float" office:value="29" calcext:value-type="float">
            <text:p>29</text:p>
          </table:table-cell>
          <table:table-cell office:value-type="float" office:value="652955" calcext:value-type="float">
            <text:p>652955</text:p>
          </table:table-cell>
          <table:table-cell office:value-type="float" office:value="21726" calcext:value-type="float">
            <text:p>217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] &lt;&gt; 0; 1; 0)" office:value-type="float" office:value="0" calcext:value-type="float">
            <text:p>0</text:p>
          </table:table-cell>
          <table:table-cell table:formula="of:=IF(AND([.K87]=1; [.J87]&gt;=[.E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isLeaderOf&gt; <text:s/>?b</text:p>
          </table:table-cell>
          <table:table-cell office:value-type="float" office:value="0.000147697" calcext:value-type="float">
            <text:p>0.000147697</text:p>
          </table:table-cell>
          <table:table-cell office:value-type="float" office:value="0.021947014" calcext:value-type="float">
            <text:p>0.021947014</text:p>
          </table:table-cell>
          <table:table-cell office:value-type="float" office:value="0.000048619" calcext:value-type="float">
            <text:p>0.000048619</text:p>
          </table:table-cell>
          <table:table-cell office:value-type="float" office:value="0.001344435" calcext:value-type="float">
            <text:p>0.001344435</text:p>
          </table:table-cell>
          <table:table-cell office:value-type="float" office:value="140" calcext:value-type="float">
            <text:p>140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04133" calcext:value-type="float">
            <text:p>104133</text:p>
          </table:table-cell>
          <table:table-cell office:value-type="string" calcext:value-type="string">
            <text:p>?a</text:p>
          </table:table-cell>
          <table:table-cell office:value-type="float" office:value="0.45126510410652" calcext:value-type="float">
            <text:p>0.4512651041</text:p>
          </table:table-cell>
          <table:table-cell table:formula="of:=IF([.J88] &lt;&gt; 0; 1; 0)" office:value-type="float" office:value="1" calcext:value-type="float">
            <text:p>1</text:p>
          </table:table-cell>
          <table:table-cell table:formula="of:=IF(AND([.K88]=1; [.J88]&gt;=[.E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isLocatedIn&gt; <text:s/>?f <text:s/>?i <text:s/>&lt;isLocatedIn&gt; <text:s/>?f <text:s text:c="2"/>=&gt; ?a <text:s/>&lt;produced&gt; <text:s/>?b</text:p>
          </table:table-cell>
          <table:table-cell office:value-type="float" office:value="0.000312273" calcext:value-type="float">
            <text:p>0.000312273</text:p>
          </table:table-cell>
          <table:table-cell office:value-type="float" office:value="0.014670896" calcext:value-type="float">
            <text:p>0.014670896</text:p>
          </table:table-cell>
          <table:table-cell office:value-type="float" office:value="0.00060693" calcext:value-type="float">
            <text:p>0.00060693</text:p>
          </table:table-cell>
          <table:table-cell office:value-type="float" office:value="0.00134576" calcext:value-type="float">
            <text:p>0.00134576</text:p>
          </table:table-cell>
          <table:table-cell office:value-type="float" office:value="296" calcext:value-type="float">
            <text:p>296</text:p>
          </table:table-cell>
          <table:table-cell office:value-type="float" office:value="487700" calcext:value-type="float">
            <text:p>487700</text:p>
          </table:table-cell>
          <table:table-cell office:value-type="float" office:value="219950" calcext:value-type="float">
            <text:p>219950</text:p>
          </table:table-cell>
          <table:table-cell office:value-type="string" calcext:value-type="string">
            <text:p>?b</text:p>
          </table:table-cell>
          <table:table-cell office:value-type="float" office:value="0.330466056968314" calcext:value-type="float">
            <text:p>0.330466057</text:p>
          </table:table-cell>
          <table:table-cell table:formula="of:=IF([.J89] &lt;&gt; 0; 1; 0)" office:value-type="float" office:value="1" calcext:value-type="float">
            <text:p>1</text:p>
          </table:table-cell>
          <table:table-cell table:formula="of:=IF(AND([.K89]=1; [.J89]&gt;=[.E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KnownFor&gt; <text:s/>?b <text:s text:c="2"/>=&gt; ?a <text:s/>&lt;worksAt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0262726" calcext:value-type="float">
            <text:p>0.010262726</text:p>
          </table:table-cell>
          <table:table-cell office:value-type="float" office:value="0.000252474" calcext:value-type="float">
            <text:p>0.000252474</text:p>
          </table:table-cell>
          <table:table-cell office:value-type="float" office:value="0.001372043" calcext:value-type="float">
            <text:p>0.001372043</text:p>
          </table:table-cell>
          <table:table-cell office:value-type="float" office:value="25" calcext:value-type="float">
            <text:p>25</text:p>
          </table:table-cell>
          <table:table-cell office:value-type="float" office:value="99020" calcext:value-type="float">
            <text:p>99020</text:p>
          </table:table-cell>
          <table:table-cell office:value-type="float" office:value="18221" calcext:value-type="float">
            <text:p>18221</text:p>
          </table:table-cell>
          <table:table-cell office:value-type="string" calcext:value-type="string">
            <text:p>?a</text:p>
          </table:table-cell>
          <table:table-cell office:value-type="float" office:value="0.0321195344209728" calcext:value-type="float">
            <text:p>0.0321195344</text:p>
          </table:table-cell>
          <table:table-cell table:formula="of:=IF([.J90] &lt;&gt; 0; 1; 0)" office:value-type="float" office:value="1" calcext:value-type="float">
            <text:p>1</text:p>
          </table:table-cell>
          <table:table-cell table:formula="of:=IF(AND([.K90]=1; [.J90]&gt;=[.E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a <text:s/>?i <text:s/>&lt;isLeaderOf&gt; <text:s/>?f <text:s/>?b <text:s/>&lt;isLocatedIn&gt; <text:s/>?f <text:s text:c="2"/>=&gt; ?a <text:s/>&lt;hasCapital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44360547" calcext:value-type="float">
            <text:p>0.044360547</text:p>
          </table:table-cell>
          <table:table-cell office:value-type="float" office:value="0.000363711" calcext:value-type="float">
            <text:p>0.000363711</text:p>
          </table:table-cell>
          <table:table-cell office:value-type="float" office:value="0.001533842" calcext:value-type="float">
            <text:p>0.001533842</text:p>
          </table:table-cell>
          <table:table-cell office:value-type="float" office:value="94" calcext:value-type="float">
            <text:p>94</text:p>
          </table:table-cell>
          <table:table-cell office:value-type="float" office:value="258447" calcext:value-type="float">
            <text:p>258447</text:p>
          </table:table-cell>
          <table:table-cell office:value-type="float" office:value="61284" calcext:value-type="float">
            <text:p>61284</text:p>
          </table:table-cell>
          <table:table-cell office:value-type="string" calcext:value-type="string">
            <text:p>?a</text:p>
          </table:table-cell>
          <table:table-cell office:value-type="float" office:value="0.10293735830277" calcext:value-type="float">
            <text:p>0.1029373583</text:p>
          </table:table-cell>
          <table:table-cell table:formula="of:=IF([.J91] &lt;&gt; 0; 1; 0)" office:value-type="float" office:value="1" calcext:value-type="float">
            <text:p>1</text:p>
          </table:table-cell>
          <table:table-cell table:formula="of:=IF(AND([.K91]=1; [.J91]&gt;=[.E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graduatedFrom&gt; <text:s/>?f <text:s/>?a <text:s/>&lt;hasAcademicAdvisor&gt; <text:s/>?j <text:s/>?j <text:s/>&lt;worksAt&gt; <text:s/>?f <text:s text:c="2"/>=&gt; ?a <text:s/>&lt;hasAcademicAdvisor&gt; <text:s/>?b</text:p>
          </table:table-cell>
          <table:table-cell office:value-type="float" office:value="0.000090728" calcext:value-type="float">
            <text:p>0.000090728</text:p>
          </table:table-cell>
          <table:table-cell office:value-type="float" office:value="0.044170519" calcext:value-type="float">
            <text:p>0.044170519</text:p>
          </table:table-cell>
          <table:table-cell table:number-columns-repeated="2" office:value-type="float" office:value="0.001614023" calcext:value-type="float">
            <text:p>0.00161402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3283" calcext:value-type="float">
            <text:p>53283</text:p>
          </table:table-cell>
          <table:table-cell office:value-type="string" calcext:value-type="string">
            <text:p>?a</text:p>
          </table:table-cell>
          <table:table-cell office:value-type="float" office:value="0.133190022107469" calcext:value-type="float">
            <text:p>0.1331900221</text:p>
          </table:table-cell>
          <table:table-cell table:formula="of:=IF([.J92] &lt;&gt; 0; 1; 0)" office:value-type="float" office:value="1" calcext:value-type="float">
            <text:p>1</text:p>
          </table:table-cell>
          <table:table-cell table:formula="of:=IF(AND([.K92]=1; [.J92]&gt;=[.E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239432" calcext:value-type="float">
            <text:p>0.000239432</text:p>
          </table:table-cell>
          <table:table-cell office:value-type="float" office:value="0.001733553" calcext:value-type="float">
            <text:p>0.001733553</text:p>
          </table:table-cell>
          <table:table-cell office:value-type="float" office:value="20" calcext:value-type="float">
            <text:p>20</text:p>
          </table:table-cell>
          <table:table-cell office:value-type="float" office:value="83531" calcext:value-type="float">
            <text:p>83531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] &lt;&gt; 0; 1; 0)" office:value-type="float" office:value="0" calcext:value-type="float">
            <text:p>0</text:p>
          </table:table-cell>
          <table:table-cell table:formula="of:=IF(AND([.K93]=1; [.J93]&gt;=[.E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a <text:s/>?b <text:s/>&lt;isLocatedIn&gt; <text:s/>?f <text:s/>?i <text:s/>&lt;isLocatedIn&gt; <text:s/>?f <text:s text:c="2"/>=&gt; ?a <text:s/>&lt;hasCapital&gt; <text:s/>?b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50495517" calcext:value-type="float">
            <text:p>0.050495517</text:p>
          </table:table-cell>
          <table:table-cell office:value-type="float" office:value="0.000247266" calcext:value-type="float">
            <text:p>0.000247266</text:p>
          </table:table-cell>
          <table:table-cell office:value-type="float" office:value="0.001742614" calcext:value-type="float">
            <text:p>0.001742614</text:p>
          </table:table-cell>
          <table:table-cell office:value-type="float" office:value="107" calcext:value-type="float">
            <text:p>107</text:p>
          </table:table-cell>
          <table:table-cell office:value-type="float" office:value="432732" calcext:value-type="float">
            <text:p>432732</text:p>
          </table:table-cell>
          <table:table-cell office:value-type="float" office:value="61402" calcext:value-type="float">
            <text:p>61402</text:p>
          </table:table-cell>
          <table:table-cell office:value-type="string" calcext:value-type="string">
            <text:p>?a</text:p>
          </table:table-cell>
          <table:table-cell office:value-type="float" office:value="0.0421273968774731" calcext:value-type="float">
            <text:p>0.0421273969</text:p>
          </table:table-cell>
          <table:table-cell table:formula="of:=IF([.J94] &lt;&gt; 0; 1; 0)" office:value-type="float" office:value="1" calcext:value-type="float">
            <text:p>1</text:p>
          </table:table-cell>
          <table:table-cell table:formula="of:=IF(AND([.K94]=1; [.J94]&gt;=[.E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j <text:s/>?f <text:s/>&lt;hasCapital&gt; <text:s/>?j <text:s/>?b <text:s/>&lt;isLocatedIn&gt; <text:s/>?f <text:s text:c="2"/>=&gt; ?a <text:s/>&lt;hasCapital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8541765" calcext:value-type="float">
            <text:p>0.08541765</text:p>
          </table:table-cell>
          <table:table-cell table:number-columns-repeated="2" office:value-type="float" office:value="0.001801174" calcext:value-type="float">
            <text:p>0.001801174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00490" calcext:value-type="float">
            <text:p>100490</text:p>
          </table:table-cell>
          <table:table-cell office:value-type="string" calcext:value-type="string">
            <text:p>?a</text:p>
          </table:table-cell>
          <table:table-cell office:value-type="float" office:value="0.0588751667460833" calcext:value-type="float">
            <text:p>0.0588751667</text:p>
          </table:table-cell>
          <table:table-cell table:formula="of:=IF([.J95] &lt;&gt; 0; 1; 0)" office:value-type="float" office:value="1" calcext:value-type="float">
            <text:p>1</text:p>
          </table:table-cell>
          <table:table-cell table:formula="of:=IF(AND([.K95]=1; [.J95]&gt;=[.E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directed&gt; <text:s/>?b</text:p>
          </table:table-cell>
          <table:table-cell office:value-type="float" office:value="0.001061307" calcext:value-type="float">
            <text:p>0.001061307</text:p>
          </table:table-cell>
          <table:table-cell office:value-type="float" office:value="0.030054073" calcext:value-type="float">
            <text:p>0.030054073</text:p>
          </table:table-cell>
          <table:table-cell office:value-type="float" office:value="0.001193772" calcext:value-type="float">
            <text:p>0.001193772</text:p>
          </table:table-cell>
          <table:table-cell office:value-type="float" office:value="0.001876603" calcext:value-type="float">
            <text:p>0.001876603</text:p>
          </table:table-cell>
          <table:table-cell office:value-type="float" office:value="1006" calcext:value-type="float">
            <text:p>1006</text:p>
          </table:table-cell>
          <table:table-cell office:value-type="float" office:value="842707" calcext:value-type="float">
            <text:p>842707</text:p>
          </table:table-cell>
          <table:table-cell office:value-type="float" office:value="536075" calcext:value-type="float">
            <text:p>536075</text:p>
          </table:table-cell>
          <table:table-cell office:value-type="string" calcext:value-type="string">
            <text:p>?b</text:p>
          </table:table-cell>
          <table:table-cell office:value-type="float" office:value="0.1648019438992" calcext:value-type="float">
            <text:p>0.1648019439</text:p>
          </table:table-cell>
          <table:table-cell table:formula="of:=IF([.J96] &lt;&gt; 0; 1; 0)" office:value-type="float" office:value="1" calcext:value-type="float">
            <text:p>1</text:p>
          </table:table-cell>
          <table:table-cell table:formula="of:=IF(AND([.K96]=1; [.J96]&gt;=[.E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LocatedIn&gt; <text:s/>?f <text:s/>?i <text:s/>&lt;isLocatedIn&gt; <text:s/>?f <text:s text:c="2"/>=&gt; ?a <text:s/>&lt;directed&gt; <text:s/>?b</text:p>
          </table:table-cell>
          <table:table-cell office:value-type="float" office:value="0.000661471" calcext:value-type="float">
            <text:p>0.000661471</text:p>
          </table:table-cell>
          <table:table-cell office:value-type="float" office:value="0.018731515" calcext:value-type="float">
            <text:p>0.018731515</text:p>
          </table:table-cell>
          <table:table-cell office:value-type="float" office:value="0.000522231" calcext:value-type="float">
            <text:p>0.000522231</text:p>
          </table:table-cell>
          <table:table-cell office:value-type="float" office:value="0.00187751" calcext:value-type="float">
            <text:p>0.00187751</text:p>
          </table:table-cell>
          <table:table-cell office:value-type="float" office:value="627" calcext:value-type="float">
            <text:p>627</text:p>
          </table:table-cell>
          <table:table-cell office:value-type="float" office:value="1200618" calcext:value-type="float">
            <text:p>1200618</text:p>
          </table:table-cell>
          <table:table-cell office:value-type="float" office:value="333953" calcext:value-type="float">
            <text:p>333953</text:p>
          </table:table-cell>
          <table:table-cell office:value-type="string" calcext:value-type="string">
            <text:p>?b</text:p>
          </table:table-cell>
          <table:table-cell office:value-type="float" office:value="0.616643185033906" calcext:value-type="float">
            <text:p>0.616643185</text:p>
          </table:table-cell>
          <table:table-cell table:formula="of:=IF([.J97] &lt;&gt; 0; 1; 0)" office:value-type="float" office:value="1" calcext:value-type="float">
            <text:p>1</text:p>
          </table:table-cell>
          <table:table-cell table:formula="of:=IF(AND([.K97]=1; [.J97]&gt;=[.E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1675303" calcext:value-type="float">
            <text:p>0.001675303</text:p>
          </table:table-cell>
          <table:table-cell office:value-type="float" office:value="0.078707375" calcext:value-type="float">
            <text:p>0.078707375</text:p>
          </table:table-cell>
          <table:table-cell table:number-columns-repeated="2" office:value-type="float" office:value="0.001996829" calcext:value-type="float">
            <text:p>0.001996829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795261" calcext:value-type="float">
            <text:p>795261</text:p>
          </table:table-cell>
          <table:table-cell office:value-type="string" calcext:value-type="string">
            <text:p>?b</text:p>
          </table:table-cell>
          <table:table-cell office:value-type="float" office:value="0.0530336869198873" calcext:value-type="float">
            <text:p>0.0530336869</text:p>
          </table:table-cell>
          <table:table-cell table:formula="of:=IF([.J98] &lt;&gt; 0; 1; 0)" office:value-type="float" office:value="1" calcext:value-type="float">
            <text:p>1</text:p>
          </table:table-cell>
          <table:table-cell table:formula="of:=IF(AND([.K98]=1; [.J98]&gt;=[.E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office:value-type="float" office:value="0.000004803" calcext:value-type="float">
            <text:p>0.000004803</text:p>
          </table:table-cell>
          <table:table-cell office:value-type="float" office:value="0.001998542" calcext:value-type="float">
            <text:p>0.001998542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42531" calcext:value-type="float">
            <text:p>42531</text:p>
          </table:table-cell>
          <table:table-cell office:value-type="string" calcext:value-type="string">
            <text:p>?a</text:p>
          </table:table-cell>
          <table:table-cell office:value-type="float" office:value="0.00984395900158911" calcext:value-type="float">
            <text:p>0.009843959</text:p>
          </table:table-cell>
          <table:table-cell table:formula="of:=IF([.J99] &lt;&gt; 0; 1; 0)" office:value-type="float" office:value="1" calcext:value-type="float">
            <text:p>1</text:p>
          </table:table-cell>
          <table:table-cell table:formula="of:=IF(AND([.K99]=1; [.J99]&gt;=[.E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j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72419106" calcext:value-type="float">
            <text:p>0.072419106</text:p>
          </table:table-cell>
          <table:table-cell table:number-columns-repeated="2" office:value-type="float" office:value="0.002022172" calcext:value-type="float">
            <text:p>0.00202217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69727" calcext:value-type="float">
            <text:p>69727</text:p>
          </table:table-cell>
          <table:table-cell office:value-type="string" calcext:value-type="string">
            <text:p>?a</text:p>
          </table:table-cell>
          <table:table-cell office:value-type="float" office:value="14.8264464489715" calcext:value-type="float">
            <text:p>14.826446449</text:p>
          </table:table-cell>
          <table:table-cell table:formula="of:=IF([.J100] &lt;&gt; 0; 1; 0)" office:value-type="float" office:value="1" calcext:value-type="float">
            <text:p>1</text:p>
          </table:table-cell>
          <table:table-cell table:formula="of:=IF(AND([.K100]=1; [.J100]&gt;=[.E1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] &lt;&gt; 0; 1; 0)" office:value-type="float" office:value="0" calcext:value-type="float">
            <text:p>0</text:p>
          </table:table-cell>
          <table:table-cell table:formula="of:=IF(AND([.K101]=1; [.J101]&gt;=[.E1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187786" calcext:value-type="float">
            <text:p>0.000187786</text:p>
          </table:table-cell>
          <table:table-cell office:value-type="float" office:value="0.012197629" calcext:value-type="float">
            <text:p>0.012197629</text:p>
          </table:table-cell>
          <table:table-cell table:number-columns-repeated="2" office:value-type="float" office:value="0.002117233" calcext:value-type="float">
            <text:p>0.00211723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84072" calcext:value-type="float">
            <text:p>84072</text:p>
          </table:table-cell>
          <table:table-cell office:value-type="string" calcext:value-type="string">
            <text:p>?a</text:p>
          </table:table-cell>
          <table:table-cell office:value-type="float" office:value="0.0857793410720526" calcext:value-type="float">
            <text:p>0.0857793411</text:p>
          </table:table-cell>
          <table:table-cell table:formula="of:=IF([.J102] &lt;&gt; 0; 1; 0)" office:value-type="float" office:value="1" calcext:value-type="float">
            <text:p>1</text:p>
          </table:table-cell>
          <table:table-cell table:formula="of:=IF(AND([.K102]=1; [.J102]&gt;=[.E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directed&gt; <text:s/>?f <text:s text:c="2"/>=&gt; ?a <text:s/>&lt;produced&gt; <text:s/>?b</text:p>
          </table:table-cell>
          <table:table-cell office:value-type="float" office:value="0.001031767" calcext:value-type="float">
            <text:p>0.001031767</text:p>
          </table:table-cell>
          <table:table-cell office:value-type="float" office:value="0.048473434" calcext:value-type="float">
            <text:p>0.048473434</text:p>
          </table:table-cell>
          <table:table-cell office:value-type="float" office:value="0.001070853" calcext:value-type="float">
            <text:p>0.001070853</text:p>
          </table:table-cell>
          <table:table-cell office:value-type="float" office:value="0.002186692" calcext:value-type="float">
            <text:p>0.002186692</text:p>
          </table:table-cell>
          <table:table-cell office:value-type="float" office:value="978" calcext:value-type="float">
            <text:p>978</text:p>
          </table:table-cell>
          <table:table-cell office:value-type="float" office:value="913291" calcext:value-type="float">
            <text:p>913291</text:p>
          </table:table-cell>
          <table:table-cell office:value-type="float" office:value="447251" calcext:value-type="float">
            <text:p>447251</text:p>
          </table:table-cell>
          <table:table-cell office:value-type="string" calcext:value-type="string">
            <text:p>?b</text:p>
          </table:table-cell>
          <table:table-cell office:value-type="float" office:value="0.0356191533655833" calcext:value-type="float">
            <text:p>0.0356191534</text:p>
          </table:table-cell>
          <table:table-cell table:formula="of:=IF([.J103] &lt;&gt; 0; 1; 0)" office:value-type="float" office:value="1" calcext:value-type="float">
            <text:p>1</text:p>
          </table:table-cell>
          <table:table-cell table:formula="of:=IF(AND([.K103]=1; [.J103]&gt;=[.E1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produced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3861023" calcext:value-type="float">
            <text:p>0.03861023</text:p>
          </table:table-cell>
          <table:table-cell office:value-type="float" office:value="0.000924402" calcext:value-type="float">
            <text:p>0.000924402</text:p>
          </table:table-cell>
          <table:table-cell office:value-type="float" office:value="0.002289755" calcext:value-type="float">
            <text:p>0.002289755</text:p>
          </table:table-cell>
          <table:table-cell office:value-type="float" office:value="779" calcext:value-type="float">
            <text:p>779</text:p>
          </table:table-cell>
          <table:table-cell office:value-type="float" office:value="842707" calcext:value-type="float">
            <text:p>842707</text:p>
          </table:table-cell>
          <table:table-cell office:value-type="float" office:value="340211" calcext:value-type="float">
            <text:p>340211</text:p>
          </table:table-cell>
          <table:table-cell office:value-type="string" calcext:value-type="string">
            <text:p>?b</text:p>
          </table:table-cell>
          <table:table-cell office:value-type="float" office:value="0.235954186759005" calcext:value-type="float">
            <text:p>0.2359541868</text:p>
          </table:table-cell>
          <table:table-cell table:formula="of:=IF([.J104] &lt;&gt; 0; 1; 0)" office:value-type="float" office:value="1" calcext:value-type="float">
            <text:p>1</text:p>
          </table:table-cell>
          <table:table-cell table:formula="of:=IF(AND([.K104]=1; [.J104]&gt;=[.E1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j <text:s/>?b <text:s/>&lt;hasAcademicAdvisor&gt; <text:s/>?f <text:s/>?f <text:s/>&lt;worksAt&gt; <text:s/>?j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375354" calcext:value-type="float">
            <text:p>0.000375354</text:p>
          </table:table-cell>
          <table:table-cell office:value-type="float" office:value="0.002531005" calcext:value-type="float">
            <text:p>0.002531005</text:p>
          </table:table-cell>
          <table:table-cell office:value-type="float" office:value="20" calcext:value-type="float">
            <text:p>20</text:p>
          </table:table-cell>
          <table:table-cell office:value-type="float" office:value="53283" calcext:value-type="float">
            <text:p>53283</text:p>
          </table:table-cell>
          <table:table-cell office:value-type="float" office:value="7902" calcext:value-type="float">
            <text:p>7902</text:p>
          </table:table-cell>
          <table:table-cell office:value-type="string" calcext:value-type="string">
            <text:p>?a</text:p>
          </table:table-cell>
          <table:table-cell office:value-type="float" office:value="0.171989440691299" calcext:value-type="float">
            <text:p>0.1719894407</text:p>
          </table:table-cell>
          <table:table-cell table:formula="of:=IF([.J105] &lt;&gt; 0; 1; 0)" office:value-type="float" office:value="1" calcext:value-type="float">
            <text:p>1</text:p>
          </table:table-cell>
          <table:table-cell table:formula="of:=IF(AND([.K105]=1; [.J105]&gt;=[.E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worksAt&gt; <text:s/>?f <text:s text:c="2"/>=&gt; ?a <text:s/>&lt;isKnownFor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015651582" calcext:value-type="float">
            <text:p>0.015651582</text:p>
          </table:table-cell>
          <table:table-cell table:number-columns-repeated="2" office:value-type="float" office:value="0.002590163" calcext:value-type="float">
            <text:p>0.00259016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35519" calcext:value-type="float">
            <text:p>35519</text:p>
          </table:table-cell>
          <table:table-cell office:value-type="string" calcext:value-type="string">
            <text:p>?b</text:p>
          </table:table-cell>
          <table:table-cell office:value-type="float" office:value="0.131331281841675" calcext:value-type="float">
            <text:p>0.1313312818</text:p>
          </table:table-cell>
          <table:table-cell table:formula="of:=IF([.J106] &lt;&gt; 0; 1; 0)" office:value-type="float" office:value="1" calcext:value-type="float">
            <text:p>1</text:p>
          </table:table-cell>
          <table:table-cell table:formula="of:=IF(AND([.K106]=1; [.J106]&gt;=[.E1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11813046" calcext:value-type="float">
            <text:p>0.011813046</text:p>
          </table:table-cell>
          <table:table-cell office:value-type="float" office:value="0.000275347" calcext:value-type="float">
            <text:p>0.000275347</text:p>
          </table:table-cell>
          <table:table-cell office:value-type="float" office:value="0.002746269" calcext:value-type="float">
            <text:p>0.002746269</text:p>
          </table:table-cell>
          <table:table-cell office:value-type="float" office:value="23" calcext:value-type="float">
            <text:p>23</text:p>
          </table:table-cell>
          <table:table-cell office:value-type="float" office:value="83531" calcext:value-type="float">
            <text:p>83531</text:p>
          </table:table-cell>
          <table:table-cell office:value-type="float" office:value="8375" calcext:value-type="float">
            <text:p>83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] &lt;&gt; 0; 1; 0)" office:value-type="float" office:value="0" calcext:value-type="float">
            <text:p>0</text:p>
          </table:table-cell>
          <table:table-cell table:formula="of:=IF(AND([.K107]=1; [.J107]&gt;=[.E1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WonPrize&gt; <text:s/>?f <text:s/>?i <text:s/>&lt;hasWonPrize&gt; <text:s/>?f <text:s/>?i <text:s/>&lt;influences&gt; <text:s/>?a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024649" calcext:value-type="float">
            <text:p>0.000024649</text:p>
          </table:table-cell>
          <table:table-cell office:value-type="float" office:value="0.002750653" calcext:value-type="float">
            <text:p>0.002750653</text:p>
          </table:table-cell>
          <table:table-cell office:value-type="float" office:value="20" calcext:value-type="float">
            <text:p>20</text:p>
          </table:table-cell>
          <table:table-cell office:value-type="float" office:value="811395" calcext:value-type="float">
            <text:p>811395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?a</text:p>
          </table:table-cell>
          <table:table-cell office:value-type="float" office:value="0.388307072679026" calcext:value-type="float">
            <text:p>0.3883070727</text:p>
          </table:table-cell>
          <table:table-cell table:formula="of:=IF([.J108] &lt;&gt; 0; 1; 0)" office:value-type="float" office:value="1" calcext:value-type="float">
            <text:p>1</text:p>
          </table:table-cell>
          <table:table-cell table:formula="of:=IF(AND([.K108]=1; [.J108]&gt;=[.E1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directed&gt; <text:s/>?f <text:s text:c="2"/>=&gt; ?a <text:s/>&lt;directed&gt; <text:s/>?b</text:p>
          </table:table-cell>
          <table:table-cell office:value-type="float" office:value="0.002713401" calcext:value-type="float">
            <text:p>0.002713401</text:p>
          </table:table-cell>
          <table:table-cell office:value-type="float" office:value="0.076838049" calcext:value-type="float">
            <text:p>0.076838049</text:p>
          </table:table-cell>
          <table:table-cell table:number-columns-repeated="2" office:value-type="float" office:value="0.002816189" calcext:value-type="float">
            <text:p>0.002816189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913291" calcext:value-type="float">
            <text:p>913291</text:p>
          </table:table-cell>
          <table:table-cell office:value-type="string" calcext:value-type="string">
            <text:p>?b</text:p>
          </table:table-cell>
          <table:table-cell office:value-type="float" office:value="0.0387268203217538" calcext:value-type="float">
            <text:p>0.0387268203</text:p>
          </table:table-cell>
          <table:table-cell table:formula="of:=IF([.J109] &lt;&gt; 0; 1; 0)" office:value-type="float" office:value="1" calcext:value-type="float">
            <text:p>1</text:p>
          </table:table-cell>
          <table:table-cell table:formula="of:=IF(AND([.K109]=1; [.J109]&gt;=[.E1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wasBornIn&gt; <text:s/>?b <text:s text:c="2"/>=&gt; ?a <text:s/>&lt;diedIn&gt; <text:s/>?b</text:p>
          </table:table-cell>
          <table:table-cell office:value-type="float" office:value="0.001456923" calcext:value-type="float">
            <text:p>0.001456923</text:p>
          </table:table-cell>
          <table:table-cell office:value-type="float" office:value="0.062330746" calcext:value-type="float">
            <text:p>0.062330746</text:p>
          </table:table-cell>
          <table:table-cell office:value-type="float" office:value="0.000486889" calcext:value-type="float">
            <text:p>0.000486889</text:p>
          </table:table-cell>
          <table:table-cell office:value-type="float" office:value="0.002844555" calcext:value-type="float">
            <text:p>0.002844555</text:p>
          </table:table-cell>
          <table:table-cell office:value-type="float" office:value="1381" calcext:value-type="float">
            <text:p>1381</text:p>
          </table:table-cell>
          <table:table-cell office:value-type="float" office:value="2836375" calcext:value-type="float">
            <text:p>2836375</text:p>
          </table:table-cell>
          <table:table-cell office:value-type="float" office:value="485489" calcext:value-type="float">
            <text:p>485489</text:p>
          </table:table-cell>
          <table:table-cell office:value-type="string" calcext:value-type="string">
            <text:p>?a</text:p>
          </table:table-cell>
          <table:table-cell office:value-type="float" office:value="0.816023579895185" calcext:value-type="float">
            <text:p>0.8160235799</text:p>
          </table:table-cell>
          <table:table-cell table:formula="of:=IF([.J110] &lt;&gt; 0; 1; 0)" office:value-type="float" office:value="1" calcext:value-type="float">
            <text:p>1</text:p>
          </table:table-cell>
          <table:table-cell table:formula="of:=IF(AND([.K110]=1; [.J110]&gt;=[.E1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WonPrize&gt; <text:s/>?f <text:s/>?i <text:s/>&lt;hasWonPrize&gt; <text:s/>?f <text:s text:c="2"/>=&gt; ?a <text:s/>&lt;wasBornIn&gt; <text:s/>?b</text:p>
          </table:table-cell>
          <table:table-cell office:value-type="float" office:value="0.001454813" calcext:value-type="float">
            <text:p>0.001454813</text:p>
          </table:table-cell>
          <table:table-cell office:value-type="float" office:value="0.024641281" calcext:value-type="float">
            <text:p>0.024641281</text:p>
          </table:table-cell>
          <table:table-cell office:value-type="float" office:value="0.001080492" calcext:value-type="float">
            <text:p>0.001080492</text:p>
          </table:table-cell>
          <table:table-cell office:value-type="float" office:value="0.00296324" calcext:value-type="float">
            <text:p>0.00296324</text:p>
          </table:table-cell>
          <table:table-cell office:value-type="float" office:value="1379" calcext:value-type="float">
            <text:p>1379</text:p>
          </table:table-cell>
          <table:table-cell office:value-type="float" office:value="1276270" calcext:value-type="float">
            <text:p>1276270</text:p>
          </table:table-cell>
          <table:table-cell office:value-type="float" office:value="465369" calcext:value-type="float">
            <text:p>465369</text:p>
          </table:table-cell>
          <table:table-cell office:value-type="string" calcext:value-type="string">
            <text:p>?a</text:p>
          </table:table-cell>
          <table:table-cell office:value-type="float" office:value="0.763106379800765" calcext:value-type="float">
            <text:p>0.7631063798</text:p>
          </table:table-cell>
          <table:table-cell table:formula="of:=IF([.J111] &lt;&gt; 0; 1; 0)" office:value-type="float" office:value="1" calcext:value-type="float">
            <text:p>1</text:p>
          </table:table-cell>
          <table:table-cell table:formula="of:=IF(AND([.K111]=1; [.J111]&gt;=[.E1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0420936" calcext:value-type="float">
            <text:p>0.000420936</text:p>
          </table:table-cell>
          <table:table-cell office:value-type="float" office:value="0.011920055" calcext:value-type="float">
            <text:p>0.011920055</text:p>
          </table:table-cell>
          <table:table-cell office:value-type="float" office:value="0.002675769" calcext:value-type="float">
            <text:p>0.002675769</text:p>
          </table:table-cell>
          <table:table-cell office:value-type="float" office:value="0.003000677" calcext:value-type="float">
            <text:p>0.003000677</text:p>
          </table:table-cell>
          <table:table-cell office:value-type="float" office:value="399" calcext:value-type="float">
            <text:p>399</text:p>
          </table:table-cell>
          <table:table-cell office:value-type="float" office:value="149116" calcext:value-type="float">
            <text:p>149116</text:p>
          </table:table-cell>
          <table:table-cell office:value-type="float" office:value="132970" calcext:value-type="float">
            <text:p>132970</text:p>
          </table:table-cell>
          <table:table-cell office:value-type="string" calcext:value-type="string">
            <text:p>?b</text:p>
          </table:table-cell>
          <table:table-cell office:value-type="float" office:value="0.0326821003559404" calcext:value-type="float">
            <text:p>0.0326821004</text:p>
          </table:table-cell>
          <table:table-cell table:formula="of:=IF([.J112] &lt;&gt; 0; 1; 0)" office:value-type="float" office:value="1" calcext:value-type="float">
            <text:p>1</text:p>
          </table:table-cell>
          <table:table-cell table:formula="of:=IF(AND([.K112]=1; [.J112]&gt;=[.E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KnownFor&gt; <text:s/>?b <text:s text:c="2"/>=&gt; ?a <text:s/>&lt;diedIn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27893122" calcext:value-type="float">
            <text:p>0.027893122</text:p>
          </table:table-cell>
          <table:table-cell table:number-columns-repeated="2" office:value-type="float" office:value="0.003040516" calcext:value-type="float">
            <text:p>0.003040516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03255" calcext:value-type="float">
            <text:p>203255</text:p>
          </table:table-cell>
          <table:table-cell office:value-type="string" calcext:value-type="string">
            <text:p>?a</text:p>
          </table:table-cell>
          <table:table-cell office:value-type="float" office:value="0.113456187331815" calcext:value-type="float">
            <text:p>0.1134561873</text:p>
          </table:table-cell>
          <table:table-cell table:formula="of:=IF([.J113] &lt;&gt; 0; 1; 0)" office:value-type="float" office:value="1" calcext:value-type="float">
            <text:p>1</text:p>
          </table:table-cell>
          <table:table-cell table:formula="of:=IF(AND([.K113]=1; [.J113]&gt;=[.E1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KnownFor&gt; <text:s/>?b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02338634" calcext:value-type="float">
            <text:p>0.002338634</text:p>
          </table:table-cell>
          <table:table-cell office:value-type="float" office:value="0.003094059" calcext:value-type="float">
            <text:p>0.003094059</text:p>
          </table:table-cell>
          <table:table-cell office:value-type="float" office:value="10" calcext:value-type="float">
            <text:p>10</text:p>
          </table:table-cell>
          <table:table-cell office:value-type="float" office:value="4276" calcext:value-type="float">
            <text:p>4276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office:value-type="float" office:value="0.00753388432425353" calcext:value-type="float">
            <text:p>0.0075338843</text:p>
          </table:table-cell>
          <table:table-cell table:formula="of:=IF([.J114] &lt;&gt; 0; 1; 0)" office:value-type="float" office:value="1" calcext:value-type="float">
            <text:p>1</text:p>
          </table:table-cell>
          <table:table-cell table:formula="of:=IF(AND([.K114]=1; [.J114]&gt;=[.E1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isKnownFor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1616196" calcext:value-type="float">
            <text:p>0.01616196</text:p>
          </table:table-cell>
          <table:table-cell office:value-type="float" office:value="0.000027333" calcext:value-type="float">
            <text:p>0.000027333</text:p>
          </table:table-cell>
          <table:table-cell office:value-type="float" office:value="0.003174073" calcext:value-type="float">
            <text:p>0.003174073</text:p>
          </table:table-cell>
          <table:table-cell office:value-type="float" office:value="95" calcext:value-type="float">
            <text:p>95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29930" calcext:value-type="float">
            <text:p>29930</text:p>
          </table:table-cell>
          <table:table-cell office:value-type="string" calcext:value-type="string">
            <text:p>?b</text:p>
          </table:table-cell>
          <table:table-cell office:value-type="float" office:value="1.94931551630708" calcext:value-type="float">
            <text:p>1.9493155163</text:p>
          </table:table-cell>
          <table:table-cell table:formula="of:=IF([.J115] &lt;&gt; 0; 1; 0)" office:value-type="float" office:value="1" calcext:value-type="float">
            <text:p>1</text:p>
          </table:table-cell>
          <table:table-cell table:formula="of:=IF(AND([.K115]=1; [.J115]&gt;=[.E1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influences&gt; <text:s/>?b <text:s text:c="2"/>=&gt; ?a <text:s/>&lt;influences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19928315" calcext:value-type="float">
            <text:p>0.019928315</text:p>
          </table:table-cell>
          <table:table-cell table:number-columns-repeated="2" office:value-type="float" office:value="0.003450716" calcext:value-type="float">
            <text:p>0.00345071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80563" calcext:value-type="float">
            <text:p>80563</text:p>
          </table:table-cell>
          <table:table-cell office:value-type="string" calcext:value-type="string">
            <text:p>?b</text:p>
          </table:table-cell>
          <table:table-cell office:value-type="float" office:value="0.222270834170586" calcext:value-type="float">
            <text:p>0.2222708342</text:p>
          </table:table-cell>
          <table:table-cell table:formula="of:=IF([.J116] &lt;&gt; 0; 1; 0)" office:value-type="float" office:value="1" calcext:value-type="float">
            <text:p>1</text:p>
          </table:table-cell>
          <table:table-cell table:formula="of:=IF(AND([.K116]=1; [.J116]&gt;=[.E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KnownFor&gt; <text:s/>?b <text:s text:c="2"/>=&gt; ?a <text:s/>&lt;livesIn&gt; <text:s/>?b</text:p>
          </table:table-cell>
          <table:table-cell office:value-type="float" office:value="0.000327043" calcext:value-type="float">
            <text:p>0.000327043</text:p>
          </table:table-cell>
          <table:table-cell office:value-type="float" office:value="0.021243062" calcext:value-type="float">
            <text:p>0.021243062</text:p>
          </table:table-cell>
          <table:table-cell office:value-type="float" office:value="0.000324433" calcext:value-type="float">
            <text:p>0.000324433</text:p>
          </table:table-cell>
          <table:table-cell office:value-type="float" office:value="0.003490441" calcext:value-type="float">
            <text:p>0.003490441</text:p>
          </table:table-cell>
          <table:table-cell office:value-type="float" office:value="310" calcext:value-type="float">
            <text:p>310</text:p>
          </table:table-cell>
          <table:table-cell office:value-type="float" office:value="955512" calcext:value-type="float">
            <text:p>955512</text:p>
          </table:table-cell>
          <table:table-cell office:value-type="float" office:value="88814" calcext:value-type="float">
            <text:p>88814</text:p>
          </table:table-cell>
          <table:table-cell office:value-type="string" calcext:value-type="string">
            <text:p>?a</text:p>
          </table:table-cell>
          <table:table-cell office:value-type="float" office:value="0.0624329870710479" calcext:value-type="float">
            <text:p>0.0624329871</text:p>
          </table:table-cell>
          <table:table-cell table:formula="of:=IF([.J117] &lt;&gt; 0; 1; 0)" office:value-type="float" office:value="1" calcext:value-type="float">
            <text:p>1</text:p>
          </table:table-cell>
          <table:table-cell table:formula="of:=IF(AND([.K117]=1; [.J117]&gt;=[.E1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nfluences&gt; <text:s/>?f <text:s/>?i <text:s/>&lt;influences&gt; <text:s/>?f <text:s text:c="2"/>=&gt; ?a <text:s/>&lt;directed&gt; <text:s/>?b</text:p>
          </table:table-cell>
          <table:table-cell office:value-type="float" office:value="0.000411441" calcext:value-type="float">
            <text:p>0.000411441</text:p>
          </table:table-cell>
          <table:table-cell office:value-type="float" office:value="0.011651182" calcext:value-type="float">
            <text:p>0.011651182</text:p>
          </table:table-cell>
          <table:table-cell office:value-type="float" office:value="0.000781701" calcext:value-type="float">
            <text:p>0.000781701</text:p>
          </table:table-cell>
          <table:table-cell office:value-type="float" office:value="0.003561579" calcext:value-type="float">
            <text:p>0.003561579</text:p>
          </table:table-cell>
          <table:table-cell office:value-type="float" office:value="390" calcext:value-type="float">
            <text:p>390</text:p>
          </table:table-cell>
          <table:table-cell office:value-type="float" office:value="498912" calcext:value-type="float">
            <text:p>498912</text:p>
          </table:table-cell>
          <table:table-cell office:value-type="float" office:value="109502" calcext:value-type="float">
            <text:p>109502</text:p>
          </table:table-cell>
          <table:table-cell office:value-type="string" calcext:value-type="string">
            <text:p>?b</text:p>
          </table:table-cell>
          <table:table-cell office:value-type="float" office:value="0.454403373784343" calcext:value-type="float">
            <text:p>0.4544033738</text:p>
          </table:table-cell>
          <table:table-cell table:formula="of:=IF([.J118] &lt;&gt; 0; 1; 0)" office:value-type="float" office:value="1" calcext:value-type="float">
            <text:p>1</text:p>
          </table:table-cell>
          <table:table-cell table:formula="of:=IF(AND([.K118]=1; [.J118]&gt;=[.E1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directe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10067816" calcext:value-type="float">
            <text:p>0.010067816</text:p>
          </table:table-cell>
          <table:table-cell office:value-type="float" office:value="0.001987028" calcext:value-type="float">
            <text:p>0.001987028</text:p>
          </table:table-cell>
          <table:table-cell office:value-type="float" office:value="0.003741451" calcext:value-type="float">
            <text:p>0.003741451</text:p>
          </table:table-cell>
          <table:table-cell office:value-type="float" office:value="337" calcext:value-type="float">
            <text:p>337</text:p>
          </table:table-cell>
          <table:table-cell office:value-type="float" office:value="169600" calcext:value-type="float">
            <text:p>169600</text:p>
          </table:table-cell>
          <table:table-cell office:value-type="float" office:value="90072" calcext:value-type="float">
            <text:p>90072</text:p>
          </table:table-cell>
          <table:table-cell office:value-type="string" calcext:value-type="string">
            <text:p>?b</text:p>
          </table:table-cell>
          <table:table-cell office:value-type="float" office:value="0.172326333039914" calcext:value-type="float">
            <text:p>0.172326333</text:p>
          </table:table-cell>
          <table:table-cell table:formula="of:=IF([.J119] &lt;&gt; 0; 1; 0)" office:value-type="float" office:value="1" calcext:value-type="float">
            <text:p>1</text:p>
          </table:table-cell>
          <table:table-cell table:formula="of:=IF(AND([.K119]=1; [.J119]&gt;=[.E1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LeaderOf&gt; <text:s/>?a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003827898" calcext:value-type="float">
            <text:p>0.00382789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58779" calcext:value-type="float">
            <text:p>58779</text:p>
          </table:table-cell>
          <table:table-cell office:value-type="string" calcext:value-type="string">
            <text:p>?b</text:p>
          </table:table-cell>
          <table:table-cell office:value-type="float" office:value="0.184996867453797" calcext:value-type="float">
            <text:p>0.1849968675</text:p>
          </table:table-cell>
          <table:table-cell table:formula="of:=IF([.J120] &lt;&gt; 0; 1; 0)" office:value-type="float" office:value="1" calcext:value-type="float">
            <text:p>1</text:p>
          </table:table-cell>
          <table:table-cell table:formula="of:=IF(AND([.K120]=1; [.J120]&gt;=[.E1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produced&gt; <text:s/>?b</text:p>
          </table:table-cell>
          <table:table-cell office:value-type="float" office:value="0.002787249" calcext:value-type="float">
            <text:p>0.002787249</text:p>
          </table:table-cell>
          <table:table-cell office:value-type="float" office:value="0.130947661" calcext:value-type="float">
            <text:p>0.130947661</text:p>
          </table:table-cell>
          <table:table-cell office:value-type="float" office:value="0.00199669" calcext:value-type="float">
            <text:p>0.00199669</text:p>
          </table:table-cell>
          <table:table-cell office:value-type="float" office:value="0.003882919" calcext:value-type="float">
            <text:p>0.003882919</text:p>
          </table:table-cell>
          <table:table-cell office:value-type="float" office:value="2642" calcext:value-type="float">
            <text:p>2642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680416" calcext:value-type="float">
            <text:p>680416</text:p>
          </table:table-cell>
          <table:table-cell office:value-type="string" calcext:value-type="string">
            <text:p>?b</text:p>
          </table:table-cell>
          <table:table-cell office:value-type="float" office:value="0.283931748232829" calcext:value-type="float">
            <text:p>0.2839317482</text:p>
          </table:table-cell>
          <table:table-cell table:formula="of:=IF([.J121] &lt;&gt; 0; 1; 0)" office:value-type="float" office:value="1" calcext:value-type="float">
            <text:p>1</text:p>
          </table:table-cell>
          <table:table-cell table:formula="of:=IF(AND([.K121]=1; [.J121]&gt;=[.E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produced&gt; <text:s/>?f <text:s text:c="2"/>=&gt; ?a <text:s/>&lt;directed&gt; <text:s/>?b</text:p>
          </table:table-cell>
          <table:table-cell office:value-type="float" office:value="0.000416716" calcext:value-type="float">
            <text:p>0.000416716</text:p>
          </table:table-cell>
          <table:table-cell office:value-type="float" office:value="0.011800556" calcext:value-type="float">
            <text:p>0.011800556</text:p>
          </table:table-cell>
          <table:table-cell office:value-type="float" office:value="0.003260179" calcext:value-type="float">
            <text:p>0.003260179</text:p>
          </table:table-cell>
          <table:table-cell office:value-type="float" office:value="0.004102319" calcext:value-type="float">
            <text:p>0.004102319</text:p>
          </table:table-cell>
          <table:table-cell office:value-type="float" office:value="395" calcext:value-type="float">
            <text:p>395</text:p>
          </table:table-cell>
          <table:table-cell office:value-type="float" office:value="121159" calcext:value-type="float">
            <text:p>121159</text:p>
          </table:table-cell>
          <table:table-cell office:value-type="float" office:value="96287" calcext:value-type="float">
            <text:p>96287</text:p>
          </table:table-cell>
          <table:table-cell office:value-type="string" calcext:value-type="string">
            <text:p>?b</text:p>
          </table:table-cell>
          <table:table-cell office:value-type="float" office:value="0.0765901022196418" calcext:value-type="float">
            <text:p>0.0765901022</text:p>
          </table:table-cell>
          <table:table-cell table:formula="of:=IF([.J122] &lt;&gt; 0; 1; 0)" office:value-type="float" office:value="1" calcext:value-type="float">
            <text:p>1</text:p>
          </table:table-cell>
          <table:table-cell table:formula="of:=IF(AND([.K122]=1; [.J122]&gt;=[.E1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KnownFor&gt; <text:s/>?b <text:s/>?a <text:s/>&lt;worksAt&gt; <text:s/>?f <text:s text:c="2"/>=&gt; ?a <text:s/>&lt;isKnownFor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015481456" calcext:value-type="float">
            <text:p>0.015481456</text:p>
          </table:table-cell>
          <table:table-cell table:number-columns-repeated="2" office:value-type="float" office:value="0.004158669" calcext:value-type="float">
            <text:p>0.00415866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1882" calcext:value-type="float">
            <text:p>21882</text:p>
          </table:table-cell>
          <table:table-cell office:value-type="string" calcext:value-type="string">
            <text:p>?b</text:p>
          </table:table-cell>
          <table:table-cell office:value-type="float" office:value="0.745036324224778" calcext:value-type="float">
            <text:p>0.7450363242</text:p>
          </table:table-cell>
          <table:table-cell table:formula="of:=IF([.J123] &lt;&gt; 0; 1; 0)" office:value-type="float" office:value="1" calcext:value-type="float">
            <text:p>1</text:p>
          </table:table-cell>
          <table:table-cell table:formula="of:=IF(AND([.K123]=1; [.J123]&gt;=[.E1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produced&gt; <text:s/>?b</text:p>
          </table:table-cell>
          <table:table-cell office:value-type="float" office:value="0.00045364" calcext:value-type="float">
            <text:p>0.00045364</text:p>
          </table:table-cell>
          <table:table-cell office:value-type="float" office:value="0.02131245" calcext:value-type="float">
            <text:p>0.02131245</text:p>
          </table:table-cell>
          <table:table-cell office:value-type="float" office:value="0.002338443" calcext:value-type="float">
            <text:p>0.002338443</text:p>
          </table:table-cell>
          <table:table-cell office:value-type="float" office:value="0.004192872" calcext:value-type="float">
            <text:p>0.004192872</text:p>
          </table:table-cell>
          <table:table-cell office:value-type="float" office:value="430" calcext:value-type="float">
            <text:p>430</text:p>
          </table:table-cell>
          <table:table-cell office:value-type="float" office:value="183883" calcext:value-type="float">
            <text:p>183883</text:p>
          </table:table-cell>
          <table:table-cell office:value-type="float" office:value="102555" calcext:value-type="float">
            <text:p>102555</text:p>
          </table:table-cell>
          <table:table-cell office:value-type="string" calcext:value-type="string">
            <text:p>?b</text:p>
          </table:table-cell>
          <table:table-cell office:value-type="float" office:value="0.0823307732015927" calcext:value-type="float">
            <text:p>0.0823307732</text:p>
          </table:table-cell>
          <table:table-cell table:formula="of:=IF([.J124] &lt;&gt; 0; 1; 0)" office:value-type="float" office:value="1" calcext:value-type="float">
            <text:p>1</text:p>
          </table:table-cell>
          <table:table-cell table:formula="of:=IF(AND([.K124]=1; [.J124]&gt;=[.E1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created&gt; <text:s/>?b</text:p>
          </table:table-cell>
          <table:table-cell office:value-type="float" office:value="0.003841171" calcext:value-type="float">
            <text:p>0.003841171</text:p>
          </table:table-cell>
          <table:table-cell office:value-type="float" office:value="0.018190629" calcext:value-type="float">
            <text:p>0.018190629</text:p>
          </table:table-cell>
          <table:table-cell table:number-columns-repeated="2" office:value-type="float" office:value="0.0043206" calcext:value-type="float">
            <text:p>0.0043206</text:p>
          </table:table-cell>
          <table:table-cell office:value-type="float" office:value="3641" calcext:value-type="float">
            <text:p>3641</text:p>
          </table:table-cell>
          <table:table-cell table:number-columns-repeated="2" office:value-type="float" office:value="842707" calcext:value-type="float">
            <text:p>842707</text:p>
          </table:table-cell>
          <table:table-cell office:value-type="string" calcext:value-type="string">
            <text:p>?b</text:p>
          </table:table-cell>
          <table:table-cell office:value-type="float" office:value="0.0694407461177216" calcext:value-type="float">
            <text:p>0.0694407461</text:p>
          </table:table-cell>
          <table:table-cell table:formula="of:=IF([.J125] &lt;&gt; 0; 1; 0)" office:value-type="float" office:value="1" calcext:value-type="float">
            <text:p>1</text:p>
          </table:table-cell>
          <table:table-cell table:formula="of:=IF(AND([.K125]=1; [.J125]&gt;=[.E1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KnownFor&gt; <text:s/>?b <text:s text:c="2"/>=&gt; ?a <text:s/>&lt;dealsWith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149492017" calcext:value-type="float">
            <text:p>0.149492017</text:p>
          </table:table-cell>
          <table:table-cell table:number-columns-repeated="2" office:value-type="float" office:value="0.004398138" calcext:value-type="float">
            <text:p>0.00439813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3419" calcext:value-type="float">
            <text:p>23419</text:p>
          </table:table-cell>
          <table:table-cell office:value-type="string" calcext:value-type="string">
            <text:p>?a</text:p>
          </table:table-cell>
          <table:table-cell office:value-type="float" office:value="0.0419797915051439" calcext:value-type="float">
            <text:p>0.0419797915</text:p>
          </table:table-cell>
          <table:table-cell table:formula="of:=IF([.J126] &lt;&gt; 0; 1; 0)" office:value-type="float" office:value="1" calcext:value-type="float">
            <text:p>1</text:p>
          </table:table-cell>
          <table:table-cell table:formula="of:=IF(AND([.K126]=1; [.J126]&gt;=[.E1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produced&gt; <text:s/>?b</text:p>
          </table:table-cell>
          <table:table-cell office:value-type="float" office:value="0.000419881" calcext:value-type="float">
            <text:p>0.000419881</text:p>
          </table:table-cell>
          <table:table-cell office:value-type="float" office:value="0.019726408" calcext:value-type="float">
            <text:p>0.019726408</text:p>
          </table:table-cell>
          <table:table-cell office:value-type="float" office:value="0.001908809" calcext:value-type="float">
            <text:p>0.001908809</text:p>
          </table:table-cell>
          <table:table-cell office:value-type="float" office:value="0.004458784" calcext:value-type="float">
            <text:p>0.004458784</text:p>
          </table:table-cell>
          <table:table-cell office:value-type="float" office:value="398" calcext:value-type="float">
            <text:p>398</text:p>
          </table:table-cell>
          <table:table-cell office:value-type="float" office:value="208507" calcext:value-type="float">
            <text:p>208507</text:p>
          </table:table-cell>
          <table:table-cell office:value-type="float" office:value="89262" calcext:value-type="float">
            <text:p>89262</text:p>
          </table:table-cell>
          <table:table-cell office:value-type="string" calcext:value-type="string">
            <text:p>?b</text:p>
          </table:table-cell>
          <table:table-cell office:value-type="float" office:value="0.166168926184552" calcext:value-type="float">
            <text:p>0.1661689262</text:p>
          </table:table-cell>
          <table:table-cell table:formula="of:=IF([.J127] &lt;&gt; 0; 1; 0)" office:value-type="float" office:value="1" calcext:value-type="float">
            <text:p>1</text:p>
          </table:table-cell>
          <table:table-cell table:formula="of:=IF(AND([.K127]=1; [.J127]&gt;=[.E1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26194145" calcext:value-type="float">
            <text:p>0.026194145</text:p>
          </table:table-cell>
          <table:table-cell office:value-type="float" office:value="0.001191477" calcext:value-type="float">
            <text:p>0.001191477</text:p>
          </table:table-cell>
          <table:table-cell office:value-type="float" office:value="0.004465849" calcext:value-type="float">
            <text:p>0.004465849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?a</text:p>
          </table:table-cell>
          <table:table-cell office:value-type="float" office:value="0.029919822697347" calcext:value-type="float">
            <text:p>0.0299198227</text:p>
          </table:table-cell>
          <table:table-cell table:formula="of:=IF([.J128] &lt;&gt; 0; 1; 0)" office:value-type="float" office:value="1" calcext:value-type="float">
            <text:p>1</text:p>
          </table:table-cell>
          <table:table-cell table:formula="of:=IF(AND([.K128]=1; [.J128]&gt;=[.E1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j <text:s/>?f <text:s/>&lt;hasWonPrize&gt; <text:s/>?j <text:s/>?b <text:s/>&lt;influences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048634" calcext:value-type="float">
            <text:p>0.000048634</text:p>
          </table:table-cell>
          <table:table-cell office:value-type="float" office:value="0.004506534" calcext:value-type="float">
            <text:p>0.004506534</text:p>
          </table:table-cell>
          <table:table-cell office:value-type="float" office:value="20" calcext:value-type="float">
            <text:p>20</text:p>
          </table:table-cell>
          <table:table-cell office:value-type="float" office:value="411232" calcext:value-type="float">
            <text:p>411232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?a</text:p>
          </table:table-cell>
          <table:table-cell office:value-type="float" office:value="0.097514992163874" calcext:value-type="float">
            <text:p>0.0975149922</text:p>
          </table:table-cell>
          <table:table-cell table:formula="of:=IF([.J129] &lt;&gt; 0; 1; 0)" office:value-type="float" office:value="1" calcext:value-type="float">
            <text:p>1</text:p>
          </table:table-cell>
          <table:table-cell table:formula="of:=IF(AND([.K129]=1; [.J129]&gt;=[.E1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PoliticianOf&gt; <text:s/>?f <text:s/>?i <text:s/>&lt;livesIn&gt; <text:s/>?f <text:s text:c="2"/>=&gt; ?a <text:s/>&lt;isPoliticianOf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34931507" calcext:value-type="float">
            <text:p>0.034931507</text:p>
          </table:table-cell>
          <table:table-cell table:number-columns-repeated="2" office:value-type="float" office:value="0.004605798" calcext:value-type="float">
            <text:p>0.00460579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1073" calcext:value-type="float">
            <text:p>11073</text:p>
          </table:table-cell>
          <table:table-cell office:value-type="string" calcext:value-type="string">
            <text:p>?a</text:p>
          </table:table-cell>
          <table:table-cell office:value-type="float" office:value="0.336444527757751" calcext:value-type="float">
            <text:p>0.3364445278</text:p>
          </table:table-cell>
          <table:table-cell table:formula="of:=IF([.J130] &lt;&gt; 0; 1; 0)" office:value-type="float" office:value="1" calcext:value-type="float">
            <text:p>1</text:p>
          </table:table-cell>
          <table:table-cell table:formula="of:=IF(AND([.K130]=1; [.J130]&gt;=[.E1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created&gt; <text:s/>?b</text:p>
          </table:table-cell>
          <table:table-cell office:value-type="float" office:value="0.002610013" calcext:value-type="float">
            <text:p>0.002610013</text:p>
          </table:table-cell>
          <table:table-cell office:value-type="float" office:value="0.012360235" calcext:value-type="float">
            <text:p>0.012360235</text:p>
          </table:table-cell>
          <table:table-cell office:value-type="float" office:value="0.002950711" calcext:value-type="float">
            <text:p>0.002950711</text:p>
          </table:table-cell>
          <table:table-cell office:value-type="float" office:value="0.004684355" calcext:value-type="float">
            <text:p>0.004684355</text:p>
          </table:table-cell>
          <table:table-cell office:value-type="float" office:value="2474" calcext:value-type="float">
            <text:p>2474</text:p>
          </table:table-cell>
          <table:table-cell office:value-type="float" office:value="838442" calcext:value-type="float">
            <text:p>838442</text:p>
          </table:table-cell>
          <table:table-cell office:value-type="float" office:value="528141" calcext:value-type="float">
            <text:p>528141</text:p>
          </table:table-cell>
          <table:table-cell office:value-type="string" calcext:value-type="string">
            <text:p>?b</text:p>
          </table:table-cell>
          <table:table-cell office:value-type="float" office:value="0.211866635458469" calcext:value-type="float">
            <text:p>0.2118666355</text:p>
          </table:table-cell>
          <table:table-cell table:formula="of:=IF([.J131] &lt;&gt; 0; 1; 0)" office:value-type="float" office:value="1" calcext:value-type="float">
            <text:p>1</text:p>
          </table:table-cell>
          <table:table-cell table:formula="of:=IF(AND([.K131]=1; [.J131]&gt;=[.E1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directed&gt; <text:s/>?b</text:p>
          </table:table-cell>
          <table:table-cell office:value-type="float" office:value="0.000795453" calcext:value-type="float">
            <text:p>0.000795453</text:p>
          </table:table-cell>
          <table:table-cell office:value-type="float" office:value="0.022525618" calcext:value-type="float">
            <text:p>0.022525618</text:p>
          </table:table-cell>
          <table:table-cell office:value-type="float" office:value="0.003616186" calcext:value-type="float">
            <text:p>0.003616186</text:p>
          </table:table-cell>
          <table:table-cell office:value-type="float" office:value="0.004695274" calcext:value-type="float">
            <text:p>0.004695274</text:p>
          </table:table-cell>
          <table:table-cell office:value-type="float" office:value="754" calcext:value-type="float">
            <text:p>754</text:p>
          </table:table-cell>
          <table:table-cell office:value-type="float" office:value="208507" calcext:value-type="float">
            <text:p>208507</text:p>
          </table:table-cell>
          <table:table-cell office:value-type="float" office:value="160587" calcext:value-type="float">
            <text:p>160587</text:p>
          </table:table-cell>
          <table:table-cell office:value-type="string" calcext:value-type="string">
            <text:p>?b</text:p>
          </table:table-cell>
          <table:table-cell office:value-type="float" office:value="0.170259834278032" calcext:value-type="float">
            <text:p>0.1702598343</text:p>
          </table:table-cell>
          <table:table-cell table:formula="of:=IF([.J132] &lt;&gt; 0; 1; 0)" office:value-type="float" office:value="1" calcext:value-type="float">
            <text:p>1</text:p>
          </table:table-cell>
          <table:table-cell table:formula="of:=IF(AND([.K132]=1; [.J132]&gt;=[.E1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eaderOf&gt; <text:s/>?b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004706027" calcext:value-type="float">
            <text:p>0.004706027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342752" calcext:value-type="float">
            <text:p>342752</text:p>
          </table:table-cell>
          <table:table-cell office:value-type="string" calcext:value-type="string">
            <text:p>?a</text:p>
          </table:table-cell>
          <table:table-cell office:value-type="float" office:value="0.119067689064178" calcext:value-type="float">
            <text:p>0.1190676891</text:p>
          </table:table-cell>
          <table:table-cell table:formula="of:=IF([.J133] &lt;&gt; 0; 1; 0)" office:value-type="float" office:value="1" calcext:value-type="float">
            <text:p>1</text:p>
          </table:table-cell>
          <table:table-cell table:formula="of:=IF(AND([.K133]=1; [.J133]&gt;=[.E1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produced&gt; <text:s/>?b</text:p>
          </table:table-cell>
          <table:table-cell office:value-type="float" office:value="0.000378737" calcext:value-type="float">
            <text:p>0.000378737</text:p>
          </table:table-cell>
          <table:table-cell office:value-type="float" office:value="0.017793418" calcext:value-type="float">
            <text:p>0.017793418</text:p>
          </table:table-cell>
          <table:table-cell office:value-type="float" office:value="0.002116745" calcext:value-type="float">
            <text:p>0.002116745</text:p>
          </table:table-cell>
          <table:table-cell office:value-type="float" office:value="0.004817305" calcext:value-type="float">
            <text:p>0.004817305</text:p>
          </table:table-cell>
          <table:table-cell office:value-type="float" office:value="359" calcext:value-type="float">
            <text:p>359</text:p>
          </table:table-cell>
          <table:table-cell office:value-type="float" office:value="169600" calcext:value-type="float">
            <text:p>169600</text:p>
          </table:table-cell>
          <table:table-cell office:value-type="float" office:value="74523" calcext:value-type="float">
            <text:p>74523</text:p>
          </table:table-cell>
          <table:table-cell office:value-type="string" calcext:value-type="string">
            <text:p>?b</text:p>
          </table:table-cell>
          <table:table-cell office:value-type="float" office:value="0.339423631157263" calcext:value-type="float">
            <text:p>0.3394236312</text:p>
          </table:table-cell>
          <table:table-cell table:formula="of:=IF([.J134] &lt;&gt; 0; 1; 0)" office:value-type="float" office:value="1" calcext:value-type="float">
            <text:p>1</text:p>
          </table:table-cell>
          <table:table-cell table:formula="of:=IF(AND([.K134]=1; [.J134]&gt;=[.E1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wasBornIn&gt; <text:s/>?f <text:s text:c="2"/>=&gt; ?a <text:s/>&lt;wasBornIn&gt; <text:s/>?b</text:p>
          </table:table-cell>
          <table:table-cell office:value-type="float" office:value="0.001389405" calcext:value-type="float">
            <text:p>0.001389405</text:p>
          </table:table-cell>
          <table:table-cell office:value-type="float" office:value="0.023533406" calcext:value-type="float">
            <text:p>0.023533406</text:p>
          </table:table-cell>
          <table:table-cell table:number-columns-repeated="2" office:value-type="float" office:value="0.004856427" calcext:value-type="float">
            <text:p>0.004856427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271187" calcext:value-type="float">
            <text:p>271187</text:p>
          </table:table-cell>
          <table:table-cell office:value-type="string" calcext:value-type="string">
            <text:p>?a</text:p>
          </table:table-cell>
          <table:table-cell office:value-type="float" office:value="0.296110067058121" calcext:value-type="float">
            <text:p>0.2961100671</text:p>
          </table:table-cell>
          <table:table-cell table:formula="of:=IF([.J135] &lt;&gt; 0; 1; 0)" office:value-type="float" office:value="1" calcext:value-type="float">
            <text:p>1</text:p>
          </table:table-cell>
          <table:table-cell table:formula="of:=IF(AND([.K135]=1; [.J135]&gt;=[.E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j <text:s/>?f <text:s/>&lt;graduatedFrom&gt; <text:s/>?j <text:s/>?b <text:s/>&lt;influences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00516211" calcext:value-type="float">
            <text:p>0.000516211</text:p>
          </table:table-cell>
          <table:table-cell office:value-type="float" office:value="0.00487115" calcext:value-type="float">
            <text:p>0.00487115</text:p>
          </table:table-cell>
          <table:table-cell office:value-type="float" office:value="31" calcext:value-type="float">
            <text:p>31</text:p>
          </table:table-cell>
          <table:table-cell office:value-type="float" office:value="60053" calcext:value-type="float">
            <text:p>60053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?a</text:p>
          </table:table-cell>
          <table:table-cell office:value-type="float" office:value="0.218378122390895" calcext:value-type="float">
            <text:p>0.2183781224</text:p>
          </table:table-cell>
          <table:table-cell table:formula="of:=IF([.J136] &lt;&gt; 0; 1; 0)" office:value-type="float" office:value="1" calcext:value-type="float">
            <text:p>1</text:p>
          </table:table-cell>
          <table:table-cell table:formula="of:=IF(AND([.K136]=1; [.J136]&gt;=[.E1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produced&gt; <text:s/>?b</text:p>
          </table:table-cell>
          <table:table-cell office:value-type="float" office:value="0.000490564" calcext:value-type="float">
            <text:p>0.000490564</text:p>
          </table:table-cell>
          <table:table-cell office:value-type="float" office:value="0.023047185" calcext:value-type="float">
            <text:p>0.023047185</text:p>
          </table:table-cell>
          <table:table-cell office:value-type="float" office:value="0.002495278" calcext:value-type="float">
            <text:p>0.002495278</text:p>
          </table:table-cell>
          <table:table-cell office:value-type="float" office:value="0.004913927" calcext:value-type="float">
            <text:p>0.004913927</text:p>
          </table:table-cell>
          <table:table-cell office:value-type="float" office:value="465" calcext:value-type="float">
            <text:p>465</text:p>
          </table:table-cell>
          <table:table-cell office:value-type="float" office:value="186352" calcext:value-type="float">
            <text:p>186352</text:p>
          </table:table-cell>
          <table:table-cell office:value-type="float" office:value="94629" calcext:value-type="float">
            <text:p>94629</text:p>
          </table:table-cell>
          <table:table-cell office:value-type="string" calcext:value-type="string">
            <text:p>?b</text:p>
          </table:table-cell>
          <table:table-cell office:value-type="float" office:value="0.246097148964894" calcext:value-type="float">
            <text:p>0.246097149</text:p>
          </table:table-cell>
          <table:table-cell table:formula="of:=IF([.J137] &lt;&gt; 0; 1; 0)" office:value-type="float" office:value="1" calcext:value-type="float">
            <text:p>1</text:p>
          </table:table-cell>
          <table:table-cell table:formula="of:=IF(AND([.K137]=1; [.J137]&gt;=[.E1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actedIn&gt; <text:s/>?b</text:p>
          </table:table-cell>
          <table:table-cell office:value-type="float" office:value="0.001204784" calcext:value-type="float">
            <text:p>0.001204784</text:p>
          </table:table-cell>
          <table:table-cell office:value-type="float" office:value="0.010615849" calcext:value-type="float">
            <text:p>0.010615849</text:p>
          </table:table-cell>
          <table:table-cell office:value-type="float" office:value="0.004405422" calcext:value-type="float">
            <text:p>0.004405422</text:p>
          </table:table-cell>
          <table:table-cell office:value-type="float" office:value="0.004924643" calcext:value-type="float">
            <text:p>0.004924643</text:p>
          </table:table-cell>
          <table:table-cell office:value-type="float" office:value="1142" calcext:value-type="float">
            <text:p>1142</text:p>
          </table:table-cell>
          <table:table-cell office:value-type="float" office:value="259226" calcext:value-type="float">
            <text:p>259226</text:p>
          </table:table-cell>
          <table:table-cell office:value-type="float" office:value="231895" calcext:value-type="float">
            <text:p>231895</text:p>
          </table:table-cell>
          <table:table-cell office:value-type="string" calcext:value-type="string">
            <text:p>?b</text:p>
          </table:table-cell>
          <table:table-cell office:value-type="float" office:value="0.140730863462521" calcext:value-type="float">
            <text:p>0.1407308635</text:p>
          </table:table-cell>
          <table:table-cell table:formula="of:=IF([.J138] &lt;&gt; 0; 1; 0)" office:value-type="float" office:value="1" calcext:value-type="float">
            <text:p>1</text:p>
          </table:table-cell>
          <table:table-cell table:formula="of:=IF(AND([.K138]=1; [.J138]&gt;=[.E1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KnownFor&gt; <text:s/>?b <text:s text:c="2"/>=&gt; ?a <text:s/>&lt;graduatedFrom&gt; <text:s/>?b</text:p>
          </table:table-cell>
          <table:table-cell office:value-type="float" office:value="0.000516939" calcext:value-type="float">
            <text:p>0.000516939</text:p>
          </table:table-cell>
          <table:table-cell office:value-type="float" office:value="0.041263158" calcext:value-type="float">
            <text:p>0.041263158</text:p>
          </table:table-cell>
          <table:table-cell table:number-columns-repeated="2" office:value-type="float" office:value="0.004948495" calcext:value-type="float">
            <text:p>0.004948495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99020" calcext:value-type="float">
            <text:p>99020</text:p>
          </table:table-cell>
          <table:table-cell office:value-type="string" calcext:value-type="string">
            <text:p>?a</text:p>
          </table:table-cell>
          <table:table-cell office:value-type="float" office:value="0.0714630564235485" calcext:value-type="float">
            <text:p>0.0714630564</text:p>
          </table:table-cell>
          <table:table-cell table:formula="of:=IF([.J139] &lt;&gt; 0; 1; 0)" office:value-type="float" office:value="1" calcext:value-type="float">
            <text:p>1</text:p>
          </table:table-cell>
          <table:table-cell table:formula="of:=IF(AND([.K139]=1; [.J139]&gt;=[.E1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isMarriedTo&gt; <text:s/>?b <text:s text:c="2"/>=&gt; ?a <text:s/>&lt;isMarriedTo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4758609" calcext:value-type="float">
            <text:p>0.014758609</text:p>
          </table:table-cell>
          <table:table-cell table:number-columns-repeated="2" office:value-type="float" office:value="0.004954098" calcext:value-type="float">
            <text:p>0.00495409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35728" calcext:value-type="float">
            <text:p>35728</text:p>
          </table:table-cell>
          <table:table-cell office:value-type="string" calcext:value-type="string">
            <text:p>?b</text:p>
          </table:table-cell>
          <table:table-cell office:value-type="float" office:value="0.243898469976604" calcext:value-type="float">
            <text:p>0.24389847</text:p>
          </table:table-cell>
          <table:table-cell table:formula="of:=IF([.J140] &lt;&gt; 0; 1; 0)" office:value-type="float" office:value="1" calcext:value-type="float">
            <text:p>1</text:p>
          </table:table-cell>
          <table:table-cell table:formula="of:=IF(AND([.K140]=1; [.J140]&gt;=[.E1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j <text:s/>?b <text:s/>&lt;participatedIn&gt; <text:s/>?f <text:s/>?j <text:s/>&lt;participatedIn&gt; <text:s/>?f <text:s text:c="2"/>=&gt; ?a <text:s/>&lt;livesIn&gt; <text:s/>?b</text:p>
          </table:table-cell>
          <table:table-cell office:value-type="float" office:value="0.000747979" calcext:value-type="float">
            <text:p>0.000747979</text:p>
          </table:table-cell>
          <table:table-cell office:value-type="float" office:value="0.048584938" calcext:value-type="float">
            <text:p>0.048584938</text:p>
          </table:table-cell>
          <table:table-cell office:value-type="float" office:value="0.000459116" calcext:value-type="float">
            <text:p>0.000459116</text:p>
          </table:table-cell>
          <table:table-cell office:value-type="float" office:value="0.005042603" calcext:value-type="float">
            <text:p>0.005042603</text:p>
          </table:table-cell>
          <table:table-cell office:value-type="float" office:value="709" calcext:value-type="float">
            <text:p>709</text:p>
          </table:table-cell>
          <table:table-cell office:value-type="float" office:value="1544273" calcext:value-type="float">
            <text:p>1544273</text:p>
          </table:table-cell>
          <table:table-cell office:value-type="float" office:value="140602" calcext:value-type="float">
            <text:p>140602</text:p>
          </table:table-cell>
          <table:table-cell office:value-type="string" calcext:value-type="string">
            <text:p>?a</text:p>
          </table:table-cell>
          <table:table-cell office:value-type="float" office:value="0.756793367701049" calcext:value-type="float">
            <text:p>0.7567933677</text:p>
          </table:table-cell>
          <table:table-cell table:formula="of:=IF([.J141] &lt;&gt; 0; 1; 0)" office:value-type="float" office:value="1" calcext:value-type="float">
            <text:p>1</text:p>
          </table:table-cell>
          <table:table-cell table:formula="of:=IF(AND([.K141]=1; [.J141]&gt;=[.E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002259314" calcext:value-type="float">
            <text:p>0.002259314</text:p>
          </table:table-cell>
          <table:table-cell office:value-type="float" office:value="0.005081189" calcext:value-type="float">
            <text:p>0.005081189</text:p>
          </table:table-cell>
          <table:table-cell office:value-type="float" office:value="276" calcext:value-type="float">
            <text:p>276</text:p>
          </table:table-cell>
          <table:table-cell office:value-type="float" office:value="122161" calcext:value-type="float">
            <text:p>122161</text:p>
          </table:table-cell>
          <table:table-cell office:value-type="float" office:value="54318" calcext:value-type="float">
            <text:p>54318</text:p>
          </table:table-cell>
          <table:table-cell office:value-type="string" calcext:value-type="string">
            <text:p>?a</text:p>
          </table:table-cell>
          <table:table-cell office:value-type="float" office:value="1.40121857194789" calcext:value-type="float">
            <text:p>1.4012185719</text:p>
          </table:table-cell>
          <table:table-cell table:formula="of:=IF([.J142] &lt;&gt; 0; 1; 0)" office:value-type="float" office:value="1" calcext:value-type="float">
            <text:p>1</text:p>
          </table:table-cell>
          <table:table-cell table:formula="of:=IF(AND([.K142]=1; [.J142]&gt;=[.E1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MarriedTo&gt; <text:s/>?a <text:s/>?b <text:s/>&lt;wasBornIn&gt; <text:s/>?f <text:s/>?i <text:s/>&lt;wasBornIn&gt; <text:s/>?f <text:s text:c="2"/>=&gt; ?a <text:s/>&lt;hasChild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16443098" calcext:value-type="float">
            <text:p>0.016443098</text:p>
          </table:table-cell>
          <table:table-cell office:value-type="float" office:value="0.000287256" calcext:value-type="float">
            <text:p>0.000287256</text:p>
          </table:table-cell>
          <table:table-cell office:value-type="float" office:value="0.005136662" calcext:value-type="float">
            <text:p>0.005136662</text:p>
          </table:table-cell>
          <table:table-cell office:value-type="float" office:value="190" calcext:value-type="float">
            <text:p>190</text:p>
          </table:table-cell>
          <table:table-cell office:value-type="float" office:value="661430" calcext:value-type="float">
            <text:p>661430</text:p>
          </table:table-cell>
          <table:table-cell office:value-type="float" office:value="36989" calcext:value-type="float">
            <text:p>36989</text:p>
          </table:table-cell>
          <table:table-cell office:value-type="string" calcext:value-type="string">
            <text:p>?b</text:p>
          </table:table-cell>
          <table:table-cell office:value-type="float" office:value="0.333350473607643" calcext:value-type="float">
            <text:p>0.3333504736</text:p>
          </table:table-cell>
          <table:table-cell table:formula="of:=IF([.J143] &lt;&gt; 0; 1; 0)" office:value-type="float" office:value="1" calcext:value-type="float">
            <text:p>1</text:p>
          </table:table-cell>
          <table:table-cell table:formula="of:=IF(AND([.K143]=1; [.J143]&gt;=[.E1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KnownFor&gt; <text:s/>?b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005226517" calcext:value-type="float">
            <text:p>0.00522651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955512" calcext:value-type="float">
            <text:p>955512</text:p>
          </table:table-cell>
          <table:table-cell office:value-type="string" calcext:value-type="string">
            <text:p>?a</text:p>
          </table:table-cell>
          <table:table-cell office:value-type="float" office:value="0.0863572325211878" calcext:value-type="float">
            <text:p>0.0863572325</text:p>
          </table:table-cell>
          <table:table-cell table:formula="of:=IF([.J144] &lt;&gt; 0; 1; 0)" office:value-type="float" office:value="1" calcext:value-type="float">
            <text:p>1</text:p>
          </table:table-cell>
          <table:table-cell table:formula="of:=IF(AND([.K144]=1; [.J144]&gt;=[.E1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KnownFor&gt; <text:s/>?a <text:s/>?e <text:s/>&lt;participatedIn&gt; <text:s/>?b <text:s text:c="2"/>=&gt; ?a <text:s/>&lt;participatedIn&gt; <text:s/>?b</text:p>
          </table:table-cell>
          <table:table-cell office:value-type="float" office:value="0.000892511" calcext:value-type="float">
            <text:p>0.000892511</text:p>
          </table:table-cell>
          <table:table-cell office:value-type="float" office:value="0.060372511" calcext:value-type="float">
            <text:p>0.060372511</text:p>
          </table:table-cell>
          <table:table-cell table:number-columns-repeated="2" office:value-type="float" office:value="0.005403161" calcext:value-type="float">
            <text:p>0.00540316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56575" calcext:value-type="float">
            <text:p>156575</text:p>
          </table:table-cell>
          <table:table-cell office:value-type="string" calcext:value-type="string">
            <text:p>?b</text:p>
          </table:table-cell>
          <table:table-cell office:value-type="float" office:value="0.162945675997636" calcext:value-type="float">
            <text:p>0.162945676</text:p>
          </table:table-cell>
          <table:table-cell table:formula="of:=IF([.J145] &lt;&gt; 0; 1; 0)" office:value-type="float" office:value="1" calcext:value-type="float">
            <text:p>1</text:p>
          </table:table-cell>
          <table:table-cell table:formula="of:=IF(AND([.K145]=1; [.J145]&gt;=[.E1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isCitizenOf&gt; <text:s/>?b</text:p>
          </table:table-cell>
          <table:table-cell office:value-type="float" office:value="0.000203611" calcext:value-type="float">
            <text:p>0.000203611</text:p>
          </table:table-cell>
          <table:table-cell office:value-type="float" office:value="0.013246397" calcext:value-type="float">
            <text:p>0.013246397</text:p>
          </table:table-cell>
          <table:table-cell office:value-type="float" office:value="0.00051758" calcext:value-type="float">
            <text:p>0.00051758</text:p>
          </table:table-cell>
          <table:table-cell office:value-type="float" office:value="0.005407677" calcext:value-type="float">
            <text:p>0.005407677</text:p>
          </table:table-cell>
          <table:table-cell office:value-type="float" office:value="193" calcext:value-type="float">
            <text:p>193</text:p>
          </table:table-cell>
          <table:table-cell office:value-type="float" office:value="372889" calcext:value-type="float">
            <text:p>372889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?a</text:p>
          </table:table-cell>
          <table:table-cell office:value-type="float" office:value="1.64617289143926" calcext:value-type="float">
            <text:p>1.6461728914</text:p>
          </table:table-cell>
          <table:table-cell table:formula="of:=IF([.J146] &lt;&gt; 0; 1; 0)" office:value-type="float" office:value="1" calcext:value-type="float">
            <text:p>1</text:p>
          </table:table-cell>
          <table:table-cell table:formula="of:=IF(AND([.K146]=1; [.J146]&gt;=[.E1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asBornIn&gt; <text:s/>?b <text:s text:c="2"/>=&gt; ?a <text:s/>&lt;livesIn&gt; <text:s/>?b</text:p>
          </table:table-cell>
          <table:table-cell office:value-type="float" office:value="0.000439925" calcext:value-type="float">
            <text:p>0.000439925</text:p>
          </table:table-cell>
          <table:table-cell office:value-type="float" office:value="0.028575344" calcext:value-type="float">
            <text:p>0.028575344</text:p>
          </table:table-cell>
          <table:table-cell office:value-type="float" office:value="0.000545714" calcext:value-type="float">
            <text:p>0.000545714</text:p>
          </table:table-cell>
          <table:table-cell office:value-type="float" office:value="0.00545833" calcext:value-type="float">
            <text:p>0.00545833</text:p>
          </table:table-cell>
          <table:table-cell office:value-type="float" office:value="417" calcext:value-type="float">
            <text:p>417</text:p>
          </table:table-cell>
          <table:table-cell office:value-type="float" office:value="764137" calcext:value-type="float">
            <text:p>764137</text:p>
          </table:table-cell>
          <table:table-cell office:value-type="float" office:value="76397" calcext:value-type="float">
            <text:p>76397</text:p>
          </table:table-cell>
          <table:table-cell office:value-type="string" calcext:value-type="string">
            <text:p>?a</text:p>
          </table:table-cell>
          <table:table-cell office:value-type="float" office:value="0.143137644868131" calcext:value-type="float">
            <text:p>0.1431376449</text:p>
          </table:table-cell>
          <table:table-cell table:formula="of:=IF([.J147] &lt;&gt; 0; 1; 0)" office:value-type="float" office:value="1" calcext:value-type="float">
            <text:p>1</text:p>
          </table:table-cell>
          <table:table-cell table:formula="of:=IF(AND([.K147]=1; [.J147]&gt;=[.E1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KnownFor&gt; <text:s/>?b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005483959" calcext:value-type="float">
            <text:p>0.0054839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882" calcext:value-type="float">
            <text:p>21882</text:p>
          </table:table-cell>
          <table:table-cell office:value-type="string" calcext:value-type="string">
            <text:p>?a</text:p>
          </table:table-cell>
          <table:table-cell office:value-type="float" office:value="0.173848510052715" calcext:value-type="float">
            <text:p>0.1738485101</text:p>
          </table:table-cell>
          <table:table-cell table:formula="of:=IF([.J148] &lt;&gt; 0; 1; 0)" office:value-type="float" office:value="1" calcext:value-type="float">
            <text:p>1</text:p>
          </table:table-cell>
          <table:table-cell table:formula="of:=IF(AND([.K148]=1; [.J148]&gt;=[.E1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nfluences&gt; <text:s/>?a <text:s/>?b <text:s/>&lt;influences&gt; <text:s/>?f <text:s/>?i <text:s/>&lt;influences&gt; <text:s/>?f <text:s text:c="2"/>=&gt; ?a <text:s/>&lt;hasAcademicAdvisor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1540832" calcext:value-type="float">
            <text:p>0.01540832</text:p>
          </table:table-cell>
          <table:table-cell office:value-type="float" office:value="0.000055377" calcext:value-type="float">
            <text:p>0.000055377</text:p>
          </table:table-cell>
          <table:table-cell office:value-type="float" office:value="0.005491488" calcext:value-type="float">
            <text:p>0.005491488</text:p>
          </table:table-cell>
          <table:table-cell office:value-type="float" office:value="30" calcext:value-type="float">
            <text:p>30</text:p>
          </table:table-cell>
          <table:table-cell office:value-type="float" office:value="541746" calcext:value-type="float">
            <text:p>541746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?a</text:p>
          </table:table-cell>
          <table:table-cell office:value-type="float" office:value="0.0856042368801156" calcext:value-type="float">
            <text:p>0.0856042369</text:p>
          </table:table-cell>
          <table:table-cell table:formula="of:=IF([.J149] &lt;&gt; 0; 1; 0)" office:value-type="float" office:value="1" calcext:value-type="float">
            <text:p>1</text:p>
          </table:table-cell>
          <table:table-cell table:formula="of:=IF(AND([.K149]=1; [.J149]&gt;=[.E1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Child&gt; <text:s/>?a <text:s/>?b <text:s/>&lt;wasBornIn&gt; <text:s/>?f <text:s text:c="2"/>=&gt; ?a <text:s/>&lt;hasChild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4366075" calcext:value-type="float">
            <text:p>0.014366075</text:p>
          </table:table-cell>
          <table:table-cell office:value-type="float" office:value="0.000430157" calcext:value-type="float">
            <text:p>0.000430157</text:p>
          </table:table-cell>
          <table:table-cell office:value-type="float" office:value="0.005502519" calcext:value-type="float">
            <text:p>0.005502519</text:p>
          </table:table-cell>
          <table:table-cell office:value-type="float" office:value="166" calcext:value-type="float">
            <text:p>166</text:p>
          </table:table-cell>
          <table:table-cell office:value-type="float" office:value="385906" calcext:value-type="float">
            <text:p>385906</text:p>
          </table:table-cell>
          <table:table-cell office:value-type="float" office:value="30168" calcext:value-type="float">
            <text:p>30168</text:p>
          </table:table-cell>
          <table:table-cell office:value-type="string" calcext:value-type="string">
            <text:p>?b</text:p>
          </table:table-cell>
          <table:table-cell office:value-type="float" office:value="0.91165264396711" calcext:value-type="float">
            <text:p>0.911652644</text:p>
          </table:table-cell>
          <table:table-cell table:formula="of:=IF([.J150] &lt;&gt; 0; 1; 0)" office:value-type="float" office:value="1" calcext:value-type="float">
            <text:p>1</text:p>
          </table:table-cell>
          <table:table-cell table:formula="of:=IF(AND([.K150]=1; [.J150]&gt;=[.E1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directed&gt; <text:s/>?b</text:p>
          </table:table-cell>
          <table:table-cell office:value-type="float" office:value="0.004050057" calcext:value-type="float">
            <text:p>0.004050057</text:p>
          </table:table-cell>
          <table:table-cell office:value-type="float" office:value="0.114689451" calcext:value-type="float">
            <text:p>0.114689451</text:p>
          </table:table-cell>
          <table:table-cell office:value-type="float" office:value="0.004578731" calcext:value-type="float">
            <text:p>0.004578731</text:p>
          </table:table-cell>
          <table:table-cell office:value-type="float" office:value="0.005599557" calcext:value-type="float">
            <text:p>0.005599557</text:p>
          </table:table-cell>
          <table:table-cell office:value-type="float" office:value="3839" calcext:value-type="float">
            <text:p>3839</text:p>
          </table:table-cell>
          <table:table-cell office:value-type="float" office:value="838442" calcext:value-type="float">
            <text:p>838442</text:p>
          </table:table-cell>
          <table:table-cell office:value-type="float" office:value="685590" calcext:value-type="float">
            <text:p>685590</text:p>
          </table:table-cell>
          <table:table-cell office:value-type="string" calcext:value-type="string">
            <text:p>?b</text:p>
          </table:table-cell>
          <table:table-cell office:value-type="float" office:value="0.2361999191299" calcext:value-type="float">
            <text:p>0.2361999191</text:p>
          </table:table-cell>
          <table:table-cell table:formula="of:=IF([.J151] &lt;&gt; 0; 1; 0)" office:value-type="float" office:value="1" calcext:value-type="float">
            <text:p>1</text:p>
          </table:table-cell>
          <table:table-cell table:formula="of:=IF(AND([.K151]=1; [.J151]&gt;=[.E1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produced&gt; <text:s/>?b</text:p>
          </table:table-cell>
          <table:table-cell office:value-type="float" office:value="0.003092137" calcext:value-type="float">
            <text:p>0.003092137</text:p>
          </table:table-cell>
          <table:table-cell office:value-type="float" office:value="0.14527161" calcext:value-type="float">
            <text:p>0.14527161</text:p>
          </table:table-cell>
          <table:table-cell office:value-type="float" office:value="0.002840336" calcext:value-type="float">
            <text:p>0.002840336</text:p>
          </table:table-cell>
          <table:table-cell office:value-type="float" office:value="0.005640736" calcext:value-type="float">
            <text:p>0.005640736</text:p>
          </table:table-cell>
          <table:table-cell office:value-type="float" office:value="2931" calcext:value-type="float">
            <text:p>2931</text:p>
          </table:table-cell>
          <table:table-cell office:value-type="float" office:value="1031920" calcext:value-type="float">
            <text:p>1031920</text:p>
          </table:table-cell>
          <table:table-cell office:value-type="float" office:value="519613" calcext:value-type="float">
            <text:p>519613</text:p>
          </table:table-cell>
          <table:table-cell office:value-type="string" calcext:value-type="string">
            <text:p>?b</text:p>
          </table:table-cell>
          <table:table-cell office:value-type="float" office:value="0.249173421837197" calcext:value-type="float">
            <text:p>0.2491734218</text:p>
          </table:table-cell>
          <table:table-cell table:formula="of:=IF([.J152] &lt;&gt; 0; 1; 0)" office:value-type="float" office:value="1" calcext:value-type="float">
            <text:p>1</text:p>
          </table:table-cell>
          <table:table-cell table:formula="of:=IF(AND([.K152]=1; [.J152]&gt;=[.E1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actedIn&gt; <text:s/>?b</text:p>
          </table:table-cell>
          <table:table-cell office:value-type="float" office:value="0.001704843" calcext:value-type="float">
            <text:p>0.001704843</text:p>
          </table:table-cell>
          <table:table-cell office:value-type="float" office:value="0.015022078" calcext:value-type="float">
            <text:p>0.015022078</text:p>
          </table:table-cell>
          <table:table-cell office:value-type="float" office:value="0.004963938" calcext:value-type="float">
            <text:p>0.004963938</text:p>
          </table:table-cell>
          <table:table-cell office:value-type="float" office:value="0.005667928" calcext:value-type="float">
            <text:p>0.005667928</text:p>
          </table:table-cell>
          <table:table-cell office:value-type="float" office:value="1616" calcext:value-type="float">
            <text:p>1616</text:p>
          </table:table-cell>
          <table:table-cell office:value-type="float" office:value="325548" calcext:value-type="float">
            <text:p>325548</text:p>
          </table:table-cell>
          <table:table-cell office:value-type="float" office:value="285113" calcext:value-type="float">
            <text:p>285113</text:p>
          </table:table-cell>
          <table:table-cell office:value-type="string" calcext:value-type="string">
            <text:p>?b</text:p>
          </table:table-cell>
          <table:table-cell office:value-type="float" office:value="0.0972183158494901" calcext:value-type="float">
            <text:p>0.0972183158</text:p>
          </table:table-cell>
          <table:table-cell table:formula="of:=IF([.J153] &lt;&gt; 0; 1; 0)" office:value-type="float" office:value="1" calcext:value-type="float">
            <text:p>1</text:p>
          </table:table-cell>
          <table:table-cell table:formula="of:=IF(AND([.K153]=1; [.J153]&gt;=[.E1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actedIn&gt; <text:s/>?b</text:p>
          </table:table-cell>
          <table:table-cell office:value-type="float" office:value="0.007930262" calcext:value-type="float">
            <text:p>0.007930262</text:p>
          </table:table-cell>
          <table:table-cell office:value-type="float" office:value="0.06987683" calcext:value-type="float">
            <text:p>0.06987683</text:p>
          </table:table-cell>
          <table:table-cell table:number-columns-repeated="2" office:value-type="float" office:value="0.005680968" calcext:value-type="float">
            <text:p>0.005680968</text:p>
          </table:table-cell>
          <table:table-cell office:value-type="float" office:value="7517" calcext:value-type="float">
            <text:p>7517</text:p>
          </table:table-cell>
          <table:table-cell table:number-columns-repeated="2" office:value-type="float" office:value="1323190" calcext:value-type="float">
            <text:p>1323190</text:p>
          </table:table-cell>
          <table:table-cell office:value-type="string" calcext:value-type="string">
            <text:p>?b</text:p>
          </table:table-cell>
          <table:table-cell office:value-type="float" office:value="0.305362995317192" calcext:value-type="float">
            <text:p>0.3053629953</text:p>
          </table:table-cell>
          <table:table-cell table:formula="of:=IF([.J154] &lt;&gt; 0; 1; 0)" office:value-type="float" office:value="1" calcext:value-type="float">
            <text:p>1</text:p>
          </table:table-cell>
          <table:table-cell table:formula="of:=IF(AND([.K154]=1; [.J154]&gt;=[.E1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j <text:s/>?b <text:s/>&lt;wasBornIn&gt; <text:s/>?f <text:s/>?j <text:s/>&lt;wasBornIn&gt; <text:s/>?f <text:s text:c="2"/>=&gt; ?a <text:s/>&lt;hasChild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14452618" calcext:value-type="float">
            <text:p>0.014452618</text:p>
          </table:table-cell>
          <table:table-cell office:value-type="float" office:value="0.000332274" calcext:value-type="float">
            <text:p>0.000332274</text:p>
          </table:table-cell>
          <table:table-cell office:value-type="float" office:value="0.005684913" calcext:value-type="float">
            <text:p>0.005684913</text:p>
          </table:table-cell>
          <table:table-cell office:value-type="float" office:value="167" calcext:value-type="float">
            <text:p>167</text:p>
          </table:table-cell>
          <table:table-cell office:value-type="float" office:value="502598" calcext:value-type="float">
            <text:p>502598</text:p>
          </table:table-cell>
          <table:table-cell office:value-type="float" office:value="29376" calcext:value-type="float">
            <text:p>29376</text:p>
          </table:table-cell>
          <table:table-cell office:value-type="string" calcext:value-type="string">
            <text:p>?b</text:p>
          </table:table-cell>
          <table:table-cell office:value-type="float" office:value="0.437291077450548" calcext:value-type="float">
            <text:p>0.4372910775</text:p>
          </table:table-cell>
          <table:table-cell table:formula="of:=IF([.J155] &lt;&gt; 0; 1; 0)" office:value-type="float" office:value="1" calcext:value-type="float">
            <text:p>1</text:p>
          </table:table-cell>
          <table:table-cell table:formula="of:=IF(AND([.K155]=1; [.J155]&gt;=[.E1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directed&gt; <text:s/>?b</text:p>
          </table:table-cell>
          <table:table-cell office:value-type="float" office:value="0.001119331" calcext:value-type="float">
            <text:p>0.001119331</text:p>
          </table:table-cell>
          <table:table-cell office:value-type="float" office:value="0.031697189" calcext:value-type="float">
            <text:p>0.031697189</text:p>
          </table:table-cell>
          <table:table-cell table:number-columns-repeated="2" office:value-type="float" office:value="0.005769973" calcext:value-type="float">
            <text:p>0.005769973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183883" calcext:value-type="float">
            <text:p>183883</text:p>
          </table:table-cell>
          <table:table-cell office:value-type="string" calcext:value-type="string">
            <text:p>?b</text:p>
          </table:table-cell>
          <table:table-cell office:value-type="float" office:value="0.0839856835060747" calcext:value-type="float">
            <text:p>0.0839856835</text:p>
          </table:table-cell>
          <table:table-cell table:formula="of:=IF([.J156] &lt;&gt; 0; 1; 0)" office:value-type="float" office:value="1" calcext:value-type="float">
            <text:p>1</text:p>
          </table:table-cell>
          <table:table-cell table:formula="of:=IF(AND([.K156]=1; [.J156]&gt;=[.E1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produced&gt; <text:s/>?b</text:p>
          </table:table-cell>
          <table:table-cell office:value-type="float" office:value="0.000923105" calcext:value-type="float">
            <text:p>0.000923105</text:p>
          </table:table-cell>
          <table:table-cell office:value-type="float" office:value="0.043368358" calcext:value-type="float">
            <text:p>0.043368358</text:p>
          </table:table-cell>
          <table:table-cell table:number-columns-repeated="2" office:value-type="float" office:value="0.005867915" calcext:value-type="float">
            <text:p>0.005867915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149116" calcext:value-type="float">
            <text:p>149116</text:p>
          </table:table-cell>
          <table:table-cell office:value-type="string" calcext:value-type="string">
            <text:p>?b</text:p>
          </table:table-cell>
          <table:table-cell office:value-type="float" office:value="0.0593213561094846" calcext:value-type="float">
            <text:p>0.0593213561</text:p>
          </table:table-cell>
          <table:table-cell table:formula="of:=IF([.J157] &lt;&gt; 0; 1; 0)" office:value-type="float" office:value="1" calcext:value-type="float">
            <text:p>1</text:p>
          </table:table-cell>
          <table:table-cell table:formula="of:=IF(AND([.K157]=1; [.J157]&gt;=[.E1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i <text:s/>&lt;hasGeonamesId&gt; <text:s/>?f <text:s/>?i <text:s/>&lt;isLocatedIn&gt; <text:s/>?a <text:s text:c="2"/>=&gt; ?a <text:s/>&lt;hasCapital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21708353" calcext:value-type="float">
            <text:p>0.021708353</text:p>
          </table:table-cell>
          <table:table-cell office:value-type="float" office:value="0.000927083" calcext:value-type="float">
            <text:p>0.000927083</text:p>
          </table:table-cell>
          <table:table-cell office:value-type="float" office:value="0.006097561" calcext:value-type="float">
            <text:p>0.006097561</text:p>
          </table:table-cell>
          <table:table-cell office:value-type="float" office:value="46" calcext:value-type="float">
            <text:p>46</text:p>
          </table:table-cell>
          <table:table-cell office:value-type="float" office:value="49618" calcext:value-type="float">
            <text:p>49618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?a</text:p>
          </table:table-cell>
          <table:table-cell office:value-type="float" office:value="0.0800580183853092" calcext:value-type="float">
            <text:p>0.0800580184</text:p>
          </table:table-cell>
          <table:table-cell table:formula="of:=IF([.J158] &lt;&gt; 0; 1; 0)" office:value-type="float" office:value="1" calcext:value-type="float">
            <text:p>1</text:p>
          </table:table-cell>
          <table:table-cell table:formula="of:=IF(AND([.K158]=1; [.J158]&gt;=[.E1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produced&gt; <text:s/>?b <text:s text:c="2"/>=&gt; ?a <text:s/>&lt;directed&gt; <text:s/>?b</text:p>
          </table:table-cell>
          <table:table-cell office:value-type="float" office:value="0.000572852" calcext:value-type="float">
            <text:p>0.000572852</text:p>
          </table:table-cell>
          <table:table-cell office:value-type="float" office:value="0.01622203" calcext:value-type="float">
            <text:p>0.01622203</text:p>
          </table:table-cell>
          <table:table-cell office:value-type="float" office:value="0.005115596" calcext:value-type="float">
            <text:p>0.005115596</text:p>
          </table:table-cell>
          <table:table-cell office:value-type="float" office:value="0.006244537" calcext:value-type="float">
            <text:p>0.006244537</text:p>
          </table:table-cell>
          <table:table-cell office:value-type="float" office:value="543" calcext:value-type="float">
            <text:p>543</text:p>
          </table:table-cell>
          <table:table-cell office:value-type="float" office:value="106146" calcext:value-type="float">
            <text:p>106146</text:p>
          </table:table-cell>
          <table:table-cell office:value-type="float" office:value="86956" calcext:value-type="float">
            <text:p>86956</text:p>
          </table:table-cell>
          <table:table-cell office:value-type="string" calcext:value-type="string">
            <text:p>?b</text:p>
          </table:table-cell>
          <table:table-cell office:value-type="float" office:value="0.187721307049021" calcext:value-type="float">
            <text:p>0.187721307</text:p>
          </table:table-cell>
          <table:table-cell table:formula="of:=IF([.J159] &lt;&gt; 0; 1; 0)" office:value-type="float" office:value="1" calcext:value-type="float">
            <text:p>1</text:p>
          </table:table-cell>
          <table:table-cell table:formula="of:=IF(AND([.K159]=1; [.J159]&gt;=[.E1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j <text:s/>&lt;dealsWith&gt; <text:s/>?f <text:s/>?a <text:s/>&lt;isCitizenOf&gt; <text:s/>?j <text:s text:c="2"/>=&gt; ?a <text:s/>&lt;livesIn&gt; <text:s/>?b</text:p>
          </table:table-cell>
          <table:table-cell office:value-type="float" office:value="0.000602392" calcext:value-type="float">
            <text:p>0.000602392</text:p>
          </table:table-cell>
          <table:table-cell office:value-type="float" office:value="0.039128349" calcext:value-type="float">
            <text:p>0.039128349</text:p>
          </table:table-cell>
          <table:table-cell office:value-type="float" office:value="0.000570793" calcext:value-type="float">
            <text:p>0.000570793</text:p>
          </table:table-cell>
          <table:table-cell office:value-type="float" office:value="0.006335856" calcext:value-type="float">
            <text:p>0.006335856</text:p>
          </table:table-cell>
          <table:table-cell office:value-type="float" office:value="571" calcext:value-type="float">
            <text:p>571</text:p>
          </table:table-cell>
          <table:table-cell office:value-type="float" office:value="1000363" calcext:value-type="float">
            <text:p>1000363</text:p>
          </table:table-cell>
          <table:table-cell office:value-type="float" office:value="90122" calcext:value-type="float">
            <text:p>90122</text:p>
          </table:table-cell>
          <table:table-cell office:value-type="string" calcext:value-type="string">
            <text:p>?a</text:p>
          </table:table-cell>
          <table:table-cell office:value-type="float" office:value="1.06026012523315" calcext:value-type="float">
            <text:p>1.0602601252</text:p>
          </table:table-cell>
          <table:table-cell table:formula="of:=IF([.J160] &lt;&gt; 0; 1; 0)" office:value-type="float" office:value="1" calcext:value-type="float">
            <text:p>1</text:p>
          </table:table-cell>
          <table:table-cell table:formula="of:=IF(AND([.K160]=1; [.J160]&gt;=[.E1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818" calcext:value-type="float">
            <text:p>0.000533818</text:p>
          </table:table-cell>
          <table:table-cell office:value-type="float" office:value="0.042191278" calcext:value-type="float">
            <text:p>0.042191278</text:p>
          </table:table-cell>
          <table:table-cell office:value-type="float" office:value="0.001357697" calcext:value-type="float">
            <text:p>0.001357697</text:p>
          </table:table-cell>
          <table:table-cell office:value-type="float" office:value="0.006375285" calcext:value-type="float">
            <text:p>0.006375285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float" office:value="79369" calcext:value-type="float">
            <text:p>79369</text:p>
          </table:table-cell>
          <table:table-cell office:value-type="string" calcext:value-type="string">
            <text:p>?b</text:p>
          </table:table-cell>
          <table:table-cell office:value-type="float" office:value="0.0650293532859732" calcext:value-type="float">
            <text:p>0.0650293533</text:p>
          </table:table-cell>
          <table:table-cell table:formula="of:=IF([.J161] &lt;&gt; 0; 1; 0)" office:value-type="float" office:value="1" calcext:value-type="float">
            <text:p>1</text:p>
          </table:table-cell>
          <table:table-cell table:formula="of:=IF(AND([.K161]=1; [.J161]&gt;=[.E1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ctedIn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10422747" calcext:value-type="float">
            <text:p>0.010422747</text:p>
          </table:table-cell>
          <table:table-cell office:value-type="float" office:value="0.005686988" calcext:value-type="float">
            <text:p>0.005686988</text:p>
          </table:table-cell>
          <table:table-cell office:value-type="float" office:value="0.006511434" calcext:value-type="float">
            <text:p>0.006511434</text:p>
          </table:table-cell>
          <table:table-cell office:value-type="float" office:value="125" calcext:value-type="float">
            <text:p>125</text:p>
          </table:table-cell>
          <table:table-cell office:value-type="float" office:value="21980" calcext:value-type="float">
            <text:p>21980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?b</text:p>
          </table:table-cell>
          <table:table-cell office:value-type="float" office:value="0.288352160574394" calcext:value-type="float">
            <text:p>0.2883521606</text:p>
          </table:table-cell>
          <table:table-cell table:formula="of:=IF([.J162] &lt;&gt; 0; 1; 0)" office:value-type="float" office:value="1" calcext:value-type="float">
            <text:p>1</text:p>
          </table:table-cell>
          <table:table-cell table:formula="of:=IF(AND([.K162]=1; [.J162]&gt;=[.E1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isMarriedTo&gt; <text:s/>?b <text:s text:c="2"/>=&gt; ?a <text:s/>&lt;isMarriedTo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5175519" calcext:value-type="float">
            <text:p>0.015175519</text:p>
          </table:table-cell>
          <table:table-cell table:number-columns-repeated="2" office:value-type="float" office:value="0.00672331" calcext:value-type="float">
            <text:p>0.0067233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7070" calcext:value-type="float">
            <text:p>27070</text:p>
          </table:table-cell>
          <table:table-cell office:value-type="string" calcext:value-type="string">
            <text:p>?b</text:p>
          </table:table-cell>
          <table:table-cell office:value-type="float" office:value="0.198386425379604" calcext:value-type="float">
            <text:p>0.1983864254</text:p>
          </table:table-cell>
          <table:table-cell table:formula="of:=IF([.J163] &lt;&gt; 0; 1; 0)" office:value-type="float" office:value="1" calcext:value-type="float">
            <text:p>1</text:p>
          </table:table-cell>
          <table:table-cell table:formula="of:=IF(AND([.K163]=1; [.J163]&gt;=[.E1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eaderOf&gt; <text:s/>?b <text:s text:c="2"/>=&gt; ?a <text:s/>&lt;lives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5555403" calcext:value-type="float">
            <text:p>0.015555403</text:p>
          </table:table-cell>
          <table:table-cell office:value-type="float" office:value="0.000662286" calcext:value-type="float">
            <text:p>0.000662286</text:p>
          </table:table-cell>
          <table:table-cell office:value-type="float" office:value="0.006804352" calcext:value-type="float">
            <text:p>0.006804352</text:p>
          </table:table-cell>
          <table:table-cell office:value-type="float" office:value="227" calcext:value-type="float">
            <text:p>227</text:p>
          </table:table-cell>
          <table:table-cell office:value-type="float" office:value="342752" calcext:value-type="float">
            <text:p>342752</text:p>
          </table:table-cell>
          <table:table-cell office:value-type="float" office:value="33361" calcext:value-type="float">
            <text:p>33361</text:p>
          </table:table-cell>
          <table:table-cell office:value-type="string" calcext:value-type="string">
            <text:p>?a</text:p>
          </table:table-cell>
          <table:table-cell office:value-type="float" office:value="0.195158583181302" calcext:value-type="float">
            <text:p>0.1951585832</text:p>
          </table:table-cell>
          <table:table-cell table:formula="of:=IF([.J164] &lt;&gt; 0; 1; 0)" office:value-type="float" office:value="1" calcext:value-type="float">
            <text:p>1</text:p>
          </table:table-cell>
          <table:table-cell table:formula="of:=IF(AND([.K164]=1; [.J164]&gt;=[.E1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directed&gt; <text:s/>?b</text:p>
          </table:table-cell>
          <table:table-cell office:value-type="float" office:value="0.0080231" calcext:value-type="float">
            <text:p>0.0080231</text:p>
          </table:table-cell>
          <table:table-cell office:value-type="float" office:value="0.22719804" calcext:value-type="float">
            <text:p>0.22719804</text:p>
          </table:table-cell>
          <table:table-cell office:value-type="float" office:value="0.005747474" calcext:value-type="float">
            <text:p>0.005747474</text:p>
          </table:table-cell>
          <table:table-cell office:value-type="float" office:value="0.006871508" calcext:value-type="float">
            <text:p>0.006871508</text:p>
          </table:table-cell>
          <table:table-cell office:value-type="float" office:value="7605" calcext:value-type="float">
            <text:p>7605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1106744" calcext:value-type="float">
            <text:p>1106744</text:p>
          </table:table-cell>
          <table:table-cell office:value-type="string" calcext:value-type="string">
            <text:p>?b</text:p>
          </table:table-cell>
          <table:table-cell office:value-type="float" office:value="0.421923712483801" calcext:value-type="float">
            <text:p>0.4219237125</text:p>
          </table:table-cell>
          <table:table-cell table:formula="of:=IF([.J165] &lt;&gt; 0; 1; 0)" office:value-type="float" office:value="1" calcext:value-type="float">
            <text:p>1</text:p>
          </table:table-cell>
          <table:table-cell table:formula="of:=IF(AND([.K165]=1; [.J165]&gt;=[.E1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graduatedFrom&gt; <text:s/>?f <text:s/>?a <text:s/>&lt;hasAcademicAdvisor&gt; <text:s/>?j <text:s/>?b <text:s/>&lt;worksAt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table:number-columns-repeated="2" office:value-type="float" office:value="0.006895433" calcext:value-type="float">
            <text:p>0.0068954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2327" calcext:value-type="float">
            <text:p>12327</text:p>
          </table:table-cell>
          <table:table-cell office:value-type="string" calcext:value-type="string">
            <text:p>?a</text:p>
          </table:table-cell>
          <table:table-cell office:value-type="float" office:value="1.3210916077674" calcext:value-type="float">
            <text:p>1.3210916078</text:p>
          </table:table-cell>
          <table:table-cell table:formula="of:=IF([.J166] &lt;&gt; 0; 1; 0)" office:value-type="float" office:value="1" calcext:value-type="float">
            <text:p>1</text:p>
          </table:table-cell>
          <table:table-cell table:formula="of:=IF(AND([.K166]=1; [.J166]&gt;=[.E1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directed&gt; <text:s/>?f <text:s text:c="2"/>=&gt; ?a <text:s/>&lt;produced&gt; <text:s/>?b</text:p>
          </table:table-cell>
          <table:table-cell office:value-type="float" office:value="0.000400891" calcext:value-type="float">
            <text:p>0.000400891</text:p>
          </table:table-cell>
          <table:table-cell office:value-type="float" office:value="0.018834259" calcext:value-type="float">
            <text:p>0.018834259</text:p>
          </table:table-cell>
          <table:table-cell office:value-type="float" office:value="0.00360884" calcext:value-type="float">
            <text:p>0.00360884</text:p>
          </table:table-cell>
          <table:table-cell office:value-type="float" office:value="0.006994037" calcext:value-type="float">
            <text:p>0.006994037</text:p>
          </table:table-cell>
          <table:table-cell office:value-type="float" office:value="380" calcext:value-type="float">
            <text:p>380</text:p>
          </table:table-cell>
          <table:table-cell office:value-type="float" office:value="105297" calcext:value-type="float">
            <text:p>105297</text:p>
          </table:table-cell>
          <table:table-cell office:value-type="float" office:value="54332" calcext:value-type="float">
            <text:p>54332</text:p>
          </table:table-cell>
          <table:table-cell office:value-type="string" calcext:value-type="string">
            <text:p>?b</text:p>
          </table:table-cell>
          <table:table-cell office:value-type="float" office:value="0.0844412454018526" calcext:value-type="float">
            <text:p>0.0844412454</text:p>
          </table:table-cell>
          <table:table-cell table:formula="of:=IF([.J167] &lt;&gt; 0; 1; 0)" office:value-type="float" office:value="1" calcext:value-type="float">
            <text:p>1</text:p>
          </table:table-cell>
          <table:table-cell table:formula="of:=IF(AND([.K167]=1; [.J167]&gt;=[.E1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actedIn&gt; <text:s/>?b</text:p>
          </table:table-cell>
          <table:table-cell office:value-type="float" office:value="0.001417889" calcext:value-type="float">
            <text:p>0.001417889</text:p>
          </table:table-cell>
          <table:table-cell office:value-type="float" office:value="0.012493609" calcext:value-type="float">
            <text:p>0.012493609</text:p>
          </table:table-cell>
          <table:table-cell office:value-type="float" office:value="0.000960017" calcext:value-type="float">
            <text:p>0.000960017</text:p>
          </table:table-cell>
          <table:table-cell office:value-type="float" office:value="0.007103406" calcext:value-type="float">
            <text:p>0.007103406</text:p>
          </table:table-cell>
          <table:table-cell office:value-type="float" office:value="1344" calcext:value-type="float">
            <text:p>1344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89205" calcext:value-type="float">
            <text:p>189205</text:p>
          </table:table-cell>
          <table:table-cell office:value-type="string" calcext:value-type="string">
            <text:p>?b</text:p>
          </table:table-cell>
          <table:table-cell office:value-type="float" office:value="0.0589266943729147" calcext:value-type="float">
            <text:p>0.0589266944</text:p>
          </table:table-cell>
          <table:table-cell table:formula="of:=IF([.J168] &lt;&gt; 0; 1; 0)" office:value-type="float" office:value="1" calcext:value-type="float">
            <text:p>1</text:p>
          </table:table-cell>
          <table:table-cell table:formula="of:=IF(AND([.K168]=1; [.J168]&gt;=[.E1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1918589" calcext:value-type="float">
            <text:p>0.011918589</text:p>
          </table:table-cell>
          <table:table-cell table:number-columns-repeated="2" office:value-type="float" office:value="0.007171195" calcext:value-type="float">
            <text:p>0.007171195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93011" calcext:value-type="float">
            <text:p>93011</text:p>
          </table:table-cell>
          <table:table-cell office:value-type="string" calcext:value-type="string">
            <text:p>?a</text:p>
          </table:table-cell>
          <table:table-cell office:value-type="float" office:value="0.436065622973655" calcext:value-type="float">
            <text:p>0.436065623</text:p>
          </table:table-cell>
          <table:table-cell table:formula="of:=IF([.J169] &lt;&gt; 0; 1; 0)" office:value-type="float" office:value="1" calcext:value-type="float">
            <text:p>1</text:p>
          </table:table-cell>
          <table:table-cell table:formula="of:=IF(AND([.K169]=1; [.J169]&gt;=[.E1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livesIn&gt; <text:s/>?b</text:p>
          </table:table-cell>
          <table:table-cell office:value-type="float" office:value="0.00093049" calcext:value-type="float">
            <text:p>0.00093049</text:p>
          </table:table-cell>
          <table:table-cell office:value-type="float" office:value="0.060439937" calcext:value-type="float">
            <text:p>0.060439937</text:p>
          </table:table-cell>
          <table:table-cell table:number-columns-repeated="2" office:value-type="float" office:value="0.00721998" calcext:value-type="float">
            <text:p>0.00721998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122161" calcext:value-type="float">
            <text:p>122161</text:p>
          </table:table-cell>
          <table:table-cell office:value-type="string" calcext:value-type="string">
            <text:p>?a</text:p>
          </table:table-cell>
          <table:table-cell office:value-type="float" office:value="0.512510226591155" calcext:value-type="float">
            <text:p>0.5125102266</text:p>
          </table:table-cell>
          <table:table-cell table:formula="of:=IF([.J170] &lt;&gt; 0; 1; 0)" office:value-type="float" office:value="1" calcext:value-type="float">
            <text:p>1</text:p>
          </table:table-cell>
          <table:table-cell table:formula="of:=IF(AND([.K170]=1; [.J170]&gt;=[.E1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011423626" calcext:value-type="float">
            <text:p>0.011423626</text:p>
          </table:table-cell>
          <table:table-cell office:value-type="float" office:value="0.000202995" calcext:value-type="float">
            <text:p>0.000202995</text:p>
          </table:table-cell>
          <table:table-cell office:value-type="float" office:value="0.007224168" calcext:value-type="float">
            <text:p>0.007224168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?b</text:p>
          </table:table-cell>
          <table:table-cell office:value-type="float" office:value="0.147708566512102" calcext:value-type="float">
            <text:p>0.1477085665</text:p>
          </table:table-cell>
          <table:table-cell table:formula="of:=IF([.J171] &lt;&gt; 0; 1; 0)" office:value-type="float" office:value="1" calcext:value-type="float">
            <text:p>1</text:p>
          </table:table-cell>
          <table:table-cell table:formula="of:=IF(AND([.K171]=1; [.J171]&gt;=[.E1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produced&gt; <text:s/>?b <text:s text:c="2"/>=&gt; ?a <text:s/>&lt;produced&gt; <text:s/>?b</text:p>
          </table:table-cell>
          <table:table-cell office:value-type="float" office:value="0.000871411" calcext:value-type="float">
            <text:p>0.000871411</text:p>
          </table:table-cell>
          <table:table-cell office:value-type="float" office:value="0.04093973" calcext:value-type="float">
            <text:p>0.04093973</text:p>
          </table:table-cell>
          <table:table-cell table:number-columns-repeated="2" office:value-type="float" office:value="0.007307277" calcext:value-type="float">
            <text:p>0.007307277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113038" calcext:value-type="float">
            <text:p>113038</text:p>
          </table:table-cell>
          <table:table-cell office:value-type="string" calcext:value-type="string">
            <text:p>?b</text:p>
          </table:table-cell>
          <table:table-cell office:value-type="float" office:value="0.350528909143334" calcext:value-type="float">
            <text:p>0.3505289091</text:p>
          </table:table-cell>
          <table:table-cell table:formula="of:=IF([.J172] &lt;&gt; 0; 1; 0)" office:value-type="float" office:value="1" calcext:value-type="float">
            <text:p>1</text:p>
          </table:table-cell>
          <table:table-cell table:formula="of:=IF(AND([.K172]=1; [.J172]&gt;=[.E1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livesIn&gt; <text:s/>?f <text:s text:c="2"/>=&gt; ?a <text:s/>&lt;livesIn&gt; <text:s/>?b</text:p>
          </table:table-cell>
          <table:table-cell office:value-type="float" office:value="0.00020994" calcext:value-type="float">
            <text:p>0.00020994</text:p>
          </table:table-cell>
          <table:table-cell office:value-type="float" office:value="0.013636675" calcext:value-type="float">
            <text:p>0.013636675</text:p>
          </table:table-cell>
          <table:table-cell table:number-columns-repeated="2" office:value-type="float" office:value="0.007319406" calcext:value-type="float">
            <text:p>0.00731940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7188" calcext:value-type="float">
            <text:p>27188</text:p>
          </table:table-cell>
          <table:table-cell office:value-type="string" calcext:value-type="string">
            <text:p>?a</text:p>
          </table:table-cell>
          <table:table-cell office:value-type="float" office:value="0.219530298755916" calcext:value-type="float">
            <text:p>0.2195302988</text:p>
          </table:table-cell>
          <table:table-cell table:formula="of:=IF([.J173] &lt;&gt; 0; 1; 0)" office:value-type="float" office:value="1" calcext:value-type="float">
            <text:p>1</text:p>
          </table:table-cell>
          <table:table-cell table:formula="of:=IF(AND([.K173]=1; [.J173]&gt;=[.E1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actedIn&gt; <text:s/>?b</text:p>
          </table:table-cell>
          <table:table-cell office:value-type="float" office:value="0.008139147" calcext:value-type="float">
            <text:p>0.008139147</text:p>
          </table:table-cell>
          <table:table-cell office:value-type="float" office:value="0.071717406" calcext:value-type="float">
            <text:p>0.071717406</text:p>
          </table:table-cell>
          <table:table-cell table:number-columns-repeated="2" office:value-type="float" office:value="0.007476355" calcext:value-type="float">
            <text:p>0.007476355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1031920" calcext:value-type="float">
            <text:p>1031920</text:p>
          </table:table-cell>
          <table:table-cell office:value-type="string" calcext:value-type="string">
            <text:p>?b</text:p>
          </table:table-cell>
          <table:table-cell office:value-type="float" office:value="0.247920558604316" calcext:value-type="float">
            <text:p>0.2479205586</text:p>
          </table:table-cell>
          <table:table-cell table:formula="of:=IF([.J174] &lt;&gt; 0; 1; 0)" office:value-type="float" office:value="1" calcext:value-type="float">
            <text:p>1</text:p>
          </table:table-cell>
          <table:table-cell table:formula="of:=IF(AND([.K174]=1; [.J174]&gt;=[.E1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isPoliticianOf&gt; <text:s/>?f <text:s/>?i <text:s/>&lt;livesIn&gt; <text:s/>?f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007591093" calcext:value-type="float">
            <text:p>0.00759109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52" calcext:value-type="float">
            <text:p>3952</text:p>
          </table:table-cell>
          <table:table-cell office:value-type="string" calcext:value-type="string">
            <text:p>?a</text:p>
          </table:table-cell>
          <table:table-cell office:value-type="float" office:value="0.148752684550979" calcext:value-type="float">
            <text:p>0.1487526846</text:p>
          </table:table-cell>
          <table:table-cell table:formula="of:=IF([.J175] &lt;&gt; 0; 1; 0)" office:value-type="float" office:value="1" calcext:value-type="float">
            <text:p>1</text:p>
          </table:table-cell>
          <table:table-cell table:formula="of:=IF(AND([.K175]=1; [.J175]&gt;=[.E1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051361068" calcext:value-type="float">
            <text:p>0.051361068</text:p>
          </table:table-cell>
          <table:table-cell office:value-type="float" office:value="0.000812711" calcext:value-type="float">
            <text:p>0.000812711</text:p>
          </table:table-cell>
          <table:table-cell office:value-type="float" office:value="0.007615566" calcext:value-type="float">
            <text:p>0.007615566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?a</text:p>
          </table:table-cell>
          <table:table-cell office:value-type="float" office:value="0.209066361015516" calcext:value-type="float">
            <text:p>0.209066361</text:p>
          </table:table-cell>
          <table:table-cell table:formula="of:=IF([.J176] &lt;&gt; 0; 1; 0)" office:value-type="float" office:value="1" calcext:value-type="float">
            <text:p>1</text:p>
          </table:table-cell>
          <table:table-cell table:formula="of:=IF(AND([.K176]=1; [.J176]&gt;=[.E1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68469" calcext:value-type="float">
            <text:p>0.000968469</text:p>
          </table:table-cell>
          <table:table-cell office:value-type="float" office:value="0.062906873" calcext:value-type="float">
            <text:p>0.062906873</text:p>
          </table:table-cell>
          <table:table-cell table:number-columns-repeated="2" office:value-type="float" office:value="0.00773235" calcext:value-type="float">
            <text:p>0.00773235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118722" calcext:value-type="float">
            <text:p>118722</text:p>
          </table:table-cell>
          <table:table-cell office:value-type="string" calcext:value-type="string">
            <text:p>?a</text:p>
          </table:table-cell>
          <table:table-cell office:value-type="float" office:value="0.90916356693017" calcext:value-type="float">
            <text:p>0.9091635669</text:p>
          </table:table-cell>
          <table:table-cell table:formula="of:=IF([.J177] &lt;&gt; 0; 1; 0)" office:value-type="float" office:value="1" calcext:value-type="float">
            <text:p>1</text:p>
          </table:table-cell>
          <table:table-cell table:formula="of:=IF(AND([.K177]=1; [.J177]&gt;=[.E1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dealsWith&gt; <text:s/>?j <text:s/>?a <text:s/>&lt;isCitizenOf&gt; <text:s/>?j <text:s text:c="2"/>=&gt; ?a <text:s/>&lt;livesIn&gt; <text:s/>?b</text:p>
          </table:table-cell>
          <table:table-cell office:value-type="float" office:value="0.000511664" calcext:value-type="float">
            <text:p>0.000511664</text:p>
          </table:table-cell>
          <table:table-cell office:value-type="float" office:value="0.033235113" calcext:value-type="float">
            <text:p>0.033235113</text:p>
          </table:table-cell>
          <table:table-cell office:value-type="float" office:value="0.000706649" calcext:value-type="float">
            <text:p>0.000706649</text:p>
          </table:table-cell>
          <table:table-cell office:value-type="float" office:value="0.007932614" calcext:value-type="float">
            <text:p>0.007932614</text:p>
          </table:table-cell>
          <table:table-cell office:value-type="float" office:value="485" calcext:value-type="float">
            <text:p>485</text:p>
          </table:table-cell>
          <table:table-cell office:value-type="float" office:value="686338" calcext:value-type="float">
            <text:p>686338</text:p>
          </table:table-cell>
          <table:table-cell office:value-type="float" office:value="61140" calcext:value-type="float">
            <text:p>61140</text:p>
          </table:table-cell>
          <table:table-cell office:value-type="string" calcext:value-type="string">
            <text:p>?a</text:p>
          </table:table-cell>
          <table:table-cell office:value-type="float" office:value="1.28050667906642" calcext:value-type="float">
            <text:p>1.2805066791</text:p>
          </table:table-cell>
          <table:table-cell table:formula="of:=IF([.J178] &lt;&gt; 0; 1; 0)" office:value-type="float" office:value="1" calcext:value-type="float">
            <text:p>1</text:p>
          </table:table-cell>
          <table:table-cell table:formula="of:=IF(AND([.K178]=1; [.J178]&gt;=[.E1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worksAt&gt; <text:s/>?f <text:s/>?i <text:s/>&lt;worksAt&gt; <text:s/>?f <text:s text:c="2"/>=&gt; ?a <text:s/>&lt;worksAt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44745484" calcext:value-type="float">
            <text:p>0.044745484</text:p>
          </table:table-cell>
          <table:table-cell table:number-columns-repeated="2" office:value-type="float" office:value="0.007989445" calcext:value-type="float">
            <text:p>0.00798944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3643" calcext:value-type="float">
            <text:p>13643</text:p>
          </table:table-cell>
          <table:table-cell office:value-type="string" calcext:value-type="string">
            <text:p>?a</text:p>
          </table:table-cell>
          <table:table-cell office:value-type="float" office:value="0.0622484166475036" calcext:value-type="float">
            <text:p>0.0622484166</text:p>
          </table:table-cell>
          <table:table-cell table:formula="of:=IF([.J179] &lt;&gt; 0; 1; 0)" office:value-type="float" office:value="1" calcext:value-type="float">
            <text:p>1</text:p>
          </table:table-cell>
          <table:table-cell table:formula="of:=IF(AND([.K179]=1; [.J179]&gt;=[.E1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12757442" calcext:value-type="float">
            <text:p>0.012757442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2" calcext:value-type="float">
            <text:p>0.008117572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848" calcext:value-type="float">
            <text:p>18848</text:p>
          </table:table-cell>
          <table:table-cell office:value-type="string" calcext:value-type="string">
            <text:p>?b</text:p>
          </table:table-cell>
          <table:table-cell office:value-type="float" office:value="0.144909301857484" calcext:value-type="float">
            <text:p>0.1449093019</text:p>
          </table:table-cell>
          <table:table-cell table:formula="of:=IF([.J180] &lt;&gt; 0; 1; 0)" office:value-type="float" office:value="1" calcext:value-type="float">
            <text:p>1</text:p>
          </table:table-cell>
          <table:table-cell table:formula="of:=IF(AND([.K180]=1; [.J180]&gt;=[.E1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2007004" calcext:value-type="float">
            <text:p>0.012007004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1" calcext:value-type="float">
            <text:p>0.008164191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float" office:value="17638" calcext:value-type="float">
            <text:p>17638</text:p>
          </table:table-cell>
          <table:table-cell office:value-type="string" calcext:value-type="string">
            <text:p>?b</text:p>
          </table:table-cell>
          <table:table-cell office:value-type="float" office:value="0.0639748647432769" calcext:value-type="float">
            <text:p>0.0639748647</text:p>
          </table:table-cell>
          <table:table-cell table:formula="of:=IF([.J181] &lt;&gt; 0; 1; 0)" office:value-type="float" office:value="1" calcext:value-type="float">
            <text:p>1</text:p>
          </table:table-cell>
          <table:table-cell table:formula="of:=IF(AND([.K181]=1; [.J181]&gt;=[.E1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b <text:s/>&lt;participatedIn&gt; <text:s/>?j <text:s/>?f <text:s/>&lt;participatedIn&gt; <text:s/>?j <text:s text:c="2"/>=&gt; ?a <text:s/>&lt;isCitizenOf&gt; <text:s/>?b</text:p>
          </table:table-cell>
          <table:table-cell office:value-type="float" office:value="0.000714219" calcext:value-type="float">
            <text:p>0.000714219</text:p>
          </table:table-cell>
          <table:table-cell office:value-type="float" office:value="0.04646534" calcext:value-type="float">
            <text:p>0.04646534</text:p>
          </table:table-cell>
          <table:table-cell office:value-type="float" office:value="0.00318968" calcext:value-type="float">
            <text:p>0.00318968</text:p>
          </table:table-cell>
          <table:table-cell office:value-type="float" office:value="0.008360812" calcext:value-type="float">
            <text:p>0.008360812</text:p>
          </table:table-cell>
          <table:table-cell office:value-type="float" office:value="677" calcext:value-type="float">
            <text:p>677</text:p>
          </table:table-cell>
          <table:table-cell office:value-type="float" office:value="212247" calcext:value-type="float">
            <text:p>212247</text:p>
          </table:table-cell>
          <table:table-cell office:value-type="float" office:value="80973" calcext:value-type="float">
            <text:p>80973</text:p>
          </table:table-cell>
          <table:table-cell office:value-type="string" calcext:value-type="string">
            <text:p>?a</text:p>
          </table:table-cell>
          <table:table-cell office:value-type="float" office:value="10.4508334561883" calcext:value-type="float">
            <text:p>10.4508334562</text:p>
          </table:table-cell>
          <table:table-cell table:formula="of:=IF([.J182] &lt;&gt; 0; 1; 0)" office:value-type="float" office:value="1" calcext:value-type="float">
            <text:p>1</text:p>
          </table:table-cell>
          <table:table-cell table:formula="of:=IF(AND([.K182]=1; [.J182]&gt;=[.E1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008071025" calcext:value-type="float">
            <text:p>0.008071025</text:p>
          </table:table-cell>
          <table:table-cell office:value-type="float" office:value="0.008576329" calcext:value-type="float">
            <text:p>0.008576329</text:p>
          </table:table-cell>
          <table:table-cell office:value-type="float" office:value="10" calcext:value-type="float">
            <text:p>10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?b</text:p>
          </table:table-cell>
          <table:table-cell office:value-type="float" office:value="0.062633192030127" calcext:value-type="float">
            <text:p>0.062633192</text:p>
          </table:table-cell>
          <table:table-cell table:formula="of:=IF([.J183] &lt;&gt; 0; 1; 0)" office:value-type="float" office:value="1" calcext:value-type="float">
            <text:p>1</text:p>
          </table:table-cell>
          <table:table-cell table:formula="of:=IF(AND([.K183]=1; [.J183]&gt;=[.E1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MarriedTo&gt; <text:s/>?a <text:s/>?b <text:s/>&lt;wasBornIn&gt; <text:s/>?f <text:s text:c="2"/>=&gt; ?a <text:s/>&lt;hasChild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20164431" calcext:value-type="float">
            <text:p>0.020164431</text:p>
          </table:table-cell>
          <table:table-cell office:value-type="float" office:value="0.000526911" calcext:value-type="float">
            <text:p>0.000526911</text:p>
          </table:table-cell>
          <table:table-cell office:value-type="float" office:value="0.008607314" calcext:value-type="float">
            <text:p>0.008607314</text:p>
          </table:table-cell>
          <table:table-cell office:value-type="float" office:value="233" calcext:value-type="float">
            <text:p>233</text:p>
          </table:table-cell>
          <table:table-cell office:value-type="float" office:value="442200" calcext:value-type="float">
            <text:p>442200</text:p>
          </table:table-cell>
          <table:table-cell office:value-type="float" office:value="27070" calcext:value-type="float">
            <text:p>27070</text:p>
          </table:table-cell>
          <table:table-cell office:value-type="string" calcext:value-type="string">
            <text:p>?b</text:p>
          </table:table-cell>
          <table:table-cell office:value-type="float" office:value="1.03779739170623" calcext:value-type="float">
            <text:p>1.0377973917</text:p>
          </table:table-cell>
          <table:table-cell table:formula="of:=IF([.J184] &lt;&gt; 0; 1; 0)" office:value-type="float" office:value="1" calcext:value-type="float">
            <text:p>1</text:p>
          </table:table-cell>
          <table:table-cell table:formula="of:=IF(AND([.K184]=1; [.J184]&gt;=[.E1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CitizenOf&gt; <text:s/>?j <text:s text:c="2"/>=&gt; ?a <text:s/>&lt;livesIn&gt; <text:s/>?b</text:p>
          </table:table-cell>
          <table:table-cell office:value-type="float" office:value="0.000322823" calcext:value-type="float">
            <text:p>0.000322823</text:p>
          </table:table-cell>
          <table:table-cell office:value-type="float" office:value="0.020968958" calcext:value-type="float">
            <text:p>0.020968958</text:p>
          </table:table-cell>
          <table:table-cell office:value-type="float" office:value="0.000811049" calcext:value-type="float">
            <text:p>0.000811049</text:p>
          </table:table-cell>
          <table:table-cell office:value-type="float" office:value="0.008640895" calcext:value-type="float">
            <text:p>0.008640895</text:p>
          </table:table-cell>
          <table:table-cell office:value-type="float" office:value="306" calcext:value-type="float">
            <text:p>306</text:p>
          </table:table-cell>
          <table:table-cell office:value-type="float" office:value="377289" calcext:value-type="float">
            <text:p>377289</text:p>
          </table:table-cell>
          <table:table-cell office:value-type="float" office:value="35413" calcext:value-type="float">
            <text:p>35413</text:p>
          </table:table-cell>
          <table:table-cell office:value-type="string" calcext:value-type="string">
            <text:p>?a</text:p>
          </table:table-cell>
          <table:table-cell office:value-type="float" office:value="0.871647173430305" calcext:value-type="float">
            <text:p>0.8716471734</text:p>
          </table:table-cell>
          <table:table-cell table:formula="of:=IF([.J185] &lt;&gt; 0; 1; 0)" office:value-type="float" office:value="1" calcext:value-type="float">
            <text:p>1</text:p>
          </table:table-cell>
          <table:table-cell table:formula="of:=IF(AND([.K185]=1; [.J185]&gt;=[.E1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worksAt&gt; <text:s/>?f <text:s text:c="2"/>=&gt; ?a <text:s/>&lt;graduatedFrom&gt; <text:s/>?b</text:p>
          </table:table-cell>
          <table:table-cell office:value-type="float" office:value="0.000330208" calcext:value-type="float">
            <text:p>0.000330208</text:p>
          </table:table-cell>
          <table:table-cell office:value-type="float" office:value="0.026357895" calcext:value-type="float">
            <text:p>0.026357895</text:p>
          </table:table-cell>
          <table:table-cell table:number-columns-repeated="2" office:value-type="float" office:value="0.008812185" calcext:value-type="float">
            <text:p>0.00881218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5519" calcext:value-type="float">
            <text:p>35519</text:p>
          </table:table-cell>
          <table:table-cell office:value-type="string" calcext:value-type="string">
            <text:p>?a</text:p>
          </table:table-cell>
          <table:table-cell office:value-type="float" office:value="0.16970170276607" calcext:value-type="float">
            <text:p>0.1697017028</text:p>
          </table:table-cell>
          <table:table-cell table:formula="of:=IF([.J186] &lt;&gt; 0; 1; 0)" office:value-type="float" office:value="1" calcext:value-type="float">
            <text:p>1</text:p>
          </table:table-cell>
          <table:table-cell table:formula="of:=IF(AND([.K186]=1; [.J186]&gt;=[.E1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isCitizenOf&gt; <text:s/>?f <text:s text:c="2"/>=&gt; ?a <text:s/>&lt;lives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25697252" calcext:value-type="float">
            <text:p>0.025697252</text:p>
          </table:table-cell>
          <table:table-cell office:value-type="float" office:value="0.000863166" calcext:value-type="float">
            <text:p>0.000863166</text:p>
          </table:table-cell>
          <table:table-cell office:value-type="float" office:value="0.008909268" calcext:value-type="float">
            <text:p>0.008909268</text:p>
          </table:table-cell>
          <table:table-cell office:value-type="float" office:value="375" calcext:value-type="float">
            <text:p>375</text:p>
          </table:table-cell>
          <table:table-cell office:value-type="float" office:value="434447" calcext:value-type="float">
            <text:p>434447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?a</text:p>
          </table:table-cell>
          <table:table-cell office:value-type="float" office:value="0.240274269574289" calcext:value-type="float">
            <text:p>0.2402742696</text:p>
          </table:table-cell>
          <table:table-cell table:formula="of:=IF([.J187] &lt;&gt; 0; 1; 0)" office:value-type="float" office:value="1" calcext:value-type="float">
            <text:p>1</text:p>
          </table:table-cell>
          <table:table-cell table:formula="of:=IF(AND([.K187]=1; [.J187]&gt;=[.E1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created&gt; <text:s/>?b</text:p>
          </table:table-cell>
          <table:table-cell office:value-type="float" office:value="0.006157901" calcext:value-type="float">
            <text:p>0.006157901</text:p>
          </table:table-cell>
          <table:table-cell office:value-type="float" office:value="0.029161962" calcext:value-type="float">
            <text:p>0.029161962</text:p>
          </table:table-cell>
          <table:table-cell office:value-type="float" office:value="0.005656446" calcext:value-type="float">
            <text:p>0.005656446</text:p>
          </table:table-cell>
          <table:table-cell office:value-type="float" office:value="0.009025768" calcext:value-type="float">
            <text:p>0.009025768</text:p>
          </table:table-cell>
          <table:table-cell office:value-type="float" office:value="5837" calcext:value-type="float">
            <text:p>5837</text:p>
          </table:table-cell>
          <table:table-cell office:value-type="float" office:value="1031920" calcext:value-type="float">
            <text:p>1031920</text:p>
          </table:table-cell>
          <table:table-cell office:value-type="float" office:value="646704" calcext:value-type="float">
            <text:p>646704</text:p>
          </table:table-cell>
          <table:table-cell office:value-type="string" calcext:value-type="string">
            <text:p>?b</text:p>
          </table:table-cell>
          <table:table-cell office:value-type="float" office:value="0.356558180948698" calcext:value-type="float">
            <text:p>0.3565581809</text:p>
          </table:table-cell>
          <table:table-cell table:formula="of:=IF([.J188] &lt;&gt; 0; 1; 0)" office:value-type="float" office:value="1" calcext:value-type="float">
            <text:p>1</text:p>
          </table:table-cell>
          <table:table-cell table:formula="of:=IF(AND([.K188]=1; [.J188]&gt;=[.E1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ctedIn&gt; <text:s/>?j <text:s/>?b <text:s/>&lt;isMarriedTo&gt; <text:s/>?f <text:s/>?a <text:s/>&lt;produced&gt; <text:s/>?j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08083849" calcext:value-type="float">
            <text:p>0.008083849</text:p>
          </table:table-cell>
          <table:table-cell office:value-type="float" office:value="0.009100609" calcext:value-type="float">
            <text:p>0.009100609</text:p>
          </table:table-cell>
          <table:table-cell office:value-type="float" office:value="145" calcext:value-type="float">
            <text:p>145</text:p>
          </table:table-cell>
          <table:table-cell office:value-type="float" office:value="17937" calcext:value-type="float">
            <text:p>17937</text:p>
          </table:table-cell>
          <table:table-cell office:value-type="float" office:value="15933" calcext:value-type="float">
            <text:p>15933</text:p>
          </table:table-cell>
          <table:table-cell office:value-type="string" calcext:value-type="string">
            <text:p>?b</text:p>
          </table:table-cell>
          <table:table-cell office:value-type="float" office:value="0.468924972372188" calcext:value-type="float">
            <text:p>0.4689249724</text:p>
          </table:table-cell>
          <table:table-cell table:formula="of:=IF([.J189] &lt;&gt; 0; 1; 0)" office:value-type="float" office:value="1" calcext:value-type="float">
            <text:p>1</text:p>
          </table:table-cell>
          <table:table-cell table:formula="of:=IF(AND([.K189]=1; [.J189]&gt;=[.E1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isMarriedTo&gt; <text:s/>?j <text:s/>?b <text:s/>&lt;wasBornIn&gt; <text:s/>?f <text:s text:c="2"/>=&gt; ?a <text:s/>&lt;hasChild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5318044" calcext:value-type="float">
            <text:p>0.015318044</text:p>
          </table:table-cell>
          <table:table-cell office:value-type="float" office:value="0.000586386" calcext:value-type="float">
            <text:p>0.000586386</text:p>
          </table:table-cell>
          <table:table-cell office:value-type="float" office:value="0.00915391" calcext:value-type="float">
            <text:p>0.00915391</text:p>
          </table:table-cell>
          <table:table-cell office:value-type="float" office:value="177" calcext:value-type="float">
            <text:p>177</text:p>
          </table:table-cell>
          <table:table-cell office:value-type="float" office:value="301849" calcext:value-type="float">
            <text:p>301849</text:p>
          </table:table-cell>
          <table:table-cell office:value-type="float" office:value="19336" calcext:value-type="float">
            <text:p>19336</text:p>
          </table:table-cell>
          <table:table-cell office:value-type="string" calcext:value-type="string">
            <text:p>?b</text:p>
          </table:table-cell>
          <table:table-cell office:value-type="float" office:value="1.15386247594377" calcext:value-type="float">
            <text:p>1.1538624759</text:p>
          </table:table-cell>
          <table:table-cell table:formula="of:=IF([.J190] &lt;&gt; 0; 1; 0)" office:value-type="float" office:value="1" calcext:value-type="float">
            <text:p>1</text:p>
          </table:table-cell>
          <table:table-cell table:formula="of:=IF(AND([.K190]=1; [.J190]&gt;=[.E1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directed&gt; <text:s/>?b</text:p>
          </table:table-cell>
          <table:table-cell office:value-type="float" office:value="0.00182089" calcext:value-type="float">
            <text:p>0.00182089</text:p>
          </table:table-cell>
          <table:table-cell office:value-type="float" office:value="0.051563947" calcext:value-type="float">
            <text:p>0.051563947</text:p>
          </table:table-cell>
          <table:table-cell table:number-columns-repeated="2" office:value-type="float" office:value="0.009262042" calcext:value-type="float">
            <text:p>0.009262042</text:p>
          </table:table-cell>
          <table:table-cell office:value-type="float" office:value="1726" calcext:value-type="float">
            <text:p>1726</text:p>
          </table:table-cell>
          <table:table-cell table:number-columns-repeated="2" office:value-type="float" office:value="186352" calcext:value-type="float">
            <text:p>186352</text:p>
          </table:table-cell>
          <table:table-cell office:value-type="string" calcext:value-type="string">
            <text:p>?b</text:p>
          </table:table-cell>
          <table:table-cell office:value-type="float" office:value="0.377650930886903" calcext:value-type="float">
            <text:p>0.3776509309</text:p>
          </table:table-cell>
          <table:table-cell table:formula="of:=IF([.J191] &lt;&gt; 0; 1; 0)" office:value-type="float" office:value="1" calcext:value-type="float">
            <text:p>1</text:p>
          </table:table-cell>
          <table:table-cell table:formula="of:=IF(AND([.K191]=1; [.J191]&gt;=[.E1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directed&gt; <text:s/>?b <text:s text:c="2"/>=&gt; ?a <text:s/>&lt;produced&gt; <text:s/>?b</text:p>
          </table:table-cell>
          <table:table-cell office:value-type="float" office:value="0.000581292" calcext:value-type="float">
            <text:p>0.000581292</text:p>
          </table:table-cell>
          <table:table-cell office:value-type="float" office:value="0.027309675" calcext:value-type="float">
            <text:p>0.027309675</text:p>
          </table:table-cell>
          <table:table-cell office:value-type="float" office:value="0.004872958" calcext:value-type="float">
            <text:p>0.004872958</text:p>
          </table:table-cell>
          <table:table-cell office:value-type="float" office:value="0.009293931" calcext:value-type="float">
            <text:p>0.009293931</text:p>
          </table:table-cell>
          <table:table-cell office:value-type="float" office:value="551" calcext:value-type="float">
            <text:p>551</text:p>
          </table:table-cell>
          <table:table-cell office:value-type="float" office:value="113073" calcext:value-type="float">
            <text:p>113073</text:p>
          </table:table-cell>
          <table:table-cell office:value-type="float" office:value="59286" calcext:value-type="float">
            <text:p>59286</text:p>
          </table:table-cell>
          <table:table-cell office:value-type="string" calcext:value-type="string">
            <text:p>?b</text:p>
          </table:table-cell>
          <table:table-cell office:value-type="float" office:value="0.263433538619076" calcext:value-type="float">
            <text:p>0.2634335386</text:p>
          </table:table-cell>
          <table:table-cell table:formula="of:=IF([.J192] &lt;&gt; 0; 1; 0)" office:value-type="float" office:value="1" calcext:value-type="float">
            <text:p>1</text:p>
          </table:table-cell>
          <table:table-cell table:formula="of:=IF(AND([.K192]=1; [.J192]&gt;=[.E1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OfficialLanguage&gt; <text:s/>?f <text:s/>?j <text:s/>&lt;hasOfficialLanguage&gt; <text:s/>?f <text:s/>?a <text:s/>&lt;isCitizenOf&gt; <text:s/>?j <text:s text:c="2"/>=&gt; ?a <text:s/>&lt;livesIn&gt; <text:s/>?b</text:p>
          </table:table-cell>
          <table:table-cell office:value-type="float" office:value="0.000658306" calcext:value-type="float">
            <text:p>0.000658306</text:p>
          </table:table-cell>
          <table:table-cell office:value-type="float" office:value="0.042760228" calcext:value-type="float">
            <text:p>0.042760228</text:p>
          </table:table-cell>
          <table:table-cell office:value-type="float" office:value="0.000920421" calcext:value-type="float">
            <text:p>0.000920421</text:p>
          </table:table-cell>
          <table:table-cell office:value-type="float" office:value="0.009603694" calcext:value-type="float">
            <text:p>0.009603694</text:p>
          </table:table-cell>
          <table:table-cell office:value-type="float" office:value="624" calcext:value-type="float">
            <text:p>624</text:p>
          </table:table-cell>
          <table:table-cell office:value-type="float" office:value="677951" calcext:value-type="float">
            <text:p>677951</text:p>
          </table:table-cell>
          <table:table-cell office:value-type="float" office:value="64975" calcext:value-type="float">
            <text:p>64975</text:p>
          </table:table-cell>
          <table:table-cell office:value-type="string" calcext:value-type="string">
            <text:p>?a</text:p>
          </table:table-cell>
          <table:table-cell office:value-type="float" office:value="0.823945288213873" calcext:value-type="float">
            <text:p>0.8239452882</text:p>
          </table:table-cell>
          <table:table-cell table:formula="of:=IF([.J193] &lt;&gt; 0; 1; 0)" office:value-type="float" office:value="1" calcext:value-type="float">
            <text:p>1</text:p>
          </table:table-cell>
          <table:table-cell table:formula="of:=IF(AND([.K193]=1; [.J193]&gt;=[.E1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produced&gt; <text:s/>?b</text:p>
          </table:table-cell>
          <table:table-cell office:value-type="float" office:value="0.00045786" calcext:value-type="float">
            <text:p>0.00045786</text:p>
          </table:table-cell>
          <table:table-cell office:value-type="float" office:value="0.021510706" calcext:value-type="float">
            <text:p>0.021510706</text:p>
          </table:table-cell>
          <table:table-cell office:value-type="float" office:value="0.001371603" calcext:value-type="float">
            <text:p>0.001371603</text:p>
          </table:table-cell>
          <table:table-cell office:value-type="float" office:value="0.010067737" calcext:value-type="float">
            <text:p>0.010067737</text:p>
          </table:table-cell>
          <table:table-cell office:value-type="float" office:value="434" calcext:value-type="float">
            <text:p>434</text:p>
          </table:table-cell>
          <table:table-cell office:value-type="float" office:value="316418" calcext:value-type="float">
            <text:p>316418</text:p>
          </table:table-cell>
          <table:table-cell office:value-type="float" office:value="43108" calcext:value-type="float">
            <text:p>43108</text:p>
          </table:table-cell>
          <table:table-cell office:value-type="string" calcext:value-type="string">
            <text:p>?b</text:p>
          </table:table-cell>
          <table:table-cell office:value-type="float" office:value="0.682744949070778" calcext:value-type="float">
            <text:p>0.6827449491</text:p>
          </table:table-cell>
          <table:table-cell table:formula="of:=IF([.J194] &lt;&gt; 0; 1; 0)" office:value-type="float" office:value="1" calcext:value-type="float">
            <text:p>1</text:p>
          </table:table-cell>
          <table:table-cell table:formula="of:=IF(AND([.K194]=1; [.J194]&gt;=[.E1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23526" calcext:value-type="float">
            <text:p>0.00023526</text:p>
          </table:table-cell>
          <table:table-cell office:value-type="float" office:value="0.01859418" calcext:value-type="float">
            <text:p>0.01859418</text:p>
          </table:table-cell>
          <table:table-cell table:number-columns-repeated="2" office:value-type="float" office:value="0.010221387" calcext:value-type="float">
            <text:p>0.01022138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1817" calcext:value-type="float">
            <text:p>21817</text:p>
          </table:table-cell>
          <table:table-cell office:value-type="string" calcext:value-type="string">
            <text:p>?b</text:p>
          </table:table-cell>
          <table:table-cell office:value-type="float" office:value="0.340774892642144" calcext:value-type="float">
            <text:p>0.3407748926</text:p>
          </table:table-cell>
          <table:table-cell table:formula="of:=IF([.J195] &lt;&gt; 0; 1; 0)" office:value-type="float" office:value="1" calcext:value-type="float">
            <text:p>1</text:p>
          </table:table-cell>
          <table:table-cell table:formula="of:=IF(AND([.K195]=1; [.J195]&gt;=[.E1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1253683" calcext:value-type="float">
            <text:p>0.001253683</text:p>
          </table:table-cell>
          <table:table-cell office:value-type="float" office:value="0.010298661" calcext:value-type="float">
            <text:p>0.010298661</text:p>
          </table:table-cell>
          <table:table-cell office:value-type="float" office:value="20" calcext:value-type="float">
            <text:p>20</text:p>
          </table:table-cell>
          <table:table-cell office:value-type="float" office:value="15953" calcext:value-type="float">
            <text:p>1595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6] &lt;&gt; 0; 1; 0)" office:value-type="float" office:value="0" calcext:value-type="float">
            <text:p>0</text:p>
          </table:table-cell>
          <table:table-cell table:formula="of:=IF(AND([.K196]=1; [.J196]&gt;=[.E1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actedIn&gt; <text:s/>?b</text:p>
          </table:table-cell>
          <table:table-cell office:value-type="float" office:value="0.001327161" calcext:value-type="float">
            <text:p>0.001327161</text:p>
          </table:table-cell>
          <table:table-cell office:value-type="float" office:value="0.011694167" calcext:value-type="float">
            <text:p>0.011694167</text:p>
          </table:table-cell>
          <table:table-cell office:value-type="float" office:value="0.009087429" calcext:value-type="float">
            <text:p>0.009087429</text:p>
          </table:table-cell>
          <table:table-cell office:value-type="float" office:value="0.010512506" calcext:value-type="float">
            <text:p>0.010512506</text:p>
          </table:table-cell>
          <table:table-cell office:value-type="float" office:value="1258" calcext:value-type="float">
            <text:p>1258</text:p>
          </table:table-cell>
          <table:table-cell office:value-type="float" office:value="138433" calcext:value-type="float">
            <text:p>138433</text:p>
          </table:table-cell>
          <table:table-cell office:value-type="float" office:value="119667" calcext:value-type="float">
            <text:p>119667</text:p>
          </table:table-cell>
          <table:table-cell office:value-type="string" calcext:value-type="string">
            <text:p>?b</text:p>
          </table:table-cell>
          <table:table-cell office:value-type="float" office:value="0.0839317388820089" calcext:value-type="float">
            <text:p>0.0839317389</text:p>
          </table:table-cell>
          <table:table-cell table:formula="of:=IF([.J197] &lt;&gt; 0; 1; 0)" office:value-type="float" office:value="1" calcext:value-type="float">
            <text:p>1</text:p>
          </table:table-cell>
          <table:table-cell table:formula="of:=IF(AND([.K197]=1; [.J197]&gt;=[.E1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j <text:s/>&lt;dealsWith&gt; <text:s/>?f <text:s/>?a <text:s/>&lt;livesIn&gt; <text:s/>?j <text:s text:c="2"/>=&gt; ?a <text:s/>&lt;isCitizenOf&gt; <text:s/>?b</text:p>
          </table:table-cell>
          <table:table-cell office:value-type="float" office:value="0.000589732" calcext:value-type="float">
            <text:p>0.000589732</text:p>
          </table:table-cell>
          <table:table-cell office:value-type="float" office:value="0.038366507" calcext:value-type="float">
            <text:p>0.038366507</text:p>
          </table:table-cell>
          <table:table-cell office:value-type="float" office:value="0.003278285" calcext:value-type="float">
            <text:p>0.003278285</text:p>
          </table:table-cell>
          <table:table-cell office:value-type="float" office:value="0.010640728" calcext:value-type="float">
            <text:p>0.010640728</text:p>
          </table:table-cell>
          <table:table-cell office:value-type="float" office:value="559" calcext:value-type="float">
            <text:p>559</text:p>
          </table:table-cell>
          <table:table-cell office:value-type="float" office:value="170516" calcext:value-type="float">
            <text:p>170516</text:p>
          </table:table-cell>
          <table:table-cell office:value-type="float" office:value="52534" calcext:value-type="float">
            <text:p>52534</text:p>
          </table:table-cell>
          <table:table-cell office:value-type="string" calcext:value-type="string">
            <text:p>?a</text:p>
          </table:table-cell>
          <table:table-cell office:value-type="float" office:value="19.1637038739202" calcext:value-type="float">
            <text:p>19.1637038739</text:p>
          </table:table-cell>
          <table:table-cell table:formula="of:=IF([.J198] &lt;&gt; 0; 1; 0)" office:value-type="float" office:value="1" calcext:value-type="float">
            <text:p>1</text:p>
          </table:table-cell>
          <table:table-cell table:formula="of:=IF(AND([.K198]=1; [.J198]&gt;=[.E1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0331263" calcext:value-type="float">
            <text:p>0.000331263</text:p>
          </table:table-cell>
          <table:table-cell office:value-type="float" office:value="0.021517166" calcext:value-type="float">
            <text:p>0.021517166</text:p>
          </table:table-cell>
          <table:table-cell office:value-type="float" office:value="0.001043214" calcext:value-type="float">
            <text:p>0.001043214</text:p>
          </table:table-cell>
          <table:table-cell office:value-type="float" office:value="0.010661053" calcext:value-type="float">
            <text:p>0.010661053</text:p>
          </table:table-cell>
          <table:table-cell office:value-type="float" office:value="314" calcext:value-type="float">
            <text:p>314</text:p>
          </table:table-cell>
          <table:table-cell office:value-type="float" office:value="300993" calcext:value-type="float">
            <text:p>300993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?a</text:p>
          </table:table-cell>
          <table:table-cell office:value-type="float" office:value="4.04614007224662" calcext:value-type="float">
            <text:p>4.0461400722</text:p>
          </table:table-cell>
          <table:table-cell table:formula="of:=IF([.J199] &lt;&gt; 0; 1; 0)" office:value-type="float" office:value="1" calcext:value-type="float">
            <text:p>1</text:p>
          </table:table-cell>
          <table:table-cell table:formula="of:=IF(AND([.K199]=1; [.J199]&gt;=[.E1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KnownFor&gt; <text:s/>?a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010690789" calcext:value-type="float">
            <text:p>0.0106907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string" calcext:value-type="string">
            <text:p>?b</text:p>
          </table:table-cell>
          <table:table-cell office:value-type="float" office:value="0.0172271666558326" calcext:value-type="float">
            <text:p>0.0172271667</text:p>
          </table:table-cell>
          <table:table-cell table:formula="of:=IF([.J200] &lt;&gt; 0; 1; 0)" office:value-type="float" office:value="1" calcext:value-type="float">
            <text:p>1</text:p>
          </table:table-cell>
          <table:table-cell table:formula="of:=IF(AND([.K200]=1; [.J200]&gt;=[.E2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created&gt; <text:s/>?b</text:p>
          </table:table-cell>
          <table:table-cell office:value-type="float" office:value="0.002361038" calcext:value-type="float">
            <text:p>0.002361038</text:p>
          </table:table-cell>
          <table:table-cell office:value-type="float" office:value="0.011181167" calcext:value-type="float">
            <text:p>0.011181167</text:p>
          </table:table-cell>
          <table:table-cell table:number-columns-repeated="2" office:value-type="float" office:value="0.010733453" calcext:value-type="float">
            <text:p>0.0107334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float" office:value="208507" calcext:value-type="float">
            <text:p>208507</text:p>
          </table:table-cell>
          <table:table-cell office:value-type="string" calcext:value-type="string">
            <text:p>?b</text:p>
          </table:table-cell>
          <table:table-cell office:value-type="float" office:value="0.0588342596666626" calcext:value-type="float">
            <text:p>0.0588342597</text:p>
          </table:table-cell>
          <table:table-cell table:formula="of:=IF([.J201] &lt;&gt; 0; 1; 0)" office:value-type="float" office:value="1" calcext:value-type="float">
            <text:p>1</text:p>
          </table:table-cell>
          <table:table-cell table:formula="of:=IF(AND([.K201]=1; [.J201]&gt;=[.E2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mports&gt; <text:s/>?f <text:s/>?j <text:s/>&lt;imports&gt; <text:s/>?f <text:s/>?a <text:s/>&lt;isCitizenOf&gt; <text:s/>?j <text:s text:c="2"/>=&gt; ?a <text:s/>&lt;livesIn&gt; <text:s/>?b</text:p>
          </table:table-cell>
          <table:table-cell office:value-type="float" office:value="0.000533818" calcext:value-type="float">
            <text:p>0.000533818</text:p>
          </table:table-cell>
          <table:table-cell office:value-type="float" office:value="0.034674159" calcext:value-type="float">
            <text:p>0.034674159</text:p>
          </table:table-cell>
          <table:table-cell office:value-type="float" office:value="0.001012889" calcext:value-type="float">
            <text:p>0.001012889</text:p>
          </table:table-cell>
          <table:table-cell office:value-type="float" office:value="0.010811042" calcext:value-type="float">
            <text:p>0.010811042</text:p>
          </table:table-cell>
          <table:table-cell office:value-type="float" office:value="506" calcext:value-type="float">
            <text:p>506</text:p>
          </table:table-cell>
          <table:table-cell office:value-type="float" office:value="499561" calcext:value-type="float">
            <text:p>499561</text:p>
          </table:table-cell>
          <table:table-cell office:value-type="float" office:value="46804" calcext:value-type="float">
            <text:p>46804</text:p>
          </table:table-cell>
          <table:table-cell office:value-type="string" calcext:value-type="string">
            <text:p>?a</text:p>
          </table:table-cell>
          <table:table-cell office:value-type="float" office:value="1.00220268229861" calcext:value-type="float">
            <text:p>1.0022026823</text:p>
          </table:table-cell>
          <table:table-cell table:formula="of:=IF([.J202] &lt;&gt; 0; 1; 0)" office:value-type="float" office:value="1" calcext:value-type="float">
            <text:p>1</text:p>
          </table:table-cell>
          <table:table-cell table:formula="of:=IF(AND([.K202]=1; [.J202]&gt;=[.E2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produced&gt; <text:s/>?b</text:p>
          </table:table-cell>
          <table:table-cell office:value-type="float" office:value="0.000427266" calcext:value-type="float">
            <text:p>0.000427266</text:p>
          </table:table-cell>
          <table:table-cell office:value-type="float" office:value="0.020073354" calcext:value-type="float">
            <text:p>0.020073354</text:p>
          </table:table-cell>
          <table:table-cell office:value-type="float" office:value="0.005546122" calcext:value-type="float">
            <text:p>0.005546122</text:p>
          </table:table-cell>
          <table:table-cell office:value-type="float" office:value="0.010813264" calcext:value-type="float">
            <text:p>0.010813264</text:p>
          </table:table-cell>
          <table:table-cell office:value-type="float" office:value="405" calcext:value-type="float">
            <text:p>405</text:p>
          </table:table-cell>
          <table:table-cell office:value-type="float" office:value="73024" calcext:value-type="float">
            <text:p>73024</text:p>
          </table:table-cell>
          <table:table-cell office:value-type="float" office:value="37454" calcext:value-type="float">
            <text:p>37454</text:p>
          </table:table-cell>
          <table:table-cell office:value-type="string" calcext:value-type="string">
            <text:p>?b</text:p>
          </table:table-cell>
          <table:table-cell office:value-type="float" office:value="0.37537231989874" calcext:value-type="float">
            <text:p>0.3753723199</text:p>
          </table:table-cell>
          <table:table-cell table:formula="of:=IF([.J203] &lt;&gt; 0; 1; 0)" office:value-type="float" office:value="1" calcext:value-type="float">
            <text:p>1</text:p>
          </table:table-cell>
          <table:table-cell table:formula="of:=IF(AND([.K203]=1; [.J203]&gt;=[.E2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f <text:s/>?a <text:s/>&lt;worksAt&gt; <text:s/>?j <text:s/>?f <text:s/>&lt;worksAt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003559322" calcext:value-type="float">
            <text:p>0.003559322</text:p>
          </table:table-cell>
          <table:table-cell office:value-type="float" office:value="0.010926119" calcext:value-type="float">
            <text:p>0.010926119</text:p>
          </table:table-cell>
          <table:table-cell office:value-type="float" office:value="21" calcext:value-type="float">
            <text:p>21</text:p>
          </table:table-cell>
          <table:table-cell office:value-type="float" office:value="5900" calcext:value-type="float">
            <text:p>590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?a</text:p>
          </table:table-cell>
          <table:table-cell office:value-type="float" office:value="0.159548564141971" calcext:value-type="float">
            <text:p>0.1595485641</text:p>
          </table:table-cell>
          <table:table-cell table:formula="of:=IF([.J204] &lt;&gt; 0; 1; 0)" office:value-type="float" office:value="1" calcext:value-type="float">
            <text:p>1</text:p>
          </table:table-cell>
          <table:table-cell table:formula="of:=IF(AND([.K204]=1; [.J204]&gt;=[.E2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wasBornIn&gt; <text:s/>?b <text:s/>?a <text:s/>&lt;wasBornIn&gt; <text:s/>?f <text:s text:c="2"/>=&gt; ?a <text:s/>&lt;livesIn&gt; <text:s/>?b</text:p>
          </table:table-cell>
          <table:table-cell office:value-type="float" office:value="0.000501114" calcext:value-type="float">
            <text:p>0.000501114</text:p>
          </table:table-cell>
          <table:table-cell office:value-type="float" office:value="0.032549853" calcext:value-type="float">
            <text:p>0.032549853</text:p>
          </table:table-cell>
          <table:table-cell office:value-type="float" office:value="0.000449167" calcext:value-type="float">
            <text:p>0.000449167</text:p>
          </table:table-cell>
          <table:table-cell office:value-type="float" office:value="0.010935126" calcext:value-type="float">
            <text:p>0.010935126</text:p>
          </table:table-cell>
          <table:table-cell office:value-type="float" office:value="475" calcext:value-type="float">
            <text:p>475</text:p>
          </table:table-cell>
          <table:table-cell office:value-type="float" office:value="1057513" calcext:value-type="float">
            <text:p>1057513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?a</text:p>
          </table:table-cell>
          <table:table-cell office:value-type="float" office:value="1.17326609861559" calcext:value-type="float">
            <text:p>1.1732660986</text:p>
          </table:table-cell>
          <table:table-cell table:formula="of:=IF([.J205] &lt;&gt; 0; 1; 0)" office:value-type="float" office:value="1" calcext:value-type="float">
            <text:p>1</text:p>
          </table:table-cell>
          <table:table-cell table:formula="of:=IF(AND([.K205]=1; [.J205]&gt;=[.E2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4702563" calcext:value-type="float">
            <text:p>0.004702563</text:p>
          </table:table-cell>
          <table:table-cell office:value-type="float" office:value="0.011191942" calcext:value-type="float">
            <text:p>0.011191942</text:p>
          </table:table-cell>
          <table:table-cell office:value-type="float" office:value="20" calcext:value-type="float">
            <text:p>20</text:p>
          </table:table-cell>
          <table:table-cell office:value-type="float" office:value="4253" calcext:value-type="float">
            <text:p>4253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6] &lt;&gt; 0; 1; 0)" office:value-type="float" office:value="0" calcext:value-type="float">
            <text:p>0</text:p>
          </table:table-cell>
          <table:table-cell table:formula="of:=IF(AND([.K206]=1; [.J206]&gt;=[.E2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wasBornIn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027089327" calcext:value-type="float">
            <text:p>0.027089327</text:p>
          </table:table-cell>
          <table:table-cell office:value-type="float" office:value="0.002602593" calcext:value-type="float">
            <text:p>0.002602593</text:p>
          </table:table-cell>
          <table:table-cell office:value-type="float" office:value="0.011238121" calcext:value-type="float">
            <text:p>0.011238121</text:p>
          </table:table-cell>
          <table:table-cell office:value-type="float" office:value="1516" calcext:value-type="float">
            <text:p>1516</text:p>
          </table:table-cell>
          <table:table-cell office:value-type="float" office:value="582496" calcext:value-type="float">
            <text:p>582496</text:p>
          </table:table-cell>
          <table:table-cell office:value-type="float" office:value="134898" calcext:value-type="float">
            <text:p>134898</text:p>
          </table:table-cell>
          <table:table-cell office:value-type="string" calcext:value-type="string">
            <text:p>?a</text:p>
          </table:table-cell>
          <table:table-cell office:value-type="float" office:value="0.176342715505926" calcext:value-type="float">
            <text:p>0.1763427155</text:p>
          </table:table-cell>
          <table:table-cell table:formula="of:=IF([.J207] &lt;&gt; 0; 1; 0)" office:value-type="float" office:value="1" calcext:value-type="float">
            <text:p>1</text:p>
          </table:table-cell>
          <table:table-cell table:formula="of:=IF(AND([.K207]=1; [.J207]&gt;=[.E2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directed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19836883" calcext:value-type="float">
            <text:p>0.019836883</text:p>
          </table:table-cell>
          <table:table-cell office:value-type="float" office:value="0.009092901" calcext:value-type="float">
            <text:p>0.009092901</text:p>
          </table:table-cell>
          <table:table-cell office:value-type="float" office:value="0.011478357" calcext:value-type="float">
            <text:p>0.011478357</text:p>
          </table:table-cell>
          <table:table-cell office:value-type="float" office:value="664" calcext:value-type="float">
            <text:p>664</text:p>
          </table:table-cell>
          <table:table-cell office:value-type="float" office:value="73024" calcext:value-type="float">
            <text:p>73024</text:p>
          </table:table-cell>
          <table:table-cell office:value-type="float" office:value="57848" calcext:value-type="float">
            <text:p>57848</text:p>
          </table:table-cell>
          <table:table-cell office:value-type="string" calcext:value-type="string">
            <text:p>?b</text:p>
          </table:table-cell>
          <table:table-cell office:value-type="float" office:value="0.317708528262192" calcext:value-type="float">
            <text:p>0.3177085283</text:p>
          </table:table-cell>
          <table:table-cell table:formula="of:=IF([.J208] &lt;&gt; 0; 1; 0)" office:value-type="float" office:value="1" calcext:value-type="float">
            <text:p>1</text:p>
          </table:table-cell>
          <table:table-cell table:formula="of:=IF(AND([.K208]=1; [.J208]&gt;=[.E2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10575688" calcext:value-type="float">
            <text:p>0.010575688</text:p>
          </table:table-cell>
          <table:table-cell office:value-type="float" office:value="0.009673981" calcext:value-type="float">
            <text:p>0.009673981</text:p>
          </table:table-cell>
          <table:table-cell office:value-type="float" office:value="0.011623325" calcext:value-type="float">
            <text:p>0.011623325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float" office:value="30456" calcext:value-type="float">
            <text:p>30456</text:p>
          </table:table-cell>
          <table:table-cell office:value-type="string" calcext:value-type="string">
            <text:p>?b</text:p>
          </table:table-cell>
          <table:table-cell office:value-type="float" office:value="0.0354985185357511" calcext:value-type="float">
            <text:p>0.0354985185</text:p>
          </table:table-cell>
          <table:table-cell table:formula="of:=IF([.J209] &lt;&gt; 0; 1; 0)" office:value-type="float" office:value="1" calcext:value-type="float">
            <text:p>1</text:p>
          </table:table-cell>
          <table:table-cell table:formula="of:=IF(AND([.K209]=1; [.J209]&gt;=[.E2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hasWonPrize&gt; <text:s/>?f <text:s/>?i <text:s/>&lt;hasWonPrize&gt; <text:s/>?f <text:s text:c="2"/>=&gt; ?a <text:s/>&lt;worksAt&gt; <text:s/>?b</text:p>
          </table:table-cell>
          <table:table-cell office:value-type="float" office:value="0.000146642" calcext:value-type="float">
            <text:p>0.000146642</text:p>
          </table:table-cell>
          <table:table-cell office:value-type="float" office:value="0.057060755" calcext:value-type="float">
            <text:p>0.057060755</text:p>
          </table:table-cell>
          <table:table-cell office:value-type="float" office:value="0.000857284" calcext:value-type="float">
            <text:p>0.000857284</text:p>
          </table:table-cell>
          <table:table-cell office:value-type="float" office:value="0.011646418" calcext:value-type="float">
            <text:p>0.011646418</text:p>
          </table:table-cell>
          <table:table-cell office:value-type="float" office:value="139" calcext:value-type="float">
            <text:p>139</text:p>
          </table:table-cell>
          <table:table-cell office:value-type="float" office:value="162140" calcext:value-type="float">
            <text:p>162140</text:p>
          </table:table-cell>
          <table:table-cell office:value-type="float" office:value="11935" calcext:value-type="float">
            <text:p>11935</text:p>
          </table:table-cell>
          <table:table-cell office:value-type="string" calcext:value-type="string">
            <text:p>?a</text:p>
          </table:table-cell>
          <table:table-cell office:value-type="float" office:value="2.11153087508922" calcext:value-type="float">
            <text:p>2.1115308751</text:p>
          </table:table-cell>
          <table:table-cell table:formula="of:=IF([.J210] &lt;&gt; 0; 1; 0)" office:value-type="float" office:value="1" calcext:value-type="float">
            <text:p>1</text:p>
          </table:table-cell>
          <table:table-cell table:formula="of:=IF(AND([.K210]=1; [.J210]&gt;=[.E2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11] &lt;&gt; 0; 1; 0)" office:value-type="float" office:value="0" calcext:value-type="float">
            <text:p>0</text:p>
          </table:table-cell>
          <table:table-cell table:formula="of:=IF(AND([.K211]=1; [.J211]&gt;=[.E2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influences&gt; <text:s/>?b <text:s text:c="2"/>=&gt; ?a <text:s/>&lt;influences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7204301" calcext:value-type="float">
            <text:p>0.017204301</text:p>
          </table:table-cell>
          <table:table-cell table:number-columns-repeated="2" office:value-type="float" office:value="0.011721612" calcext:value-type="float">
            <text:p>0.01172161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0475" calcext:value-type="float">
            <text:p>20475</text:p>
          </table:table-cell>
          <table:table-cell office:value-type="string" calcext:value-type="string">
            <text:p>?b</text:p>
          </table:table-cell>
          <table:table-cell office:value-type="float" office:value="0.475399717335212" calcext:value-type="float">
            <text:p>0.4753997173</text:p>
          </table:table-cell>
          <table:table-cell table:formula="of:=IF([.J212] &lt;&gt; 0; 1; 0)" office:value-type="float" office:value="1" calcext:value-type="float">
            <text:p>1</text:p>
          </table:table-cell>
          <table:table-cell table:formula="of:=IF(AND([.K212]=1; [.J212]&gt;=[.E2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actedIn&gt; <text:s/>?b</text:p>
          </table:table-cell>
          <table:table-cell office:value-type="float" office:value="0.010385193" calcext:value-type="float">
            <text:p>0.010385193</text:p>
          </table:table-cell>
          <table:table-cell office:value-type="float" office:value="0.09150825" calcext:value-type="float">
            <text:p>0.09150825</text:p>
          </table:table-cell>
          <table:table-cell table:number-columns-repeated="2" office:value-type="float" office:value="0.011740824" calcext:value-type="float">
            <text:p>0.011740824</text:p>
          </table:table-cell>
          <table:table-cell office:value-type="float" office:value="9844" calcext:value-type="float">
            <text:p>9844</text:p>
          </table:table-cell>
          <table:table-cell table:number-columns-repeated="2" office:value-type="float" office:value="838442" calcext:value-type="float">
            <text:p>838442</text:p>
          </table:table-cell>
          <table:table-cell office:value-type="string" calcext:value-type="string">
            <text:p>?b</text:p>
          </table:table-cell>
          <table:table-cell office:value-type="float" office:value="0.443476262561012" calcext:value-type="float">
            <text:p>0.4434762626</text:p>
          </table:table-cell>
          <table:table-cell table:formula="of:=IF([.J213] &lt;&gt; 0; 1; 0)" office:value-type="float" office:value="1" calcext:value-type="float">
            <text:p>1</text:p>
          </table:table-cell>
          <table:table-cell table:formula="of:=IF(AND([.K213]=1; [.J213]&gt;=[.E2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j <text:s/>?f <text:s/>&lt;directed&gt; <text:s/>?j <text:s/>?b <text:s/>&lt;isMarriedTo&gt; <text:s/>?f <text:s text:c="2"/>=&gt; ?a <text:s/>&lt;isMarriedTo&gt; <text:s/>?b</text:p>
          </table:table-cell>
          <table:table-cell office:value-type="float" office:value="0.000133982" calcext:value-type="float">
            <text:p>0.000133982</text:p>
          </table:table-cell>
          <table:table-cell office:value-type="float" office:value="0.010589511" calcext:value-type="float">
            <text:p>0.010589511</text:p>
          </table:table-cell>
          <table:table-cell office:value-type="float" office:value="0.009471957" calcext:value-type="float">
            <text:p>0.009471957</text:p>
          </table:table-cell>
          <table:table-cell office:value-type="float" office:value="0.011758171" calcext:value-type="float">
            <text:p>0.011758171</text:p>
          </table:table-cell>
          <table:table-cell office:value-type="float" office:value="127" calcext:value-type="float">
            <text:p>127</text:p>
          </table:table-cell>
          <table:table-cell office:value-type="float" office:value="13408" calcext:value-type="float">
            <text:p>13408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?b</text:p>
          </table:table-cell>
          <table:table-cell office:value-type="float" office:value="0.171695370936805" calcext:value-type="float">
            <text:p>0.1716953709</text:p>
          </table:table-cell>
          <table:table-cell table:formula="of:=IF([.J214] &lt;&gt; 0; 1; 0)" office:value-type="float" office:value="1" calcext:value-type="float">
            <text:p>1</text:p>
          </table:table-cell>
          <table:table-cell table:formula="of:=IF(AND([.K214]=1; [.J214]&gt;=[.E2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009852081" calcext:value-type="float">
            <text:p>0.009852081</text:p>
          </table:table-cell>
          <table:table-cell office:value-type="float" office:value="0.011841189" calcext:value-type="float">
            <text:p>0.011841189</text:p>
          </table:table-cell>
          <table:table-cell office:value-type="float" office:value="357" calcext:value-type="float">
            <text:p>357</text:p>
          </table:table-cell>
          <table:table-cell office:value-type="float" office:value="36236" calcext:value-type="float">
            <text:p>36236</text:p>
          </table:table-cell>
          <table:table-cell office:value-type="float" office:value="30149" calcext:value-type="float">
            <text:p>30149</text:p>
          </table:table-cell>
          <table:table-cell office:value-type="string" calcext:value-type="string">
            <text:p>?b</text:p>
          </table:table-cell>
          <table:table-cell office:value-type="float" office:value="0.0373505342977449" calcext:value-type="float">
            <text:p>0.0373505343</text:p>
          </table:table-cell>
          <table:table-cell table:formula="of:=IF([.J215] &lt;&gt; 0; 1; 0)" office:value-type="float" office:value="1" calcext:value-type="float">
            <text:p>1</text:p>
          </table:table-cell>
          <table:table-cell table:formula="of:=IF(AND([.K215]=1; [.J215]&gt;=[.E2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isCitizenOf&gt; <text:s/>?f <text:s text:c="2"/>=&gt; ?a <text:s/>&lt;worksAt&gt; <text:s/>?b</text:p>
          </table:table-cell>
          <table:table-cell office:value-type="float" office:value="0.000290119" calcext:value-type="float">
            <text:p>0.000290119</text:p>
          </table:table-cell>
          <table:table-cell office:value-type="float" office:value="0.112889984" calcext:value-type="float">
            <text:p>0.112889984</text:p>
          </table:table-cell>
          <table:table-cell office:value-type="float" office:value="0.00063383" calcext:value-type="float">
            <text:p>0.00063383</text:p>
          </table:table-cell>
          <table:table-cell office:value-type="float" office:value="0.01193421" calcext:value-type="float">
            <text:p>0.01193421</text:p>
          </table:table-cell>
          <table:table-cell office:value-type="float" office:value="275" calcext:value-type="float">
            <text:p>275</text:p>
          </table:table-cell>
          <table:table-cell office:value-type="float" office:value="433870" calcext:value-type="float">
            <text:p>433870</text:p>
          </table:table-cell>
          <table:table-cell office:value-type="float" office:value="23043" calcext:value-type="float">
            <text:p>23043</text:p>
          </table:table-cell>
          <table:table-cell office:value-type="string" calcext:value-type="string">
            <text:p>?a</text:p>
          </table:table-cell>
          <table:table-cell office:value-type="float" office:value="0.394767460546129" calcext:value-type="float">
            <text:p>0.3947674605</text:p>
          </table:table-cell>
          <table:table-cell table:formula="of:=IF([.J216] &lt;&gt; 0; 1; 0)" office:value-type="float" office:value="1" calcext:value-type="float">
            <text:p>1</text:p>
          </table:table-cell>
          <table:table-cell table:formula="of:=IF(AND([.K216]=1; [.J216]&gt;=[.E2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isMarriedTo&gt; <text:s/>?b <text:s text:c="2"/>=&gt; ?a <text:s/>&lt;isMarriedTo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258901" calcext:value-type="float">
            <text:p>0.015258901</text:p>
          </table:table-cell>
          <table:table-cell table:number-columns-repeated="2" office:value-type="float" office:value="0.012062488" calcext:value-type="float">
            <text:p>0.01206248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5171" calcext:value-type="float">
            <text:p>15171</text:p>
          </table:table-cell>
          <table:table-cell office:value-type="string" calcext:value-type="string">
            <text:p>?b</text:p>
          </table:table-cell>
          <table:table-cell office:value-type="float" office:value="0.140333021949114" calcext:value-type="float">
            <text:p>0.1403330219</text:p>
          </table:table-cell>
          <table:table-cell table:formula="of:=IF([.J217] &lt;&gt; 0; 1; 0)" office:value-type="float" office:value="1" calcext:value-type="float">
            <text:p>1</text:p>
          </table:table-cell>
          <table:table-cell table:formula="of:=IF(AND([.K217]=1; [.J217]&gt;=[.E2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CitizenOf&gt; <text:s/>?f <text:s/>?a <text:s/>&lt;livesIn&gt; <text:s/>?f <text:s text:c="2"/>=&gt; ?a <text:s/>&lt;livesIn&gt; <text:s/>?b</text:p>
          </table:table-cell>
          <table:table-cell office:value-type="float" office:value="0.000789123" calcext:value-type="float">
            <text:p>0.000789123</text:p>
          </table:table-cell>
          <table:table-cell office:value-type="float" office:value="0.051257452" calcext:value-type="float">
            <text:p>0.051257452</text:p>
          </table:table-cell>
          <table:table-cell table:number-columns-repeated="2" office:value-type="float" office:value="0.01221803" calcext:value-type="float">
            <text:p>0.01221803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61221" calcext:value-type="float">
            <text:p>61221</text:p>
          </table:table-cell>
          <table:table-cell office:value-type="string" calcext:value-type="string">
            <text:p>?a</text:p>
          </table:table-cell>
          <table:table-cell office:value-type="float" office:value="1.3827992210138" calcext:value-type="float">
            <text:p>1.382799221</text:p>
          </table:table-cell>
          <table:table-cell table:formula="of:=IF([.J218] &lt;&gt; 0; 1; 0)" office:value-type="float" office:value="1" calcext:value-type="float">
            <text:p>1</text:p>
          </table:table-cell>
          <table:table-cell table:formula="of:=IF(AND([.K218]=1; [.J218]&gt;=[.E2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b <text:s/>?i <text:s/>&lt;livesIn&gt; <text:s/>?f <text:s text:c="2"/>=&gt; ?a <text:s/>&lt;diedIn&gt; <text:s/>?b</text:p>
          </table:table-cell>
          <table:table-cell office:value-type="float" office:value="0.000852421" calcext:value-type="float">
            <text:p>0.000852421</text:p>
          </table:table-cell>
          <table:table-cell office:value-type="float" office:value="0.036468677" calcext:value-type="float">
            <text:p>0.036468677</text:p>
          </table:table-cell>
          <table:table-cell table:number-columns-repeated="2" office:value-type="float" office:value="0.012291404" calcext:value-type="float">
            <text:p>0.01229140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65737" calcext:value-type="float">
            <text:p>65737</text:p>
          </table:table-cell>
          <table:table-cell office:value-type="string" calcext:value-type="string">
            <text:p>?a</text:p>
          </table:table-cell>
          <table:table-cell office:value-type="float" office:value="0.744529851121389" calcext:value-type="float">
            <text:p>0.7445298511</text:p>
          </table:table-cell>
          <table:table-cell table:formula="of:=IF([.J219] &lt;&gt; 0; 1; 0)" office:value-type="float" office:value="1" calcext:value-type="float">
            <text:p>1</text:p>
          </table:table-cell>
          <table:table-cell table:formula="of:=IF(AND([.K219]=1; [.J219]&gt;=[.E2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a <text:s/>?e <text:s/>&lt;hasChild&gt; <text:s/>?b <text:s/>?i <text:s/>&lt;isMarriedTo&gt; <text:s/>?e <text:s text:c="2"/>=&gt; ?a <text:s/>&lt;hasChild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1220251" calcext:value-type="float">
            <text:p>0.01220251</text:p>
          </table:table-cell>
          <table:table-cell table:number-columns-repeated="2" office:value-type="float" office:value="0.012309035" calcext:value-type="float">
            <text:p>0.0123090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1455" calcext:value-type="float">
            <text:p>11455</text:p>
          </table:table-cell>
          <table:table-cell office:value-type="string" calcext:value-type="string">
            <text:p>?b</text:p>
          </table:table-cell>
          <table:table-cell office:value-type="float" office:value="0.138184878762946" calcext:value-type="float">
            <text:p>0.1381848788</text:p>
          </table:table-cell>
          <table:table-cell table:formula="of:=IF([.J220] &lt;&gt; 0; 1; 0)" office:value-type="float" office:value="1" calcext:value-type="float">
            <text:p>1</text:p>
          </table:table-cell>
          <table:table-cell table:formula="of:=IF(AND([.K220]=1; [.J220]&gt;=[.E2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hasChild&gt; <text:s/>?j <text:s/>?j <text:s/>&lt;wasBornIn&gt; <text:s/>?f <text:s text:c="2"/>=&gt; ?a <text:s/>&lt;hasChild&gt; <text:s/>?b</text:p>
          </table:table-cell>
          <table:table-cell office:value-type="float" office:value="0.000263744" calcext:value-type="float">
            <text:p>0.000263744</text:p>
          </table:table-cell>
          <table:table-cell office:value-type="float" office:value="0.021635656" calcext:value-type="float">
            <text:p>0.021635656</text:p>
          </table:table-cell>
          <table:table-cell office:value-type="float" office:value="0.000760146" calcext:value-type="float">
            <text:p>0.000760146</text:p>
          </table:table-cell>
          <table:table-cell office:value-type="float" office:value="0.012331064" calcext:value-type="float">
            <text:p>0.012331064</text:p>
          </table:table-cell>
          <table:table-cell office:value-type="float" office:value="250" calcext:value-type="float">
            <text:p>250</text:p>
          </table:table-cell>
          <table:table-cell office:value-type="float" office:value="328884" calcext:value-type="float">
            <text:p>328884</text:p>
          </table:table-cell>
          <table:table-cell office:value-type="float" office:value="20274" calcext:value-type="float">
            <text:p>20274</text:p>
          </table:table-cell>
          <table:table-cell office:value-type="string" calcext:value-type="string">
            <text:p>?b</text:p>
          </table:table-cell>
          <table:table-cell office:value-type="float" office:value="1.89428098365007" calcext:value-type="float">
            <text:p>1.8942809837</text:p>
          </table:table-cell>
          <table:table-cell table:formula="of:=IF([.J221] &lt;&gt; 0; 1; 0)" office:value-type="float" office:value="1" calcext:value-type="float">
            <text:p>1</text:p>
          </table:table-cell>
          <table:table-cell table:formula="of:=IF(AND([.K221]=1; [.J221]&gt;=[.E2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dealsWith&gt; <text:s/>?j <text:s/>?a <text:s/>&lt;livesIn&gt; <text:s/>?j <text:s text:c="2"/>=&gt; ?a <text:s/>&lt;isCitizenOf&gt; <text:s/>?b</text:p>
          </table:table-cell>
          <table:table-cell office:value-type="float" office:value="0.000503224" calcext:value-type="float">
            <text:p>0.000503224</text:p>
          </table:table-cell>
          <table:table-cell office:value-type="float" office:value="0.032738504" calcext:value-type="float">
            <text:p>0.032738504</text:p>
          </table:table-cell>
          <table:table-cell office:value-type="float" office:value="0.004715116" calcext:value-type="float">
            <text:p>0.004715116</text:p>
          </table:table-cell>
          <table:table-cell office:value-type="float" office:value="0.01236937" calcext:value-type="float">
            <text:p>0.01236937</text:p>
          </table:table-cell>
          <table:table-cell office:value-type="float" office:value="477" calcext:value-type="float">
            <text:p>477</text:p>
          </table:table-cell>
          <table:table-cell office:value-type="float" office:value="101164" calcext:value-type="float">
            <text:p>101164</text:p>
          </table:table-cell>
          <table:table-cell office:value-type="float" office:value="38563" calcext:value-type="float">
            <text:p>38563</text:p>
          </table:table-cell>
          <table:table-cell office:value-type="string" calcext:value-type="string">
            <text:p>?a</text:p>
          </table:table-cell>
          <table:table-cell office:value-type="float" office:value="20.578858652211" calcext:value-type="float">
            <text:p>20.5788586522</text:p>
          </table:table-cell>
          <table:table-cell table:formula="of:=IF([.J222] &lt;&gt; 0; 1; 0)" office:value-type="float" office:value="1" calcext:value-type="float">
            <text:p>1</text:p>
          </table:table-cell>
          <table:table-cell table:formula="of:=IF(AND([.K222]=1; [.J222]&gt;=[.E2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asBornIn&gt; <text:s/>?b <text:s text:c="2"/>=&gt; ?a <text:s/>&lt;lives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6172137" calcext:value-type="float">
            <text:p>0.016172137</text:p>
          </table:table-cell>
          <table:table-cell office:value-type="float" office:value="0.000285481" calcext:value-type="float">
            <text:p>0.000285481</text:p>
          </table:table-cell>
          <table:table-cell office:value-type="float" office:value="0.012493383" calcext:value-type="float">
            <text:p>0.012493383</text:p>
          </table:table-cell>
          <table:table-cell office:value-type="float" office:value="236" calcext:value-type="float">
            <text:p>236</text:p>
          </table:table-cell>
          <table:table-cell office:value-type="float" office:value="826676" calcext:value-type="float">
            <text:p>826676</text:p>
          </table:table-cell>
          <table:table-cell office:value-type="float" office:value="18890" calcext:value-type="float">
            <text:p>18890</text:p>
          </table:table-cell>
          <table:table-cell office:value-type="string" calcext:value-type="string">
            <text:p>?a</text:p>
          </table:table-cell>
          <table:table-cell office:value-type="float" office:value="1.04363136880329" calcext:value-type="float">
            <text:p>1.0436313688</text:p>
          </table:table-cell>
          <table:table-cell table:formula="of:=IF([.J223] &lt;&gt; 0; 1; 0)" office:value-type="float" office:value="1" calcext:value-type="float">
            <text:p>1</text:p>
          </table:table-cell>
          <table:table-cell table:formula="of:=IF(AND([.K223]=1; [.J223]&gt;=[.E2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OfficialLanguage&gt; <text:s/>?f <text:s/>?j <text:s/>&lt;hasOfficialLanguage&gt; <text:s/>?f <text:s/>?a <text:s/>&lt;livesIn&gt; <text:s/>?j <text:s text:c="2"/>=&gt; ?a <text:s/>&lt;isCitizenOf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42278655" calcext:value-type="float">
            <text:p>0.042278655</text:p>
          </table:table-cell>
          <table:table-cell office:value-type="float" office:value="0.002956195" calcext:value-type="float">
            <text:p>0.002956195</text:p>
          </table:table-cell>
          <table:table-cell office:value-type="float" office:value="0.01278645" calcext:value-type="float">
            <text:p>0.01278645</text:p>
          </table:table-cell>
          <table:table-cell office:value-type="float" office:value="616" calcext:value-type="float">
            <text:p>616</text:p>
          </table:table-cell>
          <table:table-cell office:value-type="float" office:value="208376" calcext:value-type="float">
            <text:p>208376</text:p>
          </table:table-cell>
          <table:table-cell office:value-type="float" office:value="48176" calcext:value-type="float">
            <text:p>48176</text:p>
          </table:table-cell>
          <table:table-cell office:value-type="string" calcext:value-type="string">
            <text:p>?a</text:p>
          </table:table-cell>
          <table:table-cell office:value-type="float" office:value="11.6983411043331" calcext:value-type="float">
            <text:p>11.6983411043</text:p>
          </table:table-cell>
          <table:table-cell table:formula="of:=IF([.J224] &lt;&gt; 0; 1; 0)" office:value-type="float" office:value="1" calcext:value-type="float">
            <text:p>1</text:p>
          </table:table-cell>
          <table:table-cell table:formula="of:=IF(AND([.K224]=1; [.J224]&gt;=[.E2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i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102333" calcext:value-type="float">
            <text:p>0.000102333</text:p>
          </table:table-cell>
          <table:table-cell office:value-type="float" office:value="0.049820236" calcext:value-type="float">
            <text:p>0.049820236</text:p>
          </table:table-cell>
          <table:table-cell office:value-type="float" office:value="0.001935471" calcext:value-type="float">
            <text:p>0.001935471</text:p>
          </table:table-cell>
          <table:table-cell office:value-type="float" office:value="0.012845981" calcext:value-type="float">
            <text:p>0.012845981</text:p>
          </table:table-cell>
          <table:table-cell office:value-type="float" office:value="97" calcext:value-type="float">
            <text:p>97</text:p>
          </table:table-cell>
          <table:table-cell office:value-type="float" office:value="50117" calcext:value-type="float">
            <text:p>50117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?a</text:p>
          </table:table-cell>
          <table:table-cell office:value-type="float" office:value="9.04717280000681" calcext:value-type="float">
            <text:p>9.0471728</text:p>
          </table:table-cell>
          <table:table-cell table:formula="of:=IF([.J225] &lt;&gt; 0; 1; 0)" office:value-type="float" office:value="1" calcext:value-type="float">
            <text:p>1</text:p>
          </table:table-cell>
          <table:table-cell table:formula="of:=IF(AND([.K225]=1; [.J225]&gt;=[.E2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CitizenOf&gt; <text:s/>?f <text:s/>?a <text:s/>&lt;livesIn&gt; <text:s/>?f <text:s text:c="2"/>=&gt; ?a <text:s/>&lt;worksAt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041050903" calcext:value-type="float">
            <text:p>0.041050903</text:p>
          </table:table-cell>
          <table:table-cell office:value-type="float" office:value="0.001686227" calcext:value-type="float">
            <text:p>0.001686227</text:p>
          </table:table-cell>
          <table:table-cell office:value-type="float" office:value="0.012888259" calcext:value-type="float">
            <text:p>0.012888259</text:p>
          </table:table-cell>
          <table:table-cell office:value-type="float" office:value="100" calcext:value-type="float">
            <text:p>100</text:p>
          </table:table-cell>
          <table:table-cell office:value-type="float" office:value="59304" calcext:value-type="float">
            <text:p>59304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?a</text:p>
          </table:table-cell>
          <table:table-cell office:value-type="float" office:value="5.05370703430622" calcext:value-type="float">
            <text:p>5.0537070343</text:p>
          </table:table-cell>
          <table:table-cell table:formula="of:=IF([.J226] &lt;&gt; 0; 1; 0)" office:value-type="float" office:value="1" calcext:value-type="float">
            <text:p>1</text:p>
          </table:table-cell>
          <table:table-cell table:formula="of:=IF(AND([.K226]=1; [.J226]&gt;=[.E2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1453758" calcext:value-type="float">
            <text:p>0.001453758</text:p>
          </table:table-cell>
          <table:table-cell office:value-type="float" office:value="0.024623412" calcext:value-type="float">
            <text:p>0.024623412</text:p>
          </table:table-cell>
          <table:table-cell table:number-columns-repeated="2" office:value-type="float" office:value="0.012906489" calcext:value-type="float">
            <text:p>0.012906489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106768" calcext:value-type="float">
            <text:p>106768</text:p>
          </table:table-cell>
          <table:table-cell office:value-type="string" calcext:value-type="string">
            <text:p>?a</text:p>
          </table:table-cell>
          <table:table-cell office:value-type="float" office:value="0.834192830575624" calcext:value-type="float">
            <text:p>0.8341928306</text:p>
          </table:table-cell>
          <table:table-cell table:formula="of:=IF([.J227] &lt;&gt; 0; 1; 0)" office:value-type="float" office:value="1" calcext:value-type="float">
            <text:p>1</text:p>
          </table:table-cell>
          <table:table-cell table:formula="of:=IF(AND([.K227]=1; [.J227]&gt;=[.E2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a <text:s/>&lt;isCitizenOf&gt; <text:s/>?f <text:s/>?i <text:s/>&lt;livesIn&gt; <text:s/>?f <text:s text:c="2"/>=&gt; ?a <text:s/>&lt;hasAcademicAdvisor&gt; <text:s/>?b</text:p>
          </table:table-cell>
          <table:table-cell office:value-type="float" office:value="0.000121322" calcext:value-type="float">
            <text:p>0.000121322</text:p>
          </table:table-cell>
          <table:table-cell office:value-type="float" office:value="0.059065229" calcext:value-type="float">
            <text:p>0.059065229</text:p>
          </table:table-cell>
          <table:table-cell office:value-type="float" office:value="0.000652767" calcext:value-type="float">
            <text:p>0.000652767</text:p>
          </table:table-cell>
          <table:table-cell office:value-type="float" office:value="0.012916994" calcext:value-type="float">
            <text:p>0.012916994</text:p>
          </table:table-cell>
          <table:table-cell office:value-type="float" office:value="115" calcext:value-type="float">
            <text:p>115</text:p>
          </table:table-cell>
          <table:table-cell office:value-type="float" office:value="176173" calcext:value-type="float">
            <text:p>176173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?a</text:p>
          </table:table-cell>
          <table:table-cell office:value-type="float" office:value="14.32067246782" calcext:value-type="float">
            <text:p>14.3206724678</text:p>
          </table:table-cell>
          <table:table-cell table:formula="of:=IF([.J228] &lt;&gt; 0; 1; 0)" office:value-type="float" office:value="1" calcext:value-type="float">
            <text:p>1</text:p>
          </table:table-cell>
          <table:table-cell table:formula="of:=IF(AND([.K228]=1; [.J228]&gt;=[.E2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135869565" calcext:value-type="float">
            <text:p>0.135869565</text:p>
          </table:table-cell>
          <table:table-cell table:number-columns-repeated="2" office:value-type="float" office:value="0.013276686" calcext:value-type="float">
            <text:p>0.0132766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office:value-type="float" office:value="0.236539652179583" calcext:value-type="float">
            <text:p>0.2365396522</text:p>
          </table:table-cell>
          <table:table-cell table:formula="of:=IF([.J229] &lt;&gt; 0; 1; 0)" office:value-type="float" office:value="1" calcext:value-type="float">
            <text:p>1</text:p>
          </table:table-cell>
          <table:table-cell table:formula="of:=IF(AND([.K229]=1; [.J229]&gt;=[.E2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CitizenOf&gt; <text:s/>?j <text:s text:c="2"/>=&gt; ?a <text:s/>&lt;isCitizenOf&gt; <text:s/>?b</text:p>
          </table:table-cell>
          <table:table-cell office:value-type="float" office:value="0.005308644" calcext:value-type="float">
            <text:p>0.005308644</text:p>
          </table:table-cell>
          <table:table-cell office:value-type="float" office:value="0.345367193" calcext:value-type="float">
            <text:p>0.345367193</text:p>
          </table:table-cell>
          <table:table-cell table:number-columns-repeated="2" office:value-type="float" office:value="0.013337256" calcext:value-type="float">
            <text:p>0.013337256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float" office:value="377289" calcext:value-type="float">
            <text:p>377289</text:p>
          </table:table-cell>
          <table:table-cell office:value-type="string" calcext:value-type="string">
            <text:p>?a</text:p>
          </table:table-cell>
          <table:table-cell office:value-type="float" office:value="1.23071555606096" calcext:value-type="float">
            <text:p>1.2307155561</text:p>
          </table:table-cell>
          <table:table-cell table:formula="of:=IF([.J230] &lt;&gt; 0; 1; 0)" office:value-type="float" office:value="1" calcext:value-type="float">
            <text:p>1</text:p>
          </table:table-cell>
          <table:table-cell table:formula="of:=IF(AND([.K230]=1; [.J230]&gt;=[.E2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LocatedIn&gt; <text:s/>?b <text:s text:c="2"/>=&gt; ?a <text:s/>&lt;wasBornIn&gt; <text:s/>?b</text:p>
          </table:table-cell>
          <table:table-cell office:value-type="float" office:value="0.001422109" calcext:value-type="float">
            <text:p>0.001422109</text:p>
          </table:table-cell>
          <table:table-cell office:value-type="float" office:value="0.024087343" calcext:value-type="float">
            <text:p>0.024087343</text:p>
          </table:table-cell>
          <table:table-cell office:value-type="float" office:value="0.004847386" calcext:value-type="float">
            <text:p>0.004847386</text:p>
          </table:table-cell>
          <table:table-cell office:value-type="float" office:value="0.013405866" calcext:value-type="float">
            <text:p>0.013405866</text:p>
          </table:table-cell>
          <table:table-cell office:value-type="float" office:value="1348" calcext:value-type="float">
            <text:p>1348</text:p>
          </table:table-cell>
          <table:table-cell office:value-type="float" office:value="278088" calcext:value-type="float">
            <text:p>278088</text:p>
          </table:table-cell>
          <table:table-cell office:value-type="float" office:value="100553" calcext:value-type="float">
            <text:p>100553</text:p>
          </table:table-cell>
          <table:table-cell office:value-type="string" calcext:value-type="string">
            <text:p>?a</text:p>
          </table:table-cell>
          <table:table-cell office:value-type="float" office:value="1.62319491206171" calcext:value-type="float">
            <text:p>1.6231949121</text:p>
          </table:table-cell>
          <table:table-cell table:formula="of:=IF([.J231] &lt;&gt; 0; 1; 0)" office:value-type="float" office:value="1" calcext:value-type="float">
            <text:p>1</text:p>
          </table:table-cell>
          <table:table-cell table:formula="of:=IF(AND([.K231]=1; [.J231]&gt;=[.E2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LeaderOf&gt; <text:s/>?b <text:s/>?e <text:s/>&lt;livesIn&gt; <text:s/>?j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9174312" calcext:value-type="float">
            <text:p>0.009174312</text:p>
          </table:table-cell>
          <table:table-cell office:value-type="float" office:value="0.013541667" calcext:value-type="float">
            <text:p>0.013541667</text:p>
          </table:table-cell>
          <table:table-cell office:value-type="float" office:value="13" calcext:value-type="float">
            <text:p>13</text:p>
          </table:table-cell>
          <table:table-cell office:value-type="float" office:value="1417" calcext:value-type="float">
            <text:p>14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?a</text:p>
          </table:table-cell>
          <table:table-cell office:value-type="float" office:value="0.453461164903527" calcext:value-type="float">
            <text:p>0.4534611649</text:p>
          </table:table-cell>
          <table:table-cell table:formula="of:=IF([.J232] &lt;&gt; 0; 1; 0)" office:value-type="float" office:value="1" calcext:value-type="float">
            <text:p>1</text:p>
          </table:table-cell>
          <table:table-cell table:formula="of:=IF(AND([.K232]=1; [.J232]&gt;=[.E2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created&gt; <text:s/>?b</text:p>
          </table:table-cell>
          <table:table-cell office:value-type="float" office:value="0.002451766" calcext:value-type="float">
            <text:p>0.002451766</text:p>
          </table:table-cell>
          <table:table-cell office:value-type="float" office:value="0.011610827" calcext:value-type="float">
            <text:p>0.011610827</text:p>
          </table:table-cell>
          <table:table-cell table:number-columns-repeated="2" office:value-type="float" office:value="0.01370283" calcext:value-type="float">
            <text:p>0.01370283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169600" calcext:value-type="float">
            <text:p>169600</text:p>
          </table:table-cell>
          <table:table-cell office:value-type="string" calcext:value-type="string">
            <text:p>?b</text:p>
          </table:table-cell>
          <table:table-cell office:value-type="float" office:value="0.138352566470878" calcext:value-type="float">
            <text:p>0.1383525665</text:p>
          </table:table-cell>
          <table:table-cell table:formula="of:=IF([.J233] &lt;&gt; 0; 1; 0)" office:value-type="float" office:value="1" calcext:value-type="float">
            <text:p>1</text:p>
          </table:table-cell>
          <table:table-cell table:formula="of:=IF(AND([.K233]=1; [.J233]&gt;=[.E2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asBornIn&gt; <text:s/>?b <text:s text:c="2"/>=&gt; ?a <text:s/>&lt;isLeaderOf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010816742" calcext:value-type="float">
            <text:p>0.010816742</text:p>
          </table:table-cell>
          <table:table-cell office:value-type="float" office:value="0.000422116" calcext:value-type="float">
            <text:p>0.000422116</text:p>
          </table:table-cell>
          <table:table-cell office:value-type="float" office:value="0.013742282" calcext:value-type="float">
            <text:p>0.013742282</text:p>
          </table:table-cell>
          <table:table-cell office:value-type="float" office:value="69" calcext:value-type="float">
            <text:p>69</text:p>
          </table:table-cell>
          <table:table-cell office:value-type="float" office:value="163462" calcext:value-type="float">
            <text:p>16346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?a</text:p>
          </table:table-cell>
          <table:table-cell office:value-type="float" office:value="0.385588841234814" calcext:value-type="float">
            <text:p>0.3855888412</text:p>
          </table:table-cell>
          <table:table-cell table:formula="of:=IF([.J234] &lt;&gt; 0; 1; 0)" office:value-type="float" office:value="1" calcext:value-type="float">
            <text:p>1</text:p>
          </table:table-cell>
          <table:table-cell table:formula="of:=IF(AND([.K234]=1; [.J234]&gt;=[.E2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e <text:s/>&lt;hasChild&gt; <text:s/>?i <text:s/>?i <text:s/>&lt;isMarriedTo&gt; <text:s/>?a <text:s text:c="2"/>=&gt; ?a <text:s/>&lt;hasChild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1077456" calcext:value-type="float">
            <text:p>0.011077456</text:p>
          </table:table-cell>
          <table:table-cell table:number-columns-repeated="2" office:value-type="float" office:value="0.013757524" calcext:value-type="float">
            <text:p>0.0137575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304" calcext:value-type="float">
            <text:p>9304</text:p>
          </table:table-cell>
          <table:table-cell office:value-type="string" calcext:value-type="string">
            <text:p>?b</text:p>
          </table:table-cell>
          <table:table-cell office:value-type="float" office:value="0.0283049905698712" calcext:value-type="float">
            <text:p>0.0283049906</text:p>
          </table:table-cell>
          <table:table-cell table:formula="of:=IF([.J235] &lt;&gt; 0; 1; 0)" office:value-type="float" office:value="1" calcext:value-type="float">
            <text:p>1</text:p>
          </table:table-cell>
          <table:table-cell table:formula="of:=IF(AND([.K235]=1; [.J235]&gt;=[.E2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worksAt&gt; <text:s/>?b <text:s text:c="2"/>=&gt; ?a <text:s/>&lt;graduatedFrom&gt; <text:s/>?b</text:p>
          </table:table-cell>
          <table:table-cell office:value-type="float" office:value="0.000177236" calcext:value-type="float">
            <text:p>0.000177236</text:p>
          </table:table-cell>
          <table:table-cell office:value-type="float" office:value="0.014147368" calcext:value-type="float">
            <text:p>0.014147368</text:p>
          </table:table-cell>
          <table:table-cell office:value-type="float" office:value="0.004273069" calcext:value-type="float">
            <text:p>0.004273069</text:p>
          </table:table-cell>
          <table:table-cell office:value-type="float" office:value="0.013843111" calcext:value-type="float">
            <text:p>0.013843111</text:p>
          </table:table-cell>
          <table:table-cell office:value-type="float" office:value="168" calcext:value-type="float">
            <text:p>168</text:p>
          </table:table-cell>
          <table:table-cell office:value-type="float" office:value="39316" calcext:value-type="float">
            <text:p>39316</text:p>
          </table:table-cell>
          <table:table-cell office:value-type="float" office:value="12136" calcext:value-type="float">
            <text:p>12136</text:p>
          </table:table-cell>
          <table:table-cell office:value-type="string" calcext:value-type="string">
            <text:p>?a</text:p>
          </table:table-cell>
          <table:table-cell office:value-type="float" office:value="1.18900610058731" calcext:value-type="float">
            <text:p>1.1890061006</text:p>
          </table:table-cell>
          <table:table-cell table:formula="of:=IF([.J236] &lt;&gt; 0; 1; 0)" office:value-type="float" office:value="1" calcext:value-type="float">
            <text:p>1</text:p>
          </table:table-cell>
          <table:table-cell table:formula="of:=IF(AND([.K236]=1; [.J236]&gt;=[.E2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wasBornIn&gt; <text:s/>?b <text:s text:c="2"/>=&gt; ?a <text:s/>&lt;diedIn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012096046" calcext:value-type="float">
            <text:p>0.012096046</text:p>
          </table:table-cell>
          <table:table-cell office:value-type="float" office:value="0.000344532" calcext:value-type="float">
            <text:p>0.000344532</text:p>
          </table:table-cell>
          <table:table-cell office:value-type="float" office:value="0.013875227" calcext:value-type="float">
            <text:p>0.013875227</text:p>
          </table:table-cell>
          <table:table-cell office:value-type="float" office:value="268" calcext:value-type="float">
            <text:p>268</text:p>
          </table:table-cell>
          <table:table-cell office:value-type="float" office:value="777866" calcext:value-type="float">
            <text:p>777866</text:p>
          </table:table-cell>
          <table:table-cell office:value-type="float" office:value="19315" calcext:value-type="float">
            <text:p>19315</text:p>
          </table:table-cell>
          <table:table-cell office:value-type="string" calcext:value-type="string">
            <text:p>?a</text:p>
          </table:table-cell>
          <table:table-cell office:value-type="float" office:value="10.7170445310311" calcext:value-type="float">
            <text:p>10.717044531</text:p>
          </table:table-cell>
          <table:table-cell table:formula="of:=IF([.J237] &lt;&gt; 0; 1; 0)" office:value-type="float" office:value="1" calcext:value-type="float">
            <text:p>1</text:p>
          </table:table-cell>
          <table:table-cell table:formula="of:=IF(AND([.K237]=1; [.J237]&gt;=[.E2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orksAt&gt; <text:s/>?b <text:s text:c="2"/>=&gt; ?a <text:s/>&lt;graduatedFrom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55073684" calcext:value-type="float">
            <text:p>0.055073684</text:p>
          </table:table-cell>
          <table:table-cell office:value-type="float" office:value="0.001786319" calcext:value-type="float">
            <text:p>0.001786319</text:p>
          </table:table-cell>
          <table:table-cell office:value-type="float" office:value="0.01388535" calcext:value-type="float">
            <text:p>0.01388535</text:p>
          </table:table-cell>
          <table:table-cell office:value-type="float" office:value="654" calcext:value-type="float">
            <text:p>654</text:p>
          </table:table-cell>
          <table:table-cell office:value-type="float" office:value="366116" calcext:value-type="float">
            <text:p>366116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?a</text:p>
          </table:table-cell>
          <table:table-cell office:value-type="float" office:value="0.437399787537169" calcext:value-type="float">
            <text:p>0.4373997875</text:p>
          </table:table-cell>
          <table:table-cell table:formula="of:=IF([.J238] &lt;&gt; 0; 1; 0)" office:value-type="float" office:value="1" calcext:value-type="float">
            <text:p>1</text:p>
          </table:table-cell>
          <table:table-cell table:formula="of:=IF(AND([.K238]=1; [.J238]&gt;=[.E2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13953488" calcext:value-type="float">
            <text:p>0.013953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string" calcext:value-type="string">
            <text:p>?a</text:p>
          </table:table-cell>
          <table:table-cell office:value-type="float" office:value="0.599115653653787" calcext:value-type="float">
            <text:p>0.5991156537</text:p>
          </table:table-cell>
          <table:table-cell table:formula="of:=IF([.J239] &lt;&gt; 0; 1; 0)" office:value-type="float" office:value="1" calcext:value-type="float">
            <text:p>1</text:p>
          </table:table-cell>
          <table:table-cell table:formula="of:=IF(AND([.K239]=1; [.J239]&gt;=[.E2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livesIn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4184883" calcext:value-type="float">
            <text:p>0.014184883</text:p>
          </table:table-cell>
          <table:table-cell office:value-type="float" office:value="0.000555125" calcext:value-type="float">
            <text:p>0.000555125</text:p>
          </table:table-cell>
          <table:table-cell office:value-type="float" office:value="0.014004465" calcext:value-type="float">
            <text:p>0.014004465</text:p>
          </table:table-cell>
          <table:table-cell office:value-type="float" office:value="207" calcext:value-type="float">
            <text:p>207</text:p>
          </table:table-cell>
          <table:table-cell office:value-type="float" office:value="372889" calcext:value-type="float">
            <text:p>372889</text:p>
          </table:table-cell>
          <table:table-cell office:value-type="float" office:value="14781" calcext:value-type="float">
            <text:p>14781</text:p>
          </table:table-cell>
          <table:table-cell office:value-type="string" calcext:value-type="string">
            <text:p>?a</text:p>
          </table:table-cell>
          <table:table-cell office:value-type="float" office:value="1.96930567303904" calcext:value-type="float">
            <text:p>1.969305673</text:p>
          </table:table-cell>
          <table:table-cell table:formula="of:=IF([.J240] &lt;&gt; 0; 1; 0)" office:value-type="float" office:value="1" calcext:value-type="float">
            <text:p>1</text:p>
          </table:table-cell>
          <table:table-cell table:formula="of:=IF(AND([.K240]=1; [.J240]&gt;=[.E2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livesIn&gt; <text:s/>?j <text:s text:c="2"/>=&gt; ?a <text:s/>&lt;isCitizenOf&gt; <text:s/>?b</text:p>
          </table:table-cell>
          <table:table-cell office:value-type="float" office:value="0.000321768" calcext:value-type="float">
            <text:p>0.000321768</text:p>
          </table:table-cell>
          <table:table-cell office:value-type="float" office:value="0.020933425" calcext:value-type="float">
            <text:p>0.020933425</text:p>
          </table:table-cell>
          <table:table-cell office:value-type="float" office:value="0.004790099" calcext:value-type="float">
            <text:p>0.004790099</text:p>
          </table:table-cell>
          <table:table-cell office:value-type="float" office:value="0.01414788" calcext:value-type="float">
            <text:p>0.01414788</text:p>
          </table:table-cell>
          <table:table-cell office:value-type="float" office:value="305" calcext:value-type="float">
            <text:p>305</text:p>
          </table:table-cell>
          <table:table-cell office:value-type="float" office:value="63673" calcext:value-type="float">
            <text:p>63673</text:p>
          </table:table-cell>
          <table:table-cell office:value-type="float" office:value="21558" calcext:value-type="float">
            <text:p>21558</text:p>
          </table:table-cell>
          <table:table-cell office:value-type="string" calcext:value-type="string">
            <text:p>?a</text:p>
          </table:table-cell>
          <table:table-cell office:value-type="float" office:value="15.9533406763634" calcext:value-type="float">
            <text:p>15.9533406764</text:p>
          </table:table-cell>
          <table:table-cell table:formula="of:=IF([.J241] &lt;&gt; 0; 1; 0)" office:value-type="float" office:value="1" calcext:value-type="float">
            <text:p>1</text:p>
          </table:table-cell>
          <table:table-cell table:formula="of:=IF(AND([.K241]=1; [.J241]&gt;=[.E2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e <text:s/>&lt;isMarriedTo&gt; <text:s/>?a <text:s/>?i <text:s/>&lt;isMarriedTo&gt; <text:s/>?e <text:s text:c="2"/>=&gt; ?a <text:s/>&lt;produced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1350119" calcext:value-type="float">
            <text:p>0.011350119</text:p>
          </table:table-cell>
          <table:table-cell office:value-type="float" office:value="0.007468771" calcext:value-type="float">
            <text:p>0.007468771</text:p>
          </table:table-cell>
          <table:table-cell office:value-type="float" office:value="0.014198909" calcext:value-type="float">
            <text:p>0.014198909</text:p>
          </table:table-cell>
          <table:table-cell office:value-type="float" office:value="229" calcext:value-type="float">
            <text:p>229</text:p>
          </table:table-cell>
          <table:table-cell office:value-type="float" office:value="30661" calcext:value-type="float">
            <text:p>30661</text:p>
          </table:table-cell>
          <table:table-cell office:value-type="float" office:value="16128" calcext:value-type="float">
            <text:p>16128</text:p>
          </table:table-cell>
          <table:table-cell office:value-type="string" calcext:value-type="string">
            <text:p>?b</text:p>
          </table:table-cell>
          <table:table-cell office:value-type="float" office:value="0.0791959136142534" calcext:value-type="float">
            <text:p>0.0791959136</text:p>
          </table:table-cell>
          <table:table-cell table:formula="of:=IF([.J242] &lt;&gt; 0; 1; 0)" office:value-type="float" office:value="1" calcext:value-type="float">
            <text:p>1</text:p>
          </table:table-cell>
          <table:table-cell table:formula="of:=IF(AND([.K242]=1; [.J242]&gt;=[.E2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10189685" calcext:value-type="float">
            <text:p>0.010189685</text:p>
          </table:table-cell>
          <table:table-cell office:value-type="float" office:value="0.000108956" calcext:value-type="float">
            <text:p>0.000108956</text:p>
          </table:table-cell>
          <table:table-cell office:value-type="float" office:value="0.014238773" calcext:value-type="float">
            <text:p>0.014238773</text:p>
          </table:table-cell>
          <table:table-cell office:value-type="float" office:value="65" calcext:value-type="float">
            <text:p>65</text:p>
          </table:table-cell>
          <table:table-cell office:value-type="float" office:value="596569" calcext:value-type="float">
            <text:p>596569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?a</text:p>
          </table:table-cell>
          <table:table-cell office:value-type="float" office:value="0.669423471716017" calcext:value-type="float">
            <text:p>0.6694234717</text:p>
          </table:table-cell>
          <table:table-cell table:formula="of:=IF([.J243] &lt;&gt; 0; 1; 0)" office:value-type="float" office:value="1" calcext:value-type="float">
            <text:p>1</text:p>
          </table:table-cell>
          <table:table-cell table:formula="of:=IF(AND([.K243]=1; [.J243]&gt;=[.E2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asBornIn&gt; <text:s/>?b <text:s text:c="2"/>=&gt; ?a <text:s/>&lt;diedIn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62285611" calcext:value-type="float">
            <text:p>0.062285611</text:p>
          </table:table-cell>
          <table:table-cell office:value-type="float" office:value="0.001805959" calcext:value-type="float">
            <text:p>0.001805959</text:p>
          </table:table-cell>
          <table:table-cell office:value-type="float" office:value="0.014294889" calcext:value-type="float">
            <text:p>0.014294889</text:p>
          </table:table-cell>
          <table:table-cell office:value-type="float" office:value="1380" calcext:value-type="float">
            <text:p>1380</text:p>
          </table:table-cell>
          <table:table-cell office:value-type="float" office:value="764137" calcext:value-type="float">
            <text:p>764137</text:p>
          </table:table-cell>
          <table:table-cell office:value-type="float" office:value="96538" calcext:value-type="float">
            <text:p>96538</text:p>
          </table:table-cell>
          <table:table-cell office:value-type="string" calcext:value-type="string">
            <text:p>?a</text:p>
          </table:table-cell>
          <table:table-cell office:value-type="float" office:value="0.310907581193108" calcext:value-type="float">
            <text:p>0.3109075812</text:p>
          </table:table-cell>
          <table:table-cell table:formula="of:=IF([.J244] &lt;&gt; 0; 1; 0)" office:value-type="float" office:value="1" calcext:value-type="float">
            <text:p>1</text:p>
          </table:table-cell>
          <table:table-cell table:formula="of:=IF(AND([.K244]=1; [.J244]&gt;=[.E2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wasBornIn&gt; <text:s/>?b</text:p>
          </table:table-cell>
          <table:table-cell office:value-type="float" office:value="0.001877859" calcext:value-type="float">
            <text:p>0.001877859</text:p>
          </table:table-cell>
          <table:table-cell office:value-type="float" office:value="0.031806729" calcext:value-type="float">
            <text:p>0.031806729</text:p>
          </table:table-cell>
          <table:table-cell office:value-type="float" office:value="0.003481717" calcext:value-type="float">
            <text:p>0.003481717</text:p>
          </table:table-cell>
          <table:table-cell office:value-type="float" office:value="0.014313054" calcext:value-type="float">
            <text:p>0.014313054</text:p>
          </table:table-cell>
          <table:table-cell office:value-type="float" office:value="1780" calcext:value-type="float">
            <text:p>1780</text:p>
          </table:table-cell>
          <table:table-cell office:value-type="float" office:value="511242" calcext:value-type="float">
            <text:p>511242</text:p>
          </table:table-cell>
          <table:table-cell office:value-type="float" office:value="124362" calcext:value-type="float">
            <text:p>124362</text:p>
          </table:table-cell>
          <table:table-cell office:value-type="string" calcext:value-type="string">
            <text:p>?a</text:p>
          </table:table-cell>
          <table:table-cell office:value-type="float" office:value="0.797598403758321" calcext:value-type="float">
            <text:p>0.7975984038</text:p>
          </table:table-cell>
          <table:table-cell table:formula="of:=IF([.J245] &lt;&gt; 0; 1; 0)" office:value-type="float" office:value="1" calcext:value-type="float">
            <text:p>1</text:p>
          </table:table-cell>
          <table:table-cell table:formula="of:=IF(AND([.K245]=1; [.J245]&gt;=[.E2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eaderOf&gt; <text:s/>?b <text:s/>?a <text:s/>&lt;livesIn&gt; <text:s/>?f <text:s text:c="2"/>=&gt; ?a <text:s/>&lt;livesIn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30973755" calcext:value-type="float">
            <text:p>0.030973755</text:p>
          </table:table-cell>
          <table:table-cell table:number-columns-repeated="2" office:value-type="float" office:value="0.014329645" calcext:value-type="float">
            <text:p>0.014329645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1543" calcext:value-type="float">
            <text:p>31543</text:p>
          </table:table-cell>
          <table:table-cell office:value-type="string" calcext:value-type="string">
            <text:p>?a</text:p>
          </table:table-cell>
          <table:table-cell office:value-type="float" office:value="1.12119658052153" calcext:value-type="float">
            <text:p>1.1211965805</text:p>
          </table:table-cell>
          <table:table-cell table:formula="of:=IF([.J246] &lt;&gt; 0; 1; 0)" office:value-type="float" office:value="1" calcext:value-type="float">
            <text:p>1</text:p>
          </table:table-cell>
          <table:table-cell table:formula="of:=IF(AND([.K246]=1; [.J246]&gt;=[.E2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hasChild&gt; <text:s/>?j <text:s/>?b <text:s/>&lt;wasBornIn&gt; <text:s/>?f <text:s text:c="2"/>=&gt; ?a <text:s/>&lt;hasChild&gt; <text:s/>?b</text:p>
          </table:table-cell>
          <table:table-cell office:value-type="float" office:value="0.000361857" calcext:value-type="float">
            <text:p>0.000361857</text:p>
          </table:table-cell>
          <table:table-cell office:value-type="float" office:value="0.029684119" calcext:value-type="float">
            <text:p>0.029684119</text:p>
          </table:table-cell>
          <table:table-cell office:value-type="float" office:value="0.001144547" calcext:value-type="float">
            <text:p>0.001144547</text:p>
          </table:table-cell>
          <table:table-cell office:value-type="float" office:value="0.014388791" calcext:value-type="float">
            <text:p>0.014388791</text:p>
          </table:table-cell>
          <table:table-cell office:value-type="float" office:value="343" calcext:value-type="float">
            <text:p>343</text:p>
          </table:table-cell>
          <table:table-cell office:value-type="float" office:value="299682" calcext:value-type="float">
            <text:p>299682</text:p>
          </table:table-cell>
          <table:table-cell office:value-type="float" office:value="23838" calcext:value-type="float">
            <text:p>23838</text:p>
          </table:table-cell>
          <table:table-cell office:value-type="string" calcext:value-type="string">
            <text:p>?b</text:p>
          </table:table-cell>
          <table:table-cell office:value-type="float" office:value="2.59895350956789" calcext:value-type="float">
            <text:p>2.5989535096</text:p>
          </table:table-cell>
          <table:table-cell table:formula="of:=IF([.J247] &lt;&gt; 0; 1; 0)" office:value-type="float" office:value="1" calcext:value-type="float">
            <text:p>1</text:p>
          </table:table-cell>
          <table:table-cell table:formula="of:=IF(AND([.K247]=1; [.J247]&gt;=[.E2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CitizenOf&gt; <text:s/>?j <text:s text:c="2"/>=&gt; ?a <text:s/>&lt;livesIn&gt; <text:s/>?b</text:p>
          </table:table-cell>
          <table:table-cell office:value-type="float" office:value="0.000323878" calcext:value-type="float">
            <text:p>0.000323878</text:p>
          </table:table-cell>
          <table:table-cell office:value-type="float" office:value="0.021037484" calcext:value-type="float">
            <text:p>0.021037484</text:p>
          </table:table-cell>
          <table:table-cell office:value-type="float" office:value="0.001361624" calcext:value-type="float">
            <text:p>0.001361624</text:p>
          </table:table-cell>
          <table:table-cell office:value-type="float" office:value="0.014419915" calcext:value-type="float">
            <text:p>0.014419915</text:p>
          </table:table-cell>
          <table:table-cell office:value-type="float" office:value="307" calcext:value-type="float">
            <text:p>307</text:p>
          </table:table-cell>
          <table:table-cell office:value-type="float" office:value="225466" calcext:value-type="float">
            <text:p>225466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?a</text:p>
          </table:table-cell>
          <table:table-cell office:value-type="float" office:value="2.28917930434042" calcext:value-type="float">
            <text:p>2.2891793043</text:p>
          </table:table-cell>
          <table:table-cell table:formula="of:=IF([.J248] &lt;&gt; 0; 1; 0)" office:value-type="float" office:value="1" calcext:value-type="float">
            <text:p>1</text:p>
          </table:table-cell>
          <table:table-cell table:formula="of:=IF(AND([.K248]=1; [.J248]&gt;=[.E2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LeaderOf&gt; <text:s/>?j <text:s text:c="2"/>=&gt; ?a <text:s/>&lt;isLeaderOf&gt; <text:s/>?b</text:p>
          </table:table-cell>
          <table:table-cell office:value-type="float" office:value="0.000085453" calcext:value-type="float">
            <text:p>0.000085453</text:p>
          </table:table-cell>
          <table:table-cell office:value-type="float" office:value="0.012697915" calcext:value-type="float">
            <text:p>0.012697915</text:p>
          </table:table-cell>
          <table:table-cell table:number-columns-repeated="2" office:value-type="float" office:value="0.014477212" calcext:value-type="float">
            <text:p>0.01447721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office:value-type="float" office:value="1.58949972797494" calcext:value-type="float">
            <text:p>1.589499728</text:p>
          </table:table-cell>
          <table:table-cell table:formula="of:=IF([.J249] &lt;&gt; 0; 1; 0)" office:value-type="float" office:value="1" calcext:value-type="float">
            <text:p>1</text:p>
          </table:table-cell>
          <table:table-cell table:formula="of:=IF(AND([.K249]=1; [.J249]&gt;=[.E2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013257734" calcext:value-type="float">
            <text:p>0.013257734</text:p>
          </table:table-cell>
          <table:table-cell office:value-type="float" office:value="0.002141443" calcext:value-type="float">
            <text:p>0.002141443</text:p>
          </table:table-cell>
          <table:table-cell office:value-type="float" office:value="0.014588494" calcext:value-type="float">
            <text:p>0.014588494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?b</text:p>
          </table:table-cell>
          <table:table-cell office:value-type="float" office:value="0.124279688757962" calcext:value-type="float">
            <text:p>0.1242796888</text:p>
          </table:table-cell>
          <table:table-cell table:formula="of:=IF([.J250] &lt;&gt; 0; 1; 0)" office:value-type="float" office:value="1" calcext:value-type="float">
            <text:p>1</text:p>
          </table:table-cell>
          <table:table-cell table:formula="of:=IF(AND([.K250]=1; [.J250]&gt;=[.E2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actedIn&gt; <text:s/>?b</text:p>
          </table:table-cell>
          <table:table-cell office:value-type="float" office:value="0.001302897" calcext:value-type="float">
            <text:p>0.001302897</text:p>
          </table:table-cell>
          <table:table-cell office:value-type="float" office:value="0.011480363" calcext:value-type="float">
            <text:p>0.011480363</text:p>
          </table:table-cell>
          <table:table-cell office:value-type="float" office:value="0.013198675" calcext:value-type="float">
            <text:p>0.013198675</text:p>
          </table:table-cell>
          <table:table-cell office:value-type="float" office:value="0.014619018" calcext:value-type="float">
            <text:p>0.014619018</text:p>
          </table:table-cell>
          <table:table-cell office:value-type="float" office:value="1235" calcext:value-type="float">
            <text:p>1235</text:p>
          </table:table-cell>
          <table:table-cell office:value-type="float" office:value="93570" calcext:value-type="float">
            <text:p>93570</text:p>
          </table:table-cell>
          <table:table-cell office:value-type="float" office:value="84479" calcext:value-type="float">
            <text:p>84479</text:p>
          </table:table-cell>
          <table:table-cell office:value-type="string" calcext:value-type="string">
            <text:p>?b</text:p>
          </table:table-cell>
          <table:table-cell office:value-type="float" office:value="0.0755560285465392" calcext:value-type="float">
            <text:p>0.0755560285</text:p>
          </table:table-cell>
          <table:table-cell table:formula="of:=IF([.J251] &lt;&gt; 0; 1; 0)" office:value-type="float" office:value="1" calcext:value-type="float">
            <text:p>1</text:p>
          </table:table-cell>
          <table:table-cell table:formula="of:=IF(AND([.K251]=1; [.J251]&gt;=[.E2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livesIn&gt; <text:s/>?f <text:s text:c="2"/>=&gt; ?a <text:s/>&lt;isCitizenOf&gt; <text:s/>?b</text:p>
          </table:table-cell>
          <table:table-cell office:value-type="float" office:value="0.000341813" calcext:value-type="float">
            <text:p>0.000341813</text:p>
          </table:table-cell>
          <table:table-cell office:value-type="float" office:value="0.022237474" calcext:value-type="float">
            <text:p>0.022237474</text:p>
          </table:table-cell>
          <table:table-cell office:value-type="float" office:value="0.005800734" calcext:value-type="float">
            <text:p>0.005800734</text:p>
          </table:table-cell>
          <table:table-cell office:value-type="float" office:value="0.01464473" calcext:value-type="float">
            <text:p>0.01464473</text:p>
          </table:table-cell>
          <table:table-cell office:value-type="float" office:value="324" calcext:value-type="float">
            <text:p>324</text:p>
          </table:table-cell>
          <table:table-cell office:value-type="float" office:value="55855" calcext:value-type="float">
            <text:p>55855</text:p>
          </table:table-cell>
          <table:table-cell office:value-type="float" office:value="22124" calcext:value-type="float">
            <text:p>22124</text:p>
          </table:table-cell>
          <table:table-cell office:value-type="string" calcext:value-type="string">
            <text:p>?a</text:p>
          </table:table-cell>
          <table:table-cell office:value-type="float" office:value="7.66777617889121" calcext:value-type="float">
            <text:p>7.6677761789</text:p>
          </table:table-cell>
          <table:table-cell table:formula="of:=IF([.J252] &lt;&gt; 0; 1; 0)" office:value-type="float" office:value="1" calcext:value-type="float">
            <text:p>1</text:p>
          </table:table-cell>
          <table:table-cell table:formula="of:=IF(AND([.K252]=1; [.J252]&gt;=[.E2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0824313" calcext:value-type="float">
            <text:p>0.010824313</text:p>
          </table:table-cell>
          <table:table-cell office:value-type="float" office:value="0.014689266" calcext:value-type="float">
            <text:p>0.014689266</text:p>
          </table:table-cell>
          <table:table-cell office:value-type="float" office:value="13" calcext:value-type="float">
            <text:p>13</text:p>
          </table:table-cell>
          <table:table-cell office:value-type="float" office:value="1201" calcext:value-type="float">
            <text:p>120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?a</text:p>
          </table:table-cell>
          <table:table-cell office:value-type="float" office:value="0.0418091828276445" calcext:value-type="float">
            <text:p>0.0418091828</text:p>
          </table:table-cell>
          <table:table-cell table:formula="of:=IF([.J253] &lt;&gt; 0; 1; 0)" office:value-type="float" office:value="1" calcext:value-type="float">
            <text:p>1</text:p>
          </table:table-cell>
          <table:table-cell table:formula="of:=IF(AND([.K253]=1; [.J253]&gt;=[.E2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LeaderOf&gt; <text:s/>?j <text:s text:c="2"/>=&gt; ?a <text:s/>&lt;isLeaderOf&gt; <text:s/>?b</text:p>
          </table:table-cell>
          <table:table-cell office:value-type="float" office:value="0.000086508" calcext:value-type="float">
            <text:p>0.000086508</text:p>
          </table:table-cell>
          <table:table-cell office:value-type="float" office:value="0.012854679" calcext:value-type="float">
            <text:p>0.012854679</text:p>
          </table:table-cell>
          <table:table-cell table:number-columns-repeated="2" office:value-type="float" office:value="0.014772113" calcext:value-type="float">
            <text:p>0.01477211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551" calcext:value-type="float">
            <text:p>5551</text:p>
          </table:table-cell>
          <table:table-cell office:value-type="string" calcext:value-type="string">
            <text:p>?a</text:p>
          </table:table-cell>
          <table:table-cell office:value-type="float" office:value="0.610765159885117" calcext:value-type="float">
            <text:p>0.6107651599</text:p>
          </table:table-cell>
          <table:table-cell table:formula="of:=IF([.J254] &lt;&gt; 0; 1; 0)" office:value-type="float" office:value="1" calcext:value-type="float">
            <text:p>1</text:p>
          </table:table-cell>
          <table:table-cell table:formula="of:=IF(AND([.K254]=1; [.J254]&gt;=[.E2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wasBornIn&gt; <text:s/>?b</text:p>
          </table:table-cell>
          <table:table-cell office:value-type="float" office:value="0.001431604" calcext:value-type="float">
            <text:p>0.001431604</text:p>
          </table:table-cell>
          <table:table-cell office:value-type="float" office:value="0.024248164" calcext:value-type="float">
            <text:p>0.024248164</text:p>
          </table:table-cell>
          <table:table-cell office:value-type="float" office:value="0.003503219" calcext:value-type="float">
            <text:p>0.003503219</text:p>
          </table:table-cell>
          <table:table-cell office:value-type="float" office:value="0.014802291" calcext:value-type="float">
            <text:p>0.014802291</text:p>
          </table:table-cell>
          <table:table-cell office:value-type="float" office:value="1357" calcext:value-type="float">
            <text:p>1357</text:p>
          </table:table-cell>
          <table:table-cell office:value-type="float" office:value="387358" calcext:value-type="float">
            <text:p>387358</text:p>
          </table:table-cell>
          <table:table-cell office:value-type="float" office:value="91675" calcext:value-type="float">
            <text:p>91675</text:p>
          </table:table-cell>
          <table:table-cell office:value-type="string" calcext:value-type="string">
            <text:p>?a</text:p>
          </table:table-cell>
          <table:table-cell office:value-type="float" office:value="0.419515390694086" calcext:value-type="float">
            <text:p>0.4195153907</text:p>
          </table:table-cell>
          <table:table-cell table:formula="of:=IF([.J255] &lt;&gt; 0; 1; 0)" office:value-type="float" office:value="1" calcext:value-type="float">
            <text:p>1</text:p>
          </table:table-cell>
          <table:table-cell table:formula="of:=IF(AND([.K255]=1; [.J255]&gt;=[.E2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dealsWith&gt; <text:s/>?f <text:s/>?a <text:s/>&lt;isCitizenOf&gt; <text:s/>?f <text:s text:c="2"/>=&gt; ?a <text:s/>&lt;livesIn&gt; <text:s/>?b</text:p>
          </table:table-cell>
          <table:table-cell office:value-type="float" office:value="0.00070156" calcext:value-type="float">
            <text:p>0.00070156</text:p>
          </table:table-cell>
          <table:table-cell office:value-type="float" office:value="0.045569794" calcext:value-type="float">
            <text:p>0.045569794</text:p>
          </table:table-cell>
          <table:table-cell office:value-type="float" office:value="0.00135691" calcext:value-type="float">
            <text:p>0.00135691</text:p>
          </table:table-cell>
          <table:table-cell office:value-type="float" office:value="0.01481432" calcext:value-type="float">
            <text:p>0.01481432</text:p>
          </table:table-cell>
          <table:table-cell office:value-type="float" office:value="665" calcext:value-type="float">
            <text:p>665</text:p>
          </table:table-cell>
          <table:table-cell office:value-type="float" office:value="490084" calcext:value-type="float">
            <text:p>490084</text:p>
          </table:table-cell>
          <table:table-cell office:value-type="float" office:value="44889" calcext:value-type="float">
            <text:p>44889</text:p>
          </table:table-cell>
          <table:table-cell office:value-type="string" calcext:value-type="string">
            <text:p>?a</text:p>
          </table:table-cell>
          <table:table-cell office:value-type="float" office:value="1.23480382360778" calcext:value-type="float">
            <text:p>1.2348038236</text:p>
          </table:table-cell>
          <table:table-cell table:formula="of:=IF([.J256] &lt;&gt; 0; 1; 0)" office:value-type="float" office:value="1" calcext:value-type="float">
            <text:p>1</text:p>
          </table:table-cell>
          <table:table-cell table:formula="of:=IF(AND([.K256]=1; [.J256]&gt;=[.E2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b <text:s/>?e <text:s/>&lt;isMarriedTo&gt; <text:s/>?a <text:s/>?e <text:s/>&lt;isMarriedTo&gt; <text:s/>?j <text:s text:c="2"/>=&gt; ?a <text:s/>&lt;produced&gt; <text:s/>?b</text:p>
          </table:table-cell>
          <table:table-cell office:value-type="float" office:value="0.000283789" calcext:value-type="float">
            <text:p>0.000283789</text:p>
          </table:table-cell>
          <table:table-cell office:value-type="float" office:value="0.013332672" calcext:value-type="float">
            <text:p>0.013332672</text:p>
          </table:table-cell>
          <table:table-cell office:value-type="float" office:value="0.007690768" calcext:value-type="float">
            <text:p>0.007690768</text:p>
          </table:table-cell>
          <table:table-cell office:value-type="float" office:value="0.014827472" calcext:value-type="float">
            <text:p>0.014827472</text:p>
          </table:table-cell>
          <table:table-cell office:value-type="float" office:value="269" calcext:value-type="float">
            <text:p>269</text:p>
          </table:table-cell>
          <table:table-cell office:value-type="float" office:value="34977" calcext:value-type="float">
            <text:p>34977</text:p>
          </table:table-cell>
          <table:table-cell office:value-type="float" office:value="18142" calcext:value-type="float">
            <text:p>18142</text:p>
          </table:table-cell>
          <table:table-cell office:value-type="string" calcext:value-type="string">
            <text:p>?b</text:p>
          </table:table-cell>
          <table:table-cell office:value-type="float" office:value="0.0621104121670685" calcext:value-type="float">
            <text:p>0.0621104122</text:p>
          </table:table-cell>
          <table:table-cell table:formula="of:=IF([.J257] &lt;&gt; 0; 1; 0)" office:value-type="float" office:value="1" calcext:value-type="float">
            <text:p>1</text:p>
          </table:table-cell>
          <table:table-cell table:formula="of:=IF(AND([.K257]=1; [.J257]&gt;=[.E2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wasBornIn&gt; <text:s/>?f <text:s text:c="2"/>=&gt; ?a <text:s/>&lt;worksAt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28735632" calcext:value-type="float">
            <text:p>0.028735632</text:p>
          </table:table-cell>
          <table:table-cell office:value-type="float" office:value="0.000329874" calcext:value-type="float">
            <text:p>0.000329874</text:p>
          </table:table-cell>
          <table:table-cell office:value-type="float" office:value="0.014950876" calcext:value-type="float">
            <text:p>0.014950876</text:p>
          </table:table-cell>
          <table:table-cell office:value-type="float" office:value="70" calcext:value-type="float">
            <text:p>70</text:p>
          </table:table-cell>
          <table:table-cell office:value-type="float" office:value="212202" calcext:value-type="float">
            <text:p>212202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?a</text:p>
          </table:table-cell>
          <table:table-cell office:value-type="float" office:value="4.21014811569387" calcext:value-type="float">
            <text:p>4.2101481157</text:p>
          </table:table-cell>
          <table:table-cell table:formula="of:=IF([.J258] &lt;&gt; 0; 1; 0)" office:value-type="float" office:value="1" calcext:value-type="float">
            <text:p>1</text:p>
          </table:table-cell>
          <table:table-cell table:formula="of:=IF(AND([.K258]=1; [.J258]&gt;=[.E2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mports&gt; <text:s/>?b <text:s/>?a <text:s/>&lt;participatedIn&gt; <text:s/>?f <text:s/>?i <text:s/>&lt;participatedIn&gt; <text:s/>?f <text:s text:c="2"/>=&gt; ?a <text:s/>&lt;exports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6765286" calcext:value-type="float">
            <text:p>0.16765286</text:p>
          </table:table-cell>
          <table:table-cell office:value-type="float" office:value="0.012839879" calcext:value-type="float">
            <text:p>0.012839879</text:p>
          </table:table-cell>
          <table:table-cell office:value-type="float" office:value="0.015076268" calcext:value-type="float">
            <text:p>0.015076268</text:p>
          </table:table-cell>
          <table:table-cell office:value-type="float" office:value="85" calcext:value-type="float">
            <text:p>85</text:p>
          </table:table-cell>
          <table:table-cell office:value-type="float" office:value="6620" calcext:value-type="float">
            <text:p>6620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?b</text:p>
          </table:table-cell>
          <table:table-cell office:value-type="float" office:value="0.485679027708644" calcext:value-type="float">
            <text:p>0.4856790277</text:p>
          </table:table-cell>
          <table:table-cell table:formula="of:=IF([.J259] &lt;&gt; 0; 1; 0)" office:value-type="float" office:value="1" calcext:value-type="float">
            <text:p>1</text:p>
          </table:table-cell>
          <table:table-cell table:formula="of:=IF(AND([.K259]=1; [.J259]&gt;=[.E2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LeaderOf&gt; <text:s/>?b <text:s text:c="2"/>=&gt; ?a <text:s/>&lt;lives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210375" calcext:value-type="float">
            <text:p>0.010210375</text:p>
          </table:table-cell>
          <table:table-cell office:value-type="float" office:value="0.002943152" calcext:value-type="float">
            <text:p>0.002943152</text:p>
          </table:table-cell>
          <table:table-cell office:value-type="float" office:value="0.015163851" calcext:value-type="float">
            <text:p>0.015163851</text:p>
          </table:table-cell>
          <table:table-cell office:value-type="float" office:value="149" calcext:value-type="float">
            <text:p>149</text:p>
          </table:table-cell>
          <table:table-cell office:value-type="float" office:value="50626" calcext:value-type="float">
            <text:p>50626</text:p>
          </table:table-cell>
          <table:table-cell office:value-type="float" office:value="9826" calcext:value-type="float">
            <text:p>9826</text:p>
          </table:table-cell>
          <table:table-cell office:value-type="string" calcext:value-type="string">
            <text:p>?a</text:p>
          </table:table-cell>
          <table:table-cell office:value-type="float" office:value="0.198941925051842" calcext:value-type="float">
            <text:p>0.1989419251</text:p>
          </table:table-cell>
          <table:table-cell table:formula="of:=IF([.J260] &lt;&gt; 0; 1; 0)" office:value-type="float" office:value="1" calcext:value-type="float">
            <text:p>1</text:p>
          </table:table-cell>
          <table:table-cell table:formula="of:=IF(AND([.K260]=1; [.J260]&gt;=[.E2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015278235" calcext:value-type="float">
            <text:p>0.01527823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185" calcext:value-type="float">
            <text:p>15185</text:p>
          </table:table-cell>
          <table:table-cell office:value-type="string" calcext:value-type="string">
            <text:p>?a</text:p>
          </table:table-cell>
          <table:table-cell office:value-type="float" office:value="1.18885588211667" calcext:value-type="float">
            <text:p>1.1888558821</text:p>
          </table:table-cell>
          <table:table-cell table:formula="of:=IF([.J261] &lt;&gt; 0; 1; 0)" office:value-type="float" office:value="1" calcext:value-type="float">
            <text:p>1</text:p>
          </table:table-cell>
          <table:table-cell table:formula="of:=IF(AND([.K261]=1; [.J261]&gt;=[.E2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livesIn&gt; <text:s/>?j <text:s text:c="2"/>=&gt; ?a <text:s/>&lt;livesIn&gt; <text:s/>?b</text:p>
          </table:table-cell>
          <table:table-cell office:value-type="float" office:value="0.001035987" calcext:value-type="float">
            <text:p>0.001035987</text:p>
          </table:table-cell>
          <table:table-cell office:value-type="float" office:value="0.067292538" calcext:value-type="float">
            <text:p>0.067292538</text:p>
          </table:table-cell>
          <table:table-cell table:number-columns-repeated="2" office:value-type="float" office:value="0.01542255" calcext:value-type="float">
            <text:p>0.01542255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63673" calcext:value-type="float">
            <text:p>63673</text:p>
          </table:table-cell>
          <table:table-cell office:value-type="string" calcext:value-type="string">
            <text:p>?a</text:p>
          </table:table-cell>
          <table:table-cell office:value-type="float" office:value="5.87895905712366" calcext:value-type="float">
            <text:p>5.8789590571</text:p>
          </table:table-cell>
          <table:table-cell table:formula="of:=IF([.J262] &lt;&gt; 0; 1; 0)" office:value-type="float" office:value="1" calcext:value-type="float">
            <text:p>1</text:p>
          </table:table-cell>
          <table:table-cell table:formula="of:=IF(AND([.K262]=1; [.J262]&gt;=[.E2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b <text:s/>?a <text:s/>&lt;isMarriedTo&gt; <text:s/>?f <text:s/>?f <text:s/>&lt;isMarriedTo&gt; <text:s/>?j <text:s text:c="2"/>=&gt; ?a <text:s/>&lt;produced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1350119" calcext:value-type="float">
            <text:p>0.011350119</text:p>
          </table:table-cell>
          <table:table-cell office:value-type="float" office:value="0.008148886" calcext:value-type="float">
            <text:p>0.008148886</text:p>
          </table:table-cell>
          <table:table-cell office:value-type="float" office:value="0.015566583" calcext:value-type="float">
            <text:p>0.015566583</text:p>
          </table:table-cell>
          <table:table-cell office:value-type="float" office:value="229" calcext:value-type="float">
            <text:p>229</text:p>
          </table:table-cell>
          <table:table-cell office:value-type="float" office:value="28102" calcext:value-type="float">
            <text:p>28102</text:p>
          </table:table-cell>
          <table:table-cell office:value-type="float" office:value="14711" calcext:value-type="float">
            <text:p>14711</text:p>
          </table:table-cell>
          <table:table-cell office:value-type="string" calcext:value-type="string">
            <text:p>?b</text:p>
          </table:table-cell>
          <table:table-cell office:value-type="float" office:value="0.102471898192032" calcext:value-type="float">
            <text:p>0.1024718982</text:p>
          </table:table-cell>
          <table:table-cell table:formula="of:=IF([.J263] &lt;&gt; 0; 1; 0)" office:value-type="float" office:value="1" calcext:value-type="float">
            <text:p>1</text:p>
          </table:table-cell>
          <table:table-cell table:formula="of:=IF(AND([.K263]=1; [.J263]&gt;=[.E2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OfficialLanguage&gt; <text:s/>?f <text:s/>?i <text:s/>&lt;hasOfficialLanguage&gt; <text:s/>?f <text:s/>?i <text:s/>&lt;imports&gt; <text:s/>?b <text:s text:c="2"/>=&gt; ?a <text:s/>&lt;exports&gt; <text:s/>?b</text:p>
          </table:table-cell>
          <table:table-cell office:value-type="float" office:value="0.000064354" calcext:value-type="float">
            <text:p>0.000064354</text:p>
          </table:table-cell>
          <table:table-cell office:value-type="float" office:value="0.120315582" calcext:value-type="float">
            <text:p>0.120315582</text:p>
          </table:table-cell>
          <table:table-cell office:value-type="float" office:value="0.012801679" calcext:value-type="float">
            <text:p>0.012801679</text:p>
          </table:table-cell>
          <table:table-cell office:value-type="float" office:value="0.015653066" calcext:value-type="float">
            <text:p>0.015653066</text:p>
          </table:table-cell>
          <table:table-cell office:value-type="float" office:value="61" calcext:value-type="float">
            <text:p>61</text:p>
          </table:table-cell>
          <table:table-cell office:value-type="float" office:value="4765" calcext:value-type="float">
            <text:p>4765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?b</text:p>
          </table:table-cell>
          <table:table-cell office:value-type="float" office:value="0.318237767004999" calcext:value-type="float">
            <text:p>0.318237767</text:p>
          </table:table-cell>
          <table:table-cell table:formula="of:=IF([.J264] &lt;&gt; 0; 1; 0)" office:value-type="float" office:value="1" calcext:value-type="float">
            <text:p>1</text:p>
          </table:table-cell>
          <table:table-cell table:formula="of:=IF(AND([.K264]=1; [.J264]&gt;=[.E2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5377" calcext:value-type="float">
            <text:p>0.002655377</text:p>
          </table:table-cell>
          <table:table-cell office:value-type="float" office:value="0.180430108" calcext:value-type="float">
            <text:p>0.180430108</text:p>
          </table:table-cell>
          <table:table-cell table:number-columns-repeated="2" office:value-type="float" office:value="0.015739316" calcext:value-type="float">
            <text:p>0.015739316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office:value-type="float" office:value="0.168015812539562" calcext:value-type="float">
            <text:p>0.1680158125</text:p>
          </table:table-cell>
          <table:table-cell table:formula="of:=IF([.J265] &lt;&gt; 0; 1; 0)" office:value-type="float" office:value="1" calcext:value-type="float">
            <text:p>1</text:p>
          </table:table-cell>
          <table:table-cell table:formula="of:=IF(AND([.K265]=1; [.J265]&gt;=[.E2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93274" calcext:value-type="float">
            <text:p>0.011393274</text:p>
          </table:table-cell>
          <table:table-cell office:value-type="float" office:value="0.001554773" calcext:value-type="float">
            <text:p>0.001554773</text:p>
          </table:table-cell>
          <table:table-cell office:value-type="float" office:value="0.016089949" calcext:value-type="float">
            <text:p>0.016089949</text:p>
          </table:table-cell>
          <table:table-cell office:value-type="float" office:value="166" calcext:value-type="float">
            <text:p>166</text:p>
          </table:table-cell>
          <table:table-cell office:value-type="float" office:value="106768" calcext:value-type="float">
            <text:p>106768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?a</text:p>
          </table:table-cell>
          <table:table-cell office:value-type="float" office:value="1.48032480869528" calcext:value-type="float">
            <text:p>1.4803248087</text:p>
          </table:table-cell>
          <table:table-cell table:formula="of:=IF([.J266] &lt;&gt; 0; 1; 0)" office:value-type="float" office:value="1" calcext:value-type="float">
            <text:p>1</text:p>
          </table:table-cell>
          <table:table-cell table:formula="of:=IF(AND([.K266]=1; [.J266]&gt;=[.E2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diedIn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45495577" calcext:value-type="float">
            <text:p>0.045495577</text:p>
          </table:table-cell>
          <table:table-cell office:value-type="float" office:value="0.001730484" calcext:value-type="float">
            <text:p>0.001730484</text:p>
          </table:table-cell>
          <table:table-cell office:value-type="float" office:value="0.016172247" calcext:value-type="float">
            <text:p>0.016172247</text:p>
          </table:table-cell>
          <table:table-cell office:value-type="float" office:value="1008" calcext:value-type="float">
            <text:p>1008</text:p>
          </table:table-cell>
          <table:table-cell office:value-type="float" office:value="582496" calcext:value-type="float">
            <text:p>582496</text:p>
          </table:table-cell>
          <table:table-cell office:value-type="float" office:value="62329" calcext:value-type="float">
            <text:p>62329</text:p>
          </table:table-cell>
          <table:table-cell office:value-type="string" calcext:value-type="string">
            <text:p>?a</text:p>
          </table:table-cell>
          <table:table-cell office:value-type="float" office:value="0.23370351923542" calcext:value-type="float">
            <text:p>0.2337035192</text:p>
          </table:table-cell>
          <table:table-cell table:formula="of:=IF([.J267] &lt;&gt; 0; 1; 0)" office:value-type="float" office:value="1" calcext:value-type="float">
            <text:p>1</text:p>
          </table:table-cell>
          <table:table-cell table:formula="of:=IF(AND([.K267]=1; [.J267]&gt;=[.E2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diedIn&gt; <text:s/>?b</text:p>
          </table:table-cell>
          <table:table-cell office:value-type="float" office:value="0.000800728" calcext:value-type="float">
            <text:p>0.000800728</text:p>
          </table:table-cell>
          <table:table-cell office:value-type="float" office:value="0.034257086" calcext:value-type="float">
            <text:p>0.034257086</text:p>
          </table:table-cell>
          <table:table-cell table:number-columns-repeated="2" office:value-type="float" office:value="0.016372225" calcext:value-type="float">
            <text:p>0.01637222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6359" calcext:value-type="float">
            <text:p>46359</text:p>
          </table:table-cell>
          <table:table-cell office:value-type="string" calcext:value-type="string">
            <text:p>?a</text:p>
          </table:table-cell>
          <table:table-cell office:value-type="float" office:value="1.63905422998748" calcext:value-type="float">
            <text:p>1.63905423</text:p>
          </table:table-cell>
          <table:table-cell table:formula="of:=IF([.J268] &lt;&gt; 0; 1; 0)" office:value-type="float" office:value="1" calcext:value-type="float">
            <text:p>1</text:p>
          </table:table-cell>
          <table:table-cell table:formula="of:=IF(AND([.K268]=1; [.J268]&gt;=[.E2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1233268" calcext:value-type="float">
            <text:p>0.001233268</text:p>
          </table:table-cell>
          <table:table-cell office:value-type="float" office:value="0.083422536" calcext:value-type="float">
            <text:p>0.083422536</text:p>
          </table:table-cell>
          <table:table-cell table:number-columns-repeated="2" office:value-type="float" office:value="0.016382186" calcext:value-type="float">
            <text:p>0.016382186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71358" calcext:value-type="float">
            <text:p>71358</text:p>
          </table:table-cell>
          <table:table-cell office:value-type="string" calcext:value-type="string">
            <text:p>?b</text:p>
          </table:table-cell>
          <table:table-cell office:value-type="float" office:value="1.04957771930371" calcext:value-type="float">
            <text:p>1.0495777193</text:p>
          </table:table-cell>
          <table:table-cell table:formula="of:=IF([.J269] &lt;&gt; 0; 1; 0)" office:value-type="float" office:value="1" calcext:value-type="float">
            <text:p>1</text:p>
          </table:table-cell>
          <table:table-cell table:formula="of:=IF(AND([.K269]=1; [.J269]&gt;=[.E2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diedIn&gt; <text:s/>?b</text:p>
          </table:table-cell>
          <table:table-cell office:value-type="float" office:value="0.001133045" calcext:value-type="float">
            <text:p>0.001133045</text:p>
          </table:table-cell>
          <table:table-cell office:value-type="float" office:value="0.048474454" calcext:value-type="float">
            <text:p>0.048474454</text:p>
          </table:table-cell>
          <table:table-cell office:value-type="float" office:value="0.002100766" calcext:value-type="float">
            <text:p>0.002100766</text:p>
          </table:table-cell>
          <table:table-cell office:value-type="float" office:value="0.016396196" calcext:value-type="float">
            <text:p>0.016396196</text:p>
          </table:table-cell>
          <table:table-cell office:value-type="float" office:value="1074" calcext:value-type="float">
            <text:p>1074</text:p>
          </table:table-cell>
          <table:table-cell office:value-type="float" office:value="511242" calcext:value-type="float">
            <text:p>511242</text:p>
          </table:table-cell>
          <table:table-cell office:value-type="float" office:value="65503" calcext:value-type="float">
            <text:p>65503</text:p>
          </table:table-cell>
          <table:table-cell office:value-type="string" calcext:value-type="string">
            <text:p>?a</text:p>
          </table:table-cell>
          <table:table-cell office:value-type="float" office:value="0.959212771240678" calcext:value-type="float">
            <text:p>0.9592127712</text:p>
          </table:table-cell>
          <table:table-cell table:formula="of:=IF([.J270] &lt;&gt; 0; 1; 0)" office:value-type="float" office:value="1" calcext:value-type="float">
            <text:p>1</text:p>
          </table:table-cell>
          <table:table-cell table:formula="of:=IF(AND([.K270]=1; [.J270]&gt;=[.E2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asBornIn&gt; <text:s/>?b <text:s text:c="2"/>=&gt; ?a <text:s/>&lt;wasBornIn&gt; <text:s/>?b</text:p>
          </table:table-cell>
          <table:table-cell office:value-type="float" office:value="0.000624546" calcext:value-type="float">
            <text:p>0.000624546</text:p>
          </table:table-cell>
          <table:table-cell office:value-type="float" office:value="0.010578418" calcext:value-type="float">
            <text:p>0.010578418</text:p>
          </table:table-cell>
          <table:table-cell office:value-type="float" office:value="0.005341851" calcext:value-type="float">
            <text:p>0.005341851</text:p>
          </table:table-cell>
          <table:table-cell office:value-type="float" office:value="0.016639964" calcext:value-type="float">
            <text:p>0.016639964</text:p>
          </table:table-cell>
          <table:table-cell office:value-type="float" office:value="592" calcext:value-type="float">
            <text:p>592</text:p>
          </table:table-cell>
          <table:table-cell office:value-type="float" office:value="110823" calcext:value-type="float">
            <text:p>110823</text:p>
          </table:table-cell>
          <table:table-cell office:value-type="float" office:value="35577" calcext:value-type="float">
            <text:p>35577</text:p>
          </table:table-cell>
          <table:table-cell office:value-type="string" calcext:value-type="string">
            <text:p>?a</text:p>
          </table:table-cell>
          <table:table-cell office:value-type="float" office:value="1.40125697614513" calcext:value-type="float">
            <text:p>1.4012569761</text:p>
          </table:table-cell>
          <table:table-cell table:formula="of:=IF([.J271] &lt;&gt; 0; 1; 0)" office:value-type="float" office:value="1" calcext:value-type="float">
            <text:p>1</text:p>
          </table:table-cell>
          <table:table-cell table:formula="of:=IF(AND([.K271]=1; [.J271]&gt;=[.E2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a <text:s/>&lt;imports&gt; <text:s/>?f <text:s/>?i <text:s/>&lt;participatedIn&gt; <text:s/>?b <text:s text:c="2"/>=&gt; ?a <text:s/>&lt;participatedIn&gt; <text:s/>?b</text:p>
          </table:table-cell>
          <table:table-cell office:value-type="float" office:value="0.001555036" calcext:value-type="float">
            <text:p>0.001555036</text:p>
          </table:table-cell>
          <table:table-cell office:value-type="float" office:value="0.10518804" calcext:value-type="float">
            <text:p>0.10518804</text:p>
          </table:table-cell>
          <table:table-cell table:number-columns-repeated="2" office:value-type="float" office:value="0.016682134" calcext:value-type="float">
            <text:p>0.016682134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88358" calcext:value-type="float">
            <text:p>88358</text:p>
          </table:table-cell>
          <table:table-cell office:value-type="string" calcext:value-type="string">
            <text:p>?b</text:p>
          </table:table-cell>
          <table:table-cell office:value-type="float" office:value="3.25186827968454" calcext:value-type="float">
            <text:p>3.2518682797</text:p>
          </table:table-cell>
          <table:table-cell table:formula="of:=IF([.J272] &lt;&gt; 0; 1; 0)" office:value-type="float" office:value="1" calcext:value-type="float">
            <text:p>1</text:p>
          </table:table-cell>
          <table:table-cell table:formula="of:=IF(AND([.K272]=1; [.J272]&gt;=[.E2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Capital&gt; <text:s/>?b <text:s/>?i <text:s/>&lt;imports&gt; <text:s/>?f <text:s text:c="2"/>=&gt; ?a <text:s/>&lt;hasCapital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2741859" calcext:value-type="float">
            <text:p>0.012741859</text:p>
          </table:table-cell>
          <table:table-cell office:value-type="float" office:value="0.013595166" calcext:value-type="float">
            <text:p>0.013595166</text:p>
          </table:table-cell>
          <table:table-cell office:value-type="float" office:value="0.017013233" calcext:value-type="float">
            <text:p>0.017013233</text:p>
          </table:table-cell>
          <table:table-cell office:value-type="float" office:value="27" calcext:value-type="float">
            <text:p>27</text:p>
          </table:table-cell>
          <table:table-cell office:value-type="float" office:value="1986" calcext:value-type="float">
            <text:p>1986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?a</text:p>
          </table:table-cell>
          <table:table-cell office:value-type="float" office:value="0.207311955941976" calcext:value-type="float">
            <text:p>0.2073119559</text:p>
          </table:table-cell>
          <table:table-cell table:formula="of:=IF([.J273] &lt;&gt; 0; 1; 0)" office:value-type="float" office:value="1" calcext:value-type="float">
            <text:p>1</text:p>
          </table:table-cell>
          <table:table-cell table:formula="of:=IF(AND([.K273]=1; [.J273]&gt;=[.E2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LocatedIn&gt; <text:s/>?j <text:s text:c="2"/>=&gt; ?a <text:s/>&lt;isLocatedIn&gt; <text:s/>?b</text:p>
          </table:table-cell>
          <table:table-cell office:value-type="float" office:value="0.015009157" calcext:value-type="float">
            <text:p>0.015009157</text:p>
          </table:table-cell>
          <table:table-cell office:value-type="float" office:value="0.066766783" calcext:value-type="float">
            <text:p>0.066766783</text:p>
          </table:table-cell>
          <table:table-cell table:number-columns-repeated="2" office:value-type="float" office:value="0.017017535" calcext:value-type="float">
            <text:p>0.017017535</text:p>
          </table:table-cell>
          <table:table-cell office:value-type="float" office:value="14227" calcext:value-type="float">
            <text:p>14227</text:p>
          </table:table-cell>
          <table:table-cell table:number-columns-repeated="2" office:value-type="float" office:value="836020" calcext:value-type="float">
            <text:p>836020</text:p>
          </table:table-cell>
          <table:table-cell office:value-type="string" calcext:value-type="string">
            <text:p>?a</text:p>
          </table:table-cell>
          <table:table-cell office:value-type="float" office:value="42.0034597989344" calcext:value-type="float">
            <text:p>42.0034597989</text:p>
          </table:table-cell>
          <table:table-cell table:formula="of:=IF([.J274] &lt;&gt; 0; 1; 0)" office:value-type="float" office:value="1" calcext:value-type="float">
            <text:p>1</text:p>
          </table:table-cell>
          <table:table-cell table:formula="of:=IF(AND([.K274]=1; [.J274]&gt;=[.E2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Capital&gt; <text:s/>?b <text:s/>?a <text:s/>&lt;imports&gt; <text:s/>?f <text:s text:c="2"/>=&gt; ?a <text:s/>&lt;hasCapital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2741859" calcext:value-type="float">
            <text:p>0.012741859</text:p>
          </table:table-cell>
          <table:table-cell office:value-type="float" office:value="0.014106583" calcext:value-type="float">
            <text:p>0.014106583</text:p>
          </table:table-cell>
          <table:table-cell office:value-type="float" office:value="0.017056222" calcext:value-type="float">
            <text:p>0.017056222</text:p>
          </table:table-cell>
          <table:table-cell office:value-type="float" office:value="27" calcext:value-type="float">
            <text:p>27</text:p>
          </table:table-cell>
          <table:table-cell office:value-type="float" office:value="1914" calcext:value-type="float">
            <text:p>1914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?a</text:p>
          </table:table-cell>
          <table:table-cell office:value-type="float" office:value="0.292637066840906" calcext:value-type="float">
            <text:p>0.2926370668</text:p>
          </table:table-cell>
          <table:table-cell table:formula="of:=IF([.J275] &lt;&gt; 0; 1; 0)" office:value-type="float" office:value="1" calcext:value-type="float">
            <text:p>1</text:p>
          </table:table-cell>
          <table:table-cell table:formula="of:=IF(AND([.K275]=1; [.J275]&gt;=[.E2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1401009" calcext:value-type="float">
            <text:p>0.001401009</text:p>
          </table:table-cell>
          <table:table-cell office:value-type="float" office:value="0.091002535" calcext:value-type="float">
            <text:p>0.091002535</text:p>
          </table:table-cell>
          <table:table-cell table:number-columns-repeated="2" office:value-type="float" office:value="0.017118255" calcext:value-type="float">
            <text:p>0.01711825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77578" calcext:value-type="float">
            <text:p>77578</text:p>
          </table:table-cell>
          <table:table-cell office:value-type="string" calcext:value-type="string">
            <text:p>?a</text:p>
          </table:table-cell>
          <table:table-cell office:value-type="float" office:value="0.851452674281469" calcext:value-type="float">
            <text:p>0.8514526743</text:p>
          </table:table-cell>
          <table:table-cell table:formula="of:=IF([.J276] &lt;&gt; 0; 1; 0)" office:value-type="float" office:value="1" calcext:value-type="float">
            <text:p>1</text:p>
          </table:table-cell>
          <table:table-cell table:formula="of:=IF(AND([.K276]=1; [.J276]&gt;=[.E2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orksAt&gt; <text:s/>?b <text:s text:c="2"/>=&gt; ?a <text:s/>&lt;graduatedFrom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231579" calcext:value-type="float">
            <text:p>0.014231579</text:p>
          </table:table-cell>
          <table:table-cell office:value-type="float" office:value="0.003586968" calcext:value-type="float">
            <text:p>0.003586968</text:p>
          </table:table-cell>
          <table:table-cell office:value-type="float" office:value="0.017617012" calcext:value-type="float">
            <text:p>0.017617012</text:p>
          </table:table-cell>
          <table:table-cell office:value-type="float" office:value="169" calcext:value-type="float">
            <text:p>169</text:p>
          </table:table-cell>
          <table:table-cell office:value-type="float" office:value="47115" calcext:value-type="float">
            <text:p>47115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?a</text:p>
          </table:table-cell>
          <table:table-cell office:value-type="float" office:value="1.77263458982345" calcext:value-type="float">
            <text:p>1.7726345898</text:p>
          </table:table-cell>
          <table:table-cell table:formula="of:=IF([.J277] &lt;&gt; 0; 1; 0)" office:value-type="float" office:value="1" calcext:value-type="float">
            <text:p>1</text:p>
          </table:table-cell>
          <table:table-cell table:formula="of:=IF(AND([.K277]=1; [.J277]&gt;=[.E2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livesIn&gt; <text:s/>?f <text:s/>?a <text:s/>&lt;wasBornIn&gt; <text:s/>?f <text:s text:c="2"/>=&gt; ?a <text:s/>&lt;worksAt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17651888" calcext:value-type="float">
            <text:p>0.017651888</text:p>
          </table:table-cell>
          <table:table-cell office:value-type="float" office:value="0.000341283" calcext:value-type="float">
            <text:p>0.000341283</text:p>
          </table:table-cell>
          <table:table-cell office:value-type="float" office:value="0.017637408" calcext:value-type="float">
            <text:p>0.017637408</text:p>
          </table:table-cell>
          <table:table-cell office:value-type="float" office:value="43" calcext:value-type="float">
            <text:p>43</text:p>
          </table:table-cell>
          <table:table-cell office:value-type="float" office:value="125995" calcext:value-type="float">
            <text:p>125995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?a</text:p>
          </table:table-cell>
          <table:table-cell office:value-type="float" office:value="3.07818612368722" calcext:value-type="float">
            <text:p>3.0781861237</text:p>
          </table:table-cell>
          <table:table-cell table:formula="of:=IF([.J278] &lt;&gt; 0; 1; 0)" office:value-type="float" office:value="1" calcext:value-type="float">
            <text:p>1</text:p>
          </table:table-cell>
          <table:table-cell table:formula="of:=IF(AND([.K278]=1; [.J278]&gt;=[.E2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mports&gt; <text:s/>?f <text:s/>?j <text:s/>&lt;imports&gt; <text:s/>?f <text:s/>?a <text:s/>&lt;livesIn&gt; <text:s/>?j <text:s text:c="2"/>=&gt; ?a <text:s/>&lt;isCitizenOf&gt; <text:s/>?b</text:p>
          </table:table-cell>
          <table:table-cell office:value-type="float" office:value="0.000528543" calcext:value-type="float">
            <text:p>0.000528543</text:p>
          </table:table-cell>
          <table:table-cell office:value-type="float" office:value="0.034385724" calcext:value-type="float">
            <text:p>0.034385724</text:p>
          </table:table-cell>
          <table:table-cell office:value-type="float" office:value="0.005902381" calcext:value-type="float">
            <text:p>0.005902381</text:p>
          </table:table-cell>
          <table:table-cell office:value-type="float" office:value="0.017675075" calcext:value-type="float">
            <text:p>0.017675075</text:p>
          </table:table-cell>
          <table:table-cell office:value-type="float" office:value="501" calcext:value-type="float">
            <text:p>501</text:p>
          </table:table-cell>
          <table:table-cell office:value-type="float" office:value="84881" calcext:value-type="float">
            <text:p>84881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?a</text:p>
          </table:table-cell>
          <table:table-cell office:value-type="float" office:value="17.8716386487507" calcext:value-type="float">
            <text:p>17.8716386488</text:p>
          </table:table-cell>
          <table:table-cell table:formula="of:=IF([.J279] &lt;&gt; 0; 1; 0)" office:value-type="float" office:value="1" calcext:value-type="float">
            <text:p>1</text:p>
          </table:table-cell>
          <table:table-cell table:formula="of:=IF(AND([.K279]=1; [.J279]&gt;=[.E2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actedIn&gt; <text:s/>?b</text:p>
          </table:table-cell>
          <table:table-cell office:value-type="float" office:value="0.001257533" calcext:value-type="float">
            <text:p>0.001257533</text:p>
          </table:table-cell>
          <table:table-cell office:value-type="float" office:value="0.011080641" calcext:value-type="float">
            <text:p>0.011080641</text:p>
          </table:table-cell>
          <table:table-cell office:value-type="float" office:value="0.014463738" calcext:value-type="float">
            <text:p>0.014463738</text:p>
          </table:table-cell>
          <table:table-cell office:value-type="float" office:value="0.017695962" calcext:value-type="float">
            <text:p>0.017695962</text:p>
          </table:table-cell>
          <table:table-cell office:value-type="float" office:value="1192" calcext:value-type="float">
            <text:p>1192</text:p>
          </table:table-cell>
          <table:table-cell office:value-type="float" office:value="82413" calcext:value-type="float">
            <text:p>82413</text:p>
          </table:table-cell>
          <table:table-cell office:value-type="float" office:value="67360" calcext:value-type="float">
            <text:p>67360</text:p>
          </table:table-cell>
          <table:table-cell office:value-type="string" calcext:value-type="string">
            <text:p>?b</text:p>
          </table:table-cell>
          <table:table-cell office:value-type="float" office:value="0.0871605560814684" calcext:value-type="float">
            <text:p>0.0871605561</text:p>
          </table:table-cell>
          <table:table-cell table:formula="of:=IF([.J280] &lt;&gt; 0; 1; 0)" office:value-type="float" office:value="1" calcext:value-type="float">
            <text:p>1</text:p>
          </table:table-cell>
          <table:table-cell table:formula="of:=IF(AND([.K280]=1; [.J280]&gt;=[.E2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43922" calcext:value-type="float">
            <text:p>0.000343922</text:p>
          </table:table-cell>
          <table:table-cell office:value-type="float" office:value="0.016157811" calcext:value-type="float">
            <text:p>0.016157811</text:p>
          </table:table-cell>
          <table:table-cell office:value-type="float" office:value="0.008996578" calcext:value-type="float">
            <text:p>0.008996578</text:p>
          </table:table-cell>
          <table:table-cell office:value-type="float" office:value="0.017717391" calcext:value-type="float">
            <text:p>0.017717391</text:p>
          </table:table-cell>
          <table:table-cell office:value-type="float" office:value="326" calcext:value-type="float">
            <text:p>326</text:p>
          </table:table-cell>
          <table:table-cell office:value-type="float" office:value="36236" calcext:value-type="float">
            <text:p>36236</text:p>
          </table:table-cell>
          <table:table-cell office:value-type="float" office:value="18400" calcext:value-type="float">
            <text:p>18400</text:p>
          </table:table-cell>
          <table:table-cell office:value-type="string" calcext:value-type="string">
            <text:p>?b</text:p>
          </table:table-cell>
          <table:table-cell office:value-type="float" office:value="0.0660682236895939" calcext:value-type="float">
            <text:p>0.0660682237</text:p>
          </table:table-cell>
          <table:table-cell table:formula="of:=IF([.J281] &lt;&gt; 0; 1; 0)" office:value-type="float" office:value="1" calcext:value-type="float">
            <text:p>1</text:p>
          </table:table-cell>
          <table:table-cell table:formula="of:=IF(AND([.K281]=1; [.J281]&gt;=[.E2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livesIn&gt; <text:s/>?f <text:s text:c="2"/>=&gt; ?a <text:s/>&lt;worksAt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79638752" calcext:value-type="float">
            <text:p>0.079638752</text:p>
          </table:table-cell>
          <table:table-cell office:value-type="float" office:value="0.000969351" calcext:value-type="float">
            <text:p>0.000969351</text:p>
          </table:table-cell>
          <table:table-cell office:value-type="float" office:value="0.017741198" calcext:value-type="float">
            <text:p>0.017741198</text:p>
          </table:table-cell>
          <table:table-cell office:value-type="float" office:value="194" calcext:value-type="float">
            <text:p>194</text:p>
          </table:table-cell>
          <table:table-cell office:value-type="float" office:value="200134" calcext:value-type="float">
            <text:p>200134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?a</text:p>
          </table:table-cell>
          <table:table-cell office:value-type="float" office:value="5.83131497284842" calcext:value-type="float">
            <text:p>5.8313149728</text:p>
          </table:table-cell>
          <table:table-cell table:formula="of:=IF([.J282] &lt;&gt; 0; 1; 0)" office:value-type="float" office:value="1" calcext:value-type="float">
            <text:p>1</text:p>
          </table:table-cell>
          <table:table-cell table:formula="of:=IF(AND([.K282]=1; [.J282]&gt;=[.E2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asBornIn&gt; <text:s/>?b <text:s text:c="2"/>=&gt; ?a <text:s/>&lt;diedIn&gt; <text:s/>?b</text:p>
          </table:table-cell>
          <table:table-cell office:value-type="float" office:value="0.015536646" calcext:value-type="float">
            <text:p>0.015536646</text:p>
          </table:table-cell>
          <table:table-cell office:value-type="float" office:value="0.664695793" calcext:value-type="float">
            <text:p>0.664695793</text:p>
          </table:table-cell>
          <table:table-cell table:number-columns-repeated="2" office:value-type="float" office:value="0.017814718" calcext:value-type="float">
            <text:p>0.017814718</text:p>
          </table:table-cell>
          <table:table-cell office:value-type="float" office:value="14727" calcext:value-type="float">
            <text:p>14727</text:p>
          </table:table-cell>
          <table:table-cell table:number-columns-repeated="2" office:value-type="float" office:value="826676" calcext:value-type="float">
            <text:p>826676</text:p>
          </table:table-cell>
          <table:table-cell office:value-type="string" calcext:value-type="string">
            <text:p>?a</text:p>
          </table:table-cell>
          <table:table-cell office:value-type="float" office:value="1.80772834395877" calcext:value-type="float">
            <text:p>1.807728344</text:p>
          </table:table-cell>
          <table:table-cell table:formula="of:=IF([.J283] &lt;&gt; 0; 1; 0)" office:value-type="float" office:value="1" calcext:value-type="float">
            <text:p>1</text:p>
          </table:table-cell>
          <table:table-cell table:formula="of:=IF(AND([.K283]=1; [.J283]&gt;=[.E2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wasBornIn&gt; <text:s/>?b</text:p>
          </table:table-cell>
          <table:table-cell office:value-type="float" office:value="0.00135459" calcext:value-type="float">
            <text:p>0.00135459</text:p>
          </table:table-cell>
          <table:table-cell office:value-type="float" office:value="0.022943731" calcext:value-type="float">
            <text:p>0.022943731</text:p>
          </table:table-cell>
          <table:table-cell office:value-type="float" office:value="0.006637168" calcext:value-type="float">
            <text:p>0.006637168</text:p>
          </table:table-cell>
          <table:table-cell office:value-type="float" office:value="0.017902706" calcext:value-type="float">
            <text:p>0.017902706</text:p>
          </table:table-cell>
          <table:table-cell office:value-type="float" office:value="1284" calcext:value-type="float">
            <text:p>1284</text:p>
          </table:table-cell>
          <table:table-cell office:value-type="float" office:value="193456" calcext:value-type="float">
            <text:p>193456</text:p>
          </table:table-cell>
          <table:table-cell office:value-type="float" office:value="71721" calcext:value-type="float">
            <text:p>71721</text:p>
          </table:table-cell>
          <table:table-cell office:value-type="string" calcext:value-type="string">
            <text:p>?a</text:p>
          </table:table-cell>
          <table:table-cell office:value-type="float" office:value="1.07475245728363" calcext:value-type="float">
            <text:p>1.0747524573</text:p>
          </table:table-cell>
          <table:table-cell table:formula="of:=IF([.J284] &lt;&gt; 0; 1; 0)" office:value-type="float" office:value="1" calcext:value-type="float">
            <text:p>1</text:p>
          </table:table-cell>
          <table:table-cell table:formula="of:=IF(AND([.K284]=1; [.J284]&gt;=[.E2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participatedIn&gt; <text:s/>?f <text:s/>?i <text:s/>&lt;participatedIn&gt; <text:s/>?f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004402516" calcext:value-type="float">
            <text:p>0.004402516</text:p>
          </table:table-cell>
          <table:table-cell office:value-type="float" office:value="0.017902813" calcext:value-type="float">
            <text:p>0.017902813</text:p>
          </table:table-cell>
          <table:table-cell office:value-type="float" office:value="7" calcext:value-type="float">
            <text:p>7</text:p>
          </table:table-cell>
          <table:table-cell office:value-type="float" office:value="1590" calcext:value-type="float">
            <text:p>15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?a</text:p>
          </table:table-cell>
          <table:table-cell office:value-type="float" office:value="2.15729173229646" calcext:value-type="float">
            <text:p>2.1572917323</text:p>
          </table:table-cell>
          <table:table-cell table:formula="of:=IF([.J285] &lt;&gt; 0; 1; 0)" office:value-type="float" office:value="1" calcext:value-type="float">
            <text:p>1</text:p>
          </table:table-cell>
          <table:table-cell table:formula="of:=IF(AND([.K285]=1; [.J285]&gt;=[.E2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asBornIn&gt; <text:s/>?b <text:s text:c="2"/>=&gt; ?a <text:s/>&lt;livesIn&gt; <text:s/>?b</text:p>
          </table:table-cell>
          <table:table-cell office:value-type="float" office:value="0.000559138" calcext:value-type="float">
            <text:p>0.000559138</text:p>
          </table:table-cell>
          <table:table-cell office:value-type="float" office:value="0.036318783" calcext:value-type="float">
            <text:p>0.036318783</text:p>
          </table:table-cell>
          <table:table-cell office:value-type="float" office:value="0.003242344" calcext:value-type="float">
            <text:p>0.003242344</text:p>
          </table:table-cell>
          <table:table-cell office:value-type="float" office:value="0.01798134" calcext:value-type="float">
            <text:p>0.01798134</text:p>
          </table:table-cell>
          <table:table-cell office:value-type="float" office:value="530" calcext:value-type="float">
            <text:p>530</text:p>
          </table:table-cell>
          <table:table-cell office:value-type="float" office:value="163462" calcext:value-type="float">
            <text:p>163462</text:p>
          </table:table-cell>
          <table:table-cell office:value-type="float" office:value="29475" calcext:value-type="float">
            <text:p>29475</text:p>
          </table:table-cell>
          <table:table-cell office:value-type="string" calcext:value-type="string">
            <text:p>?a</text:p>
          </table:table-cell>
          <table:table-cell office:value-type="float" office:value="0.569015351755059" calcext:value-type="float">
            <text:p>0.5690153518</text:p>
          </table:table-cell>
          <table:table-cell table:formula="of:=IF([.J286] &lt;&gt; 0; 1; 0)" office:value-type="float" office:value="1" calcext:value-type="float">
            <text:p>1</text:p>
          </table:table-cell>
          <table:table-cell table:formula="of:=IF(AND([.K286]=1; [.J286]&gt;=[.E2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livesIn&gt; <text:s/>?b</text:p>
          </table:table-cell>
          <table:table-cell office:value-type="float" office:value="0.000654086" calcext:value-type="float">
            <text:p>0.000654086</text:p>
          </table:table-cell>
          <table:table-cell office:value-type="float" office:value="0.042486123" calcext:value-type="float">
            <text:p>0.042486123</text:p>
          </table:table-cell>
          <table:table-cell office:value-type="float" office:value="0.001600587" calcext:value-type="float">
            <text:p>0.001600587</text:p>
          </table:table-cell>
          <table:table-cell office:value-type="float" office:value="0.018018542" calcext:value-type="float">
            <text:p>0.018018542</text:p>
          </table:table-cell>
          <table:table-cell office:value-type="float" office:value="620" calcext:value-type="float">
            <text:p>620</text:p>
          </table:table-cell>
          <table:table-cell office:value-type="float" office:value="387358" calcext:value-type="float">
            <text:p>387358</text:p>
          </table:table-cell>
          <table:table-cell office:value-type="float" office:value="34409" calcext:value-type="float">
            <text:p>34409</text:p>
          </table:table-cell>
          <table:table-cell office:value-type="string" calcext:value-type="string">
            <text:p>?a</text:p>
          </table:table-cell>
          <table:table-cell office:value-type="float" office:value="0.582065319554547" calcext:value-type="float">
            <text:p>0.5820653196</text:p>
          </table:table-cell>
          <table:table-cell table:formula="of:=IF([.J287] &lt;&gt; 0; 1; 0)" office:value-type="float" office:value="1" calcext:value-type="float">
            <text:p>1</text:p>
          </table:table-cell>
          <table:table-cell table:formula="of:=IF(AND([.K287]=1; [.J287]&gt;=[.E2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directed&gt; <text:s/>?b</text:p>
          </table:table-cell>
          <table:table-cell office:value-type="float" office:value="0.001222718" calcext:value-type="float">
            <text:p>0.001222718</text:p>
          </table:table-cell>
          <table:table-cell office:value-type="float" office:value="0.034624922" calcext:value-type="float">
            <text:p>0.034624922</text:p>
          </table:table-cell>
          <table:table-cell office:value-type="float" office:value="0.003662876" calcext:value-type="float">
            <text:p>0.003662876</text:p>
          </table:table-cell>
          <table:table-cell office:value-type="float" office:value="0.018043685" calcext:value-type="float">
            <text:p>0.018043685</text:p>
          </table:table-cell>
          <table:table-cell office:value-type="float" office:value="1159" calcext:value-type="float">
            <text:p>1159</text:p>
          </table:table-cell>
          <table:table-cell office:value-type="float" office:value="316418" calcext:value-type="float">
            <text:p>316418</text:p>
          </table:table-cell>
          <table:table-cell office:value-type="float" office:value="64233" calcext:value-type="float">
            <text:p>64233</text:p>
          </table:table-cell>
          <table:table-cell office:value-type="string" calcext:value-type="string">
            <text:p>?b</text:p>
          </table:table-cell>
          <table:table-cell office:value-type="float" office:value="0.986112176587466" calcext:value-type="float">
            <text:p>0.9861121766</text:p>
          </table:table-cell>
          <table:table-cell table:formula="of:=IF([.J288] &lt;&gt; 0; 1; 0)" office:value-type="float" office:value="1" calcext:value-type="float">
            <text:p>1</text:p>
          </table:table-cell>
          <table:table-cell table:formula="of:=IF(AND([.K288]=1; [.J288]&gt;=[.E2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diedIn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2366853" calcext:value-type="float">
            <text:p>0.012366853</text:p>
          </table:table-cell>
          <table:table-cell office:value-type="float" office:value="0.002505761" calcext:value-type="float">
            <text:p>0.002505761</text:p>
          </table:table-cell>
          <table:table-cell office:value-type="float" office:value="0.018079842" calcext:value-type="float">
            <text:p>0.018079842</text:p>
          </table:table-cell>
          <table:table-cell office:value-type="float" office:value="274" calcext:value-type="float">
            <text:p>274</text:p>
          </table:table-cell>
          <table:table-cell office:value-type="float" office:value="109348" calcext:value-type="float">
            <text:p>109348</text:p>
          </table:table-cell>
          <table:table-cell office:value-type="float" office:value="15155" calcext:value-type="float">
            <text:p>15155</text:p>
          </table:table-cell>
          <table:table-cell office:value-type="string" calcext:value-type="string">
            <text:p>?a</text:p>
          </table:table-cell>
          <table:table-cell office:value-type="float" office:value="0.292922755099772" calcext:value-type="float">
            <text:p>0.2929227551</text:p>
          </table:table-cell>
          <table:table-cell table:formula="of:=IF([.J289] &lt;&gt; 0; 1; 0)" office:value-type="float" office:value="1" calcext:value-type="float">
            <text:p>1</text:p>
          </table:table-cell>
          <table:table-cell table:formula="of:=IF(AND([.K289]=1; [.J289]&gt;=[.E2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directed&gt; <text:s/>?b</text:p>
          </table:table-cell>
          <table:table-cell office:value-type="float" office:value="0.004482597" calcext:value-type="float">
            <text:p>0.004482597</text:p>
          </table:table-cell>
          <table:table-cell office:value-type="float" office:value="0.126938129" calcext:value-type="float">
            <text:p>0.126938129</text:p>
          </table:table-cell>
          <table:table-cell office:value-type="float" office:value="0.016391103" calcext:value-type="float">
            <text:p>0.016391103</text:p>
          </table:table-cell>
          <table:table-cell office:value-type="float" office:value="0.018124968" calcext:value-type="float">
            <text:p>0.018124968</text:p>
          </table:table-cell>
          <table:table-cell office:value-type="float" office:value="4249" calcext:value-type="float">
            <text:p>4249</text:p>
          </table:table-cell>
          <table:table-cell office:value-type="float" office:value="259226" calcext:value-type="float">
            <text:p>259226</text:p>
          </table:table-cell>
          <table:table-cell office:value-type="float" office:value="234428" calcext:value-type="float">
            <text:p>234428</text:p>
          </table:table-cell>
          <table:table-cell office:value-type="string" calcext:value-type="string">
            <text:p>?b</text:p>
          </table:table-cell>
          <table:table-cell office:value-type="float" office:value="0.512515249239704" calcext:value-type="float">
            <text:p>0.5125152492</text:p>
          </table:table-cell>
          <table:table-cell table:formula="of:=IF([.J290] &lt;&gt; 0; 1; 0)" office:value-type="float" office:value="1" calcext:value-type="float">
            <text:p>1</text:p>
          </table:table-cell>
          <table:table-cell table:formula="of:=IF(AND([.K290]=1; [.J290]&gt;=[.E2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91] &lt;&gt; 0; 1; 0)" office:value-type="float" office:value="0" calcext:value-type="float">
            <text:p>0</text:p>
          </table:table-cell>
          <table:table-cell table:formula="of:=IF(AND([.K291]=1; [.J291]&gt;=[.E2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livesIn&gt; <text:s/>?f <text:s text:c="2"/>=&gt; ?a <text:s/>&lt;worksAt&gt; <text:s/>?b</text:p>
          </table:table-cell>
          <table:table-cell office:value-type="float" office:value="0.000163521" calcext:value-type="float">
            <text:p>0.000163521</text:p>
          </table:table-cell>
          <table:table-cell office:value-type="float" office:value="0.0636289" calcext:value-type="float">
            <text:p>0.0636289</text:p>
          </table:table-cell>
          <table:table-cell office:value-type="float" office:value="0.001702062" calcext:value-type="float">
            <text:p>0.001702062</text:p>
          </table:table-cell>
          <table:table-cell office:value-type="float" office:value="0.018192488" calcext:value-type="float">
            <text:p>0.018192488</text:p>
          </table:table-cell>
          <table:table-cell office:value-type="float" office:value="155" calcext:value-type="float">
            <text:p>155</text:p>
          </table:table-cell>
          <table:table-cell office:value-type="float" office:value="91066" calcext:value-type="float">
            <text:p>91066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?a</text:p>
          </table:table-cell>
          <table:table-cell office:value-type="float" office:value="2.86282964466759" calcext:value-type="float">
            <text:p>2.8628296447</text:p>
          </table:table-cell>
          <table:table-cell table:formula="of:=IF([.J292] &lt;&gt; 0; 1; 0)" office:value-type="float" office:value="1" calcext:value-type="float">
            <text:p>1</text:p>
          </table:table-cell>
          <table:table-cell table:formula="of:=IF(AND([.K292]=1; [.J292]&gt;=[.E2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actedIn&gt; <text:s/>?b</text:p>
          </table:table-cell>
          <table:table-cell office:value-type="float" office:value="0.001205839" calcext:value-type="float">
            <text:p>0.001205839</text:p>
          </table:table-cell>
          <table:table-cell office:value-type="float" office:value="0.010625145" calcext:value-type="float">
            <text:p>0.010625145</text:p>
          </table:table-cell>
          <table:table-cell office:value-type="float" office:value="0.01450066" calcext:value-type="float">
            <text:p>0.01450066</text:p>
          </table:table-cell>
          <table:table-cell office:value-type="float" office:value="0.018214269" calcext:value-type="float">
            <text:p>0.018214269</text:p>
          </table:table-cell>
          <table:table-cell office:value-type="float" office:value="1143" calcext:value-type="float">
            <text:p>1143</text:p>
          </table:table-cell>
          <table:table-cell office:value-type="float" office:value="78824" calcext:value-type="float">
            <text:p>78824</text:p>
          </table:table-cell>
          <table:table-cell office:value-type="float" office:value="62753" calcext:value-type="float">
            <text:p>62753</text:p>
          </table:table-cell>
          <table:table-cell office:value-type="string" calcext:value-type="string">
            <text:p>?b</text:p>
          </table:table-cell>
          <table:table-cell office:value-type="float" office:value="0.0435624416918164" calcext:value-type="float">
            <text:p>0.0435624417</text:p>
          </table:table-cell>
          <table:table-cell table:formula="of:=IF([.J293] &lt;&gt; 0; 1; 0)" office:value-type="float" office:value="1" calcext:value-type="float">
            <text:p>1</text:p>
          </table:table-cell>
          <table:table-cell table:formula="of:=IF(AND([.K293]=1; [.J293]&gt;=[.E2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j <text:s/>?b <text:s/>&lt;isMarriedTo&gt; <text:s/>?f <text:s/>?f <text:s/>&lt;produced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4106738" calcext:value-type="float">
            <text:p>0.014106738</text:p>
          </table:table-cell>
          <table:table-cell office:value-type="float" office:value="0.018260759" calcext:value-type="float">
            <text:p>0.018260759</text:p>
          </table:table-cell>
          <table:table-cell office:value-type="float" office:value="143" calcext:value-type="float">
            <text:p>143</text:p>
          </table:table-cell>
          <table:table-cell office:value-type="float" office:value="10137" calcext:value-type="float">
            <text:p>10137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?b</text:p>
          </table:table-cell>
          <table:table-cell office:value-type="float" office:value="0.285147780510573" calcext:value-type="float">
            <text:p>0.2851477805</text:p>
          </table:table-cell>
          <table:table-cell table:formula="of:=IF([.J294] &lt;&gt; 0; 1; 0)" office:value-type="float" office:value="1" calcext:value-type="float">
            <text:p>1</text:p>
          </table:table-cell>
          <table:table-cell table:formula="of:=IF(AND([.K294]=1; [.J294]&gt;=[.E2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wasBornIn&gt; <text:s/>?b</text:p>
          </table:table-cell>
          <table:table-cell office:value-type="float" office:value="0.001122495" calcext:value-type="float">
            <text:p>0.001122495</text:p>
          </table:table-cell>
          <table:table-cell office:value-type="float" office:value="0.019012562" calcext:value-type="float">
            <text:p>0.019012562</text:p>
          </table:table-cell>
          <table:table-cell office:value-type="float" office:value="0.005113713" calcext:value-type="float">
            <text:p>0.005113713</text:p>
          </table:table-cell>
          <table:table-cell office:value-type="float" office:value="0.018316721" calcext:value-type="float">
            <text:p>0.018316721</text:p>
          </table:table-cell>
          <table:table-cell office:value-type="float" office:value="1064" calcext:value-type="float">
            <text:p>1064</text:p>
          </table:table-cell>
          <table:table-cell office:value-type="float" office:value="208068" calcext:value-type="float">
            <text:p>208068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?a</text:p>
          </table:table-cell>
          <table:table-cell office:value-type="float" office:value="0.233976674359311" calcext:value-type="float">
            <text:p>0.2339766744</text:p>
          </table:table-cell>
          <table:table-cell table:formula="of:=IF([.J295] &lt;&gt; 0; 1; 0)" office:value-type="float" office:value="1" calcext:value-type="float">
            <text:p>1</text:p>
          </table:table-cell>
          <table:table-cell table:formula="of:=IF(AND([.K295]=1; [.J295]&gt;=[.E2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diedIn&gt; <text:s/>?b</text:p>
          </table:table-cell>
          <table:table-cell office:value-type="float" office:value="0.001176299" calcext:value-type="float">
            <text:p>0.001176299</text:p>
          </table:table-cell>
          <table:table-cell office:value-type="float" office:value="0.050324968" calcext:value-type="float">
            <text:p>0.050324968</text:p>
          </table:table-cell>
          <table:table-cell office:value-type="float" office:value="0.002990166" calcext:value-type="float">
            <text:p>0.002990166</text:p>
          </table:table-cell>
          <table:table-cell office:value-type="float" office:value="0.018541615" calcext:value-type="float">
            <text:p>0.018541615</text:p>
          </table:table-cell>
          <table:table-cell office:value-type="float" office:value="1115" calcext:value-type="float">
            <text:p>1115</text:p>
          </table:table-cell>
          <table:table-cell office:value-type="float" office:value="372889" calcext:value-type="float">
            <text:p>372889</text:p>
          </table:table-cell>
          <table:table-cell office:value-type="float" office:value="60135" calcext:value-type="float">
            <text:p>60135</text:p>
          </table:table-cell>
          <table:table-cell office:value-type="string" calcext:value-type="string">
            <text:p>?a</text:p>
          </table:table-cell>
          <table:table-cell office:value-type="float" office:value="4.15329679264795" calcext:value-type="float">
            <text:p>4.1532967926</text:p>
          </table:table-cell>
          <table:table-cell table:formula="of:=IF([.J296] &lt;&gt; 0; 1; 0)" office:value-type="float" office:value="1" calcext:value-type="float">
            <text:p>1</text:p>
          </table:table-cell>
          <table:table-cell table:formula="of:=IF(AND([.K296]=1; [.J296]&gt;=[.E2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influences&gt; <text:s/>?j <text:s/>?b <text:s/>&lt;wasBornIn&gt; <text:s/>?f <text:s text:c="2"/>=&gt; ?a <text:s/>&lt;influences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23655914" calcext:value-type="float">
            <text:p>0.023655914</text:p>
          </table:table-cell>
          <table:table-cell office:value-type="float" office:value="0.00055017" calcext:value-type="float">
            <text:p>0.00055017</text:p>
          </table:table-cell>
          <table:table-cell office:value-type="float" office:value="0.018703242" calcext:value-type="float">
            <text:p>0.018703242</text:p>
          </table:table-cell>
          <table:table-cell office:value-type="float" office:value="330" calcext:value-type="float">
            <text:p>330</text:p>
          </table:table-cell>
          <table:table-cell office:value-type="float" office:value="599815" calcext:value-type="float">
            <text:p>599815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?b</text:p>
          </table:table-cell>
          <table:table-cell office:value-type="float" office:value="3.9431393743554" calcext:value-type="float">
            <text:p>3.9431393744</text:p>
          </table:table-cell>
          <table:table-cell table:formula="of:=IF([.J297] &lt;&gt; 0; 1; 0)" office:value-type="float" office:value="1" calcext:value-type="float">
            <text:p>1</text:p>
          </table:table-cell>
          <table:table-cell table:formula="of:=IF(AND([.K297]=1; [.J297]&gt;=[.E2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hild&gt; <text:s/>?b <text:s/>?f <text:s/>&lt;hasChild&gt; <text:s/>?j <text:s/>?a <text:s/>&lt;isMarriedTo&gt; <text:s/>?f <text:s text:c="2"/>=&gt; ?a <text:s/>&lt;hasChild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010125487" calcext:value-type="float">
            <text:p>0.010125487</text:p>
          </table:table-cell>
          <table:table-cell table:number-columns-repeated="2" office:value-type="float" office:value="0.018828452" calcext:value-type="float">
            <text:p>0.01882845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214" calcext:value-type="float">
            <text:p>6214</text:p>
          </table:table-cell>
          <table:table-cell office:value-type="string" calcext:value-type="string">
            <text:p>?b</text:p>
          </table:table-cell>
          <table:table-cell office:value-type="float" office:value="0.106144180938332" calcext:value-type="float">
            <text:p>0.1061441809</text:p>
          </table:table-cell>
          <table:table-cell table:formula="of:=IF([.J298] &lt;&gt; 0; 1; 0)" office:value-type="float" office:value="1" calcext:value-type="float">
            <text:p>1</text:p>
          </table:table-cell>
          <table:table-cell table:formula="of:=IF(AND([.K298]=1; [.J298]&gt;=[.E2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isCitizenOf&gt; <text:s/>?f <text:s text:c="2"/>=&gt; ?a <text:s/>&lt;wasBornIn&gt; <text:s/>?b</text:p>
          </table:table-cell>
          <table:table-cell office:value-type="float" office:value="0.002145823" calcext:value-type="float">
            <text:p>0.002145823</text:p>
          </table:table-cell>
          <table:table-cell office:value-type="float" office:value="0.036345443" calcext:value-type="float">
            <text:p>0.036345443</text:p>
          </table:table-cell>
          <table:table-cell office:value-type="float" office:value="0.004681814" calcext:value-type="float">
            <text:p>0.004681814</text:p>
          </table:table-cell>
          <table:table-cell office:value-type="float" office:value="0.018895794" calcext:value-type="float">
            <text:p>0.018895794</text:p>
          </table:table-cell>
          <table:table-cell office:value-type="float" office:value="2034" calcext:value-type="float">
            <text:p>2034</text:p>
          </table:table-cell>
          <table:table-cell office:value-type="float" office:value="434447" calcext:value-type="float">
            <text:p>434447</text:p>
          </table:table-cell>
          <table:table-cell office:value-type="float" office:value="107643" calcext:value-type="float">
            <text:p>107643</text:p>
          </table:table-cell>
          <table:table-cell office:value-type="string" calcext:value-type="string">
            <text:p>?a</text:p>
          </table:table-cell>
          <table:table-cell office:value-type="float" office:value="0.429155776612754" calcext:value-type="float">
            <text:p>0.4291557766</text:p>
          </table:table-cell>
          <table:table-cell table:formula="of:=IF([.J299] &lt;&gt; 0; 1; 0)" office:value-type="float" office:value="1" calcext:value-type="float">
            <text:p>1</text:p>
          </table:table-cell>
          <table:table-cell table:formula="of:=IF(AND([.K299]=1; [.J299]&gt;=[.E2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wasBornIn&gt; <text:s/>?b</text:p>
          </table:table-cell>
          <table:table-cell office:value-type="float" office:value="0.000810222" calcext:value-type="float">
            <text:p>0.000810222</text:p>
          </table:table-cell>
          <table:table-cell office:value-type="float" office:value="0.013723353" calcext:value-type="float">
            <text:p>0.013723353</text:p>
          </table:table-cell>
          <table:table-cell office:value-type="float" office:value="0.007023448" calcext:value-type="float">
            <text:p>0.007023448</text:p>
          </table:table-cell>
          <table:table-cell office:value-type="float" office:value="0.018983118" calcext:value-type="float">
            <text:p>0.018983118</text:p>
          </table:table-cell>
          <table:table-cell office:value-type="float" office:value="768" calcext:value-type="float">
            <text:p>768</text:p>
          </table:table-cell>
          <table:table-cell office:value-type="float" office:value="109348" calcext:value-type="float">
            <text:p>109348</text:p>
          </table:table-cell>
          <table:table-cell office:value-type="float" office:value="40457" calcext:value-type="float">
            <text:p>40457</text:p>
          </table:table-cell>
          <table:table-cell office:value-type="string" calcext:value-type="string">
            <text:p>?a</text:p>
          </table:table-cell>
          <table:table-cell office:value-type="float" office:value="0.279415082236866" calcext:value-type="float">
            <text:p>0.2794150822</text:p>
          </table:table-cell>
          <table:table-cell table:formula="of:=IF([.J300] &lt;&gt; 0; 1; 0)" office:value-type="float" office:value="1" calcext:value-type="float">
            <text:p>1</text:p>
          </table:table-cell>
          <table:table-cell table:formula="of:=IF(AND([.K300]=1; [.J300]&gt;=[.E3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asBornIn&gt; <text:s/>?b <text:s text:c="2"/>=&gt; ?a <text:s/>&lt;diedIn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2035566" calcext:value-type="float">
            <text:p>0.02035566</text:p>
          </table:table-cell>
          <table:table-cell office:value-type="float" office:value="0.002759051" calcext:value-type="float">
            <text:p>0.002759051</text:p>
          </table:table-cell>
          <table:table-cell office:value-type="float" office:value="0.019023917" calcext:value-type="float">
            <text:p>0.019023917</text:p>
          </table:table-cell>
          <table:table-cell office:value-type="float" office:value="451" calcext:value-type="float">
            <text:p>451</text:p>
          </table:table-cell>
          <table:table-cell office:value-type="float" office:value="163462" calcext:value-type="float">
            <text:p>163462</text:p>
          </table:table-cell>
          <table:table-cell office:value-type="float" office:value="23707" calcext:value-type="float">
            <text:p>23707</text:p>
          </table:table-cell>
          <table:table-cell office:value-type="string" calcext:value-type="string">
            <text:p>?a</text:p>
          </table:table-cell>
          <table:table-cell office:value-type="float" office:value="0.863716610472939" calcext:value-type="float">
            <text:p>0.8637166105</text:p>
          </table:table-cell>
          <table:table-cell table:formula="of:=IF([.J301] &lt;&gt; 0; 1; 0)" office:value-type="float" office:value="1" calcext:value-type="float">
            <text:p>1</text:p>
          </table:table-cell>
          <table:table-cell table:formula="of:=IF(AND([.K301]=1; [.J301]&gt;=[.E3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directed&gt; <text:s/>?b <text:s text:c="2"/>=&gt; ?a <text:s/>&lt;produced&gt; <text:s/>?b</text:p>
          </table:table-cell>
          <table:table-cell office:value-type="float" office:value="0.000331263" calcext:value-type="float">
            <text:p>0.000331263</text:p>
          </table:table-cell>
          <table:table-cell office:value-type="float" office:value="0.015563045" calcext:value-type="float">
            <text:p>0.015563045</text:p>
          </table:table-cell>
          <table:table-cell office:value-type="float" office:value="0.009778581" calcext:value-type="float">
            <text:p>0.009778581</text:p>
          </table:table-cell>
          <table:table-cell office:value-type="float" office:value="0.019173231" calcext:value-type="float">
            <text:p>0.019173231</text:p>
          </table:table-cell>
          <table:table-cell office:value-type="float" office:value="314" calcext:value-type="float">
            <text:p>314</text:p>
          </table:table-cell>
          <table:table-cell office:value-type="float" office:value="32111" calcext:value-type="float">
            <text:p>32111</text:p>
          </table:table-cell>
          <table:table-cell office:value-type="float" office:value="16377" calcext:value-type="float">
            <text:p>16377</text:p>
          </table:table-cell>
          <table:table-cell office:value-type="string" calcext:value-type="string">
            <text:p>?b</text:p>
          </table:table-cell>
          <table:table-cell office:value-type="float" office:value="0.656043030874608" calcext:value-type="float">
            <text:p>0.6560430309</text:p>
          </table:table-cell>
          <table:table-cell table:formula="of:=IF([.J302] &lt;&gt; 0; 1; 0)" office:value-type="float" office:value="1" calcext:value-type="float">
            <text:p>1</text:p>
          </table:table-cell>
          <table:table-cell table:formula="of:=IF(AND([.K302]=1; [.J302]&gt;=[.E3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08048419" calcext:value-type="float">
            <text:p>0.008048419</text:p>
          </table:table-cell>
          <table:table-cell office:value-type="float" office:value="0.035802614" calcext:value-type="float">
            <text:p>0.035802614</text:p>
          </table:table-cell>
          <table:table-cell table:number-columns-repeated="2" office:value-type="float" office:value="0.019180341" calcext:value-type="float">
            <text:p>0.019180341</text:p>
          </table:table-cell>
          <table:table-cell office:value-type="float" office:value="7629" calcext:value-type="float">
            <text:p>7629</text:p>
          </table:table-cell>
          <table:table-cell table:number-columns-repeated="2" office:value-type="float" office:value="397751" calcext:value-type="float">
            <text:p>397751</text:p>
          </table:table-cell>
          <table:table-cell office:value-type="string" calcext:value-type="string">
            <text:p>?a</text:p>
          </table:table-cell>
          <table:table-cell office:value-type="float" office:value="5.61859310368261" calcext:value-type="float">
            <text:p>5.6185931037</text:p>
          </table:table-cell>
          <table:table-cell table:formula="of:=IF([.J303] &lt;&gt; 0; 1; 0)" office:value-type="float" office:value="1" calcext:value-type="float">
            <text:p>1</text:p>
          </table:table-cell>
          <table:table-cell table:formula="of:=IF(AND([.K303]=1; [.J303]&gt;=[.E3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directed&gt; <text:s/>?b</text:p>
          </table:table-cell>
          <table:table-cell office:value-type="float" office:value="0.000567578" calcext:value-type="float">
            <text:p>0.000567578</text:p>
          </table:table-cell>
          <table:table-cell office:value-type="float" office:value="0.016072656" calcext:value-type="float">
            <text:p>0.016072656</text:p>
          </table:table-cell>
          <table:table-cell office:value-type="float" office:value="0.015847767" calcext:value-type="float">
            <text:p>0.015847767</text:p>
          </table:table-cell>
          <table:table-cell office:value-type="float" office:value="0.019201942" calcext:value-type="float">
            <text:p>0.019201942</text:p>
          </table:table-cell>
          <table:table-cell office:value-type="float" office:value="538" calcext:value-type="float">
            <text:p>538</text:p>
          </table:table-cell>
          <table:table-cell office:value-type="float" office:value="33948" calcext:value-type="float">
            <text:p>33948</text:p>
          </table:table-cell>
          <table:table-cell office:value-type="float" office:value="28018" calcext:value-type="float">
            <text:p>28018</text:p>
          </table:table-cell>
          <table:table-cell office:value-type="string" calcext:value-type="string">
            <text:p>?b</text:p>
          </table:table-cell>
          <table:table-cell office:value-type="float" office:value="0.311847682952732" calcext:value-type="float">
            <text:p>0.311847683</text:p>
          </table:table-cell>
          <table:table-cell table:formula="of:=IF([.J304] &lt;&gt; 0; 1; 0)" office:value-type="float" office:value="1" calcext:value-type="float">
            <text:p>1</text:p>
          </table:table-cell>
          <table:table-cell table:formula="of:=IF(AND([.K304]=1; [.J304]&gt;=[.E3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isMarriedTo&gt; <text:s/>?b <text:s text:c="2"/>=&gt; ?a <text:s/>&lt;isMarriedTo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4758609" calcext:value-type="float">
            <text:p>0.014758609</text:p>
          </table:table-cell>
          <table:table-cell table:number-columns-repeated="2" office:value-type="float" office:value="0.019367546" calcext:value-type="float">
            <text:p>0.01936754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9139" calcext:value-type="float">
            <text:p>9139</text:p>
          </table:table-cell>
          <table:table-cell office:value-type="string" calcext:value-type="string">
            <text:p>?b</text:p>
          </table:table-cell>
          <table:table-cell office:value-type="float" office:value="0.531495054238995" calcext:value-type="float">
            <text:p>0.5314950542</text:p>
          </table:table-cell>
          <table:table-cell table:formula="of:=IF([.J305] &lt;&gt; 0; 1; 0)" office:value-type="float" office:value="1" calcext:value-type="float">
            <text:p>1</text:p>
          </table:table-cell>
          <table:table-cell table:formula="of:=IF(AND([.K305]=1; [.J305]&gt;=[.E3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produced&gt; <text:s/>?b <text:s text:c="2"/>=&gt; ?a <text:s/>&lt;directed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013712544" calcext:value-type="float">
            <text:p>0.013712544</text:p>
          </table:table-cell>
          <table:table-cell office:value-type="float" office:value="0.016390516" calcext:value-type="float">
            <text:p>0.016390516</text:p>
          </table:table-cell>
          <table:table-cell office:value-type="float" office:value="0.019397371" calcext:value-type="float">
            <text:p>0.019397371</text:p>
          </table:table-cell>
          <table:table-cell office:value-type="float" office:value="459" calcext:value-type="float">
            <text:p>459</text:p>
          </table:table-cell>
          <table:table-cell office:value-type="float" office:value="28004" calcext:value-type="float">
            <text:p>28004</text:p>
          </table:table-cell>
          <table:table-cell office:value-type="float" office:value="23663" calcext:value-type="float">
            <text:p>23663</text:p>
          </table:table-cell>
          <table:table-cell office:value-type="string" calcext:value-type="string">
            <text:p>?b</text:p>
          </table:table-cell>
          <table:table-cell office:value-type="float" office:value="0.693441193070951" calcext:value-type="float">
            <text:p>0.6934411931</text:p>
          </table:table-cell>
          <table:table-cell table:formula="of:=IF([.J306] &lt;&gt; 0; 1; 0)" office:value-type="float" office:value="1" calcext:value-type="float">
            <text:p>1</text:p>
          </table:table-cell>
          <table:table-cell table:formula="of:=IF(AND([.K306]=1; [.J306]&gt;=[.E3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LocatedIn&gt; <text:s/>?b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office:value-type="float" office:value="0.014994645" calcext:value-type="float">
            <text:p>0.014994645</text:p>
          </table:table-cell>
          <table:table-cell office:value-type="float" office:value="0.019426457" calcext:value-type="float">
            <text:p>0.019426457</text:p>
          </table:table-cell>
          <table:table-cell office:value-type="float" office:value="42" calcext:value-type="float">
            <text:p>42</text:p>
          </table:table-cell>
          <table:table-cell office:value-type="float" office:value="2801" calcext:value-type="float">
            <text:p>2801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?a</text:p>
          </table:table-cell>
          <table:table-cell office:value-type="float" office:value="0.147501301540417" calcext:value-type="float">
            <text:p>0.1475013015</text:p>
          </table:table-cell>
          <table:table-cell table:formula="of:=IF([.J307] &lt;&gt; 0; 1; 0)" office:value-type="float" office:value="1" calcext:value-type="float">
            <text:p>1</text:p>
          </table:table-cell>
          <table:table-cell table:formula="of:=IF(AND([.K307]=1; [.J307]&gt;=[.E3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LeaderOf&gt; <text:s/>?b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0.019490255" calcext:value-type="float">
            <text:p>0.0194902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4669" calcext:value-type="float">
            <text:p>4669</text:p>
          </table:table-cell>
          <table:table-cell office:value-type="string" calcext:value-type="string">
            <text:p>?a</text:p>
          </table:table-cell>
          <table:table-cell office:value-type="float" office:value="0.158326577593211" calcext:value-type="float">
            <text:p>0.1583265776</text:p>
          </table:table-cell>
          <table:table-cell table:formula="of:=IF([.J308] &lt;&gt; 0; 1; 0)" office:value-type="float" office:value="1" calcext:value-type="float">
            <text:p>1</text:p>
          </table:table-cell>
          <table:table-cell table:formula="of:=IF(AND([.K308]=1; [.J308]&gt;=[.E3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diedIn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41975086" calcext:value-type="float">
            <text:p>0.041975086</text:p>
          </table:table-cell>
          <table:table-cell office:value-type="float" office:value="0.00240088" calcext:value-type="float">
            <text:p>0.00240088</text:p>
          </table:table-cell>
          <table:table-cell office:value-type="float" office:value="0.019555481" calcext:value-type="float">
            <text:p>0.019555481</text:p>
          </table:table-cell>
          <table:table-cell office:value-type="float" office:value="930" calcext:value-type="float">
            <text:p>930</text:p>
          </table:table-cell>
          <table:table-cell office:value-type="float" office:value="387358" calcext:value-type="float">
            <text:p>387358</text:p>
          </table:table-cell>
          <table:table-cell office:value-type="float" office:value="47557" calcext:value-type="float">
            <text:p>47557</text:p>
          </table:table-cell>
          <table:table-cell office:value-type="string" calcext:value-type="string">
            <text:p>?a</text:p>
          </table:table-cell>
          <table:table-cell office:value-type="float" office:value="0.573056438690508" calcext:value-type="float">
            <text:p>0.5730564387</text:p>
          </table:table-cell>
          <table:table-cell table:formula="of:=IF([.J309] &lt;&gt; 0; 1; 0)" office:value-type="float" office:value="1" calcext:value-type="float">
            <text:p>1</text:p>
          </table:table-cell>
          <table:table-cell table:formula="of:=IF(AND([.K309]=1; [.J309]&gt;=[.E3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019643327" calcext:value-type="float">
            <text:p>0.019643327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387358" calcext:value-type="float">
            <text:p>387358</text:p>
          </table:table-cell>
          <table:table-cell office:value-type="string" calcext:value-type="string">
            <text:p>?a</text:p>
          </table:table-cell>
          <table:table-cell office:value-type="float" office:value="0.61334577297913" calcext:value-type="float">
            <text:p>0.613345773</text:p>
          </table:table-cell>
          <table:table-cell table:formula="of:=IF([.J310] &lt;&gt; 0; 1; 0)" office:value-type="float" office:value="1" calcext:value-type="float">
            <text:p>1</text:p>
          </table:table-cell>
          <table:table-cell table:formula="of:=IF(AND([.K310]=1; [.J310]&gt;=[.E3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produced&gt; <text:s/>?b</text:p>
          </table:table-cell>
          <table:table-cell office:value-type="float" office:value="0.003265154" calcext:value-type="float">
            <text:p>0.003265154</text:p>
          </table:table-cell>
          <table:table-cell office:value-type="float" office:value="0.153400079" calcext:value-type="float">
            <text:p>0.153400079</text:p>
          </table:table-cell>
          <table:table-cell office:value-type="float" office:value="0.009507047" calcext:value-type="float">
            <text:p>0.009507047</text:p>
          </table:table-cell>
          <table:table-cell office:value-type="float" office:value="0.019887039" calcext:value-type="float">
            <text:p>0.019887039</text:p>
          </table:table-cell>
          <table:table-cell office:value-type="float" office:value="3095" calcext:value-type="float">
            <text:p>3095</text:p>
          </table:table-cell>
          <table:table-cell office:value-type="float" office:value="325548" calcext:value-type="float">
            <text:p>325548</text:p>
          </table:table-cell>
          <table:table-cell office:value-type="float" office:value="155629" calcext:value-type="float">
            <text:p>155629</text:p>
          </table:table-cell>
          <table:table-cell office:value-type="string" calcext:value-type="string">
            <text:p>?b</text:p>
          </table:table-cell>
          <table:table-cell office:value-type="float" office:value="0.353029201494993" calcext:value-type="float">
            <text:p>0.3530292015</text:p>
          </table:table-cell>
          <table:table-cell table:formula="of:=IF([.J311] &lt;&gt; 0; 1; 0)" office:value-type="float" office:value="1" calcext:value-type="float">
            <text:p>1</text:p>
          </table:table-cell>
          <table:table-cell table:formula="of:=IF(AND([.K311]=1; [.J311]&gt;=[.E3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isLeaderOf&gt; <text:s/>?b</text:p>
          </table:table-cell>
          <table:table-cell office:value-type="float" office:value="0.000088618" calcext:value-type="float">
            <text:p>0.000088618</text:p>
          </table:table-cell>
          <table:table-cell office:value-type="float" office:value="0.013168208" calcext:value-type="float">
            <text:p>0.013168208</text:p>
          </table:table-cell>
          <table:table-cell office:value-type="float" office:value="0.000704403" calcext:value-type="float">
            <text:p>0.000704403</text:p>
          </table:table-cell>
          <table:table-cell office:value-type="float" office:value="0.019938286" calcext:value-type="float">
            <text:p>0.019938286</text:p>
          </table:table-cell>
          <table:table-cell office:value-type="float" office:value="84" calcext:value-type="float">
            <text:p>84</text:p>
          </table:table-cell>
          <table:table-cell office:value-type="float" office:value="119250" calcext:value-type="float">
            <text:p>119250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?a</text:p>
          </table:table-cell>
          <table:table-cell office:value-type="float" office:value="1.19157084601018" calcext:value-type="float">
            <text:p>1.191570846</text:p>
          </table:table-cell>
          <table:table-cell table:formula="of:=IF([.J312] &lt;&gt; 0; 1; 0)" office:value-type="float" office:value="1" calcext:value-type="float">
            <text:p>1</text:p>
          </table:table-cell>
          <table:table-cell table:formula="of:=IF(AND([.K312]=1; [.J312]&gt;=[.E3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hasAcademicAdvisor&gt; <text:s/>?b <text:s/>?a <text:s/>&lt;worksAt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office:value-type="float" office:value="0.006996461" calcext:value-type="float">
            <text:p>0.006996461</text:p>
          </table:table-cell>
          <table:table-cell office:value-type="float" office:value="0.020099314" calcext:value-type="float">
            <text:p>0.020099314</text:p>
          </table:table-cell>
          <table:table-cell office:value-type="float" office:value="85" calcext:value-type="float">
            <text:p>85</text:p>
          </table:table-cell>
          <table:table-cell office:value-type="float" office:value="12149" calcext:value-type="float">
            <text:p>12149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?a</text:p>
          </table:table-cell>
          <table:table-cell office:value-type="float" office:value="1.37680263870862" calcext:value-type="float">
            <text:p>1.3768026387</text:p>
          </table:table-cell>
          <table:table-cell table:formula="of:=IF([.J313] &lt;&gt; 0; 1; 0)" office:value-type="float" office:value="1" calcext:value-type="float">
            <text:p>1</text:p>
          </table:table-cell>
          <table:table-cell table:formula="of:=IF(AND([.K313]=1; [.J313]&gt;=[.E3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created&gt; <text:s/>?f <text:s text:c="2"/>=&gt; ?a <text:s/>&lt;produced&gt; <text:s/>?b</text:p>
          </table:table-cell>
          <table:table-cell office:value-type="float" office:value="0.000808112" calcext:value-type="float">
            <text:p>0.000808112</text:p>
          </table:table-cell>
          <table:table-cell office:value-type="float" office:value="0.0379659" calcext:value-type="float">
            <text:p>0.0379659</text:p>
          </table:table-cell>
          <table:table-cell office:value-type="float" office:value="0.010782051" calcext:value-type="float">
            <text:p>0.010782051</text:p>
          </table:table-cell>
          <table:table-cell office:value-type="float" office:value="0.020205217" calcext:value-type="float">
            <text:p>0.020205217</text:p>
          </table:table-cell>
          <table:table-cell office:value-type="float" office:value="766" calcext:value-type="float">
            <text:p>766</text:p>
          </table:table-cell>
          <table:table-cell office:value-type="float" office:value="71044" calcext:value-type="float">
            <text:p>71044</text:p>
          </table:table-cell>
          <table:table-cell office:value-type="float" office:value="37911" calcext:value-type="float">
            <text:p>37911</text:p>
          </table:table-cell>
          <table:table-cell office:value-type="string" calcext:value-type="string">
            <text:p>?b</text:p>
          </table:table-cell>
          <table:table-cell office:value-type="float" office:value="0.185981325391384" calcext:value-type="float">
            <text:p>0.1859813254</text:p>
          </table:table-cell>
          <table:table-cell table:formula="of:=IF([.J314] &lt;&gt; 0; 1; 0)" office:value-type="float" office:value="1" calcext:value-type="float">
            <text:p>1</text:p>
          </table:table-cell>
          <table:table-cell table:formula="of:=IF(AND([.K314]=1; [.J314]&gt;=[.E3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5530189" calcext:value-type="float">
            <text:p>0.005530189</text:p>
          </table:table-cell>
          <table:table-cell office:value-type="float" office:value="0.25981364" calcext:value-type="float">
            <text:p>0.25981364</text:p>
          </table:table-cell>
          <table:table-cell table:number-columns-repeated="2" office:value-type="float" office:value="0.020221737" calcext:value-type="float">
            <text:p>0.020221737</text:p>
          </table:table-cell>
          <table:table-cell office:value-type="float" office:value="5242" calcext:value-type="float">
            <text:p>5242</text:p>
          </table:table-cell>
          <table:table-cell table:number-columns-repeated="2" office:value-type="float" office:value="259226" calcext:value-type="float">
            <text:p>259226</text:p>
          </table:table-cell>
          <table:table-cell office:value-type="string" calcext:value-type="string">
            <text:p>?b</text:p>
          </table:table-cell>
          <table:table-cell office:value-type="float" office:value="0.523338917031425" calcext:value-type="float">
            <text:p>0.523338917</text:p>
          </table:table-cell>
          <table:table-cell table:formula="of:=IF([.J315] &lt;&gt; 0; 1; 0)" office:value-type="float" office:value="1" calcext:value-type="float">
            <text:p>1</text:p>
          </table:table-cell>
          <table:table-cell table:formula="of:=IF(AND([.K315]=1; [.J315]&gt;=[.E3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created&gt; <text:s/>?f <text:s text:c="2"/>=&gt; ?a <text:s/>&lt;directed&gt; <text:s/>?b</text:p>
          </table:table-cell>
          <table:table-cell office:value-type="float" office:value="0.001221663" calcext:value-type="float">
            <text:p>0.001221663</text:p>
          </table:table-cell>
          <table:table-cell office:value-type="float" office:value="0.034595047" calcext:value-type="float">
            <text:p>0.034595047</text:p>
          </table:table-cell>
          <table:table-cell office:value-type="float" office:value="0.016299758" calcext:value-type="float">
            <text:p>0.016299758</text:p>
          </table:table-cell>
          <table:table-cell office:value-type="float" office:value="0.020373694" calcext:value-type="float">
            <text:p>0.020373694</text:p>
          </table:table-cell>
          <table:table-cell office:value-type="float" office:value="1158" calcext:value-type="float">
            <text:p>1158</text:p>
          </table:table-cell>
          <table:table-cell office:value-type="float" office:value="71044" calcext:value-type="float">
            <text:p>71044</text:p>
          </table:table-cell>
          <table:table-cell office:value-type="float" office:value="56838" calcext:value-type="float">
            <text:p>56838</text:p>
          </table:table-cell>
          <table:table-cell office:value-type="string" calcext:value-type="string">
            <text:p>?b</text:p>
          </table:table-cell>
          <table:table-cell office:value-type="float" office:value="0.145145207414214" calcext:value-type="float">
            <text:p>0.1451452074</text:p>
          </table:table-cell>
          <table:table-cell table:formula="of:=IF([.J316] &lt;&gt; 0; 1; 0)" office:value-type="float" office:value="1" calcext:value-type="float">
            <text:p>1</text:p>
          </table:table-cell>
          <table:table-cell table:formula="of:=IF(AND([.K316]=1; [.J316]&gt;=[.E3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754" calcext:value-type="float">
            <text:p>0.000954754</text:p>
          </table:table-cell>
          <table:table-cell office:value-type="float" office:value="0.064582887" calcext:value-type="float">
            <text:p>0.064582887</text:p>
          </table:table-cell>
          <table:table-cell table:number-columns-repeated="2" office:value-type="float" office:value="0.020569584" calcext:value-type="float">
            <text:p>0.020569584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office:value-type="float" office:value="1.12592441158919" calcext:value-type="float">
            <text:p>1.1259244116</text:p>
          </table:table-cell>
          <table:table-cell table:formula="of:=IF([.J317] &lt;&gt; 0; 1; 0)" office:value-type="float" office:value="1" calcext:value-type="float">
            <text:p>1</text:p>
          </table:table-cell>
          <table:table-cell table:formula="of:=IF(AND([.K317]=1; [.J317]&gt;=[.E3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020172911" calcext:value-type="float">
            <text:p>0.020172911</text:p>
          </table:table-cell>
          <table:table-cell office:value-type="float" office:value="0.020710059" calcext:value-type="float">
            <text:p>0.020710059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?b</text:p>
          </table:table-cell>
          <table:table-cell office:value-type="float" office:value="0.040149889135255" calcext:value-type="float">
            <text:p>0.0401498891</text:p>
          </table:table-cell>
          <table:table-cell table:formula="of:=IF([.J318] &lt;&gt; 0; 1; 0)" office:value-type="float" office:value="1" calcext:value-type="float">
            <text:p>1</text:p>
          </table:table-cell>
          <table:table-cell table:formula="of:=IF(AND([.K318]=1; [.J318]&gt;=[.E3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isLocated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20930233" calcext:value-type="float">
            <text:p>0.0209302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?a</text:p>
          </table:table-cell>
          <table:table-cell office:value-type="float" office:value="2.94989660365608" calcext:value-type="float">
            <text:p>2.9498966037</text:p>
          </table:table-cell>
          <table:table-cell table:formula="of:=IF([.J319] &lt;&gt; 0; 1; 0)" office:value-type="float" office:value="1" calcext:value-type="float">
            <text:p>1</text:p>
          </table:table-cell>
          <table:table-cell table:formula="of:=IF(AND([.K319]=1; [.J319]&gt;=[.E3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hasAcademicAdvisor&gt; <text:s/>?b <text:s/>?i <text:s/>&lt;worksAt&gt; <text:s/>?f <text:s text:c="2"/>=&gt; ?a <text:s/>&lt;hasAcademicAdvisor&gt; <text:s/>?b</text:p>
          </table:table-cell>
          <table:table-cell office:value-type="float" office:value="0.000103388" calcext:value-type="float">
            <text:p>0.000103388</text:p>
          </table:table-cell>
          <table:table-cell office:value-type="float" office:value="0.050333847" calcext:value-type="float">
            <text:p>0.050333847</text:p>
          </table:table-cell>
          <table:table-cell office:value-type="float" office:value="0.002780694" calcext:value-type="float">
            <text:p>0.002780694</text:p>
          </table:table-cell>
          <table:table-cell office:value-type="float" office:value="0.021066208" calcext:value-type="float">
            <text:p>0.021066208</text:p>
          </table:table-cell>
          <table:table-cell office:value-type="float" office:value="98" calcext:value-type="float">
            <text:p>98</text:p>
          </table:table-cell>
          <table:table-cell office:value-type="float" office:value="35243" calcext:value-type="float">
            <text:p>35243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?a</text:p>
          </table:table-cell>
          <table:table-cell office:value-type="float" office:value="1.58737245404052" calcext:value-type="float">
            <text:p>1.587372454</text:p>
          </table:table-cell>
          <table:table-cell table:formula="of:=IF([.J320] &lt;&gt; 0; 1; 0)" office:value-type="float" office:value="1" calcext:value-type="float">
            <text:p>1</text:p>
          </table:table-cell>
          <table:table-cell table:formula="of:=IF(AND([.K320]=1; [.J320]&gt;=[.E3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8427416" calcext:value-type="float">
            <text:p>0.018427416</text:p>
          </table:table-cell>
          <table:table-cell table:number-columns-repeated="2" office:value-type="float" office:value="0.02107371" calcext:value-type="float">
            <text:p>0.0210737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0487" calcext:value-type="float">
            <text:p>10487</text:p>
          </table:table-cell>
          <table:table-cell office:value-type="string" calcext:value-type="string">
            <text:p>?b</text:p>
          </table:table-cell>
          <table:table-cell office:value-type="float" office:value="0.245238426302462" calcext:value-type="float">
            <text:p>0.2452384263</text:p>
          </table:table-cell>
          <table:table-cell table:formula="of:=IF([.J321] &lt;&gt; 0; 1; 0)" office:value-type="float" office:value="1" calcext:value-type="float">
            <text:p>1</text:p>
          </table:table-cell>
          <table:table-cell table:formula="of:=IF(AND([.K321]=1; [.J321]&gt;=[.E3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0393506" calcext:value-type="float">
            <text:p>0.000393506</text:p>
          </table:table-cell>
          <table:table-cell office:value-type="float" office:value="0.016835169" calcext:value-type="float">
            <text:p>0.016835169</text:p>
          </table:table-cell>
          <table:table-cell office:value-type="float" office:value="0.002484662" calcext:value-type="float">
            <text:p>0.002484662</text:p>
          </table:table-cell>
          <table:table-cell office:value-type="float" office:value="0.02115112" calcext:value-type="float">
            <text:p>0.02115112</text:p>
          </table:table-cell>
          <table:table-cell office:value-type="float" office:value="373" calcext:value-type="float">
            <text:p>373</text:p>
          </table:table-cell>
          <table:table-cell office:value-type="float" office:value="150121" calcext:value-type="float">
            <text:p>150121</text:p>
          </table:table-cell>
          <table:table-cell office:value-type="float" office:value="17635" calcext:value-type="float">
            <text:p>17635</text:p>
          </table:table-cell>
          <table:table-cell office:value-type="string" calcext:value-type="string">
            <text:p>?a</text:p>
          </table:table-cell>
          <table:table-cell office:value-type="float" office:value="0.594952093241673" calcext:value-type="float">
            <text:p>0.5949520932</text:p>
          </table:table-cell>
          <table:table-cell table:formula="of:=IF([.J322] &lt;&gt; 0; 1; 0)" office:value-type="float" office:value="1" calcext:value-type="float">
            <text:p>1</text:p>
          </table:table-cell>
          <table:table-cell table:formula="of:=IF(AND([.K322]=1; [.J322]&gt;=[.E3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produced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16356067" calcext:value-type="float">
            <text:p>0.016356067</text:p>
          </table:table-cell>
          <table:table-cell office:value-type="float" office:value="0.01035619" calcext:value-type="float">
            <text:p>0.01035619</text:p>
          </table:table-cell>
          <table:table-cell office:value-type="float" office:value="0.021393841" calcext:value-type="float">
            <text:p>0.021393841</text:p>
          </table:table-cell>
          <table:table-cell office:value-type="float" office:value="330" calcext:value-type="float">
            <text:p>330</text:p>
          </table:table-cell>
          <table:table-cell office:value-type="float" office:value="31865" calcext:value-type="float">
            <text:p>31865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?b</text:p>
          </table:table-cell>
          <table:table-cell office:value-type="float" office:value="0.229662565859184" calcext:value-type="float">
            <text:p>0.2296625659</text:p>
          </table:table-cell>
          <table:table-cell table:formula="of:=IF([.J323] &lt;&gt; 0; 1; 0)" office:value-type="float" office:value="1" calcext:value-type="float">
            <text:p>1</text:p>
          </table:table-cell>
          <table:table-cell table:formula="of:=IF(AND([.K323]=1; [.J323]&gt;=[.E3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CitizenOf&gt; <text:s/>?b</text:p>
          </table:table-cell>
          <table:table-cell office:value-type="float" office:value="0.000983239" calcext:value-type="float">
            <text:p>0.000983239</text:p>
          </table:table-cell>
          <table:table-cell office:value-type="float" office:value="0.063967056" calcext:value-type="float">
            <text:p>0.063967056</text:p>
          </table:table-cell>
          <table:table-cell office:value-type="float" office:value="0.004479305" calcext:value-type="float">
            <text:p>0.004479305</text:p>
          </table:table-cell>
          <table:table-cell office:value-type="float" office:value="0.021429228" calcext:value-type="float">
            <text:p>0.021429228</text:p>
          </table:table-cell>
          <table:table-cell office:value-type="float" office:value="932" calcext:value-type="float">
            <text:p>932</text:p>
          </table:table-cell>
          <table:table-cell office:value-type="float" office:value="208068" calcext:value-type="float">
            <text:p>208068</text:p>
          </table:table-cell>
          <table:table-cell office:value-type="float" office:value="43492" calcext:value-type="float">
            <text:p>43492</text:p>
          </table:table-cell>
          <table:table-cell office:value-type="string" calcext:value-type="string">
            <text:p>?a</text:p>
          </table:table-cell>
          <table:table-cell office:value-type="float" office:value="0.557999978417869" calcext:value-type="float">
            <text:p>0.5579999784</text:p>
          </table:table-cell>
          <table:table-cell table:formula="of:=IF([.J324] &lt;&gt; 0; 1; 0)" office:value-type="float" office:value="1" calcext:value-type="float">
            <text:p>1</text:p>
          </table:table-cell>
          <table:table-cell table:formula="of:=IF(AND([.K324]=1; [.J324]&gt;=[.E3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1250991" calcext:value-type="float">
            <text:p>0.011250991</text:p>
          </table:table-cell>
          <table:table-cell office:value-type="float" office:value="0.011255454" calcext:value-type="float">
            <text:p>0.011255454</text:p>
          </table:table-cell>
          <table:table-cell office:value-type="float" office:value="0.02164172" calcext:value-type="float">
            <text:p>0.02164172</text:p>
          </table:table-cell>
          <table:table-cell office:value-type="float" office:value="227" calcext:value-type="float">
            <text:p>227</text:p>
          </table:table-cell>
          <table:table-cell office:value-type="float" office:value="20168" calcext:value-type="float">
            <text:p>20168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5] &lt;&gt; 0; 1; 0)" office:value-type="float" office:value="0" calcext:value-type="float">
            <text:p>0</text:p>
          </table:table-cell>
          <table:table-cell table:formula="of:=IF(AND([.K325]=1; [.J325]&gt;=[.E3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98" calcext:value-type="float">
            <text:p>0.000084398</text:p>
          </table:table-cell>
          <table:table-cell office:value-type="float" office:value="0.116110305" calcext:value-type="float">
            <text:p>0.116110305</text:p>
          </table:table-cell>
          <table:table-cell office:value-type="float" office:value="0.002759096" calcext:value-type="float">
            <text:p>0.002759096</text:p>
          </table:table-cell>
          <table:table-cell office:value-type="float" office:value="0.021798365" calcext:value-type="float">
            <text:p>0.021798365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?a</text:p>
          </table:table-cell>
          <table:table-cell office:value-type="float" office:value="0.244638162446382" calcext:value-type="float">
            <text:p>0.2446381624</text:p>
          </table:table-cell>
          <table:table-cell table:formula="of:=IF([.J326] &lt;&gt; 0; 1; 0)" office:value-type="float" office:value="1" calcext:value-type="float">
            <text:p>1</text:p>
          </table:table-cell>
          <table:table-cell table:formula="of:=IF(AND([.K326]=1; [.J326]&gt;=[.E3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orksAt&gt; <text:s/>?b <text:s text:c="2"/>=&gt; ?a <text:s/>&lt;graduatedFrom&gt; <text:s/>?b</text:p>
          </table:table-cell>
          <table:table-cell office:value-type="float" office:value="0.0004452" calcext:value-type="float">
            <text:p>0.0004452</text:p>
          </table:table-cell>
          <table:table-cell office:value-type="float" office:value="0.035536842" calcext:value-type="float">
            <text:p>0.035536842</text:p>
          </table:table-cell>
          <table:table-cell office:value-type="float" office:value="0.002735499" calcext:value-type="float">
            <text:p>0.002735499</text:p>
          </table:table-cell>
          <table:table-cell office:value-type="float" office:value="0.021868684" calcext:value-type="float">
            <text:p>0.021868684</text:p>
          </table:table-cell>
          <table:table-cell office:value-type="float" office:value="422" calcext:value-type="float">
            <text:p>422</text:p>
          </table:table-cell>
          <table:table-cell office:value-type="float" office:value="154268" calcext:value-type="float">
            <text:p>154268</text:p>
          </table:table-cell>
          <table:table-cell office:value-type="float" office:value="19297" calcext:value-type="float">
            <text:p>19297</text:p>
          </table:table-cell>
          <table:table-cell office:value-type="string" calcext:value-type="string">
            <text:p>?a</text:p>
          </table:table-cell>
          <table:table-cell office:value-type="float" office:value="13.2659726890262" calcext:value-type="float">
            <text:p>13.265972689</text:p>
          </table:table-cell>
          <table:table-cell table:formula="of:=IF([.J327] &lt;&gt; 0; 1; 0)" office:value-type="float" office:value="1" calcext:value-type="float">
            <text:p>1</text:p>
          </table:table-cell>
          <table:table-cell table:formula="of:=IF(AND([.K327]=1; [.J327]&gt;=[.E3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graduatedFrom&gt; <text:s/>?f <text:s/>?i <text:s/>&lt;graduatedFrom&gt; <text:s/>?f <text:s text:c="2"/>=&gt; ?a <text:s/>&lt;livesIn&gt; <text:s/>?b</text:p>
          </table:table-cell>
          <table:table-cell office:value-type="float" office:value="0.000269019" calcext:value-type="float">
            <text:p>0.000269019</text:p>
          </table:table-cell>
          <table:table-cell office:value-type="float" office:value="0.017474131" calcext:value-type="float">
            <text:p>0.017474131</text:p>
          </table:table-cell>
          <table:table-cell office:value-type="float" office:value="0.003704995" calcext:value-type="float">
            <text:p>0.003704995</text:p>
          </table:table-cell>
          <table:table-cell office:value-type="float" office:value="0.021916631" calcext:value-type="float">
            <text:p>0.021916631</text:p>
          </table:table-cell>
          <table:table-cell office:value-type="float" office:value="255" calcext:value-type="float">
            <text:p>255</text:p>
          </table:table-cell>
          <table:table-cell office:value-type="float" office:value="68826" calcext:value-type="float">
            <text:p>68826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?a</text:p>
          </table:table-cell>
          <table:table-cell office:value-type="float" office:value="0.753379859252828" calcext:value-type="float">
            <text:p>0.7533798593</text:p>
          </table:table-cell>
          <table:table-cell table:formula="of:=IF([.J328] &lt;&gt; 0; 1; 0)" office:value-type="float" office:value="1" calcext:value-type="float">
            <text:p>1</text:p>
          </table:table-cell>
          <table:table-cell table:formula="of:=IF(AND([.K328]=1; [.J328]&gt;=[.E3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f <text:s/>?i <text:s/>&lt;worksAt&gt; <text:s/>?b <text:s text:c="2"/>=&gt; ?a <text:s/>&lt;graduatedFrom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105263" calcext:value-type="float">
            <text:p>0.010105263</text:p>
          </table:table-cell>
          <table:table-cell office:value-type="float" office:value="0.001287264" calcext:value-type="float">
            <text:p>0.001287264</text:p>
          </table:table-cell>
          <table:table-cell office:value-type="float" office:value="0.021933833" calcext:value-type="float">
            <text:p>0.021933833</text:p>
          </table:table-cell>
          <table:table-cell office:value-type="float" office:value="120" calcext:value-type="float">
            <text:p>120</text:p>
          </table:table-cell>
          <table:table-cell office:value-type="float" office:value="93221" calcext:value-type="float">
            <text:p>93221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?a</text:p>
          </table:table-cell>
          <table:table-cell office:value-type="float" office:value="3.36258093433175" calcext:value-type="float">
            <text:p>3.3625809343</text:p>
          </table:table-cell>
          <table:table-cell table:formula="of:=IF([.J329] &lt;&gt; 0; 1; 0)" office:value-type="float" office:value="1" calcext:value-type="float">
            <text:p>1</text:p>
          </table:table-cell>
          <table:table-cell table:formula="of:=IF(AND([.K329]=1; [.J329]&gt;=[.E3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influences&gt; <text:s/>?j <text:s/>?j <text:s/>&lt;wasBornIn&gt; <text:s/>?f <text:s text:c="2"/>=&gt; ?a <text:s/>&lt;influences&gt; <text:s/>?b</text:p>
          </table:table-cell>
          <table:table-cell office:value-type="float" office:value="0.000400891" calcext:value-type="float">
            <text:p>0.000400891</text:p>
          </table:table-cell>
          <table:table-cell office:value-type="float" office:value="0.027240143" calcext:value-type="float">
            <text:p>0.027240143</text:p>
          </table:table-cell>
          <table:table-cell office:value-type="float" office:value="0.00107026" calcext:value-type="float">
            <text:p>0.00107026</text:p>
          </table:table-cell>
          <table:table-cell office:value-type="float" office:value="0.022037928" calcext:value-type="float">
            <text:p>0.022037928</text:p>
          </table:table-cell>
          <table:table-cell office:value-type="float" office:value="380" calcext:value-type="float">
            <text:p>380</text:p>
          </table:table-cell>
          <table:table-cell office:value-type="float" office:value="355054" calcext:value-type="float">
            <text:p>355054</text:p>
          </table:table-cell>
          <table:table-cell office:value-type="float" office:value="17243" calcext:value-type="float">
            <text:p>17243</text:p>
          </table:table-cell>
          <table:table-cell office:value-type="string" calcext:value-type="string">
            <text:p>?b</text:p>
          </table:table-cell>
          <table:table-cell office:value-type="float" office:value="4.54058473410621" calcext:value-type="float">
            <text:p>4.5405847341</text:p>
          </table:table-cell>
          <table:table-cell table:formula="of:=IF([.J330] &lt;&gt; 0; 1; 0)" office:value-type="float" office:value="1" calcext:value-type="float">
            <text:p>1</text:p>
          </table:table-cell>
          <table:table-cell table:formula="of:=IF(AND([.K330]=1; [.J330]&gt;=[.E3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e <text:s/>?i <text:s/>&lt;livesIn&gt; <text:s/>?a <text:s/>?e <text:s/>&lt;participatedIn&gt; <text:s/>?b <text:s text:c="2"/>=&gt; ?a <text:s/>&lt;participatedIn&gt; <text:s/>?b</text:p>
          </table:table-cell>
          <table:table-cell office:value-type="float" office:value="0.000223655" calcext:value-type="float">
            <text:p>0.000223655</text:p>
          </table:table-cell>
          <table:table-cell office:value-type="float" office:value="0.015128809" calcext:value-type="float">
            <text:p>0.015128809</text:p>
          </table:table-cell>
          <table:table-cell table:number-columns-repeated="2" office:value-type="float" office:value="0.022185015" calcext:value-type="float">
            <text:p>0.02218501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9556" calcext:value-type="float">
            <text:p>9556</text:p>
          </table:table-cell>
          <table:table-cell office:value-type="string" calcext:value-type="string">
            <text:p>?b</text:p>
          </table:table-cell>
          <table:table-cell office:value-type="float" office:value="2.62462865806048" calcext:value-type="float">
            <text:p>2.6246286581</text:p>
          </table:table-cell>
          <table:table-cell table:formula="of:=IF([.J331] &lt;&gt; 0; 1; 0)" office:value-type="float" office:value="1" calcext:value-type="float">
            <text:p>1</text:p>
          </table:table-cell>
          <table:table-cell table:formula="of:=IF(AND([.K331]=1; [.J331]&gt;=[.E3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47" calcext:value-type="float">
            <text:p>0.0222652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office:value-type="float" office:value="0.17230287058767" calcext:value-type="float">
            <text:p>0.1723028706</text:p>
          </table:table-cell>
          <table:table-cell table:formula="of:=IF([.J332] &lt;&gt; 0; 1; 0)" office:value-type="float" office:value="1" calcext:value-type="float">
            <text:p>1</text:p>
          </table:table-cell>
          <table:table-cell table:formula="of:=IF(AND([.K332]=1; [.J332]&gt;=[.E3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livesIn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3294045" calcext:value-type="float">
            <text:p>0.013294045</text:p>
          </table:table-cell>
          <table:table-cell office:value-type="float" office:value="0.002101113" calcext:value-type="float">
            <text:p>0.002101113</text:p>
          </table:table-cell>
          <table:table-cell office:value-type="float" office:value="0.022288603" calcext:value-type="float">
            <text:p>0.022288603</text:p>
          </table:table-cell>
          <table:table-cell office:value-type="float" office:value="194" calcext:value-type="float">
            <text:p>194</text:p>
          </table:table-cell>
          <table:table-cell office:value-type="float" office:value="92332" calcext:value-type="float">
            <text:p>92332</text:p>
          </table:table-cell>
          <table:table-cell office:value-type="float" office:value="8704" calcext:value-type="float">
            <text:p>8704</text:p>
          </table:table-cell>
          <table:table-cell office:value-type="string" calcext:value-type="string">
            <text:p>?a</text:p>
          </table:table-cell>
          <table:table-cell office:value-type="float" office:value="12.9656505278322" calcext:value-type="float">
            <text:p>12.9656505278</text:p>
          </table:table-cell>
          <table:table-cell table:formula="of:=IF([.J333] &lt;&gt; 0; 1; 0)" office:value-type="float" office:value="1" calcext:value-type="float">
            <text:p>1</text:p>
          </table:table-cell>
          <table:table-cell table:formula="of:=IF(AND([.K333]=1; [.J333]&gt;=[.E3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CitizenOf&gt; <text:s/>?j <text:s text:c="2"/>=&gt; ?a <text:s/>&lt;isCitizenOf&gt; <text:s/>?b</text:p>
          </table:table-cell>
          <table:table-cell office:value-type="float" office:value="0.005308644" calcext:value-type="float">
            <text:p>0.005308644</text:p>
          </table:table-cell>
          <table:table-cell office:value-type="float" office:value="0.345367193" calcext:value-type="float">
            <text:p>0.345367193</text:p>
          </table:table-cell>
          <table:table-cell table:number-columns-repeated="2" office:value-type="float" office:value="0.022318221" calcext:value-type="float">
            <text:p>0.022318221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float" office:value="225466" calcext:value-type="float">
            <text:p>225466</text:p>
          </table:table-cell>
          <table:table-cell office:value-type="string" calcext:value-type="string">
            <text:p>?a</text:p>
          </table:table-cell>
          <table:table-cell office:value-type="float" office:value="3.22166089675155" calcext:value-type="float">
            <text:p>3.2216608968</text:p>
          </table:table-cell>
          <table:table-cell table:formula="of:=IF([.J334] &lt;&gt; 0; 1; 0)" office:value-type="float" office:value="1" calcext:value-type="float">
            <text:p>1</text:p>
          </table:table-cell>
          <table:table-cell table:formula="of:=IF(AND([.K334]=1; [.J334]&gt;=[.E3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dealsWith&gt; <text:s/>?f <text:s/>?a <text:s/>&lt;livesIn&gt; <text:s/>?f <text:s text:c="2"/>=&gt; ?a <text:s/>&lt;isCitizenOf&gt; <text:s/>?b</text:p>
          </table:table-cell>
          <table:table-cell office:value-type="float" office:value="0.000677295" calcext:value-type="float">
            <text:p>0.000677295</text:p>
          </table:table-cell>
          <table:table-cell office:value-type="float" office:value="0.044063143" calcext:value-type="float">
            <text:p>0.044063143</text:p>
          </table:table-cell>
          <table:table-cell office:value-type="float" office:value="0.008010181" calcext:value-type="float">
            <text:p>0.008010181</text:p>
          </table:table-cell>
          <table:table-cell office:value-type="float" office:value="0.022409941" calcext:value-type="float">
            <text:p>0.022409941</text:p>
          </table:table-cell>
          <table:table-cell office:value-type="float" office:value="642" calcext:value-type="float">
            <text:p>642</text:p>
          </table:table-cell>
          <table:table-cell office:value-type="float" office:value="80148" calcext:value-type="float">
            <text:p>80148</text:p>
          </table:table-cell>
          <table:table-cell office:value-type="float" office:value="28648" calcext:value-type="float">
            <text:p>28648</text:p>
          </table:table-cell>
          <table:table-cell office:value-type="string" calcext:value-type="string">
            <text:p>?a</text:p>
          </table:table-cell>
          <table:table-cell office:value-type="float" office:value="19.4793357864695" calcext:value-type="float">
            <text:p>19.4793357865</text:p>
          </table:table-cell>
          <table:table-cell table:formula="of:=IF([.J335] &lt;&gt; 0; 1; 0)" office:value-type="float" office:value="1" calcext:value-type="float">
            <text:p>1</text:p>
          </table:table-cell>
          <table:table-cell table:formula="of:=IF(AND([.K335]=1; [.J335]&gt;=[.E3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produced&gt; <text:s/>?b</text:p>
          </table:table-cell>
          <table:table-cell office:value-type="float" office:value="0.002717621" calcext:value-type="float">
            <text:p>0.002717621</text:p>
          </table:table-cell>
          <table:table-cell office:value-type="float" office:value="0.127676447" calcext:value-type="float">
            <text:p>0.127676447</text:p>
          </table:table-cell>
          <table:table-cell office:value-type="float" office:value="0.001840033" calcext:value-type="float">
            <text:p>0.001840033</text:p>
          </table:table-cell>
          <table:table-cell office:value-type="float" office:value="0.022415984" calcext:value-type="float">
            <text:p>0.022415984</text:p>
          </table:table-cell>
          <table:table-cell office:value-type="float" office:value="2576" calcext:value-type="float">
            <text:p>2576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14918" calcext:value-type="float">
            <text:p>114918</text:p>
          </table:table-cell>
          <table:table-cell office:value-type="string" calcext:value-type="string">
            <text:p>?b</text:p>
          </table:table-cell>
          <table:table-cell office:value-type="float" office:value="0.204394608763244" calcext:value-type="float">
            <text:p>0.2043946088</text:p>
          </table:table-cell>
          <table:table-cell table:formula="of:=IF([.J336] &lt;&gt; 0; 1; 0)" office:value-type="float" office:value="1" calcext:value-type="float">
            <text:p>1</text:p>
          </table:table-cell>
          <table:table-cell table:formula="of:=IF(AND([.K336]=1; [.J336]&gt;=[.E3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wasBornIn&gt; <text:s/>?f <text:s/>?i <text:s/>&lt;wasBornIn&gt; <text:s/>?f <text:s text:c="2"/>=&gt; ?a <text:s/>&lt;worksAt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64860427" calcext:value-type="float">
            <text:p>0.064860427</text:p>
          </table:table-cell>
          <table:table-cell office:value-type="float" office:value="0.000472408" calcext:value-type="float">
            <text:p>0.000472408</text:p>
          </table:table-cell>
          <table:table-cell office:value-type="float" office:value="0.022503917" calcext:value-type="float">
            <text:p>0.022503917</text:p>
          </table:table-cell>
          <table:table-cell office:value-type="float" office:value="158" calcext:value-type="float">
            <text:p>158</text:p>
          </table:table-cell>
          <table:table-cell office:value-type="float" office:value="334457" calcext:value-type="float">
            <text:p>334457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?a</text:p>
          </table:table-cell>
          <table:table-cell office:value-type="float" office:value="2.47301414163545" calcext:value-type="float">
            <text:p>2.4730141416</text:p>
          </table:table-cell>
          <table:table-cell table:formula="of:=IF([.J337] &lt;&gt; 0; 1; 0)" office:value-type="float" office:value="1" calcext:value-type="float">
            <text:p>1</text:p>
          </table:table-cell>
          <table:table-cell table:formula="of:=IF(AND([.K337]=1; [.J337]&gt;=[.E3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produced&gt; <text:s/>?b</text:p>
          </table:table-cell>
          <table:table-cell office:value-type="float" office:value="0.00045153" calcext:value-type="float">
            <text:p>0.00045153</text:p>
          </table:table-cell>
          <table:table-cell office:value-type="float" office:value="0.021213323" calcext:value-type="float">
            <text:p>0.021213323</text:p>
          </table:table-cell>
          <table:table-cell office:value-type="float" office:value="0.012607517" calcext:value-type="float">
            <text:p>0.012607517</text:p>
          </table:table-cell>
          <table:table-cell office:value-type="float" office:value="0.022591713" calcext:value-type="float">
            <text:p>0.022591713</text:p>
          </table:table-cell>
          <table:table-cell office:value-type="float" office:value="428" calcext:value-type="float">
            <text:p>428</text:p>
          </table:table-cell>
          <table:table-cell office:value-type="float" office:value="33948" calcext:value-type="float">
            <text:p>33948</text:p>
          </table:table-cell>
          <table:table-cell office:value-type="float" office:value="18945" calcext:value-type="float">
            <text:p>18945</text:p>
          </table:table-cell>
          <table:table-cell office:value-type="string" calcext:value-type="string">
            <text:p>?b</text:p>
          </table:table-cell>
          <table:table-cell office:value-type="float" office:value="0.480563124608355" calcext:value-type="float">
            <text:p>0.4805631246</text:p>
          </table:table-cell>
          <table:table-cell table:formula="of:=IF([.J338] &lt;&gt; 0; 1; 0)" office:value-type="float" office:value="1" calcext:value-type="float">
            <text:p>1</text:p>
          </table:table-cell>
          <table:table-cell table:formula="of:=IF(AND([.K338]=1; [.J338]&gt;=[.E3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isCitizenOf&gt; <text:s/>?b</text:p>
          </table:table-cell>
          <table:table-cell office:value-type="float" office:value="0.013925696" calcext:value-type="float">
            <text:p>0.013925696</text:p>
          </table:table-cell>
          <table:table-cell office:value-type="float" office:value="0.905971174" calcext:value-type="float">
            <text:p>0.905971174</text:p>
          </table:table-cell>
          <table:table-cell table:number-columns-repeated="2" office:value-type="float" office:value="0.0226611" calcext:value-type="float">
            <text:p>0.0226611</text:p>
          </table:table-cell>
          <table:table-cell office:value-type="float" office:value="13200" calcext:value-type="float">
            <text:p>13200</text:p>
          </table:table-cell>
          <table:table-cell table:number-columns-repeated="2" office:value-type="float" office:value="582496" calcext:value-type="float">
            <text:p>582496</text:p>
          </table:table-cell>
          <table:table-cell office:value-type="string" calcext:value-type="string">
            <text:p>?a</text:p>
          </table:table-cell>
          <table:table-cell office:value-type="float" office:value="0.400351994010019" calcext:value-type="float">
            <text:p>0.400351994</text:p>
          </table:table-cell>
          <table:table-cell table:formula="of:=IF([.J339] &lt;&gt; 0; 1; 0)" office:value-type="float" office:value="1" calcext:value-type="float">
            <text:p>1</text:p>
          </table:table-cell>
          <table:table-cell table:formula="of:=IF(AND([.K339]=1; [.J339]&gt;=[.E3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0668855" calcext:value-type="float">
            <text:p>0.000668855</text:p>
          </table:table-cell>
          <table:table-cell office:value-type="float" office:value="0.018940639" calcext:value-type="float">
            <text:p>0.018940639</text:p>
          </table:table-cell>
          <table:table-cell office:value-type="float" office:value="0.018621865" calcext:value-type="float">
            <text:p>0.018621865</text:p>
          </table:table-cell>
          <table:table-cell office:value-type="float" office:value="0.022864974" calcext:value-type="float">
            <text:p>0.022864974</text:p>
          </table:table-cell>
          <table:table-cell office:value-type="float" office:value="634" calcext:value-type="float">
            <text:p>634</text:p>
          </table:table-cell>
          <table:table-cell office:value-type="float" office:value="34046" calcext:value-type="float">
            <text:p>34046</text:p>
          </table:table-cell>
          <table:table-cell office:value-type="float" office:value="27728" calcext:value-type="float">
            <text:p>27728</text:p>
          </table:table-cell>
          <table:table-cell office:value-type="string" calcext:value-type="string">
            <text:p>?b</text:p>
          </table:table-cell>
          <table:table-cell office:value-type="float" office:value="0.182443510348578" calcext:value-type="float">
            <text:p>0.1824435103</text:p>
          </table:table-cell>
          <table:table-cell table:formula="of:=IF([.J340] &lt;&gt; 0; 1; 0)" office:value-type="float" office:value="1" calcext:value-type="float">
            <text:p>1</text:p>
          </table:table-cell>
          <table:table-cell table:formula="of:=IF(AND([.K340]=1; [.J340]&gt;=[.E3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livesIn&gt; <text:s/>?j <text:s text:c="2"/>=&gt; ?a <text:s/>&lt;isCitizenOf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20727522" calcext:value-type="float">
            <text:p>0.020727522</text:p>
          </table:table-cell>
          <table:table-cell office:value-type="float" office:value="0.007563993" calcext:value-type="float">
            <text:p>0.007563993</text:p>
          </table:table-cell>
          <table:table-cell office:value-type="float" office:value="0.022939613" calcext:value-type="float">
            <text:p>0.022939613</text:p>
          </table:table-cell>
          <table:table-cell office:value-type="float" office:value="302" calcext:value-type="float">
            <text:p>302</text:p>
          </table:table-cell>
          <table:table-cell office:value-type="float" office:value="39926" calcext:value-type="float">
            <text:p>39926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?a</text:p>
          </table:table-cell>
          <table:table-cell office:value-type="float" office:value="40.5573885465106" calcext:value-type="float">
            <text:p>40.5573885465</text:p>
          </table:table-cell>
          <table:table-cell table:formula="of:=IF([.J341] &lt;&gt; 0; 1; 0)" office:value-type="float" office:value="1" calcext:value-type="float">
            <text:p>1</text:p>
          </table:table-cell>
          <table:table-cell table:formula="of:=IF(AND([.K341]=1; [.J341]&gt;=[.E3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diedIn&gt; <text:s/>?b</text:p>
          </table:table-cell>
          <table:table-cell office:value-type="float" office:value="0.000411441" calcext:value-type="float">
            <text:p>0.000411441</text:p>
          </table:table-cell>
          <table:table-cell office:value-type="float" office:value="0.017602455" calcext:value-type="float">
            <text:p>0.017602455</text:p>
          </table:table-cell>
          <table:table-cell office:value-type="float" office:value="0.001874387" calcext:value-type="float">
            <text:p>0.001874387</text:p>
          </table:table-cell>
          <table:table-cell office:value-type="float" office:value="0.022999351" calcext:value-type="float">
            <text:p>0.022999351</text:p>
          </table:table-cell>
          <table:table-cell office:value-type="float" office:value="390" calcext:value-type="float">
            <text:p>390</text:p>
          </table:table-cell>
          <table:table-cell office:value-type="float" office:value="208068" calcext:value-type="float">
            <text:p>208068</text:p>
          </table:table-cell>
          <table:table-cell office:value-type="float" office:value="16957" calcext:value-type="float">
            <text:p>16957</text:p>
          </table:table-cell>
          <table:table-cell office:value-type="string" calcext:value-type="string">
            <text:p>?a</text:p>
          </table:table-cell>
          <table:table-cell office:value-type="float" office:value="0.474968787240123" calcext:value-type="float">
            <text:p>0.4749687872</text:p>
          </table:table-cell>
          <table:table-cell table:formula="of:=IF([.J342] &lt;&gt; 0; 1; 0)" office:value-type="float" office:value="1" calcext:value-type="float">
            <text:p>1</text:p>
          </table:table-cell>
          <table:table-cell table:formula="of:=IF(AND([.K342]=1; [.J342]&gt;=[.E3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21181" calcext:value-type="float">
            <text:p>0.041321181</text:p>
          </table:table-cell>
          <table:table-cell office:value-type="float" office:value="0.00101078" calcext:value-type="float">
            <text:p>0.00101078</text:p>
          </table:table-cell>
          <table:table-cell office:value-type="float" office:value="0.023024055" calcext:value-type="float">
            <text:p>0.023024055</text:p>
          </table:table-cell>
          <table:table-cell office:value-type="float" office:value="603" calcext:value-type="float">
            <text:p>603</text:p>
          </table:table-cell>
          <table:table-cell office:value-type="float" office:value="596569" calcext:value-type="float">
            <text:p>596569</text:p>
          </table:table-cell>
          <table:table-cell office:value-type="float" office:value="26190" calcext:value-type="float">
            <text:p>26190</text:p>
          </table:table-cell>
          <table:table-cell office:value-type="string" calcext:value-type="string">
            <text:p>?a</text:p>
          </table:table-cell>
          <table:table-cell office:value-type="float" office:value="1.06663569612532" calcext:value-type="float">
            <text:p>1.0666356961</text:p>
          </table:table-cell>
          <table:table-cell table:formula="of:=IF([.J343] &lt;&gt; 0; 1; 0)" office:value-type="float" office:value="1" calcext:value-type="float">
            <text:p>1</text:p>
          </table:table-cell>
          <table:table-cell table:formula="of:=IF(AND([.K343]=1; [.J343]&gt;=[.E3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AcademicAdvisor&gt; <text:s/>?b <text:s/>?a <text:s/>&lt;wasBornIn&gt; <text:s/>?f <text:s text:c="2"/>=&gt; ?a <text:s/>&lt;hasAcademicAdvisor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0381737" calcext:value-type="float">
            <text:p>0.000381737</text:p>
          </table:table-cell>
          <table:table-cell office:value-type="float" office:value="0.02306425" calcext:value-type="float">
            <text:p>0.02306425</text:p>
          </table:table-cell>
          <table:table-cell office:value-type="float" office:value="28" calcext:value-type="float">
            <text:p>28</text:p>
          </table:table-cell>
          <table:table-cell office:value-type="float" office:value="73349" calcext:value-type="float">
            <text:p>7334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?a</text:p>
          </table:table-cell>
          <table:table-cell office:value-type="float" office:value="3.56835714424894" calcext:value-type="float">
            <text:p>3.5683571442</text:p>
          </table:table-cell>
          <table:table-cell table:formula="of:=IF([.J344] &lt;&gt; 0; 1; 0)" office:value-type="float" office:value="1" calcext:value-type="float">
            <text:p>1</text:p>
          </table:table-cell>
          <table:table-cell table:formula="of:=IF(AND([.K344]=1; [.J344]&gt;=[.E3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12666926" calcext:value-type="float">
            <text:p>0.012666926</text:p>
          </table:table-cell>
          <table:table-cell office:value-type="float" office:value="0.019242988" calcext:value-type="float">
            <text:p>0.019242988</text:p>
          </table:table-cell>
          <table:table-cell office:value-type="float" office:value="0.023092424" calcext:value-type="float">
            <text:p>0.023092424</text:p>
          </table:table-cell>
          <table:table-cell office:value-type="float" office:value="424" calcext:value-type="float">
            <text:p>424</text:p>
          </table:table-cell>
          <table:table-cell office:value-type="float" office:value="22034" calcext:value-type="float">
            <text:p>22034</text:p>
          </table:table-cell>
          <table:table-cell office:value-type="float" office:value="18361" calcext:value-type="float">
            <text:p>18361</text:p>
          </table:table-cell>
          <table:table-cell office:value-type="string" calcext:value-type="string">
            <text:p>?b</text:p>
          </table:table-cell>
          <table:table-cell office:value-type="float" office:value="0.710378362850815" calcext:value-type="float">
            <text:p>0.7103783629</text:p>
          </table:table-cell>
          <table:table-cell table:formula="of:=IF([.J345] &lt;&gt; 0; 1; 0)" office:value-type="float" office:value="1" calcext:value-type="float">
            <text:p>1</text:p>
          </table:table-cell>
          <table:table-cell table:formula="of:=IF(AND([.K345]=1; [.J345]&gt;=[.E3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4014337" calcext:value-type="float">
            <text:p>0.024014337</text:p>
          </table:table-cell>
          <table:table-cell table:number-columns-repeated="2" office:value-type="float" office:value="0.023101855" calcext:value-type="float">
            <text:p>0.02310185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4501" calcext:value-type="float">
            <text:p>14501</text:p>
          </table:table-cell>
          <table:table-cell office:value-type="string" calcext:value-type="string">
            <text:p>?b</text:p>
          </table:table-cell>
          <table:table-cell office:value-type="float" office:value="0.887961425942592" calcext:value-type="float">
            <text:p>0.8879614259</text:p>
          </table:table-cell>
          <table:table-cell table:formula="of:=IF([.J346] &lt;&gt; 0; 1; 0)" office:value-type="float" office:value="1" calcext:value-type="float">
            <text:p>1</text:p>
          </table:table-cell>
          <table:table-cell table:formula="of:=IF(AND([.K346]=1; [.J346]&gt;=[.E3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752688" calcext:value-type="float">
            <text:p>0.010752688</text:p>
          </table:table-cell>
          <table:table-cell table:number-columns-repeated="2" office:value-type="float" office:value="0.023133868" calcext:value-type="float">
            <text:p>0.02313386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484" calcext:value-type="float">
            <text:p>6484</text:p>
          </table:table-cell>
          <table:table-cell office:value-type="string" calcext:value-type="string">
            <text:p>?b</text:p>
          </table:table-cell>
          <table:table-cell office:value-type="float" office:value="1.0312111934649" calcext:value-type="float">
            <text:p>1.0312111935</text:p>
          </table:table-cell>
          <table:table-cell table:formula="of:=IF([.J347] &lt;&gt; 0; 1; 0)" office:value-type="float" office:value="1" calcext:value-type="float">
            <text:p>1</text:p>
          </table:table-cell>
          <table:table-cell table:formula="of:=IF(AND([.K347]=1; [.J347]&gt;=[.E3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i <text:s/>&lt;hasChild&gt; <text:s/>?f <text:s/>?a <text:s/>&lt;isMarriedTo&gt; <text:s/>?f <text:s text:c="2"/>=&gt; ?a <text:s/>&lt;hasChild&gt; <text:s/>?b</text:p>
          </table:table-cell>
          <table:table-cell office:value-type="float" office:value="0.000196226" calcext:value-type="float">
            <text:p>0.000196226</text:p>
          </table:table-cell>
          <table:table-cell office:value-type="float" office:value="0.016096928" calcext:value-type="float">
            <text:p>0.016096928</text:p>
          </table:table-cell>
          <table:table-cell table:number-columns-repeated="2" office:value-type="float" office:value="0.02317757" calcext:value-type="float">
            <text:p>0.0231775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8025" calcext:value-type="float">
            <text:p>8025</text:p>
          </table:table-cell>
          <table:table-cell office:value-type="string" calcext:value-type="string">
            <text:p>?b</text:p>
          </table:table-cell>
          <table:table-cell office:value-type="float" office:value="0.0576396509895058" calcext:value-type="float">
            <text:p>0.057639651</text:p>
          </table:table-cell>
          <table:table-cell table:formula="of:=IF([.J348] &lt;&gt; 0; 1; 0)" office:value-type="float" office:value="1" calcext:value-type="float">
            <text:p>1</text:p>
          </table:table-cell>
          <table:table-cell table:formula="of:=IF(AND([.K348]=1; [.J348]&gt;=[.E3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orksAt&gt; <text:s/>?b <text:s text:c="2"/>=&gt; ?a <text:s/>&lt;worksAt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62807882" calcext:value-type="float">
            <text:p>0.062807882</text:p>
          </table:table-cell>
          <table:table-cell office:value-type="float" office:value="0.003247373" calcext:value-type="float">
            <text:p>0.003247373</text:p>
          </table:table-cell>
          <table:table-cell office:value-type="float" office:value="0.023199393" calcext:value-type="float">
            <text:p>0.023199393</text:p>
          </table:table-cell>
          <table:table-cell office:value-type="float" office:value="153" calcext:value-type="float">
            <text:p>153</text:p>
          </table:table-cell>
          <table:table-cell office:value-type="float" office:value="47115" calcext:value-type="float">
            <text:p>47115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?a</text:p>
          </table:table-cell>
          <table:table-cell office:value-type="float" office:value="9.21728844658697" calcext:value-type="float">
            <text:p>9.2172884466</text:p>
          </table:table-cell>
          <table:table-cell table:formula="of:=IF([.J349] &lt;&gt; 0; 1; 0)" office:value-type="float" office:value="1" calcext:value-type="float">
            <text:p>1</text:p>
          </table:table-cell>
          <table:table-cell table:formula="of:=IF(AND([.K349]=1; [.J349]&gt;=[.E3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isCitizenOf&gt; <text:s/>?a <text:s/>?i <text:s/>&lt;wasBornIn&gt; <text:s/>?f <text:s text:c="2"/>=&gt; ?a <text:s/>&lt;dealsWith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17416546" calcext:value-type="float">
            <text:p>0.017416546</text:p>
          </table:table-cell>
          <table:table-cell office:value-type="float" office:value="0.014319809" calcext:value-type="float">
            <text:p>0.014319809</text:p>
          </table:table-cell>
          <table:table-cell office:value-type="float" office:value="0.023210832" calcext:value-type="float">
            <text:p>0.023210832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?a</text:p>
          </table:table-cell>
          <table:table-cell office:value-type="float" office:value="0.655386856291686" calcext:value-type="float">
            <text:p>0.6553868563</text:p>
          </table:table-cell>
          <table:table-cell table:formula="of:=IF([.J350] &lt;&gt; 0; 1; 0)" office:value-type="float" office:value="1" calcext:value-type="float">
            <text:p>1</text:p>
          </table:table-cell>
          <table:table-cell table:formula="of:=IF(AND([.K350]=1; [.J350]&gt;=[.E3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LocatedIn&gt; <text:s/>?b <text:s text:c="2"/>=&gt; ?a <text:s/>&lt;dealsWith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416545718" calcext:value-type="float">
            <text:p>0.416545718</text:p>
          </table:table-cell>
          <table:table-cell table:number-columns-repeated="2" office:value-type="float" office:value="0.023335231" calcext:value-type="float">
            <text:p>0.02333523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2299" calcext:value-type="float">
            <text:p>12299</text:p>
          </table:table-cell>
          <table:table-cell office:value-type="string" calcext:value-type="string">
            <text:p>?a</text:p>
          </table:table-cell>
          <table:table-cell office:value-type="float" office:value="0.545271204874822" calcext:value-type="float">
            <text:p>0.5452712049</text:p>
          </table:table-cell>
          <table:table-cell table:formula="of:=IF([.J351] &lt;&gt; 0; 1; 0)" office:value-type="float" office:value="1" calcext:value-type="float">
            <text:p>1</text:p>
          </table:table-cell>
          <table:table-cell table:formula="of:=IF(AND([.K351]=1; [.J351]&gt;=[.E3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2" calcext:value-type="float">
            <text:p>0.001027972</text:p>
          </table:table-cell>
          <table:table-cell office:value-type="float" office:value="0.023682455" calcext:value-type="float">
            <text:p>0.02368245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?b</text:p>
          </table:table-cell>
          <table:table-cell office:value-type="float" office:value="0.0890326682081798" calcext:value-type="float">
            <text:p>0.0890326682</text:p>
          </table:table-cell>
          <table:table-cell table:formula="of:=IF([.J352] &lt;&gt; 0; 1; 0)" office:value-type="float" office:value="1" calcext:value-type="float">
            <text:p>1</text:p>
          </table:table-cell>
          <table:table-cell table:formula="of:=IF(AND([.K352]=1; [.J352]&gt;=[.E3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b <text:s/>&lt;directed&gt; <text:s/>?f <text:s/>?i <text:s/>&lt;isMarriedTo&gt; <text:s/>?a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04654599" calcext:value-type="float">
            <text:p>0.004654599</text:p>
          </table:table-cell>
          <table:table-cell office:value-type="float" office:value="0.023715415" calcext:value-type="float">
            <text:p>0.023715415</text:p>
          </table:table-cell>
          <table:table-cell office:value-type="float" office:value="126" calcext:value-type="float">
            <text:p>126</text:p>
          </table:table-cell>
          <table:table-cell office:value-type="float" office:value="27070" calcext:value-type="float">
            <text:p>27070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?b</text:p>
          </table:table-cell>
          <table:table-cell office:value-type="float" office:value="0.777909438273296" calcext:value-type="float">
            <text:p>0.7779094383</text:p>
          </table:table-cell>
          <table:table-cell table:formula="of:=IF([.J353] &lt;&gt; 0; 1; 0)" office:value-type="float" office:value="1" calcext:value-type="float">
            <text:p>1</text:p>
          </table:table-cell>
          <table:table-cell table:formula="of:=IF(AND([.K353]=1; [.J353]&gt;=[.E3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e <text:s/>&lt;isLeaderOf&gt; <text:s/>?j <text:s/>?j <text:s/>&lt;isLocatedIn&gt; <text:s/>?a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12550426" calcext:value-type="float">
            <text:p>0.012550426</text:p>
          </table:table-cell>
          <table:table-cell office:value-type="float" office:value="0.023789295" calcext:value-type="float">
            <text:p>0.023789295</text:p>
          </table:table-cell>
          <table:table-cell office:value-type="float" office:value="28" calcext:value-type="float">
            <text:p>28</text:p>
          </table:table-cell>
          <table:table-cell office:value-type="float" office:value="2231" calcext:value-type="float">
            <text:p>2231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?a</text:p>
          </table:table-cell>
          <table:table-cell office:value-type="float" office:value="2.601144715691" calcext:value-type="float">
            <text:p>2.6011447157</text:p>
          </table:table-cell>
          <table:table-cell table:formula="of:=IF([.J354] &lt;&gt; 0; 1; 0)" office:value-type="float" office:value="1" calcext:value-type="float">
            <text:p>1</text:p>
          </table:table-cell>
          <table:table-cell table:formula="of:=IF(AND([.K354]=1; [.J354]&gt;=[.E3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ealsWith&gt; <text:s/>?f <text:s/>?i <text:s/>&lt;exports&gt; <text:s/>?b <text:s text:c="2"/>=&gt; ?a <text:s/>&lt;imports&gt; <text:s/>?b</text:p>
          </table:table-cell>
          <table:table-cell office:value-type="float" office:value="0.000219435" calcext:value-type="float">
            <text:p>0.000219435</text:p>
          </table:table-cell>
          <table:table-cell office:value-type="float" office:value="0.619047619" calcext:value-type="float">
            <text:p>0.619047619</text:p>
          </table:table-cell>
          <table:table-cell office:value-type="float" office:value="0.016760677" calcext:value-type="float">
            <text:p>0.016760677</text:p>
          </table:table-cell>
          <table:table-cell office:value-type="float" office:value="0.024018476" calcext:value-type="float">
            <text:p>0.024018476</text:p>
          </table:table-cell>
          <table:table-cell office:value-type="float" office:value="208" calcext:value-type="float">
            <text:p>208</text:p>
          </table:table-cell>
          <table:table-cell office:value-type="float" office:value="12410" calcext:value-type="float">
            <text:p>12410</text:p>
          </table:table-cell>
          <table:table-cell office:value-type="float" office:value="8660" calcext:value-type="float">
            <text:p>8660</text:p>
          </table:table-cell>
          <table:table-cell office:value-type="string" calcext:value-type="string">
            <text:p>?a</text:p>
          </table:table-cell>
          <table:table-cell office:value-type="float" office:value="0.387440292561586" calcext:value-type="float">
            <text:p>0.3874402926</text:p>
          </table:table-cell>
          <table:table-cell table:formula="of:=IF([.J355] &lt;&gt; 0; 1; 0)" office:value-type="float" office:value="1" calcext:value-type="float">
            <text:p>1</text:p>
          </table:table-cell>
          <table:table-cell table:formula="of:=IF(AND([.K355]=1; [.J355]&gt;=[.E3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CitizenOf&gt; <text:s/>?f <text:s/>?a <text:s/>&lt;livesIn&gt; <text:s/>?f <text:s text:c="2"/>=&gt; ?a <text:s/>&lt;graduatedFrom&gt; <text:s/>?b</text:p>
          </table:table-cell>
          <table:table-cell office:value-type="float" office:value="0.000308053" calcext:value-type="float">
            <text:p>0.000308053</text:p>
          </table:table-cell>
          <table:table-cell office:value-type="float" office:value="0.024589474" calcext:value-type="float">
            <text:p>0.024589474</text:p>
          </table:table-cell>
          <table:table-cell office:value-type="float" office:value="0.004923783" calcext:value-type="float">
            <text:p>0.004923783</text:p>
          </table:table-cell>
          <table:table-cell office:value-type="float" office:value="0.024250478" calcext:value-type="float">
            <text:p>0.024250478</text:p>
          </table:table-cell>
          <table:table-cell office:value-type="float" office:value="292" calcext:value-type="float">
            <text:p>292</text:p>
          </table:table-cell>
          <table:table-cell office:value-type="float" office:value="59304" calcext:value-type="float">
            <text:p>59304</text:p>
          </table:table-cell>
          <table:table-cell office:value-type="float" office:value="12041" calcext:value-type="float">
            <text:p>12041</text:p>
          </table:table-cell>
          <table:table-cell office:value-type="string" calcext:value-type="string">
            <text:p>?a</text:p>
          </table:table-cell>
          <table:table-cell office:value-type="float" office:value="2.56929327828923" calcext:value-type="float">
            <text:p>2.5692932783</text:p>
          </table:table-cell>
          <table:table-cell table:formula="of:=IF([.J356] &lt;&gt; 0; 1; 0)" office:value-type="float" office:value="1" calcext:value-type="float">
            <text:p>1</text:p>
          </table:table-cell>
          <table:table-cell table:formula="of:=IF(AND([.K356]=1; [.J356]&gt;=[.E3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livesIn&gt; <text:s/>?j <text:s text:c="2"/>=&gt; ?a <text:s/>&lt;livesIn&gt; <text:s/>?b</text:p>
          </table:table-cell>
          <table:table-cell office:value-type="float" office:value="0.001031767" calcext:value-type="float">
            <text:p>0.001031767</text:p>
          </table:table-cell>
          <table:table-cell office:value-type="float" office:value="0.067018433" calcext:value-type="float">
            <text:p>0.067018433</text:p>
          </table:table-cell>
          <table:table-cell table:number-columns-repeated="2" office:value-type="float" office:value="0.024495316" calcext:value-type="float">
            <text:p>0.024495316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39926" calcext:value-type="float">
            <text:p>39926</text:p>
          </table:table-cell>
          <table:table-cell office:value-type="string" calcext:value-type="string">
            <text:p>?a</text:p>
          </table:table-cell>
          <table:table-cell office:value-type="float" office:value="15.0327710427306" calcext:value-type="float">
            <text:p>15.0327710427</text:p>
          </table:table-cell>
          <table:table-cell table:formula="of:=IF([.J357] &lt;&gt; 0; 1; 0)" office:value-type="float" office:value="1" calcext:value-type="float">
            <text:p>1</text:p>
          </table:table-cell>
          <table:table-cell table:formula="of:=IF(AND([.K357]=1; [.J357]&gt;=[.E3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j <text:s/>?j <text:s/>&lt;isLocatedIn&gt; <text:s/>?a <text:s/>?e <text:s/>&lt;wasBornIn&gt; <text:s/>?b <text:s text:c="2"/>=&gt; ?a <text:s/>&lt;hasCapital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16989146" calcext:value-type="float">
            <text:p>0.016989146</text:p>
          </table:table-cell>
          <table:table-cell office:value-type="float" office:value="0.010498688" calcext:value-type="float">
            <text:p>0.010498688</text:p>
          </table:table-cell>
          <table:table-cell office:value-type="float" office:value="0.024623803" calcext:value-type="float">
            <text:p>0.024623803</text:p>
          </table:table-cell>
          <table:table-cell office:value-type="float" office:value="36" calcext:value-type="float">
            <text:p>36</text:p>
          </table:table-cell>
          <table:table-cell office:value-type="float" office:value="3429" calcext:value-type="float">
            <text:p>3429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?a</text:p>
          </table:table-cell>
          <table:table-cell office:value-type="float" office:value="4.29795913851742" calcext:value-type="float">
            <text:p>4.2979591385</text:p>
          </table:table-cell>
          <table:table-cell table:formula="of:=IF([.J358] &lt;&gt; 0; 1; 0)" office:value-type="float" office:value="1" calcext:value-type="float">
            <text:p>1</text:p>
          </table:table-cell>
          <table:table-cell table:formula="of:=IF(AND([.K358]=1; [.J358]&gt;=[.E3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imports&gt; <text:s/>?f <text:s/>?i <text:s/>&lt;participatedIn&gt; <text:s/>?b <text:s text:c="2"/>=&gt; ?a <text:s/>&lt;participatedIn&gt; <text:s/>?b</text:p>
          </table:table-cell>
          <table:table-cell office:value-type="float" office:value="0.001566641" calcext:value-type="float">
            <text:p>0.001566641</text:p>
          </table:table-cell>
          <table:table-cell office:value-type="float" office:value="0.105973025" calcext:value-type="float">
            <text:p>0.105973025</text:p>
          </table:table-cell>
          <table:table-cell table:number-columns-repeated="2" office:value-type="float" office:value="0.024779736" calcext:value-type="float">
            <text:p>0.024779736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59928" calcext:value-type="float">
            <text:p>59928</text:p>
          </table:table-cell>
          <table:table-cell office:value-type="string" calcext:value-type="string">
            <text:p>?b</text:p>
          </table:table-cell>
          <table:table-cell office:value-type="float" office:value="8.49694442477309" calcext:value-type="float">
            <text:p>8.4969444248</text:p>
          </table:table-cell>
          <table:table-cell table:formula="of:=IF([.J359] &lt;&gt; 0; 1; 0)" office:value-type="float" office:value="1" calcext:value-type="float">
            <text:p>1</text:p>
          </table:table-cell>
          <table:table-cell table:formula="of:=IF(AND([.K359]=1; [.J359]&gt;=[.E3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exports&gt; <text:s/>?f <text:s/>?a <text:s/>&lt;isCitizenOf&gt; <text:s/>?j <text:s text:c="2"/>=&gt; ?a <text:s/>&lt;livesIn&gt; <text:s/>?b</text:p>
          </table:table-cell>
          <table:table-cell office:value-type="float" office:value="0.000557028" calcext:value-type="float">
            <text:p>0.000557028</text:p>
          </table:table-cell>
          <table:table-cell office:value-type="float" office:value="0.036181731" calcext:value-type="float">
            <text:p>0.036181731</text:p>
          </table:table-cell>
          <table:table-cell office:value-type="float" office:value="0.002176422" calcext:value-type="float">
            <text:p>0.002176422</text:p>
          </table:table-cell>
          <table:table-cell office:value-type="float" office:value="0.02490801" calcext:value-type="float">
            <text:p>0.02490801</text:p>
          </table:table-cell>
          <table:table-cell office:value-type="float" office:value="528" calcext:value-type="float">
            <text:p>528</text:p>
          </table:table-cell>
          <table:table-cell office:value-type="float" office:value="242600" calcext:value-type="float">
            <text:p>242600</text:p>
          </table:table-cell>
          <table:table-cell office:value-type="float" office:value="21198" calcext:value-type="float">
            <text:p>21198</text:p>
          </table:table-cell>
          <table:table-cell office:value-type="string" calcext:value-type="string">
            <text:p>?a</text:p>
          </table:table-cell>
          <table:table-cell office:value-type="float" office:value="1.01204197931977" calcext:value-type="float">
            <text:p>1.0120419793</text:p>
          </table:table-cell>
          <table:table-cell table:formula="of:=IF([.J360] &lt;&gt; 0; 1; 0)" office:value-type="float" office:value="1" calcext:value-type="float">
            <text:p>1</text:p>
          </table:table-cell>
          <table:table-cell table:formula="of:=IF(AND([.K360]=1; [.J360]&gt;=[.E3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AcademicAdvisor&gt; <text:s/>?b <text:s/>?i <text:s/>&lt;wasBornIn&gt; <text:s/>?f <text:s text:c="2"/>=&gt; ?a <text:s/>&lt;hasAcademicAdvisor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1540832" calcext:value-type="float">
            <text:p>0.01540832</text:p>
          </table:table-cell>
          <table:table-cell office:value-type="float" office:value="0.0005101" calcext:value-type="float">
            <text:p>0.0005101</text:p>
          </table:table-cell>
          <table:table-cell office:value-type="float" office:value="0.024916944" calcext:value-type="float">
            <text:p>0.024916944</text:p>
          </table:table-cell>
          <table:table-cell office:value-type="float" office:value="30" calcext:value-type="float">
            <text:p>30</text:p>
          </table:table-cell>
          <table:table-cell office:value-type="float" office:value="58812" calcext:value-type="float">
            <text:p>5881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office:value-type="float" office:value="3.82323979740958" calcext:value-type="float">
            <text:p>3.8232397974</text:p>
          </table:table-cell>
          <table:table-cell table:formula="of:=IF([.J361] &lt;&gt; 0; 1; 0)" office:value-type="float" office:value="1" calcext:value-type="float">
            <text:p>1</text:p>
          </table:table-cell>
          <table:table-cell table:formula="of:=IF(AND([.K361]=1; [.J361]&gt;=[.E3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orksAt&gt; <text:s/>?b <text:s text:c="2"/>=&gt; ?a <text:s/>&lt;graduatedFrom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9284211" calcext:value-type="float">
            <text:p>0.019284211</text:p>
          </table:table-cell>
          <table:table-cell office:value-type="float" office:value="0.005779763" calcext:value-type="float">
            <text:p>0.005779763</text:p>
          </table:table-cell>
          <table:table-cell office:value-type="float" office:value="0.02509589" calcext:value-type="float">
            <text:p>0.02509589</text:p>
          </table:table-cell>
          <table:table-cell office:value-type="float" office:value="229" calcext:value-type="float">
            <text:p>229</text:p>
          </table:table-cell>
          <table:table-cell office:value-type="float" office:value="39621" calcext:value-type="float">
            <text:p>39621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?a</text:p>
          </table:table-cell>
          <table:table-cell office:value-type="float" office:value="1.97056813237036" calcext:value-type="float">
            <text:p>1.9705681324</text:p>
          </table:table-cell>
          <table:table-cell table:formula="of:=IF([.J362] &lt;&gt; 0; 1; 0)" office:value-type="float" office:value="1" calcext:value-type="float">
            <text:p>1</text:p>
          </table:table-cell>
          <table:table-cell table:formula="of:=IF(AND([.K362]=1; [.J362]&gt;=[.E3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i <text:s/>&lt;hasChild&gt; <text:s/>?e <text:s/>?i <text:s/>&lt;isMarriedTo&gt; <text:s/>?a <text:s text:c="2"/>=&gt; ?a <text:s/>&lt;hasChild&gt; <text:s/>?b</text:p>
          </table:table-cell>
          <table:table-cell office:value-type="float" office:value="0.000147697" calcext:value-type="float">
            <text:p>0.000147697</text:p>
          </table:table-cell>
          <table:table-cell office:value-type="float" office:value="0.012115967" calcext:value-type="float">
            <text:p>0.012115967</text:p>
          </table:table-cell>
          <table:table-cell table:number-columns-repeated="2" office:value-type="float" office:value="0.025116613" calcext:value-type="float">
            <text:p>0.02511661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574" calcext:value-type="float">
            <text:p>5574</text:p>
          </table:table-cell>
          <table:table-cell office:value-type="string" calcext:value-type="string">
            <text:p>?b</text:p>
          </table:table-cell>
          <table:table-cell office:value-type="float" office:value="0.110026010723208" calcext:value-type="float">
            <text:p>0.1100260107</text:p>
          </table:table-cell>
          <table:table-cell table:formula="of:=IF([.J363] &lt;&gt; 0; 1; 0)" office:value-type="float" office:value="1" calcext:value-type="float">
            <text:p>1</text:p>
          </table:table-cell>
          <table:table-cell table:formula="of:=IF(AND([.K363]=1; [.J363]&gt;=[.E3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wasBornIn&gt; <text:s/>?b</text:p>
          </table:table-cell>
          <table:table-cell office:value-type="float" office:value="0.001969642" calcext:value-type="float">
            <text:p>0.001969642</text:p>
          </table:table-cell>
          <table:table-cell office:value-type="float" office:value="0.033361328" calcext:value-type="float">
            <text:p>0.033361328</text:p>
          </table:table-cell>
          <table:table-cell office:value-type="float" office:value="0.006202802" calcext:value-type="float">
            <text:p>0.006202802</text:p>
          </table:table-cell>
          <table:table-cell office:value-type="float" office:value="0.025168509" calcext:value-type="float">
            <text:p>0.025168509</text:p>
          </table:table-cell>
          <table:table-cell office:value-type="float" office:value="1867" calcext:value-type="float">
            <text:p>1867</text:p>
          </table:table-cell>
          <table:table-cell office:value-type="float" office:value="300993" calcext:value-type="float">
            <text:p>300993</text:p>
          </table:table-cell>
          <table:table-cell office:value-type="float" office:value="74180" calcext:value-type="float">
            <text:p>74180</text:p>
          </table:table-cell>
          <table:table-cell office:value-type="string" calcext:value-type="string">
            <text:p>?a</text:p>
          </table:table-cell>
          <table:table-cell office:value-type="float" office:value="7.92215981839038" calcext:value-type="float">
            <text:p>7.9221598184</text:p>
          </table:table-cell>
          <table:table-cell table:formula="of:=IF([.J364] &lt;&gt; 0; 1; 0)" office:value-type="float" office:value="1" calcext:value-type="float">
            <text:p>1</text:p>
          </table:table-cell>
          <table:table-cell table:formula="of:=IF(AND([.K364]=1; [.J364]&gt;=[.E3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PoliticianOf&gt; <text:s/>?b</text:p>
          </table:table-cell>
          <table:table-cell office:value-type="float" office:value="0.000075958" calcext:value-type="float">
            <text:p>0.000075958</text:p>
          </table:table-cell>
          <table:table-cell office:value-type="float" office:value="0.049315068" calcext:value-type="float">
            <text:p>0.049315068</text:p>
          </table:table-cell>
          <table:table-cell office:value-type="float" office:value="0.000658448" calcext:value-type="float">
            <text:p>0.000658448</text:p>
          </table:table-cell>
          <table:table-cell office:value-type="float" office:value="0.02538787" calcext:value-type="float">
            <text:p>0.02538787</text:p>
          </table:table-cell>
          <table:table-cell office:value-type="float" office:value="72" calcext:value-type="float">
            <text:p>72</text:p>
          </table:table-cell>
          <table:table-cell office:value-type="float" office:value="109348" calcext:value-type="float">
            <text:p>109348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?a</text:p>
          </table:table-cell>
          <table:table-cell office:value-type="float" office:value="0.46557396673324" calcext:value-type="float">
            <text:p>0.4655739667</text:p>
          </table:table-cell>
          <table:table-cell table:formula="of:=IF([.J365] &lt;&gt; 0; 1; 0)" office:value-type="float" office:value="1" calcext:value-type="float">
            <text:p>1</text:p>
          </table:table-cell>
          <table:table-cell table:formula="of:=IF(AND([.K365]=1; [.J365]&gt;=[.E3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18" calcext:value-type="float">
            <text:p>0.000048518</text:p>
          </table:table-cell>
          <table:table-cell office:value-type="float" office:value="0.025451354" calcext:value-type="float">
            <text:p>0.025451354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?b</text:p>
          </table:table-cell>
          <table:table-cell office:value-type="float" office:value="0.189519672171535" calcext:value-type="float">
            <text:p>0.1895196722</text:p>
          </table:table-cell>
          <table:table-cell table:formula="of:=IF([.J366] &lt;&gt; 0; 1; 0)" office:value-type="float" office:value="1" calcext:value-type="float">
            <text:p>1</text:p>
          </table:table-cell>
          <table:table-cell table:formula="of:=IF(AND([.K366]=1; [.J366]&gt;=[.E3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livesIn&gt; <text:s/>?a <text:s/>?i <text:s/>&lt;wasBornIn&gt; <text:s/>?f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4810583" calcext:value-type="float">
            <text:p>0.004810583</text:p>
          </table:table-cell>
          <table:table-cell office:value-type="float" office:value="0.025477707" calcext:value-type="float">
            <text:p>0.025477707</text:p>
          </table:table-cell>
          <table:table-cell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?a</text:p>
          </table:table-cell>
          <table:table-cell office:value-type="float" office:value="8.99751214212395" calcext:value-type="float">
            <text:p>8.9975121421</text:p>
          </table:table-cell>
          <table:table-cell table:formula="of:=IF([.J367] &lt;&gt; 0; 1; 0)" office:value-type="float" office:value="1" calcext:value-type="float">
            <text:p>1</text:p>
          </table:table-cell>
          <table:table-cell table:formula="of:=IF(AND([.K367]=1; [.J367]&gt;=[.E3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f <text:s/>?i <text:s/>&lt;hasAcademicAdvisor&gt; <text:s/>?f <text:s/>?i <text:s/>&lt;influences&gt; <text:s/>?b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table:number-columns-repeated="2" office:value-type="float" office:value="0.025766871" calcext:value-type="float">
            <text:p>0.02576687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string" calcext:value-type="string">
            <text:p>?a</text:p>
          </table:table-cell>
          <table:table-cell office:value-type="float" office:value="0.0733913480005912" calcext:value-type="float">
            <text:p>0.073391348</text:p>
          </table:table-cell>
          <table:table-cell table:formula="of:=IF([.J368] &lt;&gt; 0; 1; 0)" office:value-type="float" office:value="1" calcext:value-type="float">
            <text:p>1</text:p>
          </table:table-cell>
          <table:table-cell table:formula="of:=IF(AND([.K368]=1; [.J368]&gt;=[.E3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LocatedIn&gt; <text:s/>?j <text:s text:c="2"/>=&gt; ?a <text:s/>&lt;isLocatedIn&gt; <text:s/>?b</text:p>
          </table:table-cell>
          <table:table-cell office:value-type="float" office:value="0.015009157" calcext:value-type="float">
            <text:p>0.015009157</text:p>
          </table:table-cell>
          <table:table-cell office:value-type="float" office:value="0.066766783" calcext:value-type="float">
            <text:p>0.066766783</text:p>
          </table:table-cell>
          <table:table-cell table:number-columns-repeated="2" office:value-type="float" office:value="0.026062075" calcext:value-type="float">
            <text:p>0.026062075</text:p>
          </table:table-cell>
          <table:table-cell office:value-type="float" office:value="14227" calcext:value-type="float">
            <text:p>14227</text:p>
          </table:table-cell>
          <table:table-cell table:number-columns-repeated="2" office:value-type="float" office:value="545889" calcext:value-type="float">
            <text:p>545889</text:p>
          </table:table-cell>
          <table:table-cell office:value-type="string" calcext:value-type="string">
            <text:p>?a</text:p>
          </table:table-cell>
          <table:table-cell office:value-type="float" office:value="110.459725587104" calcext:value-type="float">
            <text:p>110.4597255871</text:p>
          </table:table-cell>
          <table:table-cell table:formula="of:=IF([.J369] &lt;&gt; 0; 1; 0)" office:value-type="float" office:value="1" calcext:value-type="float">
            <text:p>1</text:p>
          </table:table-cell>
          <table:table-cell table:formula="of:=IF(AND([.K369]=1; [.J369]&gt;=[.E3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f <text:s/>?i <text:s/>&lt;hasCurrency&gt; <text:s/>?f <text:s/>?i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office:value-type="float" office:value="0.022354694" calcext:value-type="float">
            <text:p>0.022354694</text:p>
          </table:table-cell>
          <table:table-cell office:value-type="float" office:value="0.026315789" calcext:value-type="float">
            <text:p>0.026315789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?b</text:p>
          </table:table-cell>
          <table:table-cell office:value-type="float" office:value="0.143989547038328" calcext:value-type="float">
            <text:p>0.143989547</text:p>
          </table:table-cell>
          <table:table-cell table:formula="of:=IF([.J370] &lt;&gt; 0; 1; 0)" office:value-type="float" office:value="1" calcext:value-type="float">
            <text:p>1</text:p>
          </table:table-cell>
          <table:table-cell table:formula="of:=IF(AND([.K370]=1; [.J370]&gt;=[.E3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hild&gt; <text:s/>?b <text:s/>?a <text:s/>&lt;hasChild&gt; <text:s/>?f <text:s/>?f <text:s/>&lt;isMarriedTo&gt; <text:s/>?j <text:s text:c="2"/>=&gt; ?a <text:s/>&lt;hasChild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4798788" calcext:value-type="float">
            <text:p>0.014798788</text:p>
          </table:table-cell>
          <table:table-cell table:number-columns-repeated="2" office:value-type="float" office:value="0.02650341" calcext:value-type="float">
            <text:p>0.0265034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6452" calcext:value-type="float">
            <text:p>6452</text:p>
          </table:table-cell>
          <table:table-cell office:value-type="string" calcext:value-type="string">
            <text:p>?b</text:p>
          </table:table-cell>
          <table:table-cell office:value-type="float" office:value="0.234254470351188" calcext:value-type="float">
            <text:p>0.2342544704</text:p>
          </table:table-cell>
          <table:table-cell table:formula="of:=IF([.J371] &lt;&gt; 0; 1; 0)" office:value-type="float" office:value="1" calcext:value-type="float">
            <text:p>1</text:p>
          </table:table-cell>
          <table:table-cell table:formula="of:=IF(AND([.K371]=1; [.J371]&gt;=[.E3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08305319" calcext:value-type="float">
            <text:p>0.008305319</text:p>
          </table:table-cell>
          <table:table-cell office:value-type="float" office:value="0.026520732" calcext:value-type="float">
            <text:p>0.026520732</text:p>
          </table:table-cell>
          <table:table-cell office:value-type="float" office:value="126" calcext:value-type="float">
            <text:p>126</text:p>
          </table:table-cell>
          <table:table-cell office:value-type="float" office:value="15171" calcext:value-type="float">
            <text:p>15171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?b</text:p>
          </table:table-cell>
          <table:table-cell office:value-type="float" office:value="0.787347084003356" calcext:value-type="float">
            <text:p>0.787347084</text:p>
          </table:table-cell>
          <table:table-cell table:formula="of:=IF([.J372] &lt;&gt; 0; 1; 0)" office:value-type="float" office:value="1" calcext:value-type="float">
            <text:p>1</text:p>
          </table:table-cell>
          <table:table-cell table:formula="of:=IF(AND([.K372]=1; [.J372]&gt;=[.E3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PoliticianOf&gt; <text:s/>?f <text:s/>?a <text:s/>&lt;livesIn&gt; <text:s/>?f <text:s text:c="2"/>=&gt; ?a <text:s/>&lt;livesIn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2110601" calcext:value-type="float">
            <text:p>0.02110601</text:p>
          </table:table-cell>
          <table:table-cell table:number-columns-repeated="2" office:value-type="float" office:value="0.026602177" calcext:value-type="float">
            <text:p>0.02660217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578" calcext:value-type="float">
            <text:p>11578</text:p>
          </table:table-cell>
          <table:table-cell office:value-type="string" calcext:value-type="string">
            <text:p>?a</text:p>
          </table:table-cell>
          <table:table-cell office:value-type="float" office:value="1.32047539231733" calcext:value-type="float">
            <text:p>1.3204753923</text:p>
          </table:table-cell>
          <table:table-cell table:formula="of:=IF([.J373] &lt;&gt; 0; 1; 0)" office:value-type="float" office:value="1" calcext:value-type="float">
            <text:p>1</text:p>
          </table:table-cell>
          <table:table-cell table:formula="of:=IF(AND([.K373]=1; [.J373]&gt;=[.E3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wasBornIn&gt; <text:s/>?f <text:s text:c="2"/>=&gt; ?a <text:s/>&lt;livesIn&gt; <text:s/>?b</text:p>
          </table:table-cell>
          <table:table-cell office:value-type="float" office:value="0.000238425" calcext:value-type="float">
            <text:p>0.000238425</text:p>
          </table:table-cell>
          <table:table-cell office:value-type="float" office:value="0.015486877" calcext:value-type="float">
            <text:p>0.015486877</text:p>
          </table:table-cell>
          <table:table-cell office:value-type="float" office:value="0.000677757" calcext:value-type="float">
            <text:p>0.000677757</text:p>
          </table:table-cell>
          <table:table-cell office:value-type="float" office:value="0.026672961" calcext:value-type="float">
            <text:p>0.026672961</text:p>
          </table:table-cell>
          <table:table-cell office:value-type="float" office:value="226" calcext:value-type="float">
            <text:p>226</text:p>
          </table:table-cell>
          <table:table-cell office:value-type="float" office:value="333453" calcext:value-type="float">
            <text:p>333453</text:p>
          </table:table-cell>
          <table:table-cell office:value-type="float" office:value="8473" calcext:value-type="float">
            <text:p>8473</text:p>
          </table:table-cell>
          <table:table-cell office:value-type="string" calcext:value-type="string">
            <text:p>?a</text:p>
          </table:table-cell>
          <table:table-cell office:value-type="float" office:value="2.89529398302658" calcext:value-type="float">
            <text:p>2.895293983</text:p>
          </table:table-cell>
          <table:table-cell table:formula="of:=IF([.J374] &lt;&gt; 0; 1; 0)" office:value-type="float" office:value="1" calcext:value-type="float">
            <text:p>1</text:p>
          </table:table-cell>
          <table:table-cell table:formula="of:=IF(AND([.K374]=1; [.J374]&gt;=[.E3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026700572" calcext:value-type="float">
            <text:p>0.0267005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573" calcext:value-type="float">
            <text:p>1573</text:p>
          </table:table-cell>
          <table:table-cell office:value-type="string" calcext:value-type="string">
            <text:p>?b</text:p>
          </table:table-cell>
          <table:table-cell office:value-type="float" office:value="0.129723127908358" calcext:value-type="float">
            <text:p>0.1297231279</text:p>
          </table:table-cell>
          <table:table-cell table:formula="of:=IF([.J375] &lt;&gt; 0; 1; 0)" office:value-type="float" office:value="1" calcext:value-type="float">
            <text:p>1</text:p>
          </table:table-cell>
          <table:table-cell table:formula="of:=IF(AND([.K375]=1; [.J375]&gt;=[.E3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produced&gt; <text:s/>?b</text:p>
          </table:table-cell>
          <table:table-cell office:value-type="float" office:value="0.00043676" calcext:value-type="float">
            <text:p>0.00043676</text:p>
          </table:table-cell>
          <table:table-cell office:value-type="float" office:value="0.020519429" calcext:value-type="float">
            <text:p>0.020519429</text:p>
          </table:table-cell>
          <table:table-cell office:value-type="float" office:value="0.015181518" calcext:value-type="float">
            <text:p>0.015181518</text:p>
          </table:table-cell>
          <table:table-cell office:value-type="float" office:value="0.026816945" calcext:value-type="float">
            <text:p>0.026816945</text:p>
          </table:table-cell>
          <table:table-cell office:value-type="float" office:value="414" calcext:value-type="float">
            <text:p>414</text:p>
          </table:table-cell>
          <table:table-cell office:value-type="float" office:value="27270" calcext:value-type="float">
            <text:p>27270</text:p>
          </table:table-cell>
          <table:table-cell office:value-type="float" office:value="15438" calcext:value-type="float">
            <text:p>15438</text:p>
          </table:table-cell>
          <table:table-cell office:value-type="string" calcext:value-type="string">
            <text:p>?b</text:p>
          </table:table-cell>
          <table:table-cell office:value-type="float" office:value="0.385251414706917" calcext:value-type="float">
            <text:p>0.3852514147</text:p>
          </table:table-cell>
          <table:table-cell table:formula="of:=IF([.J376] &lt;&gt; 0; 1; 0)" office:value-type="float" office:value="1" calcext:value-type="float">
            <text:p>1</text:p>
          </table:table-cell>
          <table:table-cell table:formula="of:=IF(AND([.K376]=1; [.J376]&gt;=[.E3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f <text:s/>?i <text:s/>&lt;wasBornIn&gt; <text:s/>?b <text:s text:c="2"/>=&gt; ?a <text:s/>&lt;isLocatedIn&gt; <text:s/>?b</text:p>
          </table:table-cell>
          <table:table-cell office:value-type="float" office:value="0.018053821" calcext:value-type="float">
            <text:p>0.018053821</text:p>
          </table:table-cell>
          <table:table-cell office:value-type="float" office:value="0.080310674" calcext:value-type="float">
            <text:p>0.080310674</text:p>
          </table:table-cell>
          <table:table-cell table:number-columns-repeated="2" office:value-type="float" office:value="0.026848681" calcext:value-type="float">
            <text:p>0.026848681</text:p>
          </table:table-cell>
          <table:table-cell office:value-type="float" office:value="17113" calcext:value-type="float">
            <text:p>17113</text:p>
          </table:table-cell>
          <table:table-cell table:number-columns-repeated="2" office:value-type="float" office:value="637387" calcext:value-type="float">
            <text:p>637387</text:p>
          </table:table-cell>
          <table:table-cell office:value-type="string" calcext:value-type="string">
            <text:p>?a</text:p>
          </table:table-cell>
          <table:table-cell office:value-type="float" office:value="12.7559880462086" calcext:value-type="float">
            <text:p>12.7559880462</text:p>
          </table:table-cell>
          <table:table-cell table:formula="of:=IF([.J377] &lt;&gt; 0; 1; 0)" office:value-type="float" office:value="1" calcext:value-type="float">
            <text:p>1</text:p>
          </table:table-cell>
          <table:table-cell table:formula="of:=IF(AND([.K377]=1; [.J377]&gt;=[.E3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j <text:s/>&lt;isLocatedIn&gt; <text:s/>?a <text:s/>?e <text:s/>&lt;wasBornIn&gt; <text:s/>?j <text:s text:c="2"/>=&gt; ?a <text:s/>&lt;hasCapital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18876829" calcext:value-type="float">
            <text:p>0.018876829</text:p>
          </table:table-cell>
          <table:table-cell office:value-type="float" office:value="0.01362862" calcext:value-type="float">
            <text:p>0.01362862</text:p>
          </table:table-cell>
          <table:table-cell office:value-type="float" office:value="0.027027027" calcext:value-type="float">
            <text:p>0.027027027</text:p>
          </table:table-cell>
          <table:table-cell office:value-type="float" office:value="40" calcext:value-type="float">
            <text:p>40</text:p>
          </table:table-cell>
          <table:table-cell office:value-type="float" office:value="2935" calcext:value-type="float">
            <text:p>293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?a</text:p>
          </table:table-cell>
          <table:table-cell office:value-type="float" office:value="4.59880924326696" calcext:value-type="float">
            <text:p>4.5988092433</text:p>
          </table:table-cell>
          <table:table-cell table:formula="of:=IF([.J378] &lt;&gt; 0; 1; 0)" office:value-type="float" office:value="1" calcext:value-type="float">
            <text:p>1</text:p>
          </table:table-cell>
          <table:table-cell table:formula="of:=IF(AND([.K378]=1; [.J378]&gt;=[.E3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LeaderOf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16146731" calcext:value-type="float">
            <text:p>0.016146731</text:p>
          </table:table-cell>
          <table:table-cell office:value-type="float" office:value="0.000941947" calcext:value-type="float">
            <text:p>0.000941947</text:p>
          </table:table-cell>
          <table:table-cell office:value-type="float" office:value="0.027371778" calcext:value-type="float">
            <text:p>0.027371778</text:p>
          </table:table-cell>
          <table:table-cell office:value-type="float" office:value="103" calcext:value-type="float">
            <text:p>103</text:p>
          </table:table-cell>
          <table:table-cell office:value-type="float" office:value="109348" calcext:value-type="float">
            <text:p>109348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?a</text:p>
          </table:table-cell>
          <table:table-cell office:value-type="float" office:value="0.321307163836273" calcext:value-type="float">
            <text:p>0.3213071638</text:p>
          </table:table-cell>
          <table:table-cell table:formula="of:=IF([.J379] &lt;&gt; 0; 1; 0)" office:value-type="float" office:value="1" calcext:value-type="float">
            <text:p>1</text:p>
          </table:table-cell>
          <table:table-cell table:formula="of:=IF(AND([.K379]=1; [.J379]&gt;=[.E3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livesIn&gt; <text:s/>?a <text:s/>?i <text:s/>&lt;livesIn&gt; <text:s/>?e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25403029" calcext:value-type="float">
            <text:p>0.025403029</text:p>
          </table:table-cell>
          <table:table-cell office:value-type="float" office:value="0.027498678" calcext:value-type="float">
            <text:p>0.027498678</text:p>
          </table:table-cell>
          <table:table-cell office:value-type="float" office:value="52" calcext:value-type="float">
            <text:p>52</text:p>
          </table:table-cell>
          <table:table-cell office:value-type="float" office:value="2047" calcext:value-type="float">
            <text:p>2047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?b</text:p>
          </table:table-cell>
          <table:table-cell office:value-type="float" office:value="0.337272812882569" calcext:value-type="float">
            <text:p>0.3372728129</text:p>
          </table:table-cell>
          <table:table-cell table:formula="of:=IF([.J380] &lt;&gt; 0; 1; 0)" office:value-type="float" office:value="1" calcext:value-type="float">
            <text:p>1</text:p>
          </table:table-cell>
          <table:table-cell table:formula="of:=IF(AND([.K380]=1; [.J380]&gt;=[.E3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a <text:s/>?i <text:s/>&lt;created&gt; <text:s/>?e <text:s/>?e <text:s/>&lt;isMarriedTo&gt; <text:s/>?b <text:s text:c="2"/>=&gt; ?a <text:s/>&lt;hasChild&gt; <text:s/>?b</text:p>
          </table:table-cell>
          <table:table-cell office:value-type="float" office:value="0.000129762" calcext:value-type="float">
            <text:p>0.000129762</text:p>
          </table:table-cell>
          <table:table-cell office:value-type="float" office:value="0.010644743" calcext:value-type="float">
            <text:p>0.010644743</text:p>
          </table:table-cell>
          <table:table-cell office:value-type="float" office:value="0.012809831" calcext:value-type="float">
            <text:p>0.012809831</text:p>
          </table:table-cell>
          <table:table-cell office:value-type="float" office:value="0.027541424" calcext:value-type="float">
            <text:p>0.027541424</text:p>
          </table:table-cell>
          <table:table-cell office:value-type="float" office:value="123" calcext:value-type="float">
            <text:p>123</text:p>
          </table:table-cell>
          <table:table-cell office:value-type="float" office:value="9602" calcext:value-type="float">
            <text:p>9602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?b</text:p>
          </table:table-cell>
          <table:table-cell office:value-type="float" office:value="2.07009592948364" calcext:value-type="float">
            <text:p>2.0700959295</text:p>
          </table:table-cell>
          <table:table-cell table:formula="of:=IF([.J381] &lt;&gt; 0; 1; 0)" office:value-type="float" office:value="1" calcext:value-type="float">
            <text:p>1</text:p>
          </table:table-cell>
          <table:table-cell table:formula="of:=IF(AND([.K381]=1; [.J381]&gt;=[.E3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010824373" calcext:value-type="float">
            <text:p>0.010824373</text:p>
          </table:table-cell>
          <table:table-cell table:number-columns-repeated="2" office:value-type="float" office:value="0.027615216" calcext:value-type="float">
            <text:p>0.02761521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string" calcext:value-type="string">
            <text:p>?b</text:p>
          </table:table-cell>
          <table:table-cell office:value-type="float" office:value="0.223623930608507" calcext:value-type="float">
            <text:p>0.2236239306</text:p>
          </table:table-cell>
          <table:table-cell table:formula="of:=IF([.J382] &lt;&gt; 0; 1; 0)" office:value-type="float" office:value="1" calcext:value-type="float">
            <text:p>1</text:p>
          </table:table-cell>
          <table:table-cell table:formula="of:=IF(AND([.K382]=1; [.J382]&gt;=[.E3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3488809" calcext:value-type="float">
            <text:p>0.003488809</text:p>
          </table:table-cell>
          <table:table-cell office:value-type="float" office:value="0.226615501" calcext:value-type="float">
            <text:p>0.226615501</text:p>
          </table:table-cell>
          <table:table-cell table:number-columns-repeated="2" office:value-type="float" office:value="0.027731656" calcext:value-type="float">
            <text:p>0.027731656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119250" calcext:value-type="float">
            <text:p>119250</text:p>
          </table:table-cell>
          <table:table-cell office:value-type="string" calcext:value-type="string">
            <text:p>?a</text:p>
          </table:table-cell>
          <table:table-cell office:value-type="float" office:value="2.1459748114384" calcext:value-type="float">
            <text:p>2.1459748114</text:p>
          </table:table-cell>
          <table:table-cell table:formula="of:=IF([.J383] &lt;&gt; 0; 1; 0)" office:value-type="float" office:value="1" calcext:value-type="float">
            <text:p>1</text:p>
          </table:table-cell>
          <table:table-cell table:formula="of:=IF(AND([.K383]=1; [.J383]&gt;=[.E3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3256714" calcext:value-type="float">
            <text:p>0.003256714</text:p>
          </table:table-cell>
          <table:table-cell office:value-type="float" office:value="0.211539779" calcext:value-type="float">
            <text:p>0.211539779</text:p>
          </table:table-cell>
          <table:table-cell table:number-columns-repeated="2" office:value-type="float" office:value="0.027855229" calcext:value-type="float">
            <text:p>0.027855229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110823" calcext:value-type="float">
            <text:p>110823</text:p>
          </table:table-cell>
          <table:table-cell office:value-type="string" calcext:value-type="string">
            <text:p>?a</text:p>
          </table:table-cell>
          <table:table-cell office:value-type="float" office:value="2.27696938934748" calcext:value-type="float">
            <text:p>2.2769693893</text:p>
          </table:table-cell>
          <table:table-cell table:formula="of:=IF([.J384] &lt;&gt; 0; 1; 0)" office:value-type="float" office:value="1" calcext:value-type="float">
            <text:p>1</text:p>
          </table:table-cell>
          <table:table-cell table:formula="of:=IF(AND([.K384]=1; [.J384]&gt;=[.E3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exports&gt; <text:s/>?f <text:s/>?i <text:s/>&lt;exports&gt; <text:s/>?f <text:s text:c="2"/>=&gt; ?a <text:s/>&lt;imports&gt; <text:s/>?b</text:p>
          </table:table-cell>
          <table:table-cell office:value-type="float" office:value="0.000194116" calcext:value-type="float">
            <text:p>0.000194116</text:p>
          </table:table-cell>
          <table:table-cell office:value-type="float" office:value="0.547619048" calcext:value-type="float">
            <text:p>0.547619048</text:p>
          </table:table-cell>
          <table:table-cell office:value-type="float" office:value="0.024287223" calcext:value-type="float">
            <text:p>0.024287223</text:p>
          </table:table-cell>
          <table:table-cell office:value-type="float" office:value="0.027870342" calcext:value-type="float">
            <text:p>0.027870342</text:p>
          </table:table-cell>
          <table:table-cell office:value-type="float" office:value="184" calcext:value-type="float">
            <text:p>184</text:p>
          </table:table-cell>
          <table:table-cell office:value-type="float" office:value="7576" calcext:value-type="float">
            <text:p>7576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?a</text:p>
          </table:table-cell>
          <table:table-cell office:value-type="float" office:value="0.412862131987044" calcext:value-type="float">
            <text:p>0.412862132</text:p>
          </table:table-cell>
          <table:table-cell table:formula="of:=IF([.J385] &lt;&gt; 0; 1; 0)" office:value-type="float" office:value="1" calcext:value-type="float">
            <text:p>1</text:p>
          </table:table-cell>
          <table:table-cell table:formula="of:=IF(AND([.K385]=1; [.J385]&gt;=[.E3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1568751" calcext:value-type="float">
            <text:p>0.001568751</text:p>
          </table:table-cell>
          <table:table-cell office:value-type="float" office:value="0.067115003" calcext:value-type="float">
            <text:p>0.067115003</text:p>
          </table:table-cell>
          <table:table-cell office:value-type="float" office:value="0.003886738" calcext:value-type="float">
            <text:p>0.003886738</text:p>
          </table:table-cell>
          <table:table-cell office:value-type="float" office:value="0.027995858" calcext:value-type="float">
            <text:p>0.027995858</text:p>
          </table:table-cell>
          <table:table-cell office:value-type="float" office:value="1487" calcext:value-type="float">
            <text:p>1487</text:p>
          </table:table-cell>
          <table:table-cell office:value-type="float" office:value="382583" calcext:value-type="float">
            <text:p>382583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?a</text:p>
          </table:table-cell>
          <table:table-cell office:value-type="float" office:value="0.9517842027813" calcext:value-type="float">
            <text:p>0.9517842028</text:p>
          </table:table-cell>
          <table:table-cell table:formula="of:=IF([.J386] &lt;&gt; 0; 1; 0)" office:value-type="float" office:value="1" calcext:value-type="float">
            <text:p>1</text:p>
          </table:table-cell>
          <table:table-cell table:formula="of:=IF(AND([.K386]=1; [.J386]&gt;=[.E3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38" calcext:value-type="float">
            <text:p>0.000043738</text:p>
          </table:table-cell>
          <table:table-cell office:value-type="float" office:value="0.028015922" calcext:value-type="float">
            <text:p>0.02801592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?b</text:p>
          </table:table-cell>
          <table:table-cell office:value-type="float" office:value="0.181893976172617" calcext:value-type="float">
            <text:p>0.1818939762</text:p>
          </table:table-cell>
          <table:table-cell table:formula="of:=IF([.J387] &lt;&gt; 0; 1; 0)" office:value-type="float" office:value="1" calcext:value-type="float">
            <text:p>1</text:p>
          </table:table-cell>
          <table:table-cell table:formula="of:=IF(AND([.K387]=1; [.J387]&gt;=[.E3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wasBornIn&gt; <text:s/>?b <text:s text:c="2"/>=&gt; ?a <text:s/>&lt;isLocatedIn&gt; <text:s/>?b</text:p>
          </table:table-cell>
          <table:table-cell office:value-type="float" office:value="0.022998498" calcext:value-type="float">
            <text:p>0.022998498</text:p>
          </table:table-cell>
          <table:table-cell office:value-type="float" office:value="0.102306591" calcext:value-type="float">
            <text:p>0.102306591</text:p>
          </table:table-cell>
          <table:table-cell table:number-columns-repeated="2" office:value-type="float" office:value="0.028025393" calcext:value-type="float">
            <text:p>0.028025393</text:p>
          </table:table-cell>
          <table:table-cell office:value-type="float" office:value="21800" calcext:value-type="float">
            <text:p>21800</text:p>
          </table:table-cell>
          <table:table-cell table:number-columns-repeated="2" office:value-type="float" office:value="777866" calcext:value-type="float">
            <text:p>777866</text:p>
          </table:table-cell>
          <table:table-cell office:value-type="string" calcext:value-type="string">
            <text:p>?a</text:p>
          </table:table-cell>
          <table:table-cell office:value-type="float" office:value="5.83297646597281" calcext:value-type="float">
            <text:p>5.832976466</text:p>
          </table:table-cell>
          <table:table-cell table:formula="of:=IF([.J388] &lt;&gt; 0; 1; 0)" office:value-type="float" office:value="1" calcext:value-type="float">
            <text:p>1</text:p>
          </table:table-cell>
          <table:table-cell table:formula="of:=IF(AND([.K388]=1; [.J388]&gt;=[.E3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produced&gt; <text:s/>?b <text:s/>?i <text:s/>&lt;produced&gt; <text:s/>?f <text:s text:c="2"/>=&gt; ?a <text:s/>&lt;created&gt; <text:s/>?b</text:p>
          </table:table-cell>
          <table:table-cell office:value-type="float" office:value="0.003477204" calcext:value-type="float">
            <text:p>0.003477204</text:p>
          </table:table-cell>
          <table:table-cell office:value-type="float" office:value="0.016466991" calcext:value-type="float">
            <text:p>0.016466991</text:p>
          </table:table-cell>
          <table:table-cell office:value-type="float" office:value="0.019036618" calcext:value-type="float">
            <text:p>0.019036618</text:p>
          </table:table-cell>
          <table:table-cell office:value-type="float" office:value="0.028067307" calcext:value-type="float">
            <text:p>0.028067307</text:p>
          </table:table-cell>
          <table:table-cell office:value-type="float" office:value="3296" calcext:value-type="float">
            <text:p>3296</text:p>
          </table:table-cell>
          <table:table-cell office:value-type="float" office:value="173140" calcext:value-type="float">
            <text:p>173140</text:p>
          </table:table-cell>
          <table:table-cell office:value-type="float" office:value="117432" calcext:value-type="float">
            <text:p>117432</text:p>
          </table:table-cell>
          <table:table-cell office:value-type="string" calcext:value-type="string">
            <text:p>?b</text:p>
          </table:table-cell>
          <table:table-cell office:value-type="float" office:value="0.437737003302882" calcext:value-type="float">
            <text:p>0.4377370033</text:p>
          </table:table-cell>
          <table:table-cell table:formula="of:=IF([.J389] &lt;&gt; 0; 1; 0)" office:value-type="float" office:value="1" calcext:value-type="float">
            <text:p>1</text:p>
          </table:table-cell>
          <table:table-cell table:formula="of:=IF(AND([.K389]=1; [.J389]&gt;=[.E3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31494227" calcext:value-type="float">
            <text:p>0.031494227</text:p>
          </table:table-cell>
          <table:table-cell office:value-type="float" office:value="0.533441738" calcext:value-type="float">
            <text:p>0.533441738</text:p>
          </table:table-cell>
          <table:table-cell table:number-columns-repeated="2" office:value-type="float" office:value="0.02822944" calcext:value-type="float">
            <text:p>0.02822944</text:p>
          </table:table-cell>
          <table:table-cell office:value-type="float" office:value="29853" calcext:value-type="float">
            <text:p>29853</text:p>
          </table:table-cell>
          <table:table-cell table:number-columns-repeated="2" office:value-type="float" office:value="1057513" calcext:value-type="float">
            <text:p>1057513</text:p>
          </table:table-cell>
          <table:table-cell office:value-type="string" calcext:value-type="string">
            <text:p>?a</text:p>
          </table:table-cell>
          <table:table-cell office:value-type="float" office:value="4.48781090287114" calcext:value-type="float">
            <text:p>4.4878109029</text:p>
          </table:table-cell>
          <table:table-cell table:formula="of:=IF([.J390] &lt;&gt; 0; 1; 0)" office:value-type="float" office:value="1" calcext:value-type="float">
            <text:p>1</text:p>
          </table:table-cell>
          <table:table-cell table:formula="of:=IF(AND([.K390]=1; [.J390]&gt;=[.E3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graduatedFrom&gt; <text:s/>?f <text:s/>?i <text:s/>&lt;graduatedFrom&gt; <text:s/>?f <text:s text:c="2"/>=&gt; ?a <text:s/>&lt;wasBornIn&gt; <text:s/>?b</text:p>
          </table:table-cell>
          <table:table-cell office:value-type="float" office:value="0.000749034" calcext:value-type="float">
            <text:p>0.000749034</text:p>
          </table:table-cell>
          <table:table-cell office:value-type="float" office:value="0.012686954" calcext:value-type="float">
            <text:p>0.012686954</text:p>
          </table:table-cell>
          <table:table-cell office:value-type="float" office:value="0.010315869" calcext:value-type="float">
            <text:p>0.010315869</text:p>
          </table:table-cell>
          <table:table-cell office:value-type="float" office:value="0.028247464" calcext:value-type="float">
            <text:p>0.028247464</text:p>
          </table:table-cell>
          <table:table-cell office:value-type="float" office:value="710" calcext:value-type="float">
            <text:p>710</text:p>
          </table:table-cell>
          <table:table-cell office:value-type="float" office:value="68826" calcext:value-type="float">
            <text:p>68826</text:p>
          </table:table-cell>
          <table:table-cell office:value-type="float" office:value="25135" calcext:value-type="float">
            <text:p>25135</text:p>
          </table:table-cell>
          <table:table-cell office:value-type="string" calcext:value-type="string">
            <text:p>?a</text:p>
          </table:table-cell>
          <table:table-cell office:value-type="float" office:value="1.27340006314283" calcext:value-type="float">
            <text:p>1.2734000631</text:p>
          </table:table-cell>
          <table:table-cell table:formula="of:=IF([.J391] &lt;&gt; 0; 1; 0)" office:value-type="float" office:value="1" calcext:value-type="float">
            <text:p>1</text:p>
          </table:table-cell>
          <table:table-cell table:formula="of:=IF(AND([.K391]=1; [.J391]&gt;=[.E3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imports&gt; <text:s/>?f <text:s/>?i <text:s/>&lt;imports&gt; <text:s/>?f <text:s text:c="2"/>=&gt; ?a <text:s/>&lt;imports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797619048" calcext:value-type="float">
            <text:p>0.797619048</text:p>
          </table:table-cell>
          <table:table-cell table:number-columns-repeated="2" office:value-type="float" office:value="0.028450106" calcext:value-type="float">
            <text:p>0.02845010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9420" calcext:value-type="float">
            <text:p>9420</text:p>
          </table:table-cell>
          <table:table-cell office:value-type="string" calcext:value-type="string">
            <text:p>?a</text:p>
          </table:table-cell>
          <table:table-cell office:value-type="float" office:value="0.313459629055959" calcext:value-type="float">
            <text:p>0.3134596291</text:p>
          </table:table-cell>
          <table:table-cell table:formula="of:=IF([.J392] &lt;&gt; 0; 1; 0)" office:value-type="float" office:value="1" calcext:value-type="float">
            <text:p>1</text:p>
          </table:table-cell>
          <table:table-cell table:formula="of:=IF(AND([.K392]=1; [.J392]&gt;=[.E3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directed&gt; <text:s/>?b <text:s text:c="2"/>=&gt; ?a <text:s/>&lt;directed&gt; <text:s/>?b</text:p>
          </table:table-cell>
          <table:table-cell office:value-type="float" office:value="0.000419881" calcext:value-type="float">
            <text:p>0.000419881</text:p>
          </table:table-cell>
          <table:table-cell office:value-type="float" office:value="0.01189018" calcext:value-type="float">
            <text:p>0.01189018</text:p>
          </table:table-cell>
          <table:table-cell table:number-columns-repeated="2" office:value-type="float" office:value="0.028813437" calcext:value-type="float">
            <text:p>0.028813437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3813" calcext:value-type="float">
            <text:p>138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93] &lt;&gt; 0; 1; 0)" office:value-type="float" office:value="0" calcext:value-type="float">
            <text:p>0</text:p>
          </table:table-cell>
          <table:table-cell table:formula="of:=IF(AND([.K393]=1; [.J393]&gt;=[.E3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137147" calcext:value-type="float">
            <text:p>0.00137147</text:p>
          </table:table-cell>
          <table:table-cell office:value-type="float" office:value="0.089083807" calcext:value-type="float">
            <text:p>0.089083807</text:p>
          </table:table-cell>
          <table:table-cell office:value-type="float" office:value="0.002542827" calcext:value-type="float">
            <text:p>0.002542827</text:p>
          </table:table-cell>
          <table:table-cell office:value-type="float" office:value="0.028856826" calcext:value-type="float">
            <text:p>0.028856826</text:p>
          </table:table-cell>
          <table:table-cell office:value-type="float" office:value="1300" calcext:value-type="float">
            <text:p>1300</text:p>
          </table:table-cell>
          <table:table-cell office:value-type="float" office:value="511242" calcext:value-type="float">
            <text:p>511242</text:p>
          </table:table-cell>
          <table:table-cell office:value-type="float" office:value="45050" calcext:value-type="float">
            <text:p>45050</text:p>
          </table:table-cell>
          <table:table-cell office:value-type="string" calcext:value-type="string">
            <text:p>?a</text:p>
          </table:table-cell>
          <table:table-cell office:value-type="float" office:value="1.76896650618437" calcext:value-type="float">
            <text:p>1.7689665062</text:p>
          </table:table-cell>
          <table:table-cell table:formula="of:=IF([.J394] &lt;&gt; 0; 1; 0)" office:value-type="float" office:value="1" calcext:value-type="float">
            <text:p>1</text:p>
          </table:table-cell>
          <table:table-cell table:formula="of:=IF(AND([.K394]=1; [.J394]&gt;=[.E3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LocatedIn&gt; <text:s/>?b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028976439" calcext:value-type="float">
            <text:p>0.028976439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278088" calcext:value-type="float">
            <text:p>278088</text:p>
          </table:table-cell>
          <table:table-cell office:value-type="string" calcext:value-type="string">
            <text:p>?a</text:p>
          </table:table-cell>
          <table:table-cell office:value-type="float" office:value="3.80965824502597" calcext:value-type="float">
            <text:p>3.809658245</text:p>
          </table:table-cell>
          <table:table-cell table:formula="of:=IF([.J395] &lt;&gt; 0; 1; 0)" office:value-type="float" office:value="1" calcext:value-type="float">
            <text:p>1</text:p>
          </table:table-cell>
          <table:table-cell table:formula="of:=IF(AND([.K395]=1; [.J395]&gt;=[.E3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directed&gt; <text:s/>?b</text:p>
          </table:table-cell>
          <table:table-cell office:value-type="float" office:value="0.000845037" calcext:value-type="float">
            <text:p>0.000845037</text:p>
          </table:table-cell>
          <table:table-cell office:value-type="float" office:value="0.023929734" calcext:value-type="float">
            <text:p>0.023929734</text:p>
          </table:table-cell>
          <table:table-cell office:value-type="float" office:value="0.025137298" calcext:value-type="float">
            <text:p>0.025137298</text:p>
          </table:table-cell>
          <table:table-cell office:value-type="float" office:value="0.029083911" calcext:value-type="float">
            <text:p>0.029083911</text:p>
          </table:table-cell>
          <table:table-cell office:value-type="float" office:value="801" calcext:value-type="float">
            <text:p>801</text:p>
          </table:table-cell>
          <table:table-cell office:value-type="float" office:value="31865" calcext:value-type="float">
            <text:p>31865</text:p>
          </table:table-cell>
          <table:table-cell office:value-type="float" office:value="27541" calcext:value-type="float">
            <text:p>27541</text:p>
          </table:table-cell>
          <table:table-cell office:value-type="string" calcext:value-type="string">
            <text:p>?b</text:p>
          </table:table-cell>
          <table:table-cell office:value-type="float" office:value="0.287781161426737" calcext:value-type="float">
            <text:p>0.2877811614</text:p>
          </table:table-cell>
          <table:table-cell table:formula="of:=IF([.J396] &lt;&gt; 0; 1; 0)" office:value-type="float" office:value="1" calcext:value-type="float">
            <text:p>1</text:p>
          </table:table-cell>
          <table:table-cell table:formula="of:=IF(AND([.K396]=1; [.J396]&gt;=[.E3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directed&gt; <text:s/>?f <text:s text:c="2"/>=&gt; ?a <text:s/>&lt;produced&gt; <text:s/>?b</text:p>
          </table:table-cell>
          <table:table-cell office:value-type="float" office:value="0.002461261" calcext:value-type="float">
            <text:p>0.002461261</text:p>
          </table:table-cell>
          <table:table-cell office:value-type="float" office:value="0.115632435" calcext:value-type="float">
            <text:p>0.115632435</text:p>
          </table:table-cell>
          <table:table-cell office:value-type="float" office:value="0.011612511" calcext:value-type="float">
            <text:p>0.011612511</text:p>
          </table:table-cell>
          <table:table-cell office:value-type="float" office:value="0.02933558" calcext:value-type="float">
            <text:p>0.02933558</text:p>
          </table:table-cell>
          <table:table-cell office:value-type="float" office:value="2333" calcext:value-type="float">
            <text:p>2333</text:p>
          </table:table-cell>
          <table:table-cell office:value-type="float" office:value="200904" calcext:value-type="float">
            <text:p>200904</text:p>
          </table:table-cell>
          <table:table-cell office:value-type="float" office:value="79528" calcext:value-type="float">
            <text:p>79528</text:p>
          </table:table-cell>
          <table:table-cell office:value-type="string" calcext:value-type="string">
            <text:p>?b</text:p>
          </table:table-cell>
          <table:table-cell office:value-type="float" office:value="1.7507130254867" calcext:value-type="float">
            <text:p>1.7507130255</text:p>
          </table:table-cell>
          <table:table-cell table:formula="of:=IF([.J397] &lt;&gt; 0; 1; 0)" office:value-type="float" office:value="1" calcext:value-type="float">
            <text:p>1</text:p>
          </table:table-cell>
          <table:table-cell table:formula="of:=IF(AND([.K397]=1; [.J397]&gt;=[.E3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01126715" calcext:value-type="float">
            <text:p>0.001126715</text:p>
          </table:table-cell>
          <table:table-cell office:value-type="float" office:value="0.048203647" calcext:value-type="float">
            <text:p>0.048203647</text:p>
          </table:table-cell>
          <table:table-cell office:value-type="float" office:value="0.003548255" calcext:value-type="float">
            <text:p>0.003548255</text:p>
          </table:table-cell>
          <table:table-cell office:value-type="float" office:value="0.029412575" calcext:value-type="float">
            <text:p>0.029412575</text:p>
          </table:table-cell>
          <table:table-cell office:value-type="float" office:value="1068" calcext:value-type="float">
            <text:p>1068</text:p>
          </table:table-cell>
          <table:table-cell office:value-type="float" office:value="300993" calcext:value-type="float">
            <text:p>300993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?a</text:p>
          </table:table-cell>
          <table:table-cell office:value-type="float" office:value="9.03268637765821" calcext:value-type="float">
            <text:p>9.0326863777</text:p>
          </table:table-cell>
          <table:table-cell table:formula="of:=IF([.J398] &lt;&gt; 0; 1; 0)" office:value-type="float" office:value="1" calcext:value-type="float">
            <text:p>1</text:p>
          </table:table-cell>
          <table:table-cell table:formula="of:=IF(AND([.K398]=1; [.J398]&gt;=[.E3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5462671" calcext:value-type="float">
            <text:p>0.005462671</text:p>
          </table:table-cell>
          <table:table-cell office:value-type="float" office:value="0.256641554" calcext:value-type="float">
            <text:p>0.256641554</text:p>
          </table:table-cell>
          <table:table-cell table:number-columns-repeated="2" office:value-type="float" office:value="0.029906434" calcext:value-type="float">
            <text:p>0.029906434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float" office:value="173140" calcext:value-type="float">
            <text:p>173140</text:p>
          </table:table-cell>
          <table:table-cell office:value-type="string" calcext:value-type="string">
            <text:p>?b</text:p>
          </table:table-cell>
          <table:table-cell office:value-type="float" office:value="0.428435341266821" calcext:value-type="float">
            <text:p>0.4284353413</text:p>
          </table:table-cell>
          <table:table-cell table:formula="of:=IF([.J399] &lt;&gt; 0; 1; 0)" office:value-type="float" office:value="1" calcext:value-type="float">
            <text:p>1</text:p>
          </table:table-cell>
          <table:table-cell table:formula="of:=IF(AND([.K399]=1; [.J399]&gt;=[.E3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directed&gt; <text:s/>?f <text:s text:c="2"/>=&gt; ?a <text:s/>&lt;produced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0222046" calcext:value-type="float">
            <text:p>0.020222046</text:p>
          </table:table-cell>
          <table:table-cell office:value-type="float" office:value="0.014678899" calcext:value-type="float">
            <text:p>0.014678899</text:p>
          </table:table-cell>
          <table:table-cell office:value-type="float" office:value="0.029955947" calcext:value-type="float">
            <text:p>0.029955947</text:p>
          </table:table-cell>
          <table:table-cell office:value-type="float" office:value="408" calcext:value-type="float">
            <text:p>408</text:p>
          </table:table-cell>
          <table:table-cell office:value-type="float" office:value="27795" calcext:value-type="float">
            <text:p>27795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?b</text:p>
          </table:table-cell>
          <table:table-cell office:value-type="float" office:value="0.674322414705582" calcext:value-type="float">
            <text:p>0.6743224147</text:p>
          </table:table-cell>
          <table:table-cell table:formula="of:=IF([.J400] &lt;&gt; 0; 1; 0)" office:value-type="float" office:value="1" calcext:value-type="float">
            <text:p>1</text:p>
          </table:table-cell>
          <table:table-cell table:formula="of:=IF(AND([.K400]=1; [.J400]&gt;=[.E4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isLocatedIn&gt; <text:s/>?f <text:s text:c="2"/>=&gt; ?a <text:s/>&lt;isLocatedIn&gt; <text:s/>?b</text:p>
          </table:table-cell>
          <table:table-cell office:value-type="float" office:value="0.009853485" calcext:value-type="float">
            <text:p>0.009853485</text:p>
          </table:table-cell>
          <table:table-cell office:value-type="float" office:value="0.043832274" calcext:value-type="float">
            <text:p>0.043832274</text:p>
          </table:table-cell>
          <table:table-cell table:number-columns-repeated="2" office:value-type="float" office:value="0.02997702" calcext:value-type="float">
            <text:p>0.02997702</text:p>
          </table:table-cell>
          <table:table-cell office:value-type="float" office:value="9340" calcext:value-type="float">
            <text:p>9340</text:p>
          </table:table-cell>
          <table:table-cell table:number-columns-repeated="2" office:value-type="float" office:value="311572" calcext:value-type="float">
            <text:p>311572</text:p>
          </table:table-cell>
          <table:table-cell office:value-type="string" calcext:value-type="string">
            <text:p>?a</text:p>
          </table:table-cell>
          <table:table-cell office:value-type="float" office:value="13.4200610061348" calcext:value-type="float">
            <text:p>13.4200610061</text:p>
          </table:table-cell>
          <table:table-cell table:formula="of:=IF([.J401] &lt;&gt; 0; 1; 0)" office:value-type="float" office:value="1" calcext:value-type="float">
            <text:p>1</text:p>
          </table:table-cell>
          <table:table-cell table:formula="of:=IF(AND([.K401]=1; [.J401]&gt;=[.E4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a <text:s/>?i <text:s/>&lt;created&gt; <text:s/>?e <text:s/>?e <text:s/>&lt;hasChild&gt; <text:s/>?b <text:s text:c="2"/>=&gt; ?a <text:s/>&lt;isMarriedTo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0672893" calcext:value-type="float">
            <text:p>0.010672893</text:p>
          </table:table-cell>
          <table:table-cell office:value-type="float" office:value="0.014427412" calcext:value-type="float">
            <text:p>0.014427412</text:p>
          </table:table-cell>
          <table:table-cell office:value-type="float" office:value="0.030089328" calcext:value-type="float">
            <text:p>0.030089328</text:p>
          </table:table-cell>
          <table:table-cell office:value-type="float" office:value="128" calcext:value-type="float">
            <text:p>128</text:p>
          </table:table-cell>
          <table:table-cell office:value-type="float" office:value="8872" calcext:value-type="float">
            <text:p>8872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?b</text:p>
          </table:table-cell>
          <table:table-cell office:value-type="float" office:value="1.43059710812756" calcext:value-type="float">
            <text:p>1.4305971081</text:p>
          </table:table-cell>
          <table:table-cell table:formula="of:=IF([.J402] &lt;&gt; 0; 1; 0)" office:value-type="float" office:value="1" calcext:value-type="float">
            <text:p>1</text:p>
          </table:table-cell>
          <table:table-cell table:formula="of:=IF(AND([.K402]=1; [.J402]&gt;=[.E4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028308563" calcext:value-type="float">
            <text:p>0.028308563</text:p>
          </table:table-cell>
          <table:table-cell office:value-type="float" office:value="0.030120482" calcext:value-type="float">
            <text:p>0.030120482</text:p>
          </table:table-cell>
          <table:table-cell office:value-type="float" office:value="40" calcext:value-type="float">
            <text:p>40</text:p>
          </table:table-cell>
          <table:table-cell office:value-type="float" office:value="1413" calcext:value-type="float">
            <text:p>1413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?b</text:p>
          </table:table-cell>
          <table:table-cell office:value-type="float" office:value="0.0942659414279852" calcext:value-type="float">
            <text:p>0.0942659414</text:p>
          </table:table-cell>
          <table:table-cell table:formula="of:=IF([.J403] &lt;&gt; 0; 1; 0)" office:value-type="float" office:value="1" calcext:value-type="float">
            <text:p>1</text:p>
          </table:table-cell>
          <table:table-cell table:formula="of:=IF(AND([.K403]=1; [.J403]&gt;=[.E4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PoliticianOf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32191781" calcext:value-type="float">
            <text:p>0.032191781</text:p>
          </table:table-cell>
          <table:table-cell office:value-type="float" office:value="0.000122849" calcext:value-type="float">
            <text:p>0.000122849</text:p>
          </table:table-cell>
          <table:table-cell office:value-type="float" office:value="0.030128205" calcext:value-type="float">
            <text:p>0.030128205</text:p>
          </table:table-cell>
          <table:table-cell office:value-type="float" office:value="47" calcext:value-type="float">
            <text:p>47</text:p>
          </table:table-cell>
          <table:table-cell office:value-type="float" office:value="382583" calcext:value-type="float">
            <text:p>38258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?a</text:p>
          </table:table-cell>
          <table:table-cell office:value-type="float" office:value="0.589402186304948" calcext:value-type="float">
            <text:p>0.5894021863</text:p>
          </table:table-cell>
          <table:table-cell table:formula="of:=IF([.J404] &lt;&gt; 0; 1; 0)" office:value-type="float" office:value="1" calcext:value-type="float">
            <text:p>1</text:p>
          </table:table-cell>
          <table:table-cell table:formula="of:=IF(AND([.K404]=1; [.J404]&gt;=[.E4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5555403" calcext:value-type="float">
            <text:p>0.015555403</text:p>
          </table:table-cell>
          <table:table-cell office:value-type="float" office:value="0.001512114" calcext:value-type="float">
            <text:p>0.001512114</text:p>
          </table:table-cell>
          <table:table-cell office:value-type="float" office:value="0.030412647" calcext:value-type="float">
            <text:p>0.030412647</text:p>
          </table:table-cell>
          <table:table-cell office:value-type="float" office:value="227" calcext:value-type="float">
            <text:p>227</text:p>
          </table:table-cell>
          <table:table-cell office:value-type="float" office:value="150121" calcext:value-type="float">
            <text:p>150121</text:p>
          </table:table-cell>
          <table:table-cell office:value-type="float" office:value="7464" calcext:value-type="float">
            <text:p>7464</text:p>
          </table:table-cell>
          <table:table-cell office:value-type="string" calcext:value-type="string">
            <text:p>?a</text:p>
          </table:table-cell>
          <table:table-cell office:value-type="float" office:value="0.924748657406196" calcext:value-type="float">
            <text:p>0.9247486574</text:p>
          </table:table-cell>
          <table:table-cell table:formula="of:=IF([.J405] &lt;&gt; 0; 1; 0)" office:value-type="float" office:value="1" calcext:value-type="float">
            <text:p>1</text:p>
          </table:table-cell>
          <table:table-cell table:formula="of:=IF(AND([.K405]=1; [.J405]&gt;=[.E4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04856989" calcext:value-type="float">
            <text:p>0.004856989</text:p>
          </table:table-cell>
          <table:table-cell office:value-type="float" office:value="0.030612245" calcext:value-type="float">
            <text:p>0.030612245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?a</text:p>
          </table:table-cell>
          <table:table-cell office:value-type="float" office:value="0.0846702317290553" calcext:value-type="float">
            <text:p>0.0846702317</text:p>
          </table:table-cell>
          <table:table-cell table:formula="of:=IF([.J406] &lt;&gt; 0; 1; 0)" office:value-type="float" office:value="1" calcext:value-type="float">
            <text:p>1</text:p>
          </table:table-cell>
          <table:table-cell table:formula="of:=IF(AND([.K406]=1; [.J406]&gt;=[.E4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livesIn&gt; <text:s/>?f <text:s text:c="2"/>=&gt; ?a <text:s/>&lt;graduatedFrom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3892392" calcext:value-type="float">
            <text:p>0.003892392</text:p>
          </table:table-cell>
          <table:table-cell office:value-type="float" office:value="0.030910245" calcext:value-type="float">
            <text:p>0.030910245</text:p>
          </table:table-cell>
          <table:table-cell office:value-type="float" office:value="779" calcext:value-type="float">
            <text:p>779</text:p>
          </table:table-cell>
          <table:table-cell office:value-type="float" office:value="200134" calcext:value-type="float">
            <text:p>200134</text:p>
          </table:table-cell>
          <table:table-cell office:value-type="float" office:value="25202" calcext:value-type="float">
            <text:p>25202</text:p>
          </table:table-cell>
          <table:table-cell office:value-type="string" calcext:value-type="string">
            <text:p>?a</text:p>
          </table:table-cell>
          <table:table-cell office:value-type="float" office:value="9.15150892198431" calcext:value-type="float">
            <text:p>9.151508922</text:p>
          </table:table-cell>
          <table:table-cell table:formula="of:=IF([.J407] &lt;&gt; 0; 1; 0)" office:value-type="float" office:value="1" calcext:value-type="float">
            <text:p>1</text:p>
          </table:table-cell>
          <table:table-cell table:formula="of:=IF(AND([.K407]=1; [.J407]&gt;=[.E4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orksAt&gt; <text:s/>?b <text:s text:c="2"/>=&gt; ?a <text:s/>&lt;worksAt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11001642" calcext:value-type="float">
            <text:p>0.11001642</text:p>
          </table:table-cell>
          <table:table-cell office:value-type="float" office:value="0.001737236" calcext:value-type="float">
            <text:p>0.001737236</text:p>
          </table:table-cell>
          <table:table-cell office:value-type="float" office:value="0.0310257" calcext:value-type="float">
            <text:p>0.0310257</text:p>
          </table:table-cell>
          <table:table-cell office:value-type="float" office:value="268" calcext:value-type="float">
            <text:p>268</text:p>
          </table:table-cell>
          <table:table-cell office:value-type="float" office:value="154268" calcext:value-type="float">
            <text:p>154268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?a</text:p>
          </table:table-cell>
          <table:table-cell office:value-type="float" office:value="21.5561383496162" calcext:value-type="float">
            <text:p>21.5561383496</text:p>
          </table:table-cell>
          <table:table-cell table:formula="of:=IF([.J408] &lt;&gt; 0; 1; 0)" office:value-type="float" office:value="1" calcext:value-type="float">
            <text:p>1</text:p>
          </table:table-cell>
          <table:table-cell table:formula="of:=IF(AND([.K408]=1; [.J408]&gt;=[.E4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produced&gt; <text:s/>?b <text:s text:c="2"/>=&gt; ?a <text:s/>&lt;produced&gt; <text:s/>?b</text:p>
          </table:table-cell>
          <table:table-cell office:value-type="float" office:value="0.000925215" calcext:value-type="float">
            <text:p>0.000925215</text:p>
          </table:table-cell>
          <table:table-cell office:value-type="float" office:value="0.043467486" calcext:value-type="float">
            <text:p>0.043467486</text:p>
          </table:table-cell>
          <table:table-cell table:number-columns-repeated="2" office:value-type="float" office:value="0.031316955" calcext:value-type="float">
            <text:p>0.031316955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8004" calcext:value-type="float">
            <text:p>28004</text:p>
          </table:table-cell>
          <table:table-cell office:value-type="string" calcext:value-type="string">
            <text:p>?b</text:p>
          </table:table-cell>
          <table:table-cell office:value-type="float" office:value="1.09663600016012" calcext:value-type="float">
            <text:p>1.0966360002</text:p>
          </table:table-cell>
          <table:table-cell table:formula="of:=IF([.J409] &lt;&gt; 0; 1; 0)" office:value-type="float" office:value="1" calcext:value-type="float">
            <text:p>1</text:p>
          </table:table-cell>
          <table:table-cell table:formula="of:=IF(AND([.K409]=1; [.J409]&gt;=[.E4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i <text:s/>&lt;isMarriedTo&gt; <text:s/>?b <text:s/>?i <text:s/>&lt;isMarriedTo&gt; <text:s/>?f <text:s text:c="2"/>=&gt; ?a <text:s/>&lt;isMarriedTo&gt; <text:s/>?b</text:p>
          </table:table-cell>
          <table:table-cell office:value-type="float" office:value="0.000133982" calcext:value-type="float">
            <text:p>0.000133982</text:p>
          </table:table-cell>
          <table:table-cell office:value-type="float" office:value="0.010589511" calcext:value-type="float">
            <text:p>0.010589511</text:p>
          </table:table-cell>
          <table:table-cell table:number-columns-repeated="2" office:value-type="float" office:value="0.031342547" calcext:value-type="float">
            <text:p>0.03134254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052" calcext:value-type="float">
            <text:p>4052</text:p>
          </table:table-cell>
          <table:table-cell office:value-type="string" calcext:value-type="string">
            <text:p>?b</text:p>
          </table:table-cell>
          <table:table-cell office:value-type="float" office:value="0.0674481065411423" calcext:value-type="float">
            <text:p>0.0674481065</text:p>
          </table:table-cell>
          <table:table-cell table:formula="of:=IF([.J410] &lt;&gt; 0; 1; 0)" office:value-type="float" office:value="1" calcext:value-type="float">
            <text:p>1</text:p>
          </table:table-cell>
          <table:table-cell table:formula="of:=IF(AND([.K410]=1; [.J410]&gt;=[.E4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wasBornIn&gt; <text:s/>?b</text:p>
          </table:table-cell>
          <table:table-cell office:value-type="float" office:value="0.001946432" calcext:value-type="float">
            <text:p>0.001946432</text:p>
          </table:table-cell>
          <table:table-cell office:value-type="float" office:value="0.032968211" calcext:value-type="float">
            <text:p>0.032968211</text:p>
          </table:table-cell>
          <table:table-cell office:value-type="float" office:value="0.011151473" calcext:value-type="float">
            <text:p>0.011151473</text:p>
          </table:table-cell>
          <table:table-cell office:value-type="float" office:value="0.031548169" calcext:value-type="float">
            <text:p>0.031548169</text:p>
          </table:table-cell>
          <table:table-cell office:value-type="float" office:value="1845" calcext:value-type="float">
            <text:p>1845</text:p>
          </table:table-cell>
          <table:table-cell office:value-type="float" office:value="165449" calcext:value-type="float">
            <text:p>165449</text:p>
          </table:table-cell>
          <table:table-cell office:value-type="float" office:value="58482" calcext:value-type="float">
            <text:p>58482</text:p>
          </table:table-cell>
          <table:table-cell office:value-type="string" calcext:value-type="string">
            <text:p>?a</text:p>
          </table:table-cell>
          <table:table-cell office:value-type="float" office:value="0.615718020375441" calcext:value-type="float">
            <text:p>0.6157180204</text:p>
          </table:table-cell>
          <table:table-cell table:formula="of:=IF([.J411] &lt;&gt; 0; 1; 0)" office:value-type="float" office:value="1" calcext:value-type="float">
            <text:p>1</text:p>
          </table:table-cell>
          <table:table-cell table:formula="of:=IF(AND([.K411]=1; [.J411]&gt;=[.E4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wasBornIn&gt; <text:s/>?f <text:s text:c="2"/>=&gt; ?a <text:s/>&lt;graduatedFrom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37978947" calcext:value-type="float">
            <text:p>0.037978947</text:p>
          </table:table-cell>
          <table:table-cell office:value-type="float" office:value="0.002453634" calcext:value-type="float">
            <text:p>0.002453634</text:p>
          </table:table-cell>
          <table:table-cell office:value-type="float" office:value="0.031787426" calcext:value-type="float">
            <text:p>0.031787426</text:p>
          </table:table-cell>
          <table:table-cell office:value-type="float" office:value="451" calcext:value-type="float">
            <text:p>451</text:p>
          </table:table-cell>
          <table:table-cell office:value-type="float" office:value="183809" calcext:value-type="float">
            <text:p>183809</text:p>
          </table:table-cell>
          <table:table-cell office:value-type="float" office:value="14188" calcext:value-type="float">
            <text:p>14188</text:p>
          </table:table-cell>
          <table:table-cell office:value-type="string" calcext:value-type="string">
            <text:p>?a</text:p>
          </table:table-cell>
          <table:table-cell office:value-type="float" office:value="4.7577550801725" calcext:value-type="float">
            <text:p>4.7577550802</text:p>
          </table:table-cell>
          <table:table-cell table:formula="of:=IF([.J412] &lt;&gt; 0; 1; 0)" office:value-type="float" office:value="1" calcext:value-type="float">
            <text:p>1</text:p>
          </table:table-cell>
          <table:table-cell table:formula="of:=IF(AND([.K412]=1; [.J412]&gt;=[.E4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isCitizenOf&gt; <text:s/>?b</text:p>
          </table:table-cell>
          <table:table-cell office:value-type="float" office:value="0.00022471" calcext:value-type="float">
            <text:p>0.00022471</text:p>
          </table:table-cell>
          <table:table-cell office:value-type="float" office:value="0.01461908" calcext:value-type="float">
            <text:p>0.01461908</text:p>
          </table:table-cell>
          <table:table-cell office:value-type="float" office:value="0.001418855" calcext:value-type="float">
            <text:p>0.001418855</text:p>
          </table:table-cell>
          <table:table-cell office:value-type="float" office:value="0.031800537" calcext:value-type="float">
            <text:p>0.031800537</text:p>
          </table:table-cell>
          <table:table-cell office:value-type="float" office:value="213" calcext:value-type="float">
            <text:p>213</text:p>
          </table:table-cell>
          <table:table-cell office:value-type="float" office:value="150121" calcext:value-type="float">
            <text:p>150121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?a</text:p>
          </table:table-cell>
          <table:table-cell office:value-type="float" office:value="0.7779520074002" calcext:value-type="float">
            <text:p>0.7779520074</text:p>
          </table:table-cell>
          <table:table-cell table:formula="of:=IF([.J413] &lt;&gt; 0; 1; 0)" office:value-type="float" office:value="1" calcext:value-type="float">
            <text:p>1</text:p>
          </table:table-cell>
          <table:table-cell table:formula="of:=IF(AND([.K413]=1; [.J413]&gt;=[.E4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wasBornIn&gt; <text:s/>?f <text:s text:c="2"/>=&gt; ?a <text:s/>&lt;diedIn&gt; <text:s/>?b</text:p>
          </table:table-cell>
          <table:table-cell office:value-type="float" office:value="0.000379792" calcext:value-type="float">
            <text:p>0.000379792</text:p>
          </table:table-cell>
          <table:table-cell office:value-type="float" office:value="0.01624842" calcext:value-type="float">
            <text:p>0.01624842</text:p>
          </table:table-cell>
          <table:table-cell office:value-type="float" office:value="0.000919158" calcext:value-type="float">
            <text:p>0.000919158</text:p>
          </table:table-cell>
          <table:table-cell office:value-type="float" office:value="0.032011382" calcext:value-type="float">
            <text:p>0.032011382</text:p>
          </table:table-cell>
          <table:table-cell office:value-type="float" office:value="360" calcext:value-type="float">
            <text:p>360</text:p>
          </table:table-cell>
          <table:table-cell office:value-type="float" office:value="391663" calcext:value-type="float">
            <text:p>391663</text:p>
          </table:table-cell>
          <table:table-cell office:value-type="float" office:value="11246" calcext:value-type="float">
            <text:p>11246</text:p>
          </table:table-cell>
          <table:table-cell office:value-type="string" calcext:value-type="string">
            <text:p>?a</text:p>
          </table:table-cell>
          <table:table-cell office:value-type="float" office:value="18.728216033864" calcext:value-type="float">
            <text:p>18.7282160339</text:p>
          </table:table-cell>
          <table:table-cell table:formula="of:=IF([.J414] &lt;&gt; 0; 1; 0)" office:value-type="float" office:value="1" calcext:value-type="float">
            <text:p>1</text:p>
          </table:table-cell>
          <table:table-cell table:formula="of:=IF(AND([.K414]=1; [.J414]&gt;=[.E4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livesIn&gt; <text:s/>?f <text:s text:c="2"/>=&gt; ?a <text:s/>&lt;diedIn&gt; <text:s/>?b</text:p>
          </table:table-cell>
          <table:table-cell office:value-type="float" office:value="0.000266909" calcext:value-type="float">
            <text:p>0.000266909</text:p>
          </table:table-cell>
          <table:table-cell office:value-type="float" office:value="0.011419029" calcext:value-type="float">
            <text:p>0.011419029</text:p>
          </table:table-cell>
          <table:table-cell office:value-type="float" office:value="0.000200119" calcext:value-type="float">
            <text:p>0.000200119</text:p>
          </table:table-cell>
          <table:table-cell office:value-type="float" office:value="0.032159654" calcext:value-type="float">
            <text:p>0.032159654</text:p>
          </table:table-cell>
          <table:table-cell office:value-type="float" office:value="253" calcext:value-type="float">
            <text:p>253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?a</text:p>
          </table:table-cell>
          <table:table-cell office:value-type="float" office:value="2.97632243097914" calcext:value-type="float">
            <text:p>2.976322431</text:p>
          </table:table-cell>
          <table:table-cell table:formula="of:=IF([.J415] &lt;&gt; 0; 1; 0)" office:value-type="float" office:value="1" calcext:value-type="float">
            <text:p>1</text:p>
          </table:table-cell>
          <table:table-cell table:formula="of:=IF(AND([.K415]=1; [.J415]&gt;=[.E4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wasBornIn&gt; <text:s/>?b</text:p>
          </table:table-cell>
          <table:table-cell office:value-type="float" office:value="0.001568751" calcext:value-type="float">
            <text:p>0.001568751</text:p>
          </table:table-cell>
          <table:table-cell office:value-type="float" office:value="0.026571127" calcext:value-type="float">
            <text:p>0.026571127</text:p>
          </table:table-cell>
          <table:table-cell office:value-type="float" office:value="0.01261752" calcext:value-type="float">
            <text:p>0.01261752</text:p>
          </table:table-cell>
          <table:table-cell office:value-type="float" office:value="0.03240993" calcext:value-type="float">
            <text:p>0.03240993</text:p>
          </table:table-cell>
          <table:table-cell office:value-type="float" office:value="1487" calcext:value-type="float">
            <text:p>1487</text:p>
          </table:table-cell>
          <table:table-cell office:value-type="float" office:value="117852" calcext:value-type="float">
            <text:p>117852</text:p>
          </table:table-cell>
          <table:table-cell office:value-type="float" office:value="45881" calcext:value-type="float">
            <text:p>45881</text:p>
          </table:table-cell>
          <table:table-cell office:value-type="string" calcext:value-type="string">
            <text:p>?a</text:p>
          </table:table-cell>
          <table:table-cell office:value-type="float" office:value="4.69928159535517" calcext:value-type="float">
            <text:p>4.6992815954</text:p>
          </table:table-cell>
          <table:table-cell table:formula="of:=IF([.J416] &lt;&gt; 0; 1; 0)" office:value-type="float" office:value="1" calcext:value-type="float">
            <text:p>1</text:p>
          </table:table-cell>
          <table:table-cell table:formula="of:=IF(AND([.K416]=1; [.J416]&gt;=[.E4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livesIn&gt; <text:s/>?f <text:s text:c="2"/>=&gt; ?a <text:s/>&lt;worksAt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0673235" calcext:value-type="float">
            <text:p>0.010673235</text:p>
          </table:table-cell>
          <table:table-cell office:value-type="float" office:value="0.00114341" calcext:value-type="float">
            <text:p>0.00114341</text:p>
          </table:table-cell>
          <table:table-cell office:value-type="float" office:value="0.032704403" calcext:value-type="float">
            <text:p>0.032704403</text:p>
          </table:table-cell>
          <table:table-cell office:value-type="float" office:value="26" calcext:value-type="float">
            <text:p>26</text:p>
          </table:table-cell>
          <table:table-cell office:value-type="float" office:value="22739" calcext:value-type="float">
            <text:p>22739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?a</text:p>
          </table:table-cell>
          <table:table-cell office:value-type="float" office:value="2.4867870443165" calcext:value-type="float">
            <text:p>2.4867870443</text:p>
          </table:table-cell>
          <table:table-cell table:formula="of:=IF([.J417] &lt;&gt; 0; 1; 0)" office:value-type="float" office:value="1" calcext:value-type="float">
            <text:p>1</text:p>
          </table:table-cell>
          <table:table-cell table:formula="of:=IF(AND([.K417]=1; [.J417]&gt;=[.E4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14262502" calcext:value-type="float">
            <text:p>0.014262502</text:p>
          </table:table-cell>
          <table:table-cell office:value-type="float" office:value="0.002649895" calcext:value-type="float">
            <text:p>0.002649895</text:p>
          </table:table-cell>
          <table:table-cell office:value-type="float" office:value="0.032780083" calcext:value-type="float">
            <text:p>0.032780083</text:p>
          </table:table-cell>
          <table:table-cell office:value-type="float" office:value="316" calcext:value-type="float">
            <text:p>316</text:p>
          </table:table-cell>
          <table:table-cell office:value-type="float" office:value="119250" calcext:value-type="float">
            <text:p>119250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?a</text:p>
          </table:table-cell>
          <table:table-cell office:value-type="float" office:value="3.64437076402648" calcext:value-type="float">
            <text:p>3.644370764</text:p>
          </table:table-cell>
          <table:table-cell table:formula="of:=IF([.J418] &lt;&gt; 0; 1; 0)" office:value-type="float" office:value="1" calcext:value-type="float">
            <text:p>1</text:p>
          </table:table-cell>
          <table:table-cell table:formula="of:=IF(AND([.K418]=1; [.J418]&gt;=[.E4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influences&gt; <text:s/>?b <text:s text:c="2"/>=&gt; ?a <text:s/>&lt;influences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19928315" calcext:value-type="float">
            <text:p>0.019928315</text:p>
          </table:table-cell>
          <table:table-cell table:number-columns-repeated="2" office:value-type="float" office:value="0.03279849" calcext:value-type="float">
            <text:p>0.0327984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8476" calcext:value-type="float">
            <text:p>8476</text:p>
          </table:table-cell>
          <table:table-cell office:value-type="string" calcext:value-type="string">
            <text:p>?b</text:p>
          </table:table-cell>
          <table:table-cell office:value-type="float" office:value="1.72335297536896" calcext:value-type="float">
            <text:p>1.7233529754</text:p>
          </table:table-cell>
          <table:table-cell table:formula="of:=IF([.J419] &lt;&gt; 0; 1; 0)" office:value-type="float" office:value="1" calcext:value-type="float">
            <text:p>1</text:p>
          </table:table-cell>
          <table:table-cell table:formula="of:=IF(AND([.K419]=1; [.J419]&gt;=[.E4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f <text:s/>?i <text:s/>&lt;wasBornIn&gt; <text:s/>?f <text:s/>?i <text:s/>&lt;worksAt&gt; <text:s/>?b <text:s text:c="2"/>=&gt; ?a <text:s/>&lt;graduatedFrom&gt; <text:s/>?b</text:p>
          </table:table-cell>
          <table:table-cell office:value-type="float" office:value="0.000386122" calcext:value-type="float">
            <text:p>0.000386122</text:p>
          </table:table-cell>
          <table:table-cell office:value-type="float" office:value="0.030821053" calcext:value-type="float">
            <text:p>0.030821053</text:p>
          </table:table-cell>
          <table:table-cell office:value-type="float" office:value="0.002347343" calcext:value-type="float">
            <text:p>0.002347343</text:p>
          </table:table-cell>
          <table:table-cell office:value-type="float" office:value="0.033342443" calcext:value-type="float">
            <text:p>0.033342443</text:p>
          </table:table-cell>
          <table:table-cell office:value-type="float" office:value="366" calcext:value-type="float">
            <text:p>366</text:p>
          </table:table-cell>
          <table:table-cell office:value-type="float" office:value="155921" calcext:value-type="float">
            <text:p>155921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?a</text:p>
          </table:table-cell>
          <table:table-cell office:value-type="float" office:value="2.66896429311008" calcext:value-type="float">
            <text:p>2.6689642931</text:p>
          </table:table-cell>
          <table:table-cell table:formula="of:=IF([.J420] &lt;&gt; 0; 1; 0)" office:value-type="float" office:value="1" calcext:value-type="float">
            <text:p>1</text:p>
          </table:table-cell>
          <table:table-cell table:formula="of:=IF(AND([.K420]=1; [.J420]&gt;=[.E4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OfficialLanguage&gt; <text:s/>?b <text:s/>?i <text:s/>&lt;imports&gt; <text:s/>?f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2406532" calcext:value-type="float">
            <text:p>0.02406532</text:p>
          </table:table-cell>
          <table:table-cell office:value-type="float" office:value="0.033412888" calcext:value-type="float">
            <text:p>0.033412888</text:p>
          </table:table-cell>
          <table:table-cell office:value-type="float" office:value="56" calcext:value-type="float">
            <text:p>56</text:p>
          </table:table-cell>
          <table:table-cell office:value-type="float" office:value="2327" calcext:value-type="float">
            <text:p>2327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?a</text:p>
          </table:table-cell>
          <table:table-cell office:value-type="float" office:value="0.820167079778954" calcext:value-type="float">
            <text:p>0.8201670798</text:p>
          </table:table-cell>
          <table:table-cell table:formula="of:=IF([.J421] &lt;&gt; 0; 1; 0)" office:value-type="float" office:value="1" calcext:value-type="float">
            <text:p>1</text:p>
          </table:table-cell>
          <table:table-cell table:formula="of:=IF(AND([.K421]=1; [.J421]&gt;=[.E4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1895321" calcext:value-type="float">
            <text:p>0.011895321</text:p>
          </table:table-cell>
          <table:table-cell office:value-type="float" office:value="0.017374937" calcext:value-type="float">
            <text:p>0.017374937</text:p>
          </table:table-cell>
          <table:table-cell office:value-type="float" office:value="0.033585223" calcext:value-type="float">
            <text:p>0.033585223</text:p>
          </table:table-cell>
          <table:table-cell office:value-type="float" office:value="240" calcext:value-type="float">
            <text:p>240</text:p>
          </table:table-cell>
          <table:table-cell office:value-type="float" office:value="13813" calcext:value-type="float">
            <text:p>13813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2] &lt;&gt; 0; 1; 0)" office:value-type="float" office:value="0" calcext:value-type="float">
            <text:p>0</text:p>
          </table:table-cell>
          <table:table-cell table:formula="of:=IF(AND([.K422]=1; [.J422]&gt;=[.E4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00613997" calcext:value-type="float">
            <text:p>0.000613997</text:p>
          </table:table-cell>
          <table:table-cell office:value-type="float" office:value="0.017387148" calcext:value-type="float">
            <text:p>0.017387148</text:p>
          </table:table-cell>
          <table:table-cell office:value-type="float" office:value="0.028712383" calcext:value-type="float">
            <text:p>0.028712383</text:p>
          </table:table-cell>
          <table:table-cell office:value-type="float" office:value="0.033631898" calcext:value-type="float">
            <text:p>0.033631898</text:p>
          </table:table-cell>
          <table:table-cell office:value-type="float" office:value="582" calcext:value-type="float">
            <text:p>582</text:p>
          </table:table-cell>
          <table:table-cell office:value-type="float" office:value="20270" calcext:value-type="float">
            <text:p>20270</text:p>
          </table:table-cell>
          <table:table-cell office:value-type="float" office:value="17305" calcext:value-type="float">
            <text:p>17305</text:p>
          </table:table-cell>
          <table:table-cell office:value-type="string" calcext:value-type="string">
            <text:p>?b</text:p>
          </table:table-cell>
          <table:table-cell office:value-type="float" office:value="0.231895153596957" calcext:value-type="float">
            <text:p>0.2318951536</text:p>
          </table:table-cell>
          <table:table-cell table:formula="of:=IF([.J423] &lt;&gt; 0; 1; 0)" office:value-type="float" office:value="1" calcext:value-type="float">
            <text:p>1</text:p>
          </table:table-cell>
          <table:table-cell table:formula="of:=IF(AND([.K423]=1; [.J423]&gt;=[.E4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a <text:s/>&lt;exports&gt; <text:s/>?j <text:s/>?f <text:s/>&lt;imports&gt; <text:s/>?j <text:s text:c="2"/>=&gt; ?a <text:s/>&lt;dealsWith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0.029104887" calcext:value-type="float">
            <text:p>0.029104887</text:p>
          </table:table-cell>
          <table:table-cell office:value-type="float" office:value="0.033672173" calcext:value-type="float">
            <text:p>0.033672173</text:p>
          </table:table-cell>
          <table:table-cell office:value-type="float" office:value="159" calcext:value-type="float">
            <text:p>159</text:p>
          </table:table-cell>
          <table:table-cell office:value-type="float" office:value="5463" calcext:value-type="float">
            <text:p>546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?a</text:p>
          </table:table-cell>
          <table:table-cell office:value-type="float" office:value="1.48231449161761" calcext:value-type="float">
            <text:p>1.4823144916</text:p>
          </table:table-cell>
          <table:table-cell table:formula="of:=IF([.J424] &lt;&gt; 0; 1; 0)" office:value-type="float" office:value="1" calcext:value-type="float">
            <text:p>1</text:p>
          </table:table-cell>
          <table:table-cell table:formula="of:=IF(AND([.K424]=1; [.J424]&gt;=[.E4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WonPrize&gt; <text:s/>?b <text:s/>?a <text:s/>&lt;isCitizenOf&gt; <text:s/>?f <text:s/>?i <text:s/>&lt;livesIn&gt; <text:s/>?f <text:s text:c="2"/>=&gt; ?a <text:s/>&lt;hasWonPrize&gt; <text:s/>?b</text:p>
          </table:table-cell>
          <table:table-cell office:value-type="float" office:value="0.000365022" calcext:value-type="float">
            <text:p>0.000365022</text:p>
          </table:table-cell>
          <table:table-cell office:value-type="float" office:value="0.010175573" calcext:value-type="float">
            <text:p>0.010175573</text:p>
          </table:table-cell>
          <table:table-cell office:value-type="float" office:value="0.002131198" calcext:value-type="float">
            <text:p>0.002131198</text:p>
          </table:table-cell>
          <table:table-cell office:value-type="float" office:value="0.033914919" calcext:value-type="float">
            <text:p>0.033914919</text:p>
          </table:table-cell>
          <table:table-cell office:value-type="float" office:value="346" calcext:value-type="float">
            <text:p>346</text:p>
          </table:table-cell>
          <table:table-cell office:value-type="float" office:value="162350" calcext:value-type="float">
            <text:p>162350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?a</text:p>
          </table:table-cell>
          <table:table-cell office:value-type="float" office:value="124.388465995134" calcext:value-type="float">
            <text:p>124.3884659951</text:p>
          </table:table-cell>
          <table:table-cell table:formula="of:=IF([.J425] &lt;&gt; 0; 1; 0)" office:value-type="float" office:value="1" calcext:value-type="float">
            <text:p>1</text:p>
          </table:table-cell>
          <table:table-cell table:formula="of:=IF(AND([.K425]=1; [.J425]&gt;=[.E4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dealsWith&gt; <text:s/>?j <text:s/>?e <text:s/>&lt;exports&gt; <text:s/>?b <text:s text:c="2"/>=&gt; ?a <text:s/>&lt;imports&gt; <text:s/>?b</text:p>
          </table:table-cell>
          <table:table-cell office:value-type="float" office:value="0.000065409" calcext:value-type="float">
            <text:p>0.000065409</text:p>
          </table:table-cell>
          <table:table-cell office:value-type="float" office:value="0.18452381" calcext:value-type="float">
            <text:p>0.18452381</text:p>
          </table:table-cell>
          <table:table-cell office:value-type="float" office:value="0.023405059" calcext:value-type="float">
            <text:p>0.023405059</text:p>
          </table:table-cell>
          <table:table-cell office:value-type="float" office:value="0.034009874" calcext:value-type="float">
            <text:p>0.034009874</text:p>
          </table:table-cell>
          <table:table-cell office:value-type="float" office:value="62" calcext:value-type="float">
            <text:p>62</text:p>
          </table:table-cell>
          <table:table-cell office:value-type="float" office:value="2649" calcext:value-type="float">
            <text:p>264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?a</text:p>
          </table:table-cell>
          <table:table-cell office:value-type="float" office:value="0.271159155805024" calcext:value-type="float">
            <text:p>0.2711591558</text:p>
          </table:table-cell>
          <table:table-cell table:formula="of:=IF([.J426] &lt;&gt; 0; 1; 0)" office:value-type="float" office:value="1" calcext:value-type="float">
            <text:p>1</text:p>
          </table:table-cell>
          <table:table-cell table:formula="of:=IF(AND([.K426]=1; [.J426]&gt;=[.E4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produced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15761301" calcext:value-type="float">
            <text:p>0.015761301</text:p>
          </table:table-cell>
          <table:table-cell office:value-type="float" office:value="0.00493008" calcext:value-type="float">
            <text:p>0.00493008</text:p>
          </table:table-cell>
          <table:table-cell office:value-type="float" office:value="0.034050755" calcext:value-type="float">
            <text:p>0.034050755</text:p>
          </table:table-cell>
          <table:table-cell office:value-type="float" office:value="318" calcext:value-type="float">
            <text:p>318</text:p>
          </table:table-cell>
          <table:table-cell office:value-type="float" office:value="64502" calcext:value-type="float">
            <text:p>64502</text:p>
          </table:table-cell>
          <table:table-cell office:value-type="float" office:value="9339" calcext:value-type="float">
            <text:p>9339</text:p>
          </table:table-cell>
          <table:table-cell office:value-type="string" calcext:value-type="string">
            <text:p>?b</text:p>
          </table:table-cell>
          <table:table-cell office:value-type="float" office:value="1.72935379991886" calcext:value-type="float">
            <text:p>1.7293537999</text:p>
          </table:table-cell>
          <table:table-cell table:formula="of:=IF([.J427] &lt;&gt; 0; 1; 0)" office:value-type="float" office:value="1" calcext:value-type="float">
            <text:p>1</text:p>
          </table:table-cell>
          <table:table-cell table:formula="of:=IF(AND([.K427]=1; [.J427]&gt;=[.E4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produced&gt; <text:s/>?b</text:p>
          </table:table-cell>
          <table:table-cell office:value-type="float" office:value="0.000412496" calcext:value-type="float">
            <text:p>0.000412496</text:p>
          </table:table-cell>
          <table:table-cell office:value-type="float" office:value="0.019379461" calcext:value-type="float">
            <text:p>0.019379461</text:p>
          </table:table-cell>
          <table:table-cell office:value-type="float" office:value="0.005217507" calcext:value-type="float">
            <text:p>0.005217507</text:p>
          </table:table-cell>
          <table:table-cell office:value-type="float" office:value="0.034136546" calcext:value-type="float">
            <text:p>0.034136546</text:p>
          </table:table-cell>
          <table:table-cell office:value-type="float" office:value="391" calcext:value-type="float">
            <text:p>391</text:p>
          </table:table-cell>
          <table:table-cell office:value-type="float" office:value="74940" calcext:value-type="float">
            <text:p>74940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?b</text:p>
          </table:table-cell>
          <table:table-cell office:value-type="float" office:value="2.68799672526402" calcext:value-type="float">
            <text:p>2.6879967253</text:p>
          </table:table-cell>
          <table:table-cell table:formula="of:=IF([.J428] &lt;&gt; 0; 1; 0)" office:value-type="float" office:value="1" calcext:value-type="float">
            <text:p>1</text:p>
          </table:table-cell>
          <table:table-cell table:formula="of:=IF(AND([.K428]=1; [.J428]&gt;=[.E4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livesIn&gt; <text:s/>?f <text:s text:c="2"/>=&gt; ?a <text:s/>&lt;worksAt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20114943" calcext:value-type="float">
            <text:p>0.020114943</text:p>
          </table:table-cell>
          <table:table-cell office:value-type="float" office:value="0.000622183" calcext:value-type="float">
            <text:p>0.000622183</text:p>
          </table:table-cell>
          <table:table-cell office:value-type="float" office:value="0.034337772" calcext:value-type="float">
            <text:p>0.034337772</text:p>
          </table:table-cell>
          <table:table-cell office:value-type="float" office:value="49" calcext:value-type="float">
            <text:p>49</text:p>
          </table:table-cell>
          <table:table-cell office:value-type="float" office:value="78755" calcext:value-type="float">
            <text:p>78755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?a</text:p>
          </table:table-cell>
          <table:table-cell office:value-type="float" office:value="4.26082552158544" calcext:value-type="float">
            <text:p>4.2608255216</text:p>
          </table:table-cell>
          <table:table-cell table:formula="of:=IF([.J429] &lt;&gt; 0; 1; 0)" office:value-type="float" office:value="1" calcext:value-type="float">
            <text:p>1</text:p>
          </table:table-cell>
          <table:table-cell table:formula="of:=IF(AND([.K429]=1; [.J429]&gt;=[.E4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b <text:s/>&lt;directed&gt; <text:s/>?f <text:s/>?a <text:s/>&lt;isMarriedTo&gt; <text:s/>?j <text:s text:c="2"/>=&gt; ?a <text:s/>&lt;isMarriedTo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012590678" calcext:value-type="float">
            <text:p>0.012590678</text:p>
          </table:table-cell>
          <table:table-cell office:value-type="float" office:value="0.006869882" calcext:value-type="float">
            <text:p>0.006869882</text:p>
          </table:table-cell>
          <table:table-cell office:value-type="float" office:value="0.034357224" calcext:value-type="float">
            <text:p>0.034357224</text:p>
          </table:table-cell>
          <table:table-cell office:value-type="float" office:value="151" calcext:value-type="float">
            <text:p>151</text:p>
          </table:table-cell>
          <table:table-cell office:value-type="float" office:value="21980" calcext:value-type="float">
            <text:p>21980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?b</text:p>
          </table:table-cell>
          <table:table-cell office:value-type="float" office:value="1.15615434360563" calcext:value-type="float">
            <text:p>1.1561543436</text:p>
          </table:table-cell>
          <table:table-cell table:formula="of:=IF([.J430] &lt;&gt; 0; 1; 0)" office:value-type="float" office:value="1" calcext:value-type="float">
            <text:p>1</text:p>
          </table:table-cell>
          <table:table-cell table:formula="of:=IF(AND([.K430]=1; [.J430]&gt;=[.E4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034490157" calcext:value-type="float">
            <text:p>0.0344901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372889" calcext:value-type="float">
            <text:p>372889</text:p>
          </table:table-cell>
          <table:table-cell office:value-type="string" calcext:value-type="string">
            <text:p>?a</text:p>
          </table:table-cell>
          <table:table-cell office:value-type="float" office:value="7.44665409355724" calcext:value-type="float">
            <text:p>7.4466540936</text:p>
          </table:table-cell>
          <table:table-cell table:formula="of:=IF([.J431] &lt;&gt; 0; 1; 0)" office:value-type="float" office:value="1" calcext:value-type="float">
            <text:p>1</text:p>
          </table:table-cell>
          <table:table-cell table:formula="of:=IF(AND([.K431]=1; [.J431]&gt;=[.E4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livesIn&gt; <text:s/>?a <text:s/>?e <text:s/>&lt;participatedIn&gt; <text:s/>?b <text:s text:c="2"/>=&gt; ?a <text:s/>&lt;participatedIn&gt; <text:s/>?b</text:p>
          </table:table-cell>
          <table:table-cell office:value-type="float" office:value="0.00343606" calcext:value-type="float">
            <text:p>0.00343606</text:p>
          </table:table-cell>
          <table:table-cell office:value-type="float" office:value="0.232427032" calcext:value-type="float">
            <text:p>0.232427032</text:p>
          </table:table-cell>
          <table:table-cell table:number-columns-repeated="2" office:value-type="float" office:value="0.034953478" calcext:value-type="float">
            <text:p>0.034953478</text:p>
          </table:table-cell>
          <table:table-cell office:value-type="float" office:value="3257" calcext:value-type="float">
            <text:p>3257</text:p>
          </table:table-cell>
          <table:table-cell table:number-columns-repeated="2" office:value-type="float" office:value="93181" calcext:value-type="float">
            <text:p>93181</text:p>
          </table:table-cell>
          <table:table-cell office:value-type="string" calcext:value-type="string">
            <text:p>?b</text:p>
          </table:table-cell>
          <table:table-cell office:value-type="float" office:value="1.10029242348143" calcext:value-type="float">
            <text:p>1.1002924235</text:p>
          </table:table-cell>
          <table:table-cell table:formula="of:=IF([.J432] &lt;&gt; 0; 1; 0)" office:value-type="float" office:value="1" calcext:value-type="float">
            <text:p>1</text:p>
          </table:table-cell>
          <table:table-cell table:formula="of:=IF(AND([.K432]=1; [.J432]&gt;=[.E4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created&gt; <text:s/>?b</text:p>
          </table:table-cell>
          <table:table-cell office:value-type="float" office:value="0.00341496" calcext:value-type="float">
            <text:p>0.00341496</text:p>
          </table:table-cell>
          <table:table-cell office:value-type="float" office:value="0.016172224" calcext:value-type="float">
            <text:p>0.016172224</text:p>
          </table:table-cell>
          <table:table-cell office:value-type="float" office:value="0.023383153" calcext:value-type="float">
            <text:p>0.023383153</text:p>
          </table:table-cell>
          <table:table-cell office:value-type="float" office:value="0.035106556" calcext:value-type="float">
            <text:p>0.035106556</text:p>
          </table:table-cell>
          <table:table-cell office:value-type="float" office:value="3237" calcext:value-type="float">
            <text:p>3237</text:p>
          </table:table-cell>
          <table:table-cell office:value-type="float" office:value="138433" calcext:value-type="float">
            <text:p>138433</text:p>
          </table:table-cell>
          <table:table-cell office:value-type="float" office:value="92205" calcext:value-type="float">
            <text:p>92205</text:p>
          </table:table-cell>
          <table:table-cell office:value-type="string" calcext:value-type="string">
            <text:p>?b</text:p>
          </table:table-cell>
          <table:table-cell office:value-type="float" office:value="0.294221501687185" calcext:value-type="float">
            <text:p>0.2942215017</text:p>
          </table:table-cell>
          <table:table-cell table:formula="of:=IF([.J433] &lt;&gt; 0; 1; 0)" office:value-type="float" office:value="1" calcext:value-type="float">
            <text:p>1</text:p>
          </table:table-cell>
          <table:table-cell table:formula="of:=IF(AND([.K433]=1; [.J433]&gt;=[.E4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produced&gt; <text:s/>?b</text:p>
          </table:table-cell>
          <table:table-cell office:value-type="float" office:value="0.000366077" calcext:value-type="float">
            <text:p>0.000366077</text:p>
          </table:table-cell>
          <table:table-cell office:value-type="float" office:value="0.017198652" calcext:value-type="float">
            <text:p>0.017198652</text:p>
          </table:table-cell>
          <table:table-cell office:value-type="float" office:value="0.017654541" calcext:value-type="float">
            <text:p>0.017654541</text:p>
          </table:table-cell>
          <table:table-cell office:value-type="float" office:value="0.035235581" calcext:value-type="float">
            <text:p>0.035235581</text:p>
          </table:table-cell>
          <table:table-cell office:value-type="float" office:value="347" calcext:value-type="float">
            <text:p>347</text:p>
          </table:table-cell>
          <table:table-cell office:value-type="float" office:value="19655" calcext:value-type="float">
            <text:p>19655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?b</text:p>
          </table:table-cell>
          <table:table-cell office:value-type="float" office:value="0.796795164786981" calcext:value-type="float">
            <text:p>0.7967951648</text:p>
          </table:table-cell>
          <table:table-cell table:formula="of:=IF([.J434] &lt;&gt; 0; 1; 0)" office:value-type="float" office:value="1" calcext:value-type="float">
            <text:p>1</text:p>
          </table:table-cell>
          <table:table-cell table:formula="of:=IF(AND([.K434]=1; [.J434]&gt;=[.E4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created&gt; <text:s/>?b</text:p>
          </table:table-cell>
          <table:table-cell office:value-type="float" office:value="0.002407457" calcext:value-type="float">
            <text:p>0.002407457</text:p>
          </table:table-cell>
          <table:table-cell office:value-type="float" office:value="0.011400993" calcext:value-type="float">
            <text:p>0.011400993</text:p>
          </table:table-cell>
          <table:table-cell table:number-columns-repeated="2" office:value-type="float" office:value="0.035378748" calcext:value-type="float">
            <text:p>0.035378748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float" office:value="64502" calcext:value-type="float">
            <text:p>64502</text:p>
          </table:table-cell>
          <table:table-cell office:value-type="string" calcext:value-type="string">
            <text:p>?b</text:p>
          </table:table-cell>
          <table:table-cell office:value-type="float" office:value="0.781404381454873" calcext:value-type="float">
            <text:p>0.7814043815</text:p>
          </table:table-cell>
          <table:table-cell table:formula="of:=IF([.J435] &lt;&gt; 0; 1; 0)" office:value-type="float" office:value="1" calcext:value-type="float">
            <text:p>1</text:p>
          </table:table-cell>
          <table:table-cell table:formula="of:=IF(AND([.K435]=1; [.J435]&gt;=[.E4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b <text:s/>&lt;hasCapital&gt; <text:s/>?f <text:s/>?f <text:s/>&lt;isLocatedIn&gt; <text:s/>?j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26793431" calcext:value-type="float">
            <text:p>0.026793431</text:p>
          </table:table-cell>
          <table:table-cell office:value-type="float" office:value="0.035428571" calcext:value-type="float">
            <text:p>0.035428571</text:p>
          </table:table-cell>
          <table:table-cell office:value-type="float" office:value="31" calcext:value-type="float">
            <text:p>31</text:p>
          </table:table-cell>
          <table:table-cell office:value-type="float" office:value="1157" calcext:value-type="float">
            <text:p>115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?a</text:p>
          </table:table-cell>
          <table:table-cell office:value-type="float" office:value="5.5774262760518" calcext:value-type="float">
            <text:p>5.5774262761</text:p>
          </table:table-cell>
          <table:table-cell table:formula="of:=IF([.J436] &lt;&gt; 0; 1; 0)" office:value-type="float" office:value="1" calcext:value-type="float">
            <text:p>1</text:p>
          </table:table-cell>
          <table:table-cell table:formula="of:=IF(AND([.K436]=1; [.J436]&gt;=[.E4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wasBornIn&gt; <text:s/>?j <text:s text:c="2"/>=&gt; ?a <text:s/>&lt;hasCapital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16989146" calcext:value-type="float">
            <text:p>0.016989146</text:p>
          </table:table-cell>
          <table:table-cell office:value-type="float" office:value="0.017159199" calcext:value-type="float">
            <text:p>0.017159199</text:p>
          </table:table-cell>
          <table:table-cell office:value-type="float" office:value="0.035433071" calcext:value-type="float">
            <text:p>0.035433071</text:p>
          </table:table-cell>
          <table:table-cell office:value-type="float" office:value="36" calcext:value-type="float">
            <text:p>36</text:p>
          </table:table-cell>
          <table:table-cell office:value-type="float" office:value="2098" calcext:value-type="float">
            <text:p>2098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?a</text:p>
          </table:table-cell>
          <table:table-cell office:value-type="float" office:value="3.82508697372751" calcext:value-type="float">
            <text:p>3.8250869737</text:p>
          </table:table-cell>
          <table:table-cell table:formula="of:=IF([.J437] &lt;&gt; 0; 1; 0)" office:value-type="float" office:value="1" calcext:value-type="float">
            <text:p>1</text:p>
          </table:table-cell>
          <table:table-cell table:formula="of:=IF(AND([.K437]=1; [.J437]&gt;=[.E4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isLocatedIn&gt; <text:s/>?f <text:s/>?i <text:s/>&lt;isLocatedIn&gt; <text:s/>?f <text:s text:c="2"/>=&gt; ?a <text:s/>&lt;imports&gt; <text:s/>?b</text:p>
          </table:table-cell>
          <table:table-cell office:value-type="float" office:value="0.000005275" calcext:value-type="float">
            <text:p>0.000005275</text:p>
          </table:table-cell>
          <table:table-cell office:value-type="float" office:value="0.014880952" calcext:value-type="float">
            <text:p>0.014880952</text:p>
          </table:table-cell>
          <table:table-cell office:value-type="float" office:value="0.007824726" calcext:value-type="float">
            <text:p>0.007824726</text:p>
          </table:table-cell>
          <table:table-cell office:value-type="float" office:value="0.035460993" calcext:value-type="float">
            <text:p>0.035460993</text:p>
          </table:table-cell>
          <table:table-cell office:value-type="float" office:value="5" calcext:value-type="float">
            <text:p>5</text:p>
          </table:table-cell>
          <table:table-cell office:value-type="float" office:value="639" calcext:value-type="float">
            <text:p>6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a</text:p>
          </table:table-cell>
          <table:table-cell office:value-type="float" office:value="1016.74781821424" calcext:value-type="float">
            <text:p>1016.7478182142</text:p>
          </table:table-cell>
          <table:table-cell table:formula="of:=IF([.J438] &lt;&gt; 0; 1; 0)" office:value-type="float" office:value="1" calcext:value-type="float">
            <text:p>1</text:p>
          </table:table-cell>
          <table:table-cell table:formula="of:=IF(AND([.K438]=1; [.J438]&gt;=[.E4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wasBorn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16064185" calcext:value-type="float">
            <text:p>0.016064185</text:p>
          </table:table-cell>
          <table:table-cell office:value-type="float" office:value="0.013805919" calcext:value-type="float">
            <text:p>0.013805919</text:p>
          </table:table-cell>
          <table:table-cell office:value-type="float" office:value="0.035681683" calcext:value-type="float">
            <text:p>0.035681683</text:p>
          </table:table-cell>
          <table:table-cell office:value-type="float" office:value="899" calcext:value-type="float">
            <text:p>899</text:p>
          </table:table-cell>
          <table:table-cell office:value-type="float" office:value="65117" calcext:value-type="float">
            <text:p>65117</text:p>
          </table:table-cell>
          <table:table-cell office:value-type="float" office:value="25195" calcext:value-type="float">
            <text:p>25195</text:p>
          </table:table-cell>
          <table:table-cell office:value-type="string" calcext:value-type="string">
            <text:p>?a</text:p>
          </table:table-cell>
          <table:table-cell office:value-type="float" office:value="1.34721008059823" calcext:value-type="float">
            <text:p>1.3472100806</text:p>
          </table:table-cell>
          <table:table-cell table:formula="of:=IF([.J439] &lt;&gt; 0; 1; 0)" office:value-type="float" office:value="1" calcext:value-type="float">
            <text:p>1</text:p>
          </table:table-cell>
          <table:table-cell table:formula="of:=IF(AND([.K439]=1; [.J439]&gt;=[.E4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livesIn&gt; <text:s/>?f <text:s text:c="2"/>=&gt; ?a <text:s/>&lt;livesIn&gt; <text:s/>?b</text:p>
          </table:table-cell>
          <table:table-cell office:value-type="float" office:value="0.002104679" calcext:value-type="float">
            <text:p>0.002104679</text:p>
          </table:table-cell>
          <table:table-cell office:value-type="float" office:value="0.136709381" calcext:value-type="float">
            <text:p>0.136709381</text:p>
          </table:table-cell>
          <table:table-cell table:number-columns-repeated="2" office:value-type="float" office:value="0.035717483" calcext:value-type="float">
            <text:p>0.035717483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55855" calcext:value-type="float">
            <text:p>55855</text:p>
          </table:table-cell>
          <table:table-cell office:value-type="string" calcext:value-type="string">
            <text:p>?a</text:p>
          </table:table-cell>
          <table:table-cell office:value-type="float" office:value="5.40386467746119" calcext:value-type="float">
            <text:p>5.4038646775</text:p>
          </table:table-cell>
          <table:table-cell table:formula="of:=IF([.J440] &lt;&gt; 0; 1; 0)" office:value-type="float" office:value="1" calcext:value-type="float">
            <text:p>1</text:p>
          </table:table-cell>
          <table:table-cell table:formula="of:=IF(AND([.K440]=1; [.J440]&gt;=[.E4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isLocatedIn&gt; <text:s/>?b <text:s/>?e <text:s/>&lt;isLocatedIn&gt; <text:s/>?j <text:s text:c="2"/>=&gt; ?a <text:s/>&lt;hasCapital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44360547" calcext:value-type="float">
            <text:p>0.044360547</text:p>
          </table:table-cell>
          <table:table-cell office:value-type="float" office:value="0.012118087" calcext:value-type="float">
            <text:p>0.012118087</text:p>
          </table:table-cell>
          <table:table-cell office:value-type="float" office:value="0.035960214" calcext:value-type="float">
            <text:p>0.035960214</text:p>
          </table:table-cell>
          <table:table-cell office:value-type="float" office:value="94" calcext:value-type="float">
            <text:p>94</text:p>
          </table:table-cell>
          <table:table-cell office:value-type="float" office:value="7757" calcext:value-type="float">
            <text:p>7757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?a</text:p>
          </table:table-cell>
          <table:table-cell office:value-type="float" office:value="1.0297115797623" calcext:value-type="float">
            <text:p>1.0297115798</text:p>
          </table:table-cell>
          <table:table-cell table:formula="of:=IF([.J441] &lt;&gt; 0; 1; 0)" office:value-type="float" office:value="1" calcext:value-type="float">
            <text:p>1</text:p>
          </table:table-cell>
          <table:table-cell table:formula="of:=IF(AND([.K441]=1; [.J441]&gt;=[.E4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isLeaderOf&gt; <text:s/>?f <text:s text:c="2"/>=&gt; ?a <text:s/>&lt;lives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6172137" calcext:value-type="float">
            <text:p>0.016172137</text:p>
          </table:table-cell>
          <table:table-cell office:value-type="float" office:value="0.011375139" calcext:value-type="float">
            <text:p>0.011375139</text:p>
          </table:table-cell>
          <table:table-cell office:value-type="float" office:value="0.036274208" calcext:value-type="float">
            <text:p>0.036274208</text:p>
          </table:table-cell>
          <table:table-cell office:value-type="float" office:value="236" calcext:value-type="float">
            <text:p>236</text:p>
          </table:table-cell>
          <table:table-cell office:value-type="float" office:value="20747" calcext:value-type="float">
            <text:p>20747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?a</text:p>
          </table:table-cell>
          <table:table-cell office:value-type="float" office:value="0.26104655902179" calcext:value-type="float">
            <text:p>0.261046559</text:p>
          </table:table-cell>
          <table:table-cell table:formula="of:=IF([.J442] &lt;&gt; 0; 1; 0)" office:value-type="float" office:value="1" calcext:value-type="float">
            <text:p>1</text:p>
          </table:table-cell>
          <table:table-cell table:formula="of:=IF(AND([.K442]=1; [.J442]&gt;=[.E4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267406" calcext:value-type="float">
            <text:p>0.01267406</text:p>
          </table:table-cell>
          <table:table-cell office:value-type="float" office:value="0.011336516" calcext:value-type="float">
            <text:p>0.011336516</text:p>
          </table:table-cell>
          <table:table-cell office:value-type="float" office:value="0.036346246" calcext:value-type="float">
            <text:p>0.036346246</text:p>
          </table:table-cell>
          <table:table-cell office:value-type="float" office:value="152" calcext:value-type="float">
            <text:p>152</text:p>
          </table:table-cell>
          <table:table-cell office:value-type="float" office:value="13408" calcext:value-type="float">
            <text:p>13408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?b</text:p>
          </table:table-cell>
          <table:table-cell office:value-type="float" office:value="0.981280307451309" calcext:value-type="float">
            <text:p>0.9812803075</text:p>
          </table:table-cell>
          <table:table-cell table:formula="of:=IF([.J443] &lt;&gt; 0; 1; 0)" office:value-type="float" office:value="1" calcext:value-type="float">
            <text:p>1</text:p>
          </table:table-cell>
          <table:table-cell table:formula="of:=IF(AND([.K443]=1; [.J443]&gt;=[.E4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wasBornIn&gt; <text:s/>?j <text:s text:c="2"/>=&gt; ?a <text:s/>&lt;dealsWith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1770682" calcext:value-type="float">
            <text:p>0.021770682</text:p>
          </table:table-cell>
          <table:table-cell office:value-type="float" office:value="0.007149666" calcext:value-type="float">
            <text:p>0.007149666</text:p>
          </table:table-cell>
          <table:table-cell office:value-type="float" office:value="0.036407767" calcext:value-type="float">
            <text:p>0.036407767</text:p>
          </table:table-cell>
          <table:table-cell office:value-type="float" office:value="15" calcext:value-type="float">
            <text:p>15</text:p>
          </table:table-cell>
          <table:table-cell office:value-type="float" office:value="2098" calcext:value-type="float">
            <text:p>209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office:value-type="float" office:value="7.96893119526564" calcext:value-type="float">
            <text:p>7.9689311953</text:p>
          </table:table-cell>
          <table:table-cell table:formula="of:=IF([.J444] &lt;&gt; 0; 1; 0)" office:value-type="float" office:value="1" calcext:value-type="float">
            <text:p>1</text:p>
          </table:table-cell>
          <table:table-cell table:formula="of:=IF(AND([.K444]=1; [.J444]&gt;=[.E4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2496075" calcext:value-type="float">
            <text:p>0.002496075</text:p>
          </table:table-cell>
          <table:table-cell office:value-type="float" office:value="0.011820662" calcext:value-type="float">
            <text:p>0.011820662</text:p>
          </table:table-cell>
          <table:table-cell office:value-type="float" office:value="0.025285882" calcext:value-type="float">
            <text:p>0.025285882</text:p>
          </table:table-cell>
          <table:table-cell office:value-type="float" office:value="0.036917988" calcext:value-type="float">
            <text:p>0.036917988</text:p>
          </table:table-cell>
          <table:table-cell office:value-type="float" office:value="2366" calcext:value-type="float">
            <text:p>2366</text:p>
          </table:table-cell>
          <table:table-cell office:value-type="float" office:value="93570" calcext:value-type="float">
            <text:p>93570</text:p>
          </table:table-cell>
          <table:table-cell office:value-type="float" office:value="64088" calcext:value-type="float">
            <text:p>64088</text:p>
          </table:table-cell>
          <table:table-cell office:value-type="string" calcext:value-type="string">
            <text:p>?b</text:p>
          </table:table-cell>
          <table:table-cell office:value-type="float" office:value="0.188227245291244" calcext:value-type="float">
            <text:p>0.1882272453</text:p>
          </table:table-cell>
          <table:table-cell table:formula="of:=IF([.J445] &lt;&gt; 0; 1; 0)" office:value-type="float" office:value="1" calcext:value-type="float">
            <text:p>1</text:p>
          </table:table-cell>
          <table:table-cell table:formula="of:=IF(AND([.K445]=1; [.J445]&gt;=[.E4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033500838" calcext:value-type="float">
            <text:p>0.033500838</text:p>
          </table:table-cell>
          <table:table-cell office:value-type="float" office:value="0.036968577" calcext:value-type="float">
            <text:p>0.036968577</text:p>
          </table:table-cell>
          <table:table-cell office:value-type="float" office:value="20" calcext:value-type="float">
            <text:p>20</text:p>
          </table:table-cell>
          <table:table-cell office:value-type="float" office:value="597" calcext:value-type="float">
            <text:p>59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b</text:p>
          </table:table-cell>
          <table:table-cell office:value-type="float" office:value="6.3028182835311" calcext:value-type="float">
            <text:p>6.3028182835</text:p>
          </table:table-cell>
          <table:table-cell table:formula="of:=IF([.J446] &lt;&gt; 0; 1; 0)" office:value-type="float" office:value="1" calcext:value-type="float">
            <text:p>1</text:p>
          </table:table-cell>
          <table:table-cell table:formula="of:=IF(AND([.K446]=1; [.J446]&gt;=[.E4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eaderOf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036988111" calcext:value-type="float">
            <text:p>0.036988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string" calcext:value-type="string">
            <text:p>?b</text:p>
          </table:table-cell>
          <table:table-cell office:value-type="float" office:value="0.0791968517312647" calcext:value-type="float">
            <text:p>0.0791968517</text:p>
          </table:table-cell>
          <table:table-cell table:formula="of:=IF([.J447] &lt;&gt; 0; 1; 0)" office:value-type="float" office:value="1" calcext:value-type="float">
            <text:p>1</text:p>
          </table:table-cell>
          <table:table-cell table:formula="of:=IF(AND([.K447]=1; [.J447]&gt;=[.E4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directed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12666926" calcext:value-type="float">
            <text:p>0.012666926</text:p>
          </table:table-cell>
          <table:table-cell office:value-type="float" office:value="0.006861619" calcext:value-type="float">
            <text:p>0.006861619</text:p>
          </table:table-cell>
          <table:table-cell office:value-type="float" office:value="0.037062937" calcext:value-type="float">
            <text:p>0.037062937</text:p>
          </table:table-cell>
          <table:table-cell office:value-type="float" office:value="424" calcext:value-type="float">
            <text:p>424</text:p>
          </table:table-cell>
          <table:table-cell office:value-type="float" office:value="61793" calcext:value-type="float">
            <text:p>61793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?b</text:p>
          </table:table-cell>
          <table:table-cell office:value-type="float" office:value="1.7483117271731" calcext:value-type="float">
            <text:p>1.7483117272</text:p>
          </table:table-cell>
          <table:table-cell table:formula="of:=IF([.J448] &lt;&gt; 0; 1; 0)" office:value-type="float" office:value="1" calcext:value-type="float">
            <text:p>1</text:p>
          </table:table-cell>
          <table:table-cell table:formula="of:=IF(AND([.K448]=1; [.J448]&gt;=[.E4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isLocatedIn&gt; <text:s/>?f <text:s text:c="2"/>=&gt; ?a <text:s/>&lt;isLocat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046995331" calcext:value-type="float">
            <text:p>0.046995331</text:p>
          </table:table-cell>
          <table:table-cell table:number-columns-repeated="2" office:value-type="float" office:value="0.037313183" calcext:value-type="float">
            <text:p>0.037313183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268377" calcext:value-type="float">
            <text:p>268377</text:p>
          </table:table-cell>
          <table:table-cell office:value-type="string" calcext:value-type="string">
            <text:p>?a</text:p>
          </table:table-cell>
          <table:table-cell office:value-type="float" office:value="10.3200355149339" calcext:value-type="float">
            <text:p>10.3200355149</text:p>
          </table:table-cell>
          <table:table-cell table:formula="of:=IF([.J449] &lt;&gt; 0; 1; 0)" office:value-type="float" office:value="1" calcext:value-type="float">
            <text:p>1</text:p>
          </table:table-cell>
          <table:table-cell table:formula="of:=IF(AND([.K449]=1; [.J449]&gt;=[.E4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wasBornIn&gt; <text:s/>?f <text:s text:c="2"/>=&gt; ?a <text:s/>&lt;graduatedFrom&gt; <text:s/>?b</text:p>
          </table:table-cell>
          <table:table-cell office:value-type="float" office:value="0.000749034" calcext:value-type="float">
            <text:p>0.000749034</text:p>
          </table:table-cell>
          <table:table-cell office:value-type="float" office:value="0.059789474" calcext:value-type="float">
            <text:p>0.059789474</text:p>
          </table:table-cell>
          <table:table-cell office:value-type="float" office:value="0.003345869" calcext:value-type="float">
            <text:p>0.003345869</text:p>
          </table:table-cell>
          <table:table-cell office:value-type="float" office:value="0.037725824" calcext:value-type="float">
            <text:p>0.037725824</text:p>
          </table:table-cell>
          <table:table-cell office:value-type="float" office:value="710" calcext:value-type="float">
            <text:p>710</text:p>
          </table:table-cell>
          <table:table-cell office:value-type="float" office:value="212202" calcext:value-type="float">
            <text:p>212202</text:p>
          </table:table-cell>
          <table:table-cell office:value-type="float" office:value="18820" calcext:value-type="float">
            <text:p>18820</text:p>
          </table:table-cell>
          <table:table-cell office:value-type="string" calcext:value-type="string">
            <text:p>?a</text:p>
          </table:table-cell>
          <table:table-cell office:value-type="float" office:value="7.49003571379707" calcext:value-type="float">
            <text:p>7.4900357138</text:p>
          </table:table-cell>
          <table:table-cell table:formula="of:=IF([.J450] &lt;&gt; 0; 1; 0)" office:value-type="float" office:value="1" calcext:value-type="float">
            <text:p>1</text:p>
          </table:table-cell>
          <table:table-cell table:formula="of:=IF(AND([.K450]=1; [.J450]&gt;=[.E4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exports&gt; <text:s/>?j <text:s/>?a <text:s/>&lt;imports&gt; <text:s/>?j <text:s text:c="2"/>=&gt; ?a <text:s/>&lt;dealsWith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338171263" calcext:value-type="float">
            <text:p>0.338171263</text:p>
          </table:table-cell>
          <table:table-cell office:value-type="float" office:value="0.02896929" calcext:value-type="float">
            <text:p>0.02896929</text:p>
          </table:table-cell>
          <table:table-cell office:value-type="float" office:value="0.037787869" calcext:value-type="float">
            <text:p>0.037787869</text:p>
          </table:table-cell>
          <table:table-cell office:value-type="float" office:value="233" calcext:value-type="float">
            <text:p>233</text:p>
          </table:table-cell>
          <table:table-cell office:value-type="float" office:value="8043" calcext:value-type="float">
            <text:p>8043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?a</text:p>
          </table:table-cell>
          <table:table-cell office:value-type="float" office:value="3.21101982251317" calcext:value-type="float">
            <text:p>3.2110198225</text:p>
          </table:table-cell>
          <table:table-cell table:formula="of:=IF([.J451] &lt;&gt; 0; 1; 0)" office:value-type="float" office:value="1" calcext:value-type="float">
            <text:p>1</text:p>
          </table:table-cell>
          <table:table-cell table:formula="of:=IF(AND([.K451]=1; [.J451]&gt;=[.E4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3285198" calcext:value-type="float">
            <text:p>0.003285198</text:p>
          </table:table-cell>
          <table:table-cell office:value-type="float" office:value="0.093030203" calcext:value-type="float">
            <text:p>0.093030203</text:p>
          </table:table-cell>
          <table:table-cell office:value-type="float" office:value="0.033279897" calcext:value-type="float">
            <text:p>0.033279897</text:p>
          </table:table-cell>
          <table:table-cell office:value-type="float" office:value="0.037901194" calcext:value-type="float">
            <text:p>0.037901194</text:p>
          </table:table-cell>
          <table:table-cell office:value-type="float" office:value="3114" calcext:value-type="float">
            <text:p>3114</text:p>
          </table:table-cell>
          <table:table-cell office:value-type="float" office:value="93570" calcext:value-type="float">
            <text:p>93570</text:p>
          </table:table-cell>
          <table:table-cell office:value-type="float" office:value="82161" calcext:value-type="float">
            <text:p>82161</text:p>
          </table:table-cell>
          <table:table-cell office:value-type="string" calcext:value-type="string">
            <text:p>?b</text:p>
          </table:table-cell>
          <table:table-cell office:value-type="float" office:value="0.186473698628807" calcext:value-type="float">
            <text:p>0.1864736986</text:p>
          </table:table-cell>
          <table:table-cell table:formula="of:=IF([.J452] &lt;&gt; 0; 1; 0)" office:value-type="float" office:value="1" calcext:value-type="float">
            <text:p>1</text:p>
          </table:table-cell>
          <table:table-cell table:formula="of:=IF(AND([.K452]=1; [.J452]&gt;=[.E4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participatedIn&gt; <text:s/>?f <text:s/>?i <text:s/>&lt;participatedIn&gt; <text:s/>?f <text:s text:c="2"/>=&gt; ?a <text:s/>&lt;imports&gt; <text:s/>?b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37202381" calcext:value-type="float">
            <text:p>0.37202381</text:p>
          </table:table-cell>
          <table:table-cell office:value-type="float" office:value="0.010376889" calcext:value-type="float">
            <text:p>0.010376889</text:p>
          </table:table-cell>
          <table:table-cell office:value-type="float" office:value="0.037913254" calcext:value-type="float">
            <text:p>0.037913254</text:p>
          </table:table-cell>
          <table:table-cell office:value-type="float" office:value="125" calcext:value-type="float">
            <text:p>125</text:p>
          </table:table-cell>
          <table:table-cell office:value-type="float" office:value="12046" calcext:value-type="float">
            <text:p>12046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?a</text:p>
          </table:table-cell>
          <table:table-cell office:value-type="float" office:value="10.8308661203067" calcext:value-type="float">
            <text:p>10.8308661203</text:p>
          </table:table-cell>
          <table:table-cell table:formula="of:=IF([.J453] &lt;&gt; 0; 1; 0)" office:value-type="float" office:value="1" calcext:value-type="float">
            <text:p>1</text:p>
          </table:table-cell>
          <table:table-cell table:formula="of:=IF(AND([.K453]=1; [.J453]&gt;=[.E4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livesIn&gt; <text:s/>?f <text:s text:c="2"/>=&gt; ?a <text:s/>&lt;livesIn&gt; <text:s/>?b</text:p>
          </table:table-cell>
          <table:table-cell office:value-type="float" office:value="0.001550816" calcext:value-type="float">
            <text:p>0.001550816</text:p>
          </table:table-cell>
          <table:table-cell office:value-type="float" office:value="0.100733228" calcext:value-type="float">
            <text:p>0.100733228</text:p>
          </table:table-cell>
          <table:table-cell table:number-columns-repeated="2" office:value-type="float" office:value="0.037931568" calcext:value-type="float">
            <text:p>0.037931568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38754" calcext:value-type="float">
            <text:p>38754</text:p>
          </table:table-cell>
          <table:table-cell office:value-type="string" calcext:value-type="string">
            <text:p>?a</text:p>
          </table:table-cell>
          <table:table-cell office:value-type="float" office:value="4.17616617655337" calcext:value-type="float">
            <text:p>4.1761661766</text:p>
          </table:table-cell>
          <table:table-cell table:formula="of:=IF([.J454] &lt;&gt; 0; 1; 0)" office:value-type="float" office:value="1" calcext:value-type="float">
            <text:p>1</text:p>
          </table:table-cell>
          <table:table-cell table:formula="of:=IF(AND([.K454]=1; [.J454]&gt;=[.E4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sMarriedTo&gt; <text:s/>?a <text:s/>?b <text:s/>&lt;produced&gt; <text:s/>?f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06646193" calcext:value-type="float">
            <text:p>0.006646193</text:p>
          </table:table-cell>
          <table:table-cell office:value-type="float" office:value="0.037938252" calcext:value-type="float">
            <text:p>0.037938252</text:p>
          </table:table-cell>
          <table:table-cell office:value-type="float" office:value="145" calcext:value-type="float">
            <text:p>145</text:p>
          </table:table-cell>
          <table:table-cell office:value-type="float" office:value="21817" calcext:value-type="float">
            <text:p>21817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?b</text:p>
          </table:table-cell>
          <table:table-cell office:value-type="float" office:value="1.09419655583769" calcext:value-type="float">
            <text:p>1.0941965558</text:p>
          </table:table-cell>
          <table:table-cell table:formula="of:=IF([.J455] &lt;&gt; 0; 1; 0)" office:value-type="float" office:value="1" calcext:value-type="float">
            <text:p>1</text:p>
          </table:table-cell>
          <table:table-cell table:formula="of:=IF(AND([.K455]=1; [.J455]&gt;=[.E4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directed&gt; <text:s/>?b <text:s text:c="2"/>=&gt; ?a <text:s/>&lt;actedIn&gt; <text:s/>?b</text:p>
          </table:table-cell>
          <table:table-cell office:value-type="float" office:value="0.004142895" calcext:value-type="float">
            <text:p>0.004142895</text:p>
          </table:table-cell>
          <table:table-cell office:value-type="float" office:value="0.036504764" calcext:value-type="float">
            <text:p>0.036504764</text:p>
          </table:table-cell>
          <table:table-cell office:value-type="float" office:value="0.034729776" calcext:value-type="float">
            <text:p>0.034729776</text:p>
          </table:table-cell>
          <table:table-cell office:value-type="float" office:value="0.038028742" calcext:value-type="float">
            <text:p>0.038028742</text:p>
          </table:table-cell>
          <table:table-cell office:value-type="float" office:value="3927" calcext:value-type="float">
            <text:p>3927</text:p>
          </table:table-cell>
          <table:table-cell office:value-type="float" office:value="113073" calcext:value-type="float">
            <text:p>113073</text:p>
          </table:table-cell>
          <table:table-cell office:value-type="float" office:value="103264" calcext:value-type="float">
            <text:p>103264</text:p>
          </table:table-cell>
          <table:table-cell office:value-type="string" calcext:value-type="string">
            <text:p>?b</text:p>
          </table:table-cell>
          <table:table-cell office:value-type="float" office:value="0.990232390402244" calcext:value-type="float">
            <text:p>0.9902323904</text:p>
          </table:table-cell>
          <table:table-cell table:formula="of:=IF([.J456] &lt;&gt; 0; 1; 0)" office:value-type="float" office:value="1" calcext:value-type="float">
            <text:p>1</text:p>
          </table:table-cell>
          <table:table-cell table:formula="of:=IF(AND([.K456]=1; [.J456]&gt;=[.E4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wasBornIn&gt; <text:s/>?f <text:s/>?i <text:s/>&lt;worksAt&gt; <text:s/>?b <text:s text:c="2"/>=&gt; ?a <text:s/>&lt;worksAt&gt; <text:s/>?b</text:p>
          </table:table-cell>
          <table:table-cell office:value-type="float" office:value="0.000061189" calcext:value-type="float">
            <text:p>0.000061189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000863378" calcext:value-type="float">
            <text:p>0.000863378</text:p>
          </table:table-cell>
          <table:table-cell office:value-type="float" office:value="0.038057743" calcext:value-type="float">
            <text:p>0.038057743</text:p>
          </table:table-cell>
          <table:table-cell office:value-type="float" office:value="58" calcext:value-type="float">
            <text:p>58</text:p>
          </table:table-cell>
          <table:table-cell office:value-type="float" office:value="67178" calcext:value-type="float">
            <text:p>67178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?a</text:p>
          </table:table-cell>
          <table:table-cell office:value-type="float" office:value="6.35633427403391" calcext:value-type="float">
            <text:p>6.356334274</text:p>
          </table:table-cell>
          <table:table-cell table:formula="of:=IF([.J457] &lt;&gt; 0; 1; 0)" office:value-type="float" office:value="1" calcext:value-type="float">
            <text:p>1</text:p>
          </table:table-cell>
          <table:table-cell table:formula="of:=IF(AND([.K457]=1; [.J457]&gt;=[.E4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ealsWith&gt; <text:s/>?f <text:s/>?i <text:s/>&lt;imports&gt; <text:s/>?b <text:s text:c="2"/>=&gt; ?a <text:s/>&lt;exports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291913215" calcext:value-type="float">
            <text:p>0.291913215</text:p>
          </table:table-cell>
          <table:table-cell office:value-type="float" office:value="0.028788174" calcext:value-type="float">
            <text:p>0.028788174</text:p>
          </table:table-cell>
          <table:table-cell office:value-type="float" office:value="0.03811486" calcext:value-type="float">
            <text:p>0.03811486</text:p>
          </table:table-cell>
          <table:table-cell office:value-type="float" office:value="148" calcext:value-type="float">
            <text:p>148</text:p>
          </table:table-cell>
          <table:table-cell office:value-type="float" office:value="5141" calcext:value-type="float">
            <text:p>5141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?b</text:p>
          </table:table-cell>
          <table:table-cell office:value-type="float" office:value="0.845652895304463" calcext:value-type="float">
            <text:p>0.8456528953</text:p>
          </table:table-cell>
          <table:table-cell table:formula="of:=IF([.J458] &lt;&gt; 0; 1; 0)" office:value-type="float" office:value="1" calcext:value-type="float">
            <text:p>1</text:p>
          </table:table-cell>
          <table:table-cell table:formula="of:=IF(AND([.K458]=1; [.J458]&gt;=[.E4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119047619" calcext:value-type="float">
            <text:p>0.119047619</text:p>
          </table:table-cell>
          <table:table-cell office:value-type="float" office:value="0.026507621" calcext:value-type="float">
            <text:p>0.026507621</text:p>
          </table:table-cell>
          <table:table-cell office:value-type="float" office:value="0.038314176" calcext:value-type="float">
            <text:p>0.038314176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  <table:table-cell office:value-type="float" office:value="0.107907773790362" calcext:value-type="float">
            <text:p>0.1079077738</text:p>
          </table:table-cell>
          <table:table-cell table:formula="of:=IF([.J459] &lt;&gt; 0; 1; 0)" office:value-type="float" office:value="1" calcext:value-type="float">
            <text:p>1</text:p>
          </table:table-cell>
          <table:table-cell table:formula="of:=IF(AND([.K459]=1; [.J459]&gt;=[.E4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created&gt; <text:s/>?b</text:p>
          </table:table-cell>
          <table:table-cell office:value-type="float" office:value="0.00250135" calcext:value-type="float">
            <text:p>0.00250135</text:p>
          </table:table-cell>
          <table:table-cell office:value-type="float" office:value="0.011845642" calcext:value-type="float">
            <text:p>0.011845642</text:p>
          </table:table-cell>
          <table:table-cell table:number-columns-repeated="2" office:value-type="float" office:value="0.038370042" calcext:value-type="float">
            <text:p>0.038370042</text:p>
          </table:table-cell>
          <table:table-cell office:value-type="float" office:value="2371" calcext:value-type="float">
            <text:p>2371</text:p>
          </table:table-cell>
          <table:table-cell table:number-columns-repeated="2" office:value-type="float" office:value="61793" calcext:value-type="float">
            <text:p>61793</text:p>
          </table:table-cell>
          <table:table-cell office:value-type="string" calcext:value-type="string">
            <text:p>?b</text:p>
          </table:table-cell>
          <table:table-cell office:value-type="float" office:value="1.13818777950157" calcext:value-type="float">
            <text:p>1.1381877795</text:p>
          </table:table-cell>
          <table:table-cell table:formula="of:=IF([.J460] &lt;&gt; 0; 1; 0)" office:value-type="float" office:value="1" calcext:value-type="float">
            <text:p>1</text:p>
          </table:table-cell>
          <table:table-cell table:formula="of:=IF(AND([.K460]=1; [.J460]&gt;=[.E4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0943149" calcext:value-type="float">
            <text:p>0.000943149</text:p>
          </table:table-cell>
          <table:table-cell office:value-type="float" office:value="0.044310071" calcext:value-type="float">
            <text:p>0.044310071</text:p>
          </table:table-cell>
          <table:table-cell table:number-columns-repeated="2" office:value-type="float" office:value="0.038612707" calcext:value-type="float">
            <text:p>0.038612707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23153" calcext:value-type="float">
            <text:p>23153</text:p>
          </table:table-cell>
          <table:table-cell office:value-type="string" calcext:value-type="string">
            <text:p>?b</text:p>
          </table:table-cell>
          <table:table-cell office:value-type="float" office:value="0.884311308534227" calcext:value-type="float">
            <text:p>0.8843113085</text:p>
          </table:table-cell>
          <table:table-cell table:formula="of:=IF([.J461] &lt;&gt; 0; 1; 0)" office:value-type="float" office:value="1" calcext:value-type="float">
            <text:p>1</text:p>
          </table:table-cell>
          <table:table-cell table:formula="of:=IF(AND([.K461]=1; [.J461]&gt;=[.E4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produced&gt; <text:s/>?f <text:s text:c="2"/>=&gt; ?a <text:s/>&lt;directed&gt; <text:s/>?b</text:p>
          </table:table-cell>
          <table:table-cell office:value-type="float" office:value="0.003596416" calcext:value-type="float">
            <text:p>0.003596416</text:p>
          </table:table-cell>
          <table:table-cell office:value-type="float" office:value="0.101843277" calcext:value-type="float">
            <text:p>0.101843277</text:p>
          </table:table-cell>
          <table:table-cell office:value-type="float" office:value="0.023190949" calcext:value-type="float">
            <text:p>0.023190949</text:p>
          </table:table-cell>
          <table:table-cell office:value-type="float" office:value="0.038656053" calcext:value-type="float">
            <text:p>0.038656053</text:p>
          </table:table-cell>
          <table:table-cell office:value-type="float" office:value="3409" calcext:value-type="float">
            <text:p>3409</text:p>
          </table:table-cell>
          <table:table-cell office:value-type="float" office:value="146997" calcext:value-type="float">
            <text:p>146997</text:p>
          </table:table-cell>
          <table:table-cell office:value-type="float" office:value="88188" calcext:value-type="float">
            <text:p>88188</text:p>
          </table:table-cell>
          <table:table-cell office:value-type="string" calcext:value-type="string">
            <text:p>?b</text:p>
          </table:table-cell>
          <table:table-cell office:value-type="float" office:value="1.85141151271819" calcext:value-type="float">
            <text:p>1.8514115127</text:p>
          </table:table-cell>
          <table:table-cell table:formula="of:=IF([.J462] &lt;&gt; 0; 1; 0)" office:value-type="float" office:value="1" calcext:value-type="float">
            <text:p>1</text:p>
          </table:table-cell>
          <table:table-cell table:formula="of:=IF(AND([.K462]=1; [.J462]&gt;=[.E4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971" calcext:value-type="float">
            <text:p>0.000862971</text:p>
          </table:table-cell>
          <table:table-cell office:value-type="float" office:value="0.058374367" calcext:value-type="float">
            <text:p>0.05837436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office:value-type="float" office:value="1.28034092235713" calcext:value-type="float">
            <text:p>1.2803409224</text:p>
          </table:table-cell>
          <table:table-cell table:formula="of:=IF([.J463] &lt;&gt; 0; 1; 0)" office:value-type="float" office:value="1" calcext:value-type="float">
            <text:p>1</text:p>
          </table:table-cell>
          <table:table-cell table:formula="of:=IF(AND([.K463]=1; [.J463]&gt;=[.E4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directed&gt; <text:s/>?b</text:p>
          </table:table-cell>
          <table:table-cell office:value-type="float" office:value="0.00776885" calcext:value-type="float">
            <text:p>0.00776885</text:p>
          </table:table-cell>
          <table:table-cell office:value-type="float" office:value="0.219998208" calcext:value-type="float">
            <text:p>0.219998208</text:p>
          </table:table-cell>
          <table:table-cell office:value-type="float" office:value="0.005260094" calcext:value-type="float">
            <text:p>0.005260094</text:p>
          </table:table-cell>
          <table:table-cell office:value-type="float" office:value="0.038856467" calcext:value-type="float">
            <text:p>0.038856467</text:p>
          </table:table-cell>
          <table:table-cell office:value-type="float" office:value="7364" calcext:value-type="float">
            <text:p>7364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89518" calcext:value-type="float">
            <text:p>189518</text:p>
          </table:table-cell>
          <table:table-cell office:value-type="string" calcext:value-type="string">
            <text:p>?b</text:p>
          </table:table-cell>
          <table:table-cell office:value-type="float" office:value="0.316017750045633" calcext:value-type="float">
            <text:p>0.31601775</text:p>
          </table:table-cell>
          <table:table-cell table:formula="of:=IF([.J464] &lt;&gt; 0; 1; 0)" office:value-type="float" office:value="1" calcext:value-type="float">
            <text:p>1</text:p>
          </table:table-cell>
          <table:table-cell table:formula="of:=IF(AND([.K464]=1; [.J464]&gt;=[.E4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produced&gt; <text:s/>?b <text:s text:c="2"/>=&gt; ?a <text:s/>&lt;actedIn&gt; <text:s/>?b</text:p>
          </table:table-cell>
          <table:table-cell office:value-type="float" office:value="0.004083816" calcext:value-type="float">
            <text:p>0.004083816</text:p>
          </table:table-cell>
          <table:table-cell office:value-type="float" office:value="0.035984197" calcext:value-type="float">
            <text:p>0.035984197</text:p>
          </table:table-cell>
          <table:table-cell office:value-type="float" office:value="0.036468638" calcext:value-type="float">
            <text:p>0.036468638</text:p>
          </table:table-cell>
          <table:table-cell office:value-type="float" office:value="0.038930346" calcext:value-type="float">
            <text:p>0.038930346</text:p>
          </table:table-cell>
          <table:table-cell office:value-type="float" office:value="3871" calcext:value-type="float">
            <text:p>3871</text:p>
          </table:table-cell>
          <table:table-cell office:value-type="float" office:value="106146" calcext:value-type="float">
            <text:p>106146</text:p>
          </table:table-cell>
          <table:table-cell office:value-type="float" office:value="99434" calcext:value-type="float">
            <text:p>99434</text:p>
          </table:table-cell>
          <table:table-cell office:value-type="string" calcext:value-type="string">
            <text:p>?b</text:p>
          </table:table-cell>
          <table:table-cell office:value-type="float" office:value="1.36722533965167" calcext:value-type="float">
            <text:p>1.3672253397</text:p>
          </table:table-cell>
          <table:table-cell table:formula="of:=IF([.J465] &lt;&gt; 0; 1; 0)" office:value-type="float" office:value="1" calcext:value-type="float">
            <text:p>1</text:p>
          </table:table-cell>
          <table:table-cell table:formula="of:=IF(AND([.K465]=1; [.J465]&gt;=[.E4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wasBornIn&gt; <text:s/>?f <text:s text:c="2"/>=&gt; ?a <text:s/>&lt;worksAt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4228243" calcext:value-type="float">
            <text:p>0.04228243</text:p>
          </table:table-cell>
          <table:table-cell office:value-type="float" office:value="0.000560364" calcext:value-type="float">
            <text:p>0.000560364</text:p>
          </table:table-cell>
          <table:table-cell office:value-type="float" office:value="0.038941399" calcext:value-type="float">
            <text:p>0.038941399</text:p>
          </table:table-cell>
          <table:table-cell office:value-type="float" office:value="103" calcext:value-type="float">
            <text:p>103</text:p>
          </table:table-cell>
          <table:table-cell office:value-type="float" office:value="183809" calcext:value-type="float">
            <text:p>183809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?a</text:p>
          </table:table-cell>
          <table:table-cell office:value-type="float" office:value="4.24961903882649" calcext:value-type="float">
            <text:p>4.2496190388</text:p>
          </table:table-cell>
          <table:table-cell table:formula="of:=IF([.J466] &lt;&gt; 0; 1; 0)" office:value-type="float" office:value="1" calcext:value-type="float">
            <text:p>1</text:p>
          </table:table-cell>
          <table:table-cell table:formula="of:=IF(AND([.K466]=1; [.J466]&gt;=[.E4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exports&gt; <text:s/>?f <text:s/>?b <text:s/>&lt;imports&gt; <text:s/>?f <text:s text:c="2"/>=&gt; ?a <text:s/>&lt;dealsWith&gt; <text:s/>?b</text:p>
          </table:table-cell>
          <table:table-cell office:value-type="float" office:value="0.000125542" calcext:value-type="float">
            <text:p>0.000125542</text:p>
          </table:table-cell>
          <table:table-cell office:value-type="float" office:value="0.172714078" calcext:value-type="float">
            <text:p>0.172714078</text:p>
          </table:table-cell>
          <table:table-cell office:value-type="float" office:value="0.028039585" calcext:value-type="float">
            <text:p>0.028039585</text:p>
          </table:table-cell>
          <table:table-cell office:value-type="float" office:value="0.039364869" calcext:value-type="float">
            <text:p>0.039364869</text:p>
          </table:table-cell>
          <table:table-cell office:value-type="float" office:value="119" calcext:value-type="float">
            <text:p>119</text:p>
          </table:table-cell>
          <table:table-cell office:value-type="float" office:value="4244" calcext:value-type="float">
            <text:p>4244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?a</text:p>
          </table:table-cell>
          <table:table-cell office:value-type="float" office:value="0.557879900625021" calcext:value-type="float">
            <text:p>0.5578799006</text:p>
          </table:table-cell>
          <table:table-cell table:formula="of:=IF([.J467] &lt;&gt; 0; 1; 0)" office:value-type="float" office:value="1" calcext:value-type="float">
            <text:p>1</text:p>
          </table:table-cell>
          <table:table-cell table:formula="of:=IF(AND([.K467]=1; [.J467]&gt;=[.E4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KnownFor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00427004" calcext:value-type="float">
            <text:p>0.000427004</text:p>
          </table:table-cell>
          <table:table-cell office:value-type="float" office:value="0.039525692" calcext:value-type="float">
            <text:p>0.039525692</text:p>
          </table:table-cell>
          <table:table-cell office:value-type="float" office:value="10" calcext:value-type="float">
            <text:p>10</text:p>
          </table:table-cell>
          <table:table-cell office:value-type="float" office:value="23419" calcext:value-type="float">
            <text:p>2341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?a</text:p>
          </table:table-cell>
          <table:table-cell office:value-type="float" office:value="143.955700566267" calcext:value-type="float">
            <text:p>143.9557005663</text:p>
          </table:table-cell>
          <table:table-cell table:formula="of:=IF([.J468] &lt;&gt; 0; 1; 0)" office:value-type="float" office:value="1" calcext:value-type="float">
            <text:p>1</text:p>
          </table:table-cell>
          <table:table-cell table:formula="of:=IF(AND([.K468]=1; [.J468]&gt;=[.E4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b <text:s/>?f <text:s/>&lt;dealsWith&gt; <text:s/>?j <text:s/>?a <text:s/>&lt;isCitizenOf&gt; <text:s/>?f <text:s text:c="2"/>=&gt; ?a <text:s/>&lt;livesIn&gt; <text:s/>?b</text:p>
          </table:table-cell>
          <table:table-cell office:value-type="float" office:value="0.000517994" calcext:value-type="float">
            <text:p>0.000517994</text:p>
          </table:table-cell>
          <table:table-cell office:value-type="float" office:value="0.033646269" calcext:value-type="float">
            <text:p>0.033646269</text:p>
          </table:table-cell>
          <table:table-cell office:value-type="float" office:value="0.003465116" calcext:value-type="float">
            <text:p>0.003465116</text:p>
          </table:table-cell>
          <table:table-cell office:value-type="float" office:value="0.039536195" calcext:value-type="float">
            <text:p>0.039536195</text:p>
          </table:table-cell>
          <table:table-cell office:value-type="float" office:value="491" calcext:value-type="float">
            <text:p>491</text:p>
          </table:table-cell>
          <table:table-cell office:value-type="float" office:value="141698" calcext:value-type="float">
            <text:p>141698</text:p>
          </table:table-cell>
          <table:table-cell office:value-type="float" office:value="12419" calcext:value-type="float">
            <text:p>12419</text:p>
          </table:table-cell>
          <table:table-cell office:value-type="string" calcext:value-type="string">
            <text:p>?a</text:p>
          </table:table-cell>
          <table:table-cell office:value-type="float" office:value="1.9215414650249" calcext:value-type="float">
            <text:p>1.921541465</text:p>
          </table:table-cell>
          <table:table-cell table:formula="of:=IF([.J469] &lt;&gt; 0; 1; 0)" office:value-type="float" office:value="1" calcext:value-type="float">
            <text:p>1</text:p>
          </table:table-cell>
          <table:table-cell table:formula="of:=IF(AND([.K469]=1; [.J469]&gt;=[.E4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PoliticianOf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073972603" calcext:value-type="float">
            <text:p>0.073972603</text:p>
          </table:table-cell>
          <table:table-cell office:value-type="float" office:value="0.000519061" calcext:value-type="float">
            <text:p>0.000519061</text:p>
          </table:table-cell>
          <table:table-cell office:value-type="float" office:value="0.039633028" calcext:value-type="float">
            <text:p>0.039633028</text:p>
          </table:table-cell>
          <table:table-cell office:value-type="float" office:value="108" calcext:value-type="float">
            <text:p>108</text:p>
          </table:table-cell>
          <table:table-cell office:value-type="float" office:value="208068" calcext:value-type="float">
            <text:p>208068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?a</text:p>
          </table:table-cell>
          <table:table-cell office:value-type="float" office:value="0.439624119962221" calcext:value-type="float">
            <text:p>0.43962412</text:p>
          </table:table-cell>
          <table:table-cell table:formula="of:=IF([.J470] &lt;&gt; 0; 1; 0)" office:value-type="float" office:value="1" calcext:value-type="float">
            <text:p>1</text:p>
          </table:table-cell>
          <table:table-cell table:formula="of:=IF(AND([.K470]=1; [.J470]&gt;=[.E4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wasBornIn&gt; <text:s/>?f <text:s text:c="2"/>=&gt; ?a <text:s/>&lt;worksAt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18883415" calcext:value-type="float">
            <text:p>0.018883415</text:p>
          </table:table-cell>
          <table:table-cell office:value-type="float" office:value="0.001334262" calcext:value-type="float">
            <text:p>0.001334262</text:p>
          </table:table-cell>
          <table:table-cell office:value-type="float" office:value="0.039861352" calcext:value-type="float">
            <text:p>0.039861352</text:p>
          </table:table-cell>
          <table:table-cell office:value-type="float" office:value="46" calcext:value-type="float">
            <text:p>46</text:p>
          </table:table-cell>
          <table:table-cell office:value-type="float" office:value="34476" calcext:value-type="float">
            <text:p>34476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?a</text:p>
          </table:table-cell>
          <table:table-cell office:value-type="float" office:value="2.48465027955965" calcext:value-type="float">
            <text:p>2.4846502796</text:p>
          </table:table-cell>
          <table:table-cell table:formula="of:=IF([.J471] &lt;&gt; 0; 1; 0)" office:value-type="float" office:value="1" calcext:value-type="float">
            <text:p>1</text:p>
          </table:table-cell>
          <table:table-cell table:formula="of:=IF(AND([.K471]=1; [.J471]&gt;=[.E4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isPoliticianOf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063013699" calcext:value-type="float">
            <text:p>0.063013699</text:p>
          </table:table-cell>
          <table:table-cell office:value-type="float" office:value="0.00047556" calcext:value-type="float">
            <text:p>0.00047556</text:p>
          </table:table-cell>
          <table:table-cell office:value-type="float" office:value="0.039861352" calcext:value-type="float">
            <text:p>0.039861352</text:p>
          </table:table-cell>
          <table:table-cell office:value-type="float" office:value="92" calcext:value-type="float">
            <text:p>92</text:p>
          </table:table-cell>
          <table:table-cell office:value-type="float" office:value="193456" calcext:value-type="float">
            <text:p>193456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?a</text:p>
          </table:table-cell>
          <table:table-cell office:value-type="float" office:value="1.34785816077736" calcext:value-type="float">
            <text:p>1.3478581608</text:p>
          </table:table-cell>
          <table:table-cell table:formula="of:=IF([.J472] &lt;&gt; 0; 1; 0)" office:value-type="float" office:value="1" calcext:value-type="float">
            <text:p>1</text:p>
          </table:table-cell>
          <table:table-cell table:formula="of:=IF(AND([.K472]=1; [.J472]&gt;=[.E4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143477" calcext:value-type="float">
            <text:p>0.000143477</text:p>
          </table:table-cell>
          <table:table-cell office:value-type="float" office:value="0.021319956" calcext:value-type="float">
            <text:p>0.021319956</text:p>
          </table:table-cell>
          <table:table-cell office:value-type="float" office:value="0.000355478" calcext:value-type="float">
            <text:p>0.000355478</text:p>
          </table:table-cell>
          <table:table-cell office:value-type="float" office:value="0.039952996" calcext:value-type="float">
            <text:p>0.039952996</text:p>
          </table:table-cell>
          <table:table-cell office:value-type="float" office:value="136" calcext:value-type="float">
            <text:p>136</text:p>
          </table:table-cell>
          <table:table-cell office:value-type="float" office:value="382583" calcext:value-type="float">
            <text:p>382583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?a</text:p>
          </table:table-cell>
          <table:table-cell office:value-type="float" office:value="1.29443395591336" calcext:value-type="float">
            <text:p>1.2944339559</text:p>
          </table:table-cell>
          <table:table-cell table:formula="of:=IF([.J473] &lt;&gt; 0; 1; 0)" office:value-type="float" office:value="1" calcext:value-type="float">
            <text:p>1</text:p>
          </table:table-cell>
          <table:table-cell table:formula="of:=IF(AND([.K473]=1; [.J473]&gt;=[.E4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Currency&gt; <text:s/>?b <text:s/>?a <text:s/>&lt;imports&gt; <text:s/>?f <text:s text:c="2"/>=&gt; ?a <text:s/>&lt;hasCurrency&gt; <text:s/>?b</text:p>
          </table:table-cell>
          <table:table-cell office:value-type="float" office:value="0.00001477" calcext:value-type="float">
            <text:p>0.00001477</text:p>
          </table:table-cell>
          <table:table-cell office:value-type="float" office:value="0.037433155" calcext:value-type="float">
            <text:p>0.037433155</text:p>
          </table:table-cell>
          <table:table-cell office:value-type="float" office:value="0.014957265" calcext:value-type="float">
            <text:p>0.014957265</text:p>
          </table:table-cell>
          <table:table-cell office:value-type="float" office:value="0.040345821" calcext:value-type="float">
            <text:p>0.040345821</text:p>
          </table:table-cell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?a</text:p>
          </table:table-cell>
          <table:table-cell office:value-type="float" office:value="0.787243902439024" calcext:value-type="float">
            <text:p>0.7872439024</text:p>
          </table:table-cell>
          <table:table-cell table:formula="of:=IF([.J474] &lt;&gt; 0; 1; 0)" office:value-type="float" office:value="1" calcext:value-type="float">
            <text:p>1</text:p>
          </table:table-cell>
          <table:table-cell table:formula="of:=IF(AND([.K474]=1; [.J474]&gt;=[.E4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Currency&gt; <text:s/>?b <text:s/>?i <text:s/>&lt;imports&gt; <text:s/>?f <text:s text:c="2"/>=&gt; ?a <text:s/>&lt;hasCurrency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34759358" calcext:value-type="float">
            <text:p>0.034759358</text:p>
          </table:table-cell>
          <table:table-cell office:value-type="float" office:value="0.014823261" calcext:value-type="float">
            <text:p>0.014823261</text:p>
          </table:table-cell>
          <table:table-cell office:value-type="float" office:value="0.040498442" calcext:value-type="float">
            <text:p>0.040498442</text:p>
          </table:table-cell>
          <table:table-cell office:value-type="float" office:value="13" calcext:value-type="float">
            <text:p>13</text:p>
          </table:table-cell>
          <table:table-cell office:value-type="float" office:value="877" calcext:value-type="float">
            <text:p>87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?a</text:p>
          </table:table-cell>
          <table:table-cell office:value-type="float" office:value="0.517868667917448" calcext:value-type="float">
            <text:p>0.5178686679</text:p>
          </table:table-cell>
          <table:table-cell table:formula="of:=IF([.J475] &lt;&gt; 0; 1; 0)" office:value-type="float" office:value="1" calcext:value-type="float">
            <text:p>1</text:p>
          </table:table-cell>
          <table:table-cell table:formula="of:=IF(AND([.K475]=1; [.J475]&gt;=[.E4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directed&gt; <text:s/>?b</text:p>
          </table:table-cell>
          <table:table-cell office:value-type="float" office:value="0.000524324" calcext:value-type="float">
            <text:p>0.000524324</text:p>
          </table:table-cell>
          <table:table-cell office:value-type="float" office:value="0.014847788" calcext:value-type="float">
            <text:p>0.014847788</text:p>
          </table:table-cell>
          <table:table-cell office:value-type="float" office:value="0.033284222" calcext:value-type="float">
            <text:p>0.033284222</text:p>
          </table:table-cell>
          <table:table-cell office:value-type="float" office:value="0.041060806" calcext:value-type="float">
            <text:p>0.041060806</text:p>
          </table:table-cell>
          <table:table-cell office:value-type="float" office:value="497" calcext:value-type="float">
            <text:p>497</text:p>
          </table:table-cell>
          <table:table-cell office:value-type="float" office:value="14932" calcext:value-type="float">
            <text:p>14932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?b</text:p>
          </table:table-cell>
          <table:table-cell office:value-type="float" office:value="0.78836764364447" calcext:value-type="float">
            <text:p>0.7883676436</text:p>
          </table:table-cell>
          <table:table-cell table:formula="of:=IF([.J476] &lt;&gt; 0; 1; 0)" office:value-type="float" office:value="1" calcext:value-type="float">
            <text:p>1</text:p>
          </table:table-cell>
          <table:table-cell table:formula="of:=IF(AND([.K476]=1; [.J476]&gt;=[.E4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OfficialLanguage&gt; <text:s/>?b <text:s/>?a <text:s/>&lt;imports&gt; <text:s/>?f <text:s text:c="2"/>=&gt; ?a <text:s/>&lt;hasOfficialLanguage&gt; <text:s/>?b</text:p>
          </table:table-cell>
          <table:table-cell office:value-type="float" office:value="0.000081233" calcext:value-type="float">
            <text:p>0.000081233</text:p>
          </table:table-cell>
          <table:table-cell office:value-type="float" office:value="0.095890411" calcext:value-type="float">
            <text:p>0.095890411</text:p>
          </table:table-cell>
          <table:table-cell office:value-type="float" office:value="0.032849829" calcext:value-type="float">
            <text:p>0.032849829</text:p>
          </table:table-cell>
          <table:table-cell office:value-type="float" office:value="0.041375605" calcext:value-type="float">
            <text:p>0.041375605</text:p>
          </table:table-cell>
          <table:table-cell office:value-type="float" office:value="77" calcext:value-type="float">
            <text:p>77</text:p>
          </table:table-cell>
          <table:table-cell office:value-type="float" office:value="2344" calcext:value-type="float">
            <text:p>2344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?a</text:p>
          </table:table-cell>
          <table:table-cell office:value-type="float" office:value="1.59187886801423" calcext:value-type="float">
            <text:p>1.591878868</text:p>
          </table:table-cell>
          <table:table-cell table:formula="of:=IF([.J477] &lt;&gt; 0; 1; 0)" office:value-type="float" office:value="1" calcext:value-type="float">
            <text:p>1</text:p>
          </table:table-cell>
          <table:table-cell table:formula="of:=IF(AND([.K477]=1; [.J477]&gt;=[.E4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LeaderOf&gt; <text:s/>?b</text:p>
          </table:table-cell>
          <table:table-cell office:value-type="float" office:value="0.000266909" calcext:value-type="float">
            <text:p>0.000266909</text:p>
          </table:table-cell>
          <table:table-cell office:value-type="float" office:value="0.039661389" calcext:value-type="float">
            <text:p>0.039661389</text:p>
          </table:table-cell>
          <table:table-cell office:value-type="float" office:value="0.001215949" calcext:value-type="float">
            <text:p>0.001215949</text:p>
          </table:table-cell>
          <table:table-cell office:value-type="float" office:value="0.041387208" calcext:value-type="float">
            <text:p>0.041387208</text:p>
          </table:table-cell>
          <table:table-cell office:value-type="float" office:value="253" calcext:value-type="float">
            <text:p>253</text:p>
          </table:table-cell>
          <table:table-cell office:value-type="float" office:value="208068" calcext:value-type="float">
            <text:p>208068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?a</text:p>
          </table:table-cell>
          <table:table-cell office:value-type="float" office:value="0.378988556157062" calcext:value-type="float">
            <text:p>0.3789885562</text:p>
          </table:table-cell>
          <table:table-cell table:formula="of:=IF([.J478] &lt;&gt; 0; 1; 0)" office:value-type="float" office:value="1" calcext:value-type="float">
            <text:p>1</text:p>
          </table:table-cell>
          <table:table-cell table:formula="of:=IF(AND([.K478]=1; [.J478]&gt;=[.E4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001795546" calcext:value-type="float">
            <text:p>0.001795546</text:p>
          </table:table-cell>
          <table:table-cell office:value-type="float" office:value="0.041428244" calcext:value-type="float">
            <text:p>0.041428244</text:p>
          </table:table-cell>
          <table:table-cell office:value-type="float" office:value="181" calcext:value-type="float">
            <text:p>181</text:p>
          </table:table-cell>
          <table:table-cell office:value-type="float" office:value="100805" calcext:value-type="float">
            <text:p>100805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?a</text:p>
          </table:table-cell>
          <table:table-cell office:value-type="float" office:value="24.266177951305" calcext:value-type="float">
            <text:p>24.2661779513</text:p>
          </table:table-cell>
          <table:table-cell table:formula="of:=IF([.J479] &lt;&gt; 0; 1; 0)" office:value-type="float" office:value="1" calcext:value-type="float">
            <text:p>1</text:p>
          </table:table-cell>
          <table:table-cell table:formula="of:=IF(AND([.K479]=1; [.J479]&gt;=[.E4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33381713" calcext:value-type="float">
            <text:p>0.033381713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1" calcext:value-type="float">
            <text:p>0.041441441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?a</text:p>
          </table:table-cell>
          <table:table-cell office:value-type="float" office:value="0.105872756244237" calcext:value-type="float">
            <text:p>0.1058727562</text:p>
          </table:table-cell>
          <table:table-cell table:formula="of:=IF([.J480] &lt;&gt; 0; 1; 0)" office:value-type="float" office:value="1" calcext:value-type="float">
            <text:p>1</text:p>
          </table:table-cell>
          <table:table-cell table:formula="of:=IF(AND([.K480]=1; [.J480]&gt;=[.E4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249637155" calcext:value-type="float">
            <text:p>0.249637155</text:p>
          </table:table-cell>
          <table:table-cell office:value-type="float" office:value="0.031934645" calcext:value-type="float">
            <text:p>0.031934645</text:p>
          </table:table-cell>
          <table:table-cell office:value-type="float" office:value="0.041545894" calcext:value-type="float">
            <text:p>0.041545894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?a</text:p>
          </table:table-cell>
          <table:table-cell office:value-type="float" office:value="0.347363945578231" calcext:value-type="float">
            <text:p>0.3473639456</text:p>
          </table:table-cell>
          <table:table-cell table:formula="of:=IF([.J481] &lt;&gt; 0; 1; 0)" office:value-type="float" office:value="1" calcext:value-type="float">
            <text:p>1</text:p>
          </table:table-cell>
          <table:table-cell table:formula="of:=IF(AND([.K481]=1; [.J481]&gt;=[.E4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wasBornIn&gt; <text:s/>?b <text:s/>?e <text:s/>&lt;wasBornIn&gt; <text:s/>?j <text:s text:c="2"/>=&gt; ?a <text:s/>&lt;hasCapital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44832468" calcext:value-type="float">
            <text:p>0.044832468</text:p>
          </table:table-cell>
          <table:table-cell office:value-type="float" office:value="0.021674652" calcext:value-type="float">
            <text:p>0.021674652</text:p>
          </table:table-cell>
          <table:table-cell office:value-type="float" office:value="0.041575492" calcext:value-type="float">
            <text:p>0.041575492</text:p>
          </table:table-cell>
          <table:table-cell office:value-type="float" office:value="95" calcext:value-type="float">
            <text:p>95</text:p>
          </table:table-cell>
          <table:table-cell office:value-type="float" office:value="4383" calcext:value-type="float">
            <text:p>4383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?a</text:p>
          </table:table-cell>
          <table:table-cell office:value-type="float" office:value="1.8128654173221" calcext:value-type="float">
            <text:p>1.8128654173</text:p>
          </table:table-cell>
          <table:table-cell table:formula="of:=IF([.J482] &lt;&gt; 0; 1; 0)" office:value-type="float" office:value="1" calcext:value-type="float">
            <text:p>1</text:p>
          </table:table-cell>
          <table:table-cell table:formula="of:=IF(AND([.K482]=1; [.J482]&gt;=[.E4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exports&gt; <text:s/>?f <text:s/>?a <text:s/>&lt;livesIn&gt; <text:s/>?j <text:s text:c="2"/>=&gt; ?a <text:s/>&lt;isCitizenOf&gt; <text:s/>?b</text:p>
          </table:table-cell>
          <table:table-cell office:value-type="float" office:value="0.000554918" calcext:value-type="float">
            <text:p>0.000554918</text:p>
          </table:table-cell>
          <table:table-cell office:value-type="float" office:value="0.036101579" calcext:value-type="float">
            <text:p>0.036101579</text:p>
          </table:table-cell>
          <table:table-cell office:value-type="float" office:value="0.012616027" calcext:value-type="float">
            <text:p>0.012616027</text:p>
          </table:table-cell>
          <table:table-cell office:value-type="float" office:value="0.041627097" calcext:value-type="float">
            <text:p>0.041627097</text:p>
          </table:table-cell>
          <table:table-cell office:value-type="float" office:value="526" calcext:value-type="float">
            <text:p>526</text:p>
          </table:table-cell>
          <table:table-cell office:value-type="float" office:value="41693" calcext:value-type="float">
            <text:p>41693</text:p>
          </table:table-cell>
          <table:table-cell office:value-type="float" office:value="12636" calcext:value-type="float">
            <text:p>12636</text:p>
          </table:table-cell>
          <table:table-cell office:value-type="string" calcext:value-type="string">
            <text:p>?a</text:p>
          </table:table-cell>
          <table:table-cell office:value-type="float" office:value="18.5132578247231" calcext:value-type="float">
            <text:p>18.5132578247</text:p>
          </table:table-cell>
          <table:table-cell table:formula="of:=IF([.J483] &lt;&gt; 0; 1; 0)" office:value-type="float" office:value="1" calcext:value-type="float">
            <text:p>1</text:p>
          </table:table-cell>
          <table:table-cell table:formula="of:=IF(AND([.K483]=1; [.J483]&gt;=[.E4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a <text:s/>&lt;hasChild&gt; <text:s/>?f <text:s/>?i <text:s/>&lt;isMarriedTo&gt; <text:s/>?f <text:s text:c="2"/>=&gt; ?a <text:s/>&lt;hasChil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9731718" calcext:value-type="float">
            <text:p>0.019731718</text:p>
          </table:table-cell>
          <table:table-cell table:number-columns-repeated="2" office:value-type="float" office:value="0.041704774" calcext:value-type="float">
            <text:p>0.04170477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5467" calcext:value-type="float">
            <text:p>5467</text:p>
          </table:table-cell>
          <table:table-cell office:value-type="string" calcext:value-type="string">
            <text:p>?b</text:p>
          </table:table-cell>
          <table:table-cell office:value-type="float" office:value="0.363427129933647" calcext:value-type="float">
            <text:p>0.3634271299</text:p>
          </table:table-cell>
          <table:table-cell table:formula="of:=IF([.J484] &lt;&gt; 0; 1; 0)" office:value-type="float" office:value="1" calcext:value-type="float">
            <text:p>1</text:p>
          </table:table-cell>
          <table:table-cell table:formula="of:=IF(AND([.K484]=1; [.J484]&gt;=[.E4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3" calcext:value-type="float">
            <text:p>0.032083863</text:p>
          </table:table-cell>
          <table:table-cell office:value-type="float" office:value="0.042118432" calcext:value-type="float">
            <text:p>0.042118432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?a</text:p>
          </table:table-cell>
          <table:table-cell office:value-type="float" office:value="0.361206840496781" calcext:value-type="float">
            <text:p>0.3612068405</text:p>
          </table:table-cell>
          <table:table-cell table:formula="of:=IF([.J485] &lt;&gt; 0; 1; 0)" office:value-type="float" office:value="1" calcext:value-type="float">
            <text:p>1</text:p>
          </table:table-cell>
          <table:table-cell table:formula="of:=IF(AND([.K485]=1; [.J485]&gt;=[.E4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23367199" calcext:value-type="float">
            <text:p>0.123367199</text:p>
          </table:table-cell>
          <table:table-cell office:value-type="float" office:value="0.035387177" calcext:value-type="float">
            <text:p>0.035387177</text:p>
          </table:table-cell>
          <table:table-cell office:value-type="float" office:value="0.042141795" calcext:value-type="float">
            <text:p>0.042141795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  <table:table-cell office:value-type="float" office:value="0.451760456065202" calcext:value-type="float">
            <text:p>0.4517604561</text:p>
          </table:table-cell>
          <table:table-cell table:formula="of:=IF([.J486] &lt;&gt; 0; 1; 0)" office:value-type="float" office:value="1" calcext:value-type="float">
            <text:p>1</text:p>
          </table:table-cell>
          <table:table-cell table:formula="of:=IF(AND([.K486]=1; [.J486]&gt;=[.E4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0485289" calcext:value-type="float">
            <text:p>0.000485289</text:p>
          </table:table-cell>
          <table:table-cell office:value-type="float" office:value="0.022799366" calcext:value-type="float">
            <text:p>0.022799366</text:p>
          </table:table-cell>
          <table:table-cell office:value-type="float" office:value="0.020981573" calcext:value-type="float">
            <text:p>0.020981573</text:p>
          </table:table-cell>
          <table:table-cell office:value-type="float" office:value="0.042232831" calcext:value-type="float">
            <text:p>0.042232831</text:p>
          </table:table-cell>
          <table:table-cell office:value-type="float" office:value="460" calcext:value-type="float">
            <text:p>460</text:p>
          </table:table-cell>
          <table:table-cell office:value-type="float" office:value="21924" calcext:value-type="float">
            <text:p>21924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?b</text:p>
          </table:table-cell>
          <table:table-cell office:value-type="float" office:value="0.202811861499784" calcext:value-type="float">
            <text:p>0.2028118615</text:p>
          </table:table-cell>
          <table:table-cell table:formula="of:=IF([.J487] &lt;&gt; 0; 1; 0)" office:value-type="float" office:value="1" calcext:value-type="float">
            <text:p>1</text:p>
          </table:table-cell>
          <table:table-cell table:formula="of:=IF(AND([.K487]=1; [.J487]&gt;=[.E4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1942213" calcext:value-type="float">
            <text:p>0.001942213</text:p>
          </table:table-cell>
          <table:table-cell office:value-type="float" office:value="0.054999552" calcext:value-type="float">
            <text:p>0.054999552</text:p>
          </table:table-cell>
          <table:table-cell office:value-type="float" office:value="0.038587298" calcext:value-type="float">
            <text:p>0.038587298</text:p>
          </table:table-cell>
          <table:table-cell office:value-type="float" office:value="0.042350072" calcext:value-type="float">
            <text:p>0.042350072</text:p>
          </table:table-cell>
          <table:table-cell office:value-type="float" office:value="1841" calcext:value-type="float">
            <text:p>1841</text:p>
          </table:table-cell>
          <table:table-cell office:value-type="float" office:value="47710" calcext:value-type="float">
            <text:p>47710</text:p>
          </table:table-cell>
          <table:table-cell office:value-type="float" office:value="43471" calcext:value-type="float">
            <text:p>43471</text:p>
          </table:table-cell>
          <table:table-cell office:value-type="string" calcext:value-type="string">
            <text:p>?b</text:p>
          </table:table-cell>
          <table:table-cell office:value-type="float" office:value="0.472276233937083" calcext:value-type="float">
            <text:p>0.4722762339</text:p>
          </table:table-cell>
          <table:table-cell table:formula="of:=IF([.J488] &lt;&gt; 0; 1; 0)" office:value-type="float" office:value="1" calcext:value-type="float">
            <text:p>1</text:p>
          </table:table-cell>
          <table:table-cell table:formula="of:=IF(AND([.K488]=1; [.J488]&gt;=[.E4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2611068" calcext:value-type="float">
            <text:p>0.002611068</text:p>
          </table:table-cell>
          <table:table-cell office:value-type="float" office:value="0.177419355" calcext:value-type="float">
            <text:p>0.177419355</text:p>
          </table:table-cell>
          <table:table-cell table:number-columns-repeated="2" office:value-type="float" office:value="0.042555021" calcext:value-type="float">
            <text:p>0.042555021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office:value-type="float" office:value="0.5211205058974" calcext:value-type="float">
            <text:p>0.5211205059</text:p>
          </table:table-cell>
          <table:table-cell table:formula="of:=IF([.J489] &lt;&gt; 0; 1; 0)" office:value-type="float" office:value="1" calcext:value-type="float">
            <text:p>1</text:p>
          </table:table-cell>
          <table:table-cell table:formula="of:=IF(AND([.K489]=1; [.J489]&gt;=[.E4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isCitizenOf&gt; <text:s/>?a <text:s/>?i <text:s/>&lt;lives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29126214" calcext:value-type="float">
            <text:p>0.029126214</text:p>
          </table:table-cell>
          <table:table-cell office:value-type="float" office:value="0.042857143" calcext:value-type="float">
            <text:p>0.042857143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a</text:p>
          </table:table-cell>
          <table:table-cell office:value-type="float" office:value="0.496867989624925" calcext:value-type="float">
            <text:p>0.4968679896</text:p>
          </table:table-cell>
          <table:table-cell table:formula="of:=IF([.J490] &lt;&gt; 0; 1; 0)" office:value-type="float" office:value="1" calcext:value-type="float">
            <text:p>1</text:p>
          </table:table-cell>
          <table:table-cell table:formula="of:=IF(AND([.K490]=1; [.J490]&gt;=[.E4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wasBornIn&gt; <text:s/>?b</text:p>
          </table:table-cell>
          <table:table-cell office:value-type="float" office:value="0.001030712" calcext:value-type="float">
            <text:p>0.001030712</text:p>
          </table:table-cell>
          <table:table-cell office:value-type="float" office:value="0.017457963" calcext:value-type="float">
            <text:p>0.017457963</text:p>
          </table:table-cell>
          <table:table-cell office:value-type="float" office:value="0.01058138" calcext:value-type="float">
            <text:p>0.01058138</text:p>
          </table:table-cell>
          <table:table-cell office:value-type="float" office:value="0.043310577" calcext:value-type="float">
            <text:p>0.043310577</text:p>
          </table:table-cell>
          <table:table-cell office:value-type="float" office:value="977" calcext:value-type="float">
            <text:p>977</text:p>
          </table:table-cell>
          <table:table-cell office:value-type="float" office:value="92332" calcext:value-type="float">
            <text:p>92332</text:p>
          </table:table-cell>
          <table:table-cell office:value-type="float" office:value="22558" calcext:value-type="float">
            <text:p>22558</text:p>
          </table:table-cell>
          <table:table-cell office:value-type="string" calcext:value-type="string">
            <text:p>?a</text:p>
          </table:table-cell>
          <table:table-cell office:value-type="float" office:value="21.5018170105546" calcext:value-type="float">
            <text:p>21.5018170106</text:p>
          </table:table-cell>
          <table:table-cell table:formula="of:=IF([.J491] &lt;&gt; 0; 1; 0)" office:value-type="float" office:value="1" calcext:value-type="float">
            <text:p>1</text:p>
          </table:table-cell>
          <table:table-cell table:formula="of:=IF(AND([.K491]=1; [.J491]&gt;=[.E4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a <text:s/>&lt;wasBornIn&gt; <text:s/>?f <text:s/>?i <text:s/>&lt;worksAt&gt; <text:s/>?b <text:s text:c="2"/>=&gt; ?a <text:s/>&lt;worksAt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083744" calcext:value-type="float">
            <text:p>0.011083744</text:p>
          </table:table-cell>
          <table:table-cell office:value-type="float" office:value="0.001062992" calcext:value-type="float">
            <text:p>0.001062992</text:p>
          </table:table-cell>
          <table:table-cell office:value-type="float" office:value="0.043338684" calcext:value-type="float">
            <text:p>0.043338684</text:p>
          </table:table-cell>
          <table:table-cell office:value-type="float" office:value="27" calcext:value-type="float">
            <text:p>27</text:p>
          </table:table-cell>
          <table:table-cell office:value-type="float" office:value="25400" calcext:value-type="float">
            <text:p>2540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?a</text:p>
          </table:table-cell>
          <table:table-cell office:value-type="float" office:value="5.17203651984036" calcext:value-type="float">
            <text:p>5.1720365198</text:p>
          </table:table-cell>
          <table:table-cell table:formula="of:=IF([.J492] &lt;&gt; 0; 1; 0)" office:value-type="float" office:value="1" calcext:value-type="float">
            <text:p>1</text:p>
          </table:table-cell>
          <table:table-cell table:formula="of:=IF(AND([.K492]=1; [.J492]&gt;=[.E4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742" calcext:value-type="float">
            <text:p>0.001990742</text:p>
          </table:table-cell>
          <table:table-cell office:value-type="float" office:value="0.135268817" calcext:value-type="float">
            <text:p>0.135268817</text:p>
          </table:table-cell>
          <table:table-cell office:value-type="float" office:value="0.028122625" calcext:value-type="float">
            <text:p>0.028122625</text:p>
          </table:table-cell>
          <table:table-cell office:value-type="float" office:value="0.043576658" calcext:value-type="float">
            <text:p>0.043576658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float" office:value="43303" calcext:value-type="float">
            <text:p>43303</text:p>
          </table:table-cell>
          <table:table-cell office:value-type="string" calcext:value-type="string">
            <text:p>?b</text:p>
          </table:table-cell>
          <table:table-cell office:value-type="float" office:value="0.397314906920563" calcext:value-type="float">
            <text:p>0.3973149069</text:p>
          </table:table-cell>
          <table:table-cell table:formula="of:=IF([.J493] &lt;&gt; 0; 1; 0)" office:value-type="float" office:value="1" calcext:value-type="float">
            <text:p>1</text:p>
          </table:table-cell>
          <table:table-cell table:formula="of:=IF(AND([.K493]=1; [.J493]&gt;=[.E4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wasBornIn&gt; <text:s/>?f <text:s text:c="2"/>=&gt; ?a <text:s/>&lt;diedIn&gt; <text:s/>?b</text:p>
          </table:table-cell>
          <table:table-cell office:value-type="float" office:value="0.015536646" calcext:value-type="float">
            <text:p>0.015536646</text:p>
          </table:table-cell>
          <table:table-cell office:value-type="float" office:value="0.664695793" calcext:value-type="float">
            <text:p>0.664695793</text:p>
          </table:table-cell>
          <table:table-cell table:number-columns-repeated="2" office:value-type="float" office:value="0.044165145" calcext:value-type="float">
            <text:p>0.044165145</text:p>
          </table:table-cell>
          <table:table-cell office:value-type="float" office:value="14727" calcext:value-type="float">
            <text:p>14727</text:p>
          </table:table-cell>
          <table:table-cell table:number-columns-repeated="2" office:value-type="float" office:value="333453" calcext:value-type="float">
            <text:p>333453</text:p>
          </table:table-cell>
          <table:table-cell office:value-type="string" calcext:value-type="string">
            <text:p>?a</text:p>
          </table:table-cell>
          <table:table-cell office:value-type="float" office:value="5.23699639286267" calcext:value-type="float">
            <text:p>5.2369963929</text:p>
          </table:table-cell>
          <table:table-cell table:formula="of:=IF([.J494] &lt;&gt; 0; 1; 0)" office:value-type="float" office:value="1" calcext:value-type="float">
            <text:p>1</text:p>
          </table:table-cell>
          <table:table-cell table:formula="of:=IF(AND([.K494]=1; [.J494]&gt;=[.E4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urrency&gt; <text:s/>?f <text:s/>?j <text:s/>&lt;hasCurrency&gt; <text:s/>?f <text:s/>?a <text:s/>&lt;isCitizenOf&gt; <text:s/>?j <text:s text:c="2"/>=&gt; ?a <text:s/>&lt;livesIn&gt; <text:s/>?b</text:p>
          </table:table-cell>
          <table:table-cell office:value-type="float" office:value="0.000349197" calcext:value-type="float">
            <text:p>0.000349197</text:p>
          </table:table-cell>
          <table:table-cell office:value-type="float" office:value="0.022682108" calcext:value-type="float">
            <text:p>0.022682108</text:p>
          </table:table-cell>
          <table:table-cell office:value-type="float" office:value="0.003730839" calcext:value-type="float">
            <text:p>0.003730839</text:p>
          </table:table-cell>
          <table:table-cell office:value-type="float" office:value="0.044693492" calcext:value-type="float">
            <text:p>0.044693492</text:p>
          </table:table-cell>
          <table:table-cell office:value-type="float" office:value="331" calcext:value-type="float">
            <text:p>331</text:p>
          </table:table-cell>
          <table:table-cell office:value-type="float" office:value="88720" calcext:value-type="float">
            <text:p>88720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?a</text:p>
          </table:table-cell>
          <table:table-cell office:value-type="float" office:value="0.648386785077433" calcext:value-type="float">
            <text:p>0.6483867851</text:p>
          </table:table-cell>
          <table:table-cell table:formula="of:=IF([.J495] &lt;&gt; 0; 1; 0)" office:value-type="float" office:value="1" calcext:value-type="float">
            <text:p>1</text:p>
          </table:table-cell>
          <table:table-cell table:formula="of:=IF(AND([.K495]=1; [.J495]&gt;=[.E4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livesIn&gt; <text:s/>?f <text:s text:c="2"/>=&gt; ?a <text:s/>&lt;isCitizenOf&gt; <text:s/>?b</text:p>
          </table:table-cell>
          <table:table-cell office:value-type="float" office:value="0.000891456" calcext:value-type="float">
            <text:p>0.000891456</text:p>
          </table:table-cell>
          <table:table-cell office:value-type="float" office:value="0.057995882" calcext:value-type="float">
            <text:p>0.057995882</text:p>
          </table:table-cell>
          <table:table-cell table:number-columns-repeated="2" office:value-type="float" office:value="0.044806193" calcext:value-type="float">
            <text:p>0.04480619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18859" calcext:value-type="float">
            <text:p>18859</text:p>
          </table:table-cell>
          <table:table-cell office:value-type="string" calcext:value-type="string">
            <text:p>?a</text:p>
          </table:table-cell>
          <table:table-cell office:value-type="float" office:value="0.923714467825902" calcext:value-type="float">
            <text:p>0.9237144678</text:p>
          </table:table-cell>
          <table:table-cell table:formula="of:=IF([.J496] &lt;&gt; 0; 1; 0)" office:value-type="float" office:value="1" calcext:value-type="float">
            <text:p>1</text:p>
          </table:table-cell>
          <table:table-cell table:formula="of:=IF(AND([.K496]=1; [.J496]&gt;=[.E4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livesIn&gt; <text:s/>?f <text:s text:c="2"/>=&gt; ?a <text:s/>&lt;graduatedFrom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23073684" calcext:value-type="float">
            <text:p>0.023073684</text:p>
          </table:table-cell>
          <table:table-cell office:value-type="float" office:value="0.003479144" calcext:value-type="float">
            <text:p>0.003479144</text:p>
          </table:table-cell>
          <table:table-cell office:value-type="float" office:value="0.044859201" calcext:value-type="float">
            <text:p>0.044859201</text:p>
          </table:table-cell>
          <table:table-cell office:value-type="float" office:value="274" calcext:value-type="float">
            <text:p>274</text:p>
          </table:table-cell>
          <table:table-cell office:value-type="float" office:value="78755" calcext:value-type="float">
            <text:p>78755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?a</text:p>
          </table:table-cell>
          <table:table-cell office:value-type="float" office:value="6.09201548634408" calcext:value-type="float">
            <text:p>6.0920154863</text:p>
          </table:table-cell>
          <table:table-cell table:formula="of:=IF([.J497] &lt;&gt; 0; 1; 0)" office:value-type="float" office:value="1" calcext:value-type="float">
            <text:p>1</text:p>
          </table:table-cell>
          <table:table-cell table:formula="of:=IF(AND([.K497]=1; [.J497]&gt;=[.E4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dealsWith&gt; <text:s/>?j <text:s/>?j <text:s/>&lt;imports&gt; <text:s/>?b <text:s text:c="2"/>=&gt; ?a <text:s/>&lt;ex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149901381" calcext:value-type="float">
            <text:p>0.149901381</text:p>
          </table:table-cell>
          <table:table-cell office:value-type="float" office:value="0.039686684" calcext:value-type="float">
            <text:p>0.039686684</text:p>
          </table:table-cell>
          <table:table-cell office:value-type="float" office:value="0.044970414" calcext:value-type="float">
            <text:p>0.044970414</text:p>
          </table:table-cell>
          <table:table-cell office:value-type="float" office:value="76" calcext:value-type="float">
            <text:p>76</text:p>
          </table:table-cell>
          <table:table-cell office:value-type="float" office:value="1915" calcext:value-type="float">
            <text:p>191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?b</text:p>
          </table:table-cell>
          <table:table-cell office:value-type="float" office:value="0.894250308534595" calcext:value-type="float">
            <text:p>0.8942503085</text:p>
          </table:table-cell>
          <table:table-cell table:formula="of:=IF([.J498] &lt;&gt; 0; 1; 0)" office:value-type="float" office:value="1" calcext:value-type="float">
            <text:p>1</text:p>
          </table:table-cell>
          <table:table-cell table:formula="of:=IF(AND([.K498]=1; [.J498]&gt;=[.E4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mports&gt; <text:s/>?b <text:s/>?a <text:s/>&lt;imports&gt; <text:s/>?f <text:s/>?i <text:s/>&lt;imports&gt; <text:s/>?f <text:s text:c="2"/>=&gt; ?a <text:s/>&lt;exports&gt; <text:s/>?b</text:p>
          </table:table-cell>
          <table:table-cell office:value-type="float" office:value="0.000140312" calcext:value-type="float">
            <text:p>0.000140312</text:p>
          </table:table-cell>
          <table:table-cell office:value-type="float" office:value="0.262327416" calcext:value-type="float">
            <text:p>0.262327416</text:p>
          </table:table-cell>
          <table:table-cell office:value-type="float" office:value="0.03626943" calcext:value-type="float">
            <text:p>0.03626943</text:p>
          </table:table-cell>
          <table:table-cell office:value-type="float" office:value="0.045054201" calcext:value-type="float">
            <text:p>0.045054201</text:p>
          </table:table-cell>
          <table:table-cell office:value-type="float" office:value="133" calcext:value-type="float">
            <text:p>133</text:p>
          </table:table-cell>
          <table:table-cell office:value-type="float" office:value="3667" calcext:value-type="float">
            <text:p>3667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?b</text:p>
          </table:table-cell>
          <table:table-cell office:value-type="float" office:value="0.550304878048781" calcext:value-type="float">
            <text:p>0.550304878</text:p>
          </table:table-cell>
          <table:table-cell table:formula="of:=IF([.J499] &lt;&gt; 0; 1; 0)" office:value-type="float" office:value="1" calcext:value-type="float">
            <text:p>1</text:p>
          </table:table-cell>
          <table:table-cell table:formula="of:=IF(AND([.K499]=1; [.J499]&gt;=[.E4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i <text:s/>&lt;isMarriedTo&gt; <text:s/>?a <text:s/>?i <text:s/>&lt;produced&gt; <text:s/>?f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363593" calcext:value-type="float">
            <text:p>0.01363593</text:p>
          </table:table-cell>
          <table:table-cell office:value-type="float" office:value="0.045253165" calcext:value-type="float">
            <text:p>0.045253165</text:p>
          </table:table-cell>
          <table:table-cell office:value-type="float" office:value="143" calcext:value-type="float">
            <text:p>143</text:p>
          </table:table-cell>
          <table:table-cell office:value-type="float" office:value="10487" calcext:value-type="float">
            <text:p>10487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?b</text:p>
          </table:table-cell>
          <table:table-cell office:value-type="float" office:value="0.935825574449584" calcext:value-type="float">
            <text:p>0.9358255744</text:p>
          </table:table-cell>
          <table:table-cell table:formula="of:=IF([.J500] &lt;&gt; 0; 1; 0)" office:value-type="float" office:value="1" calcext:value-type="float">
            <text:p>1</text:p>
          </table:table-cell>
          <table:table-cell table:formula="of:=IF(AND([.K500]=1; [.J500]&gt;=[.E5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livesIn&gt; <text:s/>?b <text:s text:c="2"/>=&gt; ?a <text:s/>&lt;dealsWith&gt; <text:s/>?b</text:p>
          </table:table-cell>
          <table:table-cell office:value-type="float" office:value="0.000597117" calcext:value-type="float">
            <text:p>0.000597117</text:p>
          </table:table-cell>
          <table:table-cell office:value-type="float" office:value="0.821480406" calcext:value-type="float">
            <text:p>0.821480406</text:p>
          </table:table-cell>
          <table:table-cell table:number-columns-repeated="2" office:value-type="float" office:value="0.045269135" calcext:value-type="float">
            <text:p>0.045269135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12503" calcext:value-type="float">
            <text:p>12503</text:p>
          </table:table-cell>
          <table:table-cell office:value-type="string" calcext:value-type="string">
            <text:p>?a</text:p>
          </table:table-cell>
          <table:table-cell office:value-type="float" office:value="0.404610706358522" calcext:value-type="float">
            <text:p>0.4046107064</text:p>
          </table:table-cell>
          <table:table-cell table:formula="of:=IF([.J501] &lt;&gt; 0; 1; 0)" office:value-type="float" office:value="1" calcext:value-type="float">
            <text:p>1</text:p>
          </table:table-cell>
          <table:table-cell table:formula="of:=IF(AND([.K501]=1; [.J501]&gt;=[.E5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03906674" calcext:value-type="float">
            <text:p>0.003906674</text:p>
          </table:table-cell>
          <table:table-cell office:value-type="float" office:value="0.045283019" calcext:value-type="float">
            <text:p>0.045283019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?a</text:p>
          </table:table-cell>
          <table:table-cell office:value-type="float" office:value="0.350176788195016" calcext:value-type="float">
            <text:p>0.3501767882</text:p>
          </table:table-cell>
          <table:table-cell table:formula="of:=IF([.J502] &lt;&gt; 0; 1; 0)" office:value-type="float" office:value="1" calcext:value-type="float">
            <text:p>1</text:p>
          </table:table-cell>
          <table:table-cell table:formula="of:=IF(AND([.K502]=1; [.J502]&gt;=[.E5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OfficialLanguage&gt; <text:s/>?f <text:s/>?i <text:s/>&lt;hasOfficialLanguage&gt; <text:s/>?f <text:s text:c="2"/>=&gt; ?a <text:s/>&lt;imports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273809524" calcext:value-type="float">
            <text:p>0.273809524</text:p>
          </table:table-cell>
          <table:table-cell office:value-type="float" office:value="0.009622424" calcext:value-type="float">
            <text:p>0.009622424</text:p>
          </table:table-cell>
          <table:table-cell office:value-type="float" office:value="0.045320197" calcext:value-type="float">
            <text:p>0.045320197</text:p>
          </table:table-cell>
          <table:table-cell office:value-type="float" office:value="92" calcext:value-type="float">
            <text:p>92</text:p>
          </table:table-cell>
          <table:table-cell office:value-type="float" office:value="9561" calcext:value-type="float">
            <text:p>95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?a</text:p>
          </table:table-cell>
          <table:table-cell office:value-type="float" office:value="1.09779236952338" calcext:value-type="float">
            <text:p>1.0977923695</text:p>
          </table:table-cell>
          <table:table-cell table:formula="of:=IF([.J503] &lt;&gt; 0; 1; 0)" office:value-type="float" office:value="1" calcext:value-type="float">
            <text:p>1</text:p>
          </table:table-cell>
          <table:table-cell table:formula="of:=IF(AND([.K503]=1; [.J503]&gt;=[.E5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j <text:s/>&lt;exports&gt; <text:s/>?f <text:s/>?b <text:s/>&lt;imports&gt; <text:s/>?f <text:s text:c="2"/>=&gt; ?a <text:s/>&lt;dealsWith&gt; <text:s/>?b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529753266" calcext:value-type="float">
            <text:p>0.529753266</text:p>
          </table:table-cell>
          <table:table-cell table:number-columns-repeated="2" office:value-type="float" office:value="0.045381077" calcext:value-type="float">
            <text:p>0.045381077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8043" calcext:value-type="float">
            <text:p>8043</text:p>
          </table:table-cell>
          <table:table-cell office:value-type="string" calcext:value-type="string">
            <text:p>?a</text:p>
          </table:table-cell>
          <table:table-cell office:value-type="float" office:value="1.40397981741191" calcext:value-type="float">
            <text:p>1.4039798174</text:p>
          </table:table-cell>
          <table:table-cell table:formula="of:=IF([.J504] &lt;&gt; 0; 1; 0)" office:value-type="float" office:value="1" calcext:value-type="float">
            <text:p>1</text:p>
          </table:table-cell>
          <table:table-cell table:formula="of:=IF(AND([.K504]=1; [.J504]&gt;=[.E5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isPoliticianOf&gt; <text:s/>?b</text:p>
          </table:table-cell>
          <table:table-cell office:value-type="float" office:value="0.000063299" calcext:value-type="float">
            <text:p>0.000063299</text:p>
          </table:table-cell>
          <table:table-cell office:value-type="float" office:value="0.04109589" calcext:value-type="float">
            <text:p>0.04109589</text:p>
          </table:table-cell>
          <table:table-cell office:value-type="float" office:value="0.000921418" calcext:value-type="float">
            <text:p>0.000921418</text:p>
          </table:table-cell>
          <table:table-cell office:value-type="float" office:value="0.045696877" calcext:value-type="float">
            <text:p>0.045696877</text:p>
          </table:table-cell>
          <table:table-cell office:value-type="float" office:value="60" calcext:value-type="float">
            <text:p>60</text:p>
          </table:table-cell>
          <table:table-cell office:value-type="float" office:value="65117" calcext:value-type="float">
            <text:p>65117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?a</text:p>
          </table:table-cell>
          <table:table-cell office:value-type="float" office:value="1.5737647900024" calcext:value-type="float">
            <text:p>1.57376479</text:p>
          </table:table-cell>
          <table:table-cell table:formula="of:=IF([.J505] &lt;&gt; 0; 1; 0)" office:value-type="float" office:value="1" calcext:value-type="float">
            <text:p>1</text:p>
          </table:table-cell>
          <table:table-cell table:formula="of:=IF(AND([.K505]=1; [.J505]&gt;=[.E5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7288836" calcext:value-type="float">
            <text:p>0.007288836</text:p>
          </table:table-cell>
          <table:table-cell office:value-type="float" office:value="0.12345657" calcext:value-type="float">
            <text:p>0.12345657</text:p>
          </table:table-cell>
          <table:table-cell table:number-columns-repeated="2" office:value-type="float" office:value="0.046022875" calcext:value-type="float">
            <text:p>0.046022875</text:p>
          </table:table-cell>
          <table:table-cell office:value-type="float" office:value="6909" calcext:value-type="float">
            <text:p>6909</text:p>
          </table:table-cell>
          <table:table-cell table:number-columns-repeated="2" office:value-type="float" office:value="150121" calcext:value-type="float">
            <text:p>150121</text:p>
          </table:table-cell>
          <table:table-cell office:value-type="string" calcext:value-type="string">
            <text:p>?a</text:p>
          </table:table-cell>
          <table:table-cell office:value-type="float" office:value="1.71299738889077" calcext:value-type="float">
            <text:p>1.7129973889</text:p>
          </table:table-cell>
          <table:table-cell table:formula="of:=IF([.J506] &lt;&gt; 0; 1; 0)" office:value-type="float" office:value="1" calcext:value-type="float">
            <text:p>1</text:p>
          </table:table-cell>
          <table:table-cell table:formula="of:=IF(AND([.K506]=1; [.J506]&gt;=[.E5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3579537" calcext:value-type="float">
            <text:p>0.003579537</text:p>
          </table:table-cell>
          <table:table-cell office:value-type="float" office:value="0.232508737" calcext:value-type="float">
            <text:p>0.232508737</text:p>
          </table:table-cell>
          <table:table-cell table:number-columns-repeated="2" office:value-type="float" office:value="0.046089272" calcext:value-type="float">
            <text:p>0.046089272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73618" calcext:value-type="float">
            <text:p>73618</text:p>
          </table:table-cell>
          <table:table-cell office:value-type="string" calcext:value-type="string">
            <text:p>?a</text:p>
          </table:table-cell>
          <table:table-cell office:value-type="float" office:value="3.45808526086982" calcext:value-type="float">
            <text:p>3.4580852609</text:p>
          </table:table-cell>
          <table:table-cell table:formula="of:=IF([.J507] &lt;&gt; 0; 1; 0)" office:value-type="float" office:value="1" calcext:value-type="float">
            <text:p>1</text:p>
          </table:table-cell>
          <table:table-cell table:formula="of:=IF(AND([.K507]=1; [.J507]&gt;=[.E5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livesIn&gt; <text:s/>?b <text:s text:c="2"/>=&gt; ?a <text:s/>&lt;dealsWith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50943396" calcext:value-type="float">
            <text:p>0.150943396</text:p>
          </table:table-cell>
          <table:table-cell office:value-type="float" office:value="0.034098361" calcext:value-type="float">
            <text:p>0.034098361</text:p>
          </table:table-cell>
          <table:table-cell office:value-type="float" office:value="0.046283934" calcext:value-type="float">
            <text:p>0.046283934</text:p>
          </table:table-cell>
          <table:table-cell office:value-type="float" office:value="104" calcext:value-type="float">
            <text:p>104</text:p>
          </table:table-cell>
          <table:table-cell office:value-type="float" office:value="3050" calcext:value-type="float">
            <text:p>3050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?a</text:p>
          </table:table-cell>
          <table:table-cell office:value-type="float" office:value="0.137426401174562" calcext:value-type="float">
            <text:p>0.1374264012</text:p>
          </table:table-cell>
          <table:table-cell table:formula="of:=IF([.J508] &lt;&gt; 0; 1; 0)" office:value-type="float" office:value="1" calcext:value-type="float">
            <text:p>1</text:p>
          </table:table-cell>
          <table:table-cell table:formula="of:=IF(AND([.K508]=1; [.J508]&gt;=[.E5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livesIn&gt; <text:s/>?f <text:s text:c="2"/>=&gt; ?a <text:s/>&lt;graduatedFrom&gt; <text:s/>?b</text:p>
          </table:table-cell>
          <table:table-cell office:value-type="float" office:value="0.000264799" calcext:value-type="float">
            <text:p>0.000264799</text:p>
          </table:table-cell>
          <table:table-cell office:value-type="float" office:value="0.021136842" calcext:value-type="float">
            <text:p>0.021136842</text:p>
          </table:table-cell>
          <table:table-cell office:value-type="float" office:value="0.011038304" calcext:value-type="float">
            <text:p>0.011038304</text:p>
          </table:table-cell>
          <table:table-cell office:value-type="float" office:value="0.04630142" calcext:value-type="float">
            <text:p>0.04630142</text:p>
          </table:table-cell>
          <table:table-cell office:value-type="float" office:value="251" calcext:value-type="float">
            <text:p>251</text:p>
          </table:table-cell>
          <table:table-cell office:value-type="float" office:value="22739" calcext:value-type="float">
            <text:p>22739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?a</text:p>
          </table:table-cell>
          <table:table-cell office:value-type="float" office:value="4.17984076099403" calcext:value-type="float">
            <text:p>4.179840761</text:p>
          </table:table-cell>
          <table:table-cell table:formula="of:=IF([.J509] &lt;&gt; 0; 1; 0)" office:value-type="float" office:value="1" calcext:value-type="float">
            <text:p>1</text:p>
          </table:table-cell>
          <table:table-cell table:formula="of:=IF(AND([.K509]=1; [.J509]&gt;=[.E5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i <text:s/>&lt;exports&gt; <text:s/>?f <text:s/>?a <text:s/>&lt;imports&gt; <text:s/>?f <text:s text:c="2"/>=&gt; ?a <text:s/>&lt;exports&gt; <text:s/>?b</text:p>
          </table:table-cell>
          <table:table-cell office:value-type="float" office:value="0.000258469" calcext:value-type="float">
            <text:p>0.000258469</text:p>
          </table:table-cell>
          <table:table-cell office:value-type="float" office:value="0.483234714" calcext:value-type="float">
            <text:p>0.483234714</text:p>
          </table:table-cell>
          <table:table-cell table:number-columns-repeated="2" office:value-type="float" office:value="0.046436694" calcext:value-type="float">
            <text:p>0.04643669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5276" calcext:value-type="float">
            <text:p>5276</text:p>
          </table:table-cell>
          <table:table-cell office:value-type="string" calcext:value-type="string">
            <text:p>?b</text:p>
          </table:table-cell>
          <table:table-cell office:value-type="float" office:value="0.718146122493667" calcext:value-type="float">
            <text:p>0.7181461225</text:p>
          </table:table-cell>
          <table:table-cell table:formula="of:=IF([.J510] &lt;&gt; 0; 1; 0)" office:value-type="float" office:value="1" calcext:value-type="float">
            <text:p>1</text:p>
          </table:table-cell>
          <table:table-cell table:formula="of:=IF(AND([.K510]=1; [.J510]&gt;=[.E5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isMarriedTo&gt; <text:s/>?f <text:s text:c="2"/>=&gt; ?a <text:s/>&lt;hasChild&gt; <text:s/>?b</text:p>
          </table:table-cell>
          <table:table-cell office:value-type="float" office:value="0.000130817" calcext:value-type="float">
            <text:p>0.000130817</text:p>
          </table:table-cell>
          <table:table-cell office:value-type="float" office:value="0.010731285" calcext:value-type="float">
            <text:p>0.010731285</text:p>
          </table:table-cell>
          <table:table-cell office:value-type="float" office:value="0.012704918" calcext:value-type="float">
            <text:p>0.012704918</text:p>
          </table:table-cell>
          <table:table-cell office:value-type="float" office:value="0.046951912" calcext:value-type="float">
            <text:p>0.046951912</text:p>
          </table:table-cell>
          <table:table-cell office:value-type="float" office:value="124" calcext:value-type="float">
            <text:p>124</text:p>
          </table:table-cell>
          <table:table-cell office:value-type="float" office:value="9760" calcext:value-type="float">
            <text:p>976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?b</text:p>
          </table:table-cell>
          <table:table-cell office:value-type="float" office:value="81.3423927432885" calcext:value-type="float">
            <text:p>81.3423927433</text:p>
          </table:table-cell>
          <table:table-cell table:formula="of:=IF([.J511] &lt;&gt; 0; 1; 0)" office:value-type="float" office:value="1" calcext:value-type="float">
            <text:p>1</text:p>
          </table:table-cell>
          <table:table-cell table:formula="of:=IF(AND([.K511]=1; [.J511]&gt;=[.E5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1946432" calcext:value-type="float">
            <text:p>0.001946432</text:p>
          </table:table-cell>
          <table:table-cell office:value-type="float" office:value="0.083273154" calcext:value-type="float">
            <text:p>0.083273154</text:p>
          </table:table-cell>
          <table:table-cell office:value-type="float" office:value="0.006793929" calcext:value-type="float">
            <text:p>0.006793929</text:p>
          </table:table-cell>
          <table:table-cell office:value-type="float" office:value="0.046992002" calcext:value-type="float">
            <text:p>0.046992002</text:p>
          </table:table-cell>
          <table:table-cell office:value-type="float" office:value="1845" calcext:value-type="float">
            <text:p>1845</text:p>
          </table:table-cell>
          <table:table-cell office:value-type="float" office:value="271566" calcext:value-type="float">
            <text:p>271566</text:p>
          </table:table-cell>
          <table:table-cell office:value-type="float" office:value="39262" calcext:value-type="float">
            <text:p>39262</text:p>
          </table:table-cell>
          <table:table-cell office:value-type="string" calcext:value-type="string">
            <text:p>?a</text:p>
          </table:table-cell>
          <table:table-cell office:value-type="float" office:value="1.0217343086136" calcext:value-type="float">
            <text:p>1.0217343086</text:p>
          </table:table-cell>
          <table:table-cell table:formula="of:=IF([.J512] &lt;&gt; 0; 1; 0)" office:value-type="float" office:value="1" calcext:value-type="float">
            <text:p>1</text:p>
          </table:table-cell>
          <table:table-cell table:formula="of:=IF(AND([.K512]=1; [.J512]&gt;=[.E5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b <text:s/>&lt;created&gt; <text:s/>?f <text:s/>?a <text:s/>&lt;isMarriedTo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04894076" calcext:value-type="float">
            <text:p>0.004894076</text:p>
          </table:table-cell>
          <table:table-cell office:value-type="float" office:value="0.04708594" calcext:value-type="float">
            <text:p>0.04708594</text:p>
          </table:table-cell>
          <table:table-cell office:value-type="float" office:value="143" calcext:value-type="float">
            <text:p>143</text:p>
          </table:table-cell>
          <table:table-cell office:value-type="float" office:value="29219" calcext:value-type="float">
            <text:p>292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?b</text:p>
          </table:table-cell>
          <table:table-cell office:value-type="float" office:value="3.35273763618034" calcext:value-type="float">
            <text:p>3.3527376362</text:p>
          </table:table-cell>
          <table:table-cell table:formula="of:=IF([.J513] &lt;&gt; 0; 1; 0)" office:value-type="float" office:value="1" calcext:value-type="float">
            <text:p>1</text:p>
          </table:table-cell>
          <table:table-cell table:formula="of:=IF(AND([.K513]=1; [.J513]&gt;=[.E5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0265854" calcext:value-type="float">
            <text:p>0.000265854</text:p>
          </table:table-cell>
          <table:table-cell office:value-type="float" office:value="0.012490087" calcext:value-type="float">
            <text:p>0.012490087</text:p>
          </table:table-cell>
          <table:table-cell table:number-columns-repeated="2" office:value-type="float" office:value="0.047270681" calcext:value-type="float">
            <text:p>0.04727068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5331" calcext:value-type="float">
            <text:p>53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14] &lt;&gt; 0; 1; 0)" office:value-type="float" office:value="0" calcext:value-type="float">
            <text:p>0</text:p>
          </table:table-cell>
          <table:table-cell table:formula="of:=IF(AND([.K514]=1; [.J514]&gt;=[.E5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GeonamesId&gt; <text:s/>?f <text:s/>?i <text:s/>&lt;hasGeonamesId&gt; <text:s/>?f <text:s text:c="2"/>=&gt; ?a <text:s/>&lt;imports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1904762" calcext:value-type="float">
            <text:p>0.011904762</text:p>
          </table:table-cell>
          <table:table-cell office:value-type="float" office:value="0.045454545" calcext:value-type="float">
            <text:p>0.045454545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a</text:p>
          </table:table-cell>
          <table:table-cell office:value-type="float" office:value="596.259058275058" calcext:value-type="float">
            <text:p>596.2590582751</text:p>
          </table:table-cell>
          <table:table-cell table:formula="of:=IF([.J515] &lt;&gt; 0; 1; 0)" office:value-type="float" office:value="1" calcext:value-type="float">
            <text:p>1</text:p>
          </table:table-cell>
          <table:table-cell table:formula="of:=IF(AND([.K515]=1; [.J515]&gt;=[.E5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KnownFor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28328612" calcext:value-type="float">
            <text:p>0.028328612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a</text:p>
          </table:table-cell>
          <table:table-cell office:value-type="float" office:value="3.35012560817919" calcext:value-type="float">
            <text:p>3.3501256082</text:p>
          </table:table-cell>
          <table:table-cell table:formula="of:=IF([.J516] &lt;&gt; 0; 1; 0)" office:value-type="float" office:value="1" calcext:value-type="float">
            <text:p>1</text:p>
          </table:table-cell>
          <table:table-cell table:formula="of:=IF(AND([.K516]=1; [.J516]&gt;=[.E5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471575" calcext:value-type="float">
            <text:p>0.000471575</text:p>
          </table:table-cell>
          <table:table-cell office:value-type="float" office:value="0.648766328" calcext:value-type="float">
            <text:p>0.648766328</text:p>
          </table:table-cell>
          <table:table-cell table:number-columns-repeated="2" office:value-type="float" office:value="0.047695262" calcext:value-type="float">
            <text:p>0.047695262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0.568999976206905" calcext:value-type="float">
            <text:p>0.5689999762</text:p>
          </table:table-cell>
          <table:table-cell table:formula="of:=IF([.J517] &lt;&gt; 0; 1; 0)" office:value-type="float" office:value="1" calcext:value-type="float">
            <text:p>1</text:p>
          </table:table-cell>
          <table:table-cell table:formula="of:=IF(AND([.K517]=1; [.J517]&gt;=[.E5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30674847" calcext:value-type="float">
            <text:p>0.030674847</text:p>
          </table:table-cell>
          <table:table-cell office:value-type="float" office:value="0.045138889" calcext:value-type="float">
            <text:p>0.045138889</text:p>
          </table:table-cell>
          <table:table-cell office:value-type="float" office:value="0.047723935" calcext:value-type="float">
            <text:p>0.047723935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a</text:p>
          </table:table-cell>
          <table:table-cell office:value-type="float" office:value="0.167136770953806" calcext:value-type="float">
            <text:p>0.167136771</text:p>
          </table:table-cell>
          <table:table-cell table:formula="of:=IF([.J518] &lt;&gt; 0; 1; 0)" office:value-type="float" office:value="1" calcext:value-type="float">
            <text:p>1</text:p>
          </table:table-cell>
          <table:table-cell table:formula="of:=IF(AND([.K518]=1; [.J518]&gt;=[.E5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dealsWith&gt; <text:s/>?e <text:s/>?e <text:s/>&lt;imports&gt; <text:s/>?b <text:s text:c="2"/>=&gt; ?a <text:s/>&lt;exports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132149901" calcext:value-type="float">
            <text:p>0.132149901</text:p>
          </table:table-cell>
          <table:table-cell office:value-type="float" office:value="0.040704739" calcext:value-type="float">
            <text:p>0.040704739</text:p>
          </table:table-cell>
          <table:table-cell office:value-type="float" office:value="0.047857143" calcext:value-type="float">
            <text:p>0.047857143</text:p>
          </table:table-cell>
          <table:table-cell office:value-type="float" office:value="67" calcext:value-type="float">
            <text:p>67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?b</text:p>
          </table:table-cell>
          <table:table-cell office:value-type="float" office:value="0.554442508710801" calcext:value-type="float">
            <text:p>0.5544425087</text:p>
          </table:table-cell>
          <table:table-cell table:formula="of:=IF([.J519] &lt;&gt; 0; 1; 0)" office:value-type="float" office:value="1" calcext:value-type="float">
            <text:p>1</text:p>
          </table:table-cell>
          <table:table-cell table:formula="of:=IF(AND([.K519]=1; [.J519]&gt;=[.E5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graduatedFrom&gt; <text:s/>?b <text:s text:c="2"/>=&gt; ?a <text:s/>&lt;worksAt&gt; <text:s/>?b</text:p>
          </table:table-cell>
          <table:table-cell office:value-type="float" office:value="0.000130817" calcext:value-type="float">
            <text:p>0.000130817</text:p>
          </table:table-cell>
          <table:table-cell office:value-type="float" office:value="0.05090312" calcext:value-type="float">
            <text:p>0.05090312</text:p>
          </table:table-cell>
          <table:table-cell office:value-type="float" office:value="0.000736692" calcext:value-type="float">
            <text:p>0.000736692</text:p>
          </table:table-cell>
          <table:table-cell office:value-type="float" office:value="0.048006194" calcext:value-type="float">
            <text:p>0.048006194</text:p>
          </table:table-cell>
          <table:table-cell office:value-type="float" office:value="124" calcext:value-type="float">
            <text:p>124</text:p>
          </table:table-cell>
          <table:table-cell office:value-type="float" office:value="168320" calcext:value-type="float">
            <text:p>168320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?a</text:p>
          </table:table-cell>
          <table:table-cell office:value-type="float" office:value="4.85971794124878" calcext:value-type="float">
            <text:p>4.8597179412</text:p>
          </table:table-cell>
          <table:table-cell table:formula="of:=IF([.J520] &lt;&gt; 0; 1; 0)" office:value-type="float" office:value="1" calcext:value-type="float">
            <text:p>1</text:p>
          </table:table-cell>
          <table:table-cell table:formula="of:=IF(AND([.K520]=1; [.J520]&gt;=[.E5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135459" calcext:value-type="float">
            <text:p>0.00135459</text:p>
          </table:table-cell>
          <table:table-cell office:value-type="float" office:value="0.057952699" calcext:value-type="float">
            <text:p>0.057952699</text:p>
          </table:table-cell>
          <table:table-cell office:value-type="float" office:value="0.006734042" calcext:value-type="float">
            <text:p>0.006734042</text:p>
          </table:table-cell>
          <table:table-cell office:value-type="float" office:value="0.048023338" calcext:value-type="float">
            <text:p>0.048023338</text:p>
          </table:table-cell>
          <table:table-cell office:value-type="float" office:value="1284" calcext:value-type="float">
            <text:p>1284</text:p>
          </table:table-cell>
          <table:table-cell office:value-type="float" office:value="190673" calcext:value-type="float">
            <text:p>190673</text:p>
          </table:table-cell>
          <table:table-cell office:value-type="float" office:value="26737" calcext:value-type="float">
            <text:p>26737</text:p>
          </table:table-cell>
          <table:table-cell office:value-type="string" calcext:value-type="string">
            <text:p>?a</text:p>
          </table:table-cell>
          <table:table-cell office:value-type="float" office:value="6.73351198716464" calcext:value-type="float">
            <text:p>6.7335119872</text:p>
          </table:table-cell>
          <table:table-cell table:formula="of:=IF([.J521] &lt;&gt; 0; 1; 0)" office:value-type="float" office:value="1" calcext:value-type="float">
            <text:p>1</text:p>
          </table:table-cell>
          <table:table-cell table:formula="of:=IF(AND([.K521]=1; [.J521]&gt;=[.E5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livesIn&gt; <text:s/>?f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000678499" calcext:value-type="float">
            <text:p>0.000678499</text:p>
          </table:table-cell>
          <table:table-cell office:value-type="float" office:value="0.04822335" calcext:value-type="float">
            <text:p>0.04822335</text:p>
          </table:table-cell>
          <table:table-cell office:value-type="float" office:value="19" calcext:value-type="float">
            <text:p>19</text:p>
          </table:table-cell>
          <table:table-cell office:value-type="float" office:value="28003" calcext:value-type="float">
            <text:p>2800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?a</text:p>
          </table:table-cell>
          <table:table-cell office:value-type="float" office:value="1.03838655978962" calcext:value-type="float">
            <text:p>1.0383865598</text:p>
          </table:table-cell>
          <table:table-cell table:formula="of:=IF([.J522] &lt;&gt; 0; 1; 0)" office:value-type="float" office:value="1" calcext:value-type="float">
            <text:p>1</text:p>
          </table:table-cell>
          <table:table-cell table:formula="of:=IF(AND([.K522]=1; [.J522]&gt;=[.E5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produced&gt; <text:s/>?h <text:s text:c="2"/>=&gt; ?a <text:s/>&lt;directed&gt; <text:s/>?b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010904311" calcext:value-type="float">
            <text:p>0.010904311</text:p>
          </table:table-cell>
          <table:table-cell office:value-type="float" office:value="0.037929959" calcext:value-type="float">
            <text:p>0.037929959</text:p>
          </table:table-cell>
          <table:table-cell office:value-type="float" office:value="0.048692636" calcext:value-type="float">
            <text:p>0.048692636</text:p>
          </table:table-cell>
          <table:table-cell office:value-type="float" office:value="365" calcext:value-type="float">
            <text:p>365</text:p>
          </table:table-cell>
          <table:table-cell office:value-type="float" office:value="9623" calcext:value-type="float">
            <text:p>9623</text:p>
          </table:table-cell>
          <table:table-cell office:value-type="float" office:value="7496" calcext:value-type="float">
            <text:p>749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23] &lt;&gt; 0; 1; 0)" office:value-type="float" office:value="0" calcext:value-type="float">
            <text:p>0</text:p>
          </table:table-cell>
          <table:table-cell table:formula="of:=IF(AND([.K523]=1; [.J523]&gt;=[.E5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CitizenOf&gt; <text:s/>?b</text:p>
          </table:table-cell>
          <table:table-cell office:value-type="float" office:value="0.001133045" calcext:value-type="float">
            <text:p>0.001133045</text:p>
          </table:table-cell>
          <table:table-cell office:value-type="float" office:value="0.073713109" calcext:value-type="float">
            <text:p>0.073713109</text:p>
          </table:table-cell>
          <table:table-cell office:value-type="float" office:value="0.006491426" calcext:value-type="float">
            <text:p>0.006491426</text:p>
          </table:table-cell>
          <table:table-cell office:value-type="float" office:value="0.048789352" calcext:value-type="float">
            <text:p>0.048789352</text:p>
          </table:table-cell>
          <table:table-cell office:value-type="float" office:value="1074" calcext:value-type="float">
            <text:p>1074</text:p>
          </table:table-cell>
          <table:table-cell office:value-type="float" office:value="165449" calcext:value-type="float">
            <text:p>165449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?a</text:p>
          </table:table-cell>
          <table:table-cell office:value-type="float" office:value="1.63582262193847" calcext:value-type="float">
            <text:p>1.6358226219</text:p>
          </table:table-cell>
          <table:table-cell table:formula="of:=IF([.J524] &lt;&gt; 0; 1; 0)" office:value-type="float" office:value="1" calcext:value-type="float">
            <text:p>1</text:p>
          </table:table-cell>
          <table:table-cell table:formula="of:=IF(AND([.K524]=1; [.J524]&gt;=[.E5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48900463" calcext:value-type="float">
            <text:p>0.04890046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string" calcext:value-type="string">
            <text:p>?b</text:p>
          </table:table-cell>
          <table:table-cell office:value-type="float" office:value="0.560618782490294" calcext:value-type="float">
            <text:p>0.5606187825</text:p>
          </table:table-cell>
          <table:table-cell table:formula="of:=IF([.J525] &lt;&gt; 0; 1; 0)" office:value-type="float" office:value="1" calcext:value-type="float">
            <text:p>1</text:p>
          </table:table-cell>
          <table:table-cell table:formula="of:=IF(AND([.K525]=1; [.J525]&gt;=[.E5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8" calcext:value-type="float">
            <text:p>0.000078068</text:p>
          </table:table-cell>
          <table:table-cell office:value-type="float" office:value="0.145956607" calcext:value-type="float">
            <text:p>0.145956607</text:p>
          </table:table-cell>
          <table:table-cell table:number-columns-repeated="2" office:value-type="float" office:value="0.049039099" calcext:value-type="float">
            <text:p>0.0490390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office:value-type="float" office:value="0.226767131373668" calcext:value-type="float">
            <text:p>0.2267671314</text:p>
          </table:table-cell>
          <table:table-cell table:formula="of:=IF([.J526] &lt;&gt; 0; 1; 0)" office:value-type="float" office:value="1" calcext:value-type="float">
            <text:p>1</text:p>
          </table:table-cell>
          <table:table-cell table:formula="of:=IF(AND([.K526]=1; [.J526]&gt;=[.E5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LeaderOf&gt; <text:s/>?b <text:s text:c="2"/>=&gt; ?a <text:s/>&lt;isCitizenOf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108442" calcext:value-type="float">
            <text:p>0.0108442</text:p>
          </table:table-cell>
          <table:table-cell office:value-type="float" office:value="0.003120926" calcext:value-type="float">
            <text:p>0.003120926</text:p>
          </table:table-cell>
          <table:table-cell office:value-type="float" office:value="0.049467752" calcext:value-type="float">
            <text:p>0.049467752</text:p>
          </table:table-cell>
          <table:table-cell office:value-type="float" office:value="158" calcext:value-type="float">
            <text:p>158</text:p>
          </table:table-cell>
          <table:table-cell office:value-type="float" office:value="50626" calcext:value-type="float">
            <text:p>50626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?a</text:p>
          </table:table-cell>
          <table:table-cell office:value-type="float" office:value="0.339085970732017" calcext:value-type="float">
            <text:p>0.3390859707</text:p>
          </table:table-cell>
          <table:table-cell table:formula="of:=IF([.J527] &lt;&gt; 0; 1; 0)" office:value-type="float" office:value="1" calcext:value-type="float">
            <text:p>1</text:p>
          </table:table-cell>
          <table:table-cell table:formula="of:=IF(AND([.K527]=1; [.J527]&gt;=[.E5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wasBornIn&gt; <text:s/>?f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049618379" calcext:value-type="float">
            <text:p>0.049618379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64855" calcext:value-type="float">
            <text:p>64855</text:p>
          </table:table-cell>
          <table:table-cell office:value-type="string" calcext:value-type="string">
            <text:p>?a</text:p>
          </table:table-cell>
          <table:table-cell office:value-type="float" office:value="2.63543966705169" calcext:value-type="float">
            <text:p>2.6354396671</text:p>
          </table:table-cell>
          <table:table-cell table:formula="of:=IF([.J528] &lt;&gt; 0; 1; 0)" office:value-type="float" office:value="1" calcext:value-type="float">
            <text:p>1</text:p>
          </table:table-cell>
          <table:table-cell table:formula="of:=IF(AND([.K528]=1; [.J528]&gt;=[.E5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exports&gt; <text:s/>?f <text:s/>?i <text:s/>&lt;imports&gt; <text:s/>?f <text:s text:c="2"/>=&gt; ?a <text:s/>&lt;exports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485207101" calcext:value-type="float">
            <text:p>0.485207101</text:p>
          </table:table-cell>
          <table:table-cell table:number-columns-repeated="2" office:value-type="float" office:value="0.049737161" calcext:value-type="float">
            <text:p>0.04973716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string" calcext:value-type="string">
            <text:p>?b</text:p>
          </table:table-cell>
          <table:table-cell office:value-type="float" office:value="2.07806308018023" calcext:value-type="float">
            <text:p>2.0780630802</text:p>
          </table:table-cell>
          <table:table-cell table:formula="of:=IF([.J529] &lt;&gt; 0; 1; 0)" office:value-type="float" office:value="1" calcext:value-type="float">
            <text:p>1</text:p>
          </table:table-cell>
          <table:table-cell table:formula="of:=IF(AND([.K529]=1; [.J529]&gt;=[.E5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31494227" calcext:value-type="float">
            <text:p>0.031494227</text:p>
          </table:table-cell>
          <table:table-cell office:value-type="float" office:value="0.533441738" calcext:value-type="float">
            <text:p>0.533441738</text:p>
          </table:table-cell>
          <table:table-cell table:number-columns-repeated="2" office:value-type="float" office:value="0.050041152" calcext:value-type="float">
            <text:p>0.050041152</text:p>
          </table:table-cell>
          <table:table-cell office:value-type="float" office:value="29853" calcext:value-type="float">
            <text:p>29853</text:p>
          </table:table-cell>
          <table:table-cell table:number-columns-repeated="2" office:value-type="float" office:value="596569" calcext:value-type="float">
            <text:p>596569</text:p>
          </table:table-cell>
          <table:table-cell office:value-type="string" calcext:value-type="string">
            <text:p>?a</text:p>
          </table:table-cell>
          <table:table-cell office:value-type="float" office:value="3.21388578364713" calcext:value-type="float">
            <text:p>3.2138857836</text:p>
          </table:table-cell>
          <table:table-cell table:formula="of:=IF([.J530] &lt;&gt; 0; 1; 0)" office:value-type="float" office:value="1" calcext:value-type="float">
            <text:p>1</text:p>
          </table:table-cell>
          <table:table-cell table:formula="of:=IF(AND([.K530]=1; [.J530]&gt;=[.E5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WonPrize&gt; <text:s/>?b <text:s/>?i <text:s/>&lt;wasBornIn&gt; <text:s/>?f <text:s text:c="2"/>=&gt; ?a <text:s/>&lt;hasWonPrize&gt; <text:s/>?b</text:p>
          </table:table-cell>
          <table:table-cell office:value-type="float" office:value="0.002100459" calcext:value-type="float">
            <text:p>0.002100459</text:p>
          </table:table-cell>
          <table:table-cell office:value-type="float" office:value="0.058553657" calcext:value-type="float">
            <text:p>0.058553657</text:p>
          </table:table-cell>
          <table:table-cell office:value-type="float" office:value="0.005572925" calcext:value-type="float">
            <text:p>0.005572925</text:p>
          </table:table-cell>
          <table:table-cell office:value-type="float" office:value="0.050132192" calcext:value-type="float">
            <text:p>0.050132192</text:p>
          </table:table-cell>
          <table:table-cell office:value-type="float" office:value="1991" calcext:value-type="float">
            <text:p>1991</text:p>
          </table:table-cell>
          <table:table-cell office:value-type="float" office:value="357263" calcext:value-type="float">
            <text:p>357263</text:p>
          </table:table-cell>
          <table:table-cell office:value-type="float" office:value="39715" calcext:value-type="float">
            <text:p>39715</text:p>
          </table:table-cell>
          <table:table-cell office:value-type="string" calcext:value-type="string">
            <text:p>?a</text:p>
          </table:table-cell>
          <table:table-cell office:value-type="float" office:value="18.6432052639379" calcext:value-type="float">
            <text:p>18.6432052639</text:p>
          </table:table-cell>
          <table:table-cell table:formula="of:=IF([.J531] &lt;&gt; 0; 1; 0)" office:value-type="float" office:value="1" calcext:value-type="float">
            <text:p>1</text:p>
          </table:table-cell>
          <table:table-cell table:formula="of:=IF(AND([.K531]=1; [.J531]&gt;=[.E5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wasBornIn&gt; <text:s/>?b</text:p>
          </table:table-cell>
          <table:table-cell office:value-type="float" office:value="0.001176299" calcext:value-type="float">
            <text:p>0.001176299</text:p>
          </table:table-cell>
          <table:table-cell office:value-type="float" office:value="0.019923878" calcext:value-type="float">
            <text:p>0.019923878</text:p>
          </table:table-cell>
          <table:table-cell office:value-type="float" office:value="0.018940359" calcext:value-type="float">
            <text:p>0.018940359</text:p>
          </table:table-cell>
          <table:table-cell office:value-type="float" office:value="0.050139401" calcext:value-type="float">
            <text:p>0.050139401</text:p>
          </table:table-cell>
          <table:table-cell office:value-type="float" office:value="1115" calcext:value-type="float">
            <text:p>1115</text:p>
          </table:table-cell>
          <table:table-cell office:value-type="float" office:value="58869" calcext:value-type="float">
            <text:p>58869</text:p>
          </table:table-cell>
          <table:table-cell office:value-type="float" office:value="22238" calcext:value-type="float">
            <text:p>22238</text:p>
          </table:table-cell>
          <table:table-cell office:value-type="string" calcext:value-type="string">
            <text:p>?a</text:p>
          </table:table-cell>
          <table:table-cell office:value-type="float" office:value="42.1338459899762" calcext:value-type="float">
            <text:p>42.13384599</text:p>
          </table:table-cell>
          <table:table-cell table:formula="of:=IF([.J532] &lt;&gt; 0; 1; 0)" office:value-type="float" office:value="1" calcext:value-type="float">
            <text:p>1</text:p>
          </table:table-cell>
          <table:table-cell table:formula="of:=IF(AND([.K532]=1; [.J532]&gt;=[.E5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wasBornIn&gt; <text:s/>?b <text:s text:c="2"/>=&gt; ?a <text:s/>&lt;isLeaderOf&gt; <text:s/>?b</text:p>
          </table:table-cell>
          <table:table-cell office:value-type="float" office:value="0.000504279" calcext:value-type="float">
            <text:p>0.000504279</text:p>
          </table:table-cell>
          <table:table-cell office:value-type="float" office:value="0.074933375" calcext:value-type="float">
            <text:p>0.074933375</text:p>
          </table:table-cell>
          <table:table-cell table:number-columns-repeated="2" office:value-type="float" office:value="0.05020481" calcext:value-type="float">
            <text:p>0.0502048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9521" calcext:value-type="float">
            <text:p>9521</text:p>
          </table:table-cell>
          <table:table-cell office:value-type="string" calcext:value-type="string">
            <text:p>?a</text:p>
          </table:table-cell>
          <table:table-cell office:value-type="float" office:value="1.54352142111459" calcext:value-type="float">
            <text:p>1.5435214211</text:p>
          </table:table-cell>
          <table:table-cell table:formula="of:=IF([.J533] &lt;&gt; 0; 1; 0)" office:value-type="float" office:value="1" calcext:value-type="float">
            <text:p>1</text:p>
          </table:table-cell>
          <table:table-cell table:formula="of:=IF(AND([.K533]=1; [.J533]&gt;=[.E5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i <text:s/>&lt;hasChild&gt; <text:s/>?f <text:s/>?i <text:s/>&lt;isMarriedTo&gt; <text:s/>?b <text:s text:c="2"/>=&gt; ?a <text:s/>&lt;hasChild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2894851" calcext:value-type="float">
            <text:p>0.012894851</text:p>
          </table:table-cell>
          <table:table-cell office:value-type="float" office:value="0.026213934" calcext:value-type="float">
            <text:p>0.026213934</text:p>
          </table:table-cell>
          <table:table-cell office:value-type="float" office:value="0.050236008" calcext:value-type="float">
            <text:p>0.050236008</text:p>
          </table:table-cell>
          <table:table-cell office:value-type="float" office:value="149" calcext:value-type="float">
            <text:p>149</text:p>
          </table:table-cell>
          <table:table-cell office:value-type="float" office:value="5684" calcext:value-type="float">
            <text:p>5684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?b</text:p>
          </table:table-cell>
          <table:table-cell office:value-type="float" office:value="0.292216927921265" calcext:value-type="float">
            <text:p>0.2922169279</text:p>
          </table:table-cell>
          <table:table-cell table:formula="of:=IF([.J534] &lt;&gt; 0; 1; 0)" office:value-type="float" office:value="1" calcext:value-type="float">
            <text:p>1</text:p>
          </table:table-cell>
          <table:table-cell table:formula="of:=IF(AND([.K534]=1; [.J534]&gt;=[.E5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3890785" calcext:value-type="float">
            <text:p>0.023890785</text:p>
          </table:table-cell>
          <table:table-cell office:value-type="float" office:value="0.050359712" calcext:value-type="float">
            <text:p>0.050359712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  <table:table-cell office:value-type="float" office:value="0.11696747601754" calcext:value-type="float">
            <text:p>0.116967476</text:p>
          </table:table-cell>
          <table:table-cell table:formula="of:=IF([.J535] &lt;&gt; 0; 1; 0)" office:value-type="float" office:value="1" calcext:value-type="float">
            <text:p>1</text:p>
          </table:table-cell>
          <table:table-cell table:formula="of:=IF(AND([.K535]=1; [.J535]&gt;=[.E5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1044427" calcext:value-type="float">
            <text:p>0.001044427</text:p>
          </table:table-cell>
          <table:table-cell office:value-type="float" office:value="0.029576076" calcext:value-type="float">
            <text:p>0.029576076</text:p>
          </table:table-cell>
          <table:table-cell office:value-type="float" office:value="0.042759038" calcext:value-type="float">
            <text:p>0.042759038</text:p>
          </table:table-cell>
          <table:table-cell office:value-type="float" office:value="0.050931166" calcext:value-type="float">
            <text:p>0.050931166</text:p>
          </table:table-cell>
          <table:table-cell office:value-type="float" office:value="990" calcext:value-type="float">
            <text:p>990</text:p>
          </table:table-cell>
          <table:table-cell office:value-type="float" office:value="23153" calcext:value-type="float">
            <text:p>23153</text:p>
          </table:table-cell>
          <table:table-cell office:value-type="float" office:value="19438" calcext:value-type="float">
            <text:p>19438</text:p>
          </table:table-cell>
          <table:table-cell office:value-type="string" calcext:value-type="string">
            <text:p>?b</text:p>
          </table:table-cell>
          <table:table-cell office:value-type="float" office:value="1.1831420790763" calcext:value-type="float">
            <text:p>1.1831420791</text:p>
          </table:table-cell>
          <table:table-cell table:formula="of:=IF([.J536] &lt;&gt; 0; 1; 0)" office:value-type="float" office:value="1" calcext:value-type="float">
            <text:p>1</text:p>
          </table:table-cell>
          <table:table-cell table:formula="of:=IF(AND([.K536]=1; [.J536]&gt;=[.E5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produced&gt; <text:s/>?b <text:s text:c="2"/>=&gt; ?a <text:s/>&lt;produced&gt; <text:s/>?b</text:p>
          </table:table-cell>
          <table:table-cell office:value-type="float" office:value="0.000274294" calcext:value-type="float">
            <text:p>0.000274294</text:p>
          </table:table-cell>
          <table:table-cell office:value-type="float" office:value="0.012886598" calcext:value-type="float">
            <text:p>0.012886598</text:p>
          </table:table-cell>
          <table:table-cell table:number-columns-repeated="2" office:value-type="float" office:value="0.051030422" calcext:value-type="float">
            <text:p>0.05103042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095" calcext:value-type="float">
            <text:p>509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37] &lt;&gt; 0; 1; 0)" office:value-type="float" office:value="0" calcext:value-type="float">
            <text:p>0</text:p>
          </table:table-cell>
          <table:table-cell table:formula="of:=IF(AND([.K537]=1; [.J537]&gt;=[.E5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dealsWith&gt; <text:s/>?e <text:s/>?e <text:s/>&lt;exports&gt; <text:s/>?b <text:s text:c="2"/>=&gt; ?a <text:s/>&lt;im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264880952" calcext:value-type="float">
            <text:p>0.264880952</text:p>
          </table:table-cell>
          <table:table-cell office:value-type="float" office:value="0.034536282" calcext:value-type="float">
            <text:p>0.034536282</text:p>
          </table:table-cell>
          <table:table-cell office:value-type="float" office:value="0.05103211" calcext:value-type="float">
            <text:p>0.05103211</text:p>
          </table:table-cell>
          <table:table-cell office:value-type="float" office:value="89" calcext:value-type="float">
            <text:p>89</text:p>
          </table:table-cell>
          <table:table-cell office:value-type="float" office:value="2577" calcext:value-type="float">
            <text:p>2577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?a</text:p>
          </table:table-cell>
          <table:table-cell office:value-type="float" office:value="0.36414377497006" calcext:value-type="float">
            <text:p>0.364143775</text:p>
          </table:table-cell>
          <table:table-cell table:formula="of:=IF([.J538] &lt;&gt; 0; 1; 0)" office:value-type="float" office:value="1" calcext:value-type="float">
            <text:p>1</text:p>
          </table:table-cell>
          <table:table-cell table:formula="of:=IF(AND([.K538]=1; [.J538]&gt;=[.E5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directed&gt; <text:s/>?b</text:p>
          </table:table-cell>
          <table:table-cell office:value-type="float" office:value="0.000987458" calcext:value-type="float">
            <text:p>0.000987458</text:p>
          </table:table-cell>
          <table:table-cell office:value-type="float" office:value="0.027962836" calcext:value-type="float">
            <text:p>0.027962836</text:p>
          </table:table-cell>
          <table:table-cell office:value-type="float" office:value="0.012489992" calcext:value-type="float">
            <text:p>0.012489992</text:p>
          </table:table-cell>
          <table:table-cell office:value-type="float" office:value="0.051111232" calcext:value-type="float">
            <text:p>0.051111232</text:p>
          </table:table-cell>
          <table:table-cell office:value-type="float" office:value="936" calcext:value-type="float">
            <text:p>936</text:p>
          </table:table-cell>
          <table:table-cell office:value-type="float" office:value="74940" calcext:value-type="float">
            <text:p>74940</text:p>
          </table:table-cell>
          <table:table-cell office:value-type="float" office:value="18313" calcext:value-type="float">
            <text:p>18313</text:p>
          </table:table-cell>
          <table:table-cell office:value-type="string" calcext:value-type="string">
            <text:p>?b</text:p>
          </table:table-cell>
          <table:table-cell office:value-type="float" office:value="3.48018191454876" calcext:value-type="float">
            <text:p>3.4801819145</text:p>
          </table:table-cell>
          <table:table-cell table:formula="of:=IF([.J539] &lt;&gt; 0; 1; 0)" office:value-type="float" office:value="1" calcext:value-type="float">
            <text:p>1</text:p>
          </table:table-cell>
          <table:table-cell table:formula="of:=IF(AND([.K539]=1; [.J539]&gt;=[.E5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WonPrize&gt; <text:s/>?b <text:s/>?a <text:s/>&lt;wasBornIn&gt; <text:s/>?f <text:s text:c="2"/>=&gt; ?a <text:s/>&lt;hasWonPrize&gt; <text:s/>?b</text:p>
          </table:table-cell>
          <table:table-cell office:value-type="float" office:value="0.001984412" calcext:value-type="float">
            <text:p>0.001984412</text:p>
          </table:table-cell>
          <table:table-cell office:value-type="float" office:value="0.055318648" calcext:value-type="float">
            <text:p>0.055318648</text:p>
          </table:table-cell>
          <table:table-cell office:value-type="float" office:value="0.005195028" calcext:value-type="float">
            <text:p>0.005195028</text:p>
          </table:table-cell>
          <table:table-cell office:value-type="float" office:value="0.051125245" calcext:value-type="float">
            <text:p>0.051125245</text:p>
          </table:table-cell>
          <table:table-cell office:value-type="float" office:value="1881" calcext:value-type="float">
            <text:p>1881</text:p>
          </table:table-cell>
          <table:table-cell office:value-type="float" office:value="362077" calcext:value-type="float">
            <text:p>362077</text:p>
          </table:table-cell>
          <table:table-cell office:value-type="float" office:value="36792" calcext:value-type="float">
            <text:p>36792</text:p>
          </table:table-cell>
          <table:table-cell office:value-type="string" calcext:value-type="string">
            <text:p>?a</text:p>
          </table:table-cell>
          <table:table-cell office:value-type="float" office:value="17.6131939233888" calcext:value-type="float">
            <text:p>17.6131939234</text:p>
          </table:table-cell>
          <table:table-cell table:formula="of:=IF([.J540] &lt;&gt; 0; 1; 0)" office:value-type="float" office:value="1" calcext:value-type="float">
            <text:p>1</text:p>
          </table:table-cell>
          <table:table-cell table:formula="of:=IF(AND([.K540]=1; [.J540]&gt;=[.E5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directed&gt; <text:s/>?b</text:p>
          </table:table-cell>
          <table:table-cell office:value-type="float" office:value="0.017561146" calcext:value-type="float">
            <text:p>0.017561146</text:p>
          </table:table-cell>
          <table:table-cell office:value-type="float" office:value="0.497296328" calcext:value-type="float">
            <text:p>0.497296328</text:p>
          </table:table-cell>
          <table:table-cell table:number-columns-repeated="2" office:value-type="float" office:value="0.051132245" calcext:value-type="float">
            <text:p>0.051132245</text:p>
          </table:table-cell>
          <table:table-cell office:value-type="float" office:value="16646" calcext:value-type="float">
            <text:p>16646</text:p>
          </table:table-cell>
          <table:table-cell table:number-columns-repeated="2" office:value-type="float" office:value="325548" calcext:value-type="float">
            <text:p>325548</text:p>
          </table:table-cell>
          <table:table-cell office:value-type="string" calcext:value-type="string">
            <text:p>?b</text:p>
          </table:table-cell>
          <table:table-cell office:value-type="float" office:value="0.784975326173253" calcext:value-type="float">
            <text:p>0.7849753262</text:p>
          </table:table-cell>
          <table:table-cell table:formula="of:=IF([.J541] &lt;&gt; 0; 1; 0)" office:value-type="float" office:value="1" calcext:value-type="float">
            <text:p>1</text:p>
          </table:table-cell>
          <table:table-cell table:formula="of:=IF(AND([.K541]=1; [.J541]&gt;=[.E5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isCitizenOf&gt; <text:s/>?b</text:p>
          </table:table-cell>
          <table:table-cell office:value-type="float" office:value="0.001126715" calcext:value-type="float">
            <text:p>0.001126715</text:p>
          </table:table-cell>
          <table:table-cell office:value-type="float" office:value="0.073301304" calcext:value-type="float">
            <text:p>0.073301304</text:p>
          </table:table-cell>
          <table:table-cell office:value-type="float" office:value="0.005520635" calcext:value-type="float">
            <text:p>0.005520635</text:p>
          </table:table-cell>
          <table:table-cell office:value-type="float" office:value="0.051326413" calcext:value-type="float">
            <text:p>0.051326413</text:p>
          </table:table-cell>
          <table:table-cell office:value-type="float" office:value="1068" calcext:value-type="float">
            <text:p>1068</text:p>
          </table:table-cell>
          <table:table-cell office:value-type="float" office:value="193456" calcext:value-type="float">
            <text:p>193456</text:p>
          </table:table-cell>
          <table:table-cell office:value-type="float" office:value="20808" calcext:value-type="float">
            <text:p>20808</text:p>
          </table:table-cell>
          <table:table-cell office:value-type="string" calcext:value-type="string">
            <text:p>?a</text:p>
          </table:table-cell>
          <table:table-cell office:value-type="float" office:value="4.08000889814761" calcext:value-type="float">
            <text:p>4.0800088981</text:p>
          </table:table-cell>
          <table:table-cell table:formula="of:=IF([.J542] &lt;&gt; 0; 1; 0)" office:value-type="float" office:value="1" calcext:value-type="float">
            <text:p>1</text:p>
          </table:table-cell>
          <table:table-cell table:formula="of:=IF(AND([.K542]=1; [.J542]&gt;=[.E5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di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451976891" calcext:value-type="float">
            <text:p>0.451976891</text:p>
          </table:table-cell>
          <table:table-cell table:number-columns-repeated="2" office:value-type="float" office:value="0.051763709" calcext:value-type="float">
            <text:p>0.051763709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193456" calcext:value-type="float">
            <text:p>193456</text:p>
          </table:table-cell>
          <table:table-cell office:value-type="string" calcext:value-type="string">
            <text:p>?a</text:p>
          </table:table-cell>
          <table:table-cell office:value-type="float" office:value="3.29100835191673" calcext:value-type="float">
            <text:p>3.2910083519</text:p>
          </table:table-cell>
          <table:table-cell table:formula="of:=IF([.J543] &lt;&gt; 0; 1; 0)" office:value-type="float" office:value="1" calcext:value-type="float">
            <text:p>1</text:p>
          </table:table-cell>
          <table:table-cell table:formula="of:=IF(AND([.K543]=1; [.J543]&gt;=[.E5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b <text:s/>&lt;exports&gt; <text:s/>?f <text:s/>?i <text:s/>&lt;imports&gt; <text:s/>?f <text:s text:c="2"/>=&gt; ?a <text:s/>&lt;dealsWith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191582003" calcext:value-type="float">
            <text:p>0.191582003</text:p>
          </table:table-cell>
          <table:table-cell office:value-type="float" office:value="0.035218783" calcext:value-type="float">
            <text:p>0.035218783</text:p>
          </table:table-cell>
          <table:table-cell office:value-type="float" office:value="0.052360175" calcext:value-type="float">
            <text:p>0.052360175</text:p>
          </table:table-cell>
          <table:table-cell office:value-type="float" office:value="132" calcext:value-type="float">
            <text:p>132</text:p>
          </table:table-cell>
          <table:table-cell office:value-type="float" office:value="3748" calcext:value-type="float">
            <text:p>3748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?a</text:p>
          </table:table-cell>
          <table:table-cell office:value-type="float" office:value="1.69828857365042" calcext:value-type="float">
            <text:p>1.6982885737</text:p>
          </table:table-cell>
          <table:table-cell table:formula="of:=IF([.J544] &lt;&gt; 0; 1; 0)" office:value-type="float" office:value="1" calcext:value-type="float">
            <text:p>1</text:p>
          </table:table-cell>
          <table:table-cell table:formula="of:=IF(AND([.K544]=1; [.J544]&gt;=[.E5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a <text:s/>&lt;imports&gt; <text:s/>?f <text:s/>?b <text:s/>&lt;imports&gt; <text:s/>?f <text:s text:c="2"/>=&gt; ?a <text:s/>&lt;dealsWith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048313582" calcext:value-type="float">
            <text:p>0.048313582</text:p>
          </table:table-cell>
          <table:table-cell office:value-type="float" office:value="0.052371542" calcext:value-type="float">
            <text:p>0.052371542</text:p>
          </table:table-cell>
          <table:table-cell office:value-type="float" office:value="53" calcext:value-type="float">
            <text:p>53</text:p>
          </table:table-cell>
          <table:table-cell office:value-type="float" office:value="1097" calcext:value-type="float">
            <text:p>109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5] &lt;&gt; 0; 1; 0)" office:value-type="float" office:value="0" calcext:value-type="float">
            <text:p>0</text:p>
          </table:table-cell>
          <table:table-cell table:formula="of:=IF(AND([.K545]=1; [.J545]&gt;=[.E5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Politician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198336" calcext:value-type="float">
            <text:p>0.000198336</text:p>
          </table:table-cell>
          <table:table-cell office:value-type="float" office:value="0.012882889" calcext:value-type="float">
            <text:p>0.012882889</text:p>
          </table:table-cell>
          <table:table-cell office:value-type="float" office:value="0.008601757" calcext:value-type="float">
            <text:p>0.008601757</text:p>
          </table:table-cell>
          <table:table-cell office:value-type="float" office:value="0.052499302" calcext:value-type="float">
            <text:p>0.052499302</text:p>
          </table:table-cell>
          <table:table-cell office:value-type="float" office:value="188" calcext:value-type="float">
            <text:p>188</text:p>
          </table:table-cell>
          <table:table-cell office:value-type="float" office:value="21856" calcext:value-type="float">
            <text:p>21856</text:p>
          </table:table-cell>
          <table:table-cell office:value-type="float" office:value="3581" calcext:value-type="float">
            <text:p>3581</text:p>
          </table:table-cell>
          <table:table-cell office:value-type="string" calcext:value-type="string">
            <text:p>?a</text:p>
          </table:table-cell>
          <table:table-cell office:value-type="float" office:value="1.05179028132992" calcext:value-type="float">
            <text:p>1.0517902813</text:p>
          </table:table-cell>
          <table:table-cell table:formula="of:=IF([.J546] &lt;&gt; 0; 1; 0)" office:value-type="float" office:value="1" calcext:value-type="float">
            <text:p>1</text:p>
          </table:table-cell>
          <table:table-cell table:formula="of:=IF(AND([.K546]=1; [.J546]&gt;=[.E5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produced&gt; <text:s/>?b</text:p>
          </table:table-cell>
          <table:table-cell office:value-type="float" office:value="0.00184199" calcext:value-type="float">
            <text:p>0.00184199</text:p>
          </table:table-cell>
          <table:table-cell office:value-type="float" office:value="0.086538462" calcext:value-type="float">
            <text:p>0.086538462</text:p>
          </table:table-cell>
          <table:table-cell office:value-type="float" office:value="0.02915783" calcext:value-type="float">
            <text:p>0.02915783</text:p>
          </table:table-cell>
          <table:table-cell office:value-type="float" office:value="0.053119961" calcext:value-type="float">
            <text:p>0.053119961</text:p>
          </table:table-cell>
          <table:table-cell office:value-type="float" office:value="1746" calcext:value-type="float">
            <text:p>1746</text:p>
          </table:table-cell>
          <table:table-cell office:value-type="float" office:value="59881" calcext:value-type="float">
            <text:p>59881</text:p>
          </table:table-cell>
          <table:table-cell office:value-type="float" office:value="32869" calcext:value-type="float">
            <text:p>32869</text:p>
          </table:table-cell>
          <table:table-cell office:value-type="string" calcext:value-type="string">
            <text:p>?b</text:p>
          </table:table-cell>
          <table:table-cell office:value-type="float" office:value="0.999361628457866" calcext:value-type="float">
            <text:p>0.9993616285</text:p>
          </table:table-cell>
          <table:table-cell table:formula="of:=IF([.J547] &lt;&gt; 0; 1; 0)" office:value-type="float" office:value="1" calcext:value-type="float">
            <text:p>1</text:p>
          </table:table-cell>
          <table:table-cell table:formula="of:=IF(AND([.K547]=1; [.J547]&gt;=[.E5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f <text:s/>?i <text:s/>&lt;worksAt&gt; <text:s/>?b <text:s text:c="2"/>=&gt; ?a <text:s/>&lt;worksAt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13546798" calcext:value-type="float">
            <text:p>0.013546798</text:p>
          </table:table-cell>
          <table:table-cell office:value-type="float" office:value="0.002206472" calcext:value-type="float">
            <text:p>0.002206472</text:p>
          </table:table-cell>
          <table:table-cell office:value-type="float" office:value="0.053140097" calcext:value-type="float">
            <text:p>0.053140097</text:p>
          </table:table-cell>
          <table:table-cell office:value-type="float" office:value="33" calcext:value-type="float">
            <text:p>33</text:p>
          </table:table-cell>
          <table:table-cell office:value-type="float" office:value="14956" calcext:value-type="float">
            <text:p>14956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a</text:p>
          </table:table-cell>
          <table:table-cell office:value-type="float" office:value="4.73464408948283" calcext:value-type="float">
            <text:p>4.7346440895</text:p>
          </table:table-cell>
          <table:table-cell table:formula="of:=IF([.J548] &lt;&gt; 0; 1; 0)" office:value-type="float" office:value="1" calcext:value-type="float">
            <text:p>1</text:p>
          </table:table-cell>
          <table:table-cell table:formula="of:=IF(AND([.K548]=1; [.J548]&gt;=[.E5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created&gt; <text:s/>?f <text:s/>?a <text:s/>&lt;isMarriedTo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6957192" calcext:value-type="float">
            <text:p>0.016957192</text:p>
          </table:table-cell>
          <table:table-cell office:value-type="float" office:value="0.053437967" calcext:value-type="float">
            <text:p>0.053437967</text:p>
          </table:table-cell>
          <table:table-cell office:value-type="float" office:value="143" calcext:value-type="float">
            <text:p>143</text:p>
          </table:table-cell>
          <table:table-cell office:value-type="float" office:value="8433" calcext:value-type="float">
            <text:p>8433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?b</text:p>
          </table:table-cell>
          <table:table-cell office:value-type="float" office:value="3.10640885879362" calcext:value-type="float">
            <text:p>3.1064088588</text:p>
          </table:table-cell>
          <table:table-cell table:formula="of:=IF([.J549] &lt;&gt; 0; 1; 0)" office:value-type="float" office:value="1" calcext:value-type="float">
            <text:p>1</text:p>
          </table:table-cell>
          <table:table-cell table:formula="of:=IF(AND([.K549]=1; [.J549]&gt;=[.E5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wasBornIn&gt; <text:s/>?b <text:s text:c="2"/>=&gt; ?a <text:s/>&lt;hasCapital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132609722" calcext:value-type="float">
            <text:p>0.132609722</text:p>
          </table:table-cell>
          <table:table-cell table:number-columns-repeated="2" office:value-type="float" office:value="0.053574833" calcext:value-type="float">
            <text:p>0.05357483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5245" calcext:value-type="float">
            <text:p>5245</text:p>
          </table:table-cell>
          <table:table-cell office:value-type="string" calcext:value-type="string">
            <text:p>?a</text:p>
          </table:table-cell>
          <table:table-cell office:value-type="float" office:value="1.72376657208944" calcext:value-type="float">
            <text:p>1.7237665721</text:p>
          </table:table-cell>
          <table:table-cell table:formula="of:=IF([.J550] &lt;&gt; 0; 1; 0)" office:value-type="float" office:value="1" calcext:value-type="float">
            <text:p>1</text:p>
          </table:table-cell>
          <table:table-cell table:formula="of:=IF(AND([.K550]=1; [.J550]&gt;=[.E5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produced&gt; <text:s/>?b <text:s text:c="2"/>=&gt; ?a <text:s/>&lt;directed&gt; <text:s/>?b</text:p>
          </table:table-cell>
          <table:table-cell office:value-type="float" office:value="0.002409567" calcext:value-type="float">
            <text:p>0.002409567</text:p>
          </table:table-cell>
          <table:table-cell office:value-type="float" office:value="0.068234099" calcext:value-type="float">
            <text:p>0.068234099</text:p>
          </table:table-cell>
          <table:table-cell office:value-type="float" office:value="0.045545186" calcext:value-type="float">
            <text:p>0.045545186</text:p>
          </table:table-cell>
          <table:table-cell office:value-type="float" office:value="0.053588607" calcext:value-type="float">
            <text:p>0.053588607</text:p>
          </table:table-cell>
          <table:table-cell office:value-type="float" office:value="2284" calcext:value-type="float">
            <text:p>2284</text:p>
          </table:table-cell>
          <table:table-cell office:value-type="float" office:value="50148" calcext:value-type="float">
            <text:p>50148</text:p>
          </table:table-cell>
          <table:table-cell office:value-type="float" office:value="42621" calcext:value-type="float">
            <text:p>42621</text:p>
          </table:table-cell>
          <table:table-cell office:value-type="string" calcext:value-type="string">
            <text:p>?b</text:p>
          </table:table-cell>
          <table:table-cell office:value-type="float" office:value="0.306766044900378" calcext:value-type="float">
            <text:p>0.3067660449</text:p>
          </table:table-cell>
          <table:table-cell table:formula="of:=IF([.J551] &lt;&gt; 0; 1; 0)" office:value-type="float" office:value="1" calcext:value-type="float">
            <text:p>1</text:p>
          </table:table-cell>
          <table:table-cell table:formula="of:=IF(AND([.K551]=1; [.J551]&gt;=[.E5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actedIn&gt; <text:s/>?b</text:p>
          </table:table-cell>
          <table:table-cell office:value-type="float" office:value="0.007671792" calcext:value-type="float">
            <text:p>0.007671792</text:p>
          </table:table-cell>
          <table:table-cell office:value-type="float" office:value="0.067599349" calcext:value-type="float">
            <text:p>0.067599349</text:p>
          </table:table-cell>
          <table:table-cell office:value-type="float" office:value="0.048767403" calcext:value-type="float">
            <text:p>0.048767403</text:p>
          </table:table-cell>
          <table:table-cell office:value-type="float" office:value="0.053719436" calcext:value-type="float">
            <text:p>0.053719436</text:p>
          </table:table-cell>
          <table:table-cell office:value-type="float" office:value="7272" calcext:value-type="float">
            <text:p>7272</text:p>
          </table:table-cell>
          <table:table-cell office:value-type="float" office:value="149116" calcext:value-type="float">
            <text:p>149116</text:p>
          </table:table-cell>
          <table:table-cell office:value-type="float" office:value="135370" calcext:value-type="float">
            <text:p>135370</text:p>
          </table:table-cell>
          <table:table-cell office:value-type="string" calcext:value-type="string">
            <text:p>?b</text:p>
          </table:table-cell>
          <table:table-cell office:value-type="float" office:value="0.608546993923951" calcext:value-type="float">
            <text:p>0.6085469939</text:p>
          </table:table-cell>
          <table:table-cell table:formula="of:=IF([.J552] &lt;&gt; 0; 1; 0)" office:value-type="float" office:value="1" calcext:value-type="float">
            <text:p>1</text:p>
          </table:table-cell>
          <table:table-cell table:formula="of:=IF(AND([.K552]=1; [.J552]&gt;=[.E5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3910779" calcext:value-type="float">
            <text:p>0.013910779</text:p>
          </table:table-cell>
          <table:table-cell office:value-type="float" office:value="0.001722499" calcext:value-type="float">
            <text:p>0.001722499</text:p>
          </table:table-cell>
          <table:table-cell office:value-type="float" office:value="0.05386044" calcext:value-type="float">
            <text:p>0.05386044</text:p>
          </table:table-cell>
          <table:table-cell office:value-type="float" office:value="203" calcext:value-type="float">
            <text:p>203</text:p>
          </table:table-cell>
          <table:table-cell office:value-type="float" office:value="117852" calcext:value-type="float">
            <text:p>117852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?a</text:p>
          </table:table-cell>
          <table:table-cell office:value-type="float" office:value="9.0742503008654" calcext:value-type="float">
            <text:p>9.0742503009</text:p>
          </table:table-cell>
          <table:table-cell table:formula="of:=IF([.J553] &lt;&gt; 0; 1; 0)" office:value-type="float" office:value="1" calcext:value-type="float">
            <text:p>1</text:p>
          </table:table-cell>
          <table:table-cell table:formula="of:=IF(AND([.K553]=1; [.J553]&gt;=[.E5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Currency&gt; <text:s/>?f <text:s/>?i <text:s/>&lt;hasCurrency&gt; <text:s/>?f <text:s text:c="2"/>=&gt; ?a <text:s/>&lt;im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0.014585232" calcext:value-type="float">
            <text:p>0.014585232</text:p>
          </table:table-cell>
          <table:table-cell office:value-type="float" office:value="0.053872054" calcext:value-type="float">
            <text:p>0.053872054</text:p>
          </table:table-cell>
          <table:table-cell office:value-type="float" office:value="16" calcext:value-type="float">
            <text:p>16</text:p>
          </table:table-cell>
          <table:table-cell office:value-type="float" office:value="1097" calcext:value-type="float">
            <text:p>10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?a</text:p>
          </table:table-cell>
          <table:table-cell office:value-type="float" office:value="0.824101943106319" calcext:value-type="float">
            <text:p>0.8241019431</text:p>
          </table:table-cell>
          <table:table-cell table:formula="of:=IF([.J554] &lt;&gt; 0; 1; 0)" office:value-type="float" office:value="1" calcext:value-type="float">
            <text:p>1</text:p>
          </table:table-cell>
          <table:table-cell table:formula="of:=IF(AND([.K554]=1; [.J554]&gt;=[.E5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livesIn&gt; <text:s/>?j <text:s text:c="2"/>=&gt; ?a <text:s/>&lt;hasCapital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4539877" calcext:value-type="float">
            <text:p>0.024539877</text:p>
          </table:table-cell>
          <table:table-cell office:value-type="float" office:value="0.016565785" calcext:value-type="float">
            <text:p>0.016565785</text:p>
          </table:table-cell>
          <table:table-cell office:value-type="float" office:value="0.054054054" calcext:value-type="float">
            <text:p>0.054054054</text:p>
          </table:table-cell>
          <table:table-cell office:value-type="float" office:value="52" calcext:value-type="float">
            <text:p>52</text:p>
          </table:table-cell>
          <table:table-cell office:value-type="float" office:value="3139" calcext:value-type="float">
            <text:p>3139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?a</text:p>
          </table:table-cell>
          <table:table-cell office:value-type="float" office:value="2.11004104908769" calcext:value-type="float">
            <text:p>2.1100410491</text:p>
          </table:table-cell>
          <table:table-cell table:formula="of:=IF([.J555] &lt;&gt; 0; 1; 0)" office:value-type="float" office:value="1" calcext:value-type="float">
            <text:p>1</text:p>
          </table:table-cell>
          <table:table-cell table:formula="of:=IF(AND([.K555]=1; [.J555]&gt;=[.E5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f <text:s/>&lt;directed&gt; <text:s/>?j <text:s/>?b <text:s/>&lt;isMarriedTo&gt; <text:s/>?f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43909029" calcext:value-type="float">
            <text:p>0.043909029</text:p>
          </table:table-cell>
          <table:table-cell office:value-type="float" office:value="0.054378137" calcext:value-type="float">
            <text:p>0.054378137</text:p>
          </table:table-cell>
          <table:table-cell office:value-type="float" office:value="195" calcext:value-type="float">
            <text:p>195</text:p>
          </table:table-cell>
          <table:table-cell office:value-type="float" office:value="4441" calcext:value-type="float">
            <text:p>4441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?b</text:p>
          </table:table-cell>
          <table:table-cell office:value-type="float" office:value="0.825647587204728" calcext:value-type="float">
            <text:p>0.8256475872</text:p>
          </table:table-cell>
          <table:table-cell table:formula="of:=IF([.J556] &lt;&gt; 0; 1; 0)" office:value-type="float" office:value="1" calcext:value-type="float">
            <text:p>1</text:p>
          </table:table-cell>
          <table:table-cell table:formula="of:=IF(AND([.K556]=1; [.J556]&gt;=[.E5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38" calcext:value-type="float">
            <text:p>0.054507338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?b</text:p>
          </table:table-cell>
          <table:table-cell office:value-type="float" office:value="0.377406180384989" calcext:value-type="float">
            <text:p>0.3774061804</text:p>
          </table:table-cell>
          <table:table-cell table:formula="of:=IF([.J557] &lt;&gt; 0; 1; 0)" office:value-type="float" office:value="1" calcext:value-type="float">
            <text:p>1</text:p>
          </table:table-cell>
          <table:table-cell table:formula="of:=IF(AND([.K557]=1; [.J557]&gt;=[.E5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actedIn&gt; <text:s/>?b</text:p>
          </table:table-cell>
          <table:table-cell office:value-type="float" office:value="0.009264808" calcext:value-type="float">
            <text:p>0.009264808</text:p>
          </table:table-cell>
          <table:table-cell office:value-type="float" office:value="0.081636068" calcext:value-type="float">
            <text:p>0.081636068</text:p>
          </table:table-cell>
          <table:table-cell office:value-type="float" office:value="0.047758629" calcext:value-type="float">
            <text:p>0.047758629</text:p>
          </table:table-cell>
          <table:table-cell office:value-type="float" office:value="0.054567937" calcext:value-type="float">
            <text:p>0.054567937</text:p>
          </table:table-cell>
          <table:table-cell office:value-type="float" office:value="8782" calcext:value-type="float">
            <text:p>8782</text:p>
          </table:table-cell>
          <table:table-cell office:value-type="float" office:value="183883" calcext:value-type="float">
            <text:p>183883</text:p>
          </table:table-cell>
          <table:table-cell office:value-type="float" office:value="160937" calcext:value-type="float">
            <text:p>160937</text:p>
          </table:table-cell>
          <table:table-cell office:value-type="string" calcext:value-type="string">
            <text:p>?b</text:p>
          </table:table-cell>
          <table:table-cell office:value-type="float" office:value="0.886837259307907" calcext:value-type="float">
            <text:p>0.8868372593</text:p>
          </table:table-cell>
          <table:table-cell table:formula="of:=IF([.J558] &lt;&gt; 0; 1; 0)" office:value-type="float" office:value="1" calcext:value-type="float">
            <text:p>1</text:p>
          </table:table-cell>
          <table:table-cell table:formula="of:=IF(AND([.K558]=1; [.J558]&gt;=[.E5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113621" calcext:value-type="float">
            <text:p>0.00113621</text:p>
          </table:table-cell>
          <table:table-cell office:value-type="float" office:value="0.032175186" calcext:value-type="float">
            <text:p>0.032175186</text:p>
          </table:table-cell>
          <table:table-cell table:number-columns-repeated="2" office:value-type="float" office:value="0.055100788" calcext:value-type="float">
            <text:p>0.055100788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19546" calcext:value-type="float">
            <text:p>19546</text:p>
          </table:table-cell>
          <table:table-cell office:value-type="string" calcext:value-type="string">
            <text:p>?b</text:p>
          </table:table-cell>
          <table:table-cell office:value-type="float" office:value="1.03167150942806" calcext:value-type="float">
            <text:p>1.0316715094</text:p>
          </table:table-cell>
          <table:table-cell table:formula="of:=IF([.J559] &lt;&gt; 0; 1; 0)" office:value-type="float" office:value="1" calcext:value-type="float">
            <text:p>1</text:p>
          </table:table-cell>
          <table:table-cell table:formula="of:=IF(AND([.K559]=1; [.J559]&gt;=[.E5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207962" calcext:value-type="float">
            <text:p>0.021207962</text:p>
          </table:table-cell>
          <table:table-cell office:value-type="float" office:value="0.007855799" calcext:value-type="float">
            <text:p>0.007855799</text:p>
          </table:table-cell>
          <table:table-cell office:value-type="float" office:value="0.055356503" calcext:value-type="float">
            <text:p>0.055356503</text:p>
          </table:table-cell>
          <table:table-cell office:value-type="float" office:value="309" calcext:value-type="float">
            <text:p>309</text:p>
          </table:table-cell>
          <table:table-cell office:value-type="float" office:value="39334" calcext:value-type="float">
            <text:p>39334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?a</text:p>
          </table:table-cell>
          <table:table-cell office:value-type="float" office:value="2.85998137306188" calcext:value-type="float">
            <text:p>2.8599813731</text:p>
          </table:table-cell>
          <table:table-cell table:formula="of:=IF([.J560] &lt;&gt; 0; 1; 0)" office:value-type="float" office:value="1" calcext:value-type="float">
            <text:p>1</text:p>
          </table:table-cell>
          <table:table-cell table:formula="of:=IF(AND([.K560]=1; [.J560]&gt;=[.E5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actedIn&gt; <text:s/>?b</text:p>
          </table:table-cell>
          <table:table-cell office:value-type="float" office:value="0.003975153" calcext:value-type="float">
            <text:p>0.003975153</text:p>
          </table:table-cell>
          <table:table-cell office:value-type="float" office:value="0.035026726" calcext:value-type="float">
            <text:p>0.035026726</text:p>
          </table:table-cell>
          <table:table-cell office:value-type="float" office:value="0.011908299" calcext:value-type="float">
            <text:p>0.011908299</text:p>
          </table:table-cell>
          <table:table-cell office:value-type="float" office:value="0.055608028" calcext:value-type="float">
            <text:p>0.055608028</text:p>
          </table:table-cell>
          <table:table-cell office:value-type="float" office:value="3768" calcext:value-type="float">
            <text:p>3768</text:p>
          </table:table-cell>
          <table:table-cell office:value-type="float" office:value="316418" calcext:value-type="float">
            <text:p>316418</text:p>
          </table:table-cell>
          <table:table-cell office:value-type="float" office:value="67760" calcext:value-type="float">
            <text:p>67760</text:p>
          </table:table-cell>
          <table:table-cell office:value-type="string" calcext:value-type="string">
            <text:p>?b</text:p>
          </table:table-cell>
          <table:table-cell office:value-type="float" office:value="3.27543430412196" calcext:value-type="float">
            <text:p>3.2754343041</text:p>
          </table:table-cell>
          <table:table-cell table:formula="of:=IF([.J561] &lt;&gt; 0; 1; 0)" office:value-type="float" office:value="1" calcext:value-type="float">
            <text:p>1</text:p>
          </table:table-cell>
          <table:table-cell table:formula="of:=IF(AND([.K561]=1; [.J561]&gt;=[.E5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1329271" calcext:value-type="float">
            <text:p>0.001329271</text:p>
          </table:table-cell>
          <table:table-cell office:value-type="float" office:value="0.037642279" calcext:value-type="float">
            <text:p>0.037642279</text:p>
          </table:table-cell>
          <table:table-cell office:value-type="float" office:value="0.04620462" calcext:value-type="float">
            <text:p>0.04620462</text:p>
          </table:table-cell>
          <table:table-cell office:value-type="float" office:value="0.055648794" calcext:value-type="float">
            <text:p>0.055648794</text:p>
          </table:table-cell>
          <table:table-cell office:value-type="float" office:value="1260" calcext:value-type="float">
            <text:p>1260</text:p>
          </table:table-cell>
          <table:table-cell office:value-type="float" office:value="27270" calcext:value-type="float">
            <text:p>27270</text:p>
          </table:table-cell>
          <table:table-cell office:value-type="float" office:value="22642" calcext:value-type="float">
            <text:p>22642</text:p>
          </table:table-cell>
          <table:table-cell office:value-type="string" calcext:value-type="string">
            <text:p>?b</text:p>
          </table:table-cell>
          <table:table-cell office:value-type="float" office:value="0.605296298854823" calcext:value-type="float">
            <text:p>0.6052962989</text:p>
          </table:table-cell>
          <table:table-cell table:formula="of:=IF([.J562] &lt;&gt; 0; 1; 0)" office:value-type="float" office:value="1" calcext:value-type="float">
            <text:p>1</text:p>
          </table:table-cell>
          <table:table-cell table:formula="of:=IF(AND([.K562]=1; [.J562]&gt;=[.E5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wasBornIn&gt; <text:s/>?f <text:s text:c="2"/>=&gt; ?a <text:s/>&lt;isLocatedIn&gt; <text:s/>?b</text:p>
          </table:table-cell>
          <table:table-cell office:value-type="float" office:value="0.022998498" calcext:value-type="float">
            <text:p>0.022998498</text:p>
          </table:table-cell>
          <table:table-cell office:value-type="float" office:value="0.102306591" calcext:value-type="float">
            <text:p>0.102306591</text:p>
          </table:table-cell>
          <table:table-cell table:number-columns-repeated="2" office:value-type="float" office:value="0.055660096" calcext:value-type="float">
            <text:p>0.055660096</text:p>
          </table:table-cell>
          <table:table-cell office:value-type="float" office:value="21800" calcext:value-type="float">
            <text:p>21800</text:p>
          </table:table-cell>
          <table:table-cell table:number-columns-repeated="2" office:value-type="float" office:value="391663" calcext:value-type="float">
            <text:p>391663</text:p>
          </table:table-cell>
          <table:table-cell office:value-type="string" calcext:value-type="string">
            <text:p>?a</text:p>
          </table:table-cell>
          <table:table-cell office:value-type="float" office:value="7.58828952323429" calcext:value-type="float">
            <text:p>7.5882895232</text:p>
          </table:table-cell>
          <table:table-cell table:formula="of:=IF([.J563] &lt;&gt; 0; 1; 0)" office:value-type="float" office:value="1" calcext:value-type="float">
            <text:p>1</text:p>
          </table:table-cell>
          <table:table-cell table:formula="of:=IF(AND([.K563]=1; [.J563]&gt;=[.E5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74903" calcext:value-type="float">
            <text:p>0.000074903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3611794" calcext:value-type="float">
            <text:p>0.043611794</text:p>
          </table:table-cell>
          <table:table-cell office:value-type="float" office:value="0.055773763" calcext:value-type="float">
            <text:p>0.055773763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?a</text:p>
          </table:table-cell>
          <table:table-cell office:value-type="float" office:value="0.270843745543574" calcext:value-type="float">
            <text:p>0.2708437455</text:p>
          </table:table-cell>
          <table:table-cell table:formula="of:=IF([.J564] &lt;&gt; 0; 1; 0)" office:value-type="float" office:value="1" calcext:value-type="float">
            <text:p>1</text:p>
          </table:table-cell>
          <table:table-cell table:formula="of:=IF(AND([.K564]=1; [.J564]&gt;=[.E5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LeaderOf&gt; <text:s/>?b</text:p>
          </table:table-cell>
          <table:table-cell office:value-type="float" office:value="0.000118157" calcext:value-type="float">
            <text:p>0.000118157</text:p>
          </table:table-cell>
          <table:table-cell office:value-type="float" office:value="0.017557611" calcext:value-type="float">
            <text:p>0.017557611</text:p>
          </table:table-cell>
          <table:table-cell office:value-type="float" office:value="0.000412423" calcext:value-type="float">
            <text:p>0.000412423</text:p>
          </table:table-cell>
          <table:table-cell office:value-type="float" office:value="0.055776892" calcext:value-type="float">
            <text:p>0.055776892</text:p>
          </table:table-cell>
          <table:table-cell office:value-type="float" office:value="112" calcext:value-type="float">
            <text:p>112</text:p>
          </table:table-cell>
          <table:table-cell office:value-type="float" office:value="271566" calcext:value-type="float">
            <text:p>2715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?a</text:p>
          </table:table-cell>
          <table:table-cell office:value-type="float" office:value="0.922301879480721" calcext:value-type="float">
            <text:p>0.9223018795</text:p>
          </table:table-cell>
          <table:table-cell table:formula="of:=IF([.J565] &lt;&gt; 0; 1; 0)" office:value-type="float" office:value="1" calcext:value-type="float">
            <text:p>1</text:p>
          </table:table-cell>
          <table:table-cell table:formula="of:=IF(AND([.K565]=1; [.J565]&gt;=[.E5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produced&gt; <text:s/>?f <text:s text:c="2"/>=&gt; ?a <text:s/>&lt;created&gt; <text:s/>?b</text:p>
          </table:table-cell>
          <table:table-cell office:value-type="float" office:value="0.008650811" calcext:value-type="float">
            <text:p>0.008650811</text:p>
          </table:table-cell>
          <table:table-cell office:value-type="float" office:value="0.040967636" calcext:value-type="float">
            <text:p>0.040967636</text:p>
          </table:table-cell>
          <table:table-cell table:number-columns-repeated="2" office:value-type="float" office:value="0.055783451" calcext:value-type="float">
            <text:p>0.055783451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146997" calcext:value-type="float">
            <text:p>146997</text:p>
          </table:table-cell>
          <table:table-cell office:value-type="string" calcext:value-type="string">
            <text:p>?b</text:p>
          </table:table-cell>
          <table:table-cell office:value-type="float" office:value="0.518464662885743" calcext:value-type="float">
            <text:p>0.5184646629</text:p>
          </table:table-cell>
          <table:table-cell table:formula="of:=IF([.J566] &lt;&gt; 0; 1; 0)" office:value-type="float" office:value="1" calcext:value-type="float">
            <text:p>1</text:p>
          </table:table-cell>
          <table:table-cell table:formula="of:=IF(AND([.K566]=1; [.J566]&gt;=[.E5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directed&gt; <text:s/>?b <text:s text:c="2"/>=&gt; ?a <text:s/>&lt;directed&gt; <text:s/>?b</text:p>
          </table:table-cell>
          <table:table-cell office:value-type="float" office:value="0.001894739" calcext:value-type="float">
            <text:p>0.001894739</text:p>
          </table:table-cell>
          <table:table-cell office:value-type="float" office:value="0.053655185" calcext:value-type="float">
            <text:p>0.053655185</text:p>
          </table:table-cell>
          <table:table-cell table:number-columns-repeated="2" office:value-type="float" office:value="0.055930989" calcext:value-type="float">
            <text:p>0.055930989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32111" calcext:value-type="float">
            <text:p>32111</text:p>
          </table:table-cell>
          <table:table-cell office:value-type="string" calcext:value-type="string">
            <text:p>?b</text:p>
          </table:table-cell>
          <table:table-cell office:value-type="float" office:value="1.55133342265741" calcext:value-type="float">
            <text:p>1.5513334227</text:p>
          </table:table-cell>
          <table:table-cell table:formula="of:=IF([.J567] &lt;&gt; 0; 1; 0)" office:value-type="float" office:value="1" calcext:value-type="float">
            <text:p>1</text:p>
          </table:table-cell>
          <table:table-cell table:formula="of:=IF(AND([.K567]=1; [.J567]&gt;=[.E5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directed&gt; <text:s/>?f <text:s text:c="2"/>=&gt; ?a <text:s/>&lt;created&gt; <text:s/>?b</text:p>
          </table:table-cell>
          <table:table-cell office:value-type="float" office:value="0.011913855" calcext:value-type="float">
            <text:p>0.011913855</text:p>
          </table:table-cell>
          <table:table-cell office:value-type="float" office:value="0.056420428" calcext:value-type="float">
            <text:p>0.056420428</text:p>
          </table:table-cell>
          <table:table-cell table:number-columns-repeated="2" office:value-type="float" office:value="0.056210927" calcext:value-type="float">
            <text:p>0.056210927</text:p>
          </table:table-cell>
          <table:table-cell office:value-type="float" office:value="11293" calcext:value-type="float">
            <text:p>11293</text:p>
          </table:table-cell>
          <table:table-cell table:number-columns-repeated="2" office:value-type="float" office:value="200904" calcext:value-type="float">
            <text:p>200904</text:p>
          </table:table-cell>
          <table:table-cell office:value-type="string" calcext:value-type="string">
            <text:p>?b</text:p>
          </table:table-cell>
          <table:table-cell office:value-type="float" office:value="0.533596560780416" calcext:value-type="float">
            <text:p>0.5335965608</text:p>
          </table:table-cell>
          <table:table-cell table:formula="of:=IF([.J568] &lt;&gt; 0; 1; 0)" office:value-type="float" office:value="1" calcext:value-type="float">
            <text:p>1</text:p>
          </table:table-cell>
          <table:table-cell table:formula="of:=IF(AND([.K568]=1; [.J568]&gt;=[.E5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orksAt&gt; <text:s/>?b <text:s text:c="2"/>=&gt; ?a <text:s/>&lt;graduatedFrom&gt; <text:s/>?b</text:p>
          </table:table-cell>
          <table:table-cell office:value-type="float" office:value="0.004389759" calcext:value-type="float">
            <text:p>0.004389759</text:p>
          </table:table-cell>
          <table:table-cell office:value-type="float" office:value="0.3504" calcext:value-type="float">
            <text:p>0.3504</text:p>
          </table:table-cell>
          <table:table-cell table:number-columns-repeated="2" office:value-type="float" office:value="0.056367602" calcext:value-type="float">
            <text:p>0.056367602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73819" calcext:value-type="float">
            <text:p>73819</text:p>
          </table:table-cell>
          <table:table-cell office:value-type="string" calcext:value-type="string">
            <text:p>?a</text:p>
          </table:table-cell>
          <table:table-cell office:value-type="float" office:value="1.43813610286845" calcext:value-type="float">
            <text:p>1.4381361029</text:p>
          </table:table-cell>
          <table:table-cell table:formula="of:=IF([.J569] &lt;&gt; 0; 1; 0)" office:value-type="float" office:value="1" calcext:value-type="float">
            <text:p>1</text:p>
          </table:table-cell>
          <table:table-cell table:formula="of:=IF(AND([.K569]=1; [.J569]&gt;=[.E5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wasBornIn&gt; <text:s/>?f <text:s text:c="2"/>=&gt; ?a <text:s/>&lt;died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0245532" calcext:value-type="float">
            <text:p>0.010245532</text:p>
          </table:table-cell>
          <table:table-cell office:value-type="float" office:value="0.004245054" calcext:value-type="float">
            <text:p>0.004245054</text:p>
          </table:table-cell>
          <table:table-cell office:value-type="float" office:value="0.056369506" calcext:value-type="float">
            <text:p>0.056369506</text:p>
          </table:table-cell>
          <table:table-cell office:value-type="float" office:value="227" calcext:value-type="float">
            <text:p>227</text:p>
          </table:table-cell>
          <table:table-cell office:value-type="float" office:value="53474" calcext:value-type="float">
            <text:p>53474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?a</text:p>
          </table:table-cell>
          <table:table-cell office:value-type="float" office:value="4.62444231918111" calcext:value-type="float">
            <text:p>4.6244423192</text:p>
          </table:table-cell>
          <table:table-cell table:formula="of:=IF([.J570] &lt;&gt; 0; 1; 0)" office:value-type="float" office:value="1" calcext:value-type="float">
            <text:p>1</text:p>
          </table:table-cell>
          <table:table-cell table:formula="of:=IF(AND([.K570]=1; [.J570]&gt;=[.E5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5175519" calcext:value-type="float">
            <text:p>0.015175519</text:p>
          </table:table-cell>
          <table:table-cell office:value-type="float" office:value="0.010146624" calcext:value-type="float">
            <text:p>0.010146624</text:p>
          </table:table-cell>
          <table:table-cell office:value-type="float" office:value="0.056750857" calcext:value-type="float">
            <text:p>0.056750857</text:p>
          </table:table-cell>
          <table:table-cell office:value-type="float" office:value="182" calcext:value-type="float">
            <text:p>182</text:p>
          </table:table-cell>
          <table:table-cell office:value-type="float" office:value="17937" calcext:value-type="float">
            <text:p>17937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?b</text:p>
          </table:table-cell>
          <table:table-cell office:value-type="float" office:value="1.70325276012708" calcext:value-type="float">
            <text:p>1.7032527601</text:p>
          </table:table-cell>
          <table:table-cell table:formula="of:=IF([.J571] &lt;&gt; 0; 1; 0)" office:value-type="float" office:value="1" calcext:value-type="float">
            <text:p>1</text:p>
          </table:table-cell>
          <table:table-cell table:formula="of:=IF(AND([.K571]=1; [.J571]&gt;=[.E5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isLeaderOf&gt; <text:s/>?f <text:s text:c="2"/>=&gt; ?a <text:s/>&lt;wasBornIn&gt; <text:s/>?b</text:p>
          </table:table-cell>
          <table:table-cell office:value-type="float" office:value="0.000988513" calcext:value-type="float">
            <text:p>0.000988513</text:p>
          </table:table-cell>
          <table:table-cell office:value-type="float" office:value="0.016743205" calcext:value-type="float">
            <text:p>0.016743205</text:p>
          </table:table-cell>
          <table:table-cell office:value-type="float" office:value="0.021815049" calcext:value-type="float">
            <text:p>0.021815049</text:p>
          </table:table-cell>
          <table:table-cell office:value-type="float" office:value="0.056970876" calcext:value-type="float">
            <text:p>0.056970876</text:p>
          </table:table-cell>
          <table:table-cell office:value-type="float" office:value="937" calcext:value-type="float">
            <text:p>937</text:p>
          </table:table-cell>
          <table:table-cell office:value-type="float" office:value="42952" calcext:value-type="float">
            <text:p>42952</text:p>
          </table:table-cell>
          <table:table-cell office:value-type="float" office:value="16447" calcext:value-type="float">
            <text:p>16447</text:p>
          </table:table-cell>
          <table:table-cell office:value-type="string" calcext:value-type="string">
            <text:p>?a</text:p>
          </table:table-cell>
          <table:table-cell office:value-type="float" office:value="0.793497851846401" calcext:value-type="float">
            <text:p>0.7934978518</text:p>
          </table:table-cell>
          <table:table-cell table:formula="of:=IF([.J572] &lt;&gt; 0; 1; 0)" office:value-type="float" office:value="1" calcext:value-type="float">
            <text:p>1</text:p>
          </table:table-cell>
          <table:table-cell table:formula="of:=IF(AND([.K572]=1; [.J572]&gt;=[.E5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f <text:s/>?i <text:s/>&lt;worksAt&gt; <text:s/>?b <text:s text:c="2"/>=&gt; ?a <text:s/>&lt;worksAt&gt; <text:s/>?b</text:p>
          </table:table-cell>
          <table:table-cell office:value-type="float" office:value="0.000102333" calcext:value-type="float">
            <text:p>0.000102333</text:p>
          </table:table-cell>
          <table:table-cell office:value-type="float" office:value="0.039819376" calcext:value-type="float">
            <text:p>0.039819376</text:p>
          </table:table-cell>
          <table:table-cell office:value-type="float" office:value="0.001040538" calcext:value-type="float">
            <text:p>0.001040538</text:p>
          </table:table-cell>
          <table:table-cell office:value-type="float" office:value="0.057025279" calcext:value-type="float">
            <text:p>0.057025279</text:p>
          </table:table-cell>
          <table:table-cell office:value-type="float" office:value="97" calcext:value-type="float">
            <text:p>97</text:p>
          </table:table-cell>
          <table:table-cell office:value-type="float" office:value="93221" calcext:value-type="float">
            <text:p>93221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?a</text:p>
          </table:table-cell>
          <table:table-cell office:value-type="float" office:value="10.6304211134705" calcext:value-type="float">
            <text:p>10.6304211135</text:p>
          </table:table-cell>
          <table:table-cell table:formula="of:=IF([.J573] &lt;&gt; 0; 1; 0)" office:value-type="float" office:value="1" calcext:value-type="float">
            <text:p>1</text:p>
          </table:table-cell>
          <table:table-cell table:formula="of:=IF(AND([.K573]=1; [.J573]&gt;=[.E5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created&gt; <text:s/>?b</text:p>
          </table:table-cell>
          <table:table-cell office:value-type="float" office:value="0.004524796" calcext:value-type="float">
            <text:p>0.004524796</text:p>
          </table:table-cell>
          <table:table-cell office:value-type="float" office:value="0.021428072" calcext:value-type="float">
            <text:p>0.021428072</text:p>
          </table:table-cell>
          <table:table-cell table:number-columns-repeated="2" office:value-type="float" office:value="0.057232453" calcext:value-type="float">
            <text:p>0.057232453</text:p>
          </table:table-cell>
          <table:table-cell office:value-type="float" office:value="4289" calcext:value-type="float">
            <text:p>4289</text:p>
          </table:table-cell>
          <table:table-cell table:number-columns-repeated="2" office:value-type="float" office:value="74940" calcext:value-type="float">
            <text:p>74940</text:p>
          </table:table-cell>
          <table:table-cell office:value-type="string" calcext:value-type="string">
            <text:p>?b</text:p>
          </table:table-cell>
          <table:table-cell office:value-type="float" office:value="1.8565707057235" calcext:value-type="float">
            <text:p>1.8565707057</text:p>
          </table:table-cell>
          <table:table-cell table:formula="of:=IF([.J574] &lt;&gt; 0; 1; 0)" office:value-type="float" office:value="1" calcext:value-type="float">
            <text:p>1</text:p>
          </table:table-cell>
          <table:table-cell table:formula="of:=IF(AND([.K574]=1; [.J574]&gt;=[.E5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057477724" calcext:value-type="float">
            <text:p>0.057477724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382583" calcext:value-type="float">
            <text:p>382583</text:p>
          </table:table-cell>
          <table:table-cell office:value-type="string" calcext:value-type="string">
            <text:p>?a</text:p>
          </table:table-cell>
          <table:table-cell office:value-type="float" office:value="2.18786789984702" calcext:value-type="float">
            <text:p>2.1878678998</text:p>
          </table:table-cell>
          <table:table-cell table:formula="of:=IF([.J575] &lt;&gt; 0; 1; 0)" office:value-type="float" office:value="1" calcext:value-type="float">
            <text:p>1</text:p>
          </table:table-cell>
          <table:table-cell table:formula="of:=IF(AND([.K575]=1; [.J575]&gt;=[.E5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211265675" calcext:value-type="float">
            <text:p>0.211265675</text:p>
          </table:table-cell>
          <table:table-cell table:number-columns-repeated="2" office:value-type="float" office:value="0.057654187" calcext:value-type="float">
            <text:p>0.057654187</text:p>
          </table:table-cell>
          <table:table-cell office:value-type="float" office:value="3083" calcext:value-type="float">
            <text:p>3083</text:p>
          </table:table-cell>
          <table:table-cell table:number-columns-repeated="2" office:value-type="float" office:value="53474" calcext:value-type="float">
            <text:p>53474</text:p>
          </table:table-cell>
          <table:table-cell office:value-type="string" calcext:value-type="string">
            <text:p>?a</text:p>
          </table:table-cell>
          <table:table-cell office:value-type="float" office:value="3.53396291864196" calcext:value-type="float">
            <text:p>3.5339629186</text:p>
          </table:table-cell>
          <table:table-cell table:formula="of:=IF([.J576] &lt;&gt; 0; 1; 0)" office:value-type="float" office:value="1" calcext:value-type="float">
            <text:p>1</text:p>
          </table:table-cell>
          <table:table-cell table:formula="of:=IF(AND([.K576]=1; [.J576]&gt;=[.E5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352685051" calcext:value-type="float">
            <text:p>0.352685051</text:p>
          </table:table-cell>
          <table:table-cell office:value-type="float" office:value="0.012909738" calcext:value-type="float">
            <text:p>0.012909738</text:p>
          </table:table-cell>
          <table:table-cell office:value-type="float" office:value="0.058343337" calcext:value-type="float">
            <text:p>0.058343337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  <table:table-cell office:value-type="float" office:value="1.21648331157934" calcext:value-type="float">
            <text:p>1.2164833116</text:p>
          </table:table-cell>
          <table:table-cell table:formula="of:=IF([.J577] &lt;&gt; 0; 1; 0)" office:value-type="float" office:value="1" calcext:value-type="float">
            <text:p>1</text:p>
          </table:table-cell>
          <table:table-cell table:formula="of:=IF(AND([.K577]=1; [.J577]&gt;=[.E5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isPoliticianOf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5068493" calcext:value-type="float">
            <text:p>0.015068493</text:p>
          </table:table-cell>
          <table:table-cell office:value-type="float" office:value="0.000247477" calcext:value-type="float">
            <text:p>0.000247477</text:p>
          </table:table-cell>
          <table:table-cell office:value-type="float" office:value="0.058355438" calcext:value-type="float">
            <text:p>0.058355438</text:p>
          </table:table-cell>
          <table:table-cell office:value-type="float" office:value="22" calcext:value-type="float">
            <text:p>22</text:p>
          </table:table-cell>
          <table:table-cell office:value-type="float" office:value="88897" calcext:value-type="float">
            <text:p>8889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?a</text:p>
          </table:table-cell>
          <table:table-cell office:value-type="float" office:value="1.99812195792987" calcext:value-type="float">
            <text:p>1.9981219579</text:p>
          </table:table-cell>
          <table:table-cell table:formula="of:=IF([.J578] &lt;&gt; 0; 1; 0)" office:value-type="float" office:value="1" calcext:value-type="float">
            <text:p>1</text:p>
          </table:table-cell>
          <table:table-cell table:formula="of:=IF(AND([.K578]=1; [.J578]&gt;=[.E5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ocatedIn&gt; <text:s/>?f <text:s/>?i <text:s/>&lt;wasBornIn&gt; <text:s/>?f <text:s text:c="2"/>=&gt; ?a <text:s/>&lt;isLocatedIn&gt; <text:s/>?b</text:p>
          </table:table-cell>
          <table:table-cell office:value-type="float" office:value="0.005643072" calcext:value-type="float">
            <text:p>0.005643072</text:p>
          </table:table-cell>
          <table:table-cell office:value-type="float" office:value="0.025102659" calcext:value-type="float">
            <text:p>0.025102659</text:p>
          </table:table-cell>
          <table:table-cell table:number-columns-repeated="2" office:value-type="float" office:value="0.058420708" calcext:value-type="float">
            <text:p>0.058420708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91560" calcext:value-type="float">
            <text:p>91560</text:p>
          </table:table-cell>
          <table:table-cell office:value-type="string" calcext:value-type="string">
            <text:p>?a</text:p>
          </table:table-cell>
          <table:table-cell office:value-type="float" office:value="4.28804216854811" calcext:value-type="float">
            <text:p>4.2880421685</text:p>
          </table:table-cell>
          <table:table-cell table:formula="of:=IF([.J579] &lt;&gt; 0; 1; 0)" office:value-type="float" office:value="1" calcext:value-type="float">
            <text:p>1</text:p>
          </table:table-cell>
          <table:table-cell table:formula="of:=IF(AND([.K579]=1; [.J579]&gt;=[.E5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e <text:s/>?i <text:s/>&lt;livesIn&gt; <text:s/>?a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053892216" calcext:value-type="float">
            <text:p>0.053892216</text:p>
          </table:table-cell>
          <table:table-cell office:value-type="float" office:value="0.058441558" calcext:value-type="float">
            <text:p>0.058441558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?b</text:p>
          </table:table-cell>
          <table:table-cell office:value-type="float" office:value="0.712121222388795" calcext:value-type="float">
            <text:p>0.7121212224</text:p>
          </table:table-cell>
          <table:table-cell table:formula="of:=IF([.J580] &lt;&gt; 0; 1; 0)" office:value-type="float" office:value="1" calcext:value-type="float">
            <text:p>1</text:p>
          </table:table-cell>
          <table:table-cell table:formula="of:=IF(AND([.K580]=1; [.J580]&gt;=[.E5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orksAt&gt; <text:s/>?b <text:s text:c="2"/>=&gt; ?a <text:s/>&lt;graduatedFrom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3250989" calcext:value-type="float">
            <text:p>0.003250989</text:p>
          </table:table-cell>
          <table:table-cell office:value-type="float" office:value="0.058641975" calcext:value-type="float">
            <text:p>0.058641975</text:p>
          </table:table-cell>
          <table:table-cell office:value-type="float" office:value="152" calcext:value-type="float">
            <text:p>152</text:p>
          </table:table-cell>
          <table:table-cell office:value-type="float" office:value="46755" calcext:value-type="float">
            <text:p>46755</text:p>
          </table:table-cell>
          <table:table-cell office:value-type="float" office:value="2592" calcext:value-type="float">
            <text:p>2592</text:p>
          </table:table-cell>
          <table:table-cell office:value-type="string" calcext:value-type="string">
            <text:p>?a</text:p>
          </table:table-cell>
          <table:table-cell office:value-type="float" office:value="2.77539710908789" calcext:value-type="float">
            <text:p>2.7753971091</text:p>
          </table:table-cell>
          <table:table-cell table:formula="of:=IF([.J581] &lt;&gt; 0; 1; 0)" office:value-type="float" office:value="1" calcext:value-type="float">
            <text:p>1</text:p>
          </table:table-cell>
          <table:table-cell table:formula="of:=IF(AND([.K581]=1; [.J581]&gt;=[.E5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89896" calcext:value-type="float">
            <text:p>0.000189896</text:p>
          </table:table-cell>
          <table:table-cell office:value-type="float" office:value="0.015008755" calcext:value-type="float">
            <text:p>0.015008755</text:p>
          </table:table-cell>
          <table:table-cell office:value-type="float" office:value="0.017756733" calcext:value-type="float">
            <text:p>0.017756733</text:p>
          </table:table-cell>
          <table:table-cell office:value-type="float" office:value="0.058842759" calcext:value-type="float">
            <text:p>0.058842759</text:p>
          </table:table-cell>
          <table:table-cell office:value-type="float" office:value="180" calcext:value-type="float">
            <text:p>180</text:p>
          </table:table-cell>
          <table:table-cell office:value-type="float" office:value="10137" calcext:value-type="float">
            <text:p>10137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?b</text:p>
          </table:table-cell>
          <table:table-cell office:value-type="float" office:value="1.24044304343421" calcext:value-type="float">
            <text:p>1.2404430434</text:p>
          </table:table-cell>
          <table:table-cell table:formula="of:=IF([.J582] &lt;&gt; 0; 1; 0)" office:value-type="float" office:value="1" calcext:value-type="float">
            <text:p>1</text:p>
          </table:table-cell>
          <table:table-cell table:formula="of:=IF(AND([.K582]=1; [.J582]&gt;=[.E5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livesIn&gt; <text:s/>?f <text:s text:c="2"/>=&gt; ?a <text:s/>&lt;worksAt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0262726" calcext:value-type="float">
            <text:p>0.010262726</text:p>
          </table:table-cell>
          <table:table-cell office:value-type="float" office:value="0.004346314" calcext:value-type="float">
            <text:p>0.004346314</text:p>
          </table:table-cell>
          <table:table-cell office:value-type="float" office:value="0.059101655" calcext:value-type="float">
            <text:p>0.059101655</text:p>
          </table:table-cell>
          <table:table-cell office:value-type="float" office:value="25" calcext:value-type="float">
            <text:p>25</text:p>
          </table:table-cell>
          <table:table-cell office:value-type="float" office:value="5752" calcext:value-type="float">
            <text:p>575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12.4670783463029" calcext:value-type="float">
            <text:p>12.4670783463</text:p>
          </table:table-cell>
          <table:table-cell table:formula="of:=IF([.J583] &lt;&gt; 0; 1; 0)" office:value-type="float" office:value="1" calcext:value-type="float">
            <text:p>1</text:p>
          </table:table-cell>
          <table:table-cell table:formula="of:=IF(AND([.K583]=1; [.J583]&gt;=[.E5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exports&gt; <text:s/>?f <text:s/>?i <text:s/>&lt;imports&gt; <text:s/>?b <text:s text:c="2"/>=&gt; ?a <text:s/>&lt;exports&gt; <text:s/>?b</text:p>
          </table:table-cell>
          <table:table-cell office:value-type="float" office:value="0.000163521" calcext:value-type="float">
            <text:p>0.000163521</text:p>
          </table:table-cell>
          <table:table-cell office:value-type="float" office:value="0.305719921" calcext:value-type="float">
            <text:p>0.305719921</text:p>
          </table:table-cell>
          <table:table-cell office:value-type="float" office:value="0.048788165" calcext:value-type="float">
            <text:p>0.048788165</text:p>
          </table:table-cell>
          <table:table-cell office:value-type="float" office:value="0.059409736" calcext:value-type="float">
            <text:p>0.059409736</text:p>
          </table:table-cell>
          <table:table-cell office:value-type="float" office:value="155" calcext:value-type="float">
            <text:p>155</text:p>
          </table:table-cell>
          <table:table-cell office:value-type="float" office:value="3177" calcext:value-type="float">
            <text:p>3177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?b</text:p>
          </table:table-cell>
          <table:table-cell office:value-type="float" office:value="0.682519259661797" calcext:value-type="float">
            <text:p>0.6825192597</text:p>
          </table:table-cell>
          <table:table-cell table:formula="of:=IF([.J584] &lt;&gt; 0; 1; 0)" office:value-type="float" office:value="1" calcext:value-type="float">
            <text:p>1</text:p>
          </table:table-cell>
          <table:table-cell table:formula="of:=IF(AND([.K584]=1; [.J584]&gt;=[.E5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directed&gt; <text:s/>?f <text:s text:c="2"/>=&gt; ?a <text:s/>&lt;produced&gt; <text:s/>?b</text:p>
          </table:table-cell>
          <table:table-cell office:value-type="float" office:value="0.001580355" calcext:value-type="float">
            <text:p>0.001580355</text:p>
          </table:table-cell>
          <table:table-cell office:value-type="float" office:value="0.07424663" calcext:value-type="float">
            <text:p>0.07424663</text:p>
          </table:table-cell>
          <table:table-cell office:value-type="float" office:value="0.024800914" calcext:value-type="float">
            <text:p>0.024800914</text:p>
          </table:table-cell>
          <table:table-cell office:value-type="float" office:value="0.059449163" calcext:value-type="float">
            <text:p>0.059449163</text:p>
          </table:table-cell>
          <table:table-cell office:value-type="float" office:value="1498" calcext:value-type="float">
            <text:p>1498</text:p>
          </table:table-cell>
          <table:table-cell office:value-type="float" office:value="60401" calcext:value-type="float">
            <text:p>60401</text:p>
          </table:table-cell>
          <table:table-cell office:value-type="float" office:value="25198" calcext:value-type="float">
            <text:p>25198</text:p>
          </table:table-cell>
          <table:table-cell office:value-type="string" calcext:value-type="string">
            <text:p>?b</text:p>
          </table:table-cell>
          <table:table-cell office:value-type="float" office:value="1.9587715792919" calcext:value-type="float">
            <text:p>1.9587715793</text:p>
          </table:table-cell>
          <table:table-cell table:formula="of:=IF([.J585] &lt;&gt; 0; 1; 0)" office:value-type="float" office:value="1" calcext:value-type="float">
            <text:p>1</text:p>
          </table:table-cell>
          <table:table-cell table:formula="of:=IF(AND([.K585]=1; [.J585]&gt;=[.E5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4" calcext:value-type="float">
            <text:p>0.021390374</text:p>
          </table:table-cell>
          <table:table-cell office:value-type="float" office:value="0.027491409" calcext:value-type="float">
            <text:p>0.027491409</text:p>
          </table:table-cell>
          <table:table-cell office:value-type="float" office:value="0.059701493" calcext:value-type="float">
            <text:p>0.059701493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?a</text:p>
          </table:table-cell>
          <table:table-cell office:value-type="float" office:value="0.133677115448617" calcext:value-type="float">
            <text:p>0.1336771154</text:p>
          </table:table-cell>
          <table:table-cell table:formula="of:=IF([.J586] &lt;&gt; 0; 1; 0)" office:value-type="float" office:value="1" calcext:value-type="float">
            <text:p>1</text:p>
          </table:table-cell>
          <table:table-cell table:formula="of:=IF(AND([.K586]=1; [.J586]&gt;=[.E5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a <text:s/>&lt;isMarriedTo&gt; <text:s/>?f <text:s/>?i <text:s/>&lt;isMarriedTo&gt; <text:s/>?f <text:s text:c="2"/>=&gt; ?a <text:s/>&lt;isMarriedTo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340532" calcext:value-type="float">
            <text:p>0.012340532</text:p>
          </table:table-cell>
          <table:table-cell office:value-type="float" office:value="0.022185579" calcext:value-type="float">
            <text:p>0.022185579</text:p>
          </table:table-cell>
          <table:table-cell office:value-type="float" office:value="0.05987055" calcext:value-type="float">
            <text:p>0.05987055</text:p>
          </table:table-cell>
          <table:table-cell office:value-type="float" office:value="148" calcext:value-type="float">
            <text:p>148</text:p>
          </table:table-cell>
          <table:table-cell office:value-type="float" office:value="6671" calcext:value-type="float">
            <text:p>6671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?b</text:p>
          </table:table-cell>
          <table:table-cell office:value-type="float" office:value="0.156526979560496" calcext:value-type="float">
            <text:p>0.1565269796</text:p>
          </table:table-cell>
          <table:table-cell table:formula="of:=IF([.J587] &lt;&gt; 0; 1; 0)" office:value-type="float" office:value="1" calcext:value-type="float">
            <text:p>1</text:p>
          </table:table-cell>
          <table:table-cell table:formula="of:=IF(AND([.K587]=1; [.J587]&gt;=[.E5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f <text:s/>?i <text:s/>&lt;isMarriedTo&gt; <text:s/>?b <text:s/>?a <text:s/>&lt;isMarriedTo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60120953" calcext:value-type="float">
            <text:p>0.06012095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?b</text:p>
          </table:table-cell>
          <table:table-cell office:value-type="float" office:value="0.219912947292636" calcext:value-type="float">
            <text:p>0.2199129473</text:p>
          </table:table-cell>
          <table:table-cell table:formula="of:=IF([.J588] &lt;&gt; 0; 1; 0)" office:value-type="float" office:value="1" calcext:value-type="float">
            <text:p>1</text:p>
          </table:table-cell>
          <table:table-cell table:formula="of:=IF(AND([.K588]=1; [.J588]&gt;=[.E5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worksAt&gt; <text:s/>?b <text:s/>?a <text:s/>&lt;worksAt&gt; <text:s/>?f <text:s text:c="2"/>=&gt; ?a <text:s/>&lt;worksAt&gt; <text:s/>?b</text:p>
          </table:table-cell>
          <table:table-cell office:value-type="float" office:value="0.001099286" calcext:value-type="float">
            <text:p>0.001099286</text:p>
          </table:table-cell>
          <table:table-cell office:value-type="float" office:value="0.427750411" calcext:value-type="float">
            <text:p>0.427750411</text:p>
          </table:table-cell>
          <table:table-cell table:number-columns-repeated="2" office:value-type="float" office:value="0.060133887" calcext:value-type="float">
            <text:p>0.060133887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7328" calcext:value-type="float">
            <text:p>17328</text:p>
          </table:table-cell>
          <table:table-cell office:value-type="string" calcext:value-type="string">
            <text:p>?a</text:p>
          </table:table-cell>
          <table:table-cell office:value-type="float" office:value="3.57745526966175" calcext:value-type="float">
            <text:p>3.5774552697</text:p>
          </table:table-cell>
          <table:table-cell table:formula="of:=IF([.J589] &lt;&gt; 0; 1; 0)" office:value-type="float" office:value="1" calcext:value-type="float">
            <text:p>1</text:p>
          </table:table-cell>
          <table:table-cell table:formula="of:=IF(AND([.K589]=1; [.J589]&gt;=[.E5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died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39944033" calcext:value-type="float">
            <text:p>0.039944033</text:p>
          </table:table-cell>
          <table:table-cell office:value-type="float" office:value="0.009955342" calcext:value-type="float">
            <text:p>0.009955342</text:p>
          </table:table-cell>
          <table:table-cell office:value-type="float" office:value="0.060216371" calcext:value-type="float">
            <text:p>0.060216371</text:p>
          </table:table-cell>
          <table:table-cell office:value-type="float" office:value="885" calcext:value-type="float">
            <text:p>885</text:p>
          </table:table-cell>
          <table:table-cell office:value-type="float" office:value="88897" calcext:value-type="float">
            <text:p>88897</text:p>
          </table:table-cell>
          <table:table-cell office:value-type="float" office:value="14697" calcext:value-type="float">
            <text:p>14697</text:p>
          </table:table-cell>
          <table:table-cell office:value-type="string" calcext:value-type="string">
            <text:p>?a</text:p>
          </table:table-cell>
          <table:table-cell office:value-type="float" office:value="4.10257209370442" calcext:value-type="float">
            <text:p>4.1025720937</text:p>
          </table:table-cell>
          <table:table-cell table:formula="of:=IF([.J590] &lt;&gt; 0; 1; 0)" office:value-type="float" office:value="1" calcext:value-type="float">
            <text:p>1</text:p>
          </table:table-cell>
          <table:table-cell table:formula="of:=IF(AND([.K590]=1; [.J590]&gt;=[.E5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diedIn&gt; <text:s/>?j <text:s/>?j <text:s/>&lt;isLocatedIn&gt; <text:s/>?a <text:s text:c="2"/>=&gt; ?a <text:s/>&lt;hasCapital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6899481" calcext:value-type="float">
            <text:p>0.026899481</text:p>
          </table:table-cell>
          <table:table-cell office:value-type="float" office:value="0.029780564" calcext:value-type="float">
            <text:p>0.029780564</text:p>
          </table:table-cell>
          <table:table-cell office:value-type="float" office:value="0.06031746" calcext:value-type="float">
            <text:p>0.06031746</text:p>
          </table:table-cell>
          <table:table-cell office:value-type="float" office:value="57" calcext:value-type="float">
            <text:p>57</text:p>
          </table:table-cell>
          <table:table-cell office:value-type="float" office:value="1914" calcext:value-type="float">
            <text:p>191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?a</text:p>
          </table:table-cell>
          <table:table-cell office:value-type="float" office:value="2.50221371381386" calcext:value-type="float">
            <text:p>2.5022137138</text:p>
          </table:table-cell>
          <table:table-cell table:formula="of:=IF([.J591] &lt;&gt; 0; 1; 0)" office:value-type="float" office:value="1" calcext:value-type="float">
            <text:p>1</text:p>
          </table:table-cell>
          <table:table-cell table:formula="of:=IF(AND([.K591]=1; [.J591]&gt;=[.E5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LeaderOf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013795266" calcext:value-type="float">
            <text:p>0.013795266</text:p>
          </table:table-cell>
          <table:table-cell office:value-type="float" office:value="0.00223725" calcext:value-type="float">
            <text:p>0.00223725</text:p>
          </table:table-cell>
          <table:table-cell office:value-type="float" office:value="0.06056435" calcext:value-type="float">
            <text:p>0.06056435</text:p>
          </table:table-cell>
          <table:table-cell office:value-type="float" office:value="88" calcext:value-type="float">
            <text:p>88</text:p>
          </table:table-cell>
          <table:table-cell office:value-type="float" office:value="39334" calcext:value-type="float">
            <text:p>39334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?a</text:p>
          </table:table-cell>
          <table:table-cell office:value-type="float" office:value="2.0378616789491" calcext:value-type="float">
            <text:p>2.0378616789</text:p>
          </table:table-cell>
          <table:table-cell table:formula="of:=IF([.J592] &lt;&gt; 0; 1; 0)" office:value-type="float" office:value="1" calcext:value-type="float">
            <text:p>1</text:p>
          </table:table-cell>
          <table:table-cell table:formula="of:=IF(AND([.K592]=1; [.J592]&gt;=[.E5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b <text:s/>&lt;exports&gt; <text:s/>?f <text:s/>?j <text:s/>&lt;imports&gt; <text:s/>?f <text:s text:c="2"/>=&gt; ?a <text:s/>&lt;dealsWith&gt; <text:s/>?b</text:p>
          </table:table-cell>
          <table:table-cell office:value-type="float" office:value="0.000349197" calcext:value-type="float">
            <text:p>0.000349197</text:p>
          </table:table-cell>
          <table:table-cell office:value-type="float" office:value="0.480406386" calcext:value-type="float">
            <text:p>0.480406386</text:p>
          </table:table-cell>
          <table:table-cell table:number-columns-repeated="2" office:value-type="float" office:value="0.06058942" calcext:value-type="float">
            <text:p>0.0605894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string" calcext:value-type="string">
            <text:p>?a</text:p>
          </table:table-cell>
          <table:table-cell office:value-type="float" office:value="3.33657543115999" calcext:value-type="float">
            <text:p>3.3365754312</text:p>
          </table:table-cell>
          <table:table-cell table:formula="of:=IF([.J593] &lt;&gt; 0; 1; 0)" office:value-type="float" office:value="1" calcext:value-type="float">
            <text:p>1</text:p>
          </table:table-cell>
          <table:table-cell table:formula="of:=IF(AND([.K593]=1; [.J593]&gt;=[.E5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dealsWith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17416546" calcext:value-type="float">
            <text:p>0.017416546</text:p>
          </table:table-cell>
          <table:table-cell office:value-type="float" office:value="0.046692607" calcext:value-type="float">
            <text:p>0.046692607</text:p>
          </table:table-cell>
          <table:table-cell office:value-type="float" office:value="0.060606061" calcext:value-type="float">
            <text:p>0.060606061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4] &lt;&gt; 0; 1; 0)" office:value-type="float" office:value="0" calcext:value-type="float">
            <text:p>0</text:p>
          </table:table-cell>
          <table:table-cell table:formula="of:=IF(AND([.K594]=1; [.J594]&gt;=[.E5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worksAt&gt; <text:s/>?f <text:s/>?i <text:s/>&lt;worksAt&gt; <text:s/>?f <text:s text:c="2"/>=&gt; ?a <text:s/>&lt;worksAt&gt; <text:s/>?b</text:p>
          </table:table-cell>
          <table:table-cell office:value-type="float" office:value="0.001099286" calcext:value-type="float">
            <text:p>0.001099286</text:p>
          </table:table-cell>
          <table:table-cell office:value-type="float" office:value="0.427750411" calcext:value-type="float">
            <text:p>0.427750411</text:p>
          </table:table-cell>
          <table:table-cell table:number-columns-repeated="2" office:value-type="float" office:value="0.060921422" calcext:value-type="float">
            <text:p>0.060921422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7104" calcext:value-type="float">
            <text:p>17104</text:p>
          </table:table-cell>
          <table:table-cell office:value-type="string" calcext:value-type="string">
            <text:p>?a</text:p>
          </table:table-cell>
          <table:table-cell office:value-type="float" office:value="1.65915003842913" calcext:value-type="float">
            <text:p>1.6591500384</text:p>
          </table:table-cell>
          <table:table-cell table:formula="of:=IF([.J595] &lt;&gt; 0; 1; 0)" office:value-type="float" office:value="1" calcext:value-type="float">
            <text:p>1</text:p>
          </table:table-cell>
          <table:table-cell table:formula="of:=IF(AND([.K595]=1; [.J595]&gt;=[.E5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participatedIn&gt; <text:s/>?f <text:s/>?j <text:s/>&lt;participatedIn&gt; <text:s/>?f <text:s/>?a <text:s/>&lt;wasBornIn&gt; <text:s/>?j <text:s text:c="2"/>=&gt; ?a <text:s/>&lt;diedIn&gt; <text:s/>?b</text:p>
          </table:table-cell>
          <table:table-cell office:value-type="float" office:value="0.000267964" calcext:value-type="float">
            <text:p>0.000267964</text:p>
          </table:table-cell>
          <table:table-cell office:value-type="float" office:value="0.011464163" calcext:value-type="float">
            <text:p>0.011464163</text:p>
          </table:table-cell>
          <table:table-cell office:value-type="float" office:value="0.014019981" calcext:value-type="float">
            <text:p>0.014019981</text:p>
          </table:table-cell>
          <table:table-cell office:value-type="float" office:value="0.061028352" calcext:value-type="float">
            <text:p>0.061028352</text:p>
          </table:table-cell>
          <table:table-cell office:value-type="float" office:value="254" calcext:value-type="float">
            <text:p>254</text:p>
          </table:table-cell>
          <table:table-cell office:value-type="float" office:value="18117" calcext:value-type="float">
            <text:p>18117</text:p>
          </table:table-cell>
          <table:table-cell office:value-type="float" office:value="4162" calcext:value-type="float">
            <text:p>4162</text:p>
          </table:table-cell>
          <table:table-cell office:value-type="string" calcext:value-type="string">
            <text:p>?a</text:p>
          </table:table-cell>
          <table:table-cell office:value-type="float" office:value="3.4364692670245" calcext:value-type="float">
            <text:p>3.436469267</text:p>
          </table:table-cell>
          <table:table-cell table:formula="of:=IF([.J596] &lt;&gt; 0; 1; 0)" office:value-type="float" office:value="1" calcext:value-type="float">
            <text:p>1</text:p>
          </table:table-cell>
          <table:table-cell table:formula="of:=IF(AND([.K596]=1; [.J596]&gt;=[.E5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produced&gt; <text:s/>?b</text:p>
          </table:table-cell>
          <table:table-cell office:value-type="float" office:value="0.002485526" calcext:value-type="float">
            <text:p>0.002485526</text:p>
          </table:table-cell>
          <table:table-cell office:value-type="float" office:value="0.116772403" calcext:value-type="float">
            <text:p>0.116772403</text:p>
          </table:table-cell>
          <table:table-cell office:value-type="float" office:value="0.028587723" calcext:value-type="float">
            <text:p>0.028587723</text:p>
          </table:table-cell>
          <table:table-cell office:value-type="float" office:value="0.061107509" calcext:value-type="float">
            <text:p>0.061107509</text:p>
          </table:table-cell>
          <table:table-cell office:value-type="float" office:value="2356" calcext:value-type="float">
            <text:p>2356</text:p>
          </table:table-cell>
          <table:table-cell office:value-type="float" office:value="82413" calcext:value-type="float">
            <text:p>82413</text:p>
          </table:table-cell>
          <table:table-cell office:value-type="float" office:value="38555" calcext:value-type="float">
            <text:p>38555</text:p>
          </table:table-cell>
          <table:table-cell office:value-type="string" calcext:value-type="string">
            <text:p>?b</text:p>
          </table:table-cell>
          <table:table-cell office:value-type="float" office:value="0.326634657217491" calcext:value-type="float">
            <text:p>0.3266346572</text:p>
          </table:table-cell>
          <table:table-cell table:formula="of:=IF([.J597] &lt;&gt; 0; 1; 0)" office:value-type="float" office:value="1" calcext:value-type="float">
            <text:p>1</text:p>
          </table:table-cell>
          <table:table-cell table:formula="of:=IF(AND([.K597]=1; [.J597]&gt;=[.E5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lives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25697252" calcext:value-type="float">
            <text:p>0.025697252</text:p>
          </table:table-cell>
          <table:table-cell office:value-type="float" office:value="0.005974477" calcext:value-type="float">
            <text:p>0.005974477</text:p>
          </table:table-cell>
          <table:table-cell office:value-type="float" office:value="0.061677632" calcext:value-type="float">
            <text:p>0.061677632</text:p>
          </table:table-cell>
          <table:table-cell office:value-type="float" office:value="375" calcext:value-type="float">
            <text:p>375</text:p>
          </table:table-cell>
          <table:table-cell office:value-type="float" office:value="62767" calcext:value-type="float">
            <text:p>62767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?a</text:p>
          </table:table-cell>
          <table:table-cell office:value-type="float" office:value="26.0369394731523" calcext:value-type="float">
            <text:p>26.0369394732</text:p>
          </table:table-cell>
          <table:table-cell table:formula="of:=IF([.J598] &lt;&gt; 0; 1; 0)" office:value-type="float" office:value="1" calcext:value-type="float">
            <text:p>1</text:p>
          </table:table-cell>
          <table:table-cell table:formula="of:=IF(AND([.K598]=1; [.J598]&gt;=[.E5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0223655" calcext:value-type="float">
            <text:p>0.000223655</text:p>
          </table:table-cell>
          <table:table-cell office:value-type="float" office:value="0.015128809" calcext:value-type="float">
            <text:p>0.015128809</text:p>
          </table:table-cell>
          <table:table-cell table:number-columns-repeated="2" office:value-type="float" office:value="0.061681699" calcext:value-type="float">
            <text:p>0.06168169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office:value-type="float" office:value="1.48090087731357" calcext:value-type="float">
            <text:p>1.4809008773</text:p>
          </table:table-cell>
          <table:table-cell table:formula="of:=IF([.J599] &lt;&gt; 0; 1; 0)" office:value-type="float" office:value="1" calcext:value-type="float">
            <text:p>1</text:p>
          </table:table-cell>
          <table:table-cell table:formula="of:=IF(AND([.K599]=1; [.J599]&gt;=[.E5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e <text:s/>&lt;participatedIn&gt; <text:s/>?b <text:s/>?i <text:s/>&lt;wasBornIn&gt; <text:s/>?a <text:s text:c="2"/>=&gt; ?a <text:s/>&lt;participatedIn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704346" calcext:value-type="float">
            <text:p>0.010704346</text:p>
          </table:table-cell>
          <table:table-cell table:number-columns-repeated="2" office:value-type="float" office:value="0.062214849" calcext:value-type="float">
            <text:p>0.06221484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11" calcext:value-type="float">
            <text:p>2411</text:p>
          </table:table-cell>
          <table:table-cell office:value-type="string" calcext:value-type="string">
            <text:p>?b</text:p>
          </table:table-cell>
          <table:table-cell office:value-type="float" office:value="0.826685205211045" calcext:value-type="float">
            <text:p>0.8266852052</text:p>
          </table:table-cell>
          <table:table-cell table:formula="of:=IF([.J600] &lt;&gt; 0; 1; 0)" office:value-type="float" office:value="1" calcext:value-type="float">
            <text:p>1</text:p>
          </table:table-cell>
          <table:table-cell table:formula="of:=IF(AND([.K600]=1; [.J600]&gt;=[.E6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table:number-columns-repeated="2" office:value-type="float" office:value="0.062284928" calcext:value-type="float">
            <text:p>0.06228492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906" calcext:value-type="float">
            <text:p>2906</text:p>
          </table:table-cell>
          <table:table-cell office:value-type="string" calcext:value-type="string">
            <text:p>?a</text:p>
          </table:table-cell>
          <table:table-cell office:value-type="float" office:value="10.0582141945947" calcext:value-type="float">
            <text:p>10.0582141946</text:p>
          </table:table-cell>
          <table:table-cell table:formula="of:=IF([.J601] &lt;&gt; 0; 1; 0)" office:value-type="float" office:value="1" calcext:value-type="float">
            <text:p>1</text:p>
          </table:table-cell>
          <table:table-cell table:formula="of:=IF(AND([.K601]=1; [.J601]&gt;=[.E6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isLocatedIn&gt; <text:s/>?b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06235012" calcext:value-type="float">
            <text:p>0.0623501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string" calcext:value-type="string">
            <text:p>?a</text:p>
          </table:table-cell>
          <table:table-cell office:value-type="float" office:value="2.45722739235575" calcext:value-type="float">
            <text:p>2.4572273924</text:p>
          </table:table-cell>
          <table:table-cell table:formula="of:=IF([.J602] &lt;&gt; 0; 1; 0)" office:value-type="float" office:value="1" calcext:value-type="float">
            <text:p>1</text:p>
          </table:table-cell>
          <table:table-cell table:formula="of:=IF(AND([.K602]=1; [.J602]&gt;=[.E6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eaderOf&gt; <text:s/>?b <text:s/>?a <text:s/>&lt;isLocatedIn&gt; <text:s/>?f <text:s text:c="2"/>=&gt; ?a <text:s/>&lt;isLocatedIn&gt; <text:s/>?b</text:p>
          </table:table-cell>
          <table:table-cell office:value-type="float" office:value="0.003034114" calcext:value-type="float">
            <text:p>0.003034114</text:p>
          </table:table-cell>
          <table:table-cell office:value-type="float" office:value="0.013496961" calcext:value-type="float">
            <text:p>0.013496961</text:p>
          </table:table-cell>
          <table:table-cell table:number-columns-repeated="2" office:value-type="float" office:value="0.062491852" calcext:value-type="float">
            <text:p>0.062491852</text:p>
          </table:table-cell>
          <table:table-cell office:value-type="float" office:value="2876" calcext:value-type="float">
            <text:p>2876</text:p>
          </table:table-cell>
          <table:table-cell table:number-columns-repeated="2" office:value-type="float" office:value="46022" calcext:value-type="float">
            <text:p>46022</text:p>
          </table:table-cell>
          <table:table-cell office:value-type="string" calcext:value-type="string">
            <text:p>?a</text:p>
          </table:table-cell>
          <table:table-cell office:value-type="float" office:value="3.784236413643" calcext:value-type="float">
            <text:p>3.7842364136</text:p>
          </table:table-cell>
          <table:table-cell table:formula="of:=IF([.J603] &lt;&gt; 0; 1; 0)" office:value-type="float" office:value="1" calcext:value-type="float">
            <text:p>1</text:p>
          </table:table-cell>
          <table:table-cell table:formula="of:=IF(AND([.K603]=1; [.J603]&gt;=[.E6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11472785" calcext:value-type="float">
            <text:p>0.0114727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?a</text:p>
          </table:table-cell>
          <table:table-cell office:value-type="float" office:value="1.72308132830366" calcext:value-type="float">
            <text:p>1.7230813283</text:p>
          </table:table-cell>
          <table:table-cell table:formula="of:=IF([.J604] &lt;&gt; 0; 1; 0)" office:value-type="float" office:value="1" calcext:value-type="float">
            <text:p>1</text:p>
          </table:table-cell>
          <table:table-cell table:formula="of:=IF(AND([.K604]=1; [.J604]&gt;=[.E6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dealsWith&gt; <text:s/>?j <text:s/>?e <text:s/>&lt;imports&gt; <text:s/>?b <text:s text:c="2"/>=&gt; ?a <text:s/>&lt;exports&gt; <text:s/>?b</text:p>
          </table:table-cell>
          <table:table-cell office:value-type="float" office:value="0.000062244" calcext:value-type="float">
            <text:p>0.000062244</text:p>
          </table:table-cell>
          <table:table-cell office:value-type="float" office:value="0.116370809" calcext:value-type="float">
            <text:p>0.116370809</text:p>
          </table:table-cell>
          <table:table-cell office:value-type="float" office:value="0.050384287" calcext:value-type="float">
            <text:p>0.050384287</text:p>
          </table:table-cell>
          <table:table-cell office:value-type="float" office:value="0.062765957" calcext:value-type="float">
            <text:p>0.062765957</text:p>
          </table:table-cell>
          <table:table-cell office:value-type="float" office:value="59" calcext:value-type="float">
            <text:p>59</text:p>
          </table:table-cell>
          <table:table-cell office:value-type="float" office:value="1171" calcext:value-type="float">
            <text:p>11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?b</text:p>
          </table:table-cell>
          <table:table-cell office:value-type="float" office:value="0.710516854509658" calcext:value-type="float">
            <text:p>0.7105168545</text:p>
          </table:table-cell>
          <table:table-cell table:formula="of:=IF([.J605] &lt;&gt; 0; 1; 0)" office:value-type="float" office:value="1" calcext:value-type="float">
            <text:p>1</text:p>
          </table:table-cell>
          <table:table-cell table:formula="of:=IF(AND([.K605]=1; [.J605]&gt;=[.E6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CitizenOf&gt; <text:s/>?b</text:p>
          </table:table-cell>
          <table:table-cell office:value-type="float" office:value="0.001969642" calcext:value-type="float">
            <text:p>0.001969642</text:p>
          </table:table-cell>
          <table:table-cell office:value-type="float" office:value="0.128140014" calcext:value-type="float">
            <text:p>0.128140014</text:p>
          </table:table-cell>
          <table:table-cell office:value-type="float" office:value="0.004879987" calcext:value-type="float">
            <text:p>0.004879987</text:p>
          </table:table-cell>
          <table:table-cell office:value-type="float" office:value="0.063138316" calcext:value-type="float">
            <text:p>0.063138316</text:p>
          </table:table-cell>
          <table:table-cell office:value-type="float" office:value="1867" calcext:value-type="float">
            <text:p>1867</text:p>
          </table:table-cell>
          <table:table-cell office:value-type="float" office:value="382583" calcext:value-type="float">
            <text:p>382583</text:p>
          </table:table-cell>
          <table:table-cell office:value-type="float" office:value="29570" calcext:value-type="float">
            <text:p>29570</text:p>
          </table:table-cell>
          <table:table-cell office:value-type="string" calcext:value-type="string">
            <text:p>?a</text:p>
          </table:table-cell>
          <table:table-cell office:value-type="float" office:value="2.73635146725686" calcext:value-type="float">
            <text:p>2.7363514673</text:p>
          </table:table-cell>
          <table:table-cell table:formula="of:=IF([.J606] &lt;&gt; 0; 1; 0)" office:value-type="float" office:value="1" calcext:value-type="float">
            <text:p>1</text:p>
          </table:table-cell>
          <table:table-cell table:formula="of:=IF(AND([.K606]=1; [.J606]&gt;=[.E6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b <text:s/>?i <text:s/>&lt;livesIn&gt; <text:s/>?f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table:number-columns-repeated="2" office:value-type="float" office:value="0.063348416" calcext:value-type="float">
            <text:p>0.0633484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?a</text:p>
          </table:table-cell>
          <table:table-cell office:value-type="float" office:value="0.712634887128926" calcext:value-type="float">
            <text:p>0.7126348871</text:p>
          </table:table-cell>
          <table:table-cell table:formula="of:=IF([.J607] &lt;&gt; 0; 1; 0)" office:value-type="float" office:value="1" calcext:value-type="float">
            <text:p>1</text:p>
          </table:table-cell>
          <table:table-cell table:formula="of:=IF(AND([.K607]=1; [.J607]&gt;=[.E6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isLocated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table:number-columns-repeated="2" office:value-type="float" office:value="0.063351499" calcext:value-type="float">
            <text:p>0.06335149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string" calcext:value-type="string">
            <text:p>?a</text:p>
          </table:table-cell>
          <table:table-cell office:value-type="float" office:value="8.89659630524228" calcext:value-type="float">
            <text:p>8.8965963052</text:p>
          </table:table-cell>
          <table:table-cell table:formula="of:=IF([.J608] &lt;&gt; 0; 1; 0)" office:value-type="float" office:value="1" calcext:value-type="float">
            <text:p>1</text:p>
          </table:table-cell>
          <table:table-cell table:formula="of:=IF(AND([.K608]=1; [.J608]&gt;=[.E6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LeaderOf&gt; <text:s/>?j <text:s/>?e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43918919" calcext:value-type="float">
            <text:p>0.043918919</text:p>
          </table:table-cell>
          <table:table-cell office:value-type="float" office:value="0.06372549" calcext:value-type="float">
            <text:p>0.06372549</text:p>
          </table:table-cell>
          <table:table-cell office:value-type="float" office:value="13" calcext:value-type="float">
            <text:p>13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office:value-type="float" office:value="0.597294185379261" calcext:value-type="float">
            <text:p>0.5972941854</text:p>
          </table:table-cell>
          <table:table-cell table:formula="of:=IF([.J609] &lt;&gt; 0; 1; 0)" office:value-type="float" office:value="1" calcext:value-type="float">
            <text:p>1</text:p>
          </table:table-cell>
          <table:table-cell table:formula="of:=IF(AND([.K609]=1; [.J609]&gt;=[.E6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sMarriedTo&gt; <text:s/>?b <text:s text:c="2"/>=&gt; ?a <text:s/>&lt;isMarriedTo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6515467" calcext:value-type="float">
            <text:p>0.026515467</text:p>
          </table:table-cell>
          <table:table-cell table:number-columns-repeated="2" office:value-type="float" office:value="0.063855422" calcext:value-type="float">
            <text:p>0.063855422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4980" calcext:value-type="float">
            <text:p>4980</text:p>
          </table:table-cell>
          <table:table-cell office:value-type="string" calcext:value-type="string">
            <text:p>?b</text:p>
          </table:table-cell>
          <table:table-cell office:value-type="float" office:value="0.763732280226574" calcext:value-type="float">
            <text:p>0.7637322802</text:p>
          </table:table-cell>
          <table:table-cell table:formula="of:=IF([.J610] &lt;&gt; 0; 1; 0)" office:value-type="float" office:value="1" calcext:value-type="float">
            <text:p>1</text:p>
          </table:table-cell>
          <table:table-cell table:formula="of:=IF(AND([.K610]=1; [.J610]&gt;=[.E6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livesIn&gt; <text:s/>?f <text:s text:c="2"/>=&gt; ?a <text:s/>&lt;isCitizenOf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299245" calcext:value-type="float">
            <text:p>0.02299245</text:p>
          </table:table-cell>
          <table:table-cell office:value-type="float" office:value="0.000264979" calcext:value-type="float">
            <text:p>0.000264979</text:p>
          </table:table-cell>
          <table:table-cell office:value-type="float" office:value="0.063992359" calcext:value-type="float">
            <text:p>0.063992359</text:p>
          </table:table-cell>
          <table:table-cell office:value-type="float" office:value="335" calcext:value-type="float">
            <text:p>335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?a</text:p>
          </table:table-cell>
          <table:table-cell office:value-type="float" office:value="6.40806116846918" calcext:value-type="float">
            <text:p>6.4080611685</text:p>
          </table:table-cell>
          <table:table-cell table:formula="of:=IF([.J611] &lt;&gt; 0; 1; 0)" office:value-type="float" office:value="1" calcext:value-type="float">
            <text:p>1</text:p>
          </table:table-cell>
          <table:table-cell table:formula="of:=IF(AND([.K611]=1; [.J611]&gt;=[.E6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60137457" calcext:value-type="float">
            <text:p>0.060137457</text:p>
          </table:table-cell>
          <table:table-cell office:value-type="float" office:value="0.064102564" calcext:value-type="float">
            <text:p>0.064102564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?a</text:p>
          </table:table-cell>
          <table:table-cell office:value-type="float" office:value="0.246143809317132" calcext:value-type="float">
            <text:p>0.2461438093</text:p>
          </table:table-cell>
          <table:table-cell table:formula="of:=IF([.J612] &lt;&gt; 0; 1; 0)" office:value-type="float" office:value="1" calcext:value-type="float">
            <text:p>1</text:p>
          </table:table-cell>
          <table:table-cell table:formula="of:=IF(AND([.K612]=1; [.J612]&gt;=[.E6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wasBornIn&gt; <text:s/>?f <text:s text:c="2"/>=&gt; ?a <text:s/>&lt;lives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2007812" calcext:value-type="float">
            <text:p>0.02007812</text:p>
          </table:table-cell>
          <table:table-cell office:value-type="float" office:value="0.002596804" calcext:value-type="float">
            <text:p>0.002596804</text:p>
          </table:table-cell>
          <table:table-cell office:value-type="float" office:value="0.064127818" calcext:value-type="float">
            <text:p>0.064127818</text:p>
          </table:table-cell>
          <table:table-cell office:value-type="float" office:value="293" calcext:value-type="float">
            <text:p>293</text:p>
          </table:table-cell>
          <table:table-cell office:value-type="float" office:value="112831" calcext:value-type="float">
            <text:p>112831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?a</text:p>
          </table:table-cell>
          <table:table-cell office:value-type="float" office:value="29.5006852162538" calcext:value-type="float">
            <text:p>29.5006852163</text:p>
          </table:table-cell>
          <table:table-cell table:formula="of:=IF([.J613] &lt;&gt; 0; 1; 0)" office:value-type="float" office:value="1" calcext:value-type="float">
            <text:p>1</text:p>
          </table:table-cell>
          <table:table-cell table:formula="of:=IF(AND([.K613]=1; [.J613]&gt;=[.E6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174165457" calcext:value-type="float">
            <text:p>0.174165457</text:p>
          </table:table-cell>
          <table:table-cell office:value-type="float" office:value="0.049958368" calcext:value-type="float">
            <text:p>0.049958368</text:p>
          </table:table-cell>
          <table:table-cell office:value-type="float" office:value="0.064136825" calcext:value-type="float">
            <text:p>0.064136825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?a</text:p>
          </table:table-cell>
          <table:table-cell office:value-type="float" office:value="0.912376162109218" calcext:value-type="float">
            <text:p>0.9123761621</text:p>
          </table:table-cell>
          <table:table-cell table:formula="of:=IF([.J614] &lt;&gt; 0; 1; 0)" office:value-type="float" office:value="1" calcext:value-type="float">
            <text:p>1</text:p>
          </table:table-cell>
          <table:table-cell table:formula="of:=IF(AND([.K614]=1; [.J614]&gt;=[.E6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office:value-type="float" office:value="0.010743353" calcext:value-type="float">
            <text:p>0.010743353</text:p>
          </table:table-cell>
          <table:table-cell office:value-type="float" office:value="0.064369311" calcext:value-type="float">
            <text:p>0.06436931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?a</text:p>
          </table:table-cell>
          <table:table-cell office:value-type="float" office:value="0.418926185877371" calcext:value-type="float">
            <text:p>0.4189261859</text:p>
          </table:table-cell>
          <table:table-cell table:formula="of:=IF([.J615] &lt;&gt; 0; 1; 0)" office:value-type="float" office:value="1" calcext:value-type="float">
            <text:p>1</text:p>
          </table:table-cell>
          <table:table-cell table:formula="of:=IF(AND([.K615]=1; [.J615]&gt;=[.E6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livesIn&gt; <text:s/>?b</text:p>
          </table:table-cell>
          <table:table-cell office:value-type="float" office:value="0.000795453" calcext:value-type="float">
            <text:p>0.000795453</text:p>
          </table:table-cell>
          <table:table-cell office:value-type="float" office:value="0.051668608" calcext:value-type="float">
            <text:p>0.051668608</text:p>
          </table:table-cell>
          <table:table-cell table:number-columns-repeated="2" office:value-type="float" office:value="0.064593506" calcext:value-type="float">
            <text:p>0.064593506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1673" calcext:value-type="float">
            <text:p>11673</text:p>
          </table:table-cell>
          <table:table-cell office:value-type="string" calcext:value-type="string">
            <text:p>?a</text:p>
          </table:table-cell>
          <table:table-cell office:value-type="float" office:value="22.6701022723882" calcext:value-type="float">
            <text:p>22.6701022724</text:p>
          </table:table-cell>
          <table:table-cell table:formula="of:=IF([.J616] &lt;&gt; 0; 1; 0)" office:value-type="float" office:value="1" calcext:value-type="float">
            <text:p>1</text:p>
          </table:table-cell>
          <table:table-cell table:formula="of:=IF(AND([.K616]=1; [.J616]&gt;=[.E6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wasBornIn&gt; <text:s/>?f <text:s text:c="2"/>=&gt; ?a <text:s/>&lt;isLocatedIn&gt; <text:s/>?b</text:p>
          </table:table-cell>
          <table:table-cell office:value-type="float" office:value="0.018056986" calcext:value-type="float">
            <text:p>0.018056986</text:p>
          </table:table-cell>
          <table:table-cell office:value-type="float" office:value="0.080324753" calcext:value-type="float">
            <text:p>0.080324753</text:p>
          </table:table-cell>
          <table:table-cell table:number-columns-repeated="2" office:value-type="float" office:value="0.064631604" calcext:value-type="float">
            <text:p>0.064631604</text:p>
          </table:table-cell>
          <table:table-cell office:value-type="float" office:value="17116" calcext:value-type="float">
            <text:p>17116</text:p>
          </table:table-cell>
          <table:table-cell table:number-columns-repeated="2" office:value-type="float" office:value="264824" calcext:value-type="float">
            <text:p>264824</text:p>
          </table:table-cell>
          <table:table-cell office:value-type="string" calcext:value-type="string">
            <text:p>?a</text:p>
          </table:table-cell>
          <table:table-cell office:value-type="float" office:value="5.50608721503356" calcext:value-type="float">
            <text:p>5.506087215</text:p>
          </table:table-cell>
          <table:table-cell table:formula="of:=IF([.J617] &lt;&gt; 0; 1; 0)" office:value-type="float" office:value="1" calcext:value-type="float">
            <text:p>1</text:p>
          </table:table-cell>
          <table:table-cell table:formula="of:=IF(AND([.K617]=1; [.J617]&gt;=[.E6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wasBornIn&gt; <text:s/>?f <text:s text:c="2"/>=&gt; ?a <text:s/>&lt;graduatedFrom&gt; <text:s/>?b</text:p>
          </table:table-cell>
          <table:table-cell office:value-type="float" office:value="0.000554918" calcext:value-type="float">
            <text:p>0.000554918</text:p>
          </table:table-cell>
          <table:table-cell office:value-type="float" office:value="0.044294737" calcext:value-type="float">
            <text:p>0.044294737</text:p>
          </table:table-cell>
          <table:table-cell office:value-type="float" office:value="0.01525699" calcext:value-type="float">
            <text:p>0.01525699</text:p>
          </table:table-cell>
          <table:table-cell office:value-type="float" office:value="0.064674782" calcext:value-type="float">
            <text:p>0.064674782</text:p>
          </table:table-cell>
          <table:table-cell office:value-type="float" office:value="526" calcext:value-type="float">
            <text:p>526</text:p>
          </table:table-cell>
          <table:table-cell office:value-type="float" office:value="34476" calcext:value-type="float">
            <text:p>34476</text:p>
          </table:table-cell>
          <table:table-cell office:value-type="float" office:value="8133" calcext:value-type="float">
            <text:p>8133</text:p>
          </table:table-cell>
          <table:table-cell office:value-type="string" calcext:value-type="string">
            <text:p>?a</text:p>
          </table:table-cell>
          <table:table-cell office:value-type="float" office:value="4.94668150608081" calcext:value-type="float">
            <text:p>4.9466815061</text:p>
          </table:table-cell>
          <table:table-cell table:formula="of:=IF([.J618] &lt;&gt; 0; 1; 0)" office:value-type="float" office:value="1" calcext:value-type="float">
            <text:p>1</text:p>
          </table:table-cell>
          <table:table-cell table:formula="of:=IF(AND([.K618]=1; [.J618]&gt;=[.E6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isLocatedIn&gt; <text:s/>?b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table:number-columns-repeated="2" office:value-type="float" office:value="0.064718163" calcext:value-type="float">
            <text:p>0.06471816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string" calcext:value-type="string">
            <text:p>?a</text:p>
          </table:table-cell>
          <table:table-cell office:value-type="float" office:value="1.15666498103934" calcext:value-type="float">
            <text:p>1.156664981</text:p>
          </table:table-cell>
          <table:table-cell table:formula="of:=IF([.J619] &lt;&gt; 0; 1; 0)" office:value-type="float" office:value="1" calcext:value-type="float">
            <text:p>1</text:p>
          </table:table-cell>
          <table:table-cell table:formula="of:=IF(AND([.K619]=1; [.J619]&gt;=[.E6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88757396" calcext:value-type="float">
            <text:p>0.088757396</text:p>
          </table:table-cell>
          <table:table-cell office:value-type="float" office:value="0.055693069" calcext:value-type="float">
            <text:p>0.055693069</text:p>
          </table:table-cell>
          <table:table-cell office:value-type="float" office:value="0.064748201" calcext:value-type="float">
            <text:p>0.064748201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?b</text:p>
          </table:table-cell>
          <table:table-cell office:value-type="float" office:value="0.293169638495927" calcext:value-type="float">
            <text:p>0.2931696385</text:p>
          </table:table-cell>
          <table:table-cell table:formula="of:=IF([.J620] &lt;&gt; 0; 1; 0)" office:value-type="float" office:value="1" calcext:value-type="float">
            <text:p>1</text:p>
          </table:table-cell>
          <table:table-cell table:formula="of:=IF(AND([.K620]=1; [.J620]&gt;=[.E6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wasBornIn&gt; <text:s/>?f <text:s/>?i <text:s/>&lt;worksAt&gt; <text:s/>?b <text:s text:c="2"/>=&gt; ?a <text:s/>&lt;graduatedFrom&gt; <text:s/>?b</text:p>
          </table:table-cell>
          <table:table-cell office:value-type="float" office:value="0.000252139" calcext:value-type="float">
            <text:p>0.000252139</text:p>
          </table:table-cell>
          <table:table-cell office:value-type="float" office:value="0.020126316" calcext:value-type="float">
            <text:p>0.020126316</text:p>
          </table:table-cell>
          <table:table-cell office:value-type="float" office:value="0.003557712" calcext:value-type="float">
            <text:p>0.003557712</text:p>
          </table:table-cell>
          <table:table-cell office:value-type="float" office:value="0.065731573" calcext:value-type="float">
            <text:p>0.065731573</text:p>
          </table:table-cell>
          <table:table-cell office:value-type="float" office:value="239" calcext:value-type="float">
            <text:p>239</text:p>
          </table:table-cell>
          <table:table-cell office:value-type="float" office:value="67178" calcext:value-type="float">
            <text:p>67178</text:p>
          </table:table-cell>
          <table:table-cell office:value-type="float" office:value="3636" calcext:value-type="float">
            <text:p>3636</text:p>
          </table:table-cell>
          <table:table-cell office:value-type="string" calcext:value-type="string">
            <text:p>?a</text:p>
          </table:table-cell>
          <table:table-cell office:value-type="float" office:value="4.59412534934593" calcext:value-type="float">
            <text:p>4.5941253493</text:p>
          </table:table-cell>
          <table:table-cell table:formula="of:=IF([.J621] &lt;&gt; 0; 1; 0)" office:value-type="float" office:value="1" calcext:value-type="float">
            <text:p>1</text:p>
          </table:table-cell>
          <table:table-cell table:formula="of:=IF(AND([.K621]=1; [.J621]&gt;=[.E6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58583106" calcext:value-type="float">
            <text:p>0.058583106</text:p>
          </table:table-cell>
          <table:table-cell office:value-type="float" office:value="0.065749235" calcext:value-type="float">
            <text:p>0.065749235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?a</text:p>
          </table:table-cell>
          <table:table-cell office:value-type="float" office:value="0.113783581821456" calcext:value-type="float">
            <text:p>0.1137835818</text:p>
          </table:table-cell>
          <table:table-cell table:formula="of:=IF([.J622] &lt;&gt; 0; 1; 0)" office:value-type="float" office:value="1" calcext:value-type="float">
            <text:p>1</text:p>
          </table:table-cell>
          <table:table-cell table:formula="of:=IF(AND([.K622]=1; [.J622]&gt;=[.E6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livesIn&gt; <text:s/>?b <text:s/>?a <text:s/>&lt;worksAt&gt; <text:s/>?f <text:s text:c="2"/>=&gt; ?a <text:s/>&lt;livesIn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2129103" calcext:value-type="float">
            <text:p>0.012129103</text:p>
          </table:table-cell>
          <table:table-cell office:value-type="float" office:value="0.009486039" calcext:value-type="float">
            <text:p>0.009486039</text:p>
          </table:table-cell>
          <table:table-cell office:value-type="float" office:value="0.066168224" calcext:value-type="float">
            <text:p>0.066168224</text:p>
          </table:table-cell>
          <table:table-cell office:value-type="float" office:value="177" calcext:value-type="float">
            <text:p>177</text:p>
          </table:table-cell>
          <table:table-cell office:value-type="float" office:value="18659" calcext:value-type="float">
            <text:p>1865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?a</text:p>
          </table:table-cell>
          <table:table-cell office:value-type="float" office:value="1.24152742263402" calcext:value-type="float">
            <text:p>1.2415274226</text:p>
          </table:table-cell>
          <table:table-cell table:formula="of:=IF([.J623] &lt;&gt; 0; 1; 0)" office:value-type="float" office:value="1" calcext:value-type="float">
            <text:p>1</text:p>
          </table:table-cell>
          <table:table-cell table:formula="of:=IF(AND([.K623]=1; [.J623]&gt;=[.E6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livesIn&gt; <text:s/>?b <text:s/>?i <text:s/>&lt;wasBornIn&gt; <text:s/>?f <text:s text:c="2"/>=&gt; ?a <text:s/>&lt;dealsWith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27576197" calcext:value-type="float">
            <text:p>0.027576197</text:p>
          </table:table-cell>
          <table:table-cell office:value-type="float" office:value="0.011425135" calcext:value-type="float">
            <text:p>0.011425135</text:p>
          </table:table-cell>
          <table:table-cell office:value-type="float" office:value="0.066202091" calcext:value-type="float">
            <text:p>0.066202091</text:p>
          </table:table-cell>
          <table:table-cell office:value-type="float" office:value="19" calcext:value-type="float">
            <text:p>19</text:p>
          </table:table-cell>
          <table:table-cell office:value-type="float" office:value="1663" calcext:value-type="float">
            <text:p>166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?a</text:p>
          </table:table-cell>
          <table:table-cell office:value-type="float" office:value="3.57793601416984" calcext:value-type="float">
            <text:p>3.5779360142</text:p>
          </table:table-cell>
          <table:table-cell table:formula="of:=IF([.J624] &lt;&gt; 0; 1; 0)" office:value-type="float" office:value="1" calcext:value-type="float">
            <text:p>1</text:p>
          </table:table-cell>
          <table:table-cell table:formula="of:=IF(AND([.K624]=1; [.J624]&gt;=[.E6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b <text:s/>?f <text:s/>&lt;dealsWith&gt; <text:s/>?j <text:s/>?a <text:s/>&lt;livesIn&gt; <text:s/>?f <text:s text:c="2"/>=&gt; ?a <text:s/>&lt;isCitizenOf&gt; <text:s/>?b</text:p>
          </table:table-cell>
          <table:table-cell office:value-type="float" office:value="0.000505334" calcext:value-type="float">
            <text:p>0.000505334</text:p>
          </table:table-cell>
          <table:table-cell office:value-type="float" office:value="0.032875772" calcext:value-type="float">
            <text:p>0.032875772</text:p>
          </table:table-cell>
          <table:table-cell office:value-type="float" office:value="0.019897811" calcext:value-type="float">
            <text:p>0.019897811</text:p>
          </table:table-cell>
          <table:table-cell office:value-type="float" office:value="0.066270061" calcext:value-type="float">
            <text:p>0.066270061</text:p>
          </table:table-cell>
          <table:table-cell office:value-type="float" office:value="479" calcext:value-type="float">
            <text:p>479</text:p>
          </table:table-cell>
          <table:table-cell office:value-type="float" office:value="24073" calcext:value-type="float">
            <text:p>24073</text:p>
          </table:table-cell>
          <table:table-cell office:value-type="float" office:value="7228" calcext:value-type="float">
            <text:p>7228</text:p>
          </table:table-cell>
          <table:table-cell office:value-type="string" calcext:value-type="string">
            <text:p>?a</text:p>
          </table:table-cell>
          <table:table-cell office:value-type="float" office:value="34.6094824556905" calcext:value-type="float">
            <text:p>34.6094824557</text:p>
          </table:table-cell>
          <table:table-cell table:formula="of:=IF([.J625] &lt;&gt; 0; 1; 0)" office:value-type="float" office:value="1" calcext:value-type="float">
            <text:p>1</text:p>
          </table:table-cell>
          <table:table-cell table:formula="of:=IF(AND([.K625]=1; [.J625]&gt;=[.E6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877859" calcext:value-type="float">
            <text:p>0.001877859</text:p>
          </table:table-cell>
          <table:table-cell office:value-type="float" office:value="0.12216884" calcext:value-type="float">
            <text:p>0.12216884</text:p>
          </table:table-cell>
          <table:table-cell office:value-type="float" office:value="0.006554576" calcext:value-type="float">
            <text:p>0.006554576</text:p>
          </table:table-cell>
          <table:table-cell office:value-type="float" office:value="0.066365907" calcext:value-type="float">
            <text:p>0.066365907</text:p>
          </table:table-cell>
          <table:table-cell office:value-type="float" office:value="1780" calcext:value-type="float">
            <text:p>1780</text:p>
          </table:table-cell>
          <table:table-cell office:value-type="float" office:value="271566" calcext:value-type="float">
            <text:p>271566</text:p>
          </table:table-cell>
          <table:table-cell office:value-type="float" office:value="26821" calcext:value-type="float">
            <text:p>26821</text:p>
          </table:table-cell>
          <table:table-cell office:value-type="string" calcext:value-type="string">
            <text:p>?a</text:p>
          </table:table-cell>
          <table:table-cell office:value-type="float" office:value="2.25715636422948" calcext:value-type="float">
            <text:p>2.2571563642</text:p>
          </table:table-cell>
          <table:table-cell table:formula="of:=IF([.J626] &lt;&gt; 0; 1; 0)" office:value-type="float" office:value="1" calcext:value-type="float">
            <text:p>1</text:p>
          </table:table-cell>
          <table:table-cell table:formula="of:=IF(AND([.K626]=1; [.J626]&gt;=[.E6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livesIn&gt; <text:s/>?b <text:s/>?a <text:s/>&lt;worksAt&gt; <text:s/>?f <text:s text:c="2"/>=&gt; ?a <text:s/>&lt;isCitizenOf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3315031" calcext:value-type="float">
            <text:p>0.013315031</text:p>
          </table:table-cell>
          <table:table-cell office:value-type="float" office:value="0.010397127" calcext:value-type="float">
            <text:p>0.010397127</text:p>
          </table:table-cell>
          <table:table-cell office:value-type="float" office:value="0.066712517" calcext:value-type="float">
            <text:p>0.066712517</text:p>
          </table:table-cell>
          <table:table-cell office:value-type="float" office:value="194" calcext:value-type="float">
            <text:p>194</text:p>
          </table:table-cell>
          <table:table-cell office:value-type="float" office:value="18659" calcext:value-type="float">
            <text:p>18659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?a</text:p>
          </table:table-cell>
          <table:table-cell office:value-type="float" office:value="0.97437863984641" calcext:value-type="float">
            <text:p>0.9743786398</text:p>
          </table:table-cell>
          <table:table-cell table:formula="of:=IF([.J627] &lt;&gt; 0; 1; 0)" office:value-type="float" office:value="1" calcext:value-type="float">
            <text:p>1</text:p>
          </table:table-cell>
          <table:table-cell table:formula="of:=IF(AND([.K627]=1; [.J627]&gt;=[.E6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isPoliticianOf&gt; <text:s/>?f <text:s/>?i <text:s/>&lt;livesIn&gt; <text:s/>?b <text:s text:c="2"/>=&gt; ?a <text:s/>&lt;isLocatedIn&gt; <text:s/>?b</text:p>
          </table:table-cell>
          <table:table-cell office:value-type="float" office:value="0.004088036" calcext:value-type="float">
            <text:p>0.004088036</text:p>
          </table:table-cell>
          <table:table-cell office:value-type="float" office:value="0.018185231" calcext:value-type="float">
            <text:p>0.018185231</text:p>
          </table:table-cell>
          <table:table-cell table:number-columns-repeated="2" office:value-type="float" office:value="0.067119325" calcext:value-type="float">
            <text:p>0.067119325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57733" calcext:value-type="float">
            <text:p>57733</text:p>
          </table:table-cell>
          <table:table-cell office:value-type="string" calcext:value-type="string">
            <text:p>?a</text:p>
          </table:table-cell>
          <table:table-cell office:value-type="float" office:value="11.3051800365655" calcext:value-type="float">
            <text:p>11.3051800366</text:p>
          </table:table-cell>
          <table:table-cell table:formula="of:=IF([.J628] &lt;&gt; 0; 1; 0)" office:value-type="float" office:value="1" calcext:value-type="float">
            <text:p>1</text:p>
          </table:table-cell>
          <table:table-cell table:formula="of:=IF(AND([.K628]=1; [.J628]&gt;=[.E6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a <text:s/>?b <text:s/>&lt;participatedIn&gt; <text:s/>?f <text:s/>?i <text:s/>&lt;participatedIn&gt; <text:s/>?f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5031447" calcext:value-type="float">
            <text:p>0.005031447</text:p>
          </table:table-cell>
          <table:table-cell office:value-type="float" office:value="0.067226891" calcext:value-type="float">
            <text:p>0.067226891</text:p>
          </table:table-cell>
          <table:table-cell office:value-type="float" office:value="8" calcext:value-type="float">
            <text:p>8</text:p>
          </table:table-cell>
          <table:table-cell office:value-type="float" office:value="1590" calcext:value-type="float">
            <text:p>15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?a</text:p>
          </table:table-cell>
          <table:table-cell office:value-type="float" office:value="25.0056339478351" calcext:value-type="float">
            <text:p>25.0056339478</text:p>
          </table:table-cell>
          <table:table-cell table:formula="of:=IF([.J629] &lt;&gt; 0; 1; 0)" office:value-type="float" office:value="1" calcext:value-type="float">
            <text:p>1</text:p>
          </table:table-cell>
          <table:table-cell table:formula="of:=IF(AND([.K629]=1; [.J629]&gt;=[.E6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a <text:s/>?i <text:s/>&lt;isLeaderOf&gt; <text:s/>?e <text:s text:c="2"/>=&gt; ?a <text:s/>&lt;exports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90729783" calcext:value-type="float">
            <text:p>0.090729783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067746686" calcext:value-type="float">
            <text:p>0.067746686</text:p>
          </table:table-cell>
          <table:table-cell office:value-type="float" office:value="46" calcext:value-type="float">
            <text:p>46</text:p>
          </table:table-cell>
          <table:table-cell office:value-type="float" office:value="782" calcext:value-type="float">
            <text:p>78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?b</text:p>
          </table:table-cell>
          <table:table-cell office:value-type="float" office:value="0.220783972125436" calcext:value-type="float">
            <text:p>0.2207839721</text:p>
          </table:table-cell>
          <table:table-cell table:formula="of:=IF([.J630] &lt;&gt; 0; 1; 0)" office:value-type="float" office:value="1" calcext:value-type="float">
            <text:p>1</text:p>
          </table:table-cell>
          <table:table-cell table:formula="of:=IF(AND([.K630]=1; [.J630]&gt;=[.E6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livesIn&gt; <text:s/>?a <text:s text:c="2"/>=&gt; ?a <text:s/>&lt;dealsWith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139332366" calcext:value-type="float">
            <text:p>0.139332366</text:p>
          </table:table-cell>
          <table:table-cell office:value-type="float" office:value="0.007678157" calcext:value-type="float">
            <text:p>0.007678157</text:p>
          </table:table-cell>
          <table:table-cell office:value-type="float" office:value="0.067844523" calcext:value-type="float">
            <text:p>0.067844523</text:p>
          </table:table-cell>
          <table:table-cell office:value-type="float" office:value="96" calcext:value-type="float">
            <text:p>96</text:p>
          </table:table-cell>
          <table:table-cell office:value-type="float" office:value="12503" calcext:value-type="float">
            <text:p>12503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?a</text:p>
          </table:table-cell>
          <table:table-cell office:value-type="float" office:value="438.077695862091" calcext:value-type="float">
            <text:p>438.0776958621</text:p>
          </table:table-cell>
          <table:table-cell table:formula="of:=IF([.J631] &lt;&gt; 0; 1; 0)" office:value-type="float" office:value="1" calcext:value-type="float">
            <text:p>1</text:p>
          </table:table-cell>
          <table:table-cell table:formula="of:=IF(AND([.K631]=1; [.J631]&gt;=[.E6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urrency&gt; <text:s/>?f <text:s/>?j <text:s/>&lt;hasCurrency&gt; <text:s/>?f <text:s/>?a <text:s/>&lt;livesIn&gt; <text:s/>?j <text:s text:c="2"/>=&gt; ?a <text:s/>&lt;isCitizenOf&gt; <text:s/>?b</text:p>
          </table:table-cell>
          <table:table-cell office:value-type="float" office:value="0.000347087" calcext:value-type="float">
            <text:p>0.000347087</text:p>
          </table:table-cell>
          <table:table-cell office:value-type="float" office:value="0.022580645" calcext:value-type="float">
            <text:p>0.022580645</text:p>
          </table:table-cell>
          <table:table-cell office:value-type="float" office:value="0.022866277" calcext:value-type="float">
            <text:p>0.022866277</text:p>
          </table:table-cell>
          <table:table-cell office:value-type="float" office:value="0.067947129" calcext:value-type="float">
            <text:p>0.067947129</text:p>
          </table:table-cell>
          <table:table-cell office:value-type="float" office:value="329" calcext:value-type="float">
            <text:p>329</text:p>
          </table:table-cell>
          <table:table-cell office:value-type="float" office:value="14388" calcext:value-type="float">
            <text:p>14388</text:p>
          </table:table-cell>
          <table:table-cell office:value-type="float" office:value="4842" calcext:value-type="float">
            <text:p>4842</text:p>
          </table:table-cell>
          <table:table-cell office:value-type="string" calcext:value-type="string">
            <text:p>?a</text:p>
          </table:table-cell>
          <table:table-cell office:value-type="float" office:value="12.2319562155262" calcext:value-type="float">
            <text:p>12.2319562155</text:p>
          </table:table-cell>
          <table:table-cell table:formula="of:=IF([.J632] &lt;&gt; 0; 1; 0)" office:value-type="float" office:value="1" calcext:value-type="float">
            <text:p>1</text:p>
          </table:table-cell>
          <table:table-cell table:formula="of:=IF(AND([.K632]=1; [.J632]&gt;=[.E6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j <text:s/>?e <text:s/>&lt;wasBornIn&gt; <text:s/>?b <text:s text:c="2"/>=&gt; ?a <text:s/>&lt;hasCapital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15101463" calcext:value-type="float">
            <text:p>0.015101463</text:p>
          </table:table-cell>
          <table:table-cell office:value-type="float" office:value="0.021376086" calcext:value-type="float">
            <text:p>0.021376086</text:p>
          </table:table-cell>
          <table:table-cell office:value-type="float" office:value="0.068230277" calcext:value-type="float">
            <text:p>0.068230277</text:p>
          </table:table-cell>
          <table:table-cell office:value-type="float" office:value="32" calcext:value-type="float">
            <text:p>32</text:p>
          </table:table-cell>
          <table:table-cell office:value-type="float" office:value="1497" calcext:value-type="float">
            <text:p>149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?a</text:p>
          </table:table-cell>
          <table:table-cell office:value-type="float" office:value="12.2962460971039" calcext:value-type="float">
            <text:p>12.2962460971</text:p>
          </table:table-cell>
          <table:table-cell table:formula="of:=IF([.J633] &lt;&gt; 0; 1; 0)" office:value-type="float" office:value="1" calcext:value-type="float">
            <text:p>1</text:p>
          </table:table-cell>
          <table:table-cell table:formula="of:=IF(AND([.K633]=1; [.J633]&gt;=[.E6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wasBornIn&gt; <text:s/>?b <text:s text:c="2"/>=&gt; ?a <text:s/>&lt;diedIn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14894385" calcext:value-type="float">
            <text:p>0.014894385</text:p>
          </table:table-cell>
          <table:table-cell office:value-type="float" office:value="0.003659916" calcext:value-type="float">
            <text:p>0.003659916</text:p>
          </table:table-cell>
          <table:table-cell office:value-type="float" office:value="0.068294702" calcext:value-type="float">
            <text:p>0.068294702</text:p>
          </table:table-cell>
          <table:table-cell office:value-type="float" office:value="330" calcext:value-type="float">
            <text:p>330</text:p>
          </table:table-cell>
          <table:table-cell office:value-type="float" office:value="90166" calcext:value-type="float">
            <text:p>90166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?a</text:p>
          </table:table-cell>
          <table:table-cell office:value-type="float" office:value="2.20680104300679" calcext:value-type="float">
            <text:p>2.206801043</text:p>
          </table:table-cell>
          <table:table-cell table:formula="of:=IF([.J634] &lt;&gt; 0; 1; 0)" office:value-type="float" office:value="1" calcext:value-type="float">
            <text:p>1</text:p>
          </table:table-cell>
          <table:table-cell table:formula="of:=IF(AND([.K634]=1; [.J634]&gt;=[.E6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produced&gt; <text:s/>?b <text:s text:c="2"/>=&gt; ?a <text:s/>&lt;actedIn&gt; <text:s/>?b</text:p>
          </table:table-cell>
          <table:table-cell office:value-type="float" office:value="0.007002937" calcext:value-type="float">
            <text:p>0.007002937</text:p>
          </table:table-cell>
          <table:table-cell office:value-type="float" office:value="0.061705787" calcext:value-type="float">
            <text:p>0.061705787</text:p>
          </table:table-cell>
          <table:table-cell office:value-type="float" office:value="0.058723615" calcext:value-type="float">
            <text:p>0.058723615</text:p>
          </table:table-cell>
          <table:table-cell office:value-type="float" office:value="0.068356177" calcext:value-type="float">
            <text:p>0.068356177</text:p>
          </table:table-cell>
          <table:table-cell office:value-type="float" office:value="6638" calcext:value-type="float">
            <text:p>6638</text:p>
          </table:table-cell>
          <table:table-cell office:value-type="float" office:value="113038" calcext:value-type="float">
            <text:p>113038</text:p>
          </table:table-cell>
          <table:table-cell office:value-type="float" office:value="97109" calcext:value-type="float">
            <text:p>97109</text:p>
          </table:table-cell>
          <table:table-cell office:value-type="string" calcext:value-type="string">
            <text:p>?b</text:p>
          </table:table-cell>
          <table:table-cell office:value-type="float" office:value="3.47710876468901" calcext:value-type="float">
            <text:p>3.4771087647</text:p>
          </table:table-cell>
          <table:table-cell table:formula="of:=IF([.J635] &lt;&gt; 0; 1; 0)" office:value-type="float" office:value="1" calcext:value-type="float">
            <text:p>1</text:p>
          </table:table-cell>
          <table:table-cell table:formula="of:=IF(AND([.K635]=1; [.J635]&gt;=[.E6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livesIn&gt; <text:s/>?f <text:s text:c="2"/>=&gt; ?a <text:s/>&lt;dealsWith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145137881" calcext:value-type="float">
            <text:p>0.145137881</text:p>
          </table:table-cell>
          <table:table-cell office:value-type="float" office:value="0.053361793" calcext:value-type="float">
            <text:p>0.053361793</text:p>
          </table:table-cell>
          <table:table-cell office:value-type="float" office:value="0.068493151" calcext:value-type="float">
            <text:p>0.068493151</text:p>
          </table:table-cell>
          <table:table-cell office:value-type="float" office:value="100" calcext:value-type="float">
            <text:p>100</text:p>
          </table:table-cell>
          <table:table-cell office:value-type="float" office:value="1874" calcext:value-type="float">
            <text:p>187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?a</text:p>
          </table:table-cell>
          <table:table-cell office:value-type="float" office:value="20.4597902294959" calcext:value-type="float">
            <text:p>20.4597902295</text:p>
          </table:table-cell>
          <table:table-cell table:formula="of:=IF([.J636] &lt;&gt; 0; 1; 0)" office:value-type="float" office:value="1" calcext:value-type="float">
            <text:p>1</text:p>
          </table:table-cell>
          <table:table-cell table:formula="of:=IF(AND([.K636]=1; [.J636]&gt;=[.E6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1325051" calcext:value-type="float">
            <text:p>0.001325051</text:p>
          </table:table-cell>
          <table:table-cell office:value-type="float" office:value="0.03752278" calcext:value-type="float">
            <text:p>0.03752278</text:p>
          </table:table-cell>
          <table:table-cell office:value-type="float" office:value="0.057288816" calcext:value-type="float">
            <text:p>0.057288816</text:p>
          </table:table-cell>
          <table:table-cell office:value-type="float" office:value="0.068992035" calcext:value-type="float">
            <text:p>0.068992035</text:p>
          </table:table-cell>
          <table:table-cell office:value-type="float" office:value="1256" calcext:value-type="float">
            <text:p>1256</text:p>
          </table:table-cell>
          <table:table-cell office:value-type="float" office:value="21924" calcext:value-type="float">
            <text:p>21924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?b</text:p>
          </table:table-cell>
          <table:table-cell office:value-type="float" office:value="0.285876680861163" calcext:value-type="float">
            <text:p>0.2858766809</text:p>
          </table:table-cell>
          <table:table-cell table:formula="of:=IF([.J637] &lt;&gt; 0; 1; 0)" office:value-type="float" office:value="1" calcext:value-type="float">
            <text:p>1</text:p>
          </table:table-cell>
          <table:table-cell table:formula="of:=IF(AND([.K637]=1; [.J637]&gt;=[.E6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irected&gt; <text:s/>?j <text:s/>?b <text:s/>&lt;isMarriedTo&gt; <text:s/>?f <text:s/>?a <text:s/>&lt;produced&gt; <text:s/>?j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5851064" calcext:value-type="float">
            <text:p>0.055851064</text:p>
          </table:table-cell>
          <table:table-cell office:value-type="float" office:value="0.069230769" calcext:value-type="float">
            <text:p>0.069230769</text:p>
          </table:table-cell>
          <table:table-cell office:value-type="float" office:value="126" calcext:value-type="float">
            <text:p>126</text:p>
          </table:table-cell>
          <table:table-cell office:value-type="float" office:value="2256" calcext:value-type="float">
            <text:p>2256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?b</text:p>
          </table:table-cell>
          <table:table-cell office:value-type="float" office:value="0.591656299168911" calcext:value-type="float">
            <text:p>0.5916562992</text:p>
          </table:table-cell>
          <table:table-cell table:formula="of:=IF([.J638] &lt;&gt; 0; 1; 0)" office:value-type="float" office:value="1" calcext:value-type="float">
            <text:p>1</text:p>
          </table:table-cell>
          <table:table-cell table:formula="of:=IF(AND([.K638]=1; [.J638]&gt;=[.E6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b <text:s/>&lt;hasCapital&gt; <text:s/>?f <text:s/>?i <text:s/>&lt;isCitizenOf&gt; <text:s/>?a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4551201" calcext:value-type="float">
            <text:p>0.04551201</text:p>
          </table:table-cell>
          <table:table-cell office:value-type="float" office:value="0.069498069" calcext:value-type="float">
            <text:p>0.069498069</text:p>
          </table:table-cell>
          <table:table-cell office:value-type="float" office:value="36" calcext:value-type="float">
            <text:p>36</text:p>
          </table:table-cell>
          <table:table-cell office:value-type="float" office:value="791" calcext:value-type="float">
            <text:p>79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office:value-type="float" office:value="2.19263573742765" calcext:value-type="float">
            <text:p>2.1926357374</text:p>
          </table:table-cell>
          <table:table-cell table:formula="of:=IF([.J639] &lt;&gt; 0; 1; 0)" office:value-type="float" office:value="1" calcext:value-type="float">
            <text:p>1</text:p>
          </table:table-cell>
          <table:table-cell table:formula="of:=IF(AND([.K639]=1; [.J639]&gt;=[.E6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wasBornIn&gt; <text:s/>?f <text:s text:c="2"/>=&gt; ?a <text:s/>&lt;isCitizenOf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89911" calcext:value-type="float">
            <text:p>0.017089911</text:p>
          </table:table-cell>
          <table:table-cell office:value-type="float" office:value="0.000940247" calcext:value-type="float">
            <text:p>0.000940247</text:p>
          </table:table-cell>
          <table:table-cell office:value-type="float" office:value="0.069845722" calcext:value-type="float">
            <text:p>0.069845722</text:p>
          </table:table-cell>
          <table:table-cell office:value-type="float" office:value="249" calcext:value-type="float">
            <text:p>249</text:p>
          </table:table-cell>
          <table:table-cell office:value-type="float" office:value="264824" calcext:value-type="float">
            <text:p>264824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?a</text:p>
          </table:table-cell>
          <table:table-cell office:value-type="float" office:value="19.4656563302967" calcext:value-type="float">
            <text:p>19.4656563303</text:p>
          </table:table-cell>
          <table:table-cell table:formula="of:=IF([.J640] &lt;&gt; 0; 1; 0)" office:value-type="float" office:value="1" calcext:value-type="float">
            <text:p>1</text:p>
          </table:table-cell>
          <table:table-cell table:formula="of:=IF(AND([.K640]=1; [.J640]&gt;=[.E6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livesIn&gt; <text:s/>?f <text:s/>?a <text:s/>&lt;wasBornIn&gt; <text:s/>?f <text:s text:c="2"/>=&gt; ?a <text:s/>&lt;graduatedFrom&gt; <text:s/>?b</text:p>
          </table:table-cell>
          <table:table-cell office:value-type="float" office:value="0.000810222" calcext:value-type="float">
            <text:p>0.000810222</text:p>
          </table:table-cell>
          <table:table-cell office:value-type="float" office:value="0.064673684" calcext:value-type="float">
            <text:p>0.064673684</text:p>
          </table:table-cell>
          <table:table-cell office:value-type="float" office:value="0.00609548" calcext:value-type="float">
            <text:p>0.00609548</text:p>
          </table:table-cell>
          <table:table-cell office:value-type="float" office:value="0.070842173" calcext:value-type="float">
            <text:p>0.070842173</text:p>
          </table:table-cell>
          <table:table-cell office:value-type="float" office:value="768" calcext:value-type="float">
            <text:p>768</text:p>
          </table:table-cell>
          <table:table-cell office:value-type="float" office:value="125995" calcext:value-type="float">
            <text:p>125995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?a</text:p>
          </table:table-cell>
          <table:table-cell office:value-type="float" office:value="9.64303727342095" calcext:value-type="float">
            <text:p>9.6430372734</text:p>
          </table:table-cell>
          <table:table-cell table:formula="of:=IF([.J641] &lt;&gt; 0; 1; 0)" office:value-type="float" office:value="1" calcext:value-type="float">
            <text:p>1</text:p>
          </table:table-cell>
          <table:table-cell table:formula="of:=IF(AND([.K641]=1; [.J641]&gt;=[.E6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actedIn&gt; <text:s/>?b</text:p>
          </table:table-cell>
          <table:table-cell office:value-type="float" office:value="0.006673784" calcext:value-type="float">
            <text:p>0.006673784</text:p>
          </table:table-cell>
          <table:table-cell office:value-type="float" office:value="0.058805485" calcext:value-type="float">
            <text:p>0.058805485</text:p>
          </table:table-cell>
          <table:table-cell office:value-type="float" office:value="0.037299528" calcext:value-type="float">
            <text:p>0.037299528</text:p>
          </table:table-cell>
          <table:table-cell office:value-type="float" office:value="0.07098852" calcext:value-type="float">
            <text:p>0.07098852</text:p>
          </table:table-cell>
          <table:table-cell office:value-type="float" office:value="6326" calcext:value-type="float">
            <text:p>6326</text:p>
          </table:table-cell>
          <table:table-cell office:value-type="float" office:value="169600" calcext:value-type="float">
            <text:p>169600</text:p>
          </table:table-cell>
          <table:table-cell office:value-type="float" office:value="89113" calcext:value-type="float">
            <text:p>89113</text:p>
          </table:table-cell>
          <table:table-cell office:value-type="string" calcext:value-type="string">
            <text:p>?b</text:p>
          </table:table-cell>
          <table:table-cell office:value-type="float" office:value="3.30495877686322" calcext:value-type="float">
            <text:p>3.3049587769</text:p>
          </table:table-cell>
          <table:table-cell table:formula="of:=IF([.J642] &lt;&gt; 0; 1; 0)" office:value-type="float" office:value="1" calcext:value-type="float">
            <text:p>1</text:p>
          </table:table-cell>
          <table:table-cell table:formula="of:=IF(AND([.K642]=1; [.J642]&gt;=[.E6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ocatedIn&gt; <text:s/>?f <text:s/>?i <text:s/>&lt;isPoliticianOf&gt; <text:s/>?f <text:s text:c="2"/>=&gt; ?a <text:s/>&lt;isLocatedIn&gt; <text:s/>?b</text:p>
          </table:table-cell>
          <table:table-cell office:value-type="float" office:value="0.008301614" calcext:value-type="float">
            <text:p>0.008301614</text:p>
          </table:table-cell>
          <table:table-cell office:value-type="float" office:value="0.036928925" calcext:value-type="float">
            <text:p>0.036928925</text:p>
          </table:table-cell>
          <table:table-cell table:number-columns-repeated="2" office:value-type="float" office:value="0.071668625" calcext:value-type="float">
            <text:p>0.071668625</text:p>
          </table:table-cell>
          <table:table-cell office:value-type="float" office:value="7869" calcext:value-type="float">
            <text:p>7869</text:p>
          </table:table-cell>
          <table:table-cell table:number-columns-repeated="2" office:value-type="float" office:value="109797" calcext:value-type="float">
            <text:p>109797</text:p>
          </table:table-cell>
          <table:table-cell office:value-type="string" calcext:value-type="string">
            <text:p>?a</text:p>
          </table:table-cell>
          <table:table-cell office:value-type="float" office:value="16.7408017210824" calcext:value-type="float">
            <text:p>16.7408017211</text:p>
          </table:table-cell>
          <table:table-cell table:formula="of:=IF([.J643] &lt;&gt; 0; 1; 0)" office:value-type="float" office:value="1" calcext:value-type="float">
            <text:p>1</text:p>
          </table:table-cell>
          <table:table-cell table:formula="of:=IF(AND([.K643]=1; [.J643]&gt;=[.E6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f <text:s/>?i <text:s/>&lt;wasBornIn&gt; <text:s/>?b <text:s text:c="2"/>=&gt; ?a <text:s/>&lt;isLeaderOf&gt; <text:s/>?b</text:p>
          </table:table-cell>
          <table:table-cell office:value-type="float" office:value="0.000456805" calcext:value-type="float">
            <text:p>0.000456805</text:p>
          </table:table-cell>
          <table:table-cell office:value-type="float" office:value="0.067878978" calcext:value-type="float">
            <text:p>0.067878978</text:p>
          </table:table-cell>
          <table:table-cell table:number-columns-repeated="2" office:value-type="float" office:value="0.072529313" calcext:value-type="float">
            <text:p>0.072529313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5970" calcext:value-type="float">
            <text:p>5970</text:p>
          </table:table-cell>
          <table:table-cell office:value-type="string" calcext:value-type="string">
            <text:p>?a</text:p>
          </table:table-cell>
          <table:table-cell office:value-type="float" office:value="3.33429423841518" calcext:value-type="float">
            <text:p>3.3342942384</text:p>
          </table:table-cell>
          <table:table-cell table:formula="of:=IF([.J644] &lt;&gt; 0; 1; 0)" office:value-type="float" office:value="1" calcext:value-type="float">
            <text:p>1</text:p>
          </table:table-cell>
          <table:table-cell table:formula="of:=IF(AND([.K644]=1; [.J644]&gt;=[.E6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isLeaderOf&gt; <text:s/>?f <text:s text:c="2"/>=&gt; ?a <text:s/>&lt;isPoliticianOf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11643836" calcext:value-type="float">
            <text:p>0.011643836</text:p>
          </table:table-cell>
          <table:table-cell office:value-type="float" office:value="0.000819396" calcext:value-type="float">
            <text:p>0.000819396</text:p>
          </table:table-cell>
          <table:table-cell office:value-type="float" office:value="0.072649573" calcext:value-type="float">
            <text:p>0.072649573</text:p>
          </table:table-cell>
          <table:table-cell office:value-type="float" office:value="17" calcext:value-type="float">
            <text:p>17</text:p>
          </table:table-cell>
          <table:table-cell office:value-type="float" office:value="20747" calcext:value-type="float">
            <text:p>2074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?a</text:p>
          </table:table-cell>
          <table:table-cell office:value-type="float" office:value="0.087056487432722" calcext:value-type="float">
            <text:p>0.0870564874</text:p>
          </table:table-cell>
          <table:table-cell table:formula="of:=IF([.J645] &lt;&gt; 0; 1; 0)" office:value-type="float" office:value="1" calcext:value-type="float">
            <text:p>1</text:p>
          </table:table-cell>
          <table:table-cell table:formula="of:=IF(AND([.K645]=1; [.J645]&gt;=[.E6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22652194" calcext:value-type="float">
            <text:p>0.022652194</text:p>
          </table:table-cell>
          <table:table-cell office:value-type="float" office:value="0.067988669" calcext:value-type="float">
            <text:p>0.067988669</text:p>
          </table:table-cell>
          <table:table-cell office:value-type="float" office:value="0.072727273" calcext:value-type="float">
            <text:p>0.072727273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?a</text:p>
          </table:table-cell>
          <table:table-cell office:value-type="float" office:value="0.230387055319711" calcext:value-type="float">
            <text:p>0.2303870553</text:p>
          </table:table-cell>
          <table:table-cell table:formula="of:=IF([.J646] &lt;&gt; 0; 1; 0)" office:value-type="float" office:value="1" calcext:value-type="float">
            <text:p>1</text:p>
          </table:table-cell>
          <table:table-cell table:formula="of:=IF(AND([.K646]=1; [.J646]&gt;=[.E6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175542406" calcext:value-type="float">
            <text:p>0.175542406</text:p>
          </table:table-cell>
          <table:table-cell table:number-columns-repeated="2" office:value-type="float" office:value="0.073070608" calcext:value-type="float">
            <text:p>0.0730706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0.318182602041366" calcext:value-type="float">
            <text:p>0.318182602</text:p>
          </table:table-cell>
          <table:table-cell table:formula="of:=IF([.J647] &lt;&gt; 0; 1; 0)" office:value-type="float" office:value="1" calcext:value-type="float">
            <text:p>1</text:p>
          </table:table-cell>
          <table:table-cell table:formula="of:=IF(AND([.K647]=1; [.J647]&gt;=[.E6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1906343" calcext:value-type="float">
            <text:p>0.001906343</text:p>
          </table:table-cell>
          <table:table-cell office:value-type="float" office:value="0.123826492" calcext:value-type="float">
            <text:p>0.123826492</text:p>
          </table:table-cell>
          <table:table-cell table:number-columns-repeated="2" office:value-type="float" office:value="0.073800286" calcext:value-type="float">
            <text:p>0.073800286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float" office:value="24485" calcext:value-type="float">
            <text:p>24485</text:p>
          </table:table-cell>
          <table:table-cell office:value-type="string" calcext:value-type="string">
            <text:p>?a</text:p>
          </table:table-cell>
          <table:table-cell office:value-type="float" office:value="6.08176862831448" calcext:value-type="float">
            <text:p>6.0817686283</text:p>
          </table:table-cell>
          <table:table-cell table:formula="of:=IF([.J648] &lt;&gt; 0; 1; 0)" office:value-type="float" office:value="1" calcext:value-type="float">
            <text:p>1</text:p>
          </table:table-cell>
          <table:table-cell table:formula="of:=IF(AND([.K648]=1; [.J648]&gt;=[.E6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j <text:s/>?b <text:s/>&lt;isMarriedTo&gt; <text:s/>?f <text:s/>?f <text:s/>&lt;produced&gt; <text:s/>?j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782469" calcext:value-type="float">
            <text:p>0.05782469</text:p>
          </table:table-cell>
          <table:table-cell office:value-type="float" office:value="0.073987082" calcext:value-type="float">
            <text:p>0.073987082</text:p>
          </table:table-cell>
          <table:table-cell office:value-type="float" office:value="126" calcext:value-type="float">
            <text:p>126</text:p>
          </table:table-cell>
          <table:table-cell office:value-type="float" office:value="2179" calcext:value-type="float">
            <text:p>2179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?b</text:p>
          </table:table-cell>
          <table:table-cell office:value-type="float" office:value="0.622481462883179" calcext:value-type="float">
            <text:p>0.6224814629</text:p>
          </table:table-cell>
          <table:table-cell table:formula="of:=IF([.J649] &lt;&gt; 0; 1; 0)" office:value-type="float" office:value="1" calcext:value-type="float">
            <text:p>1</text:p>
          </table:table-cell>
          <table:table-cell table:formula="of:=IF(AND([.K649]=1; [.J649]&gt;=[.E6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worksAt&gt; <text:s/>?f <text:s text:c="2"/>=&gt; ?a <text:s/>&lt;graduatedFrom&gt; <text:s/>?b</text:p>
          </table:table-cell>
          <table:table-cell office:value-type="float" office:value="0.004389759" calcext:value-type="float">
            <text:p>0.004389759</text:p>
          </table:table-cell>
          <table:table-cell office:value-type="float" office:value="0.3504" calcext:value-type="float">
            <text:p>0.3504</text:p>
          </table:table-cell>
          <table:table-cell table:number-columns-repeated="2" office:value-type="float" office:value="0.074122237" calcext:value-type="float">
            <text:p>0.074122237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56137" calcext:value-type="float">
            <text:p>56137</text:p>
          </table:table-cell>
          <table:table-cell office:value-type="string" calcext:value-type="string">
            <text:p>?a</text:p>
          </table:table-cell>
          <table:table-cell office:value-type="float" office:value="6.29007334415766" calcext:value-type="float">
            <text:p>6.2900733442</text:p>
          </table:table-cell>
          <table:table-cell table:formula="of:=IF([.J650] &lt;&gt; 0; 1; 0)" office:value-type="float" office:value="1" calcext:value-type="float">
            <text:p>1</text:p>
          </table:table-cell>
          <table:table-cell table:formula="of:=IF(AND([.K650]=1; [.J650]&gt;=[.E6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2867427" calcext:value-type="float">
            <text:p>0.002867427</text:p>
          </table:table-cell>
          <table:table-cell office:value-type="float" office:value="0.134714512" calcext:value-type="float">
            <text:p>0.134714512</text:p>
          </table:table-cell>
          <table:table-cell office:value-type="float" office:value="0.034481884" calcext:value-type="float">
            <text:p>0.034481884</text:p>
          </table:table-cell>
          <table:table-cell office:value-type="float" office:value="0.074697007" calcext:value-type="float">
            <text:p>0.074697007</text:p>
          </table:table-cell>
          <table:table-cell office:value-type="float" office:value="2718" calcext:value-type="float">
            <text:p>2718</text:p>
          </table:table-cell>
          <table:table-cell office:value-type="float" office:value="78824" calcext:value-type="float">
            <text:p>78824</text:p>
          </table:table-cell>
          <table:table-cell office:value-type="float" office:value="36387" calcext:value-type="float">
            <text:p>36387</text:p>
          </table:table-cell>
          <table:table-cell office:value-type="string" calcext:value-type="string">
            <text:p>?b</text:p>
          </table:table-cell>
          <table:table-cell office:value-type="float" office:value="0.196407775216792" calcext:value-type="float">
            <text:p>0.1964077752</text:p>
          </table:table-cell>
          <table:table-cell table:formula="of:=IF([.J651] &lt;&gt; 0; 1; 0)" office:value-type="float" office:value="1" calcext:value-type="float">
            <text:p>1</text:p>
          </table:table-cell>
          <table:table-cell table:formula="of:=IF(AND([.K651]=1; [.J651]&gt;=[.E6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livesIn&gt; <text:s/>?b</text:p>
          </table:table-cell>
          <table:table-cell office:value-type="float" office:value="0.000337593" calcext:value-type="float">
            <text:p>0.000337593</text:p>
          </table:table-cell>
          <table:table-cell office:value-type="float" office:value="0.021928322" calcext:value-type="float">
            <text:p>0.021928322</text:p>
          </table:table-cell>
          <table:table-cell office:value-type="float" office:value="0.003669641" calcext:value-type="float">
            <text:p>0.003669641</text:p>
          </table:table-cell>
          <table:table-cell office:value-type="float" office:value="0.074836296" calcext:value-type="float">
            <text:p>0.074836296</text:p>
          </table:table-cell>
          <table:table-cell office:value-type="float" office:value="320" calcext:value-type="float">
            <text:p>320</text:p>
          </table:table-cell>
          <table:table-cell office:value-type="float" office:value="87202" calcext:value-type="float">
            <text:p>87202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office:value-type="float" office:value="1.24996808700758" calcext:value-type="float">
            <text:p>1.249968087</text:p>
          </table:table-cell>
          <table:table-cell table:formula="of:=IF([.J652] &lt;&gt; 0; 1; 0)" office:value-type="float" office:value="1" calcext:value-type="float">
            <text:p>1</text:p>
          </table:table-cell>
          <table:table-cell table:formula="of:=IF(AND([.K652]=1; [.J652]&gt;=[.E6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5283325" calcext:value-type="float">
            <text:p>0.005283325</text:p>
          </table:table-cell>
          <table:table-cell office:value-type="float" office:value="0.089487697" calcext:value-type="float">
            <text:p>0.089487697</text:p>
          </table:table-cell>
          <table:table-cell table:number-columns-repeated="2" office:value-type="float" office:value="0.074952107" calcext:value-type="float">
            <text:p>0.074952107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float" office:value="66816" calcext:value-type="float">
            <text:p>66816</text:p>
          </table:table-cell>
          <table:table-cell office:value-type="string" calcext:value-type="string">
            <text:p>?a</text:p>
          </table:table-cell>
          <table:table-cell office:value-type="float" office:value="4.03349284581692" calcext:value-type="float">
            <text:p>4.0334928458</text:p>
          </table:table-cell>
          <table:table-cell table:formula="of:=IF([.J653] &lt;&gt; 0; 1; 0)" office:value-type="float" office:value="1" calcext:value-type="float">
            <text:p>1</text:p>
          </table:table-cell>
          <table:table-cell table:formula="of:=IF(AND([.K653]=1; [.J653]&gt;=[.E6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livesIn&gt; <text:s/>?f <text:s/>?a <text:s/>&lt;wasBornIn&gt; <text:s/>?f <text:s text:c="2"/>=&gt; ?a <text:s/>&lt;isLeaderOf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22260542" calcext:value-type="float">
            <text:p>0.022260542</text:p>
          </table:table-cell>
          <table:table-cell office:value-type="float" office:value="0.002125239" calcext:value-type="float">
            <text:p>0.002125239</text:p>
          </table:table-cell>
          <table:table-cell office:value-type="float" office:value="0.075132275" calcext:value-type="float">
            <text:p>0.075132275</text:p>
          </table:table-cell>
          <table:table-cell office:value-type="float" office:value="142" calcext:value-type="float">
            <text:p>142</text:p>
          </table:table-cell>
          <table:table-cell office:value-type="float" office:value="66816" calcext:value-type="float">
            <text:p>66816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?a</text:p>
          </table:table-cell>
          <table:table-cell office:value-type="float" office:value="10.9408341998185" calcext:value-type="float">
            <text:p>10.9408341998</text:p>
          </table:table-cell>
          <table:table-cell table:formula="of:=IF([.J654] &lt;&gt; 0; 1; 0)" office:value-type="float" office:value="1" calcext:value-type="float">
            <text:p>1</text:p>
          </table:table-cell>
          <table:table-cell table:formula="of:=IF(AND([.K654]=1; [.J654]&gt;=[.E6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1100341" calcext:value-type="float">
            <text:p>0.01100341</text:p>
          </table:table-cell>
          <table:table-cell office:value-type="float" office:value="0.311594419" calcext:value-type="float">
            <text:p>0.311594419</text:p>
          </table:table-cell>
          <table:table-cell table:number-columns-repeated="2" office:value-type="float" office:value="0.075343307" calcext:value-type="float">
            <text:p>0.075343307</text:p>
          </table:table-cell>
          <table:table-cell office:value-type="float" office:value="10430" calcext:value-type="float">
            <text:p>10430</text:p>
          </table:table-cell>
          <table:table-cell table:number-columns-repeated="2" office:value-type="float" office:value="138433" calcext:value-type="float">
            <text:p>138433</text:p>
          </table:table-cell>
          <table:table-cell office:value-type="string" calcext:value-type="string">
            <text:p>?b</text:p>
          </table:table-cell>
          <table:table-cell office:value-type="float" office:value="0.545467986438806" calcext:value-type="float">
            <text:p>0.5454679864</text:p>
          </table:table-cell>
          <table:table-cell table:formula="of:=IF([.J655] &lt;&gt; 0; 1; 0)" office:value-type="float" office:value="1" calcext:value-type="float">
            <text:p>1</text:p>
          </table:table-cell>
          <table:table-cell table:formula="of:=IF(AND([.K655]=1; [.J655]&gt;=[.E6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actedIn&gt; <text:s/>?b</text:p>
          </table:table-cell>
          <table:table-cell office:value-type="float" office:value="0.002699686" calcext:value-type="float">
            <text:p>0.002699686</text:p>
          </table:table-cell>
          <table:table-cell office:value-type="float" office:value="0.023788055" calcext:value-type="float">
            <text:p>0.023788055</text:p>
          </table:table-cell>
          <table:table-cell table:number-columns-repeated="2" office:value-type="float" office:value="0.075379993" calcext:value-type="float">
            <text:p>0.075379993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33948" calcext:value-type="float">
            <text:p>33948</text:p>
          </table:table-cell>
          <table:table-cell office:value-type="string" calcext:value-type="string">
            <text:p>?b</text:p>
          </table:table-cell>
          <table:table-cell office:value-type="float" office:value="1.08609464673541" calcext:value-type="float">
            <text:p>1.0860946467</text:p>
          </table:table-cell>
          <table:table-cell table:formula="of:=IF([.J656] &lt;&gt; 0; 1; 0)" office:value-type="float" office:value="1" calcext:value-type="float">
            <text:p>1</text:p>
          </table:table-cell>
          <table:table-cell table:formula="of:=IF(AND([.K656]=1; [.J656]&gt;=[.E6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wasBornIn&gt; <text:s/>?f <text:s text:c="2"/>=&gt; ?a <text:s/>&lt;isLeaderOf&gt; <text:s/>?b</text:p>
          </table:table-cell>
          <table:table-cell office:value-type="float" office:value="0.000504279" calcext:value-type="float">
            <text:p>0.000504279</text:p>
          </table:table-cell>
          <table:table-cell office:value-type="float" office:value="0.074933375" calcext:value-type="float">
            <text:p>0.074933375</text:p>
          </table:table-cell>
          <table:table-cell table:number-columns-repeated="2" office:value-type="float" office:value="0.075525359" calcext:value-type="float">
            <text:p>0.07552535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6329" calcext:value-type="float">
            <text:p>6329</text:p>
          </table:table-cell>
          <table:table-cell office:value-type="string" calcext:value-type="string">
            <text:p>?a</text:p>
          </table:table-cell>
          <table:table-cell office:value-type="float" office:value="2.61061329033355" calcext:value-type="float">
            <text:p>2.6106132903</text:p>
          </table:table-cell>
          <table:table-cell table:formula="of:=IF([.J657] &lt;&gt; 0; 1; 0)" office:value-type="float" office:value="1" calcext:value-type="float">
            <text:p>1</text:p>
          </table:table-cell>
          <table:table-cell table:formula="of:=IF(AND([.K657]=1; [.J657]&gt;=[.E6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1014888" calcext:value-type="float">
            <text:p>0.001014888</text:p>
          </table:table-cell>
          <table:table-cell office:value-type="float" office:value="0.065922017" calcext:value-type="float">
            <text:p>0.065922017</text:p>
          </table:table-cell>
          <table:table-cell table:number-columns-repeated="2" office:value-type="float" office:value="0.075831625" calcext:value-type="float">
            <text:p>0.075831625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2686" calcext:value-type="float">
            <text:p>12686</text:p>
          </table:table-cell>
          <table:table-cell office:value-type="string" calcext:value-type="string">
            <text:p>?a</text:p>
          </table:table-cell>
          <table:table-cell office:value-type="float" office:value="2.5395840230714" calcext:value-type="float">
            <text:p>2.5395840231</text:p>
          </table:table-cell>
          <table:table-cell table:formula="of:=IF([.J658] &lt;&gt; 0; 1; 0)" office:value-type="float" office:value="1" calcext:value-type="float">
            <text:p>1</text:p>
          </table:table-cell>
          <table:table-cell table:formula="of:=IF(AND([.K658]=1; [.J658]&gt;=[.E6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livesIn&gt; <text:s/>?f <text:s text:c="2"/>=&gt; ?a <text:s/>&lt;diedIn&gt; <text:s/>?b</text:p>
          </table:table-cell>
          <table:table-cell office:value-type="float" office:value="0.002260816" calcext:value-type="float">
            <text:p>0.002260816</text:p>
          </table:table-cell>
          <table:table-cell office:value-type="float" office:value="0.096723235" calcext:value-type="float">
            <text:p>0.096723235</text:p>
          </table:table-cell>
          <table:table-cell table:number-columns-repeated="2" office:value-type="float" office:value="0.076527515" calcext:value-type="float">
            <text:p>0.076527515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28003" calcext:value-type="float">
            <text:p>28003</text:p>
          </table:table-cell>
          <table:table-cell office:value-type="string" calcext:value-type="string">
            <text:p>?a</text:p>
          </table:table-cell>
          <table:table-cell office:value-type="float" office:value="2.62719712759687" calcext:value-type="float">
            <text:p>2.6271971276</text:p>
          </table:table-cell>
          <table:table-cell table:formula="of:=IF([.J659] &lt;&gt; 0; 1; 0)" office:value-type="float" office:value="1" calcext:value-type="float">
            <text:p>1</text:p>
          </table:table-cell>
          <table:table-cell table:formula="of:=IF(AND([.K659]=1; [.J659]&gt;=[.E6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PoliticianOf&gt; <text:s/>?f <text:s/>?i <text:s/>&lt;isPoliticianOf&gt; <text:s/>?f <text:s/>?i <text:s/>&lt;livesIn&gt; <text:s/>?b <text:s text:c="2"/>=&gt; ?a <text:s/>&lt;isPoliticianOf&gt; <text:s/>?b</text:p>
          </table:table-cell>
          <table:table-cell office:value-type="float" office:value="0.000491619" calcext:value-type="float">
            <text:p>0.000491619</text:p>
          </table:table-cell>
          <table:table-cell office:value-type="float" office:value="0.319178082" calcext:value-type="float">
            <text:p>0.319178082</text:p>
          </table:table-cell>
          <table:table-cell table:number-columns-repeated="2" office:value-type="float" office:value="0.077024793" calcext:value-type="float">
            <text:p>0.077024793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6050" calcext:value-type="float">
            <text:p>6050</text:p>
          </table:table-cell>
          <table:table-cell office:value-type="string" calcext:value-type="string">
            <text:p>?a</text:p>
          </table:table-cell>
          <table:table-cell office:value-type="float" office:value="0.15050930328092" calcext:value-type="float">
            <text:p>0.1505093033</text:p>
          </table:table-cell>
          <table:table-cell table:formula="of:=IF([.J660] &lt;&gt; 0; 1; 0)" office:value-type="float" office:value="1" calcext:value-type="float">
            <text:p>1</text:p>
          </table:table-cell>
          <table:table-cell table:formula="of:=IF(AND([.K660]=1; [.J660]&gt;=[.E6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hasCapital&gt; <text:s/>?f <text:s/>?i <text:s/>&lt;imports&gt; <text:s/>?b <text:s text:c="2"/>=&gt; ?a <text:s/>&lt;ex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070652174" calcext:value-type="float">
            <text:p>0.070652174</text:p>
          </table:table-cell>
          <table:table-cell office:value-type="float" office:value="0.077075099" calcext:value-type="float">
            <text:p>0.077075099</text:p>
          </table:table-cell>
          <table:table-cell office:value-type="float" office:value="39" calcext:value-type="float">
            <text:p>39</text:p>
          </table:table-cell>
          <table:table-cell office:value-type="float" office:value="552" calcext:value-type="float">
            <text:p>55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?b</text:p>
          </table:table-cell>
          <table:table-cell office:value-type="float" office:value="0.203463490380245" calcext:value-type="float">
            <text:p>0.2034634904</text:p>
          </table:table-cell>
          <table:table-cell table:formula="of:=IF([.J661] &lt;&gt; 0; 1; 0)" office:value-type="float" office:value="1" calcext:value-type="float">
            <text:p>1</text:p>
          </table:table-cell>
          <table:table-cell table:formula="of:=IF(AND([.K661]=1; [.J661]&gt;=[.E6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diedIn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3890594" calcext:value-type="float">
            <text:p>0.03890594</text:p>
          </table:table-cell>
          <table:table-cell office:value-type="float" office:value="0.009335875" calcext:value-type="float">
            <text:p>0.009335875</text:p>
          </table:table-cell>
          <table:table-cell office:value-type="float" office:value="0.077337161" calcext:value-type="float">
            <text:p>0.077337161</text:p>
          </table:table-cell>
          <table:table-cell office:value-type="float" office:value="862" calcext:value-type="float">
            <text:p>862</text:p>
          </table:table-cell>
          <table:table-cell office:value-type="float" office:value="92332" calcext:value-type="float">
            <text:p>92332</text:p>
          </table:table-cell>
          <table:table-cell office:value-type="float" office:value="11146" calcext:value-type="float">
            <text:p>11146</text:p>
          </table:table-cell>
          <table:table-cell office:value-type="string" calcext:value-type="string">
            <text:p>?a</text:p>
          </table:table-cell>
          <table:table-cell office:value-type="float" office:value="37.8124015168978" calcext:value-type="float">
            <text:p>37.8124015169</text:p>
          </table:table-cell>
          <table:table-cell table:formula="of:=IF([.J662] &lt;&gt; 0; 1; 0)" office:value-type="float" office:value="1" calcext:value-type="float">
            <text:p>1</text:p>
          </table:table-cell>
          <table:table-cell table:formula="of:=IF(AND([.K662]=1; [.J662]&gt;=[.E6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e <text:s/>&lt;isLocatedIn&gt; <text:s/>?b <text:s/>?i <text:s/>&lt;isLocatedIn&gt; <text:s/>?e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56338028" calcext:value-type="float">
            <text:p>0.056338028</text:p>
          </table:table-cell>
          <table:table-cell office:value-type="float" office:value="0.077669903" calcext:value-type="float">
            <text:p>0.077669903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?a</text:p>
          </table:table-cell>
          <table:table-cell office:value-type="float" office:value="2.7230962669501" calcext:value-type="float">
            <text:p>2.723096267</text:p>
          </table:table-cell>
          <table:table-cell table:formula="of:=IF([.J663] &lt;&gt; 0; 1; 0)" office:value-type="float" office:value="1" calcext:value-type="float">
            <text:p>1</text:p>
          </table:table-cell>
          <table:table-cell table:formula="of:=IF(AND([.K663]=1; [.J663]&gt;=[.E6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oldsPoliticalPosition&gt; <text:s/>?f <text:s/>?i <text:s/>&lt;holdsPoliticalPosition&gt; <text:s/>?f <text:s/>?i <text:s/>&lt;livesIn&gt; <text:s/>?b <text:s text:c="2"/>=&gt; ?a <text:s/>&lt;isLeaderOf&gt; <text:s/>?b</text:p>
          </table:table-cell>
          <table:table-cell office:value-type="float" office:value="0.000069628" calcext:value-type="float">
            <text:p>0.000069628</text:p>
          </table:table-cell>
          <table:table-cell office:value-type="float" office:value="0.010346449" calcext:value-type="float">
            <text:p>0.010346449</text:p>
          </table:table-cell>
          <table:table-cell office:value-type="float" office:value="0.012087912" calcext:value-type="float">
            <text:p>0.012087912</text:p>
          </table:table-cell>
          <table:table-cell office:value-type="float" office:value="0.078014184" calcext:value-type="float">
            <text:p>0.078014184</text:p>
          </table:table-cell>
          <table:table-cell office:value-type="float" office:value="66" calcext:value-type="float">
            <text:p>66</text:p>
          </table:table-cell>
          <table:table-cell office:value-type="float" office:value="5460" calcext:value-type="float">
            <text:p>5460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?a</text:p>
          </table:table-cell>
          <table:table-cell office:value-type="float" office:value="1.80671382892272" calcext:value-type="float">
            <text:p>1.8067138289</text:p>
          </table:table-cell>
          <table:table-cell table:formula="of:=IF([.J664] &lt;&gt; 0; 1; 0)" office:value-type="float" office:value="1" calcext:value-type="float">
            <text:p>1</text:p>
          </table:table-cell>
          <table:table-cell table:formula="of:=IF(AND([.K664]=1; [.J664]&gt;=[.E6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produced&gt; <text:s/>?f <text:s text:c="2"/>=&gt; ?a <text:s/>&lt;directed&gt; <text:s/>?b</text:p>
          </table:table-cell>
          <table:table-cell office:value-type="float" office:value="0.002363148" calcext:value-type="float">
            <text:p>0.002363148</text:p>
          </table:table-cell>
          <table:table-cell office:value-type="float" office:value="0.066919607" calcext:value-type="float">
            <text:p>0.066919607</text:p>
          </table:table-cell>
          <table:table-cell office:value-type="float" office:value="0.04544809" calcext:value-type="float">
            <text:p>0.04544809</text:p>
          </table:table-cell>
          <table:table-cell office:value-type="float" office:value="0.078138626" calcext:value-type="float">
            <text:p>0.078138626</text:p>
          </table:table-cell>
          <table:table-cell office:value-type="float" office:value="2240" calcext:value-type="float">
            <text:p>2240</text:p>
          </table:table-cell>
          <table:table-cell office:value-type="float" office:value="49287" calcext:value-type="float">
            <text:p>49287</text:p>
          </table:table-cell>
          <table:table-cell office:value-type="float" office:value="28667" calcext:value-type="float">
            <text:p>28667</text:p>
          </table:table-cell>
          <table:table-cell office:value-type="string" calcext:value-type="string">
            <text:p>?b</text:p>
          </table:table-cell>
          <table:table-cell office:value-type="float" office:value="3.42416320787548" calcext:value-type="float">
            <text:p>3.4241632079</text:p>
          </table:table-cell>
          <table:table-cell table:formula="of:=IF([.J665] &lt;&gt; 0; 1; 0)" office:value-type="float" office:value="1" calcext:value-type="float">
            <text:p>1</text:p>
          </table:table-cell>
          <table:table-cell table:formula="of:=IF(AND([.K665]=1; [.J665]&gt;=[.E6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21112199" calcext:value-type="float">
            <text:p>0.021112199</text:p>
          </table:table-cell>
          <table:table-cell office:value-type="float" office:value="0.093915574" calcext:value-type="float">
            <text:p>0.093915574</text:p>
          </table:table-cell>
          <table:table-cell table:number-columns-repeated="2" office:value-type="float" office:value="0.078600802" calcext:value-type="float">
            <text:p>0.078600802</text:p>
          </table:table-cell>
          <table:table-cell office:value-type="float" office:value="20012" calcext:value-type="float">
            <text:p>20012</text:p>
          </table:table-cell>
          <table:table-cell table:number-columns-repeated="2" office:value-type="float" office:value="254603" calcext:value-type="float">
            <text:p>254603</text:p>
          </table:table-cell>
          <table:table-cell office:value-type="string" calcext:value-type="string">
            <text:p>?a</text:p>
          </table:table-cell>
          <table:table-cell office:value-type="float" office:value="10.8190313766546" calcext:value-type="float">
            <text:p>10.8190313767</text:p>
          </table:table-cell>
          <table:table-cell table:formula="of:=IF([.J666] &lt;&gt; 0; 1; 0)" office:value-type="float" office:value="1" calcext:value-type="float">
            <text:p>1</text:p>
          </table:table-cell>
          <table:table-cell table:formula="of:=IF(AND([.K666]=1; [.J666]&gt;=[.E6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ocatedIn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office:value-type="float" office:value="0.07486631" calcext:value-type="float">
            <text:p>0.07486631</text:p>
          </table:table-cell>
          <table:table-cell office:value-type="float" office:value="0.078947368" calcext:value-type="float">
            <text:p>0.078947368</text:p>
          </table:table-cell>
          <table:table-cell office:value-type="float" office:value="42" calcext:value-type="float">
            <text:p>42</text:p>
          </table:table-cell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b</text:p>
          </table:table-cell>
          <table:table-cell office:value-type="float" office:value="0.19198606271777" calcext:value-type="float">
            <text:p>0.1919860627</text:p>
          </table:table-cell>
          <table:table-cell table:formula="of:=IF([.J667] &lt;&gt; 0; 1; 0)" office:value-type="float" office:value="1" calcext:value-type="float">
            <text:p>1</text:p>
          </table:table-cell>
          <table:table-cell table:formula="of:=IF(AND([.K667]=1; [.J667]&gt;=[.E6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10563484" calcext:value-type="float">
            <text:p>0.010563484</text:p>
          </table:table-cell>
          <table:table-cell office:value-type="float" office:value="0.046990638" calcext:value-type="float">
            <text:p>0.046990638</text:p>
          </table:table-cell>
          <table:table-cell table:number-columns-repeated="2" office:value-type="float" office:value="0.079117875" calcext:value-type="float">
            <text:p>0.079117875</text:p>
          </table:table-cell>
          <table:table-cell office:value-type="float" office:value="10013" calcext:value-type="float">
            <text:p>10013</text:p>
          </table:table-cell>
          <table:table-cell table:number-columns-repeated="2" office:value-type="float" office:value="126558" calcext:value-type="float">
            <text:p>126558</text:p>
          </table:table-cell>
          <table:table-cell office:value-type="string" calcext:value-type="string">
            <text:p>?a</text:p>
          </table:table-cell>
          <table:table-cell office:value-type="float" office:value="10.5127643900185" calcext:value-type="float">
            <text:p>10.51276439</text:p>
          </table:table-cell>
          <table:table-cell table:formula="of:=IF([.J668] &lt;&gt; 0; 1; 0)" office:value-type="float" office:value="1" calcext:value-type="float">
            <text:p>1</text:p>
          </table:table-cell>
          <table:table-cell table:formula="of:=IF(AND([.K668]=1; [.J668]&gt;=[.E6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PoliticianOf&gt; <text:s/>?f <text:s/>?i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0.079334613" calcext:value-type="float">
            <text:p>0.07933461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6252" calcext:value-type="float">
            <text:p>6252</text:p>
          </table:table-cell>
          <table:table-cell office:value-type="string" calcext:value-type="string">
            <text:p>?a</text:p>
          </table:table-cell>
          <table:table-cell office:value-type="float" office:value="0.116818072578707" calcext:value-type="float">
            <text:p>0.1168180726</text:p>
          </table:table-cell>
          <table:table-cell table:formula="of:=IF([.J669] &lt;&gt; 0; 1; 0)" office:value-type="float" office:value="1" calcext:value-type="float">
            <text:p>1</text:p>
          </table:table-cell>
          <table:table-cell table:formula="of:=IF(AND([.K669]=1; [.J669]&gt;=[.E6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a <text:s/>&lt;wasBornIn&gt; <text:s/>?f <text:s/>?i <text:s/>&lt;worksAt&gt; <text:s/>?b <text:s text:c="2"/>=&gt; ?a <text:s/>&lt;graduatedFrom&gt; <text:s/>?b</text:p>
          </table:table-cell>
          <table:table-cell office:value-type="float" office:value="0.000144532" calcext:value-type="float">
            <text:p>0.000144532</text:p>
          </table:table-cell>
          <table:table-cell office:value-type="float" office:value="0.011536842" calcext:value-type="float">
            <text:p>0.011536842</text:p>
          </table:table-cell>
          <table:table-cell office:value-type="float" office:value="0.005393701" calcext:value-type="float">
            <text:p>0.005393701</text:p>
          </table:table-cell>
          <table:table-cell office:value-type="float" office:value="0.079374276" calcext:value-type="float">
            <text:p>0.079374276</text:p>
          </table:table-cell>
          <table:table-cell office:value-type="float" office:value="137" calcext:value-type="float">
            <text:p>137</text:p>
          </table:table-cell>
          <table:table-cell office:value-type="float" office:value="25400" calcext:value-type="float">
            <text:p>25400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?a</text:p>
          </table:table-cell>
          <table:table-cell office:value-type="float" office:value="4.6030383234452" calcext:value-type="float">
            <text:p>4.6030383234</text:p>
          </table:table-cell>
          <table:table-cell table:formula="of:=IF([.J670] &lt;&gt; 0; 1; 0)" office:value-type="float" office:value="1" calcext:value-type="float">
            <text:p>1</text:p>
          </table:table-cell>
          <table:table-cell table:formula="of:=IF(AND([.K670]=1; [.J670]&gt;=[.E6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f <text:s/>?i <text:s/>&lt;livesIn&gt; <text:s/>?b <text:s text:c="2"/>=&gt; ?a <text:s/>&lt;isCitizenOf&gt; <text:s/>?b</text:p>
          </table:table-cell>
          <table:table-cell office:value-type="float" office:value="0.000891456" calcext:value-type="float">
            <text:p>0.000891456</text:p>
          </table:table-cell>
          <table:table-cell office:value-type="float" office:value="0.057995882" calcext:value-type="float">
            <text:p>0.057995882</text:p>
          </table:table-cell>
          <table:table-cell table:number-columns-repeated="2" office:value-type="float" office:value="0.079447161" calcext:value-type="float">
            <text:p>0.079447161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10636" calcext:value-type="float">
            <text:p>10636</text:p>
          </table:table-cell>
          <table:table-cell office:value-type="string" calcext:value-type="string">
            <text:p>?a</text:p>
          </table:table-cell>
          <table:table-cell office:value-type="float" office:value="1.44059536541172" calcext:value-type="float">
            <text:p>1.4405953654</text:p>
          </table:table-cell>
          <table:table-cell table:formula="of:=IF([.J671] &lt;&gt; 0; 1; 0)" office:value-type="float" office:value="1" calcext:value-type="float">
            <text:p>1</text:p>
          </table:table-cell>
          <table:table-cell table:formula="of:=IF(AND([.K671]=1; [.J671]&gt;=[.E6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CitizenOf&gt; <text:s/>?b <text:s text:c="2"/>=&gt; ?a <text:s/>&lt;livesIn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0758583" calcext:value-type="float">
            <text:p>0.010758583</text:p>
          </table:table-cell>
          <table:table-cell office:value-type="float" office:value="0.0019231" calcext:value-type="float">
            <text:p>0.0019231</text:p>
          </table:table-cell>
          <table:table-cell office:value-type="float" office:value="0.080430328" calcext:value-type="float">
            <text:p>0.080430328</text:p>
          </table:table-cell>
          <table:table-cell office:value-type="float" office:value="157" calcext:value-type="float">
            <text:p>157</text:p>
          </table:table-cell>
          <table:table-cell office:value-type="float" office:value="81639" calcext:value-type="float">
            <text:p>8163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?a</text:p>
          </table:table-cell>
          <table:table-cell office:value-type="float" office:value="28.3006457155796" calcext:value-type="float">
            <text:p>28.3006457156</text:p>
          </table:table-cell>
          <table:table-cell table:formula="of:=IF([.J672] &lt;&gt; 0; 1; 0)" office:value-type="float" office:value="1" calcext:value-type="float">
            <text:p>1</text:p>
          </table:table-cell>
          <table:table-cell table:formula="of:=IF(AND([.K672]=1; [.J672]&gt;=[.E6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orksAt&gt; <text:s/>?b <text:s text:c="2"/>=&gt; ?a <text:s/>&lt;worksAt&gt; <text:s/>?b</text:p>
          </table:table-cell>
          <table:table-cell office:value-type="float" office:value="0.000035869" calcext:value-type="float">
            <text:p>0.000035869</text:p>
          </table:table-cell>
          <table:table-cell office:value-type="float" office:value="0.013957307" calcext:value-type="float">
            <text:p>0.013957307</text:p>
          </table:table-cell>
          <table:table-cell office:value-type="float" office:value="0.004689655" calcext:value-type="float">
            <text:p>0.004689655</text:p>
          </table:table-cell>
          <table:table-cell office:value-type="float" office:value="0.080760095" calcext:value-type="float">
            <text:p>0.080760095</text:p>
          </table:table-cell>
          <table:table-cell office:value-type="float" office:value="34" calcext:value-type="float">
            <text:p>34</text:p>
          </table:table-cell>
          <table:table-cell office:value-type="float" office:value="7250" calcext:value-type="float">
            <text:p>725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?a</text:p>
          </table:table-cell>
          <table:table-cell office:value-type="float" office:value="5.92548038839218" calcext:value-type="float">
            <text:p>5.9254803884</text:p>
          </table:table-cell>
          <table:table-cell table:formula="of:=IF([.J673] &lt;&gt; 0; 1; 0)" office:value-type="float" office:value="1" calcext:value-type="float">
            <text:p>1</text:p>
          </table:table-cell>
          <table:table-cell table:formula="of:=IF(AND([.K673]=1; [.J673]&gt;=[.E6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221545" calcext:value-type="float">
            <text:p>0.000221545</text:p>
          </table:table-cell>
          <table:table-cell office:value-type="float" office:value="0.017510214" calcext:value-type="float">
            <text:p>0.017510214</text:p>
          </table:table-cell>
          <table:table-cell table:number-columns-repeated="2" office:value-type="float" office:value="0.080862534" calcext:value-type="float">
            <text:p>0.08086253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string" calcext:value-type="string">
            <text:p>?b</text:p>
          </table:table-cell>
          <table:table-cell office:value-type="float" office:value="0.559335217363673" calcext:value-type="float">
            <text:p>0.5593352174</text:p>
          </table:table-cell>
          <table:table-cell table:formula="of:=IF([.J674] &lt;&gt; 0; 1; 0)" office:value-type="float" office:value="1" calcext:value-type="float">
            <text:p>1</text:p>
          </table:table-cell>
          <table:table-cell table:formula="of:=IF(AND([.K674]=1; [.J674]&gt;=[.E6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diedIn&gt; <text:s/>?b</text:p>
          </table:table-cell>
          <table:table-cell office:value-type="float" office:value="0.000988513" calcext:value-type="float">
            <text:p>0.000988513</text:p>
          </table:table-cell>
          <table:table-cell office:value-type="float" office:value="0.042291027" calcext:value-type="float">
            <text:p>0.042291027</text:p>
          </table:table-cell>
          <table:table-cell office:value-type="float" office:value="0.010745166" calcext:value-type="float">
            <text:p>0.010745166</text:p>
          </table:table-cell>
          <table:table-cell office:value-type="float" office:value="0.081485347" calcext:value-type="float">
            <text:p>0.081485347</text:p>
          </table:table-cell>
          <table:table-cell office:value-type="float" office:value="937" calcext:value-type="float">
            <text:p>937</text:p>
          </table:table-cell>
          <table:table-cell office:value-type="float" office:value="87202" calcext:value-type="float">
            <text:p>87202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?a</text:p>
          </table:table-cell>
          <table:table-cell office:value-type="float" office:value="1.43305827256506" calcext:value-type="float">
            <text:p>1.4330582726</text:p>
          </table:table-cell>
          <table:table-cell table:formula="of:=IF([.J675] &lt;&gt; 0; 1; 0)" office:value-type="float" office:value="1" calcext:value-type="float">
            <text:p>1</text:p>
          </table:table-cell>
          <table:table-cell table:formula="of:=IF(AND([.K675]=1; [.J675]&gt;=[.E6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dealsWith&gt; <text:s/>?j <text:s/>?j <text:s/>&lt;exports&gt; <text:s/>?b <text:s text:c="2"/>=&gt; ?a <text:s/>&lt;imports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058634906" calcext:value-type="float">
            <text:p>0.058634906</text:p>
          </table:table-cell>
          <table:table-cell office:value-type="float" office:value="0.081789137" calcext:value-type="float">
            <text:p>0.081789137</text:p>
          </table:table-cell>
          <table:table-cell office:value-type="float" office:value="128" calcext:value-type="float">
            <text:p>128</text:p>
          </table:table-cell>
          <table:table-cell office:value-type="float" office:value="2183" calcext:value-type="float">
            <text:p>2183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?a</text:p>
          </table:table-cell>
          <table:table-cell office:value-type="float" office:value="0.668432343126454" calcext:value-type="float">
            <text:p>0.6684323431</text:p>
          </table:table-cell>
          <table:table-cell table:formula="of:=IF([.J676] &lt;&gt; 0; 1; 0)" office:value-type="float" office:value="1" calcext:value-type="float">
            <text:p>1</text:p>
          </table:table-cell>
          <table:table-cell table:formula="of:=IF(AND([.K676]=1; [.J676]&gt;=[.E6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/>?a <text:s/>&lt;imports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74656189" calcext:value-type="float">
            <text:p>0.074656189</text:p>
          </table:table-cell>
          <table:table-cell office:value-type="float" office:value="0.081896552" calcext:value-type="float">
            <text:p>0.081896552</text:p>
          </table:table-cell>
          <table:table-cell office:value-type="float" office:value="38" calcext:value-type="float">
            <text:p>38</text:p>
          </table:table-cell>
          <table:table-cell office:value-type="float" office:value="509" calcext:value-type="float">
            <text:p>50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77] &lt;&gt; 0; 1; 0)" office:value-type="float" office:value="0" calcext:value-type="float">
            <text:p>0</text:p>
          </table:table-cell>
          <table:table-cell table:formula="of:=IF(AND([.K677]=1; [.J677]&gt;=[.E6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produced&gt; <text:s/>?f <text:s text:c="2"/>=&gt; ?a <text:s/>&lt;produced&gt; <text:s/>?b</text:p>
          </table:table-cell>
          <table:table-cell office:value-type="float" office:value="0.000966359" calcext:value-type="float">
            <text:p>0.000966359</text:p>
          </table:table-cell>
          <table:table-cell office:value-type="float" office:value="0.045400476" calcext:value-type="float">
            <text:p>0.045400476</text:p>
          </table:table-cell>
          <table:table-cell office:value-type="float" office:value="0.046863808" calcext:value-type="float">
            <text:p>0.046863808</text:p>
          </table:table-cell>
          <table:table-cell office:value-type="float" office:value="0.082159835" calcext:value-type="float">
            <text:p>0.082159835</text:p>
          </table:table-cell>
          <table:table-cell office:value-type="float" office:value="916" calcext:value-type="float">
            <text:p>916</text:p>
          </table:table-cell>
          <table:table-cell office:value-type="float" office:value="19546" calcext:value-type="float">
            <text:p>19546</text:p>
          </table:table-cell>
          <table:table-cell office:value-type="float" office:value="11149" calcext:value-type="float">
            <text:p>11149</text:p>
          </table:table-cell>
          <table:table-cell office:value-type="string" calcext:value-type="string">
            <text:p>?b</text:p>
          </table:table-cell>
          <table:table-cell office:value-type="float" office:value="2.12238940514847" calcext:value-type="float">
            <text:p>2.1223894051</text:p>
          </table:table-cell>
          <table:table-cell table:formula="of:=IF([.J678] &lt;&gt; 0; 1; 0)" office:value-type="float" office:value="1" calcext:value-type="float">
            <text:p>1</text:p>
          </table:table-cell>
          <table:table-cell table:formula="of:=IF(AND([.K678]=1; [.J678]&gt;=[.E6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422109" calcext:value-type="float">
            <text:p>0.001422109</text:p>
          </table:table-cell>
          <table:table-cell office:value-type="float" office:value="0.060841307" calcext:value-type="float">
            <text:p>0.060841307</text:p>
          </table:table-cell>
          <table:table-cell office:value-type="float" office:value="0.013372353" calcext:value-type="float">
            <text:p>0.013372353</text:p>
          </table:table-cell>
          <table:table-cell office:value-type="float" office:value="0.082623353" calcext:value-type="float">
            <text:p>0.082623353</text:p>
          </table:table-cell>
          <table:table-cell office:value-type="float" office:value="1348" calcext:value-type="float">
            <text:p>1348</text:p>
          </table:table-cell>
          <table:table-cell office:value-type="float" office:value="100805" calcext:value-type="float">
            <text:p>100805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?a</text:p>
          </table:table-cell>
          <table:table-cell office:value-type="float" office:value="70.7600299734021" calcext:value-type="float">
            <text:p>70.7600299734</text:p>
          </table:table-cell>
          <table:table-cell table:formula="of:=IF([.J679] &lt;&gt; 0; 1; 0)" office:value-type="float" office:value="1" calcext:value-type="float">
            <text:p>1</text:p>
          </table:table-cell>
          <table:table-cell table:formula="of:=IF(AND([.K679]=1; [.J679]&gt;=[.E6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produced&gt; <text:s/>?b</text:p>
          </table:table-cell>
          <table:table-cell office:value-type="float" office:value="0.001410504" calcext:value-type="float">
            <text:p>0.001410504</text:p>
          </table:table-cell>
          <table:table-cell office:value-type="float" office:value="0.066266852" calcext:value-type="float">
            <text:p>0.066266852</text:p>
          </table:table-cell>
          <table:table-cell office:value-type="float" office:value="0.035627681" calcext:value-type="float">
            <text:p>0.035627681</text:p>
          </table:table-cell>
          <table:table-cell office:value-type="float" office:value="0.082637988" calcext:value-type="float">
            <text:p>0.082637988</text:p>
          </table:table-cell>
          <table:table-cell office:value-type="float" office:value="1337" calcext:value-type="float">
            <text:p>1337</text:p>
          </table:table-cell>
          <table:table-cell office:value-type="float" office:value="37527" calcext:value-type="float">
            <text:p>37527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office:value-type="float" office:value="3.13185000230634" calcext:value-type="float">
            <text:p>3.1318500023</text:p>
          </table:table-cell>
          <table:table-cell table:formula="of:=IF([.J680] &lt;&gt; 0; 1; 0)" office:value-type="float" office:value="1" calcext:value-type="float">
            <text:p>1</text:p>
          </table:table-cell>
          <table:table-cell table:formula="of:=IF(AND([.K680]=1; [.J680]&gt;=[.E6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345096" calcext:value-type="float">
            <text:p>0.001345096</text:p>
          </table:table-cell>
          <table:table-cell office:value-type="float" office:value="0.087370657" calcext:value-type="float">
            <text:p>0.087370657</text:p>
          </table:table-cell>
          <table:table-cell table:number-columns-repeated="2" office:value-type="float" office:value="0.082910652" calcext:value-type="float">
            <text:p>0.082910652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15378" calcext:value-type="float">
            <text:p>15378</text:p>
          </table:table-cell>
          <table:table-cell office:value-type="string" calcext:value-type="string">
            <text:p>?a</text:p>
          </table:table-cell>
          <table:table-cell office:value-type="float" office:value="31.3271368774648" calcext:value-type="float">
            <text:p>31.3271368775</text:p>
          </table:table-cell>
          <table:table-cell table:formula="of:=IF([.J681] &lt;&gt; 0; 1; 0)" office:value-type="float" office:value="1" calcext:value-type="float">
            <text:p>1</text:p>
          </table:table-cell>
          <table:table-cell table:formula="of:=IF(AND([.K681]=1; [.J681]&gt;=[.E6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produced&gt; <text:s/>?b</text:p>
          </table:table-cell>
          <table:table-cell office:value-type="float" office:value="0.004215688" calcext:value-type="float">
            <text:p>0.004215688</text:p>
          </table:table-cell>
          <table:table-cell office:value-type="float" office:value="0.198057098" calcext:value-type="float">
            <text:p>0.198057098</text:p>
          </table:table-cell>
          <table:table-cell table:number-columns-repeated="2" office:value-type="float" office:value="0.083756026" calcext:value-type="float">
            <text:p>0.083756026</text:p>
          </table:table-cell>
          <table:table-cell office:value-type="float" office:value="3996" calcext:value-type="float">
            <text:p>3996</text:p>
          </table:table-cell>
          <table:table-cell table:number-columns-repeated="2" office:value-type="float" office:value="47710" calcext:value-type="float">
            <text:p>47710</text:p>
          </table:table-cell>
          <table:table-cell office:value-type="string" calcext:value-type="string">
            <text:p>?b</text:p>
          </table:table-cell>
          <table:table-cell office:value-type="float" office:value="0.848464618120933" calcext:value-type="float">
            <text:p>0.8484646181</text:p>
          </table:table-cell>
          <table:table-cell table:formula="of:=IF([.J682] &lt;&gt; 0; 1; 0)" office:value-type="float" office:value="1" calcext:value-type="float">
            <text:p>1</text:p>
          </table:table-cell>
          <table:table-cell table:formula="of:=IF(AND([.K682]=1; [.J682]&gt;=[.E6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livesIn&gt; <text:s/>?b <text:s text:c="2"/>=&gt; ?a <text:s/>&lt;isCitizenOf&gt; <text:s/>?b</text:p>
          </table:table-cell>
          <table:table-cell office:value-type="float" office:value="0.000314383" calcext:value-type="float">
            <text:p>0.000314383</text:p>
          </table:table-cell>
          <table:table-cell office:value-type="float" office:value="0.020452986" calcext:value-type="float">
            <text:p>0.020452986</text:p>
          </table:table-cell>
          <table:table-cell office:value-type="float" office:value="0.003969205" calcext:value-type="float">
            <text:p>0.003969205</text:p>
          </table:table-cell>
          <table:table-cell office:value-type="float" office:value="0.083967315" calcext:value-type="float">
            <text:p>0.083967315</text:p>
          </table:table-cell>
          <table:table-cell office:value-type="float" office:value="298" calcext:value-type="float">
            <text:p>298</text:p>
          </table:table-cell>
          <table:table-cell office:value-type="float" office:value="75078" calcext:value-type="float">
            <text:p>75078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?a</text:p>
          </table:table-cell>
          <table:table-cell office:value-type="float" office:value="3.05368449968153" calcext:value-type="float">
            <text:p>3.0536844997</text:p>
          </table:table-cell>
          <table:table-cell table:formula="of:=IF([.J683] &lt;&gt; 0; 1; 0)" office:value-type="float" office:value="1" calcext:value-type="float">
            <text:p>1</text:p>
          </table:table-cell>
          <table:table-cell table:formula="of:=IF(AND([.K683]=1; [.J683]&gt;=[.E6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livesIn&gt; <text:s/>?b</text:p>
          </table:table-cell>
          <table:table-cell office:value-type="float" office:value="0.00047896" calcext:value-type="float">
            <text:p>0.00047896</text:p>
          </table:table-cell>
          <table:table-cell office:value-type="float" office:value="0.031110807" calcext:value-type="float">
            <text:p>0.031110807</text:p>
          </table:table-cell>
          <table:table-cell office:value-type="float" office:value="0.002346787" calcext:value-type="float">
            <text:p>0.002346787</text:p>
          </table:table-cell>
          <table:table-cell office:value-type="float" office:value="0.084074074" calcext:value-type="float">
            <text:p>0.084074074</text:p>
          </table:table-cell>
          <table:table-cell office:value-type="float" office:value="454" calcext:value-type="float">
            <text:p>454</text:p>
          </table:table-cell>
          <table:table-cell office:value-type="float" office:value="193456" calcext:value-type="float">
            <text:p>193456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?a</text:p>
          </table:table-cell>
          <table:table-cell office:value-type="float" office:value="5.37518592579501" calcext:value-type="float">
            <text:p>5.3751859258</text:p>
          </table:table-cell>
          <table:table-cell table:formula="of:=IF([.J684] &lt;&gt; 0; 1; 0)" office:value-type="float" office:value="1" calcext:value-type="float">
            <text:p>1</text:p>
          </table:table-cell>
          <table:table-cell table:formula="of:=IF(AND([.K684]=1; [.J684]&gt;=[.E6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451976891" calcext:value-type="float">
            <text:p>0.451976891</text:p>
          </table:table-cell>
          <table:table-cell table:number-columns-repeated="2" office:value-type="float" office:value="0.084970981" calcext:value-type="float">
            <text:p>0.084970981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117852" calcext:value-type="float">
            <text:p>117852</text:p>
          </table:table-cell>
          <table:table-cell office:value-type="string" calcext:value-type="string">
            <text:p>?a</text:p>
          </table:table-cell>
          <table:table-cell office:value-type="float" office:value="12.4252765311741" calcext:value-type="float">
            <text:p>12.4252765312</text:p>
          </table:table-cell>
          <table:table-cell table:formula="of:=IF([.J685] &lt;&gt; 0; 1; 0)" office:value-type="float" office:value="1" calcext:value-type="float">
            <text:p>1</text:p>
          </table:table-cell>
          <table:table-cell table:formula="of:=IF(AND([.K685]=1; [.J685]&gt;=[.E6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e <text:s/>&lt;isLocatedIn&gt; <text:s/>?b <text:s/>?i <text:s/>&lt;wasBornIn&gt; <text:s/>?e <text:s text:c="2"/>=&gt; ?a <text:s/>&lt;dealsWith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2467344" calcext:value-type="float">
            <text:p>0.02467344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6734694" calcext:value-type="float">
            <text:p>0.086734694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?a</text:p>
          </table:table-cell>
          <table:table-cell office:value-type="float" office:value="0.611053087949927" calcext:value-type="float">
            <text:p>0.6110530879</text:p>
          </table:table-cell>
          <table:table-cell table:formula="of:=IF([.J686] &lt;&gt; 0; 1; 0)" office:value-type="float" office:value="1" calcext:value-type="float">
            <text:p>1</text:p>
          </table:table-cell>
          <table:table-cell table:formula="of:=IF(AND([.K686]=1; [.J686]&gt;=[.E6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69825436" calcext:value-type="float">
            <text:p>0.069825436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?a</text:p>
          </table:table-cell>
          <table:table-cell office:value-type="float" office:value="0.292780460098824" calcext:value-type="float">
            <text:p>0.2927804601</text:p>
          </table:table-cell>
          <table:table-cell table:formula="of:=IF([.J687] &lt;&gt; 0; 1; 0)" office:value-type="float" office:value="1" calcext:value-type="float">
            <text:p>1</text:p>
          </table:table-cell>
          <table:table-cell table:formula="of:=IF(AND([.K687]=1; [.J687]&gt;=[.E6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wasBornIn&gt; <text:s/>?f <text:s text:c="2"/>=&gt; ?a <text:s/>&lt;hasCapital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132609722" calcext:value-type="float">
            <text:p>0.132609722</text:p>
          </table:table-cell>
          <table:table-cell table:number-columns-repeated="2" office:value-type="float" office:value="0.087023846" calcext:value-type="float">
            <text:p>0.08702384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229" calcext:value-type="float">
            <text:p>3229</text:p>
          </table:table-cell>
          <table:table-cell office:value-type="string" calcext:value-type="string">
            <text:p>?a</text:p>
          </table:table-cell>
          <table:table-cell office:value-type="float" office:value="2.70209691995619" calcext:value-type="float">
            <text:p>2.70209692</text:p>
          </table:table-cell>
          <table:table-cell table:formula="of:=IF([.J688] &lt;&gt; 0; 1; 0)" office:value-type="float" office:value="1" calcext:value-type="float">
            <text:p>1</text:p>
          </table:table-cell>
          <table:table-cell table:formula="of:=IF(AND([.K688]=1; [.J688]&gt;=[.E6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1838825" calcext:value-type="float">
            <text:p>0.001838825</text:p>
          </table:table-cell>
          <table:table-cell office:value-type="float" office:value="0.08638977" calcext:value-type="float">
            <text:p>0.08638977</text:p>
          </table:table-cell>
          <table:table-cell office:value-type="float" office:value="0.051195441" calcext:value-type="float">
            <text:p>0.051195441</text:p>
          </table:table-cell>
          <table:table-cell office:value-type="float" office:value="0.087232871" calcext:value-type="float">
            <text:p>0.087232871</text:p>
          </table:table-cell>
          <table:table-cell office:value-type="float" office:value="1743" calcext:value-type="float">
            <text:p>1743</text:p>
          </table:table-cell>
          <table:table-cell office:value-type="float" office:value="34046" calcext:value-type="float">
            <text:p>34046</text:p>
          </table:table-cell>
          <table:table-cell office:value-type="float" office:value="19981" calcext:value-type="float">
            <text:p>19981</text:p>
          </table:table-cell>
          <table:table-cell office:value-type="string" calcext:value-type="string">
            <text:p>?b</text:p>
          </table:table-cell>
          <table:table-cell office:value-type="float" office:value="0.971589867141896" calcext:value-type="float">
            <text:p>0.9715898671</text:p>
          </table:table-cell>
          <table:table-cell table:formula="of:=IF([.J689] &lt;&gt; 0; 1; 0)" office:value-type="float" office:value="1" calcext:value-type="float">
            <text:p>1</text:p>
          </table:table-cell>
          <table:table-cell table:formula="of:=IF(AND([.K689]=1; [.J689]&gt;=[.E6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PoliticianOf&gt; <text:s/>?f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0.087419731" calcext:value-type="float">
            <text:p>0.087419731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6852" calcext:value-type="float">
            <text:p>6852</text:p>
          </table:table-cell>
          <table:table-cell office:value-type="string" calcext:value-type="string">
            <text:p>?a</text:p>
          </table:table-cell>
          <table:table-cell office:value-type="float" office:value="1.83030993626374" calcext:value-type="float">
            <text:p>1.8303099363</text:p>
          </table:table-cell>
          <table:table-cell table:formula="of:=IF([.J690] &lt;&gt; 0; 1; 0)" office:value-type="float" office:value="1" calcext:value-type="float">
            <text:p>1</text:p>
          </table:table-cell>
          <table:table-cell table:formula="of:=IF(AND([.K690]=1; [.J690]&gt;=[.E6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24455244" calcext:value-type="float">
            <text:p>0.024455244</text:p>
          </table:table-cell>
          <table:table-cell table:number-columns-repeated="2" office:value-type="float" office:value="0.087492989" calcext:value-type="float">
            <text:p>0.08749298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83" calcext:value-type="float">
            <text:p>1783</text:p>
          </table:table-cell>
          <table:table-cell office:value-type="string" calcext:value-type="string">
            <text:p>?a</text:p>
          </table:table-cell>
          <table:table-cell office:value-type="float" office:value="0.242789302209357" calcext:value-type="float">
            <text:p>0.2427893022</text:p>
          </table:table-cell>
          <table:table-cell table:formula="of:=IF([.J691] &lt;&gt; 0; 1; 0)" office:value-type="float" office:value="1" calcext:value-type="float">
            <text:p>1</text:p>
          </table:table-cell>
          <table:table-cell table:formula="of:=IF(AND([.K691]=1; [.J691]&gt;=[.E6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0322581" calcext:value-type="float">
            <text:p>0.010322581</text:p>
          </table:table-cell>
          <table:table-cell table:number-columns-repeated="2" office:value-type="float" office:value="0.087751371" calcext:value-type="float">
            <text:p>0.0877513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641" calcext:value-type="float">
            <text:p>1641</text:p>
          </table:table-cell>
          <table:table-cell office:value-type="string" calcext:value-type="string">
            <text:p>?b</text:p>
          </table:table-cell>
          <table:table-cell office:value-type="float" office:value="0.469925133222707" calcext:value-type="float">
            <text:p>0.4699251332</text:p>
          </table:table-cell>
          <table:table-cell table:formula="of:=IF([.J692] &lt;&gt; 0; 1; 0)" office:value-type="float" office:value="1" calcext:value-type="float">
            <text:p>1</text:p>
          </table:table-cell>
          <table:table-cell table:formula="of:=IF(AND([.K692]=1; [.J692]&gt;=[.E6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09812341" calcext:value-type="float">
            <text:p>0.009812341</text:p>
          </table:table-cell>
          <table:table-cell office:value-type="float" office:value="0.043649248" calcext:value-type="float">
            <text:p>0.043649248</text:p>
          </table:table-cell>
          <table:table-cell table:number-columns-repeated="2" office:value-type="float" office:value="0.087831457" calcext:value-type="float">
            <text:p>0.087831457</text:p>
          </table:table-cell>
          <table:table-cell office:value-type="float" office:value="9301" calcext:value-type="float">
            <text:p>9301</text:p>
          </table:table-cell>
          <table:table-cell table:number-columns-repeated="2" office:value-type="float" office:value="105896" calcext:value-type="float">
            <text:p>105896</text:p>
          </table:table-cell>
          <table:table-cell office:value-type="string" calcext:value-type="string">
            <text:p>?a</text:p>
          </table:table-cell>
          <table:table-cell office:value-type="float" office:value="35.9582803363474" calcext:value-type="float">
            <text:p>35.9582803363</text:p>
          </table:table-cell>
          <table:table-cell table:formula="of:=IF([.J693] &lt;&gt; 0; 1; 0)" office:value-type="float" office:value="1" calcext:value-type="float">
            <text:p>1</text:p>
          </table:table-cell>
          <table:table-cell table:formula="of:=IF(AND([.K693]=1; [.J693]&gt;=[.E6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livesIn&gt; <text:s/>?j <text:s text:c="2"/>=&gt; ?a <text:s/>&lt;isCitizenOf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299245" calcext:value-type="float">
            <text:p>0.02299245</text:p>
          </table:table-cell>
          <table:table-cell office:value-type="float" office:value="0.031520512" calcext:value-type="float">
            <text:p>0.031520512</text:p>
          </table:table-cell>
          <table:table-cell office:value-type="float" office:value="0.08825079" calcext:value-type="float">
            <text:p>0.08825079</text:p>
          </table:table-cell>
          <table:table-cell office:value-type="float" office:value="335" calcext:value-type="float">
            <text:p>335</text:p>
          </table:table-cell>
          <table:table-cell office:value-type="float" office:value="10628" calcext:value-type="float">
            <text:p>10628</text:p>
          </table:table-cell>
          <table:table-cell office:value-type="float" office:value="3796" calcext:value-type="float">
            <text:p>3796</text:p>
          </table:table-cell>
          <table:table-cell office:value-type="string" calcext:value-type="string">
            <text:p>?a</text:p>
          </table:table-cell>
          <table:table-cell office:value-type="float" office:value="22.1613883388016" calcext:value-type="float">
            <text:p>22.1613883388</text:p>
          </table:table-cell>
          <table:table-cell table:formula="of:=IF([.J694] &lt;&gt; 0; 1; 0)" office:value-type="float" office:value="1" calcext:value-type="float">
            <text:p>1</text:p>
          </table:table-cell>
          <table:table-cell table:formula="of:=IF(AND([.K694]=1; [.J694]&gt;=[.E6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directed&gt; <text:s/>?b</text:p>
          </table:table-cell>
          <table:table-cell office:value-type="float" office:value="0.001421054" calcext:value-type="float">
            <text:p>0.001421054</text:p>
          </table:table-cell>
          <table:table-cell office:value-type="float" office:value="0.040241389" calcext:value-type="float">
            <text:p>0.040241389</text:p>
          </table:table-cell>
          <table:table-cell office:value-type="float" office:value="0.020883073" calcext:value-type="float">
            <text:p>0.020883073</text:p>
          </table:table-cell>
          <table:table-cell office:value-type="float" office:value="0.089722241" calcext:value-type="float">
            <text:p>0.089722241</text:p>
          </table:table-cell>
          <table:table-cell office:value-type="float" office:value="1347" calcext:value-type="float">
            <text:p>1347</text:p>
          </table:table-cell>
          <table:table-cell office:value-type="float" office:value="64502" calcext:value-type="float">
            <text:p>64502</text:p>
          </table:table-cell>
          <table:table-cell office:value-type="float" office:value="15013" calcext:value-type="float">
            <text:p>15013</text:p>
          </table:table-cell>
          <table:table-cell office:value-type="string" calcext:value-type="string">
            <text:p>?b</text:p>
          </table:table-cell>
          <table:table-cell office:value-type="float" office:value="3.96185382022943" calcext:value-type="float">
            <text:p>3.9618538202</text:p>
          </table:table-cell>
          <table:table-cell table:formula="of:=IF([.J695] &lt;&gt; 0; 1; 0)" office:value-type="float" office:value="1" calcext:value-type="float">
            <text:p>1</text:p>
          </table:table-cell>
          <table:table-cell table:formula="of:=IF(AND([.K695]=1; [.J695]&gt;=[.E6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directed&gt; <text:s/>?b</text:p>
          </table:table-cell>
          <table:table-cell office:value-type="float" office:value="0.005709535" calcext:value-type="float">
            <text:p>0.005709535</text:p>
          </table:table-cell>
          <table:table-cell office:value-type="float" office:value="0.16168255" calcext:value-type="float">
            <text:p>0.16168255</text:p>
          </table:table-cell>
          <table:table-cell table:number-columns-repeated="2" office:value-type="float" office:value="0.090379252" calcext:value-type="float">
            <text:p>0.090379252</text:p>
          </table:table-cell>
          <table:table-cell office:value-type="float" office:value="5412" calcext:value-type="float">
            <text:p>5412</text:p>
          </table:table-cell>
          <table:table-cell table:number-columns-repeated="2" office:value-type="float" office:value="59881" calcext:value-type="float">
            <text:p>59881</text:p>
          </table:table-cell>
          <table:table-cell office:value-type="string" calcext:value-type="string">
            <text:p>?b</text:p>
          </table:table-cell>
          <table:table-cell office:value-type="float" office:value="1.28065561328779" calcext:value-type="float">
            <text:p>1.2806556133</text:p>
          </table:table-cell>
          <table:table-cell table:formula="of:=IF([.J696] &lt;&gt; 0; 1; 0)" office:value-type="float" office:value="1" calcext:value-type="float">
            <text:p>1</text:p>
          </table:table-cell>
          <table:table-cell table:formula="of:=IF(AND([.K696]=1; [.J696]&gt;=[.E6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created&gt; <text:s/>?b</text:p>
          </table:table-cell>
          <table:table-cell office:value-type="float" office:value="0.003269374" calcext:value-type="float">
            <text:p>0.003269374</text:p>
          </table:table-cell>
          <table:table-cell office:value-type="float" office:value="0.015482769" calcext:value-type="float">
            <text:p>0.015482769</text:p>
          </table:table-cell>
          <table:table-cell office:value-type="float" office:value="0.064954936" calcext:value-type="float">
            <text:p>0.064954936</text:p>
          </table:table-cell>
          <table:table-cell office:value-type="float" office:value="0.090720141" calcext:value-type="float">
            <text:p>0.090720141</text:p>
          </table:table-cell>
          <table:table-cell office:value-type="float" office:value="3099" calcext:value-type="float">
            <text:p>3099</text:p>
          </table:table-cell>
          <table:table-cell office:value-type="float" office:value="47710" calcext:value-type="float">
            <text:p>47710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?b</text:p>
          </table:table-cell>
          <table:table-cell office:value-type="float" office:value="1.05616713297799" calcext:value-type="float">
            <text:p>1.056167133</text:p>
          </table:table-cell>
          <table:table-cell table:formula="of:=IF([.J697] &lt;&gt; 0; 1; 0)" office:value-type="float" office:value="1" calcext:value-type="float">
            <text:p>1</text:p>
          </table:table-cell>
          <table:table-cell table:formula="of:=IF(AND([.K697]=1; [.J697]&gt;=[.E6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90909091" calcext:value-type="float">
            <text:p>0.0909090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?a</text:p>
          </table:table-cell>
          <table:table-cell office:value-type="float" office:value="19.3932037865122" calcext:value-type="float">
            <text:p>19.3932037865</text:p>
          </table:table-cell>
          <table:table-cell table:formula="of:=IF([.J698] &lt;&gt; 0; 1; 0)" office:value-type="float" office:value="1" calcext:value-type="float">
            <text:p>1</text:p>
          </table:table-cell>
          <table:table-cell table:formula="of:=IF(AND([.K698]=1; [.J698]&gt;=[.E6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b <text:s/>&lt;hasCapital&gt; <text:s/>?f <text:s/>?f <text:s/>&lt;isLocatedIn&gt; <text:s/>?j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091146806" calcext:value-type="float">
            <text:p>0.09114680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string" calcext:value-type="string">
            <text:p>?a</text:p>
          </table:table-cell>
          <table:table-cell office:value-type="float" office:value="24.6452311406793" calcext:value-type="float">
            <text:p>24.6452311407</text:p>
          </table:table-cell>
          <table:table-cell table:formula="of:=IF([.J699] &lt;&gt; 0; 1; 0)" office:value-type="float" office:value="1" calcext:value-type="float">
            <text:p>1</text:p>
          </table:table-cell>
          <table:table-cell table:formula="of:=IF(AND([.K699]=1; [.J699]&gt;=[.E6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02463371" calcext:value-type="float">
            <text:p>0.002463371</text:p>
          </table:table-cell>
          <table:table-cell office:value-type="float" office:value="0.069757715" calcext:value-type="float">
            <text:p>0.069757715</text:p>
          </table:table-cell>
          <table:table-cell office:value-type="float" office:value="0.065463007" calcext:value-type="float">
            <text:p>0.065463007</text:p>
          </table:table-cell>
          <table:table-cell office:value-type="float" office:value="0.091257279" calcext:value-type="float">
            <text:p>0.091257279</text:p>
          </table:table-cell>
          <table:table-cell office:value-type="float" office:value="2335" calcext:value-type="float">
            <text:p>2335</text:p>
          </table:table-cell>
          <table:table-cell office:value-type="float" office:value="35669" calcext:value-type="float">
            <text:p>35669</text:p>
          </table:table-cell>
          <table:table-cell office:value-type="float" office:value="25587" calcext:value-type="float">
            <text:p>25587</text:p>
          </table:table-cell>
          <table:table-cell office:value-type="string" calcext:value-type="string">
            <text:p>?b</text:p>
          </table:table-cell>
          <table:table-cell office:value-type="float" office:value="1.83135200189797" calcext:value-type="float">
            <text:p>1.8313520019</text:p>
          </table:table-cell>
          <table:table-cell table:formula="of:=IF([.J700] &lt;&gt; 0; 1; 0)" office:value-type="float" office:value="1" calcext:value-type="float">
            <text:p>1</text:p>
          </table:table-cell>
          <table:table-cell table:formula="of:=IF(AND([.K700]=1; [.J700]&gt;=[.E7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PoliticianOf&gt; <text:s/>?b</text:p>
          </table:table-cell>
          <table:table-cell office:value-type="float" office:value="0.000062244" calcext:value-type="float">
            <text:p>0.000062244</text:p>
          </table:table-cell>
          <table:table-cell office:value-type="float" office:value="0.040410959" calcext:value-type="float">
            <text:p>0.040410959</text:p>
          </table:table-cell>
          <table:table-cell office:value-type="float" office:value="0.000217258" calcext:value-type="float">
            <text:p>0.000217258</text:p>
          </table:table-cell>
          <table:table-cell office:value-type="float" office:value="0.091472868" calcext:value-type="float">
            <text:p>0.091472868</text:p>
          </table:table-cell>
          <table:table-cell office:value-type="float" office:value="59" calcext:value-type="float">
            <text:p>59</text:p>
          </table:table-cell>
          <table:table-cell office:value-type="float" office:value="271566" calcext:value-type="float">
            <text:p>271566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?a</text:p>
          </table:table-cell>
          <table:table-cell office:value-type="float" office:value="0.640147389202805" calcext:value-type="float">
            <text:p>0.6401473892</text:p>
          </table:table-cell>
          <table:table-cell table:formula="of:=IF([.J701] &lt;&gt; 0; 1; 0)" office:value-type="float" office:value="1" calcext:value-type="float">
            <text:p>1</text:p>
          </table:table-cell>
          <table:table-cell table:formula="of:=IF(AND([.K701]=1; [.J701]&gt;=[.E7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37671233" calcext:value-type="float">
            <text:p>0.037671233</text:p>
          </table:table-cell>
          <table:table-cell office:value-type="float" office:value="0.001398281" calcext:value-type="float">
            <text:p>0.001398281</text:p>
          </table:table-cell>
          <table:table-cell office:value-type="float" office:value="0.091514143" calcext:value-type="float">
            <text:p>0.091514143</text:p>
          </table:table-cell>
          <table:table-cell office:value-type="float" office:value="55" calcext:value-type="float">
            <text:p>55</text:p>
          </table:table-cell>
          <table:table-cell office:value-type="float" office:value="39334" calcext:value-type="float">
            <text:p>3933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office:value-type="float" office:value="3.46104225364996" calcext:value-type="float">
            <text:p>3.4610422536</text:p>
          </table:table-cell>
          <table:table-cell table:formula="of:=IF([.J702] &lt;&gt; 0; 1; 0)" office:value-type="float" office:value="1" calcext:value-type="float">
            <text:p>1</text:p>
          </table:table-cell>
          <table:table-cell table:formula="of:=IF(AND([.K702]=1; [.J702]&gt;=[.E7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221545" calcext:value-type="float">
            <text:p>0.000221545</text:p>
          </table:table-cell>
          <table:table-cell office:value-type="float" office:value="0.017510214" calcext:value-type="float">
            <text:p>0.017510214</text:p>
          </table:table-cell>
          <table:table-cell table:number-columns-repeated="2" office:value-type="float" office:value="0.091543156" calcext:value-type="float">
            <text:p>0.09154315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string" calcext:value-type="string">
            <text:p>?b</text:p>
          </table:table-cell>
          <table:table-cell office:value-type="float" office:value="0.577347728376327" calcext:value-type="float">
            <text:p>0.5773477284</text:p>
          </table:table-cell>
          <table:table-cell table:formula="of:=IF([.J703] &lt;&gt; 0; 1; 0)" office:value-type="float" office:value="1" calcext:value-type="float">
            <text:p>1</text:p>
          </table:table-cell>
          <table:table-cell table:formula="of:=IF(AND([.K703]=1; [.J703]&gt;=[.E7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produced&gt; <text:s/>?b</text:p>
          </table:table-cell>
          <table:table-cell office:value-type="float" office:value="0.001948542" calcext:value-type="float">
            <text:p>0.001948542</text:p>
          </table:table-cell>
          <table:table-cell office:value-type="float" office:value="0.091544409" calcext:value-type="float">
            <text:p>0.091544409</text:p>
          </table:table-cell>
          <table:table-cell office:value-type="float" office:value="0.042859795" calcext:value-type="float">
            <text:p>0.042859795</text:p>
          </table:table-cell>
          <table:table-cell office:value-type="float" office:value="0.091603432" calcext:value-type="float">
            <text:p>0.091603432</text:p>
          </table:table-cell>
          <table:table-cell office:value-type="float" office:value="1847" calcext:value-type="float">
            <text:p>1847</text:p>
          </table:table-cell>
          <table:table-cell office:value-type="float" office:value="43094" calcext:value-type="float">
            <text:p>43094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?b</text:p>
          </table:table-cell>
          <table:table-cell office:value-type="float" office:value="2.42175675042467" calcext:value-type="float">
            <text:p>2.4217567504</text:p>
          </table:table-cell>
          <table:table-cell table:formula="of:=IF([.J704] &lt;&gt; 0; 1; 0)" office:value-type="float" office:value="1" calcext:value-type="float">
            <text:p>1</text:p>
          </table:table-cell>
          <table:table-cell table:formula="of:=IF(AND([.K704]=1; [.J704]&gt;=[.E7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499" calcext:value-type="float">
            <text:p>0.068144499</text:p>
          </table:table-cell>
          <table:table-cell office:value-type="float" office:value="0.091814159" calcext:value-type="float">
            <text:p>0.091814159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  <table:table-cell office:value-type="float" office:value="0.234482093727377" calcext:value-type="float">
            <text:p>0.2344820937</text:p>
          </table:table-cell>
          <table:table-cell table:formula="of:=IF([.J705] &lt;&gt; 0; 1; 0)" office:value-type="float" office:value="1" calcext:value-type="float">
            <text:p>1</text:p>
          </table:table-cell>
          <table:table-cell table:formula="of:=IF(AND([.K705]=1; [.J705]&gt;=[.E7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wasBornIn&gt; <text:s/>?b <text:s text:c="2"/>=&gt; ?a <text:s/>&lt;isLocatedIn&gt; <text:s/>?b</text:p>
          </table:table-cell>
          <table:table-cell office:value-type="float" office:value="0.005643072" calcext:value-type="float">
            <text:p>0.005643072</text:p>
          </table:table-cell>
          <table:table-cell office:value-type="float" office:value="0.025102659" calcext:value-type="float">
            <text:p>0.025102659</text:p>
          </table:table-cell>
          <table:table-cell table:number-columns-repeated="2" office:value-type="float" office:value="0.092289377" calcext:value-type="float">
            <text:p>0.092289377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57959" calcext:value-type="float">
            <text:p>57959</text:p>
          </table:table-cell>
          <table:table-cell office:value-type="string" calcext:value-type="string">
            <text:p>?a</text:p>
          </table:table-cell>
          <table:table-cell office:value-type="float" office:value="39.5082473647129" calcext:value-type="float">
            <text:p>39.5082473647</text:p>
          </table:table-cell>
          <table:table-cell table:formula="of:=IF([.J706] &lt;&gt; 0; 1; 0)" office:value-type="float" office:value="1" calcext:value-type="float">
            <text:p>1</text:p>
          </table:table-cell>
          <table:table-cell table:formula="of:=IF(AND([.K706]=1; [.J706]&gt;=[.E7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CitizenOf&gt; <text:s/>?b <text:s text:c="2"/>=&gt; ?a <text:s/>&lt;lives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20352224" calcext:value-type="float">
            <text:p>0.020352224</text:p>
          </table:table-cell>
          <table:table-cell office:value-type="float" office:value="0.014488512" calcext:value-type="float">
            <text:p>0.014488512</text:p>
          </table:table-cell>
          <table:table-cell office:value-type="float" office:value="0.092667707" calcext:value-type="float">
            <text:p>0.092667707</text:p>
          </table:table-cell>
          <table:table-cell office:value-type="float" office:value="297" calcext:value-type="float">
            <text:p>297</text:p>
          </table:table-cell>
          <table:table-cell office:value-type="float" office:value="20499" calcext:value-type="float">
            <text:p>20499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?a</text:p>
          </table:table-cell>
          <table:table-cell office:value-type="float" office:value="7.54049217534423" calcext:value-type="float">
            <text:p>7.5404921753</text:p>
          </table:table-cell>
          <table:table-cell table:formula="of:=IF([.J707] &lt;&gt; 0; 1; 0)" office:value-type="float" office:value="1" calcext:value-type="float">
            <text:p>1</text:p>
          </table:table-cell>
          <table:table-cell table:formula="of:=IF(AND([.K707]=1; [.J707]&gt;=[.E7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livesIn&gt; <text:s/>?a <text:s text:c="2"/>=&gt; ?a <text:s/>&lt;exports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311637081" calcext:value-type="float">
            <text:p>0.311637081</text:p>
          </table:table-cell>
          <table:table-cell table:number-columns-repeated="2" office:value-type="float" office:value="0.092777452" calcext:value-type="float">
            <text:p>0.09277745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703" calcext:value-type="float">
            <text:p>1703</text:p>
          </table:table-cell>
          <table:table-cell office:value-type="string" calcext:value-type="string">
            <text:p>?b</text:p>
          </table:table-cell>
          <table:table-cell office:value-type="float" office:value="0.183618096413983" calcext:value-type="float">
            <text:p>0.1836180964</text:p>
          </table:table-cell>
          <table:table-cell table:formula="of:=IF([.J708] &lt;&gt; 0; 1; 0)" office:value-type="float" office:value="1" calcext:value-type="float">
            <text:p>1</text:p>
          </table:table-cell>
          <table:table-cell table:formula="of:=IF(AND([.K708]=1; [.J708]&gt;=[.E7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92959296" calcext:value-type="float">
            <text:p>0.09295929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?b</text:p>
          </table:table-cell>
          <table:table-cell office:value-type="float" office:value="1.68238069124075" calcext:value-type="float">
            <text:p>1.6823806912</text:p>
          </table:table-cell>
          <table:table-cell table:formula="of:=IF([.J709] &lt;&gt; 0; 1; 0)" office:value-type="float" office:value="1" calcext:value-type="float">
            <text:p>1</text:p>
          </table:table-cell>
          <table:table-cell table:formula="of:=IF(AND([.K709]=1; [.J709]&gt;=[.E7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imports&gt; <text:s/>?b <text:s/>?i <text:s/>&lt;imports&gt; <text:s/>?f <text:s text:c="2"/>=&gt; ?a <text:s/>&lt;imports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56547619" calcext:value-type="float">
            <text:p>0.56547619</text:p>
          </table:table-cell>
          <table:table-cell office:value-type="float" office:value="0.083369899" calcext:value-type="float">
            <text:p>0.083369899</text:p>
          </table:table-cell>
          <table:table-cell office:value-type="float" office:value="0.093046033" calcext:value-type="float">
            <text:p>0.093046033</text:p>
          </table:table-cell>
          <table:table-cell office:value-type="float" office:value="190" calcext:value-type="float">
            <text:p>190</text:p>
          </table:table-cell>
          <table:table-cell office:value-type="float" office:value="2279" calcext:value-type="float">
            <text:p>227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?a</text:p>
          </table:table-cell>
          <table:table-cell office:value-type="float" office:value="1.71569828178603" calcext:value-type="float">
            <text:p>1.7156982818</text:p>
          </table:table-cell>
          <table:table-cell table:formula="of:=IF([.J710] &lt;&gt; 0; 1; 0)" office:value-type="float" office:value="1" calcext:value-type="float">
            <text:p>1</text:p>
          </table:table-cell>
          <table:table-cell table:formula="of:=IF(AND([.K710]=1; [.J710]&gt;=[.E7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j <text:s/>&lt;created&gt; <text:s/>?f <text:s/>?a <text:s/>&lt;graduatedFrom&gt; <text:s/>?j <text:s text:c="2"/>=&gt; ?a <text:s/>&lt;worksAt&gt; <text:s/>?b</text:p>
          </table:table-cell>
          <table:table-cell office:value-type="float" office:value="0.000066464" calcext:value-type="float">
            <text:p>0.000066464</text:p>
          </table:table-cell>
          <table:table-cell office:value-type="float" office:value="0.025862069" calcext:value-type="float">
            <text:p>0.025862069</text:p>
          </table:table-cell>
          <table:table-cell office:value-type="float" office:value="0.016100179" calcext:value-type="float">
            <text:p>0.016100179</text:p>
          </table:table-cell>
          <table:table-cell office:value-type="float" office:value="0.093195266" calcext:value-type="float">
            <text:p>0.093195266</text:p>
          </table:table-cell>
          <table:table-cell office:value-type="float" office:value="63" calcext:value-type="float">
            <text:p>63</text:p>
          </table:table-cell>
          <table:table-cell office:value-type="float" office:value="3913" calcext:value-type="float">
            <text:p>3913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?a</text:p>
          </table:table-cell>
          <table:table-cell office:value-type="float" office:value="1.3155008026463" calcext:value-type="float">
            <text:p>1.3155008026</text:p>
          </table:table-cell>
          <table:table-cell table:formula="of:=IF([.J711] &lt;&gt; 0; 1; 0)" office:value-type="float" office:value="1" calcext:value-type="float">
            <text:p>1</text:p>
          </table:table-cell>
          <table:table-cell table:formula="of:=IF(AND([.K711]=1; [.J711]&gt;=[.E7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directed&gt; <text:s/>?h <text:s text:c="2"/>=&gt; ?a <text:s/>&lt;produced&gt; <text:s/>?b</text:p>
          </table:table-cell>
          <table:table-cell office:value-type="float" office:value="0.000346032" calcext:value-type="float">
            <text:p>0.000346032</text:p>
          </table:table-cell>
          <table:table-cell office:value-type="float" office:value="0.016256939" calcext:value-type="float">
            <text:p>0.016256939</text:p>
          </table:table-cell>
          <table:table-cell office:value-type="float" office:value="0.044668392" calcext:value-type="float">
            <text:p>0.044668392</text:p>
          </table:table-cell>
          <table:table-cell office:value-type="float" office:value="0.093473924" calcext:value-type="float">
            <text:p>0.093473924</text:p>
          </table:table-cell>
          <table:table-cell office:value-type="float" office:value="328" calcext:value-type="float">
            <text:p>328</text:p>
          </table:table-cell>
          <table:table-cell office:value-type="float" office:value="7343" calcext:value-type="float">
            <text:p>7343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2] &lt;&gt; 0; 1; 0)" office:value-type="float" office:value="0" calcext:value-type="float">
            <text:p>0</text:p>
          </table:table-cell>
          <table:table-cell table:formula="of:=IF(AND([.K712]=1; [.J712]&gt;=[.E7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CitizenOf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53466026" calcext:value-type="float">
            <text:p>0.053466026</text:p>
          </table:table-cell>
          <table:table-cell office:value-type="float" office:value="0.007124044" calcext:value-type="float">
            <text:p>0.007124044</text:p>
          </table:table-cell>
          <table:table-cell office:value-type="float" office:value="0.093573574" calcext:value-type="float">
            <text:p>0.093573574</text:p>
          </table:table-cell>
          <table:table-cell office:value-type="float" office:value="779" calcext:value-type="float">
            <text:p>779</text:p>
          </table:table-cell>
          <table:table-cell office:value-type="float" office:value="109348" calcext:value-type="float">
            <text:p>109348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?a</text:p>
          </table:table-cell>
          <table:table-cell office:value-type="float" office:value="0.750422896235784" calcext:value-type="float">
            <text:p>0.7504228962</text:p>
          </table:table-cell>
          <table:table-cell table:formula="of:=IF([.J713] &lt;&gt; 0; 1; 0)" office:value-type="float" office:value="1" calcext:value-type="float">
            <text:p>1</text:p>
          </table:table-cell>
          <table:table-cell table:formula="of:=IF(AND([.K713]=1; [.J713]&gt;=[.E7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a <text:s/>?b <text:s/>&lt;isLocatedIn&gt; <text:s/>?a <text:s/>?g <text:s/>&lt;wasBornIn&gt; <text:s/>?b <text:s text:c="2"/>=&gt; ?a <text:s/>&lt;hasCapital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1798018" calcext:value-type="float">
            <text:p>0.011798018</text:p>
          </table:table-cell>
          <table:table-cell office:value-type="float" office:value="0.087412587" calcext:value-type="float">
            <text:p>0.087412587</text:p>
          </table:table-cell>
          <table:table-cell office:value-type="float" office:value="0.093632959" calcext:value-type="float">
            <text:p>0.093632959</text:p>
          </table:table-cell>
          <table:table-cell office:value-type="float" office:value="25" calcext:value-type="float">
            <text:p>25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4] &lt;&gt; 0; 1; 0)" office:value-type="float" office:value="0" calcext:value-type="float">
            <text:p>0</text:p>
          </table:table-cell>
          <table:table-cell table:formula="of:=IF(AND([.K714]=1; [.J714]&gt;=[.E7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livesIn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011786473" calcext:value-type="float">
            <text:p>0.011786473</text:p>
          </table:table-cell>
          <table:table-cell office:value-type="float" office:value="0.014698342" calcext:value-type="float">
            <text:p>0.014698342</text:p>
          </table:table-cell>
          <table:table-cell office:value-type="float" office:value="0.093784079" calcext:value-type="float">
            <text:p>0.093784079</text:p>
          </table:table-cell>
          <table:table-cell office:value-type="float" office:value="172" calcext:value-type="float">
            <text:p>172</text:p>
          </table:table-cell>
          <table:table-cell office:value-type="float" office:value="11702" calcext:value-type="float">
            <text:p>11702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?a</text:p>
          </table:table-cell>
          <table:table-cell office:value-type="float" office:value="22.768220957965" calcext:value-type="float">
            <text:p>22.768220958</text:p>
          </table:table-cell>
          <table:table-cell table:formula="of:=IF([.J715] &lt;&gt; 0; 1; 0)" office:value-type="float" office:value="1" calcext:value-type="float">
            <text:p>1</text:p>
          </table:table-cell>
          <table:table-cell table:formula="of:=IF(AND([.K715]=1; [.J715]&gt;=[.E7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livesIn&gt; <text:s/>?b <text:s/>?i <text:s/>&lt;wasBornIn&gt; <text:s/>?f <text:s text:c="2"/>=&gt; ?a <text:s/>&lt;dealsWith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5965167" calcext:value-type="float">
            <text:p>0.015965167</text:p>
          </table:table-cell>
          <table:table-cell table:number-columns-repeated="2" office:value-type="float" office:value="0.094017094" calcext:value-type="float">
            <text:p>0.0940170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9.51161133115307" calcext:value-type="float">
            <text:p>9.5116113312</text:p>
          </table:table-cell>
          <table:table-cell table:formula="of:=IF([.J716] &lt;&gt; 0; 1; 0)" office:value-type="float" office:value="1" calcext:value-type="float">
            <text:p>1</text:p>
          </table:table-cell>
          <table:table-cell table:formula="of:=IF(AND([.K716]=1; [.J716]&gt;=[.E7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ocatedIn&gt; <text:s/>?b <text:s/>?i <text:s/>&lt;livesIn&gt; <text:s/>?a <text:s/>?i <text:s/>&lt;wasBornIn&gt; <text:s/>?e <text:s text:c="2"/>=&gt; ?a <text:s/>&lt;dealsWith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5965167" calcext:value-type="float">
            <text:p>0.015965167</text:p>
          </table:table-cell>
          <table:table-cell office:value-type="float" office:value="0.005243089" calcext:value-type="float">
            <text:p>0.005243089</text:p>
          </table:table-cell>
          <table:table-cell office:value-type="float" office:value="0.094017094" calcext:value-type="float">
            <text:p>0.094017094</text:p>
          </table:table-cell>
          <table:table-cell office:value-type="float" office:value="11" calcext:value-type="float">
            <text:p>11</text:p>
          </table:table-cell>
          <table:table-cell office:value-type="float" office:value="2098" calcext:value-type="float">
            <text:p>209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8.14214214463988" calcext:value-type="float">
            <text:p>8.1421421446</text:p>
          </table:table-cell>
          <table:table-cell table:formula="of:=IF([.J717] &lt;&gt; 0; 1; 0)" office:value-type="float" office:value="1" calcext:value-type="float">
            <text:p>1</text:p>
          </table:table-cell>
          <table:table-cell table:formula="of:=IF(AND([.K717]=1; [.J717]&gt;=[.E7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b <text:s/>?i <text:s/>&lt;wasBornIn&gt; <text:s/>?f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094218415" calcext:value-type="float">
            <text:p>0.09421841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?a</text:p>
          </table:table-cell>
          <table:table-cell office:value-type="float" office:value="0.974420315001967" calcext:value-type="float">
            <text:p>0.974420315</text:p>
          </table:table-cell>
          <table:table-cell table:formula="of:=IF([.J718] &lt;&gt; 0; 1; 0)" office:value-type="float" office:value="1" calcext:value-type="float">
            <text:p>1</text:p>
          </table:table-cell>
          <table:table-cell table:formula="of:=IF(AND([.K718]=1; [.J718]&gt;=[.E7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1904762" calcext:value-type="float">
            <text:p>0.011904762</text:p>
          </table:table-cell>
          <table:table-cell office:value-type="float" office:value="0.001644737" calcext:value-type="float">
            <text:p>0.001644737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4" calcext:value-type="float">
            <text:p>4</text:p>
          </table:table-cell>
          <table:table-cell office:value-type="float" office:value="2432" calcext:value-type="float">
            <text:p>2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63.2791816357328" calcext:value-type="float">
            <text:p>63.2791816357</text:p>
          </table:table-cell>
          <table:table-cell table:formula="of:=IF([.J719] &lt;&gt; 0; 1; 0)" office:value-type="float" office:value="1" calcext:value-type="float">
            <text:p>1</text:p>
          </table:table-cell>
          <table:table-cell table:formula="of:=IF(AND([.K719]=1; [.J719]&gt;=[.E7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wasBornIn&gt; <text:s/>?f <text:s text:c="2"/>=&gt; ?a <text:s/>&lt;isLeaderOf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26179652" calcext:value-type="float">
            <text:p>0.026179652</text:p>
          </table:table-cell>
          <table:table-cell office:value-type="float" office:value="0.013164118" calcext:value-type="float">
            <text:p>0.013164118</text:p>
          </table:table-cell>
          <table:table-cell office:value-type="float" office:value="0.095811819" calcext:value-type="float">
            <text:p>0.095811819</text:p>
          </table:table-cell>
          <table:table-cell office:value-type="float" office:value="167" calcext:value-type="float">
            <text:p>167</text:p>
          </table:table-cell>
          <table:table-cell office:value-type="float" office:value="12686" calcext:value-type="float">
            <text:p>1268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?a</text:p>
          </table:table-cell>
          <table:table-cell office:value-type="float" office:value="9.63727258451653" calcext:value-type="float">
            <text:p>9.6372725845</text:p>
          </table:table-cell>
          <table:table-cell table:formula="of:=IF([.J720] &lt;&gt; 0; 1; 0)" office:value-type="float" office:value="1" calcext:value-type="float">
            <text:p>1</text:p>
          </table:table-cell>
          <table:table-cell table:formula="of:=IF(AND([.K720]=1; [.J720]&gt;=[.E7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a <text:s/>&lt;imports&gt; <text:s/>?f <text:s/>?b <text:s/>&lt;imports&gt; <text:s/>?f <text:s text:c="2"/>=&gt; ?a <text:s/>&lt;dealsWith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120464441" calcext:value-type="float">
            <text:p>0.120464441</text:p>
          </table:table-cell>
          <table:table-cell office:value-type="float" office:value="0.075660893" calcext:value-type="float">
            <text:p>0.075660893</text:p>
          </table:table-cell>
          <table:table-cell office:value-type="float" office:value="0.09617613" calcext:value-type="float">
            <text:p>0.09617613</text:p>
          </table:table-cell>
          <table:table-cell office:value-type="float" office:value="83" calcext:value-type="float">
            <text:p>83</text:p>
          </table:table-cell>
          <table:table-cell office:value-type="float" office:value="1097" calcext:value-type="float">
            <text:p>1097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1] &lt;&gt; 0; 1; 0)" office:value-type="float" office:value="0" calcext:value-type="float">
            <text:p>0</text:p>
          </table:table-cell>
          <table:table-cell table:formula="of:=IF(AND([.K721]=1; [.J721]&gt;=[.E7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directed&gt; <text:s/>?b</text:p>
          </table:table-cell>
          <table:table-cell office:value-type="float" office:value="0.001682688" calcext:value-type="float">
            <text:p>0.001682688</text:p>
          </table:table-cell>
          <table:table-cell office:value-type="float" office:value="0.047650345" calcext:value-type="float">
            <text:p>0.047650345</text:p>
          </table:table-cell>
          <table:table-cell office:value-type="float" office:value="0.081149835" calcext:value-type="float">
            <text:p>0.081149835</text:p>
          </table:table-cell>
          <table:table-cell office:value-type="float" office:value="0.096421231" calcext:value-type="float">
            <text:p>0.096421231</text:p>
          </table:table-cell>
          <table:table-cell office:value-type="float" office:value="1595" calcext:value-type="float">
            <text:p>1595</text:p>
          </table:table-cell>
          <table:table-cell office:value-type="float" office:value="19655" calcext:value-type="float">
            <text:p>19655</text:p>
          </table:table-cell>
          <table:table-cell office:value-type="float" office:value="16542" calcext:value-type="float">
            <text:p>16542</text:p>
          </table:table-cell>
          <table:table-cell office:value-type="string" calcext:value-type="string">
            <text:p>?b</text:p>
          </table:table-cell>
          <table:table-cell office:value-type="float" office:value="1.89073853135323" calcext:value-type="float">
            <text:p>1.8907385314</text:p>
          </table:table-cell>
          <table:table-cell table:formula="of:=IF([.J722] &lt;&gt; 0; 1; 0)" office:value-type="float" office:value="1" calcext:value-type="float">
            <text:p>1</text:p>
          </table:table-cell>
          <table:table-cell table:formula="of:=IF(AND([.K722]=1; [.J722]&gt;=[.E7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64757161" calcext:value-type="float">
            <text:p>0.064757161</text:p>
          </table:table-cell>
          <table:table-cell office:value-type="float" office:value="0.077844311" calcext:value-type="float">
            <text:p>0.077844311</text:p>
          </table:table-cell>
          <table:table-cell office:value-type="float" office:value="0.096474954" calcext:value-type="float">
            <text:p>0.096474954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?a</text:p>
          </table:table-cell>
          <table:table-cell office:value-type="float" office:value="0.271867570091765" calcext:value-type="float">
            <text:p>0.2718675701</text:p>
          </table:table-cell>
          <table:table-cell table:formula="of:=IF([.J723] &lt;&gt; 0; 1; 0)" office:value-type="float" office:value="1" calcext:value-type="float">
            <text:p>1</text:p>
          </table:table-cell>
          <table:table-cell table:formula="of:=IF(AND([.K723]=1; [.J723]&gt;=[.E7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directed&gt; <text:s/>?f <text:s text:c="2"/>=&gt; ?a <text:s/>&lt;actedIn&gt; <text:s/>?b</text:p>
          </table:table-cell>
          <table:table-cell office:value-type="float" office:value="0.010737555" calcext:value-type="float">
            <text:p>0.010737555</text:p>
          </table:table-cell>
          <table:table-cell office:value-type="float" office:value="0.094613061" calcext:value-type="float">
            <text:p>0.094613061</text:p>
          </table:table-cell>
          <table:table-cell table:number-columns-repeated="2" office:value-type="float" office:value="0.096659924" calcext:value-type="float">
            <text:p>0.096659924</text:p>
          </table:table-cell>
          <table:table-cell office:value-type="float" office:value="10178" calcext:value-type="float">
            <text:p>10178</text:p>
          </table:table-cell>
          <table:table-cell table:number-columns-repeated="2" office:value-type="float" office:value="105297" calcext:value-type="float">
            <text:p>105297</text:p>
          </table:table-cell>
          <table:table-cell office:value-type="string" calcext:value-type="string">
            <text:p>?b</text:p>
          </table:table-cell>
          <table:table-cell office:value-type="float" office:value="0.854917473049006" calcext:value-type="float">
            <text:p>0.854917473</text:p>
          </table:table-cell>
          <table:table-cell table:formula="of:=IF([.J724] &lt;&gt; 0; 1; 0)" office:value-type="float" office:value="1" calcext:value-type="float">
            <text:p>1</text:p>
          </table:table-cell>
          <table:table-cell table:formula="of:=IF(AND([.K724]=1; [.J724]&gt;=[.E7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/>?b <text:s/>&lt;imports&gt; <text:s/>?f <text:s text:c="2"/>=&gt; ?a <text:s/>&lt;dealsWith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59506531" calcext:value-type="float">
            <text:p>0.059506531</text:p>
          </table:table-cell>
          <table:table-cell office:value-type="float" office:value="0.080550098" calcext:value-type="float">
            <text:p>0.080550098</text:p>
          </table:table-cell>
          <table:table-cell office:value-type="float" office:value="0.096926714" calcext:value-type="float">
            <text:p>0.096926714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5] &lt;&gt; 0; 1; 0)" office:value-type="float" office:value="0" calcext:value-type="float">
            <text:p>0</text:p>
          </table:table-cell>
          <table:table-cell table:formula="of:=IF(AND([.K725]=1; [.J725]&gt;=[.E7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a <text:s/>&lt;exports&gt; <text:s/>?f <text:s/>?i <text:s/>&lt;imports&gt; <text:s/>?f <text:s text:c="2"/>=&gt; ?a <text:s/>&lt;dealsWith&gt; <text:s/>?b</text:p>
          </table:table-cell>
          <table:table-cell office:value-type="float" office:value="0.000317548" calcext:value-type="float">
            <text:p>0.000317548</text:p>
          </table:table-cell>
          <table:table-cell office:value-type="float" office:value="0.436865022" calcext:value-type="float">
            <text:p>0.436865022</text:p>
          </table:table-cell>
          <table:table-cell office:value-type="float" office:value="0.080309498" calcext:value-type="float">
            <text:p>0.080309498</text:p>
          </table:table-cell>
          <table:table-cell office:value-type="float" office:value="0.097379489" calcext:value-type="float">
            <text:p>0.097379489</text:p>
          </table:table-cell>
          <table:table-cell office:value-type="float" office:value="301" calcext:value-type="float">
            <text:p>301</text:p>
          </table:table-cell>
          <table:table-cell office:value-type="float" office:value="3748" calcext:value-type="float">
            <text:p>3748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?a</text:p>
          </table:table-cell>
          <table:table-cell office:value-type="float" office:value="2.51889775418814" calcext:value-type="float">
            <text:p>2.5188977542</text:p>
          </table:table-cell>
          <table:table-cell table:formula="of:=IF([.J726] &lt;&gt; 0; 1; 0)" office:value-type="float" office:value="1" calcext:value-type="float">
            <text:p>1</text:p>
          </table:table-cell>
          <table:table-cell table:formula="of:=IF(AND([.K726]=1; [.J726]&gt;=[.E7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actedIn&gt; <text:s/>?b</text:p>
          </table:table-cell>
          <table:table-cell office:value-type="float" office:value="0.015826764" calcext:value-type="float">
            <text:p>0.015826764</text:p>
          </table:table-cell>
          <table:table-cell office:value-type="float" office:value="0.139456193" calcext:value-type="float">
            <text:p>0.139456193</text:p>
          </table:table-cell>
          <table:table-cell office:value-type="float" office:value="0.071949623" calcext:value-type="float">
            <text:p>0.071949623</text:p>
          </table:table-cell>
          <table:table-cell office:value-type="float" office:value="0.09752958" calcext:value-type="float">
            <text:p>0.09752958</text:p>
          </table:table-cell>
          <table:table-cell office:value-type="float" office:value="15002" calcext:value-type="float">
            <text:p>15002</text:p>
          </table:table-cell>
          <table:table-cell office:value-type="float" office:value="208507" calcext:value-type="float">
            <text:p>208507</text:p>
          </table:table-cell>
          <table:table-cell office:value-type="float" office:value="153820" calcext:value-type="float">
            <text:p>153820</text:p>
          </table:table-cell>
          <table:table-cell office:value-type="string" calcext:value-type="string">
            <text:p>?b</text:p>
          </table:table-cell>
          <table:table-cell office:value-type="float" office:value="3.4610281774021" calcext:value-type="float">
            <text:p>3.4610281774</text:p>
          </table:table-cell>
          <table:table-cell table:formula="of:=IF([.J727] &lt;&gt; 0; 1; 0)" office:value-type="float" office:value="1" calcext:value-type="float">
            <text:p>1</text:p>
          </table:table-cell>
          <table:table-cell table:formula="of:=IF(AND([.K727]=1; [.J727]&gt;=[.E7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a <text:s/>?i <text:s/>&lt;livesIn&gt; <text:s/>?e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0.097826087" calcext:value-type="float">
            <text:p>0.09782608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b</text:p>
          </table:table-cell>
          <table:table-cell office:value-type="float" office:value="0.546169597890574" calcext:value-type="float">
            <text:p>0.5461695979</text:p>
          </table:table-cell>
          <table:table-cell table:formula="of:=IF([.J728] &lt;&gt; 0; 1; 0)" office:value-type="float" office:value="1" calcext:value-type="float">
            <text:p>1</text:p>
          </table:table-cell>
          <table:table-cell table:formula="of:=IF(AND([.K728]=1; [.J728]&gt;=[.E7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LeaderOf&gt; <text:s/>?a <text:s/>?e <text:s/>&lt;isLeaderOf&gt; <text:s/>?j <text:s text:c="2"/>=&gt; ?a <text:s/>&lt;imports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044362292" calcext:value-type="float">
            <text:p>0.044362292</text:p>
          </table:table-cell>
          <table:table-cell office:value-type="float" office:value="0.098765432" calcext:value-type="float">
            <text:p>0.098765432</text:p>
          </table:table-cell>
          <table:table-cell office:value-type="float" office:value="48" calcext:value-type="float">
            <text:p>48</text:p>
          </table:table-cell>
          <table:table-cell office:value-type="float" office:value="1082" calcext:value-type="float">
            <text:p>108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?a</text:p>
          </table:table-cell>
          <table:table-cell office:value-type="float" office:value="6.37842220485268" calcext:value-type="float">
            <text:p>6.3784222049</text:p>
          </table:table-cell>
          <table:table-cell table:formula="of:=IF([.J729] &lt;&gt; 0; 1; 0)" office:value-type="float" office:value="1" calcext:value-type="float">
            <text:p>1</text:p>
          </table:table-cell>
          <table:table-cell table:formula="of:=IF(AND([.K729]=1; [.J729]&gt;=[.E7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isKnownFor&gt; <text:s/>?f <text:s text:c="2"/>=&gt; ?a <text:s/>&lt;worksAt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20114943" calcext:value-type="float">
            <text:p>0.020114943</text:p>
          </table:table-cell>
          <table:table-cell office:value-type="float" office:value="0.016322452" calcext:value-type="float">
            <text:p>0.016322452</text:p>
          </table:table-cell>
          <table:table-cell office:value-type="float" office:value="0.098989899" calcext:value-type="float">
            <text:p>0.098989899</text:p>
          </table:table-cell>
          <table:table-cell office:value-type="float" office:value="49" calcext:value-type="float">
            <text:p>49</text:p>
          </table:table-cell>
          <table:table-cell office:value-type="float" office:value="3002" calcext:value-type="float">
            <text:p>300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?a</text:p>
          </table:table-cell>
          <table:table-cell office:value-type="float" office:value="1.2002539374572" calcext:value-type="float">
            <text:p>1.2002539375</text:p>
          </table:table-cell>
          <table:table-cell table:formula="of:=IF([.J730] &lt;&gt; 0; 1; 0)" office:value-type="float" office:value="1" calcext:value-type="float">
            <text:p>1</text:p>
          </table:table-cell>
          <table:table-cell table:formula="of:=IF(AND([.K730]=1; [.J730]&gt;=[.E7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b <text:s/>?i <text:s/>&lt;livesIn&gt; <text:s/>?f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098995696" calcext:value-type="float">
            <text:p>0.09899569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?a</text:p>
          </table:table-cell>
          <table:table-cell office:value-type="float" office:value="1.15239513242844" calcext:value-type="float">
            <text:p>1.1523951324</text:p>
          </table:table-cell>
          <table:table-cell table:formula="of:=IF([.J731] &lt;&gt; 0; 1; 0)" office:value-type="float" office:value="1" calcext:value-type="float">
            <text:p>1</text:p>
          </table:table-cell>
          <table:table-cell table:formula="of:=IF(AND([.K731]=1; [.J731]&gt;=[.E7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f <text:s/>&lt;isLocatedIn&gt; <text:s/>?j <text:s/>?j <text:s/>&lt;participatedIn&gt; <text:s/>?b <text:s text:c="2"/>=&gt; ?a <text:s/>&lt;participat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79497609" calcext:value-type="float">
            <text:p>0.079497609</text:p>
          </table:table-cell>
          <table:table-cell table:number-columns-repeated="2" office:value-type="float" office:value="0.099075062" calcext:value-type="float">
            <text:p>0.0990750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244" calcext:value-type="float">
            <text:p>11244</text:p>
          </table:table-cell>
          <table:table-cell office:value-type="string" calcext:value-type="string">
            <text:p>?b</text:p>
          </table:table-cell>
          <table:table-cell office:value-type="float" office:value="35.0179531089178" calcext:value-type="float">
            <text:p>35.0179531089</text:p>
          </table:table-cell>
          <table:table-cell table:formula="of:=IF([.J732] &lt;&gt; 0; 1; 0)" office:value-type="float" office:value="1" calcext:value-type="float">
            <text:p>1</text:p>
          </table:table-cell>
          <table:table-cell table:formula="of:=IF(AND([.K732]=1; [.J732]&gt;=[.E7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02906462" calcext:value-type="float">
            <text:p>0.002906462</text:p>
          </table:table-cell>
          <table:table-cell office:value-type="float" office:value="0.082305141" calcext:value-type="float">
            <text:p>0.082305141</text:p>
          </table:table-cell>
          <table:table-cell table:number-columns-repeated="2" office:value-type="float" office:value="0.099118547" calcext:value-type="float">
            <text:p>0.099118547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27795" calcext:value-type="float">
            <text:p>27795</text:p>
          </table:table-cell>
          <table:table-cell office:value-type="string" calcext:value-type="string">
            <text:p>?b</text:p>
          </table:table-cell>
          <table:table-cell office:value-type="float" office:value="1.88245747729323" calcext:value-type="float">
            <text:p>1.8824574773</text:p>
          </table:table-cell>
          <table:table-cell table:formula="of:=IF([.J733] &lt;&gt; 0; 1; 0)" office:value-type="float" office:value="1" calcext:value-type="float">
            <text:p>1</text:p>
          </table:table-cell>
          <table:table-cell table:formula="of:=IF(AND([.K733]=1; [.J733]&gt;=[.E7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livesIn&gt; <text:s/>?b</text:p>
          </table:table-cell>
          <table:table-cell office:value-type="float" office:value="0.000263744" calcext:value-type="float">
            <text:p>0.000263744</text:p>
          </table:table-cell>
          <table:table-cell office:value-type="float" office:value="0.017131501" calcext:value-type="float">
            <text:p>0.017131501</text:p>
          </table:table-cell>
          <table:table-cell office:value-type="float" office:value="0.017224749" calcext:value-type="float">
            <text:p>0.017224749</text:p>
          </table:table-cell>
          <table:table-cell office:value-type="float" office:value="0.099127676" calcext:value-type="float">
            <text:p>0.099127676</text:p>
          </table:table-cell>
          <table:table-cell office:value-type="float" office:value="250" calcext:value-type="float">
            <text:p>250</text:p>
          </table:table-cell>
          <table:table-cell office:value-type="float" office:value="14514" calcext:value-type="float">
            <text:p>14514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?a</text:p>
          </table:table-cell>
          <table:table-cell office:value-type="float" office:value="1.75356980598025" calcext:value-type="float">
            <text:p>1.753569806</text:p>
          </table:table-cell>
          <table:table-cell table:formula="of:=IF([.J734] &lt;&gt; 0; 1; 0)" office:value-type="float" office:value="1" calcext:value-type="float">
            <text:p>1</text:p>
          </table:table-cell>
          <table:table-cell table:formula="of:=IF(AND([.K734]=1; [.J734]&gt;=[.E7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produced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7496035" calcext:value-type="float">
            <text:p>0.017496035</text:p>
          </table:table-cell>
          <table:table-cell office:value-type="float" office:value="0.048905514" calcext:value-type="float">
            <text:p>0.048905514</text:p>
          </table:table-cell>
          <table:table-cell office:value-type="float" office:value="0.099185164" calcext:value-type="float">
            <text:p>0.099185164</text:p>
          </table:table-cell>
          <table:table-cell office:value-type="float" office:value="353" calcext:value-type="float">
            <text:p>353</text:p>
          </table:table-cell>
          <table:table-cell office:value-type="float" office:value="7218" calcext:value-type="float">
            <text:p>7218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35] &lt;&gt; 0; 1; 0)" office:value-type="float" office:value="0" calcext:value-type="float">
            <text:p>0</text:p>
          </table:table-cell>
          <table:table-cell table:formula="of:=IF(AND([.K735]=1; [.J735]&gt;=[.E7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2313564" calcext:value-type="float">
            <text:p>0.002313564</text:p>
          </table:table-cell>
          <table:table-cell office:value-type="float" office:value="0.108693497" calcext:value-type="float">
            <text:p>0.108693497</text:p>
          </table:table-cell>
          <table:table-cell table:number-columns-repeated="2" office:value-type="float" office:value="0.099528002" calcext:value-type="float">
            <text:p>0.099528002</text:p>
          </table:table-cell>
          <table:table-cell office:value-type="float" office:value="2193" calcext:value-type="float">
            <text:p>2193</text:p>
          </table:table-cell>
          <table:table-cell table:number-columns-repeated="2" office:value-type="float" office:value="22034" calcext:value-type="float">
            <text:p>22034</text:p>
          </table:table-cell>
          <table:table-cell office:value-type="string" calcext:value-type="string">
            <text:p>?b</text:p>
          </table:table-cell>
          <table:table-cell office:value-type="float" office:value="3.04108426477034" calcext:value-type="float">
            <text:p>3.0410842648</text:p>
          </table:table-cell>
          <table:table-cell table:formula="of:=IF([.J736] &lt;&gt; 0; 1; 0)" office:value-type="float" office:value="1" calcext:value-type="float">
            <text:p>1</text:p>
          </table:table-cell>
          <table:table-cell table:formula="of:=IF(AND([.K736]=1; [.J736]&gt;=[.E7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orksAt&gt; <text:s/>?b <text:s text:c="2"/>=&gt; ?a <text:s/>&lt;worksAt&gt; <text:s/>?b</text:p>
          </table:table-cell>
          <table:table-cell office:value-type="float" office:value="0.000056969" calcext:value-type="float">
            <text:p>0.000056969</text:p>
          </table:table-cell>
          <table:table-cell office:value-type="float" office:value="0.022167488" calcext:value-type="float">
            <text:p>0.022167488</text:p>
          </table:table-cell>
          <table:table-cell office:value-type="float" office:value="0.003440586" calcext:value-type="float">
            <text:p>0.003440586</text:p>
          </table:table-cell>
          <table:table-cell office:value-type="float" office:value="0.099815157" calcext:value-type="float">
            <text:p>0.099815157</text:p>
          </table:table-cell>
          <table:table-cell office:value-type="float" office:value="54" calcext:value-type="float">
            <text:p>54</text:p>
          </table:table-cell>
          <table:table-cell office:value-type="float" office:value="15695" calcext:value-type="float">
            <text:p>15695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a</text:p>
          </table:table-cell>
          <table:table-cell office:value-type="float" office:value="12.5650097051331" calcext:value-type="float">
            <text:p>12.5650097051</text:p>
          </table:table-cell>
          <table:table-cell table:formula="of:=IF([.J737] &lt;&gt; 0; 1; 0)" office:value-type="float" office:value="1" calcext:value-type="float">
            <text:p>1</text:p>
          </table:table-cell>
          <table:table-cell table:formula="of:=IF(AND([.K737]=1; [.J737]&gt;=[.E7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produced&gt; <text:s/>?b <text:s text:c="2"/>=&gt; ?a <text:s/>&lt;created&gt; <text:s/>?b</text:p>
          </table:table-cell>
          <table:table-cell office:value-type="float" office:value="0.003789477" calcext:value-type="float">
            <text:p>0.003789477</text:p>
          </table:table-cell>
          <table:table-cell office:value-type="float" office:value="0.017945823" calcext:value-type="float">
            <text:p>0.017945823</text:p>
          </table:table-cell>
          <table:table-cell office:value-type="float" office:value="0.071627981" calcext:value-type="float">
            <text:p>0.071627981</text:p>
          </table:table-cell>
          <table:table-cell office:value-type="float" office:value="0.100226011" calcext:value-type="float">
            <text:p>0.100226011</text:p>
          </table:table-cell>
          <table:table-cell office:value-type="float" office:value="3592" calcext:value-type="float">
            <text:p>3592</text:p>
          </table:table-cell>
          <table:table-cell office:value-type="float" office:value="50148" calcext:value-type="float">
            <text:p>50148</text:p>
          </table:table-cell>
          <table:table-cell office:value-type="float" office:value="35839" calcext:value-type="float">
            <text:p>35839</text:p>
          </table:table-cell>
          <table:table-cell office:value-type="string" calcext:value-type="string">
            <text:p>?b</text:p>
          </table:table-cell>
          <table:table-cell office:value-type="float" office:value="0.640938389608585" calcext:value-type="float">
            <text:p>0.6409383896</text:p>
          </table:table-cell>
          <table:table-cell table:formula="of:=IF([.J738] &lt;&gt; 0; 1; 0)" office:value-type="float" office:value="1" calcext:value-type="float">
            <text:p>1</text:p>
          </table:table-cell>
          <table:table-cell table:formula="of:=IF(AND([.K738]=1; [.J738]&gt;=[.E7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wasBornIn&gt; <text:s/>?f <text:s text:c="2"/>=&gt; ?a <text:s/>&lt;isLeaderOf&gt; <text:s/>?b</text:p>
          </table:table-cell>
          <table:table-cell office:value-type="float" office:value="0.000461025" calcext:value-type="float">
            <text:p>0.000461025</text:p>
          </table:table-cell>
          <table:table-cell office:value-type="float" office:value="0.068506035" calcext:value-type="float">
            <text:p>0.068506035</text:p>
          </table:table-cell>
          <table:table-cell table:number-columns-repeated="2" office:value-type="float" office:value="0.100344432" calcext:value-type="float">
            <text:p>0.10034443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355" calcext:value-type="float">
            <text:p>4355</text:p>
          </table:table-cell>
          <table:table-cell office:value-type="string" calcext:value-type="string">
            <text:p>?a</text:p>
          </table:table-cell>
          <table:table-cell office:value-type="float" office:value="2.20571549668599" calcext:value-type="float">
            <text:p>2.2057154967</text:p>
          </table:table-cell>
          <table:table-cell table:formula="of:=IF([.J739] &lt;&gt; 0; 1; 0)" office:value-type="float" office:value="1" calcext:value-type="float">
            <text:p>1</text:p>
          </table:table-cell>
          <table:table-cell table:formula="of:=IF(AND([.K739]=1; [.J739]&gt;=[.E7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livesIn&gt; <text:s/>?b <text:s/>?i <text:s/>&lt;wasBornIn&gt; <text:s/>?f <text:s text:c="2"/>=&gt; ?a <text:s/>&lt;hasCapital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7881076" calcext:value-type="float">
            <text:p>0.07881076</text:p>
          </table:table-cell>
          <table:table-cell table:number-columns-repeated="2" office:value-type="float" office:value="0.100420926" calcext:value-type="float">
            <text:p>0.10042092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63" calcext:value-type="float">
            <text:p>1663</text:p>
          </table:table-cell>
          <table:table-cell office:value-type="string" calcext:value-type="string">
            <text:p>?a</text:p>
          </table:table-cell>
          <table:table-cell office:value-type="float" office:value="1.48410450402713" calcext:value-type="float">
            <text:p>1.484104504</text:p>
          </table:table-cell>
          <table:table-cell table:formula="of:=IF([.J740] &lt;&gt; 0; 1; 0)" office:value-type="float" office:value="1" calcext:value-type="float">
            <text:p>1</text:p>
          </table:table-cell>
          <table:table-cell table:formula="of:=IF(AND([.K740]=1; [.J740]&gt;=[.E7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created&gt; <text:s/>?b</text:p>
          </table:table-cell>
          <table:table-cell office:value-type="float" office:value="0.002425392" calcext:value-type="float">
            <text:p>0.002425392</text:p>
          </table:table-cell>
          <table:table-cell office:value-type="float" office:value="0.011485926" calcext:value-type="float">
            <text:p>0.011485926</text:p>
          </table:table-cell>
          <table:table-cell office:value-type="float" office:value="0.065915477" calcext:value-type="float">
            <text:p>0.065915477</text:p>
          </table:table-cell>
          <table:table-cell office:value-type="float" office:value="0.101433929" calcext:value-type="float">
            <text:p>0.101433929</text:p>
          </table:table-cell>
          <table:table-cell office:value-type="float" office:value="2299" calcext:value-type="float">
            <text:p>2299</text:p>
          </table:table-cell>
          <table:table-cell office:value-type="float" office:value="34878" calcext:value-type="float">
            <text:p>34878</text:p>
          </table:table-cell>
          <table:table-cell office:value-type="float" office:value="22665" calcext:value-type="float">
            <text:p>22665</text:p>
          </table:table-cell>
          <table:table-cell office:value-type="string" calcext:value-type="string">
            <text:p>?b</text:p>
          </table:table-cell>
          <table:table-cell office:value-type="float" office:value="2.89832510566432" calcext:value-type="float">
            <text:p>2.8983251057</text:p>
          </table:table-cell>
          <table:table-cell table:formula="of:=IF([.J741] &lt;&gt; 0; 1; 0)" office:value-type="float" office:value="1" calcext:value-type="float">
            <text:p>1</text:p>
          </table:table-cell>
          <table:table-cell table:formula="of:=IF(AND([.K741]=1; [.J741]&gt;=[.E7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1761812" calcext:value-type="float">
            <text:p>0.001761812</text:p>
          </table:table-cell>
          <table:table-cell office:value-type="float" office:value="0.049890957" calcext:value-type="float">
            <text:p>0.049890957</text:p>
          </table:table-cell>
          <table:table-cell office:value-type="float" office:value="0.085680571" calcext:value-type="float">
            <text:p>0.085680571</text:p>
          </table:table-cell>
          <table:table-cell office:value-type="float" office:value="0.101581509" calcext:value-type="float">
            <text:p>0.101581509</text:p>
          </table:table-cell>
          <table:table-cell office:value-type="float" office:value="1670" calcext:value-type="float">
            <text:p>1670</text:p>
          </table:table-cell>
          <table:table-cell office:value-type="float" office:value="19491" calcext:value-type="float">
            <text:p>19491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?b</text:p>
          </table:table-cell>
          <table:table-cell office:value-type="float" office:value="2.83861125586792" calcext:value-type="float">
            <text:p>2.8386112559</text:p>
          </table:table-cell>
          <table:table-cell table:formula="of:=IF([.J742] &lt;&gt; 0; 1; 0)" office:value-type="float" office:value="1" calcext:value-type="float">
            <text:p>1</text:p>
          </table:table-cell>
          <table:table-cell table:formula="of:=IF(AND([.K742]=1; [.J742]&gt;=[.E7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directed&gt; <text:s/>?b</text:p>
          </table:table-cell>
          <table:table-cell office:value-type="float" office:value="0.000632986" calcext:value-type="float">
            <text:p>0.000632986</text:p>
          </table:table-cell>
          <table:table-cell office:value-type="float" office:value="0.017924895" calcext:value-type="float">
            <text:p>0.017924895</text:p>
          </table:table-cell>
          <table:table-cell office:value-type="float" office:value="0.08312552" calcext:value-type="float">
            <text:p>0.08312552</text:p>
          </table:table-cell>
          <table:table-cell office:value-type="float" office:value="0.102197241" calcext:value-type="float">
            <text:p>0.102197241</text:p>
          </table:table-cell>
          <table:table-cell office:value-type="float" office:value="600" calcext:value-type="float">
            <text:p>600</text:p>
          </table:table-cell>
          <table:table-cell office:value-type="float" office:value="7218" calcext:value-type="float">
            <text:p>7218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43] &lt;&gt; 0; 1; 0)" office:value-type="float" office:value="0" calcext:value-type="float">
            <text:p>0</text:p>
          </table:table-cell>
          <table:table-cell table:formula="of:=IF(AND([.K743]=1; [.J743]&gt;=[.E7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1244873" calcext:value-type="float">
            <text:p>0.001244873</text:p>
          </table:table-cell>
          <table:table-cell office:value-type="float" office:value="0.058485329" calcext:value-type="float">
            <text:p>0.058485329</text:p>
          </table:table-cell>
          <table:table-cell office:value-type="float" office:value="0.05821411" calcext:value-type="float">
            <text:p>0.05821411</text:p>
          </table:table-cell>
          <table:table-cell office:value-type="float" office:value="0.102253033" calcext:value-type="float">
            <text:p>0.102253033</text:p>
          </table:table-cell>
          <table:table-cell office:value-type="float" office:value="1180" calcext:value-type="float">
            <text:p>1180</text:p>
          </table:table-cell>
          <table:table-cell office:value-type="float" office:value="20270" calcext:value-type="float">
            <text:p>2027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?b</text:p>
          </table:table-cell>
          <table:table-cell office:value-type="float" office:value="0.910745686136576" calcext:value-type="float">
            <text:p>0.9107456861</text:p>
          </table:table-cell>
          <table:table-cell table:formula="of:=IF([.J744] &lt;&gt; 0; 1; 0)" office:value-type="float" office:value="1" calcext:value-type="float">
            <text:p>1</text:p>
          </table:table-cell>
          <table:table-cell table:formula="of:=IF(AND([.K744]=1; [.J744]&gt;=[.E7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actedIn&gt; <text:s/>?b</text:p>
          </table:table-cell>
          <table:table-cell office:value-type="float" office:value="0.00296132" calcext:value-type="float">
            <text:p>0.00296132</text:p>
          </table:table-cell>
          <table:table-cell office:value-type="float" office:value="0.026093423" calcext:value-type="float">
            <text:p>0.026093423</text:p>
          </table:table-cell>
          <table:table-cell table:number-columns-repeated="2" office:value-type="float" office:value="0.102933627" calcext:value-type="float">
            <text:p>0.102933627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27270" calcext:value-type="float">
            <text:p>27270</text:p>
          </table:table-cell>
          <table:table-cell office:value-type="string" calcext:value-type="string">
            <text:p>?b</text:p>
          </table:table-cell>
          <table:table-cell office:value-type="float" office:value="0.987363406011647" calcext:value-type="float">
            <text:p>0.987363406</text:p>
          </table:table-cell>
          <table:table-cell table:formula="of:=IF([.J745] &lt;&gt; 0; 1; 0)" office:value-type="float" office:value="1" calcext:value-type="float">
            <text:p>1</text:p>
          </table:table-cell>
          <table:table-cell table:formula="of:=IF(AND([.K745]=1; [.J745]&gt;=[.E7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6] &lt;&gt; 0; 1; 0)" office:value-type="float" office:value="0" calcext:value-type="float">
            <text:p>0</text:p>
          </table:table-cell>
          <table:table-cell table:formula="of:=IF(AND([.K746]=1; [.J746]&gt;=[.E7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b <text:s/>?i <text:s/>&lt;isMarriedTo&gt; <text:s/>?a <text:s/>?i <text:s/>&lt;isMarriedTo&gt; <text:s/>?e <text:s text:c="2"/>=&gt; ?a <text:s/>&lt;produced&gt; <text:s/>?b</text:p>
          </table:table-cell>
          <table:table-cell office:value-type="float" office:value="0.000213105" calcext:value-type="float">
            <text:p>0.000213105</text:p>
          </table:table-cell>
          <table:table-cell office:value-type="float" office:value="0.010011895" calcext:value-type="float">
            <text:p>0.010011895</text:p>
          </table:table-cell>
          <table:table-cell office:value-type="float" office:value="0.016742644" calcext:value-type="float">
            <text:p>0.016742644</text:p>
          </table:table-cell>
          <table:table-cell office:value-type="float" office:value="0.104177411" calcext:value-type="float">
            <text:p>0.104177411</text:p>
          </table:table-cell>
          <table:table-cell office:value-type="float" office:value="202" calcext:value-type="float">
            <text:p>202</text:p>
          </table:table-cell>
          <table:table-cell office:value-type="float" office:value="12065" calcext:value-type="float">
            <text:p>1206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?b</text:p>
          </table:table-cell>
          <table:table-cell office:value-type="float" office:value="0.59420152271802" calcext:value-type="float">
            <text:p>0.5942015227</text:p>
          </table:table-cell>
          <table:table-cell table:formula="of:=IF([.J747] &lt;&gt; 0; 1; 0)" office:value-type="float" office:value="1" calcext:value-type="float">
            <text:p>1</text:p>
          </table:table-cell>
          <table:table-cell table:formula="of:=IF(AND([.K747]=1; [.J747]&gt;=[.E7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KnownFor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101449275" calcext:value-type="float">
            <text:p>0.101449275</text:p>
          </table:table-cell>
          <table:table-cell office:value-type="float" office:value="0.104477612" calcext:value-type="float">
            <text:p>0.10447761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8] &lt;&gt; 0; 1; 0)" office:value-type="float" office:value="0" calcext:value-type="float">
            <text:p>0</text:p>
          </table:table-cell>
          <table:table-cell table:formula="of:=IF(AND([.K748]=1; [.J748]&gt;=[.E7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livesIn&gt; <text:s/>?f <text:s text:c="2"/>=&gt; ?a <text:s/>&lt;graduatedFrom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11873684" calcext:value-type="float">
            <text:p>0.011873684</text:p>
          </table:table-cell>
          <table:table-cell office:value-type="float" office:value="0.024513213" calcext:value-type="float">
            <text:p>0.024513213</text:p>
          </table:table-cell>
          <table:table-cell office:value-type="float" office:value="0.104832714" calcext:value-type="float">
            <text:p>0.104832714</text:p>
          </table:table-cell>
          <table:table-cell office:value-type="float" office:value="141" calcext:value-type="float">
            <text:p>141</text:p>
          </table:table-cell>
          <table:table-cell office:value-type="float" office:value="5752" calcext:value-type="float">
            <text:p>5752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?a</text:p>
          </table:table-cell>
          <table:table-cell office:value-type="float" office:value="12.242343470597" calcext:value-type="float">
            <text:p>12.2423434706</text:p>
          </table:table-cell>
          <table:table-cell table:formula="of:=IF([.J749] &lt;&gt; 0; 1; 0)" office:value-type="float" office:value="1" calcext:value-type="float">
            <text:p>1</text:p>
          </table:table-cell>
          <table:table-cell table:formula="of:=IF(AND([.K749]=1; [.J749]&gt;=[.E7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KnownFor&gt; <text:s/>?a <text:s/>?i <text:s/>&lt;isKnownFor&gt; <text:s/>?e <text:s text:c="2"/>=&gt; ?a <text:s/>&lt;ex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35502959" calcext:value-type="float">
            <text:p>0.035502959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?b</text:p>
          </table:table-cell>
          <table:table-cell office:value-type="float" office:value="0.261799176433323" calcext:value-type="float">
            <text:p>0.2617991764</text:p>
          </table:table-cell>
          <table:table-cell table:formula="of:=IF([.J750] &lt;&gt; 0; 1; 0)" office:value-type="float" office:value="1" calcext:value-type="float">
            <text:p>1</text:p>
          </table:table-cell>
          <table:table-cell table:formula="of:=IF(AND([.K750]=1; [.J750]&gt;=[.E7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nfluences&gt; <text:s/>?b <text:s text:c="2"/>=&gt; ?a <text:s/>&lt;influences&gt; <text:s/>?b</text:p>
          </table:table-cell>
          <table:table-cell office:value-type="float" office:value="0.000260579" calcext:value-type="float">
            <text:p>0.000260579</text:p>
          </table:table-cell>
          <table:table-cell office:value-type="float" office:value="0.017706093" calcext:value-type="float">
            <text:p>0.017706093</text:p>
          </table:table-cell>
          <table:table-cell table:number-columns-repeated="2" office:value-type="float" office:value="0.105465414" calcext:value-type="float">
            <text:p>0.10546541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42" calcext:value-type="float">
            <text:p>2342</text:p>
          </table:table-cell>
          <table:table-cell office:value-type="string" calcext:value-type="string">
            <text:p>?b</text:p>
          </table:table-cell>
          <table:table-cell office:value-type="float" office:value="0.726815685943947" calcext:value-type="float">
            <text:p>0.7268156859</text:p>
          </table:table-cell>
          <table:table-cell table:formula="of:=IF([.J751] &lt;&gt; 0; 1; 0)" office:value-type="float" office:value="1" calcext:value-type="float">
            <text:p>1</text:p>
          </table:table-cell>
          <table:table-cell table:formula="of:=IF(AND([.K751]=1; [.J751]&gt;=[.E7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produced&gt; <text:s/>?f <text:s text:c="2"/>=&gt; ?a <text:s/>&lt;actedIn&gt; <text:s/>?b</text:p>
          </table:table-cell>
          <table:table-cell office:value-type="float" office:value="0.013552234" calcext:value-type="float">
            <text:p>0.013552234</text:p>
          </table:table-cell>
          <table:table-cell office:value-type="float" office:value="0.119414362" calcext:value-type="float">
            <text:p>0.119414362</text:p>
          </table:table-cell>
          <table:table-cell table:number-columns-repeated="2" office:value-type="float" office:value="0.106025966" calcext:value-type="float">
            <text:p>0.106025966</text:p>
          </table:table-cell>
          <table:table-cell office:value-type="float" office:value="12846" calcext:value-type="float">
            <text:p>12846</text:p>
          </table:table-cell>
          <table:table-cell table:number-columns-repeated="2" office:value-type="float" office:value="121159" calcext:value-type="float">
            <text:p>121159</text:p>
          </table:table-cell>
          <table:table-cell office:value-type="string" calcext:value-type="string">
            <text:p>?b</text:p>
          </table:table-cell>
          <table:table-cell office:value-type="float" office:value="1.82381428300259" calcext:value-type="float">
            <text:p>1.823814283</text:p>
          </table:table-cell>
          <table:table-cell table:formula="of:=IF([.J752] &lt;&gt; 0; 1; 0)" office:value-type="float" office:value="1" calcext:value-type="float">
            <text:p>1</text:p>
          </table:table-cell>
          <table:table-cell table:formula="of:=IF(AND([.K752]=1; [.J752]&gt;=[.E7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created&gt; <text:s/>?b</text:p>
          </table:table-cell>
          <table:table-cell office:value-type="float" office:value="0.002484471" calcext:value-type="float">
            <text:p>0.002484471</text:p>
          </table:table-cell>
          <table:table-cell office:value-type="float" office:value="0.011765705" calcext:value-type="float">
            <text:p>0.011765705</text:p>
          </table:table-cell>
          <table:table-cell office:value-type="float" office:value="0.05809794" calcext:value-type="float">
            <text:p>0.05809794</text:p>
          </table:table-cell>
          <table:table-cell office:value-type="float" office:value="0.106536983" calcext:value-type="float">
            <text:p>0.106536983</text:p>
          </table:table-cell>
          <table:table-cell office:value-type="float" office:value="2355" calcext:value-type="float">
            <text:p>2355</text:p>
          </table:table-cell>
          <table:table-cell office:value-type="float" office:value="40535" calcext:value-type="float">
            <text:p>4053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?b</text:p>
          </table:table-cell>
          <table:table-cell office:value-type="float" office:value="0.802692967742025" calcext:value-type="float">
            <text:p>0.8026929677</text:p>
          </table:table-cell>
          <table:table-cell table:formula="of:=IF([.J753] &lt;&gt; 0; 1; 0)" office:value-type="float" office:value="1" calcext:value-type="float">
            <text:p>1</text:p>
          </table:table-cell>
          <table:table-cell table:formula="of:=IF(AND([.K753]=1; [.J753]&gt;=[.E7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rected&gt; <text:s/>?b <text:s/>?i <text:s/>&lt;isMarriedTo&gt; <text:s/>?a <text:s/>?i <text:s/>&lt;isMarriedTo&gt; <text:s/>?e <text:s text:c="2"/>=&gt; ?a <text:s/>&lt;produced&gt; <text:s/>?b</text:p>
          </table:table-cell>
          <table:table-cell office:value-type="float" office:value="0.000321768" calcext:value-type="float">
            <text:p>0.000321768</text:p>
          </table:table-cell>
          <table:table-cell office:value-type="float" office:value="0.015116971" calcext:value-type="float">
            <text:p>0.015116971</text:p>
          </table:table-cell>
          <table:table-cell office:value-type="float" office:value="0.050479974" calcext:value-type="float">
            <text:p>0.050479974</text:p>
          </table:table-cell>
          <table:table-cell office:value-type="float" office:value="0.106755338" calcext:value-type="float">
            <text:p>0.106755338</text:p>
          </table:table-cell>
          <table:table-cell office:value-type="float" office:value="305" calcext:value-type="float">
            <text:p>305</text:p>
          </table:table-cell>
          <table:table-cell office:value-type="float" office:value="6042" calcext:value-type="float">
            <text:p>6042</text:p>
          </table:table-cell>
          <table:table-cell office:value-type="float" office:value="2857" calcext:value-type="float">
            <text:p>2857</text:p>
          </table:table-cell>
          <table:table-cell office:value-type="string" calcext:value-type="string">
            <text:p>?b</text:p>
          </table:table-cell>
          <table:table-cell office:value-type="float" office:value="0.306965832939796" calcext:value-type="float">
            <text:p>0.3069658329</text:p>
          </table:table-cell>
          <table:table-cell table:formula="of:=IF([.J754] &lt;&gt; 0; 1; 0)" office:value-type="float" office:value="1" calcext:value-type="float">
            <text:p>1</text:p>
          </table:table-cell>
          <table:table-cell table:formula="of:=IF(AND([.K754]=1; [.J754]&gt;=[.E7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1479078" calcext:value-type="float">
            <text:p>0.001479078</text:p>
          </table:table-cell>
          <table:table-cell office:value-type="float" office:value="0.09607346" calcext:value-type="float">
            <text:p>0.09607346</text:p>
          </table:table-cell>
          <table:table-cell office:value-type="float" office:value="0.005162649" calcext:value-type="float">
            <text:p>0.005162649</text:p>
          </table:table-cell>
          <table:table-cell office:value-type="float" office:value="0.107408259" calcext:value-type="float">
            <text:p>0.107408259</text:p>
          </table:table-cell>
          <table:table-cell office:value-type="float" office:value="1402" calcext:value-type="float">
            <text:p>1402</text:p>
          </table:table-cell>
          <table:table-cell office:value-type="float" office:value="271566" calcext:value-type="float">
            <text:p>271566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?a</text:p>
          </table:table-cell>
          <table:table-cell office:value-type="float" office:value="1.98296161315563" calcext:value-type="float">
            <text:p>1.9829616132</text:p>
          </table:table-cell>
          <table:table-cell table:formula="of:=IF([.J755] &lt;&gt; 0; 1; 0)" office:value-type="float" office:value="1" calcext:value-type="float">
            <text:p>1</text:p>
          </table:table-cell>
          <table:table-cell table:formula="of:=IF(AND([.K755]=1; [.J755]&gt;=[.E7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oldsPoliticalPosition&gt; <text:s/>?b <text:s/>?a <text:s/>&lt;wasBornIn&gt; <text:s/>?f <text:s text:c="2"/>=&gt; ?a <text:s/>&lt;holdsPoliticalPosition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38699053" calcext:value-type="float">
            <text:p>0.038699053</text:p>
          </table:table-cell>
          <table:table-cell office:value-type="float" office:value="0.001464243" calcext:value-type="float">
            <text:p>0.001464243</text:p>
          </table:table-cell>
          <table:table-cell office:value-type="float" office:value="0.107674685" calcext:value-type="float">
            <text:p>0.107674685</text:p>
          </table:table-cell>
          <table:table-cell office:value-type="float" office:value="94" calcext:value-type="float">
            <text:p>94</text:p>
          </table:table-cell>
          <table:table-cell office:value-type="float" office:value="64197" calcext:value-type="float">
            <text:p>6419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?a</text:p>
          </table:table-cell>
          <table:table-cell office:value-type="float" office:value="15.092267460906" calcext:value-type="float">
            <text:p>15.0922674609</text:p>
          </table:table-cell>
          <table:table-cell table:formula="of:=IF([.J756] &lt;&gt; 0; 1; 0)" office:value-type="float" office:value="1" calcext:value-type="float">
            <text:p>1</text:p>
          </table:table-cell>
          <table:table-cell table:formula="of:=IF(AND([.K756]=1; [.J756]&gt;=[.E7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isLeaderOf&gt; <text:s/>?f <text:s text:c="2"/>=&gt; ?a <text:s/>&lt;graduatedFrom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13305263" calcext:value-type="float">
            <text:p>0.013305263</text:p>
          </table:table-cell>
          <table:table-cell office:value-type="float" office:value="0.014054439" calcext:value-type="float">
            <text:p>0.014054439</text:p>
          </table:table-cell>
          <table:table-cell office:value-type="float" office:value="0.107849829" calcext:value-type="float">
            <text:p>0.107849829</text:p>
          </table:table-cell>
          <table:table-cell office:value-type="float" office:value="158" calcext:value-type="float">
            <text:p>158</text:p>
          </table:table-cell>
          <table:table-cell office:value-type="float" office:value="11242" calcext:value-type="float">
            <text:p>11242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?a</text:p>
          </table:table-cell>
          <table:table-cell office:value-type="float" office:value="6.44912389328571" calcext:value-type="float">
            <text:p>6.4491238933</text:p>
          </table:table-cell>
          <table:table-cell table:formula="of:=IF([.J757] &lt;&gt; 0; 1; 0)" office:value-type="float" office:value="1" calcext:value-type="float">
            <text:p>1</text:p>
          </table:table-cell>
          <table:table-cell table:formula="of:=IF(AND([.K757]=1; [.J757]&gt;=[.E7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imports&gt; <text:s/>?b <text:s/>?a <text:s/>&lt;imports&gt; <text:s/>?f <text:s text:c="2"/>=&gt; ?a <text:s/>&lt;imports&gt; <text:s/>?b</text:p>
          </table:table-cell>
          <table:table-cell office:value-type="float" office:value="0.000292229" calcext:value-type="float">
            <text:p>0.000292229</text:p>
          </table:table-cell>
          <table:table-cell office:value-type="float" office:value="0.824404762" calcext:value-type="float">
            <text:p>0.824404762</text:p>
          </table:table-cell>
          <table:table-cell table:number-columns-repeated="2" office:value-type="float" office:value="0.107950117" calcext:value-type="float">
            <text:p>0.10795011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566" calcext:value-type="float">
            <text:p>2566</text:p>
          </table:table-cell>
          <table:table-cell office:value-type="string" calcext:value-type="string">
            <text:p>?a</text:p>
          </table:table-cell>
          <table:table-cell office:value-type="float" office:value="3.53079148419269" calcext:value-type="float">
            <text:p>3.5307914842</text:p>
          </table:table-cell>
          <table:table-cell table:formula="of:=IF([.J758] &lt;&gt; 0; 1; 0)" office:value-type="float" office:value="1" calcext:value-type="float">
            <text:p>1</text:p>
          </table:table-cell>
          <table:table-cell table:formula="of:=IF(AND([.K758]=1; [.J758]&gt;=[.E7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KnownFor&gt; <text:s/>?f <text:s/>?i <text:s/>&lt;isKnownFor&gt; <text:s/>?f <text:s text:c="2"/>=&gt; ?a <text:s/>&lt;worksAt&gt; <text:s/>?b</text:p>
          </table:table-cell>
          <table:table-cell office:value-type="float" office:value="0.000056969" calcext:value-type="float">
            <text:p>0.000056969</text:p>
          </table:table-cell>
          <table:table-cell office:value-type="float" office:value="0.022167488" calcext:value-type="float">
            <text:p>0.022167488</text:p>
          </table:table-cell>
          <table:table-cell office:value-type="float" office:value="0.034090909" calcext:value-type="float">
            <text:p>0.034090909</text:p>
          </table:table-cell>
          <table:table-cell office:value-type="float" office:value="0.108" calcext:value-type="float">
            <text:p>0.108</text:p>
          </table:table-cell>
          <table:table-cell office:value-type="float" office:value="54" calcext:value-type="float">
            <text:p>54</text:p>
          </table:table-cell>
          <table:table-cell office:value-type="float" office:value="1584" calcext:value-type="float">
            <text:p>15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office:value-type="float" office:value="2.95096309674905" calcext:value-type="float">
            <text:p>2.9509630967</text:p>
          </table:table-cell>
          <table:table-cell table:formula="of:=IF([.J759] &lt;&gt; 0; 1; 0)" office:value-type="float" office:value="1" calcext:value-type="float">
            <text:p>1</text:p>
          </table:table-cell>
          <table:table-cell table:formula="of:=IF(AND([.K759]=1; [.J759]&gt;=[.E7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actedIn&gt; <text:s/>?b</text:p>
          </table:table-cell>
          <table:table-cell office:value-type="float" office:value="0.01852856" calcext:value-type="float">
            <text:p>0.01852856</text:p>
          </table:table-cell>
          <table:table-cell office:value-type="float" office:value="0.16326284" calcext:value-type="float">
            <text:p>0.16326284</text:p>
          </table:table-cell>
          <table:table-cell office:value-type="float" office:value="0.094246372" calcext:value-type="float">
            <text:p>0.094246372</text:p>
          </table:table-cell>
          <table:table-cell office:value-type="float" office:value="0.108564364" calcext:value-type="float">
            <text:p>0.108564364</text:p>
          </table:table-cell>
          <table:table-cell office:value-type="float" office:value="17563" calcext:value-type="float">
            <text:p>17563</text:p>
          </table:table-cell>
          <table:table-cell office:value-type="float" office:value="186352" calcext:value-type="float">
            <text:p>186352</text:p>
          </table:table-cell>
          <table:table-cell office:value-type="float" office:value="161775" calcext:value-type="float">
            <text:p>161775</text:p>
          </table:table-cell>
          <table:table-cell office:value-type="string" calcext:value-type="string">
            <text:p>?b</text:p>
          </table:table-cell>
          <table:table-cell office:value-type="float" office:value="4.90240391857832" calcext:value-type="float">
            <text:p>4.9024039186</text:p>
          </table:table-cell>
          <table:table-cell table:formula="of:=IF([.J760] &lt;&gt; 0; 1; 0)" office:value-type="float" office:value="1" calcext:value-type="float">
            <text:p>1</text:p>
          </table:table-cell>
          <table:table-cell table:formula="of:=IF(AND([.K760]=1; [.J760]&gt;=[.E7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isLeaderOf&gt; <text:s/>?f <text:s text:c="2"/>=&gt; ?a <text:s/>&lt;livesIn&gt; <text:s/>?b</text:p>
          </table:table-cell>
          <table:table-cell office:value-type="float" office:value="0.000640371" calcext:value-type="float">
            <text:p>0.000640371</text:p>
          </table:table-cell>
          <table:table-cell office:value-type="float" office:value="0.041595285" calcext:value-type="float">
            <text:p>0.041595285</text:p>
          </table:table-cell>
          <table:table-cell office:value-type="float" office:value="0.009035965" calcext:value-type="float">
            <text:p>0.009035965</text:p>
          </table:table-cell>
          <table:table-cell office:value-type="float" office:value="0.109113788" calcext:value-type="float">
            <text:p>0.109113788</text:p>
          </table:table-cell>
          <table:table-cell office:value-type="float" office:value="607" calcext:value-type="float">
            <text:p>607</text:p>
          </table:table-cell>
          <table:table-cell office:value-type="float" office:value="67176" calcext:value-type="float">
            <text:p>67176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?a</text:p>
          </table:table-cell>
          <table:table-cell office:value-type="float" office:value="0.731096204117787" calcext:value-type="float">
            <text:p>0.7310962041</text:p>
          </table:table-cell>
          <table:table-cell table:formula="of:=IF([.J761] &lt;&gt; 0; 1; 0)" office:value-type="float" office:value="1" calcext:value-type="float">
            <text:p>1</text:p>
          </table:table-cell>
          <table:table-cell table:formula="of:=IF(AND([.K761]=1; [.J761]&gt;=[.E7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wasBornIn&gt; <text:s/>?b <text:s text:c="2"/>=&gt; ?a <text:s/>&lt;isLeaderOf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51732246" calcext:value-type="float">
            <text:p>0.051732246</text:p>
          </table:table-cell>
          <table:table-cell table:number-columns-repeated="2" office:value-type="float" office:value="0.109307718" calcext:value-type="float">
            <text:p>0.1093077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string" calcext:value-type="string">
            <text:p>?a</text:p>
          </table:table-cell>
          <table:table-cell office:value-type="float" office:value="2.15098149294916" calcext:value-type="float">
            <text:p>2.1509814929</text:p>
          </table:table-cell>
          <table:table-cell table:formula="of:=IF([.J762] &lt;&gt; 0; 1; 0)" office:value-type="float" office:value="1" calcext:value-type="float">
            <text:p>1</text:p>
          </table:table-cell>
          <table:table-cell table:formula="of:=IF(AND([.K762]=1; [.J762]&gt;=[.E7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2647992" calcext:value-type="float">
            <text:p>0.002647992</text:p>
          </table:table-cell>
          <table:table-cell office:value-type="float" office:value="0.172000274" calcext:value-type="float">
            <text:p>0.172000274</text:p>
          </table:table-cell>
          <table:table-cell table:number-columns-repeated="2" office:value-type="float" office:value="0.109473133" calcext:value-type="float">
            <text:p>0.109473133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22928" calcext:value-type="float">
            <text:p>22928</text:p>
          </table:table-cell>
          <table:table-cell office:value-type="string" calcext:value-type="string">
            <text:p>?a</text:p>
          </table:table-cell>
          <table:table-cell office:value-type="float" office:value="39.60651377805" calcext:value-type="float">
            <text:p>39.6065137781</text:p>
          </table:table-cell>
          <table:table-cell table:formula="of:=IF([.J763] &lt;&gt; 0; 1; 0)" office:value-type="float" office:value="1" calcext:value-type="float">
            <text:p>1</text:p>
          </table:table-cell>
          <table:table-cell table:formula="of:=IF(AND([.K763]=1; [.J763]&gt;=[.E7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rected&gt; <text:s/>?b <text:s/>?j <text:s/>&lt;isMarriedTo&gt; <text:s/>?a <text:s/>?e <text:s/>&lt;isMarriedTo&gt; <text:s/>?j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5336581" calcext:value-type="float">
            <text:p>0.05336581</text:p>
          </table:table-cell>
          <table:table-cell office:value-type="float" office:value="0.110906581" calcext:value-type="float">
            <text:p>0.110906581</text:p>
          </table:table-cell>
          <table:table-cell office:value-type="float" office:value="241" calcext:value-type="float">
            <text:p>241</text:p>
          </table:table-cell>
          <table:table-cell office:value-type="float" office:value="4516" calcext:value-type="float">
            <text:p>4516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?b</text:p>
          </table:table-cell>
          <table:table-cell office:value-type="float" office:value="0.436102881859076" calcext:value-type="float">
            <text:p>0.4361028819</text:p>
          </table:table-cell>
          <table:table-cell table:formula="of:=IF([.J764] &lt;&gt; 0; 1; 0)" office:value-type="float" office:value="1" calcext:value-type="float">
            <text:p>1</text:p>
          </table:table-cell>
          <table:table-cell table:formula="of:=IF(AND([.K764]=1; [.J764]&gt;=[.E7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066929134" calcext:value-type="float">
            <text:p>0.066929134</text:p>
          </table:table-cell>
          <table:table-cell office:value-type="float" office:value="0.110999498" calcext:value-type="float">
            <text:p>0.110999498</text:p>
          </table:table-cell>
          <table:table-cell office:value-type="float" office:value="221" calcext:value-type="float">
            <text:p>221</text:p>
          </table:table-cell>
          <table:table-cell office:value-type="float" office:value="3302" calcext:value-type="float">
            <text:p>330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65] &lt;&gt; 0; 1; 0)" office:value-type="float" office:value="0" calcext:value-type="float">
            <text:p>0</text:p>
          </table:table-cell>
          <table:table-cell table:formula="of:=IF(AND([.K765]=1; [.J765]&gt;=[.E7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111111111" calcext:value-type="float">
            <text:p>0.111111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office:value-type="float" office:value="3.80117008202077" calcext:value-type="float">
            <text:p>3.801170082</text:p>
          </table:table-cell>
          <table:table-cell table:formula="of:=IF([.J766] &lt;&gt; 0; 1; 0)" office:value-type="float" office:value="1" calcext:value-type="float">
            <text:p>1</text:p>
          </table:table-cell>
          <table:table-cell table:formula="of:=IF(AND([.K766]=1; [.J766]&gt;=[.E7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PoliticianOf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33561644" calcext:value-type="float">
            <text:p>0.033561644</text:p>
          </table:table-cell>
          <table:table-cell office:value-type="float" office:value="0.004683169" calcext:value-type="float">
            <text:p>0.00468316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49" calcext:value-type="float">
            <text:p>49</text:p>
          </table:table-cell>
          <table:table-cell office:value-type="float" office:value="10463" calcext:value-type="float">
            <text:p>1046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?a</text:p>
          </table:table-cell>
          <table:table-cell office:value-type="float" office:value="10.2909082784177" calcext:value-type="float">
            <text:p>10.2909082784</text:p>
          </table:table-cell>
          <table:table-cell table:formula="of:=IF([.J767] &lt;&gt; 0; 1; 0)" office:value-type="float" office:value="1" calcext:value-type="float">
            <text:p>1</text:p>
          </table:table-cell>
          <table:table-cell table:formula="of:=IF(AND([.K767]=1; [.J767]&gt;=[.E7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ex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31558185" calcext:value-type="float">
            <text:p>0.031558185</text:p>
          </table:table-cell>
          <table:table-cell table:number-columns-repeated="2" office:value-type="float" office:value="0.111888112" calcext:value-type="float">
            <text:p>0.1118881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68] &lt;&gt; 0; 1; 0)" office:value-type="float" office:value="0" calcext:value-type="float">
            <text:p>0</text:p>
          </table:table-cell>
          <table:table-cell table:formula="of:=IF(AND([.K768]=1; [.J768]&gt;=[.E7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produced&gt; <text:s/>?b</text:p>
          </table:table-cell>
          <table:table-cell office:value-type="float" office:value="0.000967414" calcext:value-type="float">
            <text:p>0.000967414</text:p>
          </table:table-cell>
          <table:table-cell office:value-type="float" office:value="0.04545004" calcext:value-type="float">
            <text:p>0.04545004</text:p>
          </table:table-cell>
          <table:table-cell office:value-type="float" office:value="0.014839869" calcext:value-type="float">
            <text:p>0.014839869</text:p>
          </table:table-cell>
          <table:table-cell office:value-type="float" office:value="0.112695096" calcext:value-type="float">
            <text:p>0.112695096</text:p>
          </table:table-cell>
          <table:table-cell office:value-type="float" office:value="917" calcext:value-type="float">
            <text:p>917</text:p>
          </table:table-cell>
          <table:table-cell office:value-type="float" office:value="61793" calcext:value-type="float">
            <text:p>61793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?b</text:p>
          </table:table-cell>
          <table:table-cell office:value-type="float" office:value="6.99114372670866" calcext:value-type="float">
            <text:p>6.9911437267</text:p>
          </table:table-cell>
          <table:table-cell table:formula="of:=IF([.J769] &lt;&gt; 0; 1; 0)" office:value-type="float" office:value="1" calcext:value-type="float">
            <text:p>1</text:p>
          </table:table-cell>
          <table:table-cell table:formula="of:=IF(AND([.K769]=1; [.J769]&gt;=[.E7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Capital&gt; <text:s/>?f <text:s/>?i <text:s/>&lt;hasCapital&gt; <text:s/>?f <text:s text:c="2"/>=&gt; ?a <text:s/>&lt;im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116071429" calcext:value-type="float">
            <text:p>0.116071429</text:p>
          </table:table-cell>
          <table:table-cell office:value-type="float" office:value="0.048994975" calcext:value-type="float">
            <text:p>0.048994975</text:p>
          </table:table-cell>
          <table:table-cell office:value-type="float" office:value="0.112716763" calcext:value-type="float">
            <text:p>0.112716763</text:p>
          </table:table-cell>
          <table:table-cell office:value-type="float" office:value="39" calcext:value-type="float">
            <text:p>39</text:p>
          </table:table-cell>
          <table:table-cell office:value-type="float" office:value="796" calcext:value-type="float">
            <text:p>79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?a</text:p>
          </table:table-cell>
          <table:table-cell office:value-type="float" office:value="5.6982600546025" calcext:value-type="float">
            <text:p>5.6982600546</text:p>
          </table:table-cell>
          <table:table-cell table:formula="of:=IF([.J770] &lt;&gt; 0; 1; 0)" office:value-type="float" office:value="1" calcext:value-type="float">
            <text:p>1</text:p>
          </table:table-cell>
          <table:table-cell table:formula="of:=IF(AND([.K770]=1; [.J770]&gt;=[.E7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1] &lt;&gt; 0; 1; 0)" office:value-type="float" office:value="0" calcext:value-type="float">
            <text:p>0</text:p>
          </table:table-cell>
          <table:table-cell table:formula="of:=IF(AND([.K771]=1; [.J771]&gt;=[.E7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ocatedIn&gt; <text:s/>?a <text:s/>?i <text:s/>&lt;isLocatedIn&gt; <text:s/>?e <text:s text:c="2"/>=&gt; ?a <text:s/>&lt;im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402439" calcext:value-type="float">
            <text:p>0.06402439</text:p>
          </table:table-cell>
          <table:table-cell office:value-type="float" office:value="0.113821138" calcext:value-type="float">
            <text:p>0.113821138</text:p>
          </table:table-cell>
          <table:table-cell office:value-type="float" office:value="42" calcext:value-type="float">
            <text:p>42</text:p>
          </table:table-cell>
          <table:table-cell office:value-type="float" office:value="656" calcext:value-type="float">
            <text:p>65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?a</text:p>
          </table:table-cell>
          <table:table-cell office:value-type="float" office:value="126.114041305106" calcext:value-type="float">
            <text:p>126.1140413051</text:p>
          </table:table-cell>
          <table:table-cell table:formula="of:=IF([.J772] &lt;&gt; 0; 1; 0)" office:value-type="float" office:value="1" calcext:value-type="float">
            <text:p>1</text:p>
          </table:table-cell>
          <table:table-cell table:formula="of:=IF(AND([.K772]=1; [.J772]&gt;=[.E7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created&gt; <text:s/>?b</text:p>
          </table:table-cell>
          <table:table-cell office:value-type="float" office:value="0.004549061" calcext:value-type="float">
            <text:p>0.004549061</text:p>
          </table:table-cell>
          <table:table-cell office:value-type="float" office:value="0.021542981" calcext:value-type="float">
            <text:p>0.021542981</text:p>
          </table:table-cell>
          <table:table-cell office:value-type="float" office:value="0.072009485" calcext:value-type="float">
            <text:p>0.072009485</text:p>
          </table:table-cell>
          <table:table-cell office:value-type="float" office:value="0.113932412" calcext:value-type="float">
            <text:p>0.113932412</text:p>
          </table:table-cell>
          <table:table-cell office:value-type="float" office:value="4312" calcext:value-type="float">
            <text:p>4312</text:p>
          </table:table-cell>
          <table:table-cell office:value-type="float" office:value="59881" calcext:value-type="float">
            <text:p>59881</text:p>
          </table:table-cell>
          <table:table-cell office:value-type="float" office:value="37847" calcext:value-type="float">
            <text:p>37847</text:p>
          </table:table-cell>
          <table:table-cell office:value-type="string" calcext:value-type="string">
            <text:p>?b</text:p>
          </table:table-cell>
          <table:table-cell office:value-type="float" office:value="1.77337291674201" calcext:value-type="float">
            <text:p>1.7733729167</text:p>
          </table:table-cell>
          <table:table-cell table:formula="of:=IF([.J773] &lt;&gt; 0; 1; 0)" office:value-type="float" office:value="1" calcext:value-type="float">
            <text:p>1</text:p>
          </table:table-cell>
          <table:table-cell table:formula="of:=IF(AND([.K773]=1; [.J773]&gt;=[.E7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exports&gt; <text:s/>?f <text:s/>?a <text:s/>&lt;imports&gt; <text:s/>?f <text:s text:c="2"/>=&gt; ?a <text:s/>&lt;dealsWith&gt; <text:s/>?b</text:p>
          </table:table-cell>
          <table:table-cell office:value-type="float" office:value="0.000387177" calcext:value-type="float">
            <text:p>0.000387177</text:p>
          </table:table-cell>
          <table:table-cell office:value-type="float" office:value="0.532656023" calcext:value-type="float">
            <text:p>0.532656023</text:p>
          </table:table-cell>
          <table:table-cell office:value-type="float" office:value="0.086475024" calcext:value-type="float">
            <text:p>0.086475024</text:p>
          </table:table-cell>
          <table:table-cell office:value-type="float" office:value="0.114152411" calcext:value-type="float">
            <text:p>0.114152411</text:p>
          </table:table-cell>
          <table:table-cell office:value-type="float" office:value="367" calcext:value-type="float">
            <text:p>367</text:p>
          </table:table-cell>
          <table:table-cell office:value-type="float" office:value="4244" calcext:value-type="float">
            <text:p>4244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?a</text:p>
          </table:table-cell>
          <table:table-cell office:value-type="float" office:value="4.33525945277677" calcext:value-type="float">
            <text:p>4.3352594528</text:p>
          </table:table-cell>
          <table:table-cell table:formula="of:=IF([.J774] &lt;&gt; 0; 1; 0)" office:value-type="float" office:value="1" calcext:value-type="float">
            <text:p>1</text:p>
          </table:table-cell>
          <table:table-cell table:formula="of:=IF(AND([.K774]=1; [.J774]&gt;=[.E7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livesIn&gt; <text:s/>?a <text:s/>?i <text:s/>&lt;livesIn&gt; <text:s/>?e <text:s text:c="2"/>=&gt; ?a <text:s/>&lt;im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54761905" calcext:value-type="float">
            <text:p>0.154761905</text:p>
          </table:table-cell>
          <table:table-cell office:value-type="float" office:value="0.0203125" calcext:value-type="float">
            <text:p>0.0203125</text:p>
          </table:table-cell>
          <table:table-cell office:value-type="float" office:value="0.114285714" calcext:value-type="float">
            <text:p>0.114285714</text:p>
          </table:table-cell>
          <table:table-cell office:value-type="float" office:value="52" calcext:value-type="float">
            <text:p>52</text:p>
          </table:table-cell>
          <table:table-cell office:value-type="float" office:value="2560" calcext:value-type="float">
            <text:p>256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?a</text:p>
          </table:table-cell>
          <table:table-cell office:value-type="float" office:value="23.2521855416339" calcext:value-type="float">
            <text:p>23.2521855416</text:p>
          </table:table-cell>
          <table:table-cell table:formula="of:=IF([.J775] &lt;&gt; 0; 1; 0)" office:value-type="float" office:value="1" calcext:value-type="float">
            <text:p>1</text:p>
          </table:table-cell>
          <table:table-cell table:formula="of:=IF(AND([.K775]=1; [.J775]&gt;=[.E7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174536" calcext:value-type="float">
            <text:p>0.021174536</text:p>
          </table:table-cell>
          <table:table-cell table:number-columns-repeated="2" office:value-type="float" office:value="0.114359734" calcext:value-type="float">
            <text:p>0.11435973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702" calcext:value-type="float">
            <text:p>2702</text:p>
          </table:table-cell>
          <table:table-cell office:value-type="string" calcext:value-type="string">
            <text:p>?a</text:p>
          </table:table-cell>
          <table:table-cell office:value-type="float" office:value="22.7476869648682" calcext:value-type="float">
            <text:p>22.7476869649</text:p>
          </table:table-cell>
          <table:table-cell table:formula="of:=IF([.J776] &lt;&gt; 0; 1; 0)" office:value-type="float" office:value="1" calcext:value-type="float">
            <text:p>1</text:p>
          </table:table-cell>
          <table:table-cell table:formula="of:=IF(AND([.K776]=1; [.J776]&gt;=[.E7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KnownFor&gt; <text:s/>?a <text:s/>?i <text:s/>&lt;isKnownFor&gt; <text:s/>?e <text:s text:c="2"/>=&gt; ?a <text:s/>&lt;im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53571429" calcext:value-type="float">
            <text:p>0.053571429</text:p>
          </table:table-cell>
          <table:table-cell office:value-type="float" office:value="0.054380665" calcext:value-type="float">
            <text:p>0.054380665</text:p>
          </table:table-cell>
          <table:table-cell office:value-type="float" office:value="0.114649682" calcext:value-type="float">
            <text:p>0.114649682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40.0853056296281" calcext:value-type="float">
            <text:p>40.0853056296</text:p>
          </table:table-cell>
          <table:table-cell table:formula="of:=IF([.J777] &lt;&gt; 0; 1; 0)" office:value-type="float" office:value="1" calcext:value-type="float">
            <text:p>1</text:p>
          </table:table-cell>
          <table:table-cell table:formula="of:=IF(AND([.K777]=1; [.J777]&gt;=[.E7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4766386" calcext:value-type="float">
            <text:p>0.004766386</text:p>
          </table:table-cell>
          <table:table-cell office:value-type="float" office:value="0.309600493" calcext:value-type="float">
            <text:p>0.309600493</text:p>
          </table:table-cell>
          <table:table-cell table:number-columns-repeated="2" office:value-type="float" office:value="0.11486246" calcext:value-type="float">
            <text:p>0.11486246</text:p>
          </table:table-cell>
          <table:table-cell office:value-type="float" office:value="4518" calcext:value-type="float">
            <text:p>4518</text:p>
          </table:table-cell>
          <table:table-cell table:number-columns-repeated="2" office:value-type="float" office:value="39334" calcext:value-type="float">
            <text:p>39334</text:p>
          </table:table-cell>
          <table:table-cell office:value-type="string" calcext:value-type="string">
            <text:p>?a</text:p>
          </table:table-cell>
          <table:table-cell office:value-type="float" office:value="4.7861697712156" calcext:value-type="float">
            <text:p>4.7861697712</text:p>
          </table:table-cell>
          <table:table-cell table:formula="of:=IF([.J778] &lt;&gt; 0; 1; 0)" office:value-type="float" office:value="1" calcext:value-type="float">
            <text:p>1</text:p>
          </table:table-cell>
          <table:table-cell table:formula="of:=IF(AND([.K778]=1; [.J778]&gt;=[.E7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115203849" calcext:value-type="float">
            <text:p>0.115203849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62767" calcext:value-type="float">
            <text:p>62767</text:p>
          </table:table-cell>
          <table:table-cell office:value-type="string" calcext:value-type="string">
            <text:p>?a</text:p>
          </table:table-cell>
          <table:table-cell office:value-type="float" office:value="43.1076933923196" calcext:value-type="float">
            <text:p>43.1076933923</text:p>
          </table:table-cell>
          <table:table-cell table:formula="of:=IF([.J779] &lt;&gt; 0; 1; 0)" office:value-type="float" office:value="1" calcext:value-type="float">
            <text:p>1</text:p>
          </table:table-cell>
          <table:table-cell table:formula="of:=IF(AND([.K779]=1; [.J779]&gt;=[.E7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115328337" calcext:value-type="float">
            <text:p>0.115328337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190673" calcext:value-type="float">
            <text:p>190673</text:p>
          </table:table-cell>
          <table:table-cell office:value-type="string" calcext:value-type="string">
            <text:p>?a</text:p>
          </table:table-cell>
          <table:table-cell office:value-type="float" office:value="17.9254549313628" calcext:value-type="float">
            <text:p>17.9254549314</text:p>
          </table:table-cell>
          <table:table-cell table:formula="of:=IF([.J780] &lt;&gt; 0; 1; 0)" office:value-type="float" office:value="1" calcext:value-type="float">
            <text:p>1</text:p>
          </table:table-cell>
          <table:table-cell table:formula="of:=IF(AND([.K780]=1; [.J780]&gt;=[.E7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wasBornIn&gt; <text:s/>?f <text:s text:c="2"/>=&gt; ?a <text:s/>&lt;graduatedFrom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463158" calcext:value-type="float">
            <text:p>0.012463158</text:p>
          </table:table-cell>
          <table:table-cell office:value-type="float" office:value="0.009896356" calcext:value-type="float">
            <text:p>0.009896356</text:p>
          </table:table-cell>
          <table:table-cell office:value-type="float" office:value="0.115987461" calcext:value-type="float">
            <text:p>0.115987461</text:p>
          </table:table-cell>
          <table:table-cell office:value-type="float" office:value="148" calcext:value-type="float">
            <text:p>148</text:p>
          </table:table-cell>
          <table:table-cell office:value-type="float" office:value="14955" calcext:value-type="float">
            <text:p>1495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?a</text:p>
          </table:table-cell>
          <table:table-cell office:value-type="float" office:value="20.1453954730084" calcext:value-type="float">
            <text:p>20.145395473</text:p>
          </table:table-cell>
          <table:table-cell table:formula="of:=IF([.J781] &lt;&gt; 0; 1; 0)" office:value-type="float" office:value="1" calcext:value-type="float">
            <text:p>1</text:p>
          </table:table-cell>
          <table:table-cell table:formula="of:=IF(AND([.K781]=1; [.J781]&gt;=[.E7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wasBornIn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12401051" calcext:value-type="float">
            <text:p>0.012401051</text:p>
          </table:table-cell>
          <table:table-cell office:value-type="float" office:value="0.033797604" calcext:value-type="float">
            <text:p>0.033797604</text:p>
          </table:table-cell>
          <table:table-cell office:value-type="float" office:value="0.116579876" calcext:value-type="float">
            <text:p>0.116579876</text:p>
          </table:table-cell>
          <table:table-cell office:value-type="float" office:value="694" calcext:value-type="float">
            <text:p>694</text:p>
          </table:table-cell>
          <table:table-cell office:value-type="float" office:value="20534" calcext:value-type="float">
            <text:p>20534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?a</text:p>
          </table:table-cell>
          <table:table-cell office:value-type="float" office:value="0.244590685796976" calcext:value-type="float">
            <text:p>0.2445906858</text:p>
          </table:table-cell>
          <table:table-cell table:formula="of:=IF([.J782] &lt;&gt; 0; 1; 0)" office:value-type="float" office:value="1" calcext:value-type="float">
            <text:p>1</text:p>
          </table:table-cell>
          <table:table-cell table:formula="of:=IF(AND([.K782]=1; [.J782]&gt;=[.E7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rected&gt; <text:s/>?b <text:s/>?a <text:s/>&lt;isMarriedTo&gt; <text:s/>?f <text:s/>?f <text:s/>&lt;isMarriedTo&gt; <text:s/>?j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56692543" calcext:value-type="float">
            <text:p>0.056692543</text:p>
          </table:table-cell>
          <table:table-cell office:value-type="float" office:value="0.11704711" calcext:value-type="float">
            <text:p>0.11704711</text:p>
          </table:table-cell>
          <table:table-cell office:value-type="float" office:value="241" calcext:value-type="float">
            <text:p>241</text:p>
          </table:table-cell>
          <table:table-cell office:value-type="float" office:value="4251" calcext:value-type="float">
            <text:p>4251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?b</text:p>
          </table:table-cell>
          <table:table-cell office:value-type="float" office:value="0.470072028620307" calcext:value-type="float">
            <text:p>0.4700720286</text:p>
          </table:table-cell>
          <table:table-cell table:formula="of:=IF([.J783] &lt;&gt; 0; 1; 0)" office:value-type="float" office:value="1" calcext:value-type="float">
            <text:p>1</text:p>
          </table:table-cell>
          <table:table-cell table:formula="of:=IF(AND([.K783]=1; [.J783]&gt;=[.E7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LocatedIn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9223301" calcext:value-type="float">
            <text:p>0.09223301</text:p>
          </table:table-cell>
          <table:table-cell office:value-type="float" office:value="0.117283951" calcext:value-type="float">
            <text:p>0.117283951</text:p>
          </table:table-cell>
          <table:table-cell office:value-type="float" office:value="38" calcext:value-type="float">
            <text:p>38</text:p>
          </table:table-cell>
          <table:table-cell office:value-type="float" office:value="412" calcext:value-type="float">
            <text:p>4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?a</text:p>
          </table:table-cell>
          <table:table-cell office:value-type="float" office:value="177.486041926872" calcext:value-type="float">
            <text:p>177.4860419269</text:p>
          </table:table-cell>
          <table:table-cell table:formula="of:=IF([.J784] &lt;&gt; 0; 1; 0)" office:value-type="float" office:value="1" calcext:value-type="float">
            <text:p>1</text:p>
          </table:table-cell>
          <table:table-cell table:formula="of:=IF(AND([.K784]=1; [.J784]&gt;=[.E7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1300555" calcext:value-type="float">
            <text:p>0.011300555</text:p>
          </table:table-cell>
          <table:table-cell office:value-type="float" office:value="0.056971514" calcext:value-type="float">
            <text:p>0.056971514</text:p>
          </table:table-cell>
          <table:table-cell office:value-type="float" office:value="0.117768595" calcext:value-type="float">
            <text:p>0.117768595</text:p>
          </table:table-cell>
          <table:table-cell office:value-type="float" office:value="228" calcext:value-type="float">
            <text:p>228</text:p>
          </table:table-cell>
          <table:table-cell office:value-type="float" office:value="4002" calcext:value-type="float">
            <text:p>400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85] &lt;&gt; 0; 1; 0)" office:value-type="float" office:value="0" calcext:value-type="float">
            <text:p>0</text:p>
          </table:table-cell>
          <table:table-cell table:formula="of:=IF(AND([.K785]=1; [.J785]&gt;=[.E7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livesIn&gt; <text:s/>?f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119142176" calcext:value-type="float">
            <text:p>0.11914217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office:value-type="float" office:value="19.6464969905856" calcext:value-type="float">
            <text:p>19.6464969906</text:p>
          </table:table-cell>
          <table:table-cell table:formula="of:=IF([.J786] &lt;&gt; 0; 1; 0)" office:value-type="float" office:value="1" calcext:value-type="float">
            <text:p>1</text:p>
          </table:table-cell>
          <table:table-cell table:formula="of:=IF(AND([.K786]=1; [.J786]&gt;=[.E7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90728" calcext:value-type="float">
            <text:p>0.00090728</text:p>
          </table:table-cell>
          <table:table-cell office:value-type="float" office:value="0.058932365" calcext:value-type="float">
            <text:p>0.058932365</text:p>
          </table:table-cell>
          <table:table-cell table:number-columns-repeated="2" office:value-type="float" office:value="0.119394697" calcext:value-type="float">
            <text:p>0.119394697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7203" calcext:value-type="float">
            <text:p>7203</text:p>
          </table:table-cell>
          <table:table-cell office:value-type="string" calcext:value-type="string">
            <text:p>?a</text:p>
          </table:table-cell>
          <table:table-cell office:value-type="float" office:value="3.60367266091036" calcext:value-type="float">
            <text:p>3.6036726609</text:p>
          </table:table-cell>
          <table:table-cell table:formula="of:=IF([.J787] &lt;&gt; 0; 1; 0)" office:value-type="float" office:value="1" calcext:value-type="float">
            <text:p>1</text:p>
          </table:table-cell>
          <table:table-cell table:formula="of:=IF(AND([.K787]=1; [.J787]&gt;=[.E7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5402245" calcext:value-type="float">
            <text:p>0.005402245</text:p>
          </table:table-cell>
          <table:table-cell office:value-type="float" office:value="0.119875454" calcext:value-type="float">
            <text:p>0.119875454</text:p>
          </table:table-cell>
          <table:table-cell office:value-type="float" office:value="231" calcext:value-type="float">
            <text:p>231</text:p>
          </table:table-cell>
          <table:table-cell office:value-type="float" office:value="42760" calcext:value-type="float">
            <text:p>42760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?a</text:p>
          </table:table-cell>
          <table:table-cell office:value-type="float" office:value="75.234276898973" calcext:value-type="float">
            <text:p>75.234276899</text:p>
          </table:table-cell>
          <table:table-cell table:formula="of:=IF([.J788] &lt;&gt; 0; 1; 0)" office:value-type="float" office:value="1" calcext:value-type="float">
            <text:p>1</text:p>
          </table:table-cell>
          <table:table-cell table:formula="of:=IF(AND([.K788]=1; [.J788]&gt;=[.E7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holdsPoliticalPosition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43639358" calcext:value-type="float">
            <text:p>0.043639358</text:p>
          </table:table-cell>
          <table:table-cell office:value-type="float" office:value="0.002286503" calcext:value-type="float">
            <text:p>0.002286503</text:p>
          </table:table-cell>
          <table:table-cell office:value-type="float" office:value="0.120728929" calcext:value-type="float">
            <text:p>0.120728929</text:p>
          </table:table-cell>
          <table:table-cell office:value-type="float" office:value="106" calcext:value-type="float">
            <text:p>106</text:p>
          </table:table-cell>
          <table:table-cell office:value-type="float" office:value="46359" calcext:value-type="float">
            <text:p>46359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?a</text:p>
          </table:table-cell>
          <table:table-cell office:value-type="float" office:value="17.0189399027238" calcext:value-type="float">
            <text:p>17.0189399027</text:p>
          </table:table-cell>
          <table:table-cell table:formula="of:=IF([.J789] &lt;&gt; 0; 1; 0)" office:value-type="float" office:value="1" calcext:value-type="float">
            <text:p>1</text:p>
          </table:table-cell>
          <table:table-cell table:formula="of:=IF(AND([.K789]=1; [.J789]&gt;=[.E7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isKnownFor&gt; <text:s/>?b</text:p>
          </table:table-cell>
          <table:table-cell office:value-type="float" office:value="0.000328098" calcext:value-type="float">
            <text:p>0.000328098</text:p>
          </table:table-cell>
          <table:table-cell office:value-type="float" office:value="0.052909153" calcext:value-type="float">
            <text:p>0.052909153</text:p>
          </table:table-cell>
          <table:table-cell office:value-type="float" office:value="0.000222147" calcext:value-type="float">
            <text:p>0.000222147</text:p>
          </table:table-cell>
          <table:table-cell office:value-type="float" office:value="0.120917574" calcext:value-type="float">
            <text:p>0.120917574</text:p>
          </table:table-cell>
          <table:table-cell office:value-type="float" office:value="311" calcext:value-type="float">
            <text:p>311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?b</text:p>
          </table:table-cell>
          <table:table-cell office:value-type="float" office:value="0.488466063520081" calcext:value-type="float">
            <text:p>0.4884660635</text:p>
          </table:table-cell>
          <table:table-cell table:formula="of:=IF([.J790] &lt;&gt; 0; 1; 0)" office:value-type="float" office:value="1" calcext:value-type="float">
            <text:p>1</text:p>
          </table:table-cell>
          <table:table-cell table:formula="of:=IF(AND([.K790]=1; [.J790]&gt;=[.E7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121212121" calcext:value-type="float">
            <text:p>0.12121212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914" calcext:value-type="float">
            <text:p>1914</text:p>
          </table:table-cell>
          <table:table-cell office:value-type="string" calcext:value-type="string">
            <text:p>?a</text:p>
          </table:table-cell>
          <table:table-cell office:value-type="float" office:value="31.7246091044163" calcext:value-type="float">
            <text:p>31.7246091044</text:p>
          </table:table-cell>
          <table:table-cell table:formula="of:=IF([.J791] &lt;&gt; 0; 1; 0)" office:value-type="float" office:value="1" calcext:value-type="float">
            <text:p>1</text:p>
          </table:table-cell>
          <table:table-cell table:formula="of:=IF(AND([.K791]=1; [.J791]&gt;=[.E7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8641" calcext:value-type="float">
            <text:p>0.04138641</text:p>
          </table:table-cell>
          <table:table-cell office:value-type="float" office:value="0.015471059" calcext:value-type="float">
            <text:p>0.015471059</text:p>
          </table:table-cell>
          <table:table-cell office:value-type="float" office:value="0.121966019" calcext:value-type="float">
            <text:p>0.121966019</text:p>
          </table:table-cell>
          <table:table-cell office:value-type="float" office:value="603" calcext:value-type="float">
            <text:p>603</text:p>
          </table:table-cell>
          <table:table-cell office:value-type="float" office:value="38976" calcext:value-type="float">
            <text:p>38976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?a</text:p>
          </table:table-cell>
          <table:table-cell office:value-type="float" office:value="2.48323403048677" calcext:value-type="float">
            <text:p>2.4832340305</text:p>
          </table:table-cell>
          <table:table-cell table:formula="of:=IF([.J792] &lt;&gt; 0; 1; 0)" office:value-type="float" office:value="1" calcext:value-type="float">
            <text:p>1</text:p>
          </table:table-cell>
          <table:table-cell table:formula="of:=IF(AND([.K792]=1; [.J792]&gt;=[.E7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PoliticianOf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104109589" calcext:value-type="float">
            <text:p>0.104109589</text:p>
          </table:table-cell>
          <table:table-cell office:value-type="float" office:value="0.000918712" calcext:value-type="float">
            <text:p>0.000918712</text:p>
          </table:table-cell>
          <table:table-cell office:value-type="float" office:value="0.121990369" calcext:value-type="float">
            <text:p>0.121990369</text:p>
          </table:table-cell>
          <table:table-cell office:value-type="float" office:value="152" calcext:value-type="float">
            <text:p>152</text:p>
          </table:table-cell>
          <table:table-cell office:value-type="float" office:value="165449" calcext:value-type="float">
            <text:p>165449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?a</text:p>
          </table:table-cell>
          <table:table-cell office:value-type="float" office:value="0.88785495739247" calcext:value-type="float">
            <text:p>0.8878549574</text:p>
          </table:table-cell>
          <table:table-cell table:formula="of:=IF([.J793] &lt;&gt; 0; 1; 0)" office:value-type="float" office:value="1" calcext:value-type="float">
            <text:p>1</text:p>
          </table:table-cell>
          <table:table-cell table:formula="of:=IF(AND([.K793]=1; [.J793]&gt;=[.E7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536983" calcext:value-type="float">
            <text:p>0.000536983</text:p>
          </table:table-cell>
          <table:table-cell office:value-type="float" office:value="0.034879737" calcext:value-type="float">
            <text:p>0.034879737</text:p>
          </table:table-cell>
          <table:table-cell office:value-type="float" office:value="0.005725728" calcext:value-type="float">
            <text:p>0.005725728</text:p>
          </table:table-cell>
          <table:table-cell office:value-type="float" office:value="0.122208884" calcext:value-type="float">
            <text:p>0.122208884</text:p>
          </table:table-cell>
          <table:table-cell office:value-type="float" office:value="509" calcext:value-type="float">
            <text:p>509</text:p>
          </table:table-cell>
          <table:table-cell office:value-type="float" office:value="88897" calcext:value-type="float">
            <text:p>88897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  <table:table-cell office:value-type="float" office:value="6.02636483751027" calcext:value-type="float">
            <text:p>6.0263648375</text:p>
          </table:table-cell>
          <table:table-cell table:formula="of:=IF([.J794] &lt;&gt; 0; 1; 0)" office:value-type="float" office:value="1" calcext:value-type="float">
            <text:p>1</text:p>
          </table:table-cell>
          <table:table-cell table:formula="of:=IF(AND([.K794]=1; [.J794]&gt;=[.E7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i <text:s/>&lt;isCitizenOf&gt; <text:s/>?a <text:s/>?e <text:s/>&lt;isLocatedIn&gt; <text:s/>?b <text:s text:c="2"/>=&gt; ?a <text:s/>&lt;dealsWith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080586081" calcext:value-type="float">
            <text:p>0.080586081</text:p>
          </table:table-cell>
          <table:table-cell office:value-type="float" office:value="0.122222222" calcext:value-type="float">
            <text:p>0.122222222</text:p>
          </table:table-cell>
          <table:table-cell office:value-type="float" office:value="22" calcext:value-type="float">
            <text:p>22</text:p>
          </table:table-cell>
          <table:table-cell office:value-type="float" office:value="273" calcext:value-type="float">
            <text:p>27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a</text:p>
          </table:table-cell>
          <table:table-cell office:value-type="float" office:value="1.43547969580104" calcext:value-type="float">
            <text:p>1.4354796958</text:p>
          </table:table-cell>
          <table:table-cell table:formula="of:=IF([.J795] &lt;&gt; 0; 1; 0)" office:value-type="float" office:value="1" calcext:value-type="float">
            <text:p>1</text:p>
          </table:table-cell>
          <table:table-cell table:formula="of:=IF(AND([.K795]=1; [.J795]&gt;=[.E7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108949416" calcext:value-type="float">
            <text:p>0.108949416</text:p>
          </table:table-cell>
          <table:table-cell office:value-type="float" office:value="0.123348018" calcext:value-type="float">
            <text:p>0.123348018</text:p>
          </table:table-cell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6] &lt;&gt; 0; 1; 0)" office:value-type="float" office:value="0" calcext:value-type="float">
            <text:p>0</text:p>
          </table:table-cell>
          <table:table-cell table:formula="of:=IF(AND([.K796]=1; [.J796]&gt;=[.E7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f <text:s/>&lt;hasAcademicAdvisor&gt; <text:s/>?j <text:s/>?b <text:s/>&lt;influences&gt; <text:s/>?f <text:s text:c="2"/>=&gt; ?a <text:s/>&lt;hasAcademicAdvisor&gt; <text:s/>?b</text:p>
          </table:table-cell>
          <table:table-cell office:value-type="float" office:value="0.000075958" calcext:value-type="float">
            <text:p>0.000075958</text:p>
          </table:table-cell>
          <table:table-cell office:value-type="float" office:value="0.036979969" calcext:value-type="float">
            <text:p>0.036979969</text:p>
          </table:table-cell>
          <table:table-cell table:number-columns-repeated="2" office:value-type="float" office:value="0.123499142" calcext:value-type="float">
            <text:p>0.12349914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office:value-type="float" office:value="0.331331251915889" calcext:value-type="float">
            <text:p>0.3313312519</text:p>
          </table:table-cell>
          <table:table-cell table:formula="of:=IF([.J797] &lt;&gt; 0; 1; 0)" office:value-type="float" office:value="1" calcext:value-type="float">
            <text:p>1</text:p>
          </table:table-cell>
          <table:table-cell table:formula="of:=IF(AND([.K797]=1; [.J797]&gt;=[.E7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12373113" calcext:value-type="float">
            <text:p>0.12373113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65117" calcext:value-type="float">
            <text:p>65117</text:p>
          </table:table-cell>
          <table:table-cell office:value-type="string" calcext:value-type="string">
            <text:p>?a</text:p>
          </table:table-cell>
          <table:table-cell office:value-type="float" office:value="4.74053077254131" calcext:value-type="float">
            <text:p>4.7405307725</text:p>
          </table:table-cell>
          <table:table-cell table:formula="of:=IF([.J798] &lt;&gt; 0; 1; 0)" office:value-type="float" office:value="1" calcext:value-type="float">
            <text:p>1</text:p>
          </table:table-cell>
          <table:table-cell table:formula="of:=IF(AND([.K798]=1; [.J798]&gt;=[.E7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created&gt; <text:s/>?b</text:p>
          </table:table-cell>
          <table:table-cell office:value-type="float" office:value="0.004948897" calcext:value-type="float">
            <text:p>0.004948897</text:p>
          </table:table-cell>
          <table:table-cell office:value-type="float" office:value="0.023436485" calcext:value-type="float">
            <text:p>0.023436485</text:p>
          </table:table-cell>
          <table:table-cell table:number-columns-repeated="2" office:value-type="float" office:value="0.125003331" calcext:value-type="float">
            <text:p>0.125003331</text:p>
          </table:table-cell>
          <table:table-cell office:value-type="float" office:value="4691" calcext:value-type="float">
            <text:p>4691</text:p>
          </table:table-cell>
          <table:table-cell table:number-columns-repeated="2" office:value-type="float" office:value="37527" calcext:value-type="float">
            <text:p>37527</text:p>
          </table:table-cell>
          <table:table-cell office:value-type="string" calcext:value-type="string">
            <text:p>?b</text:p>
          </table:table-cell>
          <table:table-cell office:value-type="float" office:value="0.691892222531144" calcext:value-type="float">
            <text:p>0.6918922225</text:p>
          </table:table-cell>
          <table:table-cell table:formula="of:=IF([.J799] &lt;&gt; 0; 1; 0)" office:value-type="float" office:value="1" calcext:value-type="float">
            <text:p>1</text:p>
          </table:table-cell>
          <table:table-cell table:formula="of:=IF(AND([.K799]=1; [.J799]&gt;=[.E7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CitizenOf&gt; <text:s/>?e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109333333" calcext:value-type="float">
            <text:p>0.109333333</text:p>
          </table:table-cell>
          <table:table-cell office:value-type="float" office:value="0.125382263" calcext:value-type="float">
            <text:p>0.125382263</text:p>
          </table:table-cell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?a</text:p>
          </table:table-cell>
          <table:table-cell office:value-type="float" office:value="0.820920314253648" calcext:value-type="float">
            <text:p>0.8209203143</text:p>
          </table:table-cell>
          <table:table-cell table:formula="of:=IF([.J800] &lt;&gt; 0; 1; 0)" office:value-type="float" office:value="1" calcext:value-type="float">
            <text:p>1</text:p>
          </table:table-cell>
          <table:table-cell table:formula="of:=IF(AND([.K800]=1; [.J800]&gt;=[.E8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26279863" calcext:value-type="float">
            <text:p>0.126279863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7325" calcext:value-type="float">
            <text:p>7325</text:p>
          </table:table-cell>
          <table:table-cell office:value-type="string" calcext:value-type="string">
            <text:p>?a</text:p>
          </table:table-cell>
          <table:table-cell office:value-type="float" office:value="23.154402650961" calcext:value-type="float">
            <text:p>23.154402651</text:p>
          </table:table-cell>
          <table:table-cell table:formula="of:=IF([.J801] &lt;&gt; 0; 1; 0)" office:value-type="float" office:value="1" calcext:value-type="float">
            <text:p>1</text:p>
          </table:table-cell>
          <table:table-cell table:formula="of:=IF(AND([.K801]=1; [.J801]&gt;=[.E8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actedIn&gt; <text:s/>?b</text:p>
          </table:table-cell>
          <table:table-cell office:value-type="float" office:value="0.004280042" calcext:value-type="float">
            <text:p>0.004280042</text:p>
          </table:table-cell>
          <table:table-cell office:value-type="float" office:value="0.037713223" calcext:value-type="float">
            <text:p>0.037713223</text:p>
          </table:table-cell>
          <table:table-cell table:number-columns-repeated="2" office:value-type="float" office:value="0.127318374" calcext:value-type="float">
            <text:p>0.127318374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float" office:value="31865" calcext:value-type="float">
            <text:p>31865</text:p>
          </table:table-cell>
          <table:table-cell office:value-type="string" calcext:value-type="string">
            <text:p>?b</text:p>
          </table:table-cell>
          <table:table-cell office:value-type="float" office:value="1.06726432802495" calcext:value-type="float">
            <text:p>1.067264328</text:p>
          </table:table-cell>
          <table:table-cell table:formula="of:=IF([.J802] &lt;&gt; 0; 1; 0)" office:value-type="float" office:value="1" calcext:value-type="float">
            <text:p>1</text:p>
          </table:table-cell>
          <table:table-cell table:formula="of:=IF(AND([.K802]=1; [.J802]&gt;=[.E8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f <text:s/>?i <text:s/>&lt;isMarriedTo&gt; <text:s/>?f <text:s/>?i <text:s/>&lt;produced&gt; <text:s/>?b <text:s text:c="2"/>=&gt; ?a <text:s/>&lt;direct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13025423" calcext:value-type="float">
            <text:p>0.013025423</text:p>
          </table:table-cell>
          <table:table-cell office:value-type="float" office:value="0.115834219" calcext:value-type="float">
            <text:p>0.115834219</text:p>
          </table:table-cell>
          <table:table-cell office:value-type="float" office:value="0.127373649" calcext:value-type="float">
            <text:p>0.127373649</text:p>
          </table:table-cell>
          <table:table-cell office:value-type="float" office:value="436" calcext:value-type="float">
            <text:p>436</text:p>
          </table:table-cell>
          <table:table-cell office:value-type="float" office:value="3764" calcext:value-type="float">
            <text:p>3764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?b</text:p>
          </table:table-cell>
          <table:table-cell office:value-type="float" office:value="0.286217989707617" calcext:value-type="float">
            <text:p>0.2862179897</text:p>
          </table:table-cell>
          <table:table-cell table:formula="of:=IF([.J803] &lt;&gt; 0; 1; 0)" office:value-type="float" office:value="1" calcext:value-type="float">
            <text:p>1</text:p>
          </table:table-cell>
          <table:table-cell table:formula="of:=IF(AND([.K803]=1; [.J803]&gt;=[.E8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LocatedIn&gt; <text:s/>?a <text:s text:c="2"/>=&gt; ?a <text:s/>&lt;dealsWith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47895501" calcext:value-type="float">
            <text:p>0.047895501</text:p>
          </table:table-cell>
          <table:table-cell office:value-type="float" office:value="0.002683145" calcext:value-type="float">
            <text:p>0.002683145</text:p>
          </table:table-cell>
          <table:table-cell office:value-type="float" office:value="0.127413127" calcext:value-type="float">
            <text:p>0.127413127</text:p>
          </table:table-cell>
          <table:table-cell office:value-type="float" office:value="33" calcext:value-type="float">
            <text:p>33</text:p>
          </table:table-cell>
          <table:table-cell office:value-type="float" office:value="12299" calcext:value-type="float">
            <text:p>1229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  <table:table-cell office:value-type="float" office:value="2101.38657069048" calcext:value-type="float">
            <text:p>2101.3865706905</text:p>
          </table:table-cell>
          <table:table-cell table:formula="of:=IF([.J804] &lt;&gt; 0; 1; 0)" office:value-type="float" office:value="1" calcext:value-type="float">
            <text:p>1</text:p>
          </table:table-cell>
          <table:table-cell table:formula="of:=IF(AND([.K804]=1; [.J804]&gt;=[.E8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092104084" calcext:value-type="float">
            <text:p>0.092104084</text:p>
          </table:table-cell>
          <table:table-cell office:value-type="float" office:value="0.10994615" calcext:value-type="float">
            <text:p>0.10994615</text:p>
          </table:table-cell>
          <table:table-cell office:value-type="float" office:value="0.127533714" calcext:value-type="float">
            <text:p>0.127533714</text:p>
          </table:table-cell>
          <table:table-cell office:value-type="float" office:value="3083" calcext:value-type="float">
            <text:p>3083</text:p>
          </table:table-cell>
          <table:table-cell office:value-type="float" office:value="28041" calcext:value-type="float">
            <text:p>28041</text:p>
          </table:table-cell>
          <table:table-cell office:value-type="float" office:value="24174" calcext:value-type="float">
            <text:p>24174</text:p>
          </table:table-cell>
          <table:table-cell office:value-type="string" calcext:value-type="string">
            <text:p>?b</text:p>
          </table:table-cell>
          <table:table-cell office:value-type="float" office:value="3.91616839945997" calcext:value-type="float">
            <text:p>3.9161683995</text:p>
          </table:table-cell>
          <table:table-cell table:formula="of:=IF([.J805] &lt;&gt; 0; 1; 0)" office:value-type="float" office:value="1" calcext:value-type="float">
            <text:p>1</text:p>
          </table:table-cell>
          <table:table-cell table:formula="of:=IF(AND([.K805]=1; [.J805]&gt;=[.E8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127582957" calcext:value-type="float">
            <text:p>0.1275829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100805" calcext:value-type="float">
            <text:p>100805</text:p>
          </table:table-cell>
          <table:table-cell office:value-type="string" calcext:value-type="string">
            <text:p>?a</text:p>
          </table:table-cell>
          <table:table-cell office:value-type="float" office:value="104.940033251615" calcext:value-type="float">
            <text:p>104.9400332516</text:p>
          </table:table-cell>
          <table:table-cell table:formula="of:=IF([.J806] &lt;&gt; 0; 1; 0)" office:value-type="float" office:value="1" calcext:value-type="float">
            <text:p>1</text:p>
          </table:table-cell>
          <table:table-cell table:formula="of:=IF(AND([.K806]=1; [.J806]&gt;=[.E8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isLeaderOf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010503214" calcext:value-type="float">
            <text:p>0.010503214</text:p>
          </table:table-cell>
          <table:table-cell office:value-type="float" office:value="0.011974978" calcext:value-type="float">
            <text:p>0.011974978</text:p>
          </table:table-cell>
          <table:table-cell office:value-type="float" office:value="0.127862595" calcext:value-type="float">
            <text:p>0.127862595</text:p>
          </table:table-cell>
          <table:table-cell office:value-type="float" office:value="67" calcext:value-type="float">
            <text:p>67</text:p>
          </table:table-cell>
          <table:table-cell office:value-type="float" office:value="5595" calcext:value-type="float">
            <text:p>559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?a</text:p>
          </table:table-cell>
          <table:table-cell office:value-type="float" office:value="28.7036934467549" calcext:value-type="float">
            <text:p>28.7036934468</text:p>
          </table:table-cell>
          <table:table-cell table:formula="of:=IF([.J807] &lt;&gt; 0; 1; 0)" office:value-type="float" office:value="1" calcext:value-type="float">
            <text:p>1</text:p>
          </table:table-cell>
          <table:table-cell table:formula="of:=IF(AND([.K807]=1; [.J807]&gt;=[.E8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610832" calcext:value-type="float">
            <text:p>0.000610832</text:p>
          </table:table-cell>
          <table:table-cell office:value-type="float" office:value="0.039676557" calcext:value-type="float">
            <text:p>0.039676557</text:p>
          </table:table-cell>
          <table:table-cell office:value-type="float" office:value="0.003499568" calcext:value-type="float">
            <text:p>0.003499568</text:p>
          </table:table-cell>
          <table:table-cell office:value-type="float" office:value="0.128239203" calcext:value-type="float">
            <text:p>0.128239203</text:p>
          </table:table-cell>
          <table:table-cell office:value-type="float" office:value="579" calcext:value-type="float">
            <text:p>579</text:p>
          </table:table-cell>
          <table:table-cell office:value-type="float" office:value="165449" calcext:value-type="float">
            <text:p>165449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?a</text:p>
          </table:table-cell>
          <table:table-cell office:value-type="float" office:value="2.73311730962911" calcext:value-type="float">
            <text:p>2.7331173096</text:p>
          </table:table-cell>
          <table:table-cell table:formula="of:=IF([.J808] &lt;&gt; 0; 1; 0)" office:value-type="float" office:value="1" calcext:value-type="float">
            <text:p>1</text:p>
          </table:table-cell>
          <table:table-cell table:formula="of:=IF(AND([.K808]=1; [.J808]&gt;=[.E8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a <text:s/>?e <text:s/>&lt;participatedIn&gt; <text:s/>?b <text:s/>?i <text:s/>&lt;wasBornIn&gt; <text:s/>?e <text:s text:c="2"/>=&gt; ?a <text:s/>&lt;participated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632984" calcext:value-type="float">
            <text:p>0.010632984</text:p>
          </table:table-cell>
          <table:table-cell table:number-columns-repeated="2" office:value-type="float" office:value="0.128448276" calcext:value-type="float">
            <text:p>0.12844827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string" calcext:value-type="string">
            <text:p>?b</text:p>
          </table:table-cell>
          <table:table-cell office:value-type="float" office:value="1.76317563405062" calcext:value-type="float">
            <text:p>1.7631756341</text:p>
          </table:table-cell>
          <table:table-cell table:formula="of:=IF([.J809] &lt;&gt; 0; 1; 0)" office:value-type="float" office:value="1" calcext:value-type="float">
            <text:p>1</text:p>
          </table:table-cell>
          <table:table-cell table:formula="of:=IF(AND([.K809]=1; [.J809]&gt;=[.E8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0322581" calcext:value-type="float">
            <text:p>0.010322581</text:p>
          </table:table-cell>
          <table:table-cell table:number-columns-repeated="2" office:value-type="float" office:value="0.128801431" calcext:value-type="float">
            <text:p>0.12880143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string" calcext:value-type="string">
            <text:p>?b</text:p>
          </table:table-cell>
          <table:table-cell office:value-type="float" office:value="0.528354902229941" calcext:value-type="float">
            <text:p>0.5283549022</text:p>
          </table:table-cell>
          <table:table-cell table:formula="of:=IF([.J810] &lt;&gt; 0; 1; 0)" office:value-type="float" office:value="1" calcext:value-type="float">
            <text:p>1</text:p>
          </table:table-cell>
          <table:table-cell table:formula="of:=IF(AND([.K810]=1; [.J810]&gt;=[.E8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11] &lt;&gt; 0; 1; 0)" office:value-type="float" office:value="0" calcext:value-type="float">
            <text:p>0</text:p>
          </table:table-cell>
          <table:table-cell table:formula="of:=IF(AND([.K811]=1; [.J811]&gt;=[.E8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wasBorn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1581402" calcext:value-type="float">
            <text:p>0.01581402</text:p>
          </table:table-cell>
          <table:table-cell office:value-type="float" office:value="0.047305965" calcext:value-type="float">
            <text:p>0.047305965</text:p>
          </table:table-cell>
          <table:table-cell office:value-type="float" office:value="0.129765396" calcext:value-type="float">
            <text:p>0.129765396</text:p>
          </table:table-cell>
          <table:table-cell office:value-type="float" office:value="885" calcext:value-type="float">
            <text:p>885</text:p>
          </table:table-cell>
          <table:table-cell office:value-type="float" office:value="18708" calcext:value-type="float">
            <text:p>18708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?a</text:p>
          </table:table-cell>
          <table:table-cell office:value-type="float" office:value="14.5059136718067" calcext:value-type="float">
            <text:p>14.5059136718</text:p>
          </table:table-cell>
          <table:table-cell table:formula="of:=IF([.J812] &lt;&gt; 0; 1; 0)" office:value-type="float" office:value="1" calcext:value-type="float">
            <text:p>1</text:p>
          </table:table-cell>
          <table:table-cell table:formula="of:=IF(AND([.K812]=1; [.J812]&gt;=[.E8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/>?g <text:s/>&lt;livesIn&gt; <text:s/>?a <text:s/>?g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6779661" calcext:value-type="float">
            <text:p>0.06779661</text:p>
          </table:table-cell>
          <table:table-cell office:value-type="float" office:value="0.130232558" calcext:value-type="float">
            <text:p>0.130232558</text:p>
          </table:table-cell>
          <table:table-cell office:value-type="float" office:value="28" calcext:value-type="float">
            <text:p>28</text:p>
          </table:table-cell>
          <table:table-cell office:value-type="float" office:value="413" calcext:value-type="float">
            <text:p>4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3] &lt;&gt; 0; 1; 0)" office:value-type="float" office:value="0" calcext:value-type="float">
            <text:p>0</text:p>
          </table:table-cell>
          <table:table-cell table:formula="of:=IF(AND([.K813]=1; [.J813]&gt;=[.E8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isCitizenOf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59162663" calcext:value-type="float">
            <text:p>0.059162663</text:p>
          </table:table-cell>
          <table:table-cell office:value-type="float" office:value="0.013237711" calcext:value-type="float">
            <text:p>0.013237711</text:p>
          </table:table-cell>
          <table:table-cell office:value-type="float" office:value="0.130388746" calcext:value-type="float">
            <text:p>0.130388746</text:p>
          </table:table-cell>
          <table:table-cell office:value-type="float" office:value="862" calcext:value-type="float">
            <text:p>862</text:p>
          </table:table-cell>
          <table:table-cell office:value-type="float" office:value="65117" calcext:value-type="float">
            <text:p>65117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?a</text:p>
          </table:table-cell>
          <table:table-cell office:value-type="float" office:value="5.89561794984337" calcext:value-type="float">
            <text:p>5.8956179498</text:p>
          </table:table-cell>
          <table:table-cell table:formula="of:=IF([.J814] &lt;&gt; 0; 1; 0)" office:value-type="float" office:value="1" calcext:value-type="float">
            <text:p>1</text:p>
          </table:table-cell>
          <table:table-cell table:formula="of:=IF(AND([.K814]=1; [.J814]&gt;=[.E8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LocatedIn&gt; <text:s/>?j <text:s/>?f <text:s/>&lt;isLocatedIn&gt; <text:s/>?j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130873335" calcext:value-type="float">
            <text:p>0.130873335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189160" calcext:value-type="float">
            <text:p>189160</text:p>
          </table:table-cell>
          <table:table-cell office:value-type="string" calcext:value-type="string">
            <text:p>?a</text:p>
          </table:table-cell>
          <table:table-cell office:value-type="float" office:value="8.00962113554718" calcext:value-type="float">
            <text:p>8.0096211355</text:p>
          </table:table-cell>
          <table:table-cell table:formula="of:=IF([.J815] &lt;&gt; 0; 1; 0)" office:value-type="float" office:value="1" calcext:value-type="float">
            <text:p>1</text:p>
          </table:table-cell>
          <table:table-cell table:formula="of:=IF(AND([.K815]=1; [.J815]&gt;=[.E8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a <text:s/>&lt;hasAcademicAdvisor&gt; <text:s/>?f <text:s/>?i <text:s/>&lt;influences&gt; <text:s/>?f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table:number-columns-repeated="2" office:value-type="float" office:value="0.13125" calcext:value-type="float">
            <text:p>0.131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?a</text:p>
          </table:table-cell>
          <table:table-cell office:value-type="float" office:value="7.14444545152422" calcext:value-type="float">
            <text:p>7.1444454515</text:p>
          </table:table-cell>
          <table:table-cell table:formula="of:=IF([.J816] &lt;&gt; 0; 1; 0)" office:value-type="float" office:value="1" calcext:value-type="float">
            <text:p>1</text:p>
          </table:table-cell>
          <table:table-cell table:formula="of:=IF(AND([.K816]=1; [.J816]&gt;=[.E8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3018289" calcext:value-type="float">
            <text:p>0.003018289</text:p>
          </table:table-cell>
          <table:table-cell office:value-type="float" office:value="0.014293708" calcext:value-type="float">
            <text:p>0.014293708</text:p>
          </table:table-cell>
          <table:table-cell office:value-type="float" office:value="0.083004526" calcext:value-type="float">
            <text:p>0.083004526</text:p>
          </table:table-cell>
          <table:table-cell office:value-type="float" office:value="0.131371108" calcext:value-type="float">
            <text:p>0.131371108</text:p>
          </table:table-cell>
          <table:table-cell office:value-type="float" office:value="2861" calcext:value-type="float">
            <text:p>2861</text:p>
          </table:table-cell>
          <table:table-cell office:value-type="float" office:value="34468" calcext:value-type="float">
            <text:p>34468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?b</text:p>
          </table:table-cell>
          <table:table-cell office:value-type="float" office:value="0.584141542588158" calcext:value-type="float">
            <text:p>0.5841415426</text:p>
          </table:table-cell>
          <table:table-cell table:formula="of:=IF([.J817] &lt;&gt; 0; 1; 0)" office:value-type="float" office:value="1" calcext:value-type="float">
            <text:p>1</text:p>
          </table:table-cell>
          <table:table-cell table:formula="of:=IF(AND([.K817]=1; [.J817]&gt;=[.E8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487399" calcext:value-type="float">
            <text:p>0.000487399</text:p>
          </table:table-cell>
          <table:table-cell office:value-type="float" office:value="0.031659015" calcext:value-type="float">
            <text:p>0.031659015</text:p>
          </table:table-cell>
          <table:table-cell office:value-type="float" office:value="0.005981589" calcext:value-type="float">
            <text:p>0.005981589</text:p>
          </table:table-cell>
          <table:table-cell office:value-type="float" office:value="0.131774102" calcext:value-type="float">
            <text:p>0.131774102</text:p>
          </table:table-cell>
          <table:table-cell office:value-type="float" office:value="462" calcext:value-type="float">
            <text:p>462</text:p>
          </table:table-cell>
          <table:table-cell office:value-type="float" office:value="77237" calcext:value-type="float">
            <text:p>77237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?a</text:p>
          </table:table-cell>
          <table:table-cell office:value-type="float" office:value="17.8461345190727" calcext:value-type="float">
            <text:p>17.8461345191</text:p>
          </table:table-cell>
          <table:table-cell table:formula="of:=IF([.J818] &lt;&gt; 0; 1; 0)" office:value-type="float" office:value="1" calcext:value-type="float">
            <text:p>1</text:p>
          </table:table-cell>
          <table:table-cell table:formula="of:=IF(AND([.K818]=1; [.J818]&gt;=[.E8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ealsWith&gt; <text:s/>?a <text:s/>?a <text:s/>&lt;dealsWith&gt; <text:s/>?f <text:s/>?f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118556701" calcext:value-type="float">
            <text:p>0.118556701</text:p>
          </table:table-cell>
          <table:table-cell office:value-type="float" office:value="0.132947977" calcext:value-type="float">
            <text:p>0.132947977</text:p>
          </table:table-cell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19] &lt;&gt; 0; 1; 0)" office:value-type="float" office:value="0" calcext:value-type="float">
            <text:p>0</text:p>
          </table:table-cell>
          <table:table-cell table:formula="of:=IF(AND([.K819]=1; [.J819]&gt;=[.E8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created&gt; <text:s/>?b</text:p>
          </table:table-cell>
          <table:table-cell office:value-type="float" office:value="0.005024855" calcext:value-type="float">
            <text:p>0.005024855</text:p>
          </table:table-cell>
          <table:table-cell office:value-type="float" office:value="0.023796201" calcext:value-type="float">
            <text:p>0.023796201</text:p>
          </table:table-cell>
          <table:table-cell table:number-columns-repeated="2" office:value-type="float" office:value="0.13353332" calcext:value-type="float">
            <text:p>0.13353332</text:p>
          </table:table-cell>
          <table:table-cell office:value-type="float" office:value="4763" calcext:value-type="float">
            <text:p>4763</text:p>
          </table:table-cell>
          <table:table-cell table:number-columns-repeated="2" office:value-type="float" office:value="35669" calcext:value-type="float">
            <text:p>35669</text:p>
          </table:table-cell>
          <table:table-cell office:value-type="string" calcext:value-type="string">
            <text:p>?b</text:p>
          </table:table-cell>
          <table:table-cell office:value-type="float" office:value="0.434905474405344" calcext:value-type="float">
            <text:p>0.4349054744</text:p>
          </table:table-cell>
          <table:table-cell table:formula="of:=IF([.J820] &lt;&gt; 0; 1; 0)" office:value-type="float" office:value="1" calcext:value-type="float">
            <text:p>1</text:p>
          </table:table-cell>
          <table:table-cell table:formula="of:=IF(AND([.K820]=1; [.J820]&gt;=[.E8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21] &lt;&gt; 0; 1; 0)" office:value-type="float" office:value="0" calcext:value-type="float">
            <text:p>0</text:p>
          </table:table-cell>
          <table:table-cell table:formula="of:=IF(AND([.K821]=1; [.J821]&gt;=[.E8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CitizenOf&gt; <text:s/>?b</text:p>
          </table:table-cell>
          <table:table-cell office:value-type="float" office:value="0.000201501" calcext:value-type="float">
            <text:p>0.000201501</text:p>
          </table:table-cell>
          <table:table-cell office:value-type="float" office:value="0.013109128" calcext:value-type="float">
            <text:p>0.013109128</text:p>
          </table:table-cell>
          <table:table-cell office:value-type="float" office:value="0.018254803" calcext:value-type="float">
            <text:p>0.018254803</text:p>
          </table:table-cell>
          <table:table-cell office:value-type="float" office:value="0.134791814" calcext:value-type="float">
            <text:p>0.134791814</text:p>
          </table:table-cell>
          <table:table-cell office:value-type="float" office:value="191" calcext:value-type="float">
            <text:p>191</text:p>
          </table:table-cell>
          <table:table-cell office:value-type="float" office:value="10463" calcext:value-type="float">
            <text:p>10463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?a</text:p>
          </table:table-cell>
          <table:table-cell office:value-type="float" office:value="5.89999315709413" calcext:value-type="float">
            <text:p>5.8999931571</text:p>
          </table:table-cell>
          <table:table-cell table:formula="of:=IF([.J822] &lt;&gt; 0; 1; 0)" office:value-type="float" office:value="1" calcext:value-type="float">
            <text:p>1</text:p>
          </table:table-cell>
          <table:table-cell table:formula="of:=IF(AND([.K822]=1; [.J822]&gt;=[.E8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45501268" calcext:value-type="float">
            <text:p>0.045501268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0.545714662239395" calcext:value-type="float">
            <text:p>0.5457146622</text:p>
          </table:table-cell>
          <table:table-cell table:formula="of:=IF([.J823] &lt;&gt; 0; 1; 0)" office:value-type="float" office:value="1" calcext:value-type="float">
            <text:p>1</text:p>
          </table:table-cell>
          <table:table-cell table:formula="of:=IF(AND([.K823]=1; [.J823]&gt;=[.E8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created&gt; <text:s/>?b</text:p>
          </table:table-cell>
          <table:table-cell office:value-type="float" office:value="0.006813041" calcext:value-type="float">
            <text:p>0.006813041</text:p>
          </table:table-cell>
          <table:table-cell office:value-type="float" office:value="0.032264511" calcext:value-type="float">
            <text:p>0.032264511</text:p>
          </table:table-cell>
          <table:table-cell office:value-type="float" office:value="0.081929362" calcext:value-type="float">
            <text:p>0.081929362</text:p>
          </table:table-cell>
          <table:table-cell office:value-type="float" office:value="0.135017039" calcext:value-type="float">
            <text:p>0.135017039</text:p>
          </table:table-cell>
          <table:table-cell office:value-type="float" office:value="6458" calcext:value-type="float">
            <text:p>6458</text:p>
          </table:table-cell>
          <table:table-cell office:value-type="float" office:value="78824" calcext:value-type="float">
            <text:p>78824</text:p>
          </table:table-cell>
          <table:table-cell office:value-type="float" office:value="47831" calcext:value-type="float">
            <text:p>47831</text:p>
          </table:table-cell>
          <table:table-cell office:value-type="string" calcext:value-type="string">
            <text:p>?b</text:p>
          </table:table-cell>
          <table:table-cell office:value-type="float" office:value="0.335312816100977" calcext:value-type="float">
            <text:p>0.3353128161</text:p>
          </table:table-cell>
          <table:table-cell table:formula="of:=IF([.J824] &lt;&gt; 0; 1; 0)" office:value-type="float" office:value="1" calcext:value-type="float">
            <text:p>1</text:p>
          </table:table-cell>
          <table:table-cell table:formula="of:=IF(AND([.K824]=1; [.J824]&gt;=[.E8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136855012" calcext:value-type="float">
            <text:p>0.136855012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88897" calcext:value-type="float">
            <text:p>88897</text:p>
          </table:table-cell>
          <table:table-cell office:value-type="string" calcext:value-type="string">
            <text:p>?a</text:p>
          </table:table-cell>
          <table:table-cell office:value-type="float" office:value="8.76655791459424" calcext:value-type="float">
            <text:p>8.7665579146</text:p>
          </table:table-cell>
          <table:table-cell table:formula="of:=IF([.J825] &lt;&gt; 0; 1; 0)" office:value-type="float" office:value="1" calcext:value-type="float">
            <text:p>1</text:p>
          </table:table-cell>
          <table:table-cell table:formula="of:=IF(AND([.K825]=1; [.J825]&gt;=[.E8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136880192" calcext:value-type="float">
            <text:p>0.136880192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58869" calcext:value-type="float">
            <text:p>58869</text:p>
          </table:table-cell>
          <table:table-cell office:value-type="string" calcext:value-type="string">
            <text:p>?a</text:p>
          </table:table-cell>
          <table:table-cell office:value-type="float" office:value="119.553273893067" calcext:value-type="float">
            <text:p>119.5532738931</text:p>
          </table:table-cell>
          <table:table-cell table:formula="of:=IF([.J826] &lt;&gt; 0; 1; 0)" office:value-type="float" office:value="1" calcext:value-type="float">
            <text:p>1</text:p>
          </table:table-cell>
          <table:table-cell table:formula="of:=IF(AND([.K826]=1; [.J826]&gt;=[.E8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1512837" calcext:value-type="float">
            <text:p>0.001512837</text:p>
          </table:table-cell>
          <table:table-cell office:value-type="float" office:value="0.071074544" calcext:value-type="float">
            <text:p>0.071074544</text:p>
          </table:table-cell>
          <table:table-cell office:value-type="float" office:value="0.052341497" calcext:value-type="float">
            <text:p>0.052341497</text:p>
          </table:table-cell>
          <table:table-cell office:value-type="float" office:value="0.136962751" calcext:value-type="float">
            <text:p>0.136962751</text:p>
          </table:table-cell>
          <table:table-cell office:value-type="float" office:value="1434" calcext:value-type="float">
            <text:p>1434</text:p>
          </table:table-cell>
          <table:table-cell office:value-type="float" office:value="27397" calcext:value-type="float">
            <text:p>27397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?b</text:p>
          </table:table-cell>
          <table:table-cell office:value-type="float" office:value="1.1879013580035" calcext:value-type="float">
            <text:p>1.187901358</text:p>
          </table:table-cell>
          <table:table-cell table:formula="of:=IF([.J827] &lt;&gt; 0; 1; 0)" office:value-type="float" office:value="1" calcext:value-type="float">
            <text:p>1</text:p>
          </table:table-cell>
          <table:table-cell table:formula="of:=IF(AND([.K827]=1; [.J827]&gt;=[.E8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34931507" calcext:value-type="float">
            <text:p>0.034931507</text:p>
          </table:table-cell>
          <table:table-cell table:number-columns-repeated="2" office:value-type="float" office:value="0.137096774" calcext:value-type="float">
            <text:p>0.1370967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?a</text:p>
          </table:table-cell>
          <table:table-cell office:value-type="float" office:value="1.83229074487343" calcext:value-type="float">
            <text:p>1.8322907449</text:p>
          </table:table-cell>
          <table:table-cell table:formula="of:=IF([.J828] &lt;&gt; 0; 1; 0)" office:value-type="float" office:value="1" calcext:value-type="float">
            <text:p>1</text:p>
          </table:table-cell>
          <table:table-cell table:formula="of:=IF(AND([.K828]=1; [.J828]&gt;=[.E8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exports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7357002" calcext:value-type="float">
            <text:p>0.17357002</text:p>
          </table:table-cell>
          <table:table-cell table:number-columns-repeated="2" office:value-type="float" office:value="0.137931034" calcext:value-type="float">
            <text:p>0.13793103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?b</text:p>
          </table:table-cell>
          <table:table-cell office:value-type="float" office:value="13.6130136133169" calcext:value-type="float">
            <text:p>13.6130136133</text:p>
          </table:table-cell>
          <table:table-cell table:formula="of:=IF([.J829] &lt;&gt; 0; 1; 0)" office:value-type="float" office:value="1" calcext:value-type="float">
            <text:p>1</text:p>
          </table:table-cell>
          <table:table-cell table:formula="of:=IF(AND([.K829]=1; [.J829]&gt;=[.E8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office:value-type="float" office:value="1.82114120449791" calcext:value-type="float">
            <text:p>1.8211412045</text:p>
          </table:table-cell>
          <table:table-cell table:formula="of:=IF([.J830] &lt;&gt; 0; 1; 0)" office:value-type="float" office:value="1" calcext:value-type="float">
            <text:p>1</text:p>
          </table:table-cell>
          <table:table-cell table:formula="of:=IF(AND([.K830]=1; [.J830]&gt;=[.E8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actedIn&gt; <text:s/>?b</text:p>
          </table:table-cell>
          <table:table-cell office:value-type="float" office:value="0.00295921" calcext:value-type="float">
            <text:p>0.00295921</text:p>
          </table:table-cell>
          <table:table-cell office:value-type="float" office:value="0.026074832" calcext:value-type="float">
            <text:p>0.026074832</text:p>
          </table:table-cell>
          <table:table-cell table:number-columns-repeated="2" office:value-type="float" office:value="0.138381845" calcext:value-type="float">
            <text:p>0.138381845</text:p>
          </table:table-cell>
          <table:table-cell office:value-type="float" office:value="2805" calcext:value-type="float">
            <text:p>2805</text:p>
          </table:table-cell>
          <table:table-cell table:number-columns-repeated="2" office:value-type="float" office:value="20270" calcext:value-type="float">
            <text:p>20270</text:p>
          </table:table-cell>
          <table:table-cell office:value-type="string" calcext:value-type="string">
            <text:p>?b</text:p>
          </table:table-cell>
          <table:table-cell office:value-type="float" office:value="0.818349261103797" calcext:value-type="float">
            <text:p>0.8183492611</text:p>
          </table:table-cell>
          <table:table-cell table:formula="of:=IF([.J831] &lt;&gt; 0; 1; 0)" office:value-type="float" office:value="1" calcext:value-type="float">
            <text:p>1</text:p>
          </table:table-cell>
          <table:table-cell table:formula="of:=IF(AND([.K831]=1; [.J831]&gt;=[.E8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09816561" calcext:value-type="float">
            <text:p>0.009816561</text:p>
          </table:table-cell>
          <table:table-cell office:value-type="float" office:value="0.04366802" calcext:value-type="float">
            <text:p>0.04366802</text:p>
          </table:table-cell>
          <table:table-cell table:number-columns-repeated="2" office:value-type="float" office:value="0.138665355" calcext:value-type="float">
            <text:p>0.138665355</text:p>
          </table:table-cell>
          <table:table-cell office:value-type="float" office:value="9305" calcext:value-type="float">
            <text:p>9305</text:p>
          </table:table-cell>
          <table:table-cell table:number-columns-repeated="2" office:value-type="float" office:value="67104" calcext:value-type="float">
            <text:p>67104</text:p>
          </table:table-cell>
          <table:table-cell office:value-type="string" calcext:value-type="string">
            <text:p>?a</text:p>
          </table:table-cell>
          <table:table-cell office:value-type="float" office:value="11.9339670335399" calcext:value-type="float">
            <text:p>11.9339670335</text:p>
          </table:table-cell>
          <table:table-cell table:formula="of:=IF([.J832] &lt;&gt; 0; 1; 0)" office:value-type="float" office:value="1" calcext:value-type="float">
            <text:p>1</text:p>
          </table:table-cell>
          <table:table-cell table:formula="of:=IF(AND([.K832]=1; [.J832]&gt;=[.E8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223214286" calcext:value-type="float">
            <text:p>0.223214286</text:p>
          </table:table-cell>
          <table:table-cell office:value-type="float" office:value="0.092821782" calcext:value-type="float">
            <text:p>0.092821782</text:p>
          </table:table-cell>
          <table:table-cell office:value-type="float" office:value="0.140977444" calcext:value-type="float">
            <text:p>0.1409774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a</text:p>
          </table:table-cell>
          <table:table-cell office:value-type="float" office:value="0.593555732582545" calcext:value-type="float">
            <text:p>0.5935557326</text:p>
          </table:table-cell>
          <table:table-cell table:formula="of:=IF([.J833] &lt;&gt; 0; 1; 0)" office:value-type="float" office:value="1" calcext:value-type="float">
            <text:p>1</text:p>
          </table:table-cell>
          <table:table-cell table:formula="of:=IF(AND([.K833]=1; [.J833]&gt;=[.E8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isLocatedIn&gt; <text:s/>?f <text:s/>?i <text:s/>&lt;isLocatedIn&gt; <text:s/>?f <text:s text:c="2"/>=&gt; ?a <text:s/>&lt;diedIn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011012818" calcext:value-type="float">
            <text:p>0.011012818</text:p>
          </table:table-cell>
          <table:table-cell office:value-type="float" office:value="0.000563859" calcext:value-type="float">
            <text:p>0.000563859</text:p>
          </table:table-cell>
          <table:table-cell office:value-type="float" office:value="0.141040462" calcext:value-type="float">
            <text:p>0.141040462</text:p>
          </table:table-cell>
          <table:table-cell office:value-type="float" office:value="244" calcext:value-type="float">
            <text:p>244</text:p>
          </table:table-cell>
          <table:table-cell office:value-type="float" office:value="432732" calcext:value-type="float">
            <text:p>43273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?a</text:p>
          </table:table-cell>
          <table:table-cell office:value-type="float" office:value="0.171136820111774" calcext:value-type="float">
            <text:p>0.1711368201</text:p>
          </table:table-cell>
          <table:table-cell table:formula="of:=IF([.J834] &lt;&gt; 0; 1; 0)" office:value-type="float" office:value="1" calcext:value-type="float">
            <text:p>1</text:p>
          </table:table-cell>
          <table:table-cell table:formula="of:=IF(AND([.K834]=1; [.J834]&gt;=[.E8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reated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97782258" calcext:value-type="float">
            <text:p>0.097782258</text:p>
          </table:table-cell>
          <table:table-cell office:value-type="float" office:value="0.141399417" calcext:value-type="float">
            <text:p>0.141399417</text:p>
          </table:table-cell>
          <table:table-cell office:value-type="float" office:value="194" calcext:value-type="float">
            <text:p>194</text:p>
          </table:table-cell>
          <table:table-cell office:value-type="float" office:value="1984" calcext:value-type="float">
            <text:p>1984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?b</text:p>
          </table:table-cell>
          <table:table-cell office:value-type="float" office:value="2.40738565942064" calcext:value-type="float">
            <text:p>2.4073856594</text:p>
          </table:table-cell>
          <table:table-cell table:formula="of:=IF([.J835] &lt;&gt; 0; 1; 0)" office:value-type="float" office:value="1" calcext:value-type="float">
            <text:p>1</text:p>
          </table:table-cell>
          <table:table-cell table:formula="of:=IF(AND([.K835]=1; [.J835]&gt;=[.E8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4188259" calcext:value-type="float">
            <text:p>0.004188259</text:p>
          </table:table-cell>
          <table:table-cell office:value-type="float" office:value="0.196768438" calcext:value-type="float">
            <text:p>0.196768438</text:p>
          </table:table-cell>
          <table:table-cell table:number-columns-repeated="2" office:value-type="float" office:value="0.141578403" calcext:value-type="float">
            <text:p>0.141578403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float" office:value="28041" calcext:value-type="float">
            <text:p>28041</text:p>
          </table:table-cell>
          <table:table-cell office:value-type="string" calcext:value-type="string">
            <text:p>?b</text:p>
          </table:table-cell>
          <table:table-cell office:value-type="float" office:value="4.17392167129157" calcext:value-type="float">
            <text:p>4.1739216713</text:p>
          </table:table-cell>
          <table:table-cell table:formula="of:=IF([.J836] &lt;&gt; 0; 1; 0)" office:value-type="float" office:value="1" calcext:value-type="float">
            <text:p>1</text:p>
          </table:table-cell>
          <table:table-cell table:formula="of:=IF(AND([.K836]=1; [.J836]&gt;=[.E8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actedIn&gt; <text:s/>?b</text:p>
          </table:table-cell>
          <table:table-cell office:value-type="float" office:value="0.011015014" calcext:value-type="float">
            <text:p>0.011015014</text:p>
          </table:table-cell>
          <table:table-cell office:value-type="float" office:value="0.097057867" calcext:value-type="float">
            <text:p>0.097057867</text:p>
          </table:table-cell>
          <table:table-cell table:number-columns-repeated="2" office:value-type="float" office:value="0.14298039" calcext:value-type="float">
            <text:p>0.14298039</text:p>
          </table:table-cell>
          <table:table-cell office:value-type="float" office:value="10441" calcext:value-type="float">
            <text:p>10441</text:p>
          </table:table-cell>
          <table:table-cell table:number-columns-repeated="2" office:value-type="float" office:value="73024" calcext:value-type="float">
            <text:p>73024</text:p>
          </table:table-cell>
          <table:table-cell office:value-type="string" calcext:value-type="string">
            <text:p>?b</text:p>
          </table:table-cell>
          <table:table-cell office:value-type="float" office:value="3.65796908266532" calcext:value-type="float">
            <text:p>3.6579690827</text:p>
          </table:table-cell>
          <table:table-cell table:formula="of:=IF([.J837] &lt;&gt; 0; 1; 0)" office:value-type="float" office:value="1" calcext:value-type="float">
            <text:p>1</text:p>
          </table:table-cell>
          <table:table-cell table:formula="of:=IF(AND([.K837]=1; [.J837]&gt;=[.E8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hasWonPrize&gt; <text:s/>?b <text:s text:c="2"/>=&gt; ?a <text:s/>&lt;hasWonPrize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13292945" calcext:value-type="float">
            <text:p>0.013292945</text:p>
          </table:table-cell>
          <table:table-cell office:value-type="float" office:value="0.031286772" calcext:value-type="float">
            <text:p>0.031286772</text:p>
          </table:table-cell>
          <table:table-cell office:value-type="float" office:value="0.143128562" calcext:value-type="float">
            <text:p>0.143128562</text:p>
          </table:table-cell>
          <table:table-cell office:value-type="float" office:value="452" calcext:value-type="float">
            <text:p>452</text:p>
          </table:table-cell>
          <table:table-cell office:value-type="float" office:value="14447" calcext:value-type="float">
            <text:p>14447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?a</text:p>
          </table:table-cell>
          <table:table-cell office:value-type="float" office:value="68.9268879692433" calcext:value-type="float">
            <text:p>68.9268879692</text:p>
          </table:table-cell>
          <table:table-cell table:formula="of:=IF([.J838] &lt;&gt; 0; 1; 0)" office:value-type="float" office:value="1" calcext:value-type="float">
            <text:p>1</text:p>
          </table:table-cell>
          <table:table-cell table:formula="of:=IF(AND([.K838]=1; [.J838]&gt;=[.E8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hasWonPrize&gt; <text:s/>?b <text:s text:c="2"/>=&gt; ?a <text:s/>&lt;hasWonPrize&gt; <text:s/>?b</text:p>
          </table:table-cell>
          <table:table-cell office:value-type="float" office:value="0.000675185" calcext:value-type="float">
            <text:p>0.000675185</text:p>
          </table:table-cell>
          <table:table-cell office:value-type="float" office:value="0.018821869" calcext:value-type="float">
            <text:p>0.018821869</text:p>
          </table:table-cell>
          <table:table-cell office:value-type="float" office:value="0.036345051" calcext:value-type="float">
            <text:p>0.036345051</text:p>
          </table:table-cell>
          <table:table-cell office:value-type="float" office:value="0.14327289" calcext:value-type="float">
            <text:p>0.14327289</text:p>
          </table:table-cell>
          <table:table-cell office:value-type="float" office:value="640" calcext:value-type="float">
            <text:p>640</text:p>
          </table:table-cell>
          <table:table-cell office:value-type="float" office:value="17609" calcext:value-type="float">
            <text:p>17609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?a</text:p>
          </table:table-cell>
          <table:table-cell office:value-type="float" office:value="90.4251538263348" calcext:value-type="float">
            <text:p>90.4251538263</text:p>
          </table:table-cell>
          <table:table-cell table:formula="of:=IF([.J839] &lt;&gt; 0; 1; 0)" office:value-type="float" office:value="1" calcext:value-type="float">
            <text:p>1</text:p>
          </table:table-cell>
          <table:table-cell table:formula="of:=IF(AND([.K839]=1; [.J839]&gt;=[.E8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7796679" calcext:value-type="float">
            <text:p>0.007796679</text:p>
          </table:table-cell>
          <table:table-cell office:value-type="float" office:value="0.143567433" calcext:value-type="float">
            <text:p>0.143567433</text:p>
          </table:table-cell>
          <table:table-cell office:value-type="float" office:value="231" calcext:value-type="float">
            <text:p>231</text:p>
          </table:table-cell>
          <table:table-cell office:value-type="float" office:value="29628" calcext:value-type="float">
            <text:p>2962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?a</text:p>
          </table:table-cell>
          <table:table-cell office:value-type="float" office:value="16.0470275152175" calcext:value-type="float">
            <text:p>16.0470275152</text:p>
          </table:table-cell>
          <table:table-cell table:formula="of:=IF([.J840] &lt;&gt; 0; 1; 0)" office:value-type="float" office:value="1" calcext:value-type="float">
            <text:p>1</text:p>
          </table:table-cell>
          <table:table-cell table:formula="of:=IF(AND([.K840]=1; [.J840]&gt;=[.E8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directed&gt; <text:s/>?b</text:p>
          </table:table-cell>
          <table:table-cell office:value-type="float" office:value="0.000417771" calcext:value-type="float">
            <text:p>0.000417771</text:p>
          </table:table-cell>
          <table:table-cell office:value-type="float" office:value="0.01183043" calcext:value-type="float">
            <text:p>0.01183043</text:p>
          </table:table-cell>
          <table:table-cell office:value-type="float" office:value="0.119927317" calcext:value-type="float">
            <text:p>0.119927317</text:p>
          </table:table-cell>
          <table:table-cell office:value-type="float" office:value="0.143686502" calcext:value-type="float">
            <text:p>0.143686502</text:p>
          </table:table-cell>
          <table:table-cell office:value-type="float" office:value="396" calcext:value-type="float">
            <text:p>396</text:p>
          </table:table-cell>
          <table:table-cell office:value-type="float" office:value="3302" calcext:value-type="float">
            <text:p>3302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41] &lt;&gt; 0; 1; 0)" office:value-type="float" office:value="0" calcext:value-type="float">
            <text:p>0</text:p>
          </table:table-cell>
          <table:table-cell table:formula="of:=IF(AND([.K841]=1; [.J841]&gt;=[.E8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144329897" calcext:value-type="float">
            <text:p>0.14432989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?b</text:p>
          </table:table-cell>
          <table:table-cell office:value-type="float" office:value="1.08552574097499" calcext:value-type="float">
            <text:p>1.085525741</text:p>
          </table:table-cell>
          <table:table-cell table:formula="of:=IF([.J842] &lt;&gt; 0; 1; 0)" office:value-type="float" office:value="1" calcext:value-type="float">
            <text:p>1</text:p>
          </table:table-cell>
          <table:table-cell table:formula="of:=IF(AND([.K842]=1; [.J842]&gt;=[.E8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3] &lt;&gt; 0; 1; 0)" office:value-type="float" office:value="0" calcext:value-type="float">
            <text:p>0</text:p>
          </table:table-cell>
          <table:table-cell table:formula="of:=IF(AND([.K843]=1; [.J843]&gt;=[.E8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isCitizenOf&gt; <text:s/>?b</text:p>
          </table:table-cell>
          <table:table-cell office:value-type="float" office:value="0.001030712" calcext:value-type="float">
            <text:p>0.001030712</text:p>
          </table:table-cell>
          <table:table-cell office:value-type="float" office:value="0.067055594" calcext:value-type="float">
            <text:p>0.067055594</text:p>
          </table:table-cell>
          <table:table-cell office:value-type="float" office:value="0.010990247" calcext:value-type="float">
            <text:p>0.010990247</text:p>
          </table:table-cell>
          <table:table-cell office:value-type="float" office:value="0.144505251" calcext:value-type="float">
            <text:p>0.144505251</text:p>
          </table:table-cell>
          <table:table-cell office:value-type="float" office:value="977" calcext:value-type="float">
            <text:p>977</text:p>
          </table:table-cell>
          <table:table-cell office:value-type="float" office:value="88897" calcext:value-type="float">
            <text:p>88897</text:p>
          </table:table-cell>
          <table:table-cell office:value-type="float" office:value="6761" calcext:value-type="float">
            <text:p>6761</text:p>
          </table:table-cell>
          <table:table-cell office:value-type="string" calcext:value-type="string">
            <text:p>?a</text:p>
          </table:table-cell>
          <table:table-cell office:value-type="float" office:value="10.3706875958564" calcext:value-type="float">
            <text:p>10.3706875959</text:p>
          </table:table-cell>
          <table:table-cell table:formula="of:=IF([.J844] &lt;&gt; 0; 1; 0)" office:value-type="float" office:value="1" calcext:value-type="float">
            <text:p>1</text:p>
          </table:table-cell>
          <table:table-cell table:formula="of:=IF(AND([.K844]=1; [.J844]&gt;=[.E8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45] &lt;&gt; 0; 1; 0)" office:value-type="float" office:value="0" calcext:value-type="float">
            <text:p>0</text:p>
          </table:table-cell>
          <table:table-cell table:formula="of:=IF(AND([.K845]=1; [.J845]&gt;=[.E8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20994" calcext:value-type="float">
            <text:p>0.00020994</text:p>
          </table:table-cell>
          <table:table-cell office:value-type="float" office:value="0.013636675" calcext:value-type="float">
            <text:p>0.013636675</text:p>
          </table:table-cell>
          <table:table-cell table:number-columns-repeated="2" office:value-type="float" office:value="0.144832606" calcext:value-type="float">
            <text:p>0.14483260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374" calcext:value-type="float">
            <text:p>1374</text:p>
          </table:table-cell>
          <table:table-cell office:value-type="string" calcext:value-type="string">
            <text:p>?a</text:p>
          </table:table-cell>
          <table:table-cell office:value-type="float" office:value="24.0985284125827" calcext:value-type="float">
            <text:p>24.0985284126</text:p>
          </table:table-cell>
          <table:table-cell table:formula="of:=IF([.J846] &lt;&gt; 0; 1; 0)" office:value-type="float" office:value="1" calcext:value-type="float">
            <text:p>1</text:p>
          </table:table-cell>
          <table:table-cell table:formula="of:=IF(AND([.K846]=1; [.J846]&gt;=[.E8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isMarriedTo&gt; <text:s/>?b <text:s text:c="2"/>=&gt; ?a <text:s/>&lt;isMarriedTo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6515467" calcext:value-type="float">
            <text:p>0.026515467</text:p>
          </table:table-cell>
          <table:table-cell table:number-columns-repeated="2" office:value-type="float" office:value="0.146206897" calcext:value-type="float">
            <text:p>0.146206897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string" calcext:value-type="string">
            <text:p>?b</text:p>
          </table:table-cell>
          <table:table-cell office:value-type="float" office:value="2.36571854971331" calcext:value-type="float">
            <text:p>2.3657185497</text:p>
          </table:table-cell>
          <table:table-cell table:formula="of:=IF([.J847] &lt;&gt; 0; 1; 0)" office:value-type="float" office:value="1" calcext:value-type="float">
            <text:p>1</text:p>
          </table:table-cell>
          <table:table-cell table:formula="of:=IF(AND([.K847]=1; [.J847]&gt;=[.E8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ealsWith&gt; <text:s/>?a <text:s/>?a <text:s/>&lt;dealsWith&gt; <text:s/>?f <text:s/>?f <text:s/>&lt;exports&gt; <text:s/>?b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112676056" calcext:value-type="float">
            <text:p>0.112676056</text:p>
          </table:table-cell>
          <table:table-cell office:value-type="float" office:value="0.147239264" calcext:value-type="float">
            <text:p>0.147239264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8] &lt;&gt; 0; 1; 0)" office:value-type="float" office:value="0" calcext:value-type="float">
            <text:p>0</text:p>
          </table:table-cell>
          <table:table-cell table:formula="of:=IF(AND([.K848]=1; [.J848]&gt;=[.E8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ocatedIn&gt; <text:s/>?a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112676056" calcext:value-type="float">
            <text:p>0.112676056</text:p>
          </table:table-cell>
          <table:table-cell office:value-type="float" office:value="0.147465438" calcext:value-type="float">
            <text:p>0.147465438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9] &lt;&gt; 0; 1; 0)" office:value-type="float" office:value="0" calcext:value-type="float">
            <text:p>0</text:p>
          </table:table-cell>
          <table:table-cell table:formula="of:=IF(AND([.K849]=1; [.J849]&gt;=[.E8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livesIn&gt; <text:s/>?j <text:s text:c="2"/>=&gt; ?a <text:s/>&lt;livesIn&gt; <text:s/>?b</text:p>
          </table:table-cell>
          <table:table-cell office:value-type="float" office:value="0.001667919" calcext:value-type="float">
            <text:p>0.001667919</text:p>
          </table:table-cell>
          <table:table-cell office:value-type="float" office:value="0.108339615" calcext:value-type="float">
            <text:p>0.108339615</text:p>
          </table:table-cell>
          <table:table-cell table:number-columns-repeated="2" office:value-type="float" office:value="0.148757998" calcext:value-type="float">
            <text:p>0.148757998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0628" calcext:value-type="float">
            <text:p>10628</text:p>
          </table:table-cell>
          <table:table-cell office:value-type="string" calcext:value-type="string">
            <text:p>?a</text:p>
          </table:table-cell>
          <table:table-cell office:value-type="float" office:value="11.9707448647486" calcext:value-type="float">
            <text:p>11.9707448647</text:p>
          </table:table-cell>
          <table:table-cell table:formula="of:=IF([.J850] &lt;&gt; 0; 1; 0)" office:value-type="float" office:value="1" calcext:value-type="float">
            <text:p>1</text:p>
          </table:table-cell>
          <table:table-cell table:formula="of:=IF(AND([.K850]=1; [.J850]&gt;=[.E8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102" calcext:value-type="float">
            <text:p>0.000117102</text:p>
          </table:table-cell>
          <table:table-cell office:value-type="float" office:value="0.330357143" calcext:value-type="float">
            <text:p>0.330357143</text:p>
          </table:table-cell>
          <table:table-cell office:value-type="float" office:value="0.105815062" calcext:value-type="float">
            <text:p>0.105815062</text:p>
          </table:table-cell>
          <table:table-cell office:value-type="float" office:value="0.148793566" calcext:value-type="float">
            <text:p>0.148793566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  <table:table-cell office:value-type="float" office:value="0.878462484222166" calcext:value-type="float">
            <text:p>0.8784624842</text:p>
          </table:table-cell>
          <table:table-cell table:formula="of:=IF([.J851] &lt;&gt; 0; 1; 0)" office:value-type="float" office:value="1" calcext:value-type="float">
            <text:p>1</text:p>
          </table:table-cell>
          <table:table-cell table:formula="of:=IF(AND([.K851]=1; [.J851]&gt;=[.E8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livesIn&gt; <text:s/>?f <text:s/>?i <text:s/>&lt;wasBornIn&gt; <text:s/>?f <text:s text:c="2"/>=&gt; ?a <text:s/>&lt;holdsPoliticalPosition&gt; <text:s/>?b</text:p>
          </table:table-cell>
          <table:table-cell office:value-type="float" office:value="0.000039034" calcext:value-type="float">
            <text:p>0.000039034</text:p>
          </table:table-cell>
          <table:table-cell office:value-type="float" office:value="0.015232606" calcext:value-type="float">
            <text:p>0.015232606</text:p>
          </table:table-cell>
          <table:table-cell office:value-type="float" office:value="0.004149843" calcext:value-type="float">
            <text:p>0.004149843</text:p>
          </table:table-cell>
          <table:table-cell office:value-type="float" office:value="0.149797571" calcext:value-type="float">
            <text:p>0.149797571</text:p>
          </table:table-cell>
          <table:table-cell office:value-type="float" office:value="37" calcext:value-type="float">
            <text:p>37</text:p>
          </table:table-cell>
          <table:table-cell office:value-type="float" office:value="8916" calcext:value-type="float">
            <text:p>89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  <table:table-cell office:value-type="float" office:value="12.0819765248466" calcext:value-type="float">
            <text:p>12.0819765248</text:p>
          </table:table-cell>
          <table:table-cell table:formula="of:=IF([.J852] &lt;&gt; 0; 1; 0)" office:value-type="float" office:value="1" calcext:value-type="float">
            <text:p>1</text:p>
          </table:table-cell>
          <table:table-cell table:formula="of:=IF(AND([.K852]=1; [.J852]&gt;=[.E8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21111144" calcext:value-type="float">
            <text:p>0.021111144</text:p>
          </table:table-cell>
          <table:table-cell office:value-type="float" office:value="0.093910881" calcext:value-type="float">
            <text:p>0.093910881</text:p>
          </table:table-cell>
          <table:table-cell table:number-columns-repeated="2" office:value-type="float" office:value="0.150303822" calcext:value-type="float">
            <text:p>0.150303822</text:p>
          </table:table-cell>
          <table:table-cell office:value-type="float" office:value="20011" calcext:value-type="float">
            <text:p>20011</text:p>
          </table:table-cell>
          <table:table-cell table:number-columns-repeated="2" office:value-type="float" office:value="133137" calcext:value-type="float">
            <text:p>133137</text:p>
          </table:table-cell>
          <table:table-cell office:value-type="string" calcext:value-type="string">
            <text:p>?a</text:p>
          </table:table-cell>
          <table:table-cell office:value-type="float" office:value="362.709737810766" calcext:value-type="float">
            <text:p>362.7097378108</text:p>
          </table:table-cell>
          <table:table-cell table:formula="of:=IF([.J853] &lt;&gt; 0; 1; 0)" office:value-type="float" office:value="1" calcext:value-type="float">
            <text:p>1</text:p>
          </table:table-cell>
          <table:table-cell table:formula="of:=IF(AND([.K853]=1; [.J853]&gt;=[.E8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produced&gt; <text:s/>?b</text:p>
          </table:table-cell>
          <table:table-cell office:value-type="float" office:value="0.001317666" calcext:value-type="float">
            <text:p>0.001317666</text:p>
          </table:table-cell>
          <table:table-cell office:value-type="float" office:value="0.061905234" calcext:value-type="float">
            <text:p>0.061905234</text:p>
          </table:table-cell>
          <table:table-cell office:value-type="float" office:value="0.083645861" calcext:value-type="float">
            <text:p>0.083645861</text:p>
          </table:table-cell>
          <table:table-cell office:value-type="float" office:value="0.151137464" calcext:value-type="float">
            <text:p>0.151137464</text:p>
          </table:table-cell>
          <table:table-cell office:value-type="float" office:value="1249" calcext:value-type="float">
            <text:p>1249</text:p>
          </table:table-cell>
          <table:table-cell office:value-type="float" office:value="14932" calcext:value-type="float">
            <text:p>14932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?b</text:p>
          </table:table-cell>
          <table:table-cell office:value-type="float" office:value="3.83779054894753" calcext:value-type="float">
            <text:p>3.8377905489</text:p>
          </table:table-cell>
          <table:table-cell table:formula="of:=IF([.J854] &lt;&gt; 0; 1; 0)" office:value-type="float" office:value="1" calcext:value-type="float">
            <text:p>1</text:p>
          </table:table-cell>
          <table:table-cell table:formula="of:=IF(AND([.K854]=1; [.J854]&gt;=[.E8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LeaderOf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10158332" calcext:value-type="float">
            <text:p>0.10158332</text:p>
          </table:table-cell>
          <table:table-cell office:value-type="float" office:value="0.016625616" calcext:value-type="float">
            <text:p>0.016625616</text:p>
          </table:table-cell>
          <table:table-cell office:value-type="float" office:value="0.151543499" calcext:value-type="float">
            <text:p>0.151543499</text:p>
          </table:table-cell>
          <table:table-cell office:value-type="float" office:value="648" calcext:value-type="float">
            <text:p>648</text:p>
          </table:table-cell>
          <table:table-cell office:value-type="float" office:value="38976" calcext:value-type="float">
            <text:p>38976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office:value-type="float" office:value="6.67671210728372" calcext:value-type="float">
            <text:p>6.6767121073</text:p>
          </table:table-cell>
          <table:table-cell table:formula="of:=IF([.J855] &lt;&gt; 0; 1; 0)" office:value-type="float" office:value="1" calcext:value-type="float">
            <text:p>1</text:p>
          </table:table-cell>
          <table:table-cell table:formula="of:=IF(AND([.K855]=1; [.J855]&gt;=[.E8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367132" calcext:value-type="float">
            <text:p>0.000367132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4" calcext:value-type="float">
            <text:p>0.010302564</text:p>
          </table:table-cell>
          <table:table-cell office:value-type="float" office:value="0.153303965" calcext:value-type="float">
            <text:p>0.153303965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?a</text:p>
          </table:table-cell>
          <table:table-cell office:value-type="float" office:value="0.821033226855138" calcext:value-type="float">
            <text:p>0.8210332269</text:p>
          </table:table-cell>
          <table:table-cell table:formula="of:=IF([.J856] &lt;&gt; 0; 1; 0)" office:value-type="float" office:value="1" calcext:value-type="float">
            <text:p>1</text:p>
          </table:table-cell>
          <table:table-cell table:formula="of:=IF(AND([.K856]=1; [.J856]&gt;=[.E8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isPoliticianOf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23972603" calcext:value-type="float">
            <text:p>0.023972603</text:p>
          </table:table-cell>
          <table:table-cell office:value-type="float" office:value="0.002411465" calcext:value-type="float">
            <text:p>0.002411465</text:p>
          </table:table-cell>
          <table:table-cell office:value-type="float" office:value="0.153508772" calcext:value-type="float">
            <text:p>0.153508772</text:p>
          </table:table-cell>
          <table:table-cell office:value-type="float" office:value="35" calcext:value-type="float">
            <text:p>35</text:p>
          </table:table-cell>
          <table:table-cell office:value-type="float" office:value="14514" calcext:value-type="float">
            <text:p>145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  <table:table-cell office:value-type="float" office:value="2.64881333850701" calcext:value-type="float">
            <text:p>2.6488133385</text:p>
          </table:table-cell>
          <table:table-cell table:formula="of:=IF([.J857] &lt;&gt; 0; 1; 0)" office:value-type="float" office:value="1" calcext:value-type="float">
            <text:p>1</text:p>
          </table:table-cell>
          <table:table-cell table:formula="of:=IF(AND([.K857]=1; [.J857]&gt;=[.E8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livesIn&gt; <text:s/>?f <text:s text:c="2"/>=&gt; ?a <text:s/>&lt;isCitizenOf&gt; <text:s/>?b</text:p>
          </table:table-cell>
          <table:table-cell office:value-type="float" office:value="0.013925696" calcext:value-type="float">
            <text:p>0.013925696</text:p>
          </table:table-cell>
          <table:table-cell office:value-type="float" office:value="0.905971174" calcext:value-type="float">
            <text:p>0.905971174</text:p>
          </table:table-cell>
          <table:table-cell table:number-columns-repeated="2" office:value-type="float" office:value="0.153631285" calcext:value-type="float">
            <text:p>0.153631285</text:p>
          </table:table-cell>
          <table:table-cell office:value-type="float" office:value="13200" calcext:value-type="float">
            <text:p>13200</text:p>
          </table:table-cell>
          <table:table-cell table:number-columns-repeated="2" office:value-type="float" office:value="85920" calcext:value-type="float">
            <text:p>85920</text:p>
          </table:table-cell>
          <table:table-cell office:value-type="string" calcext:value-type="string">
            <text:p>?a</text:p>
          </table:table-cell>
          <table:table-cell office:value-type="float" office:value="355.128416350889" calcext:value-type="float">
            <text:p>355.1284163509</text:p>
          </table:table-cell>
          <table:table-cell table:formula="of:=IF([.J858] &lt;&gt; 0; 1; 0)" office:value-type="float" office:value="1" calcext:value-type="float">
            <text:p>1</text:p>
          </table:table-cell>
          <table:table-cell table:formula="of:=IF(AND([.K858]=1; [.J858]&gt;=[.E8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livesIn&gt; <text:s/>?f <text:s/>?a <text:s/>&lt;wasBornIn&gt; <text:s/>?f <text:s text:c="2"/>=&gt; ?a <text:s/>&lt;holdsPoliticalPosition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19761219" calcext:value-type="float">
            <text:p>0.019761219</text:p>
          </table:table-cell>
          <table:table-cell office:value-type="float" office:value="0.002024462" calcext:value-type="float">
            <text:p>0.002024462</text:p>
          </table:table-cell>
          <table:table-cell office:value-type="float" office:value="0.154340836" calcext:value-type="float">
            <text:p>0.154340836</text:p>
          </table:table-cell>
          <table:table-cell office:value-type="float" office:value="48" calcext:value-type="float">
            <text:p>48</text:p>
          </table:table-cell>
          <table:table-cell office:value-type="float" office:value="23710" calcext:value-type="float">
            <text:p>237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?a</text:p>
          </table:table-cell>
          <table:table-cell office:value-type="float" office:value="20.9267565206107" calcext:value-type="float">
            <text:p>20.9267565206</text:p>
          </table:table-cell>
          <table:table-cell table:formula="of:=IF([.J859] &lt;&gt; 0; 1; 0)" office:value-type="float" office:value="1" calcext:value-type="float">
            <text:p>1</text:p>
          </table:table-cell>
          <table:table-cell table:formula="of:=IF(AND([.K859]=1; [.J859]&gt;=[.E8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5688436" calcext:value-type="float">
            <text:p>0.005688436</text:p>
          </table:table-cell>
          <table:table-cell office:value-type="float" office:value="0.161085054" calcext:value-type="float">
            <text:p>0.161085054</text:p>
          </table:table-cell>
          <table:table-cell table:number-columns-repeated="2" office:value-type="float" office:value="0.15459602" calcext:value-type="float">
            <text:p>0.15459602</text:p>
          </table:table-cell>
          <table:table-cell office:value-type="float" office:value="5392" calcext:value-type="float">
            <text:p>5392</text:p>
          </table:table-cell>
          <table:table-cell table:number-columns-repeated="2" office:value-type="float" office:value="34878" calcext:value-type="float">
            <text:p>34878</text:p>
          </table:table-cell>
          <table:table-cell office:value-type="string" calcext:value-type="string">
            <text:p>?b</text:p>
          </table:table-cell>
          <table:table-cell office:value-type="float" office:value="3.91121113910126" calcext:value-type="float">
            <text:p>3.9112111391</text:p>
          </table:table-cell>
          <table:table-cell table:formula="of:=IF([.J860] &lt;&gt; 0; 1; 0)" office:value-type="float" office:value="1" calcext:value-type="float">
            <text:p>1</text:p>
          </table:table-cell>
          <table:table-cell table:formula="of:=IF(AND([.K860]=1; [.J860]&gt;=[.E8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0415953" calcext:value-type="float">
            <text:p>0.010415953</text:p>
          </table:table-cell>
          <table:table-cell table:number-columns-repeated="2" office:value-type="float" office:value="0.155897436" calcext:value-type="float">
            <text:p>0.15589743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string" calcext:value-type="string">
            <text:p>?a</text:p>
          </table:table-cell>
          <table:table-cell office:value-type="float" office:value="11.6766659741857" calcext:value-type="float">
            <text:p>11.6766659742</text:p>
          </table:table-cell>
          <table:table-cell table:formula="of:=IF([.J861] &lt;&gt; 0; 1; 0)" office:value-type="float" office:value="1" calcext:value-type="float">
            <text:p>1</text:p>
          </table:table-cell>
          <table:table-cell table:formula="of:=IF(AND([.K861]=1; [.J861]&gt;=[.E8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005085823" calcext:value-type="float">
            <text:p>0.005085823</text:p>
          </table:table-cell>
          <table:table-cell office:value-type="float" office:value="0.156862745" calcext:value-type="float">
            <text:p>0.156862745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office:value-type="float" office:value="472.049415387917" calcext:value-type="float">
            <text:p>472.0494153879</text:p>
          </table:table-cell>
          <table:table-cell table:formula="of:=IF([.J862] &lt;&gt; 0; 1; 0)" office:value-type="float" office:value="1" calcext:value-type="float">
            <text:p>1</text:p>
          </table:table-cell>
          <table:table-cell table:formula="of:=IF(AND([.K862]=1; [.J862]&gt;=[.E8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3] &lt;&gt; 0; 1; 0)" office:value-type="float" office:value="0" calcext:value-type="float">
            <text:p>0</text:p>
          </table:table-cell>
          <table:table-cell table:formula="of:=IF(AND([.K863]=1; [.J863]&gt;=[.E8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3405466" calcext:value-type="float">
            <text:p>0.003405466</text:p>
          </table:table-cell>
          <table:table-cell office:value-type="float" office:value="0.096435933" calcext:value-type="float">
            <text:p>0.096435933</text:p>
          </table:table-cell>
          <table:table-cell office:value-type="float" office:value="0.086018067" calcext:value-type="float">
            <text:p>0.086018067</text:p>
          </table:table-cell>
          <table:table-cell office:value-type="float" office:value="0.156935194" calcext:value-type="float">
            <text:p>0.156935194</text:p>
          </table:table-cell>
          <table:table-cell office:value-type="float" office:value="3228" calcext:value-type="float">
            <text:p>3228</text:p>
          </table:table-cell>
          <table:table-cell office:value-type="float" office:value="37527" calcext:value-type="float">
            <text:p>37527</text:p>
          </table:table-cell>
          <table:table-cell office:value-type="float" office:value="20569" calcext:value-type="float">
            <text:p>20569</text:p>
          </table:table-cell>
          <table:table-cell office:value-type="string" calcext:value-type="string">
            <text:p>?b</text:p>
          </table:table-cell>
          <table:table-cell office:value-type="float" office:value="4.08956571853088" calcext:value-type="float">
            <text:p>4.0895657185</text:p>
          </table:table-cell>
          <table:table-cell table:formula="of:=IF([.J864] &lt;&gt; 0; 1; 0)" office:value-type="float" office:value="1" calcext:value-type="float">
            <text:p>1</text:p>
          </table:table-cell>
          <table:table-cell table:formula="of:=IF(AND([.K864]=1; [.J864]&gt;=[.E8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a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124548736" calcext:value-type="float">
            <text:p>0.124548736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69" calcext:value-type="float">
            <text:p>69</text:p>
          </table:table-cell>
          <table:table-cell office:value-type="float" office:value="554" calcext:value-type="float">
            <text:p>55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5] &lt;&gt; 0; 1; 0)" office:value-type="float" office:value="0" calcext:value-type="float">
            <text:p>0</text:p>
          </table:table-cell>
          <table:table-cell table:formula="of:=IF(AND([.K865]=1; [.J865]&gt;=[.E8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LeaderOf&gt; <text:s/>?j <text:s/>?f <text:s/>&lt;isLocatedIn&gt; <text:s/>?j <text:s text:c="2"/>=&gt; ?a <text:s/>&lt;isLeaderOf&gt; <text:s/>?b</text:p>
          </table:table-cell>
          <table:table-cell office:value-type="float" office:value="0.000171961" calcext:value-type="float">
            <text:p>0.000171961</text:p>
          </table:table-cell>
          <table:table-cell office:value-type="float" office:value="0.025552594" calcext:value-type="float">
            <text:p>0.025552594</text:p>
          </table:table-cell>
          <table:table-cell table:number-columns-repeated="2" office:value-type="float" office:value="0.159179688" calcext:value-type="float">
            <text:p>0.15917968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string" calcext:value-type="string">
            <text:p>?a</text:p>
          </table:table-cell>
          <table:table-cell office:value-type="float" office:value="4.8051541566819" calcext:value-type="float">
            <text:p>4.8051541567</text:p>
          </table:table-cell>
          <table:table-cell table:formula="of:=IF([.J866] &lt;&gt; 0; 1; 0)" office:value-type="float" office:value="1" calcext:value-type="float">
            <text:p>1</text:p>
          </table:table-cell>
          <table:table-cell table:formula="of:=IF(AND([.K866]=1; [.J866]&gt;=[.E8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1798018" calcext:value-type="float">
            <text:p>0.011798018</text:p>
          </table:table-cell>
          <table:table-cell office:value-type="float" office:value="0.042662116" calcext:value-type="float">
            <text:p>0.042662116</text:p>
          </table:table-cell>
          <table:table-cell office:value-type="float" office:value="0.159235669" calcext:value-type="float">
            <text:p>0.159235669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5.19587441708775" calcext:value-type="float">
            <text:p>5.1958744171</text:p>
          </table:table-cell>
          <table:table-cell table:formula="of:=IF([.J867] &lt;&gt; 0; 1; 0)" office:value-type="float" office:value="1" calcext:value-type="float">
            <text:p>1</text:p>
          </table:table-cell>
          <table:table-cell table:formula="of:=IF(AND([.K867]=1; [.J867]&gt;=[.E8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76435141" calcext:value-type="float">
            <text:p>0.076435141</text:p>
          </table:table-cell>
          <table:table-cell office:value-type="float" office:value="0.159708416" calcext:value-type="float">
            <text:p>0.159708416</text:p>
          </table:table-cell>
          <table:table-cell office:value-type="float" office:value="241" calcext:value-type="float">
            <text:p>241</text:p>
          </table:table-cell>
          <table:table-cell office:value-type="float" office:value="3153" calcext:value-type="float">
            <text:p>3153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8] &lt;&gt; 0; 1; 0)" office:value-type="float" office:value="0" calcext:value-type="float">
            <text:p>0</text:p>
          </table:table-cell>
          <table:table-cell table:formula="of:=IF(AND([.K868]=1; [.J868]&gt;=[.E8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024523161" calcext:value-type="float">
            <text:p>0.024523161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?a</text:p>
          </table:table-cell>
          <table:table-cell office:value-type="float" office:value="40.3176153603433" calcext:value-type="float">
            <text:p>40.3176153603</text:p>
          </table:table-cell>
          <table:table-cell table:formula="of:=IF([.J869] &lt;&gt; 0; 1; 0)" office:value-type="float" office:value="1" calcext:value-type="float">
            <text:p>1</text:p>
          </table:table-cell>
          <table:table-cell table:formula="of:=IF(AND([.K869]=1; [.J869]&gt;=[.E8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21609833" calcext:value-type="float">
            <text:p>0.021609833</text:p>
          </table:table-cell>
          <table:table-cell office:value-type="float" office:value="0.077815456" calcext:value-type="float">
            <text:p>0.077815456</text:p>
          </table:table-cell>
          <table:table-cell office:value-type="float" office:value="0.161123429" calcext:value-type="float">
            <text:p>0.161123429</text:p>
          </table:table-cell>
          <table:table-cell office:value-type="float" office:value="436" calcext:value-type="float">
            <text:p>436</text:p>
          </table:table-cell>
          <table:table-cell office:value-type="float" office:value="5603" calcext:value-type="float">
            <text:p>560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?b</text:p>
          </table:table-cell>
          <table:table-cell office:value-type="float" office:value="0.462344976036681" calcext:value-type="float">
            <text:p>0.462344976</text:p>
          </table:table-cell>
          <table:table-cell table:formula="of:=IF([.J870] &lt;&gt; 0; 1; 0)" office:value-type="float" office:value="1" calcext:value-type="float">
            <text:p>1</text:p>
          </table:table-cell>
          <table:table-cell table:formula="of:=IF(AND([.K870]=1; [.J870]&gt;=[.E8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hasAcademicAdvisor&gt; <text:s/>?f <text:s/>?i <text:s/>&lt;hasAcademicAdvisor&gt; <text:s/>?f <text:s text:c="2"/>=&gt; ?a <text:s/>&lt;worksAt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03407225" calcext:value-type="float">
            <text:p>0.03407225</text:p>
          </table:table-cell>
          <table:table-cell office:value-type="float" office:value="0.054677207" calcext:value-type="float">
            <text:p>0.054677207</text:p>
          </table:table-cell>
          <table:table-cell office:value-type="float" office:value="0.161165049" calcext:value-type="float">
            <text:p>0.161165049</text:p>
          </table:table-cell>
          <table:table-cell office:value-type="float" office:value="83" calcext:value-type="float">
            <text:p>83</text:p>
          </table:table-cell>
          <table:table-cell office:value-type="float" office:value="1518" calcext:value-type="float">
            <text:p>15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?a</text:p>
          </table:table-cell>
          <table:table-cell office:value-type="float" office:value="1.70605745955209" calcext:value-type="float">
            <text:p>1.7060574596</text:p>
          </table:table-cell>
          <table:table-cell table:formula="of:=IF([.J871] &lt;&gt; 0; 1; 0)" office:value-type="float" office:value="1" calcext:value-type="float">
            <text:p>1</text:p>
          </table:table-cell>
          <table:table-cell table:formula="of:=IF(AND([.K871]=1; [.J871]&gt;=[.E8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129535559" calcext:value-type="float">
            <text:p>0.129535559</text:p>
          </table:table-cell>
          <table:table-cell office:value-type="float" office:value="0.161246612" calcext:value-type="float">
            <text:p>0.161246612</text:p>
          </table:table-cell>
          <table:table-cell office:value-type="float" office:value="357" calcext:value-type="float">
            <text:p>357</text:p>
          </table:table-cell>
          <table:table-cell office:value-type="float" office:value="2756" calcext:value-type="float">
            <text:p>2756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72] &lt;&gt; 0; 1; 0)" office:value-type="float" office:value="0" calcext:value-type="float">
            <text:p>0</text:p>
          </table:table-cell>
          <table:table-cell table:formula="of:=IF(AND([.K872]=1; [.J872]&gt;=[.E8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024075161" calcext:value-type="float">
            <text:p>0.024075161</text:p>
          </table:table-cell>
          <table:table-cell office:value-type="float" office:value="0.161417323" calcext:value-type="float">
            <text:p>0.161417323</text:p>
          </table:table-cell>
          <table:table-cell office:value-type="float" office:value="41" calcext:value-type="float">
            <text:p>41</text:p>
          </table:table-cell>
          <table:table-cell office:value-type="float" office:value="1703" calcext:value-type="float">
            <text:p>170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a</text:p>
          </table:table-cell>
          <table:table-cell office:value-type="float" office:value="172.196710088577" calcext:value-type="float">
            <text:p>172.1967100886</text:p>
          </table:table-cell>
          <table:table-cell table:formula="of:=IF([.J873] &lt;&gt; 0; 1; 0)" office:value-type="float" office:value="1" calcext:value-type="float">
            <text:p>1</text:p>
          </table:table-cell>
          <table:table-cell table:formula="of:=IF(AND([.K873]=1; [.J873]&gt;=[.E8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created&gt; <text:s/>?f <text:s/>?a <text:s/>&lt;influences&gt; <text:s/>?j <text:s text:c="2"/>=&gt; ?a <text:s/>&lt;influences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11182796" calcext:value-type="float">
            <text:p>0.011182796</text:p>
          </table:table-cell>
          <table:table-cell office:value-type="float" office:value="0.004756533" calcext:value-type="float">
            <text:p>0.004756533</text:p>
          </table:table-cell>
          <table:table-cell office:value-type="float" office:value="0.161658031" calcext:value-type="float">
            <text:p>0.161658031</text:p>
          </table:table-cell>
          <table:table-cell office:value-type="float" office:value="156" calcext:value-type="float">
            <text:p>156</text:p>
          </table:table-cell>
          <table:table-cell office:value-type="float" office:value="32797" calcext:value-type="float">
            <text:p>3279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?b</text:p>
          </table:table-cell>
          <table:table-cell office:value-type="float" office:value="33.8297013034741" calcext:value-type="float">
            <text:p>33.8297013035</text:p>
          </table:table-cell>
          <table:table-cell table:formula="of:=IF([.J874] &lt;&gt; 0; 1; 0)" office:value-type="float" office:value="1" calcext:value-type="float">
            <text:p>1</text:p>
          </table:table-cell>
          <table:table-cell table:formula="of:=IF(AND([.K874]=1; [.J874]&gt;=[.E8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75] &lt;&gt; 0; 1; 0)" office:value-type="float" office:value="0" calcext:value-type="float">
            <text:p>0</text:p>
          </table:table-cell>
          <table:table-cell table:formula="of:=IF(AND([.K875]=1; [.J875]&gt;=[.E8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6] &lt;&gt; 0; 1; 0)" office:value-type="float" office:value="0" calcext:value-type="float">
            <text:p>0</text:p>
          </table:table-cell>
          <table:table-cell table:formula="of:=IF(AND([.K876]=1; [.J876]&gt;=[.E8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7] &lt;&gt; 0; 1; 0)" office:value-type="float" office:value="0" calcext:value-type="float">
            <text:p>0</text:p>
          </table:table-cell>
          <table:table-cell table:formula="of:=IF(AND([.K877]=1; [.J877]&gt;=[.E8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graduatedFrom&gt; <text:s/>?f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.162462908011869" calcext:value-type="float">
            <text:p>0.162462908</text:p>
          </table:table-cell>
          <table:table-cell table:formula="of:=IF([.J878] &lt;&gt; 0; 1; 0)" office:value-type="float" office:value="1" calcext:value-type="float">
            <text:p>1</text:p>
          </table:table-cell>
          <table:table-cell table:formula="of:=IF(AND([.K878]=1; [.J878]&gt;=[.E8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orksAt&gt; <text:s/>?b <text:s/>?a <text:s/>&lt;worksAt&gt; <text:s/>?f <text:s/>?i <text:s/>&lt;worksAt&gt; <text:s/>?f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.162462908011869" calcext:value-type="float">
            <text:p>0.162462908</text:p>
          </table:table-cell>
          <table:table-cell table:formula="of:=IF([.J879] &lt;&gt; 0; 1; 0)" office:value-type="float" office:value="1" calcext:value-type="float">
            <text:p>1</text:p>
          </table:table-cell>
          <table:table-cell table:formula="of:=IF(AND([.K879]=1; [.J879]&gt;=[.E8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a <text:s/>?i <text:s/>&lt;livesIn&gt; <text:s/>?e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16374269" calcext:value-type="float">
            <text:p>0.1637426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?b</text:p>
          </table:table-cell>
          <table:table-cell office:value-type="float" office:value="0.854313983681096" calcext:value-type="float">
            <text:p>0.8543139837</text:p>
          </table:table-cell>
          <table:table-cell table:formula="of:=IF([.J880] &lt;&gt; 0; 1; 0)" office:value-type="float" office:value="1" calcext:value-type="float">
            <text:p>1</text:p>
          </table:table-cell>
          <table:table-cell table:formula="of:=IF(AND([.K880]=1; [.J880]&gt;=[.E8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isCitizenOf&gt; <text:s/>?b</text:p>
          </table:table-cell>
          <table:table-cell office:value-type="float" office:value="0.000384012" calcext:value-type="float">
            <text:p>0.000384012</text:p>
          </table:table-cell>
          <table:table-cell office:value-type="float" office:value="0.024982841" calcext:value-type="float">
            <text:p>0.024982841</text:p>
          </table:table-cell>
          <table:table-cell office:value-type="float" office:value="0.031183072" calcext:value-type="float">
            <text:p>0.031183072</text:p>
          </table:table-cell>
          <table:table-cell office:value-type="float" office:value="0.16374269" calcext:value-type="float">
            <text:p>0.16374269</text:p>
          </table:table-cell>
          <table:table-cell office:value-type="float" office:value="364" calcext:value-type="float">
            <text:p>364</text:p>
          </table:table-cell>
          <table:table-cell office:value-type="float" office:value="11673" calcext:value-type="float">
            <text:p>1167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?a</text:p>
          </table:table-cell>
          <table:table-cell office:value-type="float" office:value="95.6194782028404" calcext:value-type="float">
            <text:p>95.6194782028</text:p>
          </table:table-cell>
          <table:table-cell table:formula="of:=IF([.J881] &lt;&gt; 0; 1; 0)" office:value-type="float" office:value="1" calcext:value-type="float">
            <text:p>1</text:p>
          </table:table-cell>
          <table:table-cell table:formula="of:=IF(AND([.K881]=1; [.J881]&gt;=[.E8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3037279" calcext:value-type="float">
            <text:p>0.003037279</text:p>
          </table:table-cell>
          <table:table-cell office:value-type="float" office:value="0.08600962" calcext:value-type="float">
            <text:p>0.08600962</text:p>
          </table:table-cell>
          <table:table-cell office:value-type="float" office:value="0.146648329" calcext:value-type="float">
            <text:p>0.146648329</text:p>
          </table:table-cell>
          <table:table-cell office:value-type="float" office:value="0.165023501" calcext:value-type="float">
            <text:p>0.165023501</text:p>
          </table:table-cell>
          <table:table-cell office:value-type="float" office:value="2879" calcext:value-type="float">
            <text:p>2879</text:p>
          </table:table-cell>
          <table:table-cell office:value-type="float" office:value="19632" calcext:value-type="float">
            <text:p>19632</text:p>
          </table:table-cell>
          <table:table-cell office:value-type="float" office:value="17446" calcext:value-type="float">
            <text:p>17446</text:p>
          </table:table-cell>
          <table:table-cell office:value-type="string" calcext:value-type="string">
            <text:p>?b</text:p>
          </table:table-cell>
          <table:table-cell office:value-type="float" office:value="0.467889408842381" calcext:value-type="float">
            <text:p>0.4678894088</text:p>
          </table:table-cell>
          <table:table-cell table:formula="of:=IF([.J882] &lt;&gt; 0; 1; 0)" office:value-type="float" office:value="1" calcext:value-type="float">
            <text:p>1</text:p>
          </table:table-cell>
          <table:table-cell table:formula="of:=IF(AND([.K882]=1; [.J882]&gt;=[.E8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65326184" calcext:value-type="float">
            <text:p>0.165326184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office:value-type="float" office:value="18.1281946431486" calcext:value-type="float">
            <text:p>18.1281946431</text:p>
          </table:table-cell>
          <table:table-cell table:formula="of:=IF([.J883] &lt;&gt; 0; 1; 0)" office:value-type="float" office:value="1" calcext:value-type="float">
            <text:p>1</text:p>
          </table:table-cell>
          <table:table-cell table:formula="of:=IF(AND([.K883]=1; [.J883]&gt;=[.E8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wasBornIn&gt; <text:s/>?f <text:s text:c="2"/>=&gt; ?a <text:s/>&lt;isCitizenOf&gt; <text:s/>?b</text:p>
          </table:table-cell>
          <table:table-cell office:value-type="float" office:value="0.002145823" calcext:value-type="float">
            <text:p>0.002145823</text:p>
          </table:table-cell>
          <table:table-cell office:value-type="float" office:value="0.139601922" calcext:value-type="float">
            <text:p>0.139601922</text:p>
          </table:table-cell>
          <table:table-cell office:value-type="float" office:value="0.018026961" calcext:value-type="float">
            <text:p>0.018026961</text:p>
          </table:table-cell>
          <table:table-cell office:value-type="float" office:value="0.166953952" calcext:value-type="float">
            <text:p>0.166953952</text:p>
          </table:table-cell>
          <table:table-cell office:value-type="float" office:value="2034" calcext:value-type="float">
            <text:p>2034</text:p>
          </table:table-cell>
          <table:table-cell office:value-type="float" office:value="112831" calcext:value-type="float">
            <text:p>112831</text:p>
          </table:table-cell>
          <table:table-cell office:value-type="float" office:value="12183" calcext:value-type="float">
            <text:p>12183</text:p>
          </table:table-cell>
          <table:table-cell office:value-type="string" calcext:value-type="string">
            <text:p>?a</text:p>
          </table:table-cell>
          <table:table-cell office:value-type="float" office:value="183.607654110435" calcext:value-type="float">
            <text:p>183.6076541104</text:p>
          </table:table-cell>
          <table:table-cell table:formula="of:=IF([.J884] &lt;&gt; 0; 1; 0)" office:value-type="float" office:value="1" calcext:value-type="float">
            <text:p>1</text:p>
          </table:table-cell>
          <table:table-cell table:formula="of:=IF(AND([.K884]=1; [.J884]&gt;=[.E8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6889" calcext:value-type="float">
            <text:p>0.0006889</text:p>
          </table:table-cell>
          <table:table-cell office:value-type="float" office:value="0.044818119" calcext:value-type="float">
            <text:p>0.044818119</text:p>
          </table:table-cell>
          <table:table-cell office:value-type="float" office:value="0.031800916" calcext:value-type="float">
            <text:p>0.031800916</text:p>
          </table:table-cell>
          <table:table-cell office:value-type="float" office:value="0.168342356" calcext:value-type="float">
            <text:p>0.168342356</text:p>
          </table:table-cell>
          <table:table-cell office:value-type="float" office:value="653" calcext:value-type="float">
            <text:p>653</text:p>
          </table:table-cell>
          <table:table-cell office:value-type="float" office:value="20534" calcext:value-type="float">
            <text:p>20534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?a</text:p>
          </table:table-cell>
          <table:table-cell office:value-type="float" office:value="0.626586393033583" calcext:value-type="float">
            <text:p>0.626586393</text:p>
          </table:table-cell>
          <table:table-cell table:formula="of:=IF([.J885] &lt;&gt; 0; 1; 0)" office:value-type="float" office:value="1" calcext:value-type="float">
            <text:p>1</text:p>
          </table:table-cell>
          <table:table-cell table:formula="of:=IF(AND([.K885]=1; [.J885]&gt;=[.E8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162466" calcext:value-type="float">
            <text:p>0.000162466</text:p>
          </table:table-cell>
          <table:table-cell office:value-type="float" office:value="0.024141715" calcext:value-type="float">
            <text:p>0.024141715</text:p>
          </table:table-cell>
          <table:table-cell table:number-columns-repeated="2" office:value-type="float" office:value="0.168674699" calcext:value-type="float">
            <text:p>0.16867469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string" calcext:value-type="string">
            <text:p>?a</text:p>
          </table:table-cell>
          <table:table-cell office:value-type="float" office:value="28.8362788575444" calcext:value-type="float">
            <text:p>28.8362788575</text:p>
          </table:table-cell>
          <table:table-cell table:formula="of:=IF([.J886] &lt;&gt; 0; 1; 0)" office:value-type="float" office:value="1" calcext:value-type="float">
            <text:p>1</text:p>
          </table:table-cell>
          <table:table-cell table:formula="of:=IF(AND([.K886]=1; [.J886]&gt;=[.E8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87] &lt;&gt; 0; 1; 0)" office:value-type="float" office:value="0" calcext:value-type="float">
            <text:p>0</text:p>
          </table:table-cell>
          <table:table-cell table:formula="of:=IF(AND([.K887]=1; [.J887]&gt;=[.E8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LeaderOf&gt; <text:s/>?f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4.37859816476409" calcext:value-type="float">
            <text:p>4.3785981648</text:p>
          </table:table-cell>
          <table:table-cell table:formula="of:=IF([.J888] &lt;&gt; 0; 1; 0)" office:value-type="float" office:value="1" calcext:value-type="float">
            <text:p>1</text:p>
          </table:table-cell>
          <table:table-cell table:formula="of:=IF(AND([.K888]=1; [.J888]&gt;=[.E8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2784322" calcext:value-type="float">
            <text:p>0.002784322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4669" calcext:value-type="float">
            <text:p>46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140.431112536394" calcext:value-type="float">
            <text:p>140.4311125364</text:p>
          </table:table-cell>
          <table:table-cell table:formula="of:=IF([.J889] &lt;&gt; 0; 1; 0)" office:value-type="float" office:value="1" calcext:value-type="float">
            <text:p>1</text:p>
          </table:table-cell>
          <table:table-cell table:formula="of:=IF(AND([.K889]=1; [.J889]&gt;=[.E8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0] &lt;&gt; 0; 1; 0)" office:value-type="float" office:value="0" calcext:value-type="float">
            <text:p>0</text:p>
          </table:table-cell>
          <table:table-cell table:formula="of:=IF(AND([.K890]=1; [.J890]&gt;=[.E8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  <table:table-cell office:value-type="float" office:value="0.169230769230769" calcext:value-type="float">
            <text:p>0.1692307692</text:p>
          </table:table-cell>
          <table:table-cell table:formula="of:=IF([.J891] &lt;&gt; 0; 1; 0)" office:value-type="float" office:value="1" calcext:value-type="float">
            <text:p>1</text:p>
          </table:table-cell>
          <table:table-cell table:formula="of:=IF(AND([.K891]=1; [.J891]&gt;=[.E8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310163" calcext:value-type="float">
            <text:p>0.000310163</text:p>
          </table:table-cell>
          <table:table-cell office:value-type="float" office:value="0.020146646" calcext:value-type="float">
            <text:p>0.020146646</text:p>
          </table:table-cell>
          <table:table-cell table:number-columns-repeated="2" office:value-type="float" office:value="0.16945245" calcext:value-type="float">
            <text:p>0.1694524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string" calcext:value-type="string">
            <text:p>?a</text:p>
          </table:table-cell>
          <table:table-cell office:value-type="float" office:value="187.914472898545" calcext:value-type="float">
            <text:p>187.9144728985</text:p>
          </table:table-cell>
          <table:table-cell table:formula="of:=IF([.J892] &lt;&gt; 0; 1; 0)" office:value-type="float" office:value="1" calcext:value-type="float">
            <text:p>1</text:p>
          </table:table-cell>
          <table:table-cell table:formula="of:=IF(AND([.K892]=1; [.J892]&gt;=[.E8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wasBorn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33540018" calcext:value-type="float">
            <text:p>0.033540018</text:p>
          </table:table-cell>
          <table:table-cell office:value-type="float" office:value="0.063726489" calcext:value-type="float">
            <text:p>0.063726489</text:p>
          </table:table-cell>
          <table:table-cell office:value-type="float" office:value="0.169526734" calcext:value-type="float">
            <text:p>0.169526734</text:p>
          </table:table-cell>
          <table:table-cell office:value-type="float" office:value="1877" calcext:value-type="float">
            <text:p>1877</text:p>
          </table:table-cell>
          <table:table-cell office:value-type="float" office:value="29454" calcext:value-type="float">
            <text:p>29454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?a</text:p>
          </table:table-cell>
          <table:table-cell office:value-type="float" office:value="0.317040624502683" calcext:value-type="float">
            <text:p>0.3170406245</text:p>
          </table:table-cell>
          <table:table-cell table:formula="of:=IF([.J893] &lt;&gt; 0; 1; 0)" office:value-type="float" office:value="1" calcext:value-type="float">
            <text:p>1</text:p>
          </table:table-cell>
          <table:table-cell table:formula="of:=IF(AND([.K893]=1; [.J893]&gt;=[.E8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550703" calcext:value-type="float">
            <text:p>0.001550703</text:p>
          </table:table-cell>
          <table:table-cell office:value-type="float" office:value="0.169811321" calcext:value-type="float">
            <text:p>0.169811321</text:p>
          </table:table-cell>
          <table:table-cell office:value-type="float" office:value="99" calcext:value-type="float">
            <text:p>99</text:p>
          </table:table-cell>
          <table:table-cell office:value-type="float" office:value="63842" calcext:value-type="float">
            <text:p>6384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office:value-type="float" office:value="0.345414990559067" calcext:value-type="float">
            <text:p>0.3454149906</text:p>
          </table:table-cell>
          <table:table-cell table:formula="of:=IF([.J894] &lt;&gt; 0; 1; 0)" office:value-type="float" office:value="1" calcext:value-type="float">
            <text:p>1</text:p>
          </table:table-cell>
          <table:table-cell table:formula="of:=IF(AND([.K894]=1; [.J894]&gt;=[.E8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5] &lt;&gt; 0; 1; 0)" office:value-type="float" office:value="0" calcext:value-type="float">
            <text:p>0</text:p>
          </table:table-cell>
          <table:table-cell table:formula="of:=IF(AND([.K895]=1; [.J895]&gt;=[.E8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actedIn&gt; <text:s/>?b</text:p>
          </table:table-cell>
          <table:table-cell office:value-type="float" office:value="0.002693356" calcext:value-type="float">
            <text:p>0.002693356</text:p>
          </table:table-cell>
          <table:table-cell office:value-type="float" office:value="0.02373228" calcext:value-type="float">
            <text:p>0.02373228</text:p>
          </table:table-cell>
          <table:table-cell table:number-columns-repeated="2" office:value-type="float" office:value="0.170975087" calcext:value-type="float">
            <text:p>0.170975087</text:p>
          </table:table-cell>
          <table:table-cell office:value-type="float" office:value="2553" calcext:value-type="float">
            <text:p>2553</text:p>
          </table:table-cell>
          <table:table-cell table:number-columns-repeated="2" office:value-type="float" office:value="14932" calcext:value-type="float">
            <text:p>14932</text:p>
          </table:table-cell>
          <table:table-cell office:value-type="string" calcext:value-type="string">
            <text:p>?b</text:p>
          </table:table-cell>
          <table:table-cell office:value-type="float" office:value="2.9652434752394" calcext:value-type="float">
            <text:p>2.9652434752</text:p>
          </table:table-cell>
          <table:table-cell table:formula="of:=IF([.J896] &lt;&gt; 0; 1; 0)" office:value-type="float" office:value="1" calcext:value-type="float">
            <text:p>1</text:p>
          </table:table-cell>
          <table:table-cell table:formula="of:=IF(AND([.K896]=1; [.J896]&gt;=[.E8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7] &lt;&gt; 0; 1; 0)" office:value-type="float" office:value="0" calcext:value-type="float">
            <text:p>0</text:p>
          </table:table-cell>
          <table:table-cell table:formula="of:=IF(AND([.K897]=1; [.J897]&gt;=[.E8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24293785" calcext:value-type="float">
            <text:p>0.124293785</text:p>
          </table:table-cell>
          <table:table-cell office:value-type="float" office:value="0.171206226" calcext:value-type="float">
            <text:p>0.171206226</text:p>
          </table:table-cell>
          <table:table-cell office:value-type="float" office:value="44" calcext:value-type="float">
            <text:p>44</text:p>
          </table:table-cell>
          <table:table-cell office:value-type="float" office:value="354" calcext:value-type="float">
            <text:p>3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?a</text:p>
          </table:table-cell>
          <table:table-cell office:value-type="float" office:value="9.54452588053014" calcext:value-type="float">
            <text:p>9.5445258805</text:p>
          </table:table-cell>
          <table:table-cell table:formula="of:=IF([.J898] &lt;&gt; 0; 1; 0)" office:value-type="float" office:value="1" calcext:value-type="float">
            <text:p>1</text:p>
          </table:table-cell>
          <table:table-cell table:formula="of:=IF(AND([.K898]=1; [.J898]&gt;=[.E8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isLocatedIn&gt; <text:s/>?f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171334432" calcext:value-type="float">
            <text:p>0.17133443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string" calcext:value-type="string">
            <text:p>?a</text:p>
          </table:table-cell>
          <table:table-cell office:value-type="float" office:value="22.6792229061128" calcext:value-type="float">
            <text:p>22.6792229061</text:p>
          </table:table-cell>
          <table:table-cell table:formula="of:=IF([.J899] &lt;&gt; 0; 1; 0)" office:value-type="float" office:value="1" calcext:value-type="float">
            <text:p>1</text:p>
          </table:table-cell>
          <table:table-cell table:formula="of:=IF(AND([.K899]=1; [.J899]&gt;=[.E8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livesIn&gt; <text:s/>?f <text:s/>?i <text:s/>&lt;wasBornIn&gt; <text:s/>?b <text:s text:c="2"/>=&gt; ?a <text:s/>&lt;hasCapital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7881076" calcext:value-type="float">
            <text:p>0.07881076</text:p>
          </table:table-cell>
          <table:table-cell table:number-columns-repeated="2" office:value-type="float" office:value="0.172342621" calcext:value-type="float">
            <text:p>0.17234262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string" calcext:value-type="string">
            <text:p>?a</text:p>
          </table:table-cell>
          <table:table-cell office:value-type="float" office:value="4.30183259227567" calcext:value-type="float">
            <text:p>4.3018325923</text:p>
          </table:table-cell>
          <table:table-cell table:formula="of:=IF([.J900] &lt;&gt; 0; 1; 0)" office:value-type="float" office:value="1" calcext:value-type="float">
            <text:p>1</text:p>
          </table:table-cell>
          <table:table-cell table:formula="of:=IF(AND([.K900]=1; [.J900]&gt;=[.E9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isCitizenOf&gt; <text:s/>?f <text:s/>?i <text:s/>&lt;livesIn&gt; <text:s/>?f <text:s text:c="2"/>=&gt; ?a <text:s/>&lt;holdsPoliticalPosition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193907" calcext:value-type="float">
            <text:p>0.01193907</text:p>
          </table:table-cell>
          <table:table-cell office:value-type="float" office:value="0.002103889" calcext:value-type="float">
            <text:p>0.002103889</text:p>
          </table:table-cell>
          <table:table-cell office:value-type="float" office:value="0.172619048" calcext:value-type="float">
            <text:p>0.172619048</text:p>
          </table:table-cell>
          <table:table-cell office:value-type="float" office:value="29" calcext:value-type="float">
            <text:p>29</text:p>
          </table:table-cell>
          <table:table-cell office:value-type="float" office:value="13784" calcext:value-type="float">
            <text:p>137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?a</text:p>
          </table:table-cell>
          <table:table-cell office:value-type="float" office:value="14.0799370028252" calcext:value-type="float">
            <text:p>14.0799370028</text:p>
          </table:table-cell>
          <table:table-cell table:formula="of:=IF([.J901] &lt;&gt; 0; 1; 0)" office:value-type="float" office:value="1" calcext:value-type="float">
            <text:p>1</text:p>
          </table:table-cell>
          <table:table-cell table:formula="of:=IF(AND([.K901]=1; [.J901]&gt;=[.E9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2958155" calcext:value-type="float">
            <text:p>0.002958155</text:p>
          </table:table-cell>
          <table:table-cell office:value-type="float" office:value="0.083769008" calcext:value-type="float">
            <text:p>0.083769008</text:p>
          </table:table-cell>
          <table:table-cell office:value-type="float" office:value="0.065721317" calcext:value-type="float">
            <text:p>0.065721317</text:p>
          </table:table-cell>
          <table:table-cell office:value-type="float" office:value="0.173311082" calcext:value-type="float">
            <text:p>0.173311082</text:p>
          </table:table-cell>
          <table:table-cell office:value-type="float" office:value="2804" calcext:value-type="float">
            <text:p>2804</text:p>
          </table:table-cell>
          <table:table-cell office:value-type="float" office:value="42665" calcext:value-type="float">
            <text:p>42665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office:value-type="float" office:value="2.12795952662856" calcext:value-type="float">
            <text:p>2.1279595266</text:p>
          </table:table-cell>
          <table:table-cell table:formula="of:=IF([.J902] &lt;&gt; 0; 1; 0)" office:value-type="float" office:value="1" calcext:value-type="float">
            <text:p>1</text:p>
          </table:table-cell>
          <table:table-cell table:formula="of:=IF(AND([.K902]=1; [.J902]&gt;=[.E9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a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167381974" calcext:value-type="float">
            <text:p>0.167381974</text:p>
          </table:table-cell>
          <table:table-cell office:value-type="float" office:value="0.174107143" calcext:value-type="float">
            <text:p>0.174107143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3] &lt;&gt; 0; 1; 0)" office:value-type="float" office:value="0" calcext:value-type="float">
            <text:p>0</text:p>
          </table:table-cell>
          <table:table-cell table:formula="of:=IF(AND([.K903]=1; [.J903]&gt;=[.E9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CitizenOf&gt; <text:s/>?e <text:s text:c="2"/>=&gt; ?a <text:s/>&lt;ex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8086785" calcext:value-type="float">
            <text:p>0.08086785</text:p>
          </table:table-cell>
          <table:table-cell office:value-type="float" office:value="0.159533074" calcext:value-type="float">
            <text:p>0.159533074</text:p>
          </table:table-cell>
          <table:table-cell office:value-type="float" office:value="0.174468085" calcext:value-type="float">
            <text:p>0.174468085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?b</text:p>
          </table:table-cell>
          <table:table-cell office:value-type="float" office:value="0.218650793650794" calcext:value-type="float">
            <text:p>0.2186507937</text:p>
          </table:table-cell>
          <table:table-cell table:formula="of:=IF([.J904] &lt;&gt; 0; 1; 0)" office:value-type="float" office:value="1" calcext:value-type="float">
            <text:p>1</text:p>
          </table:table-cell>
          <table:table-cell table:formula="of:=IF(AND([.K904]=1; [.J904]&gt;=[.E9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176307148" calcext:value-type="float">
            <text:p>0.176307148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3959" calcext:value-type="float">
            <text:p>3959</text:p>
          </table:table-cell>
          <table:table-cell office:value-type="string" calcext:value-type="string">
            <text:p>?a</text:p>
          </table:table-cell>
          <table:table-cell office:value-type="float" office:value="67.357385798094" calcext:value-type="float">
            <text:p>67.3573857981</text:p>
          </table:table-cell>
          <table:table-cell table:formula="of:=IF([.J905] &lt;&gt; 0; 1; 0)" office:value-type="float" office:value="1" calcext:value-type="float">
            <text:p>1</text:p>
          </table:table-cell>
          <table:table-cell table:formula="of:=IF(AND([.K905]=1; [.J905]&gt;=[.E9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14753376" calcext:value-type="float">
            <text:p>0.014753376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?a</text:p>
          </table:table-cell>
          <table:table-cell office:value-type="float" office:value="0.26203458569147" calcext:value-type="float">
            <text:p>0.2620345857</text:p>
          </table:table-cell>
          <table:table-cell table:formula="of:=IF([.J906] &lt;&gt; 0; 1; 0)" office:value-type="float" office:value="1" calcext:value-type="float">
            <text:p>1</text:p>
          </table:table-cell>
          <table:table-cell table:formula="of:=IF(AND([.K906]=1; [.J906]&gt;=[.E9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0989568" calcext:value-type="float">
            <text:p>0.000989568</text:p>
          </table:table-cell>
          <table:table-cell office:value-type="float" office:value="0.064277393" calcext:value-type="float">
            <text:p>0.064277393</text:p>
          </table:table-cell>
          <table:table-cell table:number-columns-repeated="2" office:value-type="float" office:value="0.178022395" calcext:value-type="float">
            <text:p>0.178022395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0.633007206044511" calcext:value-type="float">
            <text:p>0.633007206</text:p>
          </table:table-cell>
          <table:table-cell table:formula="of:=IF([.J907] &lt;&gt; 0; 1; 0)" office:value-type="float" office:value="1" calcext:value-type="float">
            <text:p>1</text:p>
          </table:table-cell>
          <table:table-cell table:formula="of:=IF(AND([.K907]=1; [.J907]&gt;=[.E9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CitizenOf&gt; <text:s/>?f <text:s/>?a <text:s/>&lt;livesIn&gt; <text:s/>?f <text:s text:c="2"/>=&gt; ?a <text:s/>&lt;holdsPoliticalPosition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0703993" calcext:value-type="float">
            <text:p>0.010703993</text:p>
          </table:table-cell>
          <table:table-cell office:value-type="float" office:value="0.001900863" calcext:value-type="float">
            <text:p>0.001900863</text:p>
          </table:table-cell>
          <table:table-cell office:value-type="float" office:value="0.178082192" calcext:value-type="float">
            <text:p>0.178082192</text:p>
          </table:table-cell>
          <table:table-cell office:value-type="float" office:value="26" calcext:value-type="float">
            <text:p>26</text:p>
          </table:table-cell>
          <table:table-cell office:value-type="float" office:value="13678" calcext:value-type="float">
            <text:p>1367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office:value-type="float" office:value="9.45478464512475" calcext:value-type="float">
            <text:p>9.4547846451</text:p>
          </table:table-cell>
          <table:table-cell table:formula="of:=IF([.J908] &lt;&gt; 0; 1; 0)" office:value-type="float" office:value="1" calcext:value-type="float">
            <text:p>1</text:p>
          </table:table-cell>
          <table:table-cell table:formula="of:=IF(AND([.K908]=1; [.J908]&gt;=[.E9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isCitizenOf&gt; <text:s/>?j <text:s text:c="2"/>=&gt; ?a <text:s/>&lt;livesIn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044404852" calcext:value-type="float">
            <text:p>0.044404852</text:p>
          </table:table-cell>
          <table:table-cell office:value-type="float" office:value="0.014816509" calcext:value-type="float">
            <text:p>0.014816509</text:p>
          </table:table-cell>
          <table:table-cell office:value-type="float" office:value="0.178463233" calcext:value-type="float">
            <text:p>0.178463233</text:p>
          </table:table-cell>
          <table:table-cell office:value-type="float" office:value="648" calcext:value-type="float">
            <text:p>648</text:p>
          </table:table-cell>
          <table:table-cell office:value-type="float" office:value="43735" calcext:value-type="float">
            <text:p>43735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?a</text:p>
          </table:table-cell>
          <table:table-cell office:value-type="float" office:value="0.691681385430578" calcext:value-type="float">
            <text:p>0.6916813854</text:p>
          </table:table-cell>
          <table:table-cell table:formula="of:=IF([.J909] &lt;&gt; 0; 1; 0)" office:value-type="float" office:value="1" calcext:value-type="float">
            <text:p>1</text:p>
          </table:table-cell>
          <table:table-cell table:formula="of:=IF(AND([.K909]=1; [.J909]&gt;=[.E9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9761905" calcext:value-type="float">
            <text:p>0.02976190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78571429" calcext:value-type="float">
            <text:p>0.17857142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a</text:p>
          </table:table-cell>
          <table:table-cell office:value-type="float" office:value="41.5147562803352" calcext:value-type="float">
            <text:p>41.5147562803</text:p>
          </table:table-cell>
          <table:table-cell table:formula="of:=IF([.J910] &lt;&gt; 0; 1; 0)" office:value-type="float" office:value="1" calcext:value-type="float">
            <text:p>1</text:p>
          </table:table-cell>
          <table:table-cell table:formula="of:=IF(AND([.K910]=1; [.J910]&gt;=[.E9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diedIn&gt; <text:s/>?b</text:p>
          </table:table-cell>
          <table:table-cell office:value-type="float" office:value="0.000544368" calcext:value-type="float">
            <text:p>0.000544368</text:p>
          </table:table-cell>
          <table:table-cell office:value-type="float" office:value="0.023289402" calcext:value-type="float">
            <text:p>0.023289402</text:p>
          </table:table-cell>
          <table:table-cell office:value-type="float" office:value="0.027489212" calcext:value-type="float">
            <text:p>0.027489212</text:p>
          </table:table-cell>
          <table:table-cell office:value-type="float" office:value="0.180356519" calcext:value-type="float">
            <text:p>0.180356519</text:p>
          </table:table-cell>
          <table:table-cell office:value-type="float" office:value="516" calcext:value-type="float">
            <text:p>516</text:p>
          </table:table-cell>
          <table:table-cell office:value-type="float" office:value="18771" calcext:value-type="float">
            <text:p>1877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?a</text:p>
          </table:table-cell>
          <table:table-cell office:value-type="float" office:value="48.8395559398173" calcext:value-type="float">
            <text:p>48.8395559398</text:p>
          </table:table-cell>
          <table:table-cell table:formula="of:=IF([.J911] &lt;&gt; 0; 1; 0)" office:value-type="float" office:value="1" calcext:value-type="float">
            <text:p>1</text:p>
          </table:table-cell>
          <table:table-cell table:formula="of:=IF(AND([.K911]=1; [.J911]&gt;=[.E9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47220316" calcext:value-type="float">
            <text:p>0.047220316</text:p>
          </table:table-cell>
          <table:table-cell office:value-type="float" office:value="0.027699493" calcext:value-type="float">
            <text:p>0.027699493</text:p>
          </table:table-cell>
          <table:table-cell office:value-type="float" office:value="0.180577428" calcext:value-type="float">
            <text:p>0.180577428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?a</text:p>
          </table:table-cell>
          <table:table-cell office:value-type="float" office:value="2.63310061725141" calcext:value-type="float">
            <text:p>2.6331006173</text:p>
          </table:table-cell>
          <table:table-cell table:formula="of:=IF([.J912] &lt;&gt; 0; 1; 0)" office:value-type="float" office:value="1" calcext:value-type="float">
            <text:p>1</text:p>
          </table:table-cell>
          <table:table-cell table:formula="of:=IF(AND([.K912]=1; [.J912]&gt;=[.E9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nfluences&gt; <text:s/>?e <text:s/>?i <text:s/>&lt;isCitizenOf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134328358" calcext:value-type="float">
            <text:p>0.134328358</text:p>
          </table:table-cell>
          <table:table-cell office:value-type="float" office:value="0.181818182" calcext:value-type="float">
            <text:p>0.181818182</text:p>
          </table:table-cell>
          <table:table-cell office:value-type="float" office:value="18" calcext:value-type="float">
            <text:p>18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?a</text:p>
          </table:table-cell>
          <table:table-cell office:value-type="float" office:value="38.577972408205" calcext:value-type="float">
            <text:p>38.5779724082</text:p>
          </table:table-cell>
          <table:table-cell table:formula="of:=IF([.J913] &lt;&gt; 0; 1; 0)" office:value-type="float" office:value="1" calcext:value-type="float">
            <text:p>1</text:p>
          </table:table-cell>
          <table:table-cell table:formula="of:=IF(AND([.K913]=1; [.J913]&gt;=[.E9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23367368" calcext:value-type="float">
            <text:p>0.023367368</text:p>
          </table:table-cell>
          <table:table-cell office:value-type="float" office:value="0.045545612" calcext:value-type="float">
            <text:p>0.045545612</text:p>
          </table:table-cell>
          <table:table-cell office:value-type="float" office:value="0.182939914" calcext:value-type="float">
            <text:p>0.182939914</text:p>
          </table:table-cell>
          <table:table-cell office:value-type="float" office:value="341" calcext:value-type="float">
            <text:p>341</text:p>
          </table:table-cell>
          <table:table-cell office:value-type="float" office:value="7487" calcext:value-type="float">
            <text:p>7487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?a</text:p>
          </table:table-cell>
          <table:table-cell office:value-type="float" office:value="1.95656359754939" calcext:value-type="float">
            <text:p>1.9565635975</text:p>
          </table:table-cell>
          <table:table-cell table:formula="of:=IF([.J914] &lt;&gt; 0; 1; 0)" office:value-type="float" office:value="1" calcext:value-type="float">
            <text:p>1</text:p>
          </table:table-cell>
          <table:table-cell table:formula="of:=IF(AND([.K914]=1; [.J914]&gt;=[.E9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15] &lt;&gt; 0; 1; 0)" office:value-type="float" office:value="0" calcext:value-type="float">
            <text:p>0</text:p>
          </table:table-cell>
          <table:table-cell table:formula="of:=IF(AND([.K915]=1; [.J915]&gt;=[.E9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026252983" calcext:value-type="float">
            <text:p>0.026252983</text:p>
          </table:table-cell>
          <table:table-cell office:value-type="float" office:value="0.183333333" calcext:value-type="float">
            <text:p>0.183333333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a</text:p>
          </table:table-cell>
          <table:table-cell office:value-type="float" office:value="97.8929971116249" calcext:value-type="float">
            <text:p>97.8929971116</text:p>
          </table:table-cell>
          <table:table-cell table:formula="of:=IF([.J916] &lt;&gt; 0; 1; 0)" office:value-type="float" office:value="1" calcext:value-type="float">
            <text:p>1</text:p>
          </table:table-cell>
          <table:table-cell table:formula="of:=IF(AND([.K916]=1; [.J916]&gt;=[.E9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diedIn&gt; <text:s/>?b</text:p>
          </table:table-cell>
          <table:table-cell office:value-type="float" office:value="0.000280624" calcext:value-type="float">
            <text:p>0.000280624</text:p>
          </table:table-cell>
          <table:table-cell office:value-type="float" office:value="0.012005777" calcext:value-type="float">
            <text:p>0.012005777</text:p>
          </table:table-cell>
          <table:table-cell office:value-type="float" office:value="0.012954125" calcext:value-type="float">
            <text:p>0.012954125</text:p>
          </table:table-cell>
          <table:table-cell office:value-type="float" office:value="0.184594032" calcext:value-type="float">
            <text:p>0.184594032</text:p>
          </table:table-cell>
          <table:table-cell office:value-type="float" office:value="266" calcext:value-type="float">
            <text:p>266</text:p>
          </table:table-cell>
          <table:table-cell office:value-type="float" office:value="20534" calcext:value-type="float">
            <text:p>20534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?a</text:p>
          </table:table-cell>
          <table:table-cell office:value-type="float" office:value="0.519196323819304" calcext:value-type="float">
            <text:p>0.5191963238</text:p>
          </table:table-cell>
          <table:table-cell table:formula="of:=IF([.J917] &lt;&gt; 0; 1; 0)" office:value-type="float" office:value="1" calcext:value-type="float">
            <text:p>1</text:p>
          </table:table-cell>
          <table:table-cell table:formula="of:=IF(AND([.K917]=1; [.J917]&gt;=[.E9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00069312" calcext:value-type="float">
            <text:p>0.00069312</text:p>
          </table:table-cell>
          <table:table-cell office:value-type="float" office:value="0.045021586" calcext:value-type="float">
            <text:p>0.045021586</text:p>
          </table:table-cell>
          <table:table-cell table:number-columns-repeated="2" office:value-type="float" office:value="0.185331453" calcext:value-type="float">
            <text:p>0.185331453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1.36967994599884" calcext:value-type="float">
            <text:p>1.369679946</text:p>
          </table:table-cell>
          <table:table-cell table:formula="of:=IF([.J918] &lt;&gt; 0; 1; 0)" office:value-type="float" office:value="1" calcext:value-type="float">
            <text:p>1</text:p>
          </table:table-cell>
          <table:table-cell table:formula="of:=IF(AND([.K918]=1; [.J918]&gt;=[.E9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directed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18462642" calcext:value-type="float">
            <text:p>0.018462642</text:p>
          </table:table-cell>
          <table:table-cell office:value-type="float" office:value="0.154422789" calcext:value-type="float">
            <text:p>0.154422789</text:p>
          </table:table-cell>
          <table:table-cell office:value-type="float" office:value="0.18547419" calcext:value-type="float">
            <text:p>0.18547419</text:p>
          </table:table-cell>
          <table:table-cell office:value-type="float" office:value="618" calcext:value-type="float">
            <text:p>618</text:p>
          </table:table-cell>
          <table:table-cell office:value-type="float" office:value="4002" calcext:value-type="float">
            <text:p>4002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19] &lt;&gt; 0; 1; 0)" office:value-type="float" office:value="0" calcext:value-type="float">
            <text:p>0</text:p>
          </table:table-cell>
          <table:table-cell table:formula="of:=IF(AND([.K919]=1; [.J919]&gt;=[.E9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0399836" calcext:value-type="float">
            <text:p>0.000399836</text:p>
          </table:table-cell>
          <table:table-cell office:value-type="float" office:value="0.017105976" calcext:value-type="float">
            <text:p>0.017105976</text:p>
          </table:table-cell>
          <table:table-cell office:value-type="float" office:value="0.023184682" calcext:value-type="float">
            <text:p>0.023184682</text:p>
          </table:table-cell>
          <table:table-cell office:value-type="float" office:value="0.185693288" calcext:value-type="float">
            <text:p>0.185693288</text:p>
          </table:table-cell>
          <table:table-cell office:value-type="float" office:value="379" calcext:value-type="float">
            <text:p>379</text:p>
          </table:table-cell>
          <table:table-cell office:value-type="float" office:value="16347" calcext:value-type="float">
            <text:p>1634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?a</text:p>
          </table:table-cell>
          <table:table-cell office:value-type="float" office:value="24.1012077102452" calcext:value-type="float">
            <text:p>24.1012077102</text:p>
          </table:table-cell>
          <table:table-cell table:formula="of:=IF([.J920] &lt;&gt; 0; 1; 0)" office:value-type="float" office:value="1" calcext:value-type="float">
            <text:p>1</text:p>
          </table:table-cell>
          <table:table-cell table:formula="of:=IF(AND([.K920]=1; [.J920]&gt;=[.E9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1521277" calcext:value-type="float">
            <text:p>0.001521277</text:p>
          </table:table-cell>
          <table:table-cell office:value-type="float" office:value="0.22605424" calcext:value-type="float">
            <text:p>0.22605424</text:p>
          </table:table-cell>
          <table:table-cell table:number-columns-repeated="2" office:value-type="float" office:value="0.187297052" calcext:value-type="float">
            <text:p>0.187297052</text:p>
          </table:table-cell>
          <table:table-cell office:value-type="float" office:value="1442" calcext:value-type="float">
            <text:p>1442</text:p>
          </table:table-cell>
          <table:table-cell table:number-columns-repeated="2" office:value-type="float" office:value="7699" calcext:value-type="float">
            <text:p>7699</text:p>
          </table:table-cell>
          <table:table-cell office:value-type="string" calcext:value-type="string">
            <text:p>?a</text:p>
          </table:table-cell>
          <table:table-cell office:value-type="float" office:value="10.9711789703882" calcext:value-type="float">
            <text:p>10.9711789704</text:p>
          </table:table-cell>
          <table:table-cell table:formula="of:=IF([.J921] &lt;&gt; 0; 1; 0)" office:value-type="float" office:value="1" calcext:value-type="float">
            <text:p>1</text:p>
          </table:table-cell>
          <table:table-cell table:formula="of:=IF(AND([.K921]=1; [.J921]&gt;=[.E9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produced&gt; <text:s/>?f <text:s text:c="2"/>=&gt; ?a <text:s/>&lt;created&gt; <text:s/>?b</text:p>
          </table:table-cell>
          <table:table-cell office:value-type="float" office:value="0.009802846" calcext:value-type="float">
            <text:p>0.009802846</text:p>
          </table:table-cell>
          <table:table-cell office:value-type="float" office:value="0.046423326" calcext:value-type="float">
            <text:p>0.046423326</text:p>
          </table:table-cell>
          <table:table-cell table:number-columns-repeated="2" office:value-type="float" office:value="0.188528415" calcext:value-type="float">
            <text:p>0.188528415</text:p>
          </table:table-cell>
          <table:table-cell office:value-type="float" office:value="9292" calcext:value-type="float">
            <text:p>9292</text:p>
          </table:table-cell>
          <table:table-cell table:number-columns-repeated="2" office:value-type="float" office:value="49287" calcext:value-type="float">
            <text:p>49287</text:p>
          </table:table-cell>
          <table:table-cell office:value-type="string" calcext:value-type="string">
            <text:p>?b</text:p>
          </table:table-cell>
          <table:table-cell office:value-type="float" office:value="1.65365530938291" calcext:value-type="float">
            <text:p>1.6536553094</text:p>
          </table:table-cell>
          <table:table-cell table:formula="of:=IF([.J922] &lt;&gt; 0; 1; 0)" office:value-type="float" office:value="1" calcext:value-type="float">
            <text:p>1</text:p>
          </table:table-cell>
          <table:table-cell table:formula="of:=IF(AND([.K922]=1; [.J922]&gt;=[.E9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isLeaderOf&gt; <text:s/>?b</text:p>
          </table:table-cell>
          <table:table-cell office:value-type="float" office:value="0.000090728" calcext:value-type="float">
            <text:p>0.000090728</text:p>
          </table:table-cell>
          <table:table-cell office:value-type="float" office:value="0.013481737" calcext:value-type="float">
            <text:p>0.013481737</text:p>
          </table:table-cell>
          <table:table-cell office:value-type="float" office:value="0.001903581" calcext:value-type="float">
            <text:p>0.001903581</text:p>
          </table:table-cell>
          <table:table-cell office:value-type="float" office:value="0.188596491" calcext:value-type="float">
            <text:p>0.188596491</text:p>
          </table:table-cell>
          <table:table-cell office:value-type="float" office:value="86" calcext:value-type="float">
            <text:p>86</text:p>
          </table:table-cell>
          <table:table-cell office:value-type="float" office:value="45178" calcext:value-type="float">
            <text:p>4517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.454757535226601" calcext:value-type="float">
            <text:p>0.4547575352</text:p>
          </table:table-cell>
          <table:table-cell table:formula="of:=IF([.J923] &lt;&gt; 0; 1; 0)" office:value-type="float" office:value="1" calcext:value-type="float">
            <text:p>1</text:p>
          </table:table-cell>
          <table:table-cell table:formula="of:=IF(AND([.K923]=1; [.J923]&gt;=[.E9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isLocatedIn&gt; <text:s/>?f <text:s text:c="2"/>=&gt; ?a <text:s/>&lt;isCitizenOf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1825669" calcext:value-type="float">
            <text:p>0.021825669</text:p>
          </table:table-cell>
          <table:table-cell office:value-type="float" office:value="0.003951587" calcext:value-type="float">
            <text:p>0.003951587</text:p>
          </table:table-cell>
          <table:table-cell office:value-type="float" office:value="0.189173111" calcext:value-type="float">
            <text:p>0.189173111</text:p>
          </table:table-cell>
          <table:table-cell office:value-type="float" office:value="318" calcext:value-type="float">
            <text:p>318</text:p>
          </table:table-cell>
          <table:table-cell office:value-type="float" office:value="80474" calcext:value-type="float">
            <text:p>80474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?a</text:p>
          </table:table-cell>
          <table:table-cell office:value-type="float" office:value="842.851991775493" calcext:value-type="float">
            <text:p>842.8519917755</text:p>
          </table:table-cell>
          <table:table-cell table:formula="of:=IF([.J924] &lt;&gt; 0; 1; 0)" office:value-type="float" office:value="1" calcext:value-type="float">
            <text:p>1</text:p>
          </table:table-cell>
          <table:table-cell table:formula="of:=IF(AND([.K924]=1; [.J924]&gt;=[.E9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wasBornIn&gt; <text:s/>?f <text:s text:c="2"/>=&gt; ?a <text:s/>&lt;isLeaderOf&gt; <text:s/>?b</text:p>
          </table:table-cell>
          <table:table-cell office:value-type="float" office:value="0.000591842" calcext:value-type="float">
            <text:p>0.000591842</text:p>
          </table:table-cell>
          <table:table-cell office:value-type="float" office:value="0.087944819" calcext:value-type="float">
            <text:p>0.087944819</text:p>
          </table:table-cell>
          <table:table-cell table:number-columns-repeated="2" office:value-type="float" office:value="0.18920742" calcext:value-type="float">
            <text:p>0.1892074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string" calcext:value-type="string">
            <text:p>?a</text:p>
          </table:table-cell>
          <table:table-cell office:value-type="float" office:value="7.05629225494817" calcext:value-type="float">
            <text:p>7.0562922549</text:p>
          </table:table-cell>
          <table:table-cell table:formula="of:=IF([.J925] &lt;&gt; 0; 1; 0)" office:value-type="float" office:value="1" calcext:value-type="float">
            <text:p>1</text:p>
          </table:table-cell>
          <table:table-cell table:formula="of:=IF(AND([.K925]=1; [.J925]&gt;=[.E9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175438596" calcext:value-type="float">
            <text:p>0.175438596</text:p>
          </table:table-cell>
          <table:table-cell office:value-type="float" office:value="0.18957346" calcext:value-type="float">
            <text:p>0.18957346</text:p>
          </table:table-cell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?b</text:p>
          </table:table-cell>
          <table:table-cell office:value-type="float" office:value="59.7414088659504" calcext:value-type="float">
            <text:p>59.741408866</text:p>
          </table:table-cell>
          <table:table-cell table:formula="of:=IF([.J926] &lt;&gt; 0; 1; 0)" office:value-type="float" office:value="1" calcext:value-type="float">
            <text:p>1</text:p>
          </table:table-cell>
          <table:table-cell table:formula="of:=IF(AND([.K926]=1; [.J926]&gt;=[.E9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014224822" calcext:value-type="float">
            <text:p>0.014224822</text:p>
          </table:table-cell>
          <table:table-cell office:value-type="float" office:value="0.10413643" calcext:value-type="float">
            <text:p>0.10413643</text:p>
          </table:table-cell>
          <table:table-cell office:value-type="float" office:value="0.190444592" calcext:value-type="float">
            <text:p>0.190444592</text:p>
          </table:table-cell>
          <table:table-cell office:value-type="float" office:value="287" calcext:value-type="float">
            <text:p>287</text:p>
          </table:table-cell>
          <table:table-cell office:value-type="float" office:value="2756" calcext:value-type="float">
            <text:p>275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27] &lt;&gt; 0; 1; 0)" office:value-type="float" office:value="0" calcext:value-type="float">
            <text:p>0</text:p>
          </table:table-cell>
          <table:table-cell table:formula="of:=IF(AND([.K927]=1; [.J927]&gt;=[.E9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b <text:s/>&lt;isLocatedIn&gt; <text:s/>?a <text:s/>?g <text:s/>&lt;wasBorn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90614887" calcext:value-type="float">
            <text:p>0.090614887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8] &lt;&gt; 0; 1; 0)" office:value-type="float" office:value="0" calcext:value-type="float">
            <text:p>0</text:p>
          </table:table-cell>
          <table:table-cell table:formula="of:=IF(AND([.K928]=1; [.J928]&gt;=[.E9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hasCapital&gt; <text:s/>?h <text:s/>?h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2704918" calcext:value-type="float">
            <text:p>0.12704918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9] &lt;&gt; 0; 1; 0)" office:value-type="float" office:value="0" calcext:value-type="float">
            <text:p>0</text:p>
          </table:table-cell>
          <table:table-cell table:formula="of:=IF(AND([.K929]=1; [.J929]&gt;=[.E9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hasCapital&gt; <text:s/>?j <text:s/>?j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92814371" calcext:value-type="float">
            <text:p>0.092814371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380.694174543676" calcext:value-type="float">
            <text:p>380.6941745437</text:p>
          </table:table-cell>
          <table:table-cell table:formula="of:=IF([.J930] &lt;&gt; 0; 1; 0)" office:value-type="float" office:value="1" calcext:value-type="float">
            <text:p>1</text:p>
          </table:table-cell>
          <table:table-cell table:formula="of:=IF(AND([.K930]=1; [.J930]&gt;=[.E9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a <text:s/>&lt;hasCapital&gt; <text:s/>?j <text:s/>?j <text:s/>&lt;isLocatedIn&gt; <text:s/>?f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11580127" calcext:value-type="float">
            <text:p>0.011580127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677" calcext:value-type="float">
            <text:p>267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1714.93383429268" calcext:value-type="float">
            <text:p>1714.9338342927</text:p>
          </table:table-cell>
          <table:table-cell table:formula="of:=IF([.J931] &lt;&gt; 0; 1; 0)" office:value-type="float" office:value="1" calcext:value-type="float">
            <text:p>1</text:p>
          </table:table-cell>
          <table:table-cell table:formula="of:=IF(AND([.K931]=1; [.J931]&gt;=[.E9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3236246" calcext:value-type="float">
            <text:p>0.03236246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office:value-type="float" office:value="132.730417784271" calcext:value-type="float">
            <text:p>132.7304177843</text:p>
          </table:table-cell>
          <table:table-cell table:formula="of:=IF([.J932] &lt;&gt; 0; 1; 0)" office:value-type="float" office:value="1" calcext:value-type="float">
            <text:p>1</text:p>
          </table:table-cell>
          <table:table-cell table:formula="of:=IF(AND([.K932]=1; [.J932]&gt;=[.E9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worksAt&gt; <text:s/>?b <text:s/>?i <text:s/>&lt;worksAt&gt; <text:s/>?f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28578886" calcext:value-type="float">
            <text:p>0.028578886</text:p>
          </table:table-cell>
          <table:table-cell office:value-type="float" office:value="0.192951542" calcext:value-type="float">
            <text:p>0.192951542</text:p>
          </table:table-cell>
          <table:table-cell office:value-type="float" office:value="219" calcext:value-type="float">
            <text:p>219</text:p>
          </table:table-cell>
          <table:table-cell office:value-type="float" office:value="7663" calcext:value-type="float">
            <text:p>7663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?a</text:p>
          </table:table-cell>
          <table:table-cell office:value-type="float" office:value="0.751883593143881" calcext:value-type="float">
            <text:p>0.7518835931</text:p>
          </table:table-cell>
          <table:table-cell table:formula="of:=IF([.J933] &lt;&gt; 0; 1; 0)" office:value-type="float" office:value="1" calcext:value-type="float">
            <text:p>1</text:p>
          </table:table-cell>
          <table:table-cell table:formula="of:=IF(AND([.K933]=1; [.J933]&gt;=[.E9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/>?g <text:s/>&lt;livesIn&gt; <text:s/>?b <text:s/>?g <text:s/>&lt;wasBornIn&gt; <text:s/>?b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75862069" calcext:value-type="float">
            <text:p>0.075862069</text:p>
          </table:table-cell>
          <table:table-cell office:value-type="float" office:value="0.192982456" calcext:value-type="float">
            <text:p>0.19298245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4] &lt;&gt; 0; 1; 0)" office:value-type="float" office:value="0" calcext:value-type="float">
            <text:p>0</text:p>
          </table:table-cell>
          <table:table-cell table:formula="of:=IF(AND([.K934]=1; [.J934]&gt;=[.E9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LeaderOf&gt; <text:s/>?a <text:s/>?g <text:s/>&lt;livesIn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88405797" calcext:value-type="float">
            <text:p>0.188405797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5] &lt;&gt; 0; 1; 0)" office:value-type="float" office:value="0" calcext:value-type="float">
            <text:p>0</text:p>
          </table:table-cell>
          <table:table-cell table:formula="of:=IF(AND([.K935]=1; [.J935]&gt;=[.E9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LeaderOf&gt; <text:s/>?f <text:s/>?i <text:s/>&lt;livesIn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35.5696089255803" calcext:value-type="float">
            <text:p>35.5696089256</text:p>
          </table:table-cell>
          <table:table-cell table:formula="of:=IF([.J936] &lt;&gt; 0; 1; 0)" office:value-type="float" office:value="1" calcext:value-type="float">
            <text:p>1</text:p>
          </table:table-cell>
          <table:table-cell table:formula="of:=IF(AND([.K936]=1; [.J936]&gt;=[.E9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LeaderOf&gt; <text:s/>?a <text:s/>?i <text:s/>&lt;livesIn&gt; <text:s/>?f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8651363" calcext:value-type="float">
            <text:p>0.018651363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7" calcext:value-type="float">
            <text:p>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51.1479937640423" calcext:value-type="float">
            <text:p>51.147993764</text:p>
          </table:table-cell>
          <table:table-cell table:formula="of:=IF([.J937] &lt;&gt; 0; 1; 0)" office:value-type="float" office:value="1" calcext:value-type="float">
            <text:p>1</text:p>
          </table:table-cell>
          <table:table-cell table:formula="of:=IF(AND([.K937]=1; [.J937]&gt;=[.E9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412707" calcext:value-type="float">
            <text:p>0.00412707</text:p>
          </table:table-cell>
          <table:table-cell office:value-type="float" office:value="0.193893735" calcext:value-type="float">
            <text:p>0.193893735</text:p>
          </table:table-cell>
          <table:table-cell office:value-type="float" office:value="0.113496577" calcext:value-type="float">
            <text:p>0.113496577</text:p>
          </table:table-cell>
          <table:table-cell office:value-type="float" office:value="0.194646233" calcext:value-type="float">
            <text:p>0.194646233</text:p>
          </table:table-cell>
          <table:table-cell office:value-type="float" office:value="3912" calcext:value-type="float">
            <text:p>3912</text:p>
          </table:table-cell>
          <table:table-cell office:value-type="float" office:value="34468" calcext:value-type="float">
            <text:p>34468</text:p>
          </table:table-cell>
          <table:table-cell office:value-type="float" office:value="20098" calcext:value-type="float">
            <text:p>20098</text:p>
          </table:table-cell>
          <table:table-cell office:value-type="string" calcext:value-type="string">
            <text:p>?b</text:p>
          </table:table-cell>
          <table:table-cell office:value-type="float" office:value="1.11161959327608" calcext:value-type="float">
            <text:p>1.1116195933</text:p>
          </table:table-cell>
          <table:table-cell table:formula="of:=IF([.J938] &lt;&gt; 0; 1; 0)" office:value-type="float" office:value="1" calcext:value-type="float">
            <text:p>1</text:p>
          </table:table-cell>
          <table:table-cell table:formula="of:=IF(AND([.K938]=1; [.J938]&gt;=[.E9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40575916" calcext:value-type="float">
            <text:p>0.040575916</text:p>
          </table:table-cell>
          <table:table-cell office:value-type="float" office:value="0.030342919" calcext:value-type="float">
            <text:p>0.030342919</text:p>
          </table:table-cell>
          <table:table-cell office:value-type="float" office:value="0.195010846" calcext:value-type="float">
            <text:p>0.195010846</text:p>
          </table:table-cell>
          <table:table-cell office:value-type="float" office:value="899" calcext:value-type="float">
            <text:p>899</text:p>
          </table:table-cell>
          <table:table-cell office:value-type="float" office:value="29628" calcext:value-type="float">
            <text:p>29628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?a</text:p>
          </table:table-cell>
          <table:table-cell office:value-type="float" office:value="24.4521821284285" calcext:value-type="float">
            <text:p>24.4521821284</text:p>
          </table:table-cell>
          <table:table-cell table:formula="of:=IF([.J939] &lt;&gt; 0; 1; 0)" office:value-type="float" office:value="1" calcext:value-type="float">
            <text:p>1</text:p>
          </table:table-cell>
          <table:table-cell table:formula="of:=IF(AND([.K939]=1; [.J939]&gt;=[.E9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50252" calcext:value-type="float">
            <text:p>0.000350252</text:p>
          </table:table-cell>
          <table:table-cell office:value-type="float" office:value="0.016455194" calcext:value-type="float">
            <text:p>0.016455194</text:p>
          </table:table-cell>
          <table:table-cell office:value-type="float" office:value="0.043038631" calcext:value-type="float">
            <text:p>0.043038631</text:p>
          </table:table-cell>
          <table:table-cell office:value-type="float" office:value="0.195870206" calcext:value-type="float">
            <text:p>0.195870206</text:p>
          </table:table-cell>
          <table:table-cell office:value-type="float" office:value="332" calcext:value-type="float">
            <text:p>332</text:p>
          </table:table-cell>
          <table:table-cell office:value-type="float" office:value="7714" calcext:value-type="float">
            <text:p>771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?b</text:p>
          </table:table-cell>
          <table:table-cell office:value-type="float" office:value="1.08754696948346" calcext:value-type="float">
            <text:p>1.0875469695</text:p>
          </table:table-cell>
          <table:table-cell table:formula="of:=IF([.J940] &lt;&gt; 0; 1; 0)" office:value-type="float" office:value="1" calcext:value-type="float">
            <text:p>1</text:p>
          </table:table-cell>
          <table:table-cell table:formula="of:=IF(AND([.K940]=1; [.J940]&gt;=[.E9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created&gt; <text:s/>?b</text:p>
          </table:table-cell>
          <table:table-cell office:value-type="float" office:value="0.010959101" calcext:value-type="float">
            <text:p>0.010959101</text:p>
          </table:table-cell>
          <table:table-cell office:value-type="float" office:value="0.051899" calcext:value-type="float">
            <text:p>0.051899</text:p>
          </table:table-cell>
          <table:table-cell office:value-type="float" office:value="0.126048075" calcext:value-type="float">
            <text:p>0.126048075</text:p>
          </table:table-cell>
          <table:table-cell office:value-type="float" office:value="0.196048087" calcext:value-type="float">
            <text:p>0.196048087</text:p>
          </table:table-cell>
          <table:table-cell office:value-type="float" office:value="10388" calcext:value-type="float">
            <text:p>10388</text:p>
          </table:table-cell>
          <table:table-cell office:value-type="float" office:value="82413" calcext:value-type="float">
            <text:p>82413</text:p>
          </table:table-cell>
          <table:table-cell office:value-type="float" office:value="52987" calcext:value-type="float">
            <text:p>52987</text:p>
          </table:table-cell>
          <table:table-cell office:value-type="string" calcext:value-type="string">
            <text:p>?b</text:p>
          </table:table-cell>
          <table:table-cell office:value-type="float" office:value="1.03481283459123" calcext:value-type="float">
            <text:p>1.0348128346</text:p>
          </table:table-cell>
          <table:table-cell table:formula="of:=IF([.J941] &lt;&gt; 0; 1; 0)" office:value-type="float" office:value="1" calcext:value-type="float">
            <text:p>1</text:p>
          </table:table-cell>
          <table:table-cell table:formula="of:=IF(AND([.K941]=1; [.J941]&gt;=[.E9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4157706" calcext:value-type="float">
            <text:p>0.024157706</text:p>
          </table:table-cell>
          <table:table-cell table:number-columns-repeated="2" office:value-type="float" office:value="0.196386946" calcext:value-type="float">
            <text:p>0.19638694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716" calcext:value-type="float">
            <text:p>1716</text:p>
          </table:table-cell>
          <table:table-cell office:value-type="string" calcext:value-type="string">
            <text:p>?b</text:p>
          </table:table-cell>
          <table:table-cell office:value-type="float" office:value="1.49195568175249" calcext:value-type="float">
            <text:p>1.4919556818</text:p>
          </table:table-cell>
          <table:table-cell table:formula="of:=IF([.J942] &lt;&gt; 0; 1; 0)" office:value-type="float" office:value="1" calcext:value-type="float">
            <text:p>1</text:p>
          </table:table-cell>
          <table:table-cell table:formula="of:=IF(AND([.K942]=1; [.J942]&gt;=[.E9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738484" calcext:value-type="float">
            <text:p>0.000738484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0964569" calcext:value-type="float">
            <text:p>0.010964569</text:p>
          </table:table-cell>
          <table:table-cell office:value-type="float" office:value="0.197072072" calcext:value-type="float">
            <text:p>0.197072072</text:p>
          </table:table-cell>
          <table:table-cell office:value-type="float" office:value="700" calcext:value-type="float">
            <text:p>700</text:p>
          </table:table-cell>
          <table:table-cell office:value-type="float" office:value="63842" calcext:value-type="float">
            <text:p>6384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?a</text:p>
          </table:table-cell>
          <table:table-cell office:value-type="float" office:value="0.419483853905876" calcext:value-type="float">
            <text:p>0.4194838539</text:p>
          </table:table-cell>
          <table:table-cell table:formula="of:=IF([.J943] &lt;&gt; 0; 1; 0)" office:value-type="float" office:value="1" calcext:value-type="float">
            <text:p>1</text:p>
          </table:table-cell>
          <table:table-cell table:formula="of:=IF(AND([.K943]=1; [.J943]&gt;=[.E9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4" calcext:value-type="float">
            <text:p>0.024926574</text:p>
          </table:table-cell>
          <table:table-cell office:value-type="float" office:value="0.198172589" calcext:value-type="float">
            <text:p>0.19817258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?a</text:p>
          </table:table-cell>
          <table:table-cell office:value-type="float" office:value="3.13684541175707" calcext:value-type="float">
            <text:p>3.1368454118</text:p>
          </table:table-cell>
          <table:table-cell table:formula="of:=IF([.J944] &lt;&gt; 0; 1; 0)" office:value-type="float" office:value="1" calcext:value-type="float">
            <text:p>1</text:p>
          </table:table-cell>
          <table:table-cell table:formula="of:=IF(AND([.K944]=1; [.J944]&gt;=[.E9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8.42074489022166" calcext:value-type="float">
            <text:p>8.4207448902</text:p>
          </table:table-cell>
          <table:table-cell table:formula="of:=IF([.J945] &lt;&gt; 0; 1; 0)" office:value-type="float" office:value="1" calcext:value-type="float">
            <text:p>1</text:p>
          </table:table-cell>
          <table:table-cell table:formula="of:=IF(AND([.K945]=1; [.J945]&gt;=[.E9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livesIn&gt; <text:s/>?b <text:s text:c="2"/>=&gt; ?a <text:s/>&lt;isLeaderOf&gt; <text:s/>?b</text:p>
          </table:table-cell>
          <table:table-cell office:value-type="float" office:value="0.000782793" calcext:value-type="float">
            <text:p>0.000782793</text:p>
          </table:table-cell>
          <table:table-cell office:value-type="float" office:value="0.116319172" calcext:value-type="float">
            <text:p>0.116319172</text:p>
          </table:table-cell>
          <table:table-cell table:number-columns-repeated="2" office:value-type="float" office:value="0.201356852" calcext:value-type="float">
            <text:p>0.20135685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string" calcext:value-type="string">
            <text:p>?a</text:p>
          </table:table-cell>
          <table:table-cell office:value-type="float" office:value="1.9175778811251" calcext:value-type="float">
            <text:p>1.9175778811</text:p>
          </table:table-cell>
          <table:table-cell table:formula="of:=IF([.J946] &lt;&gt; 0; 1; 0)" office:value-type="float" office:value="1" calcext:value-type="float">
            <text:p>1</text:p>
          </table:table-cell>
          <table:table-cell table:formula="of:=IF(AND([.K946]=1; [.J946]&gt;=[.E9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261634" calcext:value-type="float">
            <text:p>0.000261634</text:p>
          </table:table-cell>
          <table:table-cell office:value-type="float" office:value="0.011193356" calcext:value-type="float">
            <text:p>0.011193356</text:p>
          </table:table-cell>
          <table:table-cell office:value-type="float" office:value="0.037638488" calcext:value-type="float">
            <text:p>0.037638488</text:p>
          </table:table-cell>
          <table:table-cell office:value-type="float" office:value="0.201626016" calcext:value-type="float">
            <text:p>0.201626016</text:p>
          </table:table-cell>
          <table:table-cell office:value-type="float" office:value="248" calcext:value-type="float">
            <text:p>248</text:p>
          </table:table-cell>
          <table:table-cell office:value-type="float" office:value="6589" calcext:value-type="float">
            <text:p>6589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?a</text:p>
          </table:table-cell>
          <table:table-cell office:value-type="float" office:value="18.5473693619303" calcext:value-type="float">
            <text:p>18.5473693619</text:p>
          </table:table-cell>
          <table:table-cell table:formula="of:=IF([.J947] &lt;&gt; 0; 1; 0)" office:value-type="float" office:value="1" calcext:value-type="float">
            <text:p>1</text:p>
          </table:table-cell>
          <table:table-cell table:formula="of:=IF(AND([.K947]=1; [.J947]&gt;=[.E9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orksAt&gt; <text:s/>?f <text:s/>?i <text:s/>&lt;worksAt&gt; <text:s/>?f <text:s text:c="2"/>=&gt; ?a <text:s/>&lt;isCitizenOf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01839396" calcext:value-type="float">
            <text:p>0.01839396</text:p>
          </table:table-cell>
          <table:table-cell office:value-type="float" office:value="0.054861822" calcext:value-type="float">
            <text:p>0.054861822</text:p>
          </table:table-cell>
          <table:table-cell office:value-type="float" office:value="0.20165538" calcext:value-type="float">
            <text:p>0.20165538</text:p>
          </table:table-cell>
          <table:table-cell office:value-type="float" office:value="268" calcext:value-type="float">
            <text:p>268</text:p>
          </table:table-cell>
          <table:table-cell office:value-type="float" office:value="4885" calcext:value-type="float">
            <text:p>4885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?a</text:p>
          </table:table-cell>
          <table:table-cell office:value-type="float" office:value="1.67048917704904" calcext:value-type="float">
            <text:p>1.670489177</text:p>
          </table:table-cell>
          <table:table-cell table:formula="of:=IF([.J948] &lt;&gt; 0; 1; 0)" office:value-type="float" office:value="1" calcext:value-type="float">
            <text:p>1</text:p>
          </table:table-cell>
          <table:table-cell table:formula="of:=IF(AND([.K948]=1; [.J948]&gt;=[.E9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16008" calcext:value-type="float">
            <text:p>0.044816008</text:p>
          </table:table-cell>
          <table:table-cell office:value-type="float" office:value="0.014174867" calcext:value-type="float">
            <text:p>0.014174867</text:p>
          </table:table-cell>
          <table:table-cell office:value-type="float" office:value="0.202038925" calcext:value-type="float">
            <text:p>0.202038925</text:p>
          </table:table-cell>
          <table:table-cell office:value-type="float" office:value="654" calcext:value-type="float">
            <text:p>654</text:p>
          </table:table-cell>
          <table:table-cell office:value-type="float" office:value="46138" calcext:value-type="float">
            <text:p>46138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?a</text:p>
          </table:table-cell>
          <table:table-cell office:value-type="float" office:value="0.658645964584265" calcext:value-type="float">
            <text:p>0.6586459646</text:p>
          </table:table-cell>
          <table:table-cell table:formula="of:=IF([.J949] &lt;&gt; 0; 1; 0)" office:value-type="float" office:value="1" calcext:value-type="float">
            <text:p>1</text:p>
          </table:table-cell>
          <table:table-cell table:formula="of:=IF(AND([.K949]=1; [.J949]&gt;=[.E9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84717458" calcext:value-type="float">
            <text:p>0.084717458</text:p>
          </table:table-cell>
          <table:table-cell office:value-type="float" office:value="0.029400708" calcext:value-type="float">
            <text:p>0.029400708</text:p>
          </table:table-cell>
          <table:table-cell office:value-type="float" office:value="0.203955232" calcext:value-type="float">
            <text:p>0.203955232</text:p>
          </table:table-cell>
          <table:table-cell office:value-type="float" office:value="1877" calcext:value-type="float">
            <text:p>1877</text:p>
          </table:table-cell>
          <table:table-cell office:value-type="float" office:value="63842" calcext:value-type="float">
            <text:p>63842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?a</text:p>
          </table:table-cell>
          <table:table-cell office:value-type="float" office:value="0.440409617857424" calcext:value-type="float">
            <text:p>0.4404096179</text:p>
          </table:table-cell>
          <table:table-cell table:formula="of:=IF([.J950] &lt;&gt; 0; 1; 0)" office:value-type="float" office:value="1" calcext:value-type="float">
            <text:p>1</text:p>
          </table:table-cell>
          <table:table-cell table:formula="of:=IF(AND([.K950]=1; [.J950]&gt;=[.E9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actedIn&gt; <text:s/>?b</text:p>
          </table:table-cell>
          <table:table-cell office:value-type="float" office:value="0.004248392" calcext:value-type="float">
            <text:p>0.004248392</text:p>
          </table:table-cell>
          <table:table-cell office:value-type="float" office:value="0.037434348" calcext:value-type="float">
            <text:p>0.037434348</text:p>
          </table:table-cell>
          <table:table-cell table:number-columns-repeated="2" office:value-type="float" office:value="0.204884253" calcext:value-type="float">
            <text:p>0.204884253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float" office:value="19655" calcext:value-type="float">
            <text:p>19655</text:p>
          </table:table-cell>
          <table:table-cell office:value-type="string" calcext:value-type="string">
            <text:p>?b</text:p>
          </table:table-cell>
          <table:table-cell office:value-type="float" office:value="3.495341056894" calcext:value-type="float">
            <text:p>3.4953410569</text:p>
          </table:table-cell>
          <table:table-cell table:formula="of:=IF([.J951] &lt;&gt; 0; 1; 0)" office:value-type="float" office:value="1" calcext:value-type="float">
            <text:p>1</text:p>
          </table:table-cell>
          <table:table-cell table:formula="of:=IF(AND([.K951]=1; [.J951]&gt;=[.E9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e <text:s/>?i <text:s/>&lt;isCitizenOf&gt; <text:s/>?a <text:s/>?e <text:s/>&lt;isCitizenOf&gt; <text:s/>?b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05128205" calcext:value-type="float">
            <text:p>0.2051282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23.0738280460699" calcext:value-type="float">
            <text:p>23.0738280461</text:p>
          </table:table-cell>
          <table:table-cell table:formula="of:=IF([.J952] &lt;&gt; 0; 1; 0)" office:value-type="float" office:value="1" calcext:value-type="float">
            <text:p>1</text:p>
          </table:table-cell>
          <table:table-cell table:formula="of:=IF(AND([.K952]=1; [.J952]&gt;=[.E9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isCitizenOf&gt; <text:s/>?b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037926675" calcext:value-type="float">
            <text:p>0.037926675</text:p>
          </table:table-cell>
          <table:table-cell office:value-type="float" office:value="0.206896552" calcext:value-type="float">
            <text:p>0.206896552</text:p>
          </table:table-cell>
          <table:table-cell office:value-type="float" office:value="30" calcext:value-type="float">
            <text:p>30</text:p>
          </table:table-cell>
          <table:table-cell office:value-type="float" office:value="791" calcext:value-type="float">
            <text:p>79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?a</text:p>
          </table:table-cell>
          <table:table-cell office:value-type="float" office:value="158.959290912599" calcext:value-type="float">
            <text:p>158.9592909126</text:p>
          </table:table-cell>
          <table:table-cell table:formula="of:=IF([.J953] &lt;&gt; 0; 1; 0)" office:value-type="float" office:value="1" calcext:value-type="float">
            <text:p>1</text:p>
          </table:table-cell>
          <table:table-cell table:formula="of:=IF(AND([.K953]=1; [.J953]&gt;=[.E9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58" calcext:value-type="float">
            <text:p>0.040837058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?a</text:p>
          </table:table-cell>
          <table:table-cell office:value-type="float" office:value="1.4432994723662" calcext:value-type="float">
            <text:p>1.4432994724</text:p>
          </table:table-cell>
          <table:table-cell table:formula="of:=IF([.J954] &lt;&gt; 0; 1; 0)" office:value-type="float" office:value="1" calcext:value-type="float">
            <text:p>1</text:p>
          </table:table-cell>
          <table:table-cell table:formula="of:=IF(AND([.K954]=1; [.J954]&gt;=[.E9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206775" calcext:value-type="float">
            <text:p>0.000206775</text:p>
          </table:table-cell>
          <table:table-cell office:value-type="float" office:value="0.013431097" calcext:value-type="float">
            <text:p>0.013431097</text:p>
          </table:table-cell>
          <table:table-cell office:value-type="float" office:value="0.009250519" calcext:value-type="float">
            <text:p>0.009250519</text:p>
          </table:table-cell>
          <table:table-cell office:value-type="float" office:value="0.207847296" calcext:value-type="float">
            <text:p>0.207847296</text:p>
          </table:table-cell>
          <table:table-cell office:value-type="float" office:value="196" calcext:value-type="float">
            <text:p>196</text:p>
          </table:table-cell>
          <table:table-cell office:value-type="float" office:value="21188" calcext:value-type="float">
            <text:p>2118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?a</text:p>
          </table:table-cell>
          <table:table-cell office:value-type="float" office:value="407.478414635961" calcext:value-type="float">
            <text:p>407.478414636</text:p>
          </table:table-cell>
          <table:table-cell table:formula="of:=IF([.J955] &lt;&gt; 0; 1; 0)" office:value-type="float" office:value="1" calcext:value-type="float">
            <text:p>1</text:p>
          </table:table-cell>
          <table:table-cell table:formula="of:=IF(AND([.K955]=1; [.J955]&gt;=[.E9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09301329" calcext:value-type="float">
            <text:p>0.009301329</text:p>
          </table:table-cell>
          <table:table-cell office:value-type="float" office:value="0.207854406" calcext:value-type="float">
            <text:p>0.207854406</text:p>
          </table:table-cell>
          <table:table-cell office:value-type="float" office:value="217" calcext:value-type="float">
            <text:p>217</text:p>
          </table:table-cell>
          <table:table-cell office:value-type="float" office:value="23330" calcext:value-type="float">
            <text:p>2333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  <table:table-cell office:value-type="float" office:value="0.222755895875759" calcext:value-type="float">
            <text:p>0.2227558959</text:p>
          </table:table-cell>
          <table:table-cell table:formula="of:=IF([.J956] &lt;&gt; 0; 1; 0)" office:value-type="float" office:value="1" calcext:value-type="float">
            <text:p>1</text:p>
          </table:table-cell>
          <table:table-cell table:formula="of:=IF(AND([.K956]=1; [.J956]&gt;=[.E9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a <text:s/>&lt;isLocatedIn&gt; <text:s/>?f <text:s/>?f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209888913" calcext:value-type="float">
            <text:p>0.209888913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22955" calcext:value-type="float">
            <text:p>22955</text:p>
          </table:table-cell>
          <table:table-cell office:value-type="string" calcext:value-type="string">
            <text:p>?a</text:p>
          </table:table-cell>
          <table:table-cell office:value-type="float" office:value="64.4593640269397" calcext:value-type="float">
            <text:p>64.4593640269</text:p>
          </table:table-cell>
          <table:table-cell table:formula="of:=IF([.J957] &lt;&gt; 0; 1; 0)" office:value-type="float" office:value="1" calcext:value-type="float">
            <text:p>1</text:p>
          </table:table-cell>
          <table:table-cell table:formula="of:=IF(AND([.K957]=1; [.J957]&gt;=[.E9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sMarriedTo&gt; <text:s/>?a <text:s/>?b <text:s/>&lt;produced&gt; <text:s/>?f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4851752" calcext:value-type="float">
            <text:p>0.04851752</text:p>
          </table:table-cell>
          <table:table-cell office:value-type="float" office:value="0.21" calcext:value-type="float">
            <text:p>0.21</text:p>
          </table:table-cell>
          <table:table-cell office:value-type="float" office:value="126" calcext:value-type="float">
            <text:p>126</text:p>
          </table:table-cell>
          <table:table-cell office:value-type="float" office:value="2597" calcext:value-type="float">
            <text:p>25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?b</text:p>
          </table:table-cell>
          <table:table-cell office:value-type="float" office:value="4.19481813662988" calcext:value-type="float">
            <text:p>4.1948181366</text:p>
          </table:table-cell>
          <table:table-cell table:formula="of:=IF([.J958] &lt;&gt; 0; 1; 0)" office:value-type="float" office:value="1" calcext:value-type="float">
            <text:p>1</text:p>
          </table:table-cell>
          <table:table-cell table:formula="of:=IF(AND([.K958]=1; [.J958]&gt;=[.E9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2" calcext:value-type="float">
            <text:p>0.2</text:p>
          </table:table-cell>
          <table:table-cell office:value-type="float" office:value="0.210526316" calcext:value-type="float">
            <text:p>0.21052631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9] &lt;&gt; 0; 1; 0)" office:value-type="float" office:value="0" calcext:value-type="float">
            <text:p>0</text:p>
          </table:table-cell>
          <table:table-cell table:formula="of:=IF(AND([.K959]=1; [.J959]&gt;=[.E9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11763668" calcext:value-type="float">
            <text:p>0.011763668</text:p>
          </table:table-cell>
          <table:table-cell office:value-type="float" office:value="0.039158101" calcext:value-type="float">
            <text:p>0.039158101</text:p>
          </table:table-cell>
          <table:table-cell office:value-type="float" office:value="0.210637177" calcext:value-type="float">
            <text:p>0.210637177</text:p>
          </table:table-cell>
          <table:table-cell office:value-type="float" office:value="400" calcext:value-type="float">
            <text:p>400</text:p>
          </table:table-cell>
          <table:table-cell office:value-type="float" office:value="10215" calcext:value-type="float">
            <text:p>10215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?a</text:p>
          </table:table-cell>
          <table:table-cell office:value-type="float" office:value="49.1072658768256" calcext:value-type="float">
            <text:p>49.1072658768</text:p>
          </table:table-cell>
          <table:table-cell table:formula="of:=IF([.J960] &lt;&gt; 0; 1; 0)" office:value-type="float" office:value="1" calcext:value-type="float">
            <text:p>1</text:p>
          </table:table-cell>
          <table:table-cell table:formula="of:=IF(AND([.K960]=1; [.J960]&gt;=[.E9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graduatedFrom&gt; <text:s/>?f <text:s/>?a <text:s/>&lt;worksAt&gt; <text:s/>?f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28445748" calcext:value-type="float">
            <text:p>0.128445748</text:p>
          </table:table-cell>
          <table:table-cell office:value-type="float" office:value="0.210779596" calcext:value-type="float">
            <text:p>0.210779596</text:p>
          </table:table-cell>
          <table:table-cell office:value-type="float" office:value="219" calcext:value-type="float">
            <text:p>219</text:p>
          </table:table-cell>
          <table:table-cell office:value-type="float" office:value="1705" calcext:value-type="float">
            <text:p>170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?a</text:p>
          </table:table-cell>
          <table:table-cell office:value-type="float" office:value="0.331056491797772" calcext:value-type="float">
            <text:p>0.3310564918</text:p>
          </table:table-cell>
          <table:table-cell table:formula="of:=IF([.J961] &lt;&gt; 0; 1; 0)" office:value-type="float" office:value="1" calcext:value-type="float">
            <text:p>1</text:p>
          </table:table-cell>
          <table:table-cell table:formula="of:=IF(AND([.K961]=1; [.J961]&gt;=[.E9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160839161" calcext:value-type="float">
            <text:p>0.160839161</text:p>
          </table:table-cell>
          <table:table-cell office:value-type="float" office:value="0.211009174" calcext:value-type="float">
            <text:p>0.211009174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2] &lt;&gt; 0; 1; 0)" office:value-type="float" office:value="0" calcext:value-type="float">
            <text:p>0</text:p>
          </table:table-cell>
          <table:table-cell table:formula="of:=IF(AND([.K962]=1; [.J962]&gt;=[.E9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hasWonPrize&gt; <text:s/>?b <text:s/>?i <text:s/>&lt;produced&gt; <text:s/>?f <text:s text:c="2"/>=&gt; ?a <text:s/>&lt;hasWonPrize&gt; <text:s/>?b</text:p>
          </table:table-cell>
          <table:table-cell office:value-type="float" office:value="0.000540148" calcext:value-type="float">
            <text:p>0.000540148</text:p>
          </table:table-cell>
          <table:table-cell office:value-type="float" office:value="0.015057495" calcext:value-type="float">
            <text:p>0.015057495</text:p>
          </table:table-cell>
          <table:table-cell office:value-type="float" office:value="0.052502051" calcext:value-type="float">
            <text:p>0.052502051</text:p>
          </table:table-cell>
          <table:table-cell office:value-type="float" office:value="0.211308296" calcext:value-type="float">
            <text:p>0.211308296</text:p>
          </table:table-cell>
          <table:table-cell office:value-type="float" office:value="512" calcext:value-type="float">
            <text:p>512</text:p>
          </table:table-cell>
          <table:table-cell office:value-type="float" office:value="9752" calcext:value-type="float">
            <text:p>975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?a</text:p>
          </table:table-cell>
          <table:table-cell office:value-type="float" office:value="59.667700954598" calcext:value-type="float">
            <text:p>59.6677009546</text:p>
          </table:table-cell>
          <table:table-cell table:formula="of:=IF([.J963] &lt;&gt; 0; 1; 0)" office:value-type="float" office:value="1" calcext:value-type="float">
            <text:p>1</text:p>
          </table:table-cell>
          <table:table-cell table:formula="of:=IF(AND([.K963]=1; [.J963]&gt;=[.E9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b <text:s/>?e <text:s/>&lt;isKnownFor&gt; <text:s/>?j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26.9261158983057" calcext:value-type="float">
            <text:p>26.9261158983</text:p>
          </table:table-cell>
          <table:table-cell table:formula="of:=IF([.J964] &lt;&gt; 0; 1; 0)" office:value-type="float" office:value="1" calcext:value-type="float">
            <text:p>1</text:p>
          </table:table-cell>
          <table:table-cell table:formula="of:=IF(AND([.K964]=1; [.J964]&gt;=[.E9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b <text:s/>?i <text:s/>&lt;isMarriedTo&gt; <text:s/>?a <text:s/>?i <text:s/>&lt;isMarriedTo&gt; <text:s/>?e <text:s text:c="2"/>=&gt; ?a <text:s/>&lt;directed&gt; <text:s/>?b</text:p>
          </table:table-cell>
          <table:table-cell office:value-type="float" office:value="0.00069945" calcext:value-type="float">
            <text:p>0.00069945</text:p>
          </table:table-cell>
          <table:table-cell office:value-type="float" office:value="0.019807009" calcext:value-type="float">
            <text:p>0.019807009</text:p>
          </table:table-cell>
          <table:table-cell office:value-type="float" office:value="0.054952341" calcext:value-type="float">
            <text:p>0.054952341</text:p>
          </table:table-cell>
          <table:table-cell office:value-type="float" office:value="0.213801999" calcext:value-type="float">
            <text:p>0.213801999</text:p>
          </table:table-cell>
          <table:table-cell office:value-type="float" office:value="663" calcext:value-type="float">
            <text:p>663</text:p>
          </table:table-cell>
          <table:table-cell office:value-type="float" office:value="12065" calcext:value-type="float">
            <text:p>12065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?b</text:p>
          </table:table-cell>
          <table:table-cell office:value-type="float" office:value="1.05479979938695" calcext:value-type="float">
            <text:p>1.0547997994</text:p>
          </table:table-cell>
          <table:table-cell table:formula="of:=IF([.J965] &lt;&gt; 0; 1; 0)" office:value-type="float" office:value="1" calcext:value-type="float">
            <text:p>1</text:p>
          </table:table-cell>
          <table:table-cell table:formula="of:=IF(AND([.K965]=1; [.J965]&gt;=[.E9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08047364" calcext:value-type="float">
            <text:p>0.008047364</text:p>
          </table:table-cell>
          <table:table-cell office:value-type="float" office:value="0.035797921" calcext:value-type="float">
            <text:p>0.035797921</text:p>
          </table:table-cell>
          <table:table-cell table:number-columns-repeated="2" office:value-type="float" office:value="0.215267391" calcext:value-type="float">
            <text:p>0.215267391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35435" calcext:value-type="float">
            <text:p>35435</text:p>
          </table:table-cell>
          <table:table-cell office:value-type="string" calcext:value-type="string">
            <text:p>?a</text:p>
          </table:table-cell>
          <table:table-cell office:value-type="float" office:value="22.3384082218703" calcext:value-type="float">
            <text:p>22.3384082219</text:p>
          </table:table-cell>
          <table:table-cell table:formula="of:=IF([.J966] &lt;&gt; 0; 1; 0)" office:value-type="float" office:value="1" calcext:value-type="float">
            <text:p>1</text:p>
          </table:table-cell>
          <table:table-cell table:formula="of:=IF(AND([.K966]=1; [.J966]&gt;=[.E9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216630197" calcext:value-type="float">
            <text:p>0.2166301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?a</text:p>
          </table:table-cell>
          <table:table-cell office:value-type="float" office:value="2.91099899093723" calcext:value-type="float">
            <text:p>2.9109989909</text:p>
          </table:table-cell>
          <table:table-cell table:formula="of:=IF([.J967] &lt;&gt; 0; 1; 0)" office:value-type="float" office:value="1" calcext:value-type="float">
            <text:p>1</text:p>
          </table:table-cell>
          <table:table-cell table:formula="of:=IF(AND([.K967]=1; [.J967]&gt;=[.E9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10028527" calcext:value-type="float">
            <text:p>0.010028527</text:p>
          </table:table-cell>
          <table:table-cell office:value-type="float" office:value="0.037985964" calcext:value-type="float">
            <text:p>0.037985964</text:p>
          </table:table-cell>
          <table:table-cell office:value-type="float" office:value="0.21692112" calcext:value-type="float">
            <text:p>0.21692112</text:p>
          </table:table-cell>
          <table:table-cell office:value-type="float" office:value="341" calcext:value-type="float">
            <text:p>341</text:p>
          </table:table-cell>
          <table:table-cell office:value-type="float" office:value="8977" calcext:value-type="float">
            <text:p>8977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?a</text:p>
          </table:table-cell>
          <table:table-cell office:value-type="float" office:value="53.9668554305426" calcext:value-type="float">
            <text:p>53.9668554305</text:p>
          </table:table-cell>
          <table:table-cell table:formula="of:=IF([.J968] &lt;&gt; 0; 1; 0)" office:value-type="float" office:value="1" calcext:value-type="float">
            <text:p>1</text:p>
          </table:table-cell>
          <table:table-cell table:formula="of:=IF(AND([.K968]=1; [.J968]&gt;=[.E9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3426565" calcext:value-type="float">
            <text:p>0.003426565</text:p>
          </table:table-cell>
          <table:table-cell office:value-type="float" office:value="0.231784771" calcext:value-type="float">
            <text:p>0.231784771</text:p>
          </table:table-cell>
          <table:table-cell table:number-columns-repeated="2" office:value-type="float" office:value="0.217083278" calcext:value-type="float">
            <text:p>0.217083278</text:p>
          </table:table-cell>
          <table:table-cell office:value-type="float" office:value="3248" calcext:value-type="float">
            <text:p>3248</text:p>
          </table:table-cell>
          <table:table-cell table:number-columns-repeated="2" office:value-type="float" office:value="14962" calcext:value-type="float">
            <text:p>14962</text:p>
          </table:table-cell>
          <table:table-cell office:value-type="string" calcext:value-type="string">
            <text:p>?b</text:p>
          </table:table-cell>
          <table:table-cell office:value-type="float" office:value="558.388681508316" calcext:value-type="float">
            <text:p>558.3886815083</text:p>
          </table:table-cell>
          <table:table-cell table:formula="of:=IF([.J969] &lt;&gt; 0; 1; 0)" office:value-type="float" office:value="1" calcext:value-type="float">
            <text:p>1</text:p>
          </table:table-cell>
          <table:table-cell table:formula="of:=IF(AND([.K969]=1; [.J969]&gt;=[.E9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98395" calcext:value-type="float">
            <text:p>0.000698395</text:p>
          </table:table-cell>
          <table:table-cell office:value-type="float" office:value="0.01946887" calcext:value-type="float">
            <text:p>0.01946887</text:p>
          </table:table-cell>
          <table:table-cell office:value-type="float" office:value="0.05395273" calcext:value-type="float">
            <text:p>0.05395273</text:p>
          </table:table-cell>
          <table:table-cell office:value-type="float" office:value="0.217191601" calcext:value-type="float">
            <text:p>0.217191601</text:p>
          </table:table-cell>
          <table:table-cell office:value-type="float" office:value="662" calcext:value-type="float">
            <text:p>662</text:p>
          </table:table-cell>
          <table:table-cell office:value-type="float" office:value="12270" calcext:value-type="float">
            <text:p>12270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?a</text:p>
          </table:table-cell>
          <table:table-cell office:value-type="float" office:value="68.5258419926605" calcext:value-type="float">
            <text:p>68.5258419927</text:p>
          </table:table-cell>
          <table:table-cell table:formula="of:=IF([.J970] &lt;&gt; 0; 1; 0)" office:value-type="float" office:value="1" calcext:value-type="float">
            <text:p>1</text:p>
          </table:table-cell>
          <table:table-cell table:formula="of:=IF(AND([.K970]=1; [.J970]&gt;=[.E9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387518142" calcext:value-type="float">
            <text:p>0.387518142</text:p>
          </table:table-cell>
          <table:table-cell office:value-type="float" office:value="0.154424523" calcext:value-type="float">
            <text:p>0.154424523</text:p>
          </table:table-cell>
          <table:table-cell office:value-type="float" office:value="0.217781403" calcext:value-type="float">
            <text:p>0.217781403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?a</text:p>
          </table:table-cell>
          <table:table-cell office:value-type="float" office:value="0.716321414434622" calcext:value-type="float">
            <text:p>0.7163214144</text:p>
          </table:table-cell>
          <table:table-cell table:formula="of:=IF([.J971] &lt;&gt; 0; 1; 0)" office:value-type="float" office:value="1" calcext:value-type="float">
            <text:p>1</text:p>
          </table:table-cell>
          <table:table-cell table:formula="of:=IF(AND([.K971]=1; [.J971]&gt;=[.E9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CitizenOf&gt; <text:s/>?a <text:s/>?b <text:s/>&lt;isLocatedIn&gt; <text:s/>?a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205607477" calcext:value-type="float">
            <text:p>0.205607477</text:p>
          </table:table-cell>
          <table:table-cell office:value-type="float" office:value="0.217821782" calcext:value-type="float">
            <text:p>0.217821782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2] &lt;&gt; 0; 1; 0)" office:value-type="float" office:value="0" calcext:value-type="float">
            <text:p>0</text:p>
          </table:table-cell>
          <table:table-cell table:formula="of:=IF(AND([.K972]=1; [.J972]&gt;=[.E9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19293924" calcext:value-type="float">
            <text:p>0.019293924</text:p>
          </table:table-cell>
          <table:table-cell office:value-type="float" office:value="0.086556169" calcext:value-type="float">
            <text:p>0.086556169</text:p>
          </table:table-cell>
          <table:table-cell office:value-type="float" office:value="0.218604651" calcext:value-type="float">
            <text:p>0.218604651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  <table:table-cell office:value-type="float" office:value="0.878455281888767" calcext:value-type="float">
            <text:p>0.8784552819</text:p>
          </table:table-cell>
          <table:table-cell table:formula="of:=IF([.J973] &lt;&gt; 0; 1; 0)" office:value-type="float" office:value="1" calcext:value-type="float">
            <text:p>1</text:p>
          </table:table-cell>
          <table:table-cell table:formula="of:=IF(AND([.K973]=1; [.J973]&gt;=[.E9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isLeaderOf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41542562" calcext:value-type="float">
            <text:p>0.041542562</text:p>
          </table:table-cell>
          <table:table-cell office:value-type="float" office:value="0.003038921" calcext:value-type="float">
            <text:p>0.003038921</text:p>
          </table:table-cell>
          <table:table-cell office:value-type="float" office:value="0.220099668" calcext:value-type="float">
            <text:p>0.220099668</text:p>
          </table:table-cell>
          <table:table-cell office:value-type="float" office:value="265" calcext:value-type="float">
            <text:p>265</text:p>
          </table:table-cell>
          <table:table-cell office:value-type="float" office:value="87202" calcext:value-type="float">
            <text:p>8720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office:value-type="float" office:value="6.02675585284281" calcext:value-type="float">
            <text:p>6.0267558528</text:p>
          </table:table-cell>
          <table:table-cell table:formula="of:=IF([.J974] &lt;&gt; 0; 1; 0)" office:value-type="float" office:value="1" calcext:value-type="float">
            <text:p>1</text:p>
          </table:table-cell>
          <table:table-cell table:formula="of:=IF(AND([.K974]=1; [.J974]&gt;=[.E9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imports&gt; <text:s/>?b <text:s/>?h <text:s/>&lt;imports&gt; <text:s/>?b <text:s text:c="2"/>=&gt; ?a <text:s/>&lt;ex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47337278" calcext:value-type="float">
            <text:p>0.047337278</text:p>
          </table:table-cell>
          <table:table-cell office:value-type="float" office:value="0.216216216" calcext:value-type="float">
            <text:p>0.216216216</text:p>
          </table:table-cell>
          <table:table-cell office:value-type="float" office:value="0.220183486" calcext:value-type="float">
            <text:p>0.220183486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75] &lt;&gt; 0; 1; 0)" office:value-type="float" office:value="0" calcext:value-type="float">
            <text:p>0</text:p>
          </table:table-cell>
          <table:table-cell table:formula="of:=IF(AND([.K975]=1; [.J975]&gt;=[.E9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graduatedFrom&gt; <text:s/>?b <text:s/>?e <text:s/>&lt;hasAcademicAdvisor&gt; <text:s/>?a <text:s/>?e <text:s/>&lt;hasAcademicAdvisor&gt; <text:s/>?j <text:s text:c="2"/>=&gt; ?a <text:s/>&lt;worksAt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134647" calcext:value-type="float">
            <text:p>0.02134647</text:p>
          </table:table-cell>
          <table:table-cell office:value-type="float" office:value="0.125301205" calcext:value-type="float">
            <text:p>0.125301205</text:p>
          </table:table-cell>
          <table:table-cell office:value-type="float" office:value="0.220338983" calcext:value-type="float">
            <text:p>0.220338983</text:p>
          </table:table-cell>
          <table:table-cell office:value-type="float" office:value="52" calcext:value-type="float">
            <text:p>52</text:p>
          </table:table-cell>
          <table:table-cell office:value-type="float" office:value="415" calcext:value-type="float">
            <text:p>41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?a</text:p>
          </table:table-cell>
          <table:table-cell office:value-type="float" office:value="3.00692493590776" calcext:value-type="float">
            <text:p>3.0069249359</text:p>
          </table:table-cell>
          <table:table-cell table:formula="of:=IF([.J976] &lt;&gt; 0; 1; 0)" office:value-type="float" office:value="1" calcext:value-type="float">
            <text:p>1</text:p>
          </table:table-cell>
          <table:table-cell table:formula="of:=IF(AND([.K976]=1; [.J976]&gt;=[.E9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isCitizenOf&gt; <text:s/>?b</text:p>
          </table:table-cell>
          <table:table-cell office:value-type="float" office:value="0.0004452" calcext:value-type="float">
            <text:p>0.0004452</text:p>
          </table:table-cell>
          <table:table-cell office:value-type="float" office:value="0.028963624" calcext:value-type="float">
            <text:p>0.028963624</text:p>
          </table:table-cell>
          <table:table-cell office:value-type="float" office:value="0.029075375" calcext:value-type="float">
            <text:p>0.029075375</text:p>
          </table:table-cell>
          <table:table-cell office:value-type="float" office:value="0.220711297" calcext:value-type="float">
            <text:p>0.220711297</text:p>
          </table:table-cell>
          <table:table-cell office:value-type="float" office:value="422" calcext:value-type="float">
            <text:p>422</text:p>
          </table:table-cell>
          <table:table-cell office:value-type="float" office:value="14514" calcext:value-type="float">
            <text:p>1451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?a</text:p>
          </table:table-cell>
          <table:table-cell office:value-type="float" office:value="4.75782198045735" calcext:value-type="float">
            <text:p>4.7578219805</text:p>
          </table:table-cell>
          <table:table-cell table:formula="of:=IF([.J977] &lt;&gt; 0; 1; 0)" office:value-type="float" office:value="1" calcext:value-type="float">
            <text:p>1</text:p>
          </table:table-cell>
          <table:table-cell table:formula="of:=IF(AND([.K977]=1; [.J977]&gt;=[.E9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wasBornIn&gt; <text:s/>?f <text:s text:c="2"/>=&gt; ?a <text:s/>&lt;isCitizenOf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94715168" calcext:value-type="float">
            <text:p>0.094715168</text:p>
          </table:table-cell>
          <table:table-cell office:value-type="float" office:value="0.033179458" calcext:value-type="float">
            <text:p>0.033179458</text:p>
          </table:table-cell>
          <table:table-cell office:value-type="float" office:value="0.223120453" calcext:value-type="float">
            <text:p>0.223120453</text:p>
          </table:table-cell>
          <table:table-cell office:value-type="float" office:value="1380" calcext:value-type="float">
            <text:p>1380</text:p>
          </table:table-cell>
          <table:table-cell office:value-type="float" office:value="41592" calcext:value-type="float">
            <text:p>41592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?a</text:p>
          </table:table-cell>
          <table:table-cell office:value-type="float" office:value="124.571564735693" calcext:value-type="float">
            <text:p>124.5715647357</text:p>
          </table:table-cell>
          <table:table-cell table:formula="of:=IF([.J978] &lt;&gt; 0; 1; 0)" office:value-type="float" office:value="1" calcext:value-type="float">
            <text:p>1</text:p>
          </table:table-cell>
          <table:table-cell table:formula="of:=IF(AND([.K978]=1; [.J978]&gt;=[.E9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9] &lt;&gt; 0; 1; 0)" office:value-type="float" office:value="0" calcext:value-type="float">
            <text:p>0</text:p>
          </table:table-cell>
          <table:table-cell table:formula="of:=IF(AND([.K979]=1; [.J979]&gt;=[.E9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0] &lt;&gt; 0; 1; 0)" office:value-type="float" office:value="0" calcext:value-type="float">
            <text:p>0</text:p>
          </table:table-cell>
          <table:table-cell table:formula="of:=IF(AND([.K980]=1; [.J980]&gt;=[.E9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.225313254397057" calcext:value-type="float">
            <text:p>0.2253132544</text:p>
          </table:table-cell>
          <table:table-cell table:formula="of:=IF([.J981] &lt;&gt; 0; 1; 0)" office:value-type="float" office:value="1" calcext:value-type="float">
            <text:p>1</text:p>
          </table:table-cell>
          <table:table-cell table:formula="of:=IF(AND([.K981]=1; [.J981]&gt;=[.E9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.225313254397057" calcext:value-type="float">
            <text:p>0.2253132544</text:p>
          </table:table-cell>
          <table:table-cell table:formula="of:=IF([.J982] &lt;&gt; 0; 1; 0)" office:value-type="float" office:value="1" calcext:value-type="float">
            <text:p>1</text:p>
          </table:table-cell>
          <table:table-cell table:formula="of:=IF(AND([.K982]=1; [.J982]&gt;=[.E9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3] &lt;&gt; 0; 1; 0)" office:value-type="float" office:value="0" calcext:value-type="float">
            <text:p>0</text:p>
          </table:table-cell>
          <table:table-cell table:formula="of:=IF(AND([.K983]=1; [.J983]&gt;=[.E9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office:value-type="float" office:value="0.226952436876101" calcext:value-type="float">
            <text:p>0.2269524369</text:p>
          </table:table-cell>
          <table:table-cell table:formula="of:=IF([.J984] &lt;&gt; 0; 1; 0)" office:value-type="float" office:value="1" calcext:value-type="float">
            <text:p>1</text:p>
          </table:table-cell>
          <table:table-cell table:formula="of:=IF(AND([.K984]=1; [.J984]&gt;=[.E9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0525452" calcext:value-type="float">
            <text:p>0.020525452</text:p>
          </table:table-cell>
          <table:table-cell office:value-type="float" office:value="0.068681319" calcext:value-type="float">
            <text:p>0.068681319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a</text:p>
          </table:table-cell>
          <table:table-cell office:value-type="float" office:value="0.934526895626348" calcext:value-type="float">
            <text:p>0.9345268956</text:p>
          </table:table-cell>
          <table:table-cell table:formula="of:=IF([.J985] &lt;&gt; 0; 1; 0)" office:value-type="float" office:value="1" calcext:value-type="float">
            <text:p>1</text:p>
          </table:table-cell>
          <table:table-cell table:formula="of:=IF(AND([.K985]=1; [.J985]&gt;=[.E9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/>?f <text:s/>&lt;imports&gt; <text:s/>?b <text:s text:c="2"/>=&gt; ?a <text:s/>&lt;imports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157738095" calcext:value-type="float">
            <text:p>0.157738095</text:p>
          </table:table-cell>
          <table:table-cell office:value-type="float" office:value="0.175496689" calcext:value-type="float">
            <text:p>0.175496689</text:p>
          </table:table-cell>
          <table:table-cell office:value-type="float" office:value="0.227467811" calcext:value-type="float">
            <text:p>0.227467811</text:p>
          </table:table-cell>
          <table:table-cell office:value-type="float" office:value="53" calcext:value-type="float">
            <text:p>53</text:p>
          </table:table-cell>
          <table:table-cell office:value-type="float" office:value="302" calcext:value-type="float">
            <text:p>30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6] &lt;&gt; 0; 1; 0)" office:value-type="float" office:value="0" calcext:value-type="float">
            <text:p>0</text:p>
          </table:table-cell>
          <table:table-cell table:formula="of:=IF(AND([.K986]=1; [.J986]&gt;=[.E9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7] &lt;&gt; 0; 1; 0)" office:value-type="float" office:value="0" calcext:value-type="float">
            <text:p>0</text:p>
          </table:table-cell>
          <table:table-cell table:formula="of:=IF(AND([.K987]=1; [.J987]&gt;=[.E9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h <text:s/>&lt;exports&gt; <text:s/>?b <text:s/>?a <text:s/>&lt;imports&gt; <text:s/>?b <text:s text:c="2"/>=&gt; ?a <text:s/>&lt;ex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37475345" calcext:value-type="float">
            <text:p>0.037475345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8] &lt;&gt; 0; 1; 0)" office:value-type="float" office:value="0" calcext:value-type="float">
            <text:p>0</text:p>
          </table:table-cell>
          <table:table-cell table:formula="of:=IF(AND([.K988]=1; [.J988]&gt;=[.E9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string" calcext:value-type="string">
            <text:p>?a</text:p>
          </table:table-cell>
          <table:table-cell office:value-type="float" office:value="2.94085147297074" calcext:value-type="float">
            <text:p>2.940851473</text:p>
          </table:table-cell>
          <table:table-cell table:formula="of:=IF([.J989] &lt;&gt; 0; 1; 0)" office:value-type="float" office:value="1" calcext:value-type="float">
            <text:p>1</text:p>
          </table:table-cell>
          <table:table-cell table:formula="of:=IF(AND([.K989]=1; [.J989]&gt;=[.E9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229007634" calcext:value-type="float">
            <text:p>0.2290076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?a</text:p>
          </table:table-cell>
          <table:table-cell office:value-type="float" office:value="1.23458219286127" calcext:value-type="float">
            <text:p>1.2345821929</text:p>
          </table:table-cell>
          <table:table-cell table:formula="of:=IF([.J990] &lt;&gt; 0; 1; 0)" office:value-type="float" office:value="1" calcext:value-type="float">
            <text:p>1</text:p>
          </table:table-cell>
          <table:table-cell table:formula="of:=IF(AND([.K990]=1; [.J990]&gt;=[.E9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rected&gt; <text:s/>?f <text:s/>?i <text:s/>&lt;isMarriedTo&gt; <text:s/>?a <text:s/>?i <text:s/>&lt;produced&gt; <text:s/>?f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4925894" calcext:value-type="float">
            <text:p>0.054925894</text:p>
          </table:table-cell>
          <table:table-cell office:value-type="float" office:value="0.232044199" calcext:value-type="float">
            <text:p>0.232044199</text:p>
          </table:table-cell>
          <table:table-cell office:value-type="float" office:value="126" calcext:value-type="float">
            <text:p>126</text:p>
          </table:table-cell>
          <table:table-cell office:value-type="float" office:value="2294" calcext:value-type="float">
            <text:p>229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b</text:p>
          </table:table-cell>
          <table:table-cell office:value-type="float" office:value="3.59424341109121" calcext:value-type="float">
            <text:p>3.5942434111</text:p>
          </table:table-cell>
          <table:table-cell table:formula="of:=IF([.J991] &lt;&gt; 0; 1; 0)" office:value-type="float" office:value="1" calcext:value-type="float">
            <text:p>1</text:p>
          </table:table-cell>
          <table:table-cell table:formula="of:=IF(AND([.K991]=1; [.J991]&gt;=[.E9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lives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42212019" calcext:value-type="float">
            <text:p>0.042212019</text:p>
          </table:table-cell>
          <table:table-cell office:value-type="float" office:value="0.013634955" calcext:value-type="float">
            <text:p>0.013634955</text:p>
          </table:table-cell>
          <table:table-cell office:value-type="float" office:value="0.234398782" calcext:value-type="float">
            <text:p>0.234398782</text:p>
          </table:table-cell>
          <table:table-cell office:value-type="float" office:value="616" calcext:value-type="float">
            <text:p>616</text:p>
          </table:table-cell>
          <table:table-cell office:value-type="float" office:value="45178" calcext:value-type="float">
            <text:p>45178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?a</text:p>
          </table:table-cell>
          <table:table-cell office:value-type="float" office:value="0.559465598991718" calcext:value-type="float">
            <text:p>0.559465599</text:p>
          </table:table-cell>
          <table:table-cell table:formula="of:=IF([.J992] &lt;&gt; 0; 1; 0)" office:value-type="float" office:value="1" calcext:value-type="float">
            <text:p>1</text:p>
          </table:table-cell>
          <table:table-cell table:formula="of:=IF(AND([.K992]=1; [.J992]&gt;=[.E9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b <text:s/>?j <text:s/>&lt;isMarriedTo&gt; <text:s/>?a <text:s/>?e <text:s/>&lt;isMarriedTo&gt; <text:s/>?j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92932448" calcext:value-type="float">
            <text:p>0.092932448</text:p>
          </table:table-cell>
          <table:table-cell office:value-type="float" office:value="0.234482759" calcext:value-type="float">
            <text:p>0.234482759</text:p>
          </table:table-cell>
          <table:table-cell office:value-type="float" office:value="476" calcext:value-type="float">
            <text:p>476</text:p>
          </table:table-cell>
          <table:table-cell office:value-type="float" office:value="5122" calcext:value-type="float">
            <text:p>512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?b</text:p>
          </table:table-cell>
          <table:table-cell office:value-type="float" office:value="1.43907447845379" calcext:value-type="float">
            <text:p>1.4390744785</text:p>
          </table:table-cell>
          <table:table-cell table:formula="of:=IF([.J993] &lt;&gt; 0; 1; 0)" office:value-type="float" office:value="1" calcext:value-type="float">
            <text:p>1</text:p>
          </table:table-cell>
          <table:table-cell table:formula="of:=IF(AND([.K993]=1; [.J993]&gt;=[.E9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b <text:s/>?e <text:s/>&lt;hasAcademicAdvisor&gt; <text:s/>?i <text:s/>?i <text:s/>&lt;influences&gt; <text:s/>?a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81364829" calcext:value-type="float">
            <text:p>0.081364829</text:p>
          </table:table-cell>
          <table:table-cell office:value-type="float" office:value="0.234848485" calcext:value-type="float">
            <text:p>0.234848485</text:p>
          </table:table-cell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office:value-type="float" office:value="2.81647085087384" calcext:value-type="float">
            <text:p>2.8164708509</text:p>
          </table:table-cell>
          <table:table-cell table:formula="of:=IF([.J994] &lt;&gt; 0; 1; 0)" office:value-type="float" office:value="1" calcext:value-type="float">
            <text:p>1</text:p>
          </table:table-cell>
          <table:table-cell table:formula="of:=IF(AND([.K994]=1; [.J994]&gt;=[.E9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directed&gt; <text:s/>?f <text:s text:c="2"/>=&gt; ?a <text:s/>&lt;created&gt; <text:s/>?b</text:p>
          </table:table-cell>
          <table:table-cell office:value-type="float" office:value="0.014983838" calcext:value-type="float">
            <text:p>0.014983838</text:p>
          </table:table-cell>
          <table:table-cell office:value-type="float" office:value="0.070958942" calcext:value-type="float">
            <text:p>0.070958942</text:p>
          </table:table-cell>
          <table:table-cell table:number-columns-repeated="2" office:value-type="float" office:value="0.235145113" calcext:value-type="float">
            <text:p>0.235145113</text:p>
          </table:table-cell>
          <table:table-cell office:value-type="float" office:value="14203" calcext:value-type="float">
            <text:p>14203</text:p>
          </table:table-cell>
          <table:table-cell table:number-columns-repeated="2" office:value-type="float" office:value="60401" calcext:value-type="float">
            <text:p>60401</text:p>
          </table:table-cell>
          <table:table-cell office:value-type="string" calcext:value-type="string">
            <text:p>?b</text:p>
          </table:table-cell>
          <table:table-cell office:value-type="float" office:value="1.16937966435145" calcext:value-type="float">
            <text:p>1.1693796644</text:p>
          </table:table-cell>
          <table:table-cell table:formula="of:=IF([.J995] &lt;&gt; 0; 1; 0)" office:value-type="float" office:value="1" calcext:value-type="float">
            <text:p>1</text:p>
          </table:table-cell>
          <table:table-cell table:formula="of:=IF(AND([.K995]=1; [.J995]&gt;=[.E9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a <text:s/>&lt;hasCapital&gt; <text:s/>?h <text:s/>?h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6] &lt;&gt; 0; 1; 0)" office:value-type="float" office:value="0" calcext:value-type="float">
            <text:p>0</text:p>
          </table:table-cell>
          <table:table-cell table:formula="of:=IF(AND([.K996]=1; [.J996]&gt;=[.E9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031347962" calcext:value-type="float">
            <text:p>0.03134796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1002.12294140882" calcext:value-type="float">
            <text:p>1002.1229414088</text:p>
          </table:table-cell>
          <table:table-cell table:formula="of:=IF([.J997] &lt;&gt; 0; 1; 0)" office:value-type="float" office:value="1" calcext:value-type="float">
            <text:p>1</text:p>
          </table:table-cell>
          <table:table-cell table:formula="of:=IF(AND([.K997]=1; [.J997]&gt;=[.E9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e <text:s/>&lt;hasCapital&gt; <text:s/>?j <text:s/>?j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18018018" calcext:value-type="float">
            <text:p>0.1801801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213.657347478716" calcext:value-type="float">
            <text:p>213.6573474787</text:p>
          </table:table-cell>
          <table:table-cell table:formula="of:=IF([.J998] &lt;&gt; 0; 1; 0)" office:value-type="float" office:value="1" calcext:value-type="float">
            <text:p>1</text:p>
          </table:table-cell>
          <table:table-cell table:formula="of:=IF(AND([.K998]=1; [.J998]&gt;=[.E9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79599524" calcext:value-type="float">
            <text:p>0.079599524</text:p>
          </table:table-cell>
          <table:table-cell office:value-type="float" office:value="0.096764476" calcext:value-type="float">
            <text:p>0.096764476</text:p>
          </table:table-cell>
          <table:table-cell office:value-type="float" office:value="0.23565664" calcext:value-type="float">
            <text:p>0.23565664</text:p>
          </table:table-cell>
          <table:table-cell office:value-type="float" office:value="1606" calcext:value-type="float">
            <text:p>1606</text:p>
          </table:table-cell>
          <table:table-cell office:value-type="float" office:value="16597" calcext:value-type="float">
            <text:p>16597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99] &lt;&gt; 0; 1; 0)" office:value-type="float" office:value="0" calcext:value-type="float">
            <text:p>0</text:p>
          </table:table-cell>
          <table:table-cell table:formula="of:=IF(AND([.K999]=1; [.J999]&gt;=[.E9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92829402" calcext:value-type="float">
            <text:p>0.092829402</text:p>
          </table:table-cell>
          <table:table-cell office:value-type="float" office:value="0.23608769" calcext:value-type="float">
            <text:p>0.23608769</text:p>
          </table:table-cell>
          <table:table-cell office:value-type="float" office:value="1960" calcext:value-type="float">
            <text:p>1960</text:p>
          </table:table-cell>
          <table:table-cell office:value-type="float" office:value="21114" calcext:value-type="float">
            <text:p>21114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?a</text:p>
          </table:table-cell>
          <table:table-cell office:value-type="float" office:value="0.29464741800246" calcext:value-type="float">
            <text:p>0.294647418</text:p>
          </table:table-cell>
          <table:table-cell table:formula="of:=IF([.J1000] &lt;&gt; 0; 1; 0)" office:value-type="float" office:value="1" calcext:value-type="float">
            <text:p>1</text:p>
          </table:table-cell>
          <table:table-cell table:formula="of:=IF(AND([.K1000]=1; [.J1000]&gt;=[.E10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b <text:s/>?j <text:s/>&lt;isLocatedIn&gt; <text:s/>?a <text:s/>?e <text:s/>&lt;wasBornIn&gt; <text:s/>?j <text:s text:c="2"/>=&gt; ?a <text:s/>&lt;dealsWith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39187228" calcext:value-type="float">
            <text:p>0.039187228</text:p>
          </table:table-cell>
          <table:table-cell office:value-type="float" office:value="0.088235294" calcext:value-type="float">
            <text:p>0.088235294</text:p>
          </table:table-cell>
          <table:table-cell office:value-type="float" office:value="0.236842105" calcext:value-type="float">
            <text:p>0.236842105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office:value-type="float" office:value="338.939791422486" calcext:value-type="float">
            <text:p>338.9397914225</text:p>
          </table:table-cell>
          <table:table-cell table:formula="of:=IF([.J1001] &lt;&gt; 0; 1; 0)" office:value-type="float" office:value="1" calcext:value-type="float">
            <text:p>1</text:p>
          </table:table-cell>
          <table:table-cell table:formula="of:=IF(AND([.K1001]=1; [.J1001]&gt;=[.E10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produced&gt; <text:s/>?h <text:s text:c="2"/>=&gt; ?a <text:s/>&lt;produced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15265662" calcext:value-type="float">
            <text:p>0.015265662</text:p>
          </table:table-cell>
          <table:table-cell office:value-type="float" office:value="0.123397436" calcext:value-type="float">
            <text:p>0.123397436</text:p>
          </table:table-cell>
          <table:table-cell office:value-type="float" office:value="0.237471087" calcext:value-type="float">
            <text:p>0.237471087</text:p>
          </table:table-cell>
          <table:table-cell office:value-type="float" office:value="308" calcext:value-type="float">
            <text:p>308</text:p>
          </table:table-cell>
          <table:table-cell office:value-type="float" office:value="2496" calcext:value-type="float">
            <text:p>249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02] &lt;&gt; 0; 1; 0)" office:value-type="float" office:value="0" calcext:value-type="float">
            <text:p>0</text:p>
          </table:table-cell>
          <table:table-cell table:formula="of:=IF(AND([.K1002]=1; [.J1002]&gt;=[.E10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worksAt&gt; <text:s/>?f <text:s/>?i <text:s/>&lt;worksAt&gt; <text:s/>?f <text:s text:c="2"/>=&gt; ?a <text:s/>&lt;livesIn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0758583" calcext:value-type="float">
            <text:p>0.010758583</text:p>
          </table:table-cell>
          <table:table-cell office:value-type="float" office:value="0.040153453" calcext:value-type="float">
            <text:p>0.040153453</text:p>
          </table:table-cell>
          <table:table-cell office:value-type="float" office:value="0.238239757" calcext:value-type="float">
            <text:p>0.238239757</text:p>
          </table:table-cell>
          <table:table-cell office:value-type="float" office:value="157" calcext:value-type="float">
            <text:p>157</text:p>
          </table:table-cell>
          <table:table-cell office:value-type="float" office:value="3910" calcext:value-type="float">
            <text:p>391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?a</text:p>
          </table:table-cell>
          <table:table-cell office:value-type="float" office:value="25.7918889490232" calcext:value-type="float">
            <text:p>25.791888949</text:p>
          </table:table-cell>
          <table:table-cell table:formula="of:=IF([.J1003] &lt;&gt; 0; 1; 0)" office:value-type="float" office:value="1" calcext:value-type="float">
            <text:p>1</text:p>
          </table:table-cell>
          <table:table-cell table:formula="of:=IF(AND([.K1003]=1; [.J1003]&gt;=[.E10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19591837" calcext:value-type="float">
            <text:p>0.019591837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1.8335639280277" calcext:value-type="float">
            <text:p>1.833563928</text:p>
          </table:table-cell>
          <table:table-cell table:formula="of:=IF([.J1004] &lt;&gt; 0; 1; 0)" office:value-type="float" office:value="1" calcext:value-type="float">
            <text:p>1</text:p>
          </table:table-cell>
          <table:table-cell table:formula="of:=IF(AND([.K1004]=1; [.J1004]&gt;=[.E10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hasCapital&gt; <text:s/>?e <text:s/>?e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75141243" calcext:value-type="float">
            <text:p>0.175141243</text:p>
          </table:table-cell>
          <table:table-cell office:value-type="float" office:value="0.240310078" calcext:value-type="float">
            <text:p>0.240310078</text:p>
          </table:table-cell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office:value-type="float" office:value="1.57487032817183" calcext:value-type="float">
            <text:p>1.5748703282</text:p>
          </table:table-cell>
          <table:table-cell table:formula="of:=IF([.J1005] &lt;&gt; 0; 1; 0)" office:value-type="float" office:value="1" calcext:value-type="float">
            <text:p>1</text:p>
          </table:table-cell>
          <table:table-cell table:formula="of:=IF(AND([.K1005]=1; [.J1005]&gt;=[.E10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2654322" calcext:value-type="float">
            <text:p>0.002654322</text:p>
          </table:table-cell>
          <table:table-cell office:value-type="float" office:value="0.17241143" calcext:value-type="float">
            <text:p>0.17241143</text:p>
          </table:table-cell>
          <table:table-cell table:number-columns-repeated="2" office:value-type="float" office:value="0.240466405" calcext:value-type="float">
            <text:p>0.240466405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10463" calcext:value-type="float">
            <text:p>10463</text:p>
          </table:table-cell>
          <table:table-cell office:value-type="string" calcext:value-type="string">
            <text:p>?a</text:p>
          </table:table-cell>
          <table:table-cell office:value-type="float" office:value="8.89540908199455" calcext:value-type="float">
            <text:p>8.895409082</text:p>
          </table:table-cell>
          <table:table-cell table:formula="of:=IF([.J1006] &lt;&gt; 0; 1; 0)" office:value-type="float" office:value="1" calcext:value-type="float">
            <text:p>1</text:p>
          </table:table-cell>
          <table:table-cell table:formula="of:=IF(AND([.K1006]=1; [.J1006]&gt;=[.E10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240963855" calcext:value-type="float">
            <text:p>0.24096385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1.84652220685243" calcext:value-type="float">
            <text:p>1.8465222069</text:p>
          </table:table-cell>
          <table:table-cell table:formula="of:=IF([.J1007] &lt;&gt; 0; 1; 0)" office:value-type="float" office:value="1" calcext:value-type="float">
            <text:p>1</text:p>
          </table:table-cell>
          <table:table-cell table:formula="of:=IF(AND([.K1007]=1; [.J1007]&gt;=[.E10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3210295" calcext:value-type="float">
            <text:p>0.003210295</text:p>
          </table:table-cell>
          <table:table-cell office:value-type="float" office:value="0.15082276" calcext:value-type="float">
            <text:p>0.15082276</text:p>
          </table:table-cell>
          <table:table-cell office:value-type="float" office:value="0.071323099" calcext:value-type="float">
            <text:p>0.071323099</text:p>
          </table:table-cell>
          <table:table-cell office:value-type="float" office:value="0.242315655" calcext:value-type="float">
            <text:p>0.242315655</text:p>
          </table:table-cell>
          <table:table-cell office:value-type="float" office:value="3043" calcext:value-type="float">
            <text:p>3043</text:p>
          </table:table-cell>
          <table:table-cell office:value-type="float" office:value="42665" calcext:value-type="float">
            <text:p>42665</text:p>
          </table:table-cell>
          <table:table-cell office:value-type="float" office:value="12558" calcext:value-type="float">
            <text:p>12558</text:p>
          </table:table-cell>
          <table:table-cell office:value-type="string" calcext:value-type="string">
            <text:p>?b</text:p>
          </table:table-cell>
          <table:table-cell office:value-type="float" office:value="4.26985559324478" calcext:value-type="float">
            <text:p>4.2698555932</text:p>
          </table:table-cell>
          <table:table-cell table:formula="of:=IF([.J1008] &lt;&gt; 0; 1; 0)" office:value-type="float" office:value="1" calcext:value-type="float">
            <text:p>1</text:p>
          </table:table-cell>
          <table:table-cell table:formula="of:=IF(AND([.K1008]=1; [.J1008]&gt;=[.E10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285553" calcext:value-type="float">
            <text:p>0.006285553</text:p>
          </table:table-cell>
          <table:table-cell office:value-type="float" office:value="0.295301348" calcext:value-type="float">
            <text:p>0.295301348</text:p>
          </table:table-cell>
          <table:table-cell table:number-columns-repeated="2" office:value-type="float" office:value="0.243800638" calcext:value-type="float">
            <text:p>0.243800638</text:p>
          </table:table-cell>
          <table:table-cell office:value-type="float" office:value="5958" calcext:value-type="float">
            <text:p>5958</text:p>
          </table:table-cell>
          <table:table-cell table:number-columns-repeated="2" office:value-type="float" office:value="24438" calcext:value-type="float">
            <text:p>24438</text:p>
          </table:table-cell>
          <table:table-cell office:value-type="string" calcext:value-type="string">
            <text:p>?b</text:p>
          </table:table-cell>
          <table:table-cell office:value-type="float" office:value="1.4029674612184" calcext:value-type="float">
            <text:p>1.4029674612</text:p>
          </table:table-cell>
          <table:table-cell table:formula="of:=IF([.J1009] &lt;&gt; 0; 1; 0)" office:value-type="float" office:value="1" calcext:value-type="float">
            <text:p>1</text:p>
          </table:table-cell>
          <table:table-cell table:formula="of:=IF(AND([.K1009]=1; [.J1009]&gt;=[.E10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412074" calcext:value-type="float">
            <text:p>0.00412074</text:p>
          </table:table-cell>
          <table:table-cell office:value-type="float" office:value="0.193596352" calcext:value-type="float">
            <text:p>0.193596352</text:p>
          </table:table-cell>
          <table:table-cell office:value-type="float" office:value="0.109506855" calcext:value-type="float">
            <text:p>0.109506855</text:p>
          </table:table-cell>
          <table:table-cell office:value-type="float" office:value="0.244660194" calcext:value-type="float">
            <text:p>0.244660194</text:p>
          </table:table-cell>
          <table:table-cell office:value-type="float" office:value="3906" calcext:value-type="float">
            <text:p>3906</text:p>
          </table:table-cell>
          <table:table-cell office:value-type="float" office:value="35669" calcext:value-type="float">
            <text:p>35669</text:p>
          </table:table-cell>
          <table:table-cell office:value-type="float" office:value="15965" calcext:value-type="float">
            <text:p>15965</text:p>
          </table:table-cell>
          <table:table-cell office:value-type="string" calcext:value-type="string">
            <text:p>?b</text:p>
          </table:table-cell>
          <table:table-cell office:value-type="float" office:value="5.66425846569375" calcext:value-type="float">
            <text:p>5.6642584657</text:p>
          </table:table-cell>
          <table:table-cell table:formula="of:=IF([.J1010] &lt;&gt; 0; 1; 0)" office:value-type="float" office:value="1" calcext:value-type="float">
            <text:p>1</text:p>
          </table:table-cell>
          <table:table-cell table:formula="of:=IF(AND([.K1010]=1; [.J1010]&gt;=[.E10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exports&gt; <text:s/>?b <text:s text:c="2"/>=&gt; ?a <text:s/>&lt;im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56547619" calcext:value-type="float">
            <text:p>0.056547619</text:p>
          </table:table-cell>
          <table:table-cell office:value-type="float" office:value="0.213483146" calcext:value-type="float">
            <text:p>0.213483146</text:p>
          </table:table-cell>
          <table:table-cell office:value-type="float" office:value="0.246753247" calcext:value-type="float">
            <text:p>0.246753247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1] &lt;&gt; 0; 1; 0)" office:value-type="float" office:value="0" calcext:value-type="float">
            <text:p>0</text:p>
          </table:table-cell>
          <table:table-cell table:formula="of:=IF(AND([.K1011]=1; [.J1011]&gt;=[.E10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b <text:s/>?e <text:s/>&lt;livesIn&gt; <text:s/>?j <text:s text:c="2"/>=&gt; ?a <text:s/>&lt;dealsWith&gt; <text:s/>?b</text:p>
          </table:table-cell>
          <table:table-cell office:value-type="float" office:value="0.000094948" calcext:value-type="float">
            <text:p>0.000094948</text:p>
          </table:table-cell>
          <table:table-cell office:value-type="float" office:value="0.130624093" calcext:value-type="float">
            <text:p>0.130624093</text:p>
          </table:table-cell>
          <table:table-cell office:value-type="float" office:value="0.194384449" calcext:value-type="float">
            <text:p>0.194384449</text:p>
          </table:table-cell>
          <table:table-cell office:value-type="float" office:value="0.247933884" calcext:value-type="float">
            <text:p>0.247933884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?a</text:p>
          </table:table-cell>
          <table:table-cell office:value-type="float" office:value="77.2626701527972" calcext:value-type="float">
            <text:p>77.2626701528</text:p>
          </table:table-cell>
          <table:table-cell table:formula="of:=IF([.J1012] &lt;&gt; 0; 1; 0)" office:value-type="float" office:value="1" calcext:value-type="float">
            <text:p>1</text:p>
          </table:table-cell>
          <table:table-cell table:formula="of:=IF(AND([.K1012]=1; [.J1012]&gt;=[.E10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eaderOf&gt; <text:s/>?a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3] &lt;&gt; 0; 1; 0)" office:value-type="float" office:value="0" calcext:value-type="float">
            <text:p>0</text:p>
          </table:table-cell>
          <table:table-cell table:formula="of:=IF(AND([.K1013]=1; [.J1013]&gt;=[.E10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CitizenOf&gt; <text:s/>?j <text:s/>?e <text:s/>&lt;isLeaderOf&gt; <text:s/>?a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office:value-type="float" office:value="0.009247028" calcext:value-type="float">
            <text:p>0.009247028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757" calcext:value-type="float">
            <text:p>7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68.8901812377649" calcext:value-type="float">
            <text:p>68.8901812378</text:p>
          </table:table-cell>
          <table:table-cell table:formula="of:=IF([.J1014] &lt;&gt; 0; 1; 0)" office:value-type="float" office:value="1" calcext:value-type="float">
            <text:p>1</text:p>
          </table:table-cell>
          <table:table-cell table:formula="of:=IF(AND([.K1014]=1; [.J1014]&gt;=[.E10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2.00988260224624" calcext:value-type="float">
            <text:p>2.0098826022</text:p>
          </table:table-cell>
          <table:table-cell table:formula="of:=IF([.J1015] &lt;&gt; 0; 1; 0)" office:value-type="float" office:value="1" calcext:value-type="float">
            <text:p>1</text:p>
          </table:table-cell>
          <table:table-cell table:formula="of:=IF(AND([.K1015]=1; [.J1015]&gt;=[.E10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204081633" calcext:value-type="float">
            <text:p>0.204081633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158.581214228709" calcext:value-type="float">
            <text:p>158.5812142287</text:p>
          </table:table-cell>
          <table:table-cell table:formula="of:=IF([.J1016] &lt;&gt; 0; 1; 0)" office:value-type="float" office:value="1" calcext:value-type="float">
            <text:p>1</text:p>
          </table:table-cell>
          <table:table-cell table:formula="of:=IF(AND([.K1016]=1; [.J1016]&gt;=[.E10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isLocated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14.6405427338937" calcext:value-type="float">
            <text:p>14.6405427339</text:p>
          </table:table-cell>
          <table:table-cell table:formula="of:=IF([.J1017] &lt;&gt; 0; 1; 0)" office:value-type="float" office:value="1" calcext:value-type="float">
            <text:p>1</text:p>
          </table:table-cell>
          <table:table-cell table:formula="of:=IF(AND([.K1017]=1; [.J1017]&gt;=[.E10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b <text:s/>?a <text:s/>&lt;isMarriedTo&gt; <text:s/>?f <text:s/>?f <text:s/>&lt;isMarriedTo&gt; <text:s/>?j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89828269" calcext:value-type="float">
            <text:p>0.089828269</text:p>
          </table:table-cell>
          <table:table-cell office:value-type="float" office:value="0.250394529" calcext:value-type="float">
            <text:p>0.250394529</text:p>
          </table:table-cell>
          <table:table-cell office:value-type="float" office:value="476" calcext:value-type="float">
            <text:p>476</text:p>
          </table:table-cell>
          <table:table-cell office:value-type="float" office:value="5299" calcext:value-type="float">
            <text:p>529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?b</text:p>
          </table:table-cell>
          <table:table-cell office:value-type="float" office:value="1.46764368563913" calcext:value-type="float">
            <text:p>1.4676436856</text:p>
          </table:table-cell>
          <table:table-cell table:formula="of:=IF([.J1018] &lt;&gt; 0; 1; 0)" office:value-type="float" office:value="1" calcext:value-type="float">
            <text:p>1</text:p>
          </table:table-cell>
          <table:table-cell table:formula="of:=IF(AND([.K1018]=1; [.J1018]&gt;=[.E10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b <text:s/>?a <text:s/>&lt;hasAcademicAdvisor&gt; <text:s/>?f <text:s/>?f <text:s/>&lt;influences&gt; <text:s/>?j <text:s text:c="2"/>=&gt; ?a <text:s/>&lt;hasAcademicAdvisor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039034412" calcext:value-type="float">
            <text:p>0.039034412</text:p>
          </table:table-cell>
          <table:table-cell table:number-columns-repeated="2" office:value-type="float" office:value="0.251655629" calcext:value-type="float">
            <text:p>0.25165562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?a</text:p>
          </table:table-cell>
          <table:table-cell office:value-type="float" office:value="17.4462141703477" calcext:value-type="float">
            <text:p>17.4462141703</text:p>
          </table:table-cell>
          <table:table-cell table:formula="of:=IF([.J1019] &lt;&gt; 0; 1; 0)" office:value-type="float" office:value="1" calcext:value-type="float">
            <text:p>1</text:p>
          </table:table-cell>
          <table:table-cell table:formula="of:=IF(AND([.K1019]=1; [.J1019]&gt;=[.E10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52659574" calcext:value-type="float">
            <text:p>0.25265957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string" calcext:value-type="string">
            <text:p>?a</text:p>
          </table:table-cell>
          <table:table-cell office:value-type="float" office:value="7.58841271178663" calcext:value-type="float">
            <text:p>7.5884127118</text:p>
          </table:table-cell>
          <table:table-cell table:formula="of:=IF([.J1020] &lt;&gt; 0; 1; 0)" office:value-type="float" office:value="1" calcext:value-type="float">
            <text:p>1</text:p>
          </table:table-cell>
          <table:table-cell table:formula="of:=IF(AND([.K1020]=1; [.J1020]&gt;=[.E10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LocatedIn&gt; <text:s/>?b <text:s/>?a <text:s/>&lt;wasBornIn&gt; <text:s/>?b <text:s text:c="2"/>=&gt; ?a <text:s/>&lt;livesIn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0141849" calcext:value-type="float">
            <text:p>0.010141849</text:p>
          </table:table-cell>
          <table:table-cell office:value-type="float" office:value="0.011507659" calcext:value-type="float">
            <text:p>0.011507659</text:p>
          </table:table-cell>
          <table:table-cell office:value-type="float" office:value="0.253424658" calcext:value-type="float">
            <text:p>0.253424658</text:p>
          </table:table-cell>
          <table:table-cell office:value-type="float" office:value="148" calcext:value-type="float">
            <text:p>148</text:p>
          </table:table-cell>
          <table:table-cell office:value-type="float" office:value="12861" calcext:value-type="float">
            <text:p>12861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1] &lt;&gt; 0; 1; 0)" office:value-type="float" office:value="0" calcext:value-type="float">
            <text:p>0</text:p>
          </table:table-cell>
          <table:table-cell table:formula="of:=IF(AND([.K1021]=1; [.J1021]&gt;=[.E10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livesIn&gt; <text:s/>?f <text:s text:c="2"/>=&gt; ?a <text:s/>&lt;isCitizenOf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69183253" calcext:value-type="float">
            <text:p>0.069183253</text:p>
          </table:table-cell>
          <table:table-cell office:value-type="float" office:value="0.038118288" calcext:value-type="float">
            <text:p>0.038118288</text:p>
          </table:table-cell>
          <table:table-cell office:value-type="float" office:value="0.253776435" calcext:value-type="float">
            <text:p>0.253776435</text:p>
          </table:table-cell>
          <table:table-cell office:value-type="float" office:value="1008" calcext:value-type="float">
            <text:p>1008</text:p>
          </table:table-cell>
          <table:table-cell office:value-type="float" office:value="26444" calcext:value-type="float">
            <text:p>26444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?a</text:p>
          </table:table-cell>
          <table:table-cell office:value-type="float" office:value="353.532983566091" calcext:value-type="float">
            <text:p>353.5329835661</text:p>
          </table:table-cell>
          <table:table-cell table:formula="of:=IF([.J1022] &lt;&gt; 0; 1; 0)" office:value-type="float" office:value="1" calcext:value-type="float">
            <text:p>1</text:p>
          </table:table-cell>
          <table:table-cell table:formula="of:=IF(AND([.K1022]=1; [.J1022]&gt;=[.E10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exports&gt; <text:s/>?b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office:value-type="float" office:value="0.202702703" calcext:value-type="float">
            <text:p>0.202702703</text:p>
          </table:table-cell>
          <table:table-cell office:value-type="float" office:value="0.254237288" calcext:value-type="float">
            <text:p>0.2542372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3] &lt;&gt; 0; 1; 0)" office:value-type="float" office:value="0" calcext:value-type="float">
            <text:p>0</text:p>
          </table:table-cell>
          <table:table-cell table:formula="of:=IF(AND([.K1023]=1; [.J1023]&gt;=[.E10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livesIn&gt; <text:s/>?a <text:s text:c="2"/>=&gt; ?a <text:s/>&lt;im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98214286" calcext:value-type="float">
            <text:p>0.098214286</text:p>
          </table:table-cell>
          <table:table-cell office:value-type="float" office:value="0.208860759" calcext:value-type="float">
            <text:p>0.208860759</text:p>
          </table:table-cell>
          <table:table-cell office:value-type="float" office:value="0.255813953" calcext:value-type="float">
            <text:p>0.255813953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4] &lt;&gt; 0; 1; 0)" office:value-type="float" office:value="0" calcext:value-type="float">
            <text:p>0</text:p>
          </table:table-cell>
          <table:table-cell table:formula="of:=IF(AND([.K1024]=1; [.J1024]&gt;=[.E10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b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256880734" calcext:value-type="float">
            <text:p>0.256880734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5] &lt;&gt; 0; 1; 0)" office:value-type="float" office:value="0" calcext:value-type="float">
            <text:p>0</text:p>
          </table:table-cell>
          <table:table-cell table:formula="of:=IF(AND([.K1025]=1; [.J1025]&gt;=[.E10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livesIn&gt; <text:s/>?j <text:s text:c="2"/>=&gt; ?a <text:s/>&lt;isCitizenOf&gt; <text:s/>?b</text:p>
          </table:table-cell>
          <table:table-cell office:value-type="float" office:value="0.000681515" calcext:value-type="float">
            <text:p>0.000681515</text:p>
          </table:table-cell>
          <table:table-cell office:value-type="float" office:value="0.04433768" calcext:value-type="float">
            <text:p>0.04433768</text:p>
          </table:table-cell>
          <table:table-cell office:value-type="float" office:value="0.074777173" calcext:value-type="float">
            <text:p>0.074777173</text:p>
          </table:table-cell>
          <table:table-cell office:value-type="float" office:value="0.257370518" calcext:value-type="float">
            <text:p>0.257370518</text:p>
          </table:table-cell>
          <table:table-cell office:value-type="float" office:value="646" calcext:value-type="float">
            <text:p>646</text:p>
          </table:table-cell>
          <table:table-cell office:value-type="float" office:value="8639" calcext:value-type="float">
            <text:p>863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?a</text:p>
          </table:table-cell>
          <table:table-cell office:value-type="float" office:value="9.63424353513174" calcext:value-type="float">
            <text:p>9.6342435351</text:p>
          </table:table-cell>
          <table:table-cell table:formula="of:=IF([.J1026] &lt;&gt; 0; 1; 0)" office:value-type="float" office:value="1" calcext:value-type="float">
            <text:p>1</text:p>
          </table:table-cell>
          <table:table-cell table:formula="of:=IF(AND([.K1026]=1; [.J1026]&gt;=[.E10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0985243" calcext:value-type="float">
            <text:p>0.00985243</text:p>
          </table:table-cell>
          <table:table-cell office:value-type="float" office:value="0.043827581" calcext:value-type="float">
            <text:p>0.043827581</text:p>
          </table:table-cell>
          <table:table-cell table:number-columns-repeated="2" office:value-type="float" office:value="0.257400364" calcext:value-type="float">
            <text:p>0.257400364</text:p>
          </table:table-cell>
          <table:table-cell office:value-type="float" office:value="9339" calcext:value-type="float">
            <text:p>9339</text:p>
          </table:table-cell>
          <table:table-cell table:number-columns-repeated="2" office:value-type="float" office:value="36282" calcext:value-type="float">
            <text:p>36282</text:p>
          </table:table-cell>
          <table:table-cell office:value-type="string" calcext:value-type="string">
            <text:p>?a</text:p>
          </table:table-cell>
          <table:table-cell office:value-type="float" office:value="152.047338913352" calcext:value-type="float">
            <text:p>152.0473389134</text:p>
          </table:table-cell>
          <table:table-cell table:formula="of:=IF([.J1027] &lt;&gt; 0; 1; 0)" office:value-type="float" office:value="1" calcext:value-type="float">
            <text:p>1</text:p>
          </table:table-cell>
          <table:table-cell table:formula="of:=IF(AND([.K1027]=1; [.J1027]&gt;=[.E10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diedIn&gt; <text:s/>?b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4472829" calcext:value-type="float">
            <text:p>0.04472829</text:p>
          </table:table-cell>
          <table:table-cell office:value-type="float" office:value="0.042477497" calcext:value-type="float">
            <text:p>0.042477497</text:p>
          </table:table-cell>
          <table:table-cell office:value-type="float" office:value="0.258881923" calcext:value-type="float">
            <text:p>0.258881923</text:p>
          </table:table-cell>
          <table:table-cell office:value-type="float" office:value="991" calcext:value-type="float">
            <text:p>991</text:p>
          </table:table-cell>
          <table:table-cell office:value-type="float" office:value="23330" calcext:value-type="float">
            <text:p>23330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?a</text:p>
          </table:table-cell>
          <table:table-cell office:value-type="float" office:value="0.398307460585627" calcext:value-type="float">
            <text:p>0.3983074606</text:p>
          </table:table-cell>
          <table:table-cell table:formula="of:=IF([.J1028] &lt;&gt; 0; 1; 0)" office:value-type="float" office:value="1" calcext:value-type="float">
            <text:p>1</text:p>
          </table:table-cell>
          <table:table-cell table:formula="of:=IF(AND([.K1028]=1; [.J1028]&gt;=[.E10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hasGeonamesId&gt; <text:s/>?f <text:s/>?j <text:s/>&lt;hasGeonamesId&gt; <text:s/>?f <text:s text:c="2"/>=&gt; ?a <text:s/>&lt;wasBornIn&gt; <text:s/>?b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17708129" calcext:value-type="float">
            <text:p>0.017708129</text:p>
          </table:table-cell>
          <table:table-cell office:value-type="float" office:value="0.099328455" calcext:value-type="float">
            <text:p>0.099328455</text:p>
          </table:table-cell>
          <table:table-cell office:value-type="float" office:value="0.259288331" calcext:value-type="float">
            <text:p>0.259288331</text:p>
          </table:table-cell>
          <table:table-cell office:value-type="float" office:value="991" calcext:value-type="float">
            <text:p>991</text:p>
          </table:table-cell>
          <table:table-cell office:value-type="float" office:value="9977" calcext:value-type="float">
            <text:p>9977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?a</text:p>
          </table:table-cell>
          <table:table-cell office:value-type="float" office:value="0.369529556597139" calcext:value-type="float">
            <text:p>0.3695295566</text:p>
          </table:table-cell>
          <table:table-cell table:formula="of:=IF([.J1029] &lt;&gt; 0; 1; 0)" office:value-type="float" office:value="1" calcext:value-type="float">
            <text:p>1</text:p>
          </table:table-cell>
          <table:table-cell table:formula="of:=IF(AND([.K1029]=1; [.J1029]&gt;=[.E10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38955823" calcext:value-type="float">
            <text:p>0.038955823</text:p>
          </table:table-cell>
          <table:table-cell office:value-type="float" office:value="0.259358289" calcext:value-type="float">
            <text:p>0.259358289</text:p>
          </table:table-cell>
          <table:table-cell office:value-type="float" office:value="194" calcext:value-type="float">
            <text:p>194</text:p>
          </table:table-cell>
          <table:table-cell office:value-type="float" office:value="4980" calcext:value-type="float">
            <text:p>498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?b</text:p>
          </table:table-cell>
          <table:table-cell office:value-type="float" office:value="16.1803612961625" calcext:value-type="float">
            <text:p>16.1803612962</text:p>
          </table:table-cell>
          <table:table-cell table:formula="of:=IF([.J1030] &lt;&gt; 0; 1; 0)" office:value-type="float" office:value="1" calcext:value-type="float">
            <text:p>1</text:p>
          </table:table-cell>
          <table:table-cell table:formula="of:=IF(AND([.K1030]=1; [.J1030]&gt;=[.E10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sKnownFor&gt; <text:s/>?b <text:s/>?i <text:s/>&lt;isKnownFor&gt; <text:s/>?f <text:s text:c="2"/>=&gt; ?a <text:s/>&lt;isKnownFor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71623001" calcext:value-type="float">
            <text:p>0.071623001</text:p>
          </table:table-cell>
          <table:table-cell table:number-columns-repeated="2" office:value-type="float" office:value="0.260842627" calcext:value-type="float">
            <text:p>0.26084262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string" calcext:value-type="string">
            <text:p>?b</text:p>
          </table:table-cell>
          <table:table-cell office:value-type="float" office:value="2.16012519136589" calcext:value-type="float">
            <text:p>2.1601251914</text:p>
          </table:table-cell>
          <table:table-cell table:formula="of:=IF([.J1031] &lt;&gt; 0; 1; 0)" office:value-type="float" office:value="1" calcext:value-type="float">
            <text:p>1</text:p>
          </table:table-cell>
          <table:table-cell table:formula="of:=IF(AND([.K1031]=1; [.J1031]&gt;=[.E10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produced&gt; <text:s/>?b</text:p>
          </table:table-cell>
          <table:table-cell office:value-type="float" office:value="0.00527172" calcext:value-type="float">
            <text:p>0.00527172</text:p>
          </table:table-cell>
          <table:table-cell office:value-type="float" office:value="0.2476705" calcext:value-type="float">
            <text:p>0.2476705</text:p>
          </table:table-cell>
          <table:table-cell office:value-type="float" office:value="0.14327083" calcext:value-type="float">
            <text:p>0.14327083</text:p>
          </table:table-cell>
          <table:table-cell office:value-type="float" office:value="0.261417735" calcext:value-type="float">
            <text:p>0.261417735</text:p>
          </table:table-cell>
          <table:table-cell office:value-type="float" office:value="4997" calcext:value-type="float">
            <text:p>4997</text:p>
          </table:table-cell>
          <table:table-cell office:value-type="float" office:value="34878" calcext:value-type="float">
            <text:p>34878</text:p>
          </table:table-cell>
          <table:table-cell office:value-type="float" office:value="19115" calcext:value-type="float">
            <text:p>19115</text:p>
          </table:table-cell>
          <table:table-cell office:value-type="string" calcext:value-type="string">
            <text:p>?b</text:p>
          </table:table-cell>
          <table:table-cell office:value-type="float" office:value="8.76747605439555" calcext:value-type="float">
            <text:p>8.7674760544</text:p>
          </table:table-cell>
          <table:table-cell table:formula="of:=IF([.J1032] &lt;&gt; 0; 1; 0)" office:value-type="float" office:value="1" calcext:value-type="float">
            <text:p>1</text:p>
          </table:table-cell>
          <table:table-cell table:formula="of:=IF(AND([.K1032]=1; [.J1032]&gt;=[.E10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a <text:s/>&lt;wasBornIn&gt; <text:s/>?b <text:s/>?g <text:s/>&lt;wasBornIn&gt; <text:s/>?b <text:s text:c="2"/>=&gt; ?a <text:s/>&lt;livesIn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27410402" calcext:value-type="float">
            <text:p>0.027410402</text:p>
          </table:table-cell>
          <table:table-cell office:value-type="float" office:value="0.013398988" calcext:value-type="float">
            <text:p>0.013398988</text:p>
          </table:table-cell>
          <table:table-cell office:value-type="float" office:value="0.262295082" calcext:value-type="float">
            <text:p>0.262295082</text:p>
          </table:table-cell>
          <table:table-cell office:value-type="float" office:value="400" calcext:value-type="float">
            <text:p>400</text:p>
          </table:table-cell>
          <table:table-cell office:value-type="float" office:value="29853" calcext:value-type="float">
            <text:p>29853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3] &lt;&gt; 0; 1; 0)" office:value-type="float" office:value="0" calcext:value-type="float">
            <text:p>0</text:p>
          </table:table-cell>
          <table:table-cell table:formula="of:=IF(AND([.K1033]=1; [.J1033]&gt;=[.E10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11247109" calcext:value-type="float">
            <text:p>0.011247109</text:p>
          </table:table-cell>
          <table:table-cell office:value-type="float" office:value="0.318495504" calcext:value-type="float">
            <text:p>0.318495504</text:p>
          </table:table-cell>
          <table:table-cell table:number-columns-repeated="2" office:value-type="float" office:value="0.263007278" calcext:value-type="float">
            <text:p>0.263007278</text:p>
          </table:table-cell>
          <table:table-cell office:value-type="float" office:value="10661" calcext:value-type="float">
            <text:p>10661</text:p>
          </table:table-cell>
          <table:table-cell table:number-columns-repeated="2" office:value-type="float" office:value="40535" calcext:value-type="float">
            <text:p>40535</text:p>
          </table:table-cell>
          <table:table-cell office:value-type="string" calcext:value-type="string">
            <text:p>?b</text:p>
          </table:table-cell>
          <table:table-cell office:value-type="float" office:value="2.09078675499174" calcext:value-type="float">
            <text:p>2.090786755</text:p>
          </table:table-cell>
          <table:table-cell table:formula="of:=IF([.J1034] &lt;&gt; 0; 1; 0)" office:value-type="float" office:value="1" calcext:value-type="float">
            <text:p>1</text:p>
          </table:table-cell>
          <table:table-cell table:formula="of:=IF(AND([.K1034]=1; [.J1034]&gt;=[.E10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/>?e <text:s/>&lt;wasBornIn&gt; <text:s/>?b <text:s text:c="2"/>=&gt; ?a <text:s/>&lt;hasCapital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43090639" calcext:value-type="float">
            <text:p>0.043090639</text:p>
          </table:table-cell>
          <table:table-cell office:value-type="float" office:value="0.263636364" calcext:value-type="float">
            <text:p>0.263636364</text:p>
          </table:table-cell>
          <table:table-cell office:value-type="float" office:value="29" calcext:value-type="float">
            <text:p>29</text:p>
          </table:table-cell>
          <table:table-cell office:value-type="float" office:value="673" calcext:value-type="float">
            <text:p>6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5] &lt;&gt; 0; 1; 0)" office:value-type="float" office:value="0" calcext:value-type="float">
            <text:p>0</text:p>
          </table:table-cell>
          <table:table-cell table:formula="of:=IF(AND([.K1035]=1; [.J1035]&gt;=[.E10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5405405" calcext:value-type="float">
            <text:p>0.015405405</text:p>
          </table:table-cell>
          <table:table-cell office:value-type="float" office:value="0.263888889" calcext:value-type="float">
            <text:p>0.263888889</text:p>
          </table:table-cell>
          <table:table-cell office:value-type="float" office:value="171" calcext:value-type="float">
            <text:p>171</text:p>
          </table:table-cell>
          <table:table-cell office:value-type="float" office:value="11100" calcext:value-type="float">
            <text:p>111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?a</text:p>
          </table:table-cell>
          <table:table-cell office:value-type="float" office:value="11.0115071634991" calcext:value-type="float">
            <text:p>11.0115071635</text:p>
          </table:table-cell>
          <table:table-cell table:formula="of:=IF([.J1036] &lt;&gt; 0; 1; 0)" office:value-type="float" office:value="1" calcext:value-type="float">
            <text:p>1</text:p>
          </table:table-cell>
          <table:table-cell table:formula="of:=IF(AND([.K1036]=1; [.J1036]&gt;=[.E10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livesIn&gt; <text:s/>?b</text:p>
          </table:table-cell>
          <table:table-cell office:value-type="float" office:value="0.00020783" calcext:value-type="float">
            <text:p>0.00020783</text:p>
          </table:table-cell>
          <table:table-cell office:value-type="float" office:value="0.013499623" calcext:value-type="float">
            <text:p>0.013499623</text:p>
          </table:table-cell>
          <table:table-cell office:value-type="float" office:value="0.01205409" calcext:value-type="float">
            <text:p>0.01205409</text:p>
          </table:table-cell>
          <table:table-cell office:value-type="float" office:value="0.265498652" calcext:value-type="float">
            <text:p>0.265498652</text:p>
          </table:table-cell>
          <table:table-cell office:value-type="float" office:value="197" calcext:value-type="float">
            <text:p>197</text:p>
          </table:table-cell>
          <table:table-cell office:value-type="float" office:value="16343" calcext:value-type="float">
            <text:p>1634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?a</text:p>
          </table:table-cell>
          <table:table-cell office:value-type="float" office:value="0.862513005944103" calcext:value-type="float">
            <text:p>0.8625130059</text:p>
          </table:table-cell>
          <table:table-cell table:formula="of:=IF([.J1037] &lt;&gt; 0; 1; 0)" office:value-type="float" office:value="1" calcext:value-type="float">
            <text:p>1</text:p>
          </table:table-cell>
          <table:table-cell table:formula="of:=IF(AND([.K1037]=1; [.J1037]&gt;=[.E10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CitizenOf&gt; <text:s/>?b <text:s/>?a <text:s/>&lt;worksAt&gt; <text:s/>?f <text:s text:c="2"/>=&gt; ?a <text:s/>&lt;isCitizenOf&gt; <text:s/>?b</text:p>
          </table:table-cell>
          <table:table-cell office:value-type="float" office:value="0.000290119" calcext:value-type="float">
            <text:p>0.000290119</text:p>
          </table:table-cell>
          <table:table-cell office:value-type="float" office:value="0.018874399" calcext:value-type="float">
            <text:p>0.018874399</text:p>
          </table:table-cell>
          <table:table-cell office:value-type="float" office:value="0.061783869" calcext:value-type="float">
            <text:p>0.061783869</text:p>
          </table:table-cell>
          <table:table-cell office:value-type="float" office:value="0.267770204" calcext:value-type="float">
            <text:p>0.267770204</text:p>
          </table:table-cell>
          <table:table-cell office:value-type="float" office:value="275" calcext:value-type="float">
            <text:p>275</text:p>
          </table:table-cell>
          <table:table-cell office:value-type="float" office:value="4451" calcext:value-type="float">
            <text:p>445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a</text:p>
          </table:table-cell>
          <table:table-cell office:value-type="float" office:value="58.5121466552888" calcext:value-type="float">
            <text:p>58.5121466553</text:p>
          </table:table-cell>
          <table:table-cell table:formula="of:=IF([.J1038] &lt;&gt; 0; 1; 0)" office:value-type="float" office:value="1" calcext:value-type="float">
            <text:p>1</text:p>
          </table:table-cell>
          <table:table-cell table:formula="of:=IF(AND([.K1038]=1; [.J1038]&gt;=[.E10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17440094" calcext:value-type="float">
            <text:p>0.017440094</text:p>
          </table:table-cell>
          <table:table-cell office:value-type="float" office:value="0.071638285" calcext:value-type="float">
            <text:p>0.071638285</text:p>
          </table:table-cell>
          <table:table-cell office:value-type="float" office:value="0.268722467" calcext:value-type="float">
            <text:p>0.26872246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?a</text:p>
          </table:table-cell>
          <table:table-cell office:value-type="float" office:value="0.418986850819905" calcext:value-type="float">
            <text:p>0.4189868508</text:p>
          </table:table-cell>
          <table:table-cell table:formula="of:=IF([.J1039] &lt;&gt; 0; 1; 0)" office:value-type="float" office:value="1" calcext:value-type="float">
            <text:p>1</text:p>
          </table:table-cell>
          <table:table-cell table:formula="of:=IF(AND([.K1039]=1; [.J1039]&gt;=[.E10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wasBornIn&gt; <text:s/>?b <text:s/>?i <text:s/>&lt;wasBornIn&gt; <text:s/>?f <text:s text:c="2"/>=&gt; ?a <text:s/>&lt;died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0651742" calcext:value-type="float">
            <text:p>0.010651742</text:p>
          </table:table-cell>
          <table:table-cell office:value-type="float" office:value="0.006247849" calcext:value-type="float">
            <text:p>0.006247849</text:p>
          </table:table-cell>
          <table:table-cell office:value-type="float" office:value="0.270332188" calcext:value-type="float">
            <text:p>0.270332188</text:p>
          </table:table-cell>
          <table:table-cell office:value-type="float" office:value="236" calcext:value-type="float">
            <text:p>236</text:p>
          </table:table-cell>
          <table:table-cell office:value-type="float" office:value="37773" calcext:value-type="float">
            <text:p>37773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?a</text:p>
          </table:table-cell>
          <table:table-cell office:value-type="float" office:value="2.03780426746615" calcext:value-type="float">
            <text:p>2.0378042675</text:p>
          </table:table-cell>
          <table:table-cell table:formula="of:=IF([.J1040] &lt;&gt; 0; 1; 0)" office:value-type="float" office:value="1" calcext:value-type="float">
            <text:p>1</text:p>
          </table:table-cell>
          <table:table-cell table:formula="of:=IF(AND([.K1040]=1; [.J1040]&gt;=[.E10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780683" calcext:value-type="float">
            <text:p>0.000780683</text:p>
          </table:table-cell>
          <table:table-cell office:value-type="float" office:value="0.02210737" calcext:value-type="float">
            <text:p>0.02210737</text:p>
          </table:table-cell>
          <table:table-cell office:value-type="float" office:value="0.095929479" calcext:value-type="float">
            <text:p>0.095929479</text:p>
          </table:table-cell>
          <table:table-cell office:value-type="float" office:value="0.271958839" calcext:value-type="float">
            <text:p>0.271958839</text:p>
          </table:table-cell>
          <table:table-cell office:value-type="float" office:value="740" calcext:value-type="float">
            <text:p>740</text:p>
          </table:table-cell>
          <table:table-cell office:value-type="float" office:value="7714" calcext:value-type="float">
            <text:p>7714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?b</text:p>
          </table:table-cell>
          <table:table-cell office:value-type="float" office:value="1.31103950328128" calcext:value-type="float">
            <text:p>1.3110395033</text:p>
          </table:table-cell>
          <table:table-cell table:formula="of:=IF([.J1041] &lt;&gt; 0; 1; 0)" office:value-type="float" office:value="1" calcext:value-type="float">
            <text:p>1</text:p>
          </table:table-cell>
          <table:table-cell table:formula="of:=IF(AND([.K1041]=1; [.J1041]&gt;=[.E10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0317548" calcext:value-type="float">
            <text:p>0.000317548</text:p>
          </table:table-cell>
          <table:table-cell office:value-type="float" office:value="0.014918715" calcext:value-type="float">
            <text:p>0.014918715</text:p>
          </table:table-cell>
          <table:table-cell office:value-type="float" office:value="0.118131868" calcext:value-type="float">
            <text:p>0.118131868</text:p>
          </table:table-cell>
          <table:table-cell office:value-type="float" office:value="0.272892112" calcext:value-type="float">
            <text:p>0.272892112</text:p>
          </table:table-cell>
          <table:table-cell office:value-type="float" office:value="301" calcext:value-type="float">
            <text:p>301</text:p>
          </table:table-cell>
          <table:table-cell office:value-type="float" office:value="2548" calcext:value-type="float">
            <text:p>254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2] &lt;&gt; 0; 1; 0)" office:value-type="float" office:value="0" calcext:value-type="float">
            <text:p>0</text:p>
          </table:table-cell>
          <table:table-cell table:formula="of:=IF(AND([.K1042]=1; [.J1042]&gt;=[.E10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livesIn&gt; <text:s/>?b <text:s text:c="2"/>=&gt; ?a <text:s/>&lt;wasBornIn&gt; <text:s/>?b</text:p>
          </table:table-cell>
          <table:table-cell office:value-type="float" office:value="0.00089884" calcext:value-type="float">
            <text:p>0.00089884</text:p>
          </table:table-cell>
          <table:table-cell office:value-type="float" office:value="0.015224345" calcext:value-type="float">
            <text:p>0.015224345</text:p>
          </table:table-cell>
          <table:table-cell office:value-type="float" office:value="0.105746556" calcext:value-type="float">
            <text:p>0.105746556</text:p>
          </table:table-cell>
          <table:table-cell office:value-type="float" office:value="0.273866924" calcext:value-type="float">
            <text:p>0.273866924</text:p>
          </table:table-cell>
          <table:table-cell office:value-type="float" office:value="852" calcext:value-type="float">
            <text:p>852</text:p>
          </table:table-cell>
          <table:table-cell office:value-type="float" office:value="8057" calcext:value-type="float">
            <text:p>8057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3] &lt;&gt; 0; 1; 0)" office:value-type="float" office:value="0" calcext:value-type="float">
            <text:p>0</text:p>
          </table:table-cell>
          <table:table-cell table:formula="of:=IF(AND([.K1043]=1; [.J1043]&gt;=[.E10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b <text:s/>&lt;directed&gt; <text:s/>?f <text:s/>?i <text:s/>&lt;isMarriedTo&gt; <text:s/>?a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89655172" calcext:value-type="float">
            <text:p>0.089655172</text:p>
          </table:table-cell>
          <table:table-cell office:value-type="float" office:value="0.273876404" calcext:value-type="float">
            <text:p>0.273876404</text:p>
          </table:table-cell>
          <table:table-cell office:value-type="float" office:value="195" calcext:value-type="float">
            <text:p>195</text:p>
          </table:table-cell>
          <table:table-cell office:value-type="float" office:value="2175" calcext:value-type="float">
            <text:p>217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?b</text:p>
          </table:table-cell>
          <table:table-cell office:value-type="float" office:value="18.8889409426325" calcext:value-type="float">
            <text:p>18.8889409426</text:p>
          </table:table-cell>
          <table:table-cell table:formula="of:=IF([.J1044] &lt;&gt; 0; 1; 0)" office:value-type="float" office:value="1" calcext:value-type="float">
            <text:p>1</text:p>
          </table:table-cell>
          <table:table-cell table:formula="of:=IF(AND([.K1044]=1; [.J1044]&gt;=[.E10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274911382" calcext:value-type="float">
            <text:p>0.274911382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2539" calcext:value-type="float">
            <text:p>2539</text:p>
          </table:table-cell>
          <table:table-cell office:value-type="string" calcext:value-type="string">
            <text:p>?a</text:p>
          </table:table-cell>
          <table:table-cell office:value-type="float" office:value="161.778297535437" calcext:value-type="float">
            <text:p>161.7782975354</text:p>
          </table:table-cell>
          <table:table-cell table:formula="of:=IF([.J1045] &lt;&gt; 0; 1; 0)" office:value-type="float" office:value="1" calcext:value-type="float">
            <text:p>1</text:p>
          </table:table-cell>
          <table:table-cell table:formula="of:=IF(AND([.K1045]=1; [.J1045]&gt;=[.E10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Capital&gt; <text:s/>?b <text:s/>?i <text:s/>&lt;hasCapital&gt; <text:s/>?f <text:s text:c="2"/>=&gt; ?a <text:s/>&lt;wasBorn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18244197" calcext:value-type="float">
            <text:p>0.018244197</text:p>
          </table:table-cell>
          <table:table-cell office:value-type="float" office:value="0.107451063" calcext:value-type="float">
            <text:p>0.107451063</text:p>
          </table:table-cell>
          <table:table-cell office:value-type="float" office:value="0.277144408" calcext:value-type="float">
            <text:p>0.277144408</text:p>
          </table:table-cell>
          <table:table-cell office:value-type="float" office:value="1021" calcext:value-type="float">
            <text:p>1021</text:p>
          </table:table-cell>
          <table:table-cell office:value-type="float" office:value="9502" calcext:value-type="float">
            <text:p>950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?a</text:p>
          </table:table-cell>
          <table:table-cell office:value-type="float" office:value="1.04565833063362" calcext:value-type="float">
            <text:p>1.0456583306</text:p>
          </table:table-cell>
          <table:table-cell table:formula="of:=IF([.J1046] &lt;&gt; 0; 1; 0)" office:value-type="float" office:value="1" calcext:value-type="float">
            <text:p>1</text:p>
          </table:table-cell>
          <table:table-cell table:formula="of:=IF(AND([.K1046]=1; [.J1046]&gt;=[.E10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hasCapital&gt; <text:s/>?h <text:s/>?h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205298013" calcext:value-type="float">
            <text:p>0.205298013</text:p>
          </table:table-cell>
          <table:table-cell office:value-type="float" office:value="0.281818182" calcext:value-type="float">
            <text:p>0.281818182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7] &lt;&gt; 0; 1; 0)" office:value-type="float" office:value="0" calcext:value-type="float">
            <text:p>0</text:p>
          </table:table-cell>
          <table:table-cell table:formula="of:=IF(AND([.K1047]=1; [.J1047]&gt;=[.E10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666182874" calcext:value-type="float">
            <text:p>0.666182874</text:p>
          </table:table-cell>
          <table:table-cell table:number-columns-repeated="2" office:value-type="float" office:value="0.281941032" calcext:value-type="float">
            <text:p>0.28194103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.23142894841008" calcext:value-type="float">
            <text:p>1.2314289484</text:p>
          </table:table-cell>
          <table:table-cell table:formula="of:=IF([.J1048] &lt;&gt; 0; 1; 0)" office:value-type="float" office:value="1" calcext:value-type="float">
            <text:p>1</text:p>
          </table:table-cell>
          <table:table-cell table:formula="of:=IF(AND([.K1048]=1; [.J1048]&gt;=[.E10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livesIn&gt; <text:s/>?b <text:s/>?g <text:s/>&lt;wasBornIn&gt; <text:s/>?b <text:s text:c="2"/>=&gt; ?a <text:s/>&lt;wasBorn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19906009" calcext:value-type="float">
            <text:p>0.019906009</text:p>
          </table:table-cell>
          <table:table-cell office:value-type="float" office:value="0.111244258" calcext:value-type="float">
            <text:p>0.111244258</text:p>
          </table:table-cell>
          <table:table-cell office:value-type="float" office:value="0.282025316" calcext:value-type="float">
            <text:p>0.282025316</text:p>
          </table:table-cell>
          <table:table-cell office:value-type="float" office:value="1114" calcext:value-type="float">
            <text:p>1114</text:p>
          </table:table-cell>
          <table:table-cell office:value-type="float" office:value="10014" calcext:value-type="float">
            <text:p>10014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9] &lt;&gt; 0; 1; 0)" office:value-type="float" office:value="0" calcext:value-type="float">
            <text:p>0</text:p>
          </table:table-cell>
          <table:table-cell table:formula="of:=IF(AND([.K1049]=1; [.J1049]&gt;=[.E10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1260697" calcext:value-type="float">
            <text:p>0.001260697</text:p>
          </table:table-cell>
          <table:table-cell office:value-type="float" office:value="0.059228787" calcext:value-type="float">
            <text:p>0.059228787</text:p>
          </table:table-cell>
          <table:table-cell office:value-type="float" office:value="0.130131765" calcext:value-type="float">
            <text:p>0.130131765</text:p>
          </table:table-cell>
          <table:table-cell office:value-type="float" office:value="0.282974189" calcext:value-type="float">
            <text:p>0.282974189</text:p>
          </table:table-cell>
          <table:table-cell office:value-type="float" office:value="1195" calcext:value-type="float">
            <text:p>1195</text:p>
          </table:table-cell>
          <table:table-cell office:value-type="float" office:value="9183" calcext:value-type="float">
            <text:p>9183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0] &lt;&gt; 0; 1; 0)" office:value-type="float" office:value="0" calcext:value-type="float">
            <text:p>0</text:p>
          </table:table-cell>
          <table:table-cell table:formula="of:=IF(AND([.K1050]=1; [.J1050]&gt;=[.E10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1724887" calcext:value-type="float">
            <text:p>0.001724887</text:p>
          </table:table-cell>
          <table:table-cell office:value-type="float" office:value="0.112040019" calcext:value-type="float">
            <text:p>0.112040019</text:p>
          </table:table-cell>
          <table:table-cell table:number-columns-repeated="2" office:value-type="float" office:value="0.28593914" calcext:value-type="float">
            <text:p>0.28593914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5718" calcext:value-type="float">
            <text:p>5718</text:p>
          </table:table-cell>
          <table:table-cell office:value-type="string" calcext:value-type="string">
            <text:p>?a</text:p>
          </table:table-cell>
          <table:table-cell office:value-type="float" office:value="12.7044817076723" calcext:value-type="float">
            <text:p>12.7044817077</text:p>
          </table:table-cell>
          <table:table-cell table:formula="of:=IF([.J1051] &lt;&gt; 0; 1; 0)" office:value-type="float" office:value="1" calcext:value-type="float">
            <text:p>1</text:p>
          </table:table-cell>
          <table:table-cell table:formula="of:=IF(AND([.K1051]=1; [.J1051]&gt;=[.E10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produced&gt; <text:s/>?b</text:p>
          </table:table-cell>
          <table:table-cell office:value-type="float" office:value="0.000275349" calcext:value-type="float">
            <text:p>0.000275349</text:p>
          </table:table-cell>
          <table:table-cell office:value-type="float" office:value="0.012936162" calcext:value-type="float">
            <text:p>0.012936162</text:p>
          </table:table-cell>
          <table:table-cell office:value-type="float" office:value="0.16709347" calcext:value-type="float">
            <text:p>0.16709347</text:p>
          </table:table-cell>
          <table:table-cell office:value-type="float" office:value="0.286498353" calcext:value-type="float">
            <text:p>0.286498353</text:p>
          </table:table-cell>
          <table:table-cell office:value-type="float" office:value="261" calcext:value-type="float">
            <text:p>261</text:p>
          </table:table-cell>
          <table:table-cell office:value-type="float" office:value="1562" calcext:value-type="float">
            <text:p>156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2] &lt;&gt; 0; 1; 0)" office:value-type="float" office:value="0" calcext:value-type="float">
            <text:p>0</text:p>
          </table:table-cell>
          <table:table-cell table:formula="of:=IF(AND([.K1052]=1; [.J1052]&gt;=[.E10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43383948" calcext:value-type="float">
            <text:p>0.043383948</text:p>
          </table:table-cell>
          <table:table-cell office:value-type="float" office:value="0.287137416" calcext:value-type="float">
            <text:p>0.287137416</text:p>
          </table:table-cell>
          <table:table-cell office:value-type="float" office:value="1960" calcext:value-type="float">
            <text:p>1960</text:p>
          </table:table-cell>
          <table:table-cell office:value-type="float" office:value="45178" calcext:value-type="float">
            <text:p>45178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?a</text:p>
          </table:table-cell>
          <table:table-cell office:value-type="float" office:value="0.696986007334204" calcext:value-type="float">
            <text:p>0.6969860073</text:p>
          </table:table-cell>
          <table:table-cell table:formula="of:=IF([.J1053] &lt;&gt; 0; 1; 0)" office:value-type="float" office:value="1" calcext:value-type="float">
            <text:p>1</text:p>
          </table:table-cell>
          <table:table-cell table:formula="of:=IF(AND([.K1053]=1; [.J1053]&gt;=[.E10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h <text:s/>?a <text:s/>&lt;direc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129618768" calcext:value-type="float">
            <text:p>0.129618768</text:p>
          </table:table-cell>
          <table:table-cell office:value-type="float" office:value="0.287386216" calcext:value-type="float">
            <text:p>0.287386216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4] &lt;&gt; 0; 1; 0)" office:value-type="float" office:value="0" calcext:value-type="float">
            <text:p>0</text:p>
          </table:table-cell>
          <table:table-cell table:formula="of:=IF(AND([.K1054]=1; [.J1054]&gt;=[.E10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8002745" calcext:value-type="float">
            <text:p>0.028002745</text:p>
          </table:table-cell>
          <table:table-cell office:value-type="float" office:value="0.055699659" calcext:value-type="float">
            <text:p>0.055699659</text:p>
          </table:table-cell>
          <table:table-cell office:value-type="float" office:value="0.287729196" calcext:value-type="float">
            <text:p>0.287729196</text:p>
          </table:table-cell>
          <table:table-cell office:value-type="float" office:value="408" calcext:value-type="float">
            <text:p>408</text:p>
          </table:table-cell>
          <table:table-cell office:value-type="float" office:value="7325" calcext:value-type="float">
            <text:p>732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?a</text:p>
          </table:table-cell>
          <table:table-cell office:value-type="float" office:value="89.230815872968" calcext:value-type="float">
            <text:p>89.230815873</text:p>
          </table:table-cell>
          <table:table-cell table:formula="of:=IF([.J1055] &lt;&gt; 0; 1; 0)" office:value-type="float" office:value="1" calcext:value-type="float">
            <text:p>1</text:p>
          </table:table-cell>
          <table:table-cell table:formula="of:=IF(AND([.K1055]=1; [.J1055]&gt;=[.E10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6] &lt;&gt; 0; 1; 0)" office:value-type="float" office:value="0" calcext:value-type="float">
            <text:p>0</text:p>
          </table:table-cell>
          <table:table-cell table:formula="of:=IF(AND([.K1056]=1; [.J1056]&gt;=[.E10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1298677" calcext:value-type="float">
            <text:p>0.001298677</text:p>
          </table:table-cell>
          <table:table-cell office:value-type="float" office:value="0.061013085" calcext:value-type="float">
            <text:p>0.061013085</text:p>
          </table:table-cell>
          <table:table-cell office:value-type="float" office:value="0.110502693" calcext:value-type="float">
            <text:p>0.110502693</text:p>
          </table:table-cell>
          <table:table-cell office:value-type="float" office:value="0.288831534" calcext:value-type="float">
            <text:p>0.288831534</text:p>
          </table:table-cell>
          <table:table-cell office:value-type="float" office:value="1231" calcext:value-type="float">
            <text:p>1231</text:p>
          </table:table-cell>
          <table:table-cell office:value-type="float" office:value="11140" calcext:value-type="float">
            <text:p>11140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7] &lt;&gt; 0; 1; 0)" office:value-type="float" office:value="0" calcext:value-type="float">
            <text:p>0</text:p>
          </table:table-cell>
          <table:table-cell table:formula="of:=IF(AND([.K1057]=1; [.J1057]&gt;=[.E10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wasBornIn&gt; <text:s/>?b</text:p>
          </table:table-cell>
          <table:table-cell office:value-type="float" office:value="0.005720085" calcext:value-type="float">
            <text:p>0.005720085</text:p>
          </table:table-cell>
          <table:table-cell office:value-type="float" office:value="0.096885442" calcext:value-type="float">
            <text:p>0.096885442</text:p>
          </table:table-cell>
          <table:table-cell table:number-columns-repeated="2" office:value-type="float" office:value="0.288849822" calcext:value-type="float">
            <text:p>0.288849822</text:p>
          </table:table-cell>
          <table:table-cell office:value-type="float" office:value="5422" calcext:value-type="float">
            <text:p>5422</text:p>
          </table:table-cell>
          <table:table-cell table:number-columns-repeated="2" office:value-type="float" office:value="18771" calcext:value-type="float">
            <text:p>18771</text:p>
          </table:table-cell>
          <table:table-cell office:value-type="string" calcext:value-type="string">
            <text:p>?a</text:p>
          </table:table-cell>
          <table:table-cell office:value-type="float" office:value="79.7718862763005" calcext:value-type="float">
            <text:p>79.7718862763</text:p>
          </table:table-cell>
          <table:table-cell table:formula="of:=IF([.J1058] &lt;&gt; 0; 1; 0)" office:value-type="float" office:value="1" calcext:value-type="float">
            <text:p>1</text:p>
          </table:table-cell>
          <table:table-cell table:formula="of:=IF(AND([.K1058]=1; [.J1058]&gt;=[.E10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h <text:s/>?a <text:s/>&lt;imports&gt; <text:s/>?b <text:s/>?h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63157895" calcext:value-type="float">
            <text:p>0.263157895</text:p>
          </table:table-cell>
          <table:table-cell office:value-type="float" office:value="0.289855072" calcext:value-type="float">
            <text:p>0.28985507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9] &lt;&gt; 0; 1; 0)" office:value-type="float" office:value="0" calcext:value-type="float">
            <text:p>0</text:p>
          </table:table-cell>
          <table:table-cell table:formula="of:=IF(AND([.K1059]=1; [.J1059]&gt;=[.E10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0] &lt;&gt; 0; 1; 0)" office:value-type="float" office:value="0" calcext:value-type="float">
            <text:p>0</text:p>
          </table:table-cell>
          <table:table-cell table:formula="of:=IF(AND([.K1060]=1; [.J1060]&gt;=[.E10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j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116575" calcext:value-type="float">
            <text:p>0.00116575</text:p>
          </table:table-cell>
          <table:table-cell office:value-type="float" office:value="0.078855349" calcext:value-type="float">
            <text:p>0.078855349</text:p>
          </table:table-cell>
          <table:table-cell table:number-columns-repeated="2" office:value-type="float" office:value="0.29071297" calcext:value-type="float">
            <text:p>0.2907129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3801" calcext:value-type="float">
            <text:p>3801</text:p>
          </table:table-cell>
          <table:table-cell office:value-type="string" calcext:value-type="string">
            <text:p>?b</text:p>
          </table:table-cell>
          <table:table-cell office:value-type="float" office:value="7.25747769713361" calcext:value-type="float">
            <text:p>7.2574776971</text:p>
          </table:table-cell>
          <table:table-cell table:formula="of:=IF([.J1061] &lt;&gt; 0; 1; 0)" office:value-type="float" office:value="1" calcext:value-type="float">
            <text:p>1</text:p>
          </table:table-cell>
          <table:table-cell table:formula="of:=IF(AND([.K1061]=1; [.J1061]&gt;=[.E10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livesIn&gt; <text:s/>?f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290843806" calcext:value-type="float">
            <text:p>0.29084380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string" calcext:value-type="string">
            <text:p>?a</text:p>
          </table:table-cell>
          <table:table-cell office:value-type="float" office:value="118.978458679008" calcext:value-type="float">
            <text:p>118.978458679</text:p>
          </table:table-cell>
          <table:table-cell table:formula="of:=IF([.J1062] &lt;&gt; 0; 1; 0)" office:value-type="float" office:value="1" calcext:value-type="float">
            <text:p>1</text:p>
          </table:table-cell>
          <table:table-cell table:formula="of:=IF(AND([.K1062]=1; [.J1062]&gt;=[.E10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b <text:s/>&lt;created&gt; <text:s/>?f <text:s/>?a <text:s/>&lt;influences&gt; <text:s/>?j <text:s text:c="2"/>=&gt; ?a <text:s/>&lt;influences&gt; <text:s/>?b</text:p>
          </table:table-cell>
          <table:table-cell office:value-type="float" office:value="0.000170906" calcext:value-type="float">
            <text:p>0.000170906</text:p>
          </table:table-cell>
          <table:table-cell office:value-type="float" office:value="0.011612903" calcext:value-type="float">
            <text:p>0.011612903</text:p>
          </table:table-cell>
          <table:table-cell office:value-type="float" office:value="0.042508528" calcext:value-type="float">
            <text:p>0.042508528</text:p>
          </table:table-cell>
          <table:table-cell office:value-type="float" office:value="0.293478261" calcext:value-type="float">
            <text:p>0.293478261</text:p>
          </table:table-cell>
          <table:table-cell office:value-type="float" office:value="162" calcext:value-type="float">
            <text:p>162</text:p>
          </table:table-cell>
          <table:table-cell office:value-type="float" office:value="3811" calcext:value-type="float">
            <text:p>381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?b</text:p>
          </table:table-cell>
          <table:table-cell office:value-type="float" office:value="37.9166127474121" calcext:value-type="float">
            <text:p>37.9166127474</text:p>
          </table:table-cell>
          <table:table-cell table:formula="of:=IF([.J1063] &lt;&gt; 0; 1; 0)" office:value-type="float" office:value="1" calcext:value-type="float">
            <text:p>1</text:p>
          </table:table-cell>
          <table:table-cell table:formula="of:=IF(AND([.K1063]=1; [.J1063]&gt;=[.E10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isLeaderOf&gt; <text:s/>?f <text:s/>?i <text:s/>&lt;livesIn&gt; <text:s/>?f <text:s text:c="2"/>=&gt; ?a <text:s/>&lt;holdsPoliticalPosition&gt; <text:s/>?b</text:p>
          </table:table-cell>
          <table:table-cell office:value-type="float" office:value="0.000063299" calcext:value-type="float">
            <text:p>0.000063299</text:p>
          </table:table-cell>
          <table:table-cell office:value-type="float" office:value="0.024701523" calcext:value-type="float">
            <text:p>0.024701523</text:p>
          </table:table-cell>
          <table:table-cell office:value-type="float" office:value="0.070339977" calcext:value-type="float">
            <text:p>0.070339977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60" calcext:value-type="float">
            <text:p>60</text:p>
          </table:table-cell>
          <table:table-cell office:value-type="float" office:value="853" calcext:value-type="float">
            <text:p>85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office:value-type="float" office:value="41.1891830761352" calcext:value-type="float">
            <text:p>41.1891830761</text:p>
          </table:table-cell>
          <table:table-cell table:formula="of:=IF([.J1064] &lt;&gt; 0; 1; 0)" office:value-type="float" office:value="1" calcext:value-type="float">
            <text:p>1</text:p>
          </table:table-cell>
          <table:table-cell table:formula="of:=IF(AND([.K1064]=1; [.J1064]&gt;=[.E10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b <text:s/>?a <text:s/>&lt;livesIn&gt; <text:s/>?f <text:s text:c="2"/>=&gt; ?a <text:s/>&lt;livesIn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75317" calcext:value-type="float">
            <text:p>0.011375317</text:p>
          </table:table-cell>
          <table:table-cell table:number-columns-repeated="2" office:value-type="float" office:value="0.294849023" calcext:value-type="float">
            <text:p>0.29484902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5] &lt;&gt; 0; 1; 0)" office:value-type="float" office:value="0" calcext:value-type="float">
            <text:p>0</text:p>
          </table:table-cell>
          <table:table-cell table:formula="of:=IF(AND([.K1065]=1; [.J1065]&gt;=[.E10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isLocatedIn&gt; <text:s/>?b <text:s text:c="2"/>=&gt; ?a <text:s/>&lt;wasBorn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16510909" calcext:value-type="float">
            <text:p>0.016510909</text:p>
          </table:table-cell>
          <table:table-cell office:value-type="float" office:value="0.114668652" calcext:value-type="float">
            <text:p>0.114668652</text:p>
          </table:table-cell>
          <table:table-cell office:value-type="float" office:value="0.295302013" calcext:value-type="float">
            <text:p>0.295302013</text:p>
          </table:table-cell>
          <table:table-cell office:value-type="float" office:value="924" calcext:value-type="float">
            <text:p>924</text:p>
          </table:table-cell>
          <table:table-cell office:value-type="float" office:value="8058" calcext:value-type="float">
            <text:p>8058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6] &lt;&gt; 0; 1; 0)" office:value-type="float" office:value="0" calcext:value-type="float">
            <text:p>0</text:p>
          </table:table-cell>
          <table:table-cell table:formula="of:=IF(AND([.K1066]=1; [.J1066]&gt;=[.E10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584457" calcext:value-type="float">
            <text:p>0.000584457</text:p>
          </table:table-cell>
          <table:table-cell office:value-type="float" office:value="0.804063861" calcext:value-type="float">
            <text:p>0.804063861</text:p>
          </table:table-cell>
          <table:table-cell table:number-columns-repeated="2" office:value-type="float" office:value="0.295624333" calcext:value-type="float">
            <text:p>0.295624333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string" calcext:value-type="string">
            <text:p>?a</text:p>
          </table:table-cell>
          <table:table-cell office:value-type="float" office:value="227.715475266366" calcext:value-type="float">
            <text:p>227.7154752664</text:p>
          </table:table-cell>
          <table:table-cell table:formula="of:=IF([.J1067] &lt;&gt; 0; 1; 0)" office:value-type="float" office:value="1" calcext:value-type="float">
            <text:p>1</text:p>
          </table:table-cell>
          <table:table-cell table:formula="of:=IF(AND([.K1067]=1; [.J1067]&gt;=[.E10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exports&gt; <text:s/>?b <text:s text:c="2"/>=&gt; ?a <text:s/>&lt;im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86309524" calcext:value-type="float">
            <text:p>0.086309524</text:p>
          </table:table-cell>
          <table:table-cell office:value-type="float" office:value="0.228346457" calcext:value-type="float">
            <text:p>0.228346457</text:p>
          </table:table-cell>
          <table:table-cell office:value-type="float" office:value="0.295918367" calcext:value-type="float">
            <text:p>0.29591836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8] &lt;&gt; 0; 1; 0)" office:value-type="float" office:value="0" calcext:value-type="float">
            <text:p>0</text:p>
          </table:table-cell>
          <table:table-cell table:formula="of:=IF(AND([.K1068]=1; [.J1068]&gt;=[.E10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e <text:s/>&lt;hasCapital&gt; <text:s/>?i <text:s/>?i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192028986" calcext:value-type="float">
            <text:p>0.192028986</text:p>
          </table:table-cell>
          <table:table-cell office:value-type="float" office:value="0.296089385" calcext:value-type="float">
            <text:p>0.296089385</text:p>
          </table:table-cell>
          <table:table-cell office:value-type="float" office:value="106" calcext:value-type="float">
            <text:p>106</text:p>
          </table:table-cell>
          <table:table-cell office:value-type="float" office:value="552" calcext:value-type="float">
            <text:p>5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?a</text:p>
          </table:table-cell>
          <table:table-cell office:value-type="float" office:value="16.0825468702819" calcext:value-type="float">
            <text:p>16.0825468703</text:p>
          </table:table-cell>
          <table:table-cell table:formula="of:=IF([.J1069] &lt;&gt; 0; 1; 0)" office:value-type="float" office:value="1" calcext:value-type="float">
            <text:p>1</text:p>
          </table:table-cell>
          <table:table-cell table:formula="of:=IF(AND([.K1069]=1; [.J1069]&gt;=[.E10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j <text:s/>?e <text:s/>&lt;isCitizenOf&gt; <text:s/>?b <text:s/>?j <text:s/>&lt;isLocatedIn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10989011" calcext:value-type="float">
            <text:p>0.1098901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729.982773196046" calcext:value-type="float">
            <text:p>729.982773196</text:p>
          </table:table-cell>
          <table:table-cell table:formula="of:=IF([.J1070] &lt;&gt; 0; 1; 0)" office:value-type="float" office:value="1" calcext:value-type="float">
            <text:p>1</text:p>
          </table:table-cell>
          <table:table-cell table:formula="of:=IF(AND([.K1070]=1; [.J1070]&gt;=[.E10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livesIn&gt; <text:s/>?j <text:s text:c="2"/>=&gt; ?a <text:s/>&lt;isCitizenOf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89911" calcext:value-type="float">
            <text:p>0.017089911</text:p>
          </table:table-cell>
          <table:table-cell office:value-type="float" office:value="0.063878912" calcext:value-type="float">
            <text:p>0.063878912</text:p>
          </table:table-cell>
          <table:table-cell office:value-type="float" office:value="0.301818182" calcext:value-type="float">
            <text:p>0.301818182</text:p>
          </table:table-cell>
          <table:table-cell office:value-type="float" office:value="249" calcext:value-type="float">
            <text:p>249</text:p>
          </table:table-cell>
          <table:table-cell office:value-type="float" office:value="3898" calcext:value-type="float">
            <text:p>3898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0.745227942622419" calcext:value-type="float">
            <text:p>0.7452279426</text:p>
          </table:table-cell>
          <table:table-cell table:formula="of:=IF([.J1071] &lt;&gt; 0; 1; 0)" office:value-type="float" office:value="1" calcext:value-type="float">
            <text:p>1</text:p>
          </table:table-cell>
          <table:table-cell table:formula="of:=IF(AND([.K1071]=1; [.J1071]&gt;=[.E10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isCitizen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292682927" calcext:value-type="float">
            <text:p>0.292682927</text:p>
          </table:table-cell>
          <table:table-cell office:value-type="float" office:value="0.303797468" calcext:value-type="float">
            <text:p>0.30379746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2] &lt;&gt; 0; 1; 0)" office:value-type="float" office:value="0" calcext:value-type="float">
            <text:p>0</text:p>
          </table:table-cell>
          <table:table-cell table:formula="of:=IF(AND([.K1072]=1; [.J1072]&gt;=[.E10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291666667" calcext:value-type="float">
            <text:p>0.291666667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73] &lt;&gt; 0; 1; 0)" office:value-type="float" office:value="0" calcext:value-type="float">
            <text:p>0</text:p>
          </table:table-cell>
          <table:table-cell table:formula="of:=IF(AND([.K1073]=1; [.J1073]&gt;=[.E10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eaderOf&gt; <text:s/>?e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291666667" calcext:value-type="float">
            <text:p>0.291666667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33.1765642244936" calcext:value-type="float">
            <text:p>33.1765642245</text:p>
          </table:table-cell>
          <table:table-cell table:formula="of:=IF([.J1074] &lt;&gt; 0; 1; 0)" office:value-type="float" office:value="1" calcext:value-type="float">
            <text:p>1</text:p>
          </table:table-cell>
          <table:table-cell table:formula="of:=IF(AND([.K1074]=1; [.J1074]&gt;=[.E10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g <text:s/>&lt;directed&gt; <text:s/>?b <text:s/>?a <text:s/>&lt;produced&gt; <text:s/>?b <text:s text:c="2"/>=&gt; ?a <text:s/>&lt;direct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30860694" calcext:value-type="float">
            <text:p>0.030860694</text:p>
          </table:table-cell>
          <table:table-cell table:number-columns-repeated="2" office:value-type="float" office:value="0.30507974" calcext:value-type="float">
            <text:p>0.30507974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75] &lt;&gt; 0; 1; 0)" office:value-type="float" office:value="0" calcext:value-type="float">
            <text:p>0</text:p>
          </table:table-cell>
          <table:table-cell table:formula="of:=IF(AND([.K1075]=1; [.J1075]&gt;=[.E10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322477" calcext:value-type="float">
            <text:p>0.006322477</text:p>
          </table:table-cell>
          <table:table-cell office:value-type="float" office:value="0.297036082" calcext:value-type="float">
            <text:p>0.297036082</text:p>
          </table:table-cell>
          <table:table-cell table:number-columns-repeated="2" office:value-type="float" office:value="0.307475245" calcext:value-type="float">
            <text:p>0.307475245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19491" calcext:value-type="float">
            <text:p>19491</text:p>
          </table:table-cell>
          <table:table-cell office:value-type="string" calcext:value-type="string">
            <text:p>?b</text:p>
          </table:table-cell>
          <table:table-cell office:value-type="float" office:value="8.43139976047005" calcext:value-type="float">
            <text:p>8.4313997605</text:p>
          </table:table-cell>
          <table:table-cell table:formula="of:=IF([.J1076] &lt;&gt; 0; 1; 0)" office:value-type="float" office:value="1" calcext:value-type="float">
            <text:p>1</text:p>
          </table:table-cell>
          <table:table-cell table:formula="of:=IF(AND([.K1076]=1; [.J1076]&gt;=[.E10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isLocatedIn&gt; <text:s/>?f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7020828" calcext:value-type="float">
            <text:p>0.007020828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240" calcext:value-type="float">
            <text:p>240</text:p>
          </table:table-cell>
          <table:table-cell office:value-type="float" office:value="34184" calcext:value-type="float">
            <text:p>3418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?a</text:p>
          </table:table-cell>
          <table:table-cell office:value-type="float" office:value="3.52891539029091" calcext:value-type="float">
            <text:p>3.5289153903</text:p>
          </table:table-cell>
          <table:table-cell table:formula="of:=IF([.J1077] &lt;&gt; 0; 1; 0)" office:value-type="float" office:value="1" calcext:value-type="float">
            <text:p>1</text:p>
          </table:table-cell>
          <table:table-cell table:formula="of:=IF(AND([.K1077]=1; [.J1077]&gt;=[.E10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nfluences&gt; <text:s/>?j <text:s/>?j <text:s/>&lt;isCitizenOf&gt; <text:s/>?a <text:s/>?e <text:s/>&lt;isCitizenOf&gt; <text:s/>?b <text:s text:c="2"/>=&gt; ?a <text:s/>&lt;dealsWith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42089985" calcext:value-type="float">
            <text:p>0.042089985</text:p>
          </table:table-cell>
          <table:table-cell office:value-type="float" office:value="0.21641791" calcext:value-type="float">
            <text:p>0.21641791</text:p>
          </table:table-cell>
          <table:table-cell office:value-type="float" office:value="0.308510638" calcext:value-type="float">
            <text:p>0.308510638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?a</text:p>
          </table:table-cell>
          <table:table-cell office:value-type="float" office:value="66.74576918703" calcext:value-type="float">
            <text:p>66.745769187</text:p>
          </table:table-cell>
          <table:table-cell table:formula="of:=IF([.J1078] &lt;&gt; 0; 1; 0)" office:value-type="float" office:value="1" calcext:value-type="float">
            <text:p>1</text:p>
          </table:table-cell>
          <table:table-cell table:formula="of:=IF(AND([.K1078]=1; [.J1078]&gt;=[.E10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104049417" calcext:value-type="float">
            <text:p>0.104049417</text:p>
          </table:table-cell>
          <table:table-cell office:value-type="float" office:value="0.035453695" calcext:value-type="float">
            <text:p>0.035453695</text:p>
          </table:table-cell>
          <table:table-cell office:value-type="float" office:value="0.308569102" calcext:value-type="float">
            <text:p>0.308569102</text:p>
          </table:table-cell>
          <table:table-cell office:value-type="float" office:value="1516" calcext:value-type="float">
            <text:p>1516</text:p>
          </table:table-cell>
          <table:table-cell office:value-type="float" office:value="42760" calcext:value-type="float">
            <text:p>42760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?a</text:p>
          </table:table-cell>
          <table:table-cell office:value-type="float" office:value="442.668197977298" calcext:value-type="float">
            <text:p>442.6681979773</text:p>
          </table:table-cell>
          <table:table-cell table:formula="of:=IF([.J1079] &lt;&gt; 0; 1; 0)" office:value-type="float" office:value="1" calcext:value-type="float">
            <text:p>1</text:p>
          </table:table-cell>
          <table:table-cell table:formula="of:=IF(AND([.K1079]=1; [.J1079]&gt;=[.E10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Leader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31509641" calcext:value-type="float">
            <text:p>0.031509641</text:p>
          </table:table-cell>
          <table:table-cell office:value-type="float" office:value="0.009788643" calcext:value-type="float">
            <text:p>0.009788643</text:p>
          </table:table-cell>
          <table:table-cell office:value-type="float" office:value="0.309707242" calcext:value-type="float">
            <text:p>0.309707242</text:p>
          </table:table-cell>
          <table:table-cell office:value-type="float" office:value="201" calcext:value-type="float">
            <text:p>201</text:p>
          </table:table-cell>
          <table:table-cell office:value-type="float" office:value="20534" calcext:value-type="float">
            <text:p>205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?a</text:p>
          </table:table-cell>
          <table:table-cell office:value-type="float" office:value="0.4825598012701" calcext:value-type="float">
            <text:p>0.4825598013</text:p>
          </table:table-cell>
          <table:table-cell table:formula="of:=IF([.J1080] &lt;&gt; 0; 1; 0)" office:value-type="float" office:value="1" calcext:value-type="float">
            <text:p>1</text:p>
          </table:table-cell>
          <table:table-cell table:formula="of:=IF(AND([.K1080]=1; [.J1080]&gt;=[.E10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wasBornIn&gt; <text:s/>?f <text:s text:c="2"/>=&gt; ?a <text:s/>&lt;isCitizenOf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242965" calcext:value-type="float">
            <text:p>0.0242965</text:p>
          </table:table-cell>
          <table:table-cell office:value-type="float" office:value="0.00656078" calcext:value-type="float">
            <text:p>0.00656078</text:p>
          </table:table-cell>
          <table:table-cell office:value-type="float" office:value="0.309711286" calcext:value-type="float">
            <text:p>0.309711286</text:p>
          </table:table-cell>
          <table:table-cell office:value-type="float" office:value="354" calcext:value-type="float">
            <text:p>354</text:p>
          </table:table-cell>
          <table:table-cell office:value-type="float" office:value="53957" calcext:value-type="float">
            <text:p>53957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?a</text:p>
          </table:table-cell>
          <table:table-cell office:value-type="float" office:value="653.917473116002" calcext:value-type="float">
            <text:p>653.917473116</text:p>
          </table:table-cell>
          <table:table-cell table:formula="of:=IF([.J1081] &lt;&gt; 0; 1; 0)" office:value-type="float" office:value="1" calcext:value-type="float">
            <text:p>1</text:p>
          </table:table-cell>
          <table:table-cell table:formula="of:=IF(AND([.K1081]=1; [.J1081]&gt;=[.E10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h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8493151" calcext:value-type="float">
            <text:p>0.018493151</text:p>
          </table:table-cell>
          <table:table-cell office:value-type="float" office:value="0.059602649" calcext:value-type="float">
            <text:p>0.059602649</text:p>
          </table:table-cell>
          <table:table-cell office:value-type="float" office:value="0.310344828" calcext:value-type="float">
            <text:p>0.310344828</text:p>
          </table:table-cell>
          <table:table-cell office:value-type="float" office:value="27" calcext:value-type="float">
            <text:p>27</text:p>
          </table:table-cell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2] &lt;&gt; 0; 1; 0)" office:value-type="float" office:value="0" calcext:value-type="float">
            <text:p>0</text:p>
          </table:table-cell>
          <table:table-cell table:formula="of:=IF(AND([.K1082]=1; [.J1082]&gt;=[.E10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livesIn&gt; <text:s/>?a <text:s text:c="2"/>=&gt; ?a <text:s/>&lt;ex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65088757" calcext:value-type="float">
            <text:p>0.065088757</text:p>
          </table:table-cell>
          <table:table-cell office:value-type="float" office:value="0.286956522" calcext:value-type="float">
            <text:p>0.286956522</text:p>
          </table:table-cell>
          <table:table-cell office:value-type="float" office:value="0.311320755" calcext:value-type="float">
            <text:p>0.311320755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83] &lt;&gt; 0; 1; 0)" office:value-type="float" office:value="0" calcext:value-type="float">
            <text:p>0</text:p>
          </table:table-cell>
          <table:table-cell table:formula="of:=IF(AND([.K1083]=1; [.J1083]&gt;=[.E10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4] &lt;&gt; 0; 1; 0)" office:value-type="float" office:value="0" calcext:value-type="float">
            <text:p>0</text:p>
          </table:table-cell>
          <table:table-cell table:formula="of:=IF(AND([.K1084]=1; [.J1084]&gt;=[.E10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rected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4591845" calcext:value-type="float">
            <text:p>0.014591845</text:p>
          </table:table-cell>
          <table:table-cell office:value-type="float" office:value="0.08031207" calcext:value-type="float">
            <text:p>0.08031207</text:p>
          </table:table-cell>
          <table:table-cell office:value-type="float" office:value="0.314748201" calcext:value-type="float">
            <text:p>0.314748201</text:p>
          </table:table-cell>
          <table:table-cell office:value-type="float" office:value="175" calcext:value-type="float">
            <text:p>175</text:p>
          </table:table-cell>
          <table:table-cell office:value-type="float" office:value="2179" calcext:value-type="float">
            <text:p>217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?b</text:p>
          </table:table-cell>
          <table:table-cell office:value-type="float" office:value="5.25678771869845" calcext:value-type="float">
            <text:p>5.2567877187</text:p>
          </table:table-cell>
          <table:table-cell table:formula="of:=IF([.J1085] &lt;&gt; 0; 1; 0)" office:value-type="float" office:value="1" calcext:value-type="float">
            <text:p>1</text:p>
          </table:table-cell>
          <table:table-cell table:formula="of:=IF(AND([.K1085]=1; [.J1085]&gt;=[.E10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imports&gt; <text:s/>?b <text:s/>?g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306666667" calcext:value-type="float">
            <text:p>0.306666667</text:p>
          </table:table-cell>
          <table:table-cell office:value-type="float" office:value="0.315068493" calcext:value-type="float">
            <text:p>0.31506849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86] &lt;&gt; 0; 1; 0)" office:value-type="float" office:value="0" calcext:value-type="float">
            <text:p>0</text:p>
          </table:table-cell>
          <table:table-cell table:formula="of:=IF(AND([.K1086]=1; [.J1086]&gt;=[.E10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produced&gt; <text:s/>?b <text:s text:c="2"/>=&gt; ?a <text:s/>&lt;produced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013927439" calcext:value-type="float">
            <text:p>0.013927439</text:p>
          </table:table-cell>
          <table:table-cell table:number-columns-repeated="2" office:value-type="float" office:value="0.317155756" calcext:value-type="float">
            <text:p>0.31715575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87] &lt;&gt; 0; 1; 0)" office:value-type="float" office:value="0" calcext:value-type="float">
            <text:p>0</text:p>
          </table:table-cell>
          <table:table-cell table:formula="of:=IF(AND([.K1087]=1; [.J1087]&gt;=[.E10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rected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4591845" calcext:value-type="float">
            <text:p>0.014591845</text:p>
          </table:table-cell>
          <table:table-cell office:value-type="float" office:value="0.077570922" calcext:value-type="float">
            <text:p>0.077570922</text:p>
          </table:table-cell>
          <table:table-cell office:value-type="float" office:value="0.318761384" calcext:value-type="float">
            <text:p>0.318761384</text:p>
          </table:table-cell>
          <table:table-cell office:value-type="float" office:value="175" calcext:value-type="float">
            <text:p>175</text:p>
          </table:table-cell>
          <table:table-cell office:value-type="float" office:value="2256" calcext:value-type="float">
            <text:p>225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?b</text:p>
          </table:table-cell>
          <table:table-cell office:value-type="float" office:value="6.01914018096184" calcext:value-type="float">
            <text:p>6.019140181</text:p>
          </table:table-cell>
          <table:table-cell table:formula="of:=IF([.J1088] &lt;&gt; 0; 1; 0)" office:value-type="float" office:value="1" calcext:value-type="float">
            <text:p>1</text:p>
          </table:table-cell>
          <table:table-cell table:formula="of:=IF(AND([.K1088]=1; [.J1088]&gt;=[.E10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ocatedIn&gt; <text:s/>?a <text:s text:c="2"/>=&gt; ?a <text:s/>&lt;ex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5779093" calcext:value-type="float">
            <text:p>0.015779093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89] &lt;&gt; 0; 1; 0)" office:value-type="float" office:value="0" calcext:value-type="float">
            <text:p>0</text:p>
          </table:table-cell>
          <table:table-cell table:formula="of:=IF(AND([.K1089]=1; [.J1089]&gt;=[.E10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produced&gt; <text:s/>?b <text:s/>?a <text:s/>&lt;produced&gt; <text:s/>?h <text:s text:c="2"/>=&gt; ?a <text:s/>&lt;direct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42063753" calcext:value-type="float">
            <text:p>0.042063753</text:p>
          </table:table-cell>
          <table:table-cell office:value-type="float" office:value="0.273929961" calcext:value-type="float">
            <text:p>0.273929961</text:p>
          </table:table-cell>
          <table:table-cell office:value-type="float" office:value="0.320072744" calcext:value-type="float">
            <text:p>0.320072744</text:p>
          </table:table-cell>
          <table:table-cell office:value-type="float" office:value="1408" calcext:value-type="float">
            <text:p>1408</text:p>
          </table:table-cell>
          <table:table-cell office:value-type="float" office:value="5140" calcext:value-type="float">
            <text:p>5140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90] &lt;&gt; 0; 1; 0)" office:value-type="float" office:value="0" calcext:value-type="float">
            <text:p>0</text:p>
          </table:table-cell>
          <table:table-cell table:formula="of:=IF(AND([.K1090]=1; [.J1090]&gt;=[.E10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KnownFor&gt; <text:s/>?f <text:s text:c="2"/>=&gt; ?a <text:s/>&lt;dealsWith&gt; <text:s/>?b</text:p>
          </table:table-cell>
          <table:table-cell office:value-type="float" office:value="0.000119212" calcext:value-type="float">
            <text:p>0.000119212</text:p>
          </table:table-cell>
          <table:table-cell office:value-type="float" office:value="0.164005806" calcext:value-type="float">
            <text:p>0.164005806</text:p>
          </table:table-cell>
          <table:table-cell table:number-columns-repeated="2" office:value-type="float" office:value="0.320113314" calcext:value-type="float">
            <text:p>0.3201133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?a</text:p>
          </table:table-cell>
          <table:table-cell office:value-type="float" office:value="204.506057306312" calcext:value-type="float">
            <text:p>204.5060573063</text:p>
          </table:table-cell>
          <table:table-cell table:formula="of:=IF([.J1091] &lt;&gt; 0; 1; 0)" office:value-type="float" office:value="1" calcext:value-type="float">
            <text:p>1</text:p>
          </table:table-cell>
          <table:table-cell table:formula="of:=IF(AND([.K1091]=1; [.J1091]&gt;=[.E10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LeaderOf&gt; <text:s/>?a <text:s/>?g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table:number-columns-repeated="2"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2] &lt;&gt; 0; 1; 0)" office:value-type="float" office:value="0" calcext:value-type="float">
            <text:p>0</text:p>
          </table:table-cell>
          <table:table-cell table:formula="of:=IF(AND([.K1092]=1; [.J1092]&gt;=[.E10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LeaderOf&gt; <text:s/>?a <text:s/>?e <text:s/>&lt;livesIn&gt; <text:s/>?j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36.2524004435007" calcext:value-type="float">
            <text:p>36.2524004435</text:p>
          </table:table-cell>
          <table:table-cell table:formula="of:=IF([.J1093] &lt;&gt; 0; 1; 0)" office:value-type="float" office:value="1" calcext:value-type="float">
            <text:p>1</text:p>
          </table:table-cell>
          <table:table-cell table:formula="of:=IF(AND([.K1093]=1; [.J1093]&gt;=[.E10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46391753" calcext:value-type="float">
            <text:p>0.046391753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20.4780897369996" calcext:value-type="float">
            <text:p>20.478089737</text:p>
          </table:table-cell>
          <table:table-cell table:formula="of:=IF([.J1094] &lt;&gt; 0; 1; 0)" office:value-type="float" office:value="1" calcext:value-type="float">
            <text:p>1</text:p>
          </table:table-cell>
          <table:table-cell table:formula="of:=IF(AND([.K1094]=1; [.J1094]&gt;=[.E10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LeaderOf&gt; <text:s/>?a <text:s/>?g <text:s/>&lt;livesIn&gt; <text:s/>?a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290322581" calcext:value-type="float">
            <text:p>0.290322581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95] &lt;&gt; 0; 1; 0)" office:value-type="float" office:value="0" calcext:value-type="float">
            <text:p>0</text:p>
          </table:table-cell>
          <table:table-cell table:formula="of:=IF(AND([.K1095]=1; [.J1095]&gt;=[.E10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livesIn&gt; <text:s/>?b <text:s/>?a <text:s/>&lt;wasBornIn&gt; <text:s/>?b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17836594" calcext:value-type="float">
            <text:p>0.017836594</text:p>
          </table:table-cell>
          <table:table-cell office:value-type="float" office:value="0.321481481" calcext:value-type="float">
            <text:p>0.321481481</text:p>
          </table:table-cell>
          <table:table-cell office:value-type="float" office:value="217" calcext:value-type="float">
            <text:p>217</text:p>
          </table:table-cell>
          <table:table-cell office:value-type="float" office:value="12166" calcext:value-type="float">
            <text:p>12166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6] &lt;&gt; 0; 1; 0)" office:value-type="float" office:value="0" calcext:value-type="float">
            <text:p>0</text:p>
          </table:table-cell>
          <table:table-cell table:formula="of:=IF(AND([.K1096]=1; [.J1096]&gt;=[.E10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3798578" calcext:value-type="float">
            <text:p>0.003798578</text:p>
          </table:table-cell>
          <table:table-cell office:value-type="float" office:value="0.32231405" calcext:value-type="float">
            <text:p>0.32231405</text:p>
          </table:table-cell>
          <table:table-cell office:value-type="float" office:value="78" calcext:value-type="float">
            <text:p>78</text:p>
          </table:table-cell>
          <table:table-cell office:value-type="float" office:value="20534" calcext:value-type="float">
            <text:p>2053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?a</text:p>
          </table:table-cell>
          <table:table-cell office:value-type="float" office:value="0.508864164220579" calcext:value-type="float">
            <text:p>0.5088641642</text:p>
          </table:table-cell>
          <table:table-cell table:formula="of:=IF([.J1097] &lt;&gt; 0; 1; 0)" office:value-type="float" office:value="1" calcext:value-type="float">
            <text:p>1</text:p>
          </table:table-cell>
          <table:table-cell table:formula="of:=IF(AND([.K1097]=1; [.J1097]&gt;=[.E10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b <text:s/>?f <text:s/>&lt;hasAcademicAdvisor&gt; <text:s/>?j <text:s/>?a <text:s/>&lt;influences&gt; <text:s/>?f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164179104" calcext:value-type="float">
            <text:p>0.164179104</text:p>
          </table:table-cell>
          <table:table-cell office:value-type="float" office:value="0.323529412" calcext:value-type="float">
            <text:p>0.3235294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?a</text:p>
          </table:table-cell>
          <table:table-cell office:value-type="float" office:value="13.4088065912999" calcext:value-type="float">
            <text:p>13.4088065913</text:p>
          </table:table-cell>
          <table:table-cell table:formula="of:=IF([.J1098] &lt;&gt; 0; 1; 0)" office:value-type="float" office:value="1" calcext:value-type="float">
            <text:p>1</text:p>
          </table:table-cell>
          <table:table-cell table:formula="of:=IF(AND([.K1098]=1; [.J1098]&gt;=[.E10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99] &lt;&gt; 0; 1; 0)" office:value-type="float" office:value="0" calcext:value-type="float">
            <text:p>0</text:p>
          </table:table-cell>
          <table:table-cell table:formula="of:=IF(AND([.K1099]=1; [.J1099]&gt;=[.E10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produced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014274385" calcext:value-type="float">
            <text:p>0.014274385</text:p>
          </table:table-cell>
          <table:table-cell office:value-type="float" office:value="0.081632653" calcext:value-type="float">
            <text:p>0.081632653</text:p>
          </table:table-cell>
          <table:table-cell office:value-type="float" office:value="0.324689966" calcext:value-type="float">
            <text:p>0.324689966</text:p>
          </table:table-cell>
          <table:table-cell office:value-type="float" office:value="288" calcext:value-type="float">
            <text:p>288</text:p>
          </table:table-cell>
          <table:table-cell office:value-type="float" office:value="3528" calcext:value-type="float">
            <text:p>352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0] &lt;&gt; 0; 1; 0)" office:value-type="float" office:value="0" calcext:value-type="float">
            <text:p>0</text:p>
          </table:table-cell>
          <table:table-cell table:formula="of:=IF(AND([.K1100]=1; [.J1100]&gt;=[.E11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42546948" calcext:value-type="float">
            <text:p>0.042546948</text:p>
          </table:table-cell>
          <table:table-cell office:value-type="float" office:value="0.325112108" calcext:value-type="float">
            <text:p>0.325112108</text:p>
          </table:table-cell>
          <table:table-cell office:value-type="float" office:value="145" calcext:value-type="float">
            <text:p>145</text:p>
          </table:table-cell>
          <table:table-cell office:value-type="float" office:value="3408" calcext:value-type="float">
            <text:p>3408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?b</text:p>
          </table:table-cell>
          <table:table-cell office:value-type="float" office:value="12.730415680572" calcext:value-type="float">
            <text:p>12.7304156806</text:p>
          </table:table-cell>
          <table:table-cell table:formula="of:=IF([.J1101] &lt;&gt; 0; 1; 0)" office:value-type="float" office:value="1" calcext:value-type="float">
            <text:p>1</text:p>
          </table:table-cell>
          <table:table-cell table:formula="of:=IF(AND([.K1101]=1; [.J1101]&gt;=[.E11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wasBornIn&gt; <text:s/>?f <text:s text:c="2"/>=&gt; ?a <text:s/>&lt;holdsPoliticalPosition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115685" calcext:value-type="float">
            <text:p>0.011115685</text:p>
          </table:table-cell>
          <table:table-cell office:value-type="float" office:value="0.005573906" calcext:value-type="float">
            <text:p>0.005573906</text:p>
          </table:table-cell>
          <table:table-cell office:value-type="float" office:value="0.325301205" calcext:value-type="float">
            <text:p>0.325301205</text:p>
          </table:table-cell>
          <table:table-cell office:value-type="float" office:value="27" calcext:value-type="float">
            <text:p>27</text:p>
          </table:table-cell>
          <table:table-cell office:value-type="float" office:value="4844" calcext:value-type="float">
            <text:p>48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a</text:p>
          </table:table-cell>
          <table:table-cell office:value-type="float" office:value="24.2048597439625" calcext:value-type="float">
            <text:p>24.204859744</text:p>
          </table:table-cell>
          <table:table-cell table:formula="of:=IF([.J1102] &lt;&gt; 0; 1; 0)" office:value-type="float" office:value="1" calcext:value-type="float">
            <text:p>1</text:p>
          </table:table-cell>
          <table:table-cell table:formula="of:=IF(AND([.K1102]=1; [.J1102]&gt;=[.E1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livesIn&gt; <text:s/>?f <text:s text:c="2"/>=&gt; ?a <text:s/>&lt;livesIn&gt; <text:s/>?b</text:p>
          </table:table-cell>
          <table:table-cell office:value-type="float" office:value="0.000595007" calcext:value-type="float">
            <text:p>0.000595007</text:p>
          </table:table-cell>
          <table:table-cell office:value-type="float" office:value="0.038648667" calcext:value-type="float">
            <text:p>0.038648667</text:p>
          </table:table-cell>
          <table:table-cell table:number-columns-repeated="2" office:value-type="float" office:value="0.325635104" calcext:value-type="float">
            <text:p>0.325635104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string" calcext:value-type="string">
            <text:p>?a</text:p>
          </table:table-cell>
          <table:table-cell office:value-type="float" office:value="38.9986993015833" calcext:value-type="float">
            <text:p>38.9986993016</text:p>
          </table:table-cell>
          <table:table-cell table:formula="of:=IF([.J1103] &lt;&gt; 0; 1; 0)" office:value-type="float" office:value="1" calcext:value-type="float">
            <text:p>1</text:p>
          </table:table-cell>
          <table:table-cell table:formula="of:=IF(AND([.K1103]=1; [.J1103]&gt;=[.E11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KnownFor&gt; <text:s/>?f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326086957" calcext:value-type="float">
            <text:p>0.3260869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?a</text:p>
          </table:table-cell>
          <table:table-cell office:value-type="float" office:value="20.507444084873" calcext:value-type="float">
            <text:p>20.5074440849</text:p>
          </table:table-cell>
          <table:table-cell table:formula="of:=IF([.J1104] &lt;&gt; 0; 1; 0)" office:value-type="float" office:value="1" calcext:value-type="float">
            <text:p>1</text:p>
          </table:table-cell>
          <table:table-cell table:formula="of:=IF(AND([.K1104]=1; [.J1104]&gt;=[.E11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8502022" calcext:value-type="float">
            <text:p>0.018502022</text:p>
          </table:table-cell>
          <table:table-cell office:value-type="float" office:value="0.009166836" calcext:value-type="float">
            <text:p>0.009166836</text:p>
          </table:table-cell>
          <table:table-cell office:value-type="float" office:value="0.326481258" calcext:value-type="float">
            <text:p>0.326481258</text:p>
          </table:table-cell>
          <table:table-cell office:value-type="float" office:value="270" calcext:value-type="float">
            <text:p>270</text:p>
          </table:table-cell>
          <table:table-cell office:value-type="float" office:value="29454" calcext:value-type="float">
            <text:p>2945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?a</text:p>
          </table:table-cell>
          <table:table-cell office:value-type="float" office:value="0.645072638822708" calcext:value-type="float">
            <text:p>0.6450726388</text:p>
          </table:table-cell>
          <table:table-cell table:formula="of:=IF([.J1105] &lt;&gt; 0; 1; 0)" office:value-type="float" office:value="1" calcext:value-type="float">
            <text:p>1</text:p>
          </table:table-cell>
          <table:table-cell table:formula="of:=IF(AND([.K1105]=1; [.J1105]&gt;=[.E1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h <text:s/>&lt;isMarriedTo&gt; <text:s/>?a <text:s/>?a <text:s/>&lt;isMarriedTo&gt; <text:s/>?h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122648802" calcext:value-type="float">
            <text:p>0.122648802</text:p>
          </table:table-cell>
          <table:table-cell office:value-type="float" office:value="0.326698696" calcext:value-type="float">
            <text:p>0.326698696</text:p>
          </table:table-cell>
          <table:table-cell office:value-type="float" office:value="476" calcext:value-type="float">
            <text:p>476</text:p>
          </table:table-cell>
          <table:table-cell office:value-type="float" office:value="3881" calcext:value-type="float">
            <text:p>3881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6] &lt;&gt; 0; 1; 0)" office:value-type="float" office:value="0" calcext:value-type="float">
            <text:p>0</text:p>
          </table:table-cell>
          <table:table-cell table:formula="of:=IF(AND([.K1106]=1; [.J1106]&gt;=[.E11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wasBorn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11007273" calcext:value-type="float">
            <text:p>0.011007273</text:p>
          </table:table-cell>
          <table:table-cell office:value-type="float" office:value="0.122125297" calcext:value-type="float">
            <text:p>0.122125297</text:p>
          </table:table-cell>
          <table:table-cell office:value-type="float" office:value="0.327833954" calcext:value-type="float">
            <text:p>0.327833954</text:p>
          </table:table-cell>
          <table:table-cell office:value-type="float" office:value="616" calcext:value-type="float">
            <text:p>616</text:p>
          </table:table-cell>
          <table:table-cell office:value-type="float" office:value="5044" calcext:value-type="float">
            <text:p>504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?a</text:p>
          </table:table-cell>
          <table:table-cell office:value-type="float" office:value="0.536125613235955" calcext:value-type="float">
            <text:p>0.5361256132</text:p>
          </table:table-cell>
          <table:table-cell table:formula="of:=IF([.J1107] &lt;&gt; 0; 1; 0)" office:value-type="float" office:value="1" calcext:value-type="float">
            <text:p>1</text:p>
          </table:table-cell>
          <table:table-cell table:formula="of:=IF(AND([.K1107]=1; [.J1107]&gt;=[.E11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isKnownFor&gt; <text:s/>?f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32358785" calcext:value-type="float">
            <text:p>0.032358785</text:p>
          </table:table-cell>
          <table:table-cell office:value-type="float" office:value="0.331636364" calcext:value-type="float">
            <text:p>0.331636364</text:p>
          </table:table-cell>
          <table:table-cell office:value-type="float" office:value="456" calcext:value-type="float">
            <text:p>456</text:p>
          </table:table-cell>
          <table:table-cell office:value-type="float" office:value="14092" calcext:value-type="float">
            <text:p>14092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?a</text:p>
          </table:table-cell>
          <table:table-cell office:value-type="float" office:value="1.53368625854034" calcext:value-type="float">
            <text:p>1.5336862585</text:p>
          </table:table-cell>
          <table:table-cell table:formula="of:=IF([.J1108] &lt;&gt; 0; 1; 0)" office:value-type="float" office:value="1" calcext:value-type="float">
            <text:p>1</text:p>
          </table:table-cell>
          <table:table-cell table:formula="of:=IF(AND([.K1108]=1; [.J1108]&gt;=[.E11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/>?a <text:s/>&lt;directed&gt; <text:s/>?h <text:s/>?a <text:s/>&lt;produced&gt; <text:s/>?h <text:s text:c="2"/>=&gt; ?a <text:s/>&lt;crea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10766494" calcext:value-type="float">
            <text:p>0.010766494</text:p>
          </table:table-cell>
          <table:table-cell office:value-type="float" office:value="0.207831035" calcext:value-type="float">
            <text:p>0.207831035</text:p>
          </table:table-cell>
          <table:table-cell office:value-type="float" office:value="0.33276714" calcext:value-type="float">
            <text:p>0.33276714</text:p>
          </table:table-cell>
          <table:table-cell office:value-type="float" office:value="2155" calcext:value-type="float">
            <text:p>2155</text:p>
          </table:table-cell>
          <table:table-cell office:value-type="float" office:value="10369" calcext:value-type="float">
            <text:p>10369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9] &lt;&gt; 0; 1; 0)" office:value-type="float" office:value="0" calcext:value-type="float">
            <text:p>0</text:p>
          </table:table-cell>
          <table:table-cell table:formula="of:=IF(AND([.K1109]=1; [.J1109]&gt;=[.E11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livesIn&gt; <text:s/>?b</text:p>
          </table:table-cell>
          <table:table-cell office:value-type="float" office:value="0.000341813" calcext:value-type="float">
            <text:p>0.000341813</text:p>
          </table:table-cell>
          <table:table-cell office:value-type="float" office:value="0.022202426" calcext:value-type="float">
            <text:p>0.022202426</text:p>
          </table:table-cell>
          <table:table-cell office:value-type="float" office:value="0.029963932" calcext:value-type="float">
            <text:p>0.029963932</text:p>
          </table:table-cell>
          <table:table-cell office:value-type="float" office:value="0.33299075" calcext:value-type="float">
            <text:p>0.33299075</text:p>
          </table:table-cell>
          <table:table-cell office:value-type="float" office:value="324" calcext:value-type="float">
            <text:p>324</text:p>
          </table:table-cell>
          <table:table-cell office:value-type="float" office:value="10813" calcext:value-type="float">
            <text:p>1081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?a</text:p>
          </table:table-cell>
          <table:table-cell office:value-type="float" office:value="1132.01094087574" calcext:value-type="float">
            <text:p>1132.0109408757</text:p>
          </table:table-cell>
          <table:table-cell table:formula="of:=IF([.J1110] &lt;&gt; 0; 1; 0)" office:value-type="float" office:value="1" calcext:value-type="float">
            <text:p>1</text:p>
          </table:table-cell>
          <table:table-cell table:formula="of:=IF(AND([.K1110]=1; [.J1110]&gt;=[.E11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CitizenOf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8805765" calcext:value-type="float">
            <text:p>0.018805765</text:p>
          </table:table-cell>
          <table:table-cell office:value-type="float" office:value="0.00205803" calcext:value-type="float">
            <text:p>0.00205803</text:p>
          </table:table-cell>
          <table:table-cell office:value-type="float" office:value="0.334146341" calcext:value-type="float">
            <text:p>0.334146341</text:p>
          </table:table-cell>
          <table:table-cell office:value-type="float" office:value="274" calcext:value-type="float">
            <text:p>274</text:p>
          </table:table-cell>
          <table:table-cell office:value-type="float" office:value="133137" calcext:value-type="float">
            <text:p>13313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?a</text:p>
          </table:table-cell>
          <table:table-cell office:value-type="float" office:value="1206.89609558955" calcext:value-type="float">
            <text:p>1206.8960955896</text:p>
          </table:table-cell>
          <table:table-cell table:formula="of:=IF([.J1111] &lt;&gt; 0; 1; 0)" office:value-type="float" office:value="1" calcext:value-type="float">
            <text:p>1</text:p>
          </table:table-cell>
          <table:table-cell table:formula="of:=IF(AND([.K1111]=1; [.J1111]&gt;=[.E11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67722372" calcext:value-type="float">
            <text:p>0.067722372</text:p>
          </table:table-cell>
          <table:table-cell office:value-type="float" office:value="0.334442596" calcext:value-type="float">
            <text:p>0.334442596</text:p>
          </table:table-cell>
          <table:table-cell office:value-type="float" office:value="201" calcext:value-type="float">
            <text:p>201</text:p>
          </table:table-cell>
          <table:table-cell office:value-type="float" office:value="2968" calcext:value-type="float">
            <text:p>296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office:value-type="float" office:value="0.60644297756649" calcext:value-type="float">
            <text:p>0.6064429776</text:p>
          </table:table-cell>
          <table:table-cell table:formula="of:=IF([.J1112] &lt;&gt; 0; 1; 0)" office:value-type="float" office:value="1" calcext:value-type="float">
            <text:p>1</text:p>
          </table:table-cell>
          <table:table-cell table:formula="of:=IF(AND([.K1112]=1; [.J1112]&gt;=[.E1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7003992" calcext:value-type="float">
            <text:p>0.007003992</text:p>
          </table:table-cell>
          <table:table-cell office:value-type="float" office:value="0.19833896" calcext:value-type="float">
            <text:p>0.19833896</text:p>
          </table:table-cell>
          <table:table-cell office:value-type="float" office:value="0.242325802" calcext:value-type="float">
            <text:p>0.242325802</text:p>
          </table:table-cell>
          <table:table-cell office:value-type="float" office:value="0.338103483" calcext:value-type="float">
            <text:p>0.338103483</text:p>
          </table:table-cell>
          <table:table-cell office:value-type="float" office:value="6639" calcext:value-type="float">
            <text:p>6639</text:p>
          </table:table-cell>
          <table:table-cell office:value-type="float" office:value="27397" calcext:value-type="float">
            <text:p>27397</text:p>
          </table:table-cell>
          <table:table-cell office:value-type="float" office:value="19636" calcext:value-type="float">
            <text:p>19636</text:p>
          </table:table-cell>
          <table:table-cell office:value-type="string" calcext:value-type="string">
            <text:p>?b</text:p>
          </table:table-cell>
          <table:table-cell office:value-type="float" office:value="2.97445919390684" calcext:value-type="float">
            <text:p>2.9744591939</text:p>
          </table:table-cell>
          <table:table-cell table:formula="of:=IF([.J1113] &lt;&gt; 0; 1; 0)" office:value-type="float" office:value="1" calcext:value-type="float">
            <text:p>1</text:p>
          </table:table-cell>
          <table:table-cell table:formula="of:=IF(AND([.K1113]=1; [.J1113]&gt;=[.E11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wasBornIn&gt; <text:s/>?f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39418317" calcext:value-type="float">
            <text:p>0.339418317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office:value-type="float" office:value="39.0856077739755" calcext:value-type="float">
            <text:p>39.085607774</text:p>
          </table:table-cell>
          <table:table-cell table:formula="of:=IF([.J1114] &lt;&gt; 0; 1; 0)" office:value-type="float" office:value="1" calcext:value-type="float">
            <text:p>1</text:p>
          </table:table-cell>
          <table:table-cell table:formula="of:=IF(AND([.K1114]=1; [.J1114]&gt;=[.E11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i <text:s/>&lt;isCitizenOf&gt; <text:s/>?e <text:s/>?i <text:s/>&lt;livesIn&gt; <text:s/>?a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085803432" calcext:value-type="float">
            <text:p>0.085803432</text:p>
          </table:table-cell>
          <table:table-cell office:value-type="float" office:value="0.339506173" calcext:value-type="float">
            <text:p>0.339506173</text:p>
          </table:table-cell>
          <table:table-cell office:value-type="float" office:value="55" calcext:value-type="float">
            <text:p>55</text:p>
          </table:table-cell>
          <table:table-cell office:value-type="float" office:value="641" calcext:value-type="float">
            <text:p>6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87.4021970932597" calcext:value-type="float">
            <text:p>87.4021970933</text:p>
          </table:table-cell>
          <table:table-cell table:formula="of:=IF([.J1115] &lt;&gt; 0; 1; 0)" office:value-type="float" office:value="1" calcext:value-type="float">
            <text:p>1</text:p>
          </table:table-cell>
          <table:table-cell table:formula="of:=IF(AND([.K1115]=1; [.J1115]&gt;=[.E11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85294118" calcext:value-type="float">
            <text:p>0.085294118</text:p>
          </table:table-cell>
          <table:table-cell office:value-type="float" office:value="0.339578454" calcext:value-type="float">
            <text:p>0.339578454</text:p>
          </table:table-cell>
          <table:table-cell office:value-type="float" office:value="145" calcext:value-type="float">
            <text:p>145</text:p>
          </table:table-cell>
          <table:table-cell office:value-type="float" office:value="1700" calcext:value-type="float">
            <text:p>1700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?b</text:p>
          </table:table-cell>
          <table:table-cell office:value-type="float" office:value="16.0178794831176" calcext:value-type="float">
            <text:p>16.0178794831</text:p>
          </table:table-cell>
          <table:table-cell table:formula="of:=IF([.J1116] &lt;&gt; 0; 1; 0)" office:value-type="float" office:value="1" calcext:value-type="float">
            <text:p>1</text:p>
          </table:table-cell>
          <table:table-cell table:formula="of:=IF(AND([.K1116]=1; [.J1116]&gt;=[.E1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42861947" calcext:value-type="float">
            <text:p>0.342861947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string" calcext:value-type="string">
            <text:p>?a</text:p>
          </table:table-cell>
          <table:table-cell office:value-type="float" office:value="21.9938843666835" calcext:value-type="float">
            <text:p>21.9938843667</text:p>
          </table:table-cell>
          <table:table-cell table:formula="of:=IF([.J1117] &lt;&gt; 0; 1; 0)" office:value-type="float" office:value="1" calcext:value-type="float">
            <text:p>1</text:p>
          </table:table-cell>
          <table:table-cell table:formula="of:=IF(AND([.K1117]=1; [.J1117]&gt;=[.E11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imports&gt; <text:s/>?b <text:s text:c="2"/>=&gt; ?a <text:s/>&lt;ex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57199211" calcext:value-type="float">
            <text:p>0.057199211</text:p>
          </table:table-cell>
          <table:table-cell office:value-type="float" office:value="0.311827957" calcext:value-type="float">
            <text:p>0.311827957</text:p>
          </table:table-cell>
          <table:table-cell office:value-type="float" office:value="0.345238095" calcext:value-type="float">
            <text:p>0.34523809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8] &lt;&gt; 0; 1; 0)" office:value-type="float" office:value="0" calcext:value-type="float">
            <text:p>0</text:p>
          </table:table-cell>
          <table:table-cell table:formula="of:=IF(AND([.K1118]=1; [.J1118]&gt;=[.E11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a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329411765" calcext:value-type="float">
            <text:p>0.329411765</text:p>
          </table:table-cell>
          <table:table-cell office:value-type="float" office:value="0.345679012" calcext:value-type="float">
            <text:p>0.3456790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9] &lt;&gt; 0; 1; 0)" office:value-type="float" office:value="0" calcext:value-type="float">
            <text:p>0</text:p>
          </table:table-cell>
          <table:table-cell table:formula="of:=IF(AND([.K1119]=1; [.J1119]&gt;=[.E11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isLocatedIn&gt; <text:s/>?f <text:s text:c="2"/>=&gt; ?a <text:s/>&lt;isLocatedIn&gt; <text:s/>?b</text:p>
          </table:table-cell>
          <table:table-cell office:value-type="float" office:value="0.003034114" calcext:value-type="float">
            <text:p>0.003034114</text:p>
          </table:table-cell>
          <table:table-cell office:value-type="float" office:value="0.013496961" calcext:value-type="float">
            <text:p>0.013496961</text:p>
          </table:table-cell>
          <table:table-cell table:number-columns-repeated="2" office:value-type="float" office:value="0.346172364" calcext:value-type="float">
            <text:p>0.346172364</text:p>
          </table:table-cell>
          <table:table-cell office:value-type="float" office:value="2876" calcext:value-type="float">
            <text:p>2876</text:p>
          </table:table-cell>
          <table:table-cell table:number-columns-repeated="2" office:value-type="float" office:value="8308" calcext:value-type="float">
            <text:p>8308</text:p>
          </table:table-cell>
          <table:table-cell office:value-type="string" calcext:value-type="string">
            <text:p>?a</text:p>
          </table:table-cell>
          <table:table-cell office:value-type="float" office:value="504.489776430025" calcext:value-type="float">
            <text:p>504.48977643</text:p>
          </table:table-cell>
          <table:table-cell table:formula="of:=IF([.J1120] &lt;&gt; 0; 1; 0)" office:value-type="float" office:value="1" calcext:value-type="float">
            <text:p>1</text:p>
          </table:table-cell>
          <table:table-cell table:formula="of:=IF(AND([.K1120]=1; [.J1120]&gt;=[.E11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b <text:s/>?e <text:s/>&lt;isLocatedIn&gt; <text:s/>?j <text:s text:c="2"/>=&gt; ?a <text:s/>&lt;dealsWith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50798258" calcext:value-type="float">
            <text:p>0.050798258</text:p>
          </table:table-cell>
          <table:table-cell office:value-type="float" office:value="0.26119403" calcext:value-type="float">
            <text:p>0.26119403</text:p>
          </table:table-cell>
          <table:table-cell office:value-type="float" office:value="0.346534653" calcext:value-type="float">
            <text:p>0.346534653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316.874387511612" calcext:value-type="float">
            <text:p>316.8743875116</text:p>
          </table:table-cell>
          <table:table-cell table:formula="of:=IF([.J1121] &lt;&gt; 0; 1; 0)" office:value-type="float" office:value="1" calcext:value-type="float">
            <text:p>1</text:p>
          </table:table-cell>
          <table:table-cell table:formula="of:=IF(AND([.K1121]=1; [.J1121]&gt;=[.E1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a <text:s/>?e <text:s/>&lt;hasAcademicAdvisor&gt; <text:s/>?b <text:s/>?e <text:s/>&lt;influences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20.6415658847766" calcext:value-type="float">
            <text:p>20.6415658848</text:p>
          </table:table-cell>
          <table:table-cell table:formula="of:=IF([.J1122] &lt;&gt; 0; 1; 0)" office:value-type="float" office:value="1" calcext:value-type="float">
            <text:p>1</text:p>
          </table:table-cell>
          <table:table-cell table:formula="of:=IF(AND([.K1122]=1; [.J1122]&gt;=[.E11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i <text:s/>&lt;isCitizenOf&gt; <text:s/>?a <text:s/>?i <text:s/>&lt;livesIn&gt; <text:s/>?e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335365854" calcext:value-type="float">
            <text:p>0.335365854</text:p>
          </table:table-cell>
          <table:table-cell office:value-type="float" office:value="0.350318471" calcext:value-type="float">
            <text:p>0.350318471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4.42763839526737" calcext:value-type="float">
            <text:p>4.4276383953</text:p>
          </table:table-cell>
          <table:table-cell table:formula="of:=IF([.J1123] &lt;&gt; 0; 1; 0)" office:value-type="float" office:value="1" calcext:value-type="float">
            <text:p>1</text:p>
          </table:table-cell>
          <table:table-cell table:formula="of:=IF(AND([.K1123]=1; [.J1123]&gt;=[.E11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012192704" calcext:value-type="float">
            <text:p>0.012192704</text:p>
          </table:table-cell>
          <table:table-cell table:number-columns-repeated="2" office:value-type="float" office:value="0.35042735" calcext:value-type="float">
            <text:p>0.3504273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24] &lt;&gt; 0; 1; 0)" office:value-type="float" office:value="0" calcext:value-type="float">
            <text:p>0</text:p>
          </table:table-cell>
          <table:table-cell table:formula="of:=IF(AND([.K1124]=1; [.J1124]&gt;=[.E11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136669024" calcext:value-type="float">
            <text:p>0.136669024</text:p>
          </table:table-cell>
          <table:table-cell office:value-type="float" office:value="0.353129283" calcext:value-type="float">
            <text:p>0.353129283</text:p>
          </table:table-cell>
          <table:table-cell office:value-type="float" office:value="773" calcext:value-type="float">
            <text:p>773</text:p>
          </table:table-cell>
          <table:table-cell office:value-type="float" office:value="5656" calcext:value-type="float">
            <text:p>5656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?a</text:p>
          </table:table-cell>
          <table:table-cell office:value-type="float" office:value="0.471954390396492" calcext:value-type="float">
            <text:p>0.4719543904</text:p>
          </table:table-cell>
          <table:table-cell table:formula="of:=IF([.J1125] &lt;&gt; 0; 1; 0)" office:value-type="float" office:value="1" calcext:value-type="float">
            <text:p>1</text:p>
          </table:table-cell>
          <table:table-cell table:formula="of:=IF(AND([.K1125]=1; [.J1125]&gt;=[.E11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hasCapital&gt; <text:s/>?b <text:s/>?b <text:s/>&lt;isLocatedIn&gt; <text:s/>?h <text:s/>?a <text:s/>&lt;wasBornIn&gt; <text:s/>?b <text:s text:c="2"/>=&gt; ?a <text:s/>&lt;died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13224409" calcext:value-type="float">
            <text:p>0.013224409</text:p>
          </table:table-cell>
          <table:table-cell office:value-type="float" office:value="0.0540391" calcext:value-type="float">
            <text:p>0.0540391</text:p>
          </table:table-cell>
          <table:table-cell office:value-type="float" office:value="0.355151515" calcext:value-type="float">
            <text:p>0.355151515</text:p>
          </table:table-cell>
          <table:table-cell office:value-type="float" office:value="293" calcext:value-type="float">
            <text:p>293</text:p>
          </table:table-cell>
          <table:table-cell office:value-type="float" office:value="5422" calcext:value-type="float">
            <text:p>542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6] &lt;&gt; 0; 1; 0)" office:value-type="float" office:value="0" calcext:value-type="float">
            <text:p>0</text:p>
          </table:table-cell>
          <table:table-cell table:formula="of:=IF(AND([.K1126]=1; [.J1126]&gt;=[.E11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livesIn&gt; <text:s/>?f <text:s text:c="2"/>=&gt; ?a <text:s/>&lt;holdsPoliticalPosition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3466447" calcext:value-type="float">
            <text:p>0.023466447</text:p>
          </table:table-cell>
          <table:table-cell office:value-type="float" office:value="0.012995896" calcext:value-type="float">
            <text:p>0.012995896</text:p>
          </table:table-cell>
          <table:table-cell office:value-type="float" office:value="0.360759494" calcext:value-type="float">
            <text:p>0.360759494</text:p>
          </table:table-cell>
          <table:table-cell office:value-type="float" office:value="57" calcext:value-type="float">
            <text:p>57</text:p>
          </table:table-cell>
          <table:table-cell office:value-type="float" office:value="4386" calcext:value-type="float">
            <text:p>43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a</text:p>
          </table:table-cell>
          <table:table-cell office:value-type="float" office:value="52.9915214661758" calcext:value-type="float">
            <text:p>52.9915214662</text:p>
          </table:table-cell>
          <table:table-cell table:formula="of:=IF([.J1127] &lt;&gt; 0; 1; 0)" office:value-type="float" office:value="1" calcext:value-type="float">
            <text:p>1</text:p>
          </table:table-cell>
          <table:table-cell table:formula="of:=IF(AND([.K1127]=1; [.J1127]&gt;=[.E11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LeaderOf&gt; <text:s/>?b <text:s/>?g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361111111" calcext:value-type="float">
            <text:p>0.3611111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8] &lt;&gt; 0; 1; 0)" office:value-type="float" office:value="0" calcext:value-type="float">
            <text:p>0</text:p>
          </table:table-cell>
          <table:table-cell table:formula="of:=IF(AND([.K1128]=1; [.J1128]&gt;=[.E11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directed&gt; <text:s/>?b <text:s text:c="2"/>=&gt; ?a <text:s/>&lt;produc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51199445" calcext:value-type="float">
            <text:p>0.051199445</text:p>
          </table:table-cell>
          <table:table-cell office:value-type="float" office:value="0.159094409" calcext:value-type="float">
            <text:p>0.159094409</text:p>
          </table:table-cell>
          <table:table-cell office:value-type="float" office:value="0.363860514" calcext:value-type="float">
            <text:p>0.363860514</text:p>
          </table:table-cell>
          <table:table-cell office:value-type="float" office:value="1033" calcext:value-type="float">
            <text:p>1033</text:p>
          </table:table-cell>
          <table:table-cell office:value-type="float" office:value="6493" calcext:value-type="float">
            <text:p>6493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29] &lt;&gt; 0; 1; 0)" office:value-type="float" office:value="0" calcext:value-type="float">
            <text:p>0</text:p>
          </table:table-cell>
          <table:table-cell table:formula="of:=IF(AND([.K1129]=1; [.J1129]&gt;=[.E11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0415953" calcext:value-type="float">
            <text:p>0.010415953</text:p>
          </table:table-cell>
          <table:table-cell table:number-columns-repeated="2" office:value-type="float" office:value="0.365384615" calcext:value-type="float">
            <text:p>0.36538461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?a</text:p>
          </table:table-cell>
          <table:table-cell office:value-type="float" office:value="106.084635077653" calcext:value-type="float">
            <text:p>106.0846350777</text:p>
          </table:table-cell>
          <table:table-cell table:formula="of:=IF([.J1130] &lt;&gt; 0; 1; 0)" office:value-type="float" office:value="1" calcext:value-type="float">
            <text:p>1</text:p>
          </table:table-cell>
          <table:table-cell table:formula="of:=IF(AND([.K1130]=1; [.J1130]&gt;=[.E11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1] &lt;&gt; 0; 1; 0)" office:value-type="float" office:value="0" calcext:value-type="float">
            <text:p>0</text:p>
          </table:table-cell>
          <table:table-cell table:formula="of:=IF(AND([.K1131]=1; [.J1131]&gt;=[.E11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wasBornIn&gt; <text:s/>?b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73764906" calcext:value-type="float">
            <text:p>0.373764906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2935" calcext:value-type="float">
            <text:p>2935</text:p>
          </table:table-cell>
          <table:table-cell office:value-type="string" calcext:value-type="string">
            <text:p>?a</text:p>
          </table:table-cell>
          <table:table-cell office:value-type="float" office:value="423.392555784958" calcext:value-type="float">
            <text:p>423.392555785</text:p>
          </table:table-cell>
          <table:table-cell table:formula="of:=IF([.J1132] &lt;&gt; 0; 1; 0)" office:value-type="float" office:value="1" calcext:value-type="float">
            <text:p>1</text:p>
          </table:table-cell>
          <table:table-cell table:formula="of:=IF(AND([.K1132]=1; [.J1132]&gt;=[.E11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livesIn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50279834" calcext:value-type="float">
            <text:p>0.050279834</text:p>
          </table:table-cell>
          <table:table-cell office:value-type="float" office:value="0.050659391" calcext:value-type="float">
            <text:p>0.050659391</text:p>
          </table:table-cell>
          <table:table-cell office:value-type="float" office:value="0.374327957" calcext:value-type="float">
            <text:p>0.374327957</text:p>
          </table:table-cell>
          <table:table-cell office:value-type="float" office:value="1114" calcext:value-type="float">
            <text:p>1114</text:p>
          </table:table-cell>
          <table:table-cell office:value-type="float" office:value="21990" calcext:value-type="float">
            <text:p>21990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3] &lt;&gt; 0; 1; 0)" office:value-type="float" office:value="0" calcext:value-type="float">
            <text:p>0</text:p>
          </table:table-cell>
          <table:table-cell table:formula="of:=IF(AND([.K1133]=1; [.J1133]&gt;=[.E11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712228" calcext:value-type="float">
            <text:p>0.001712228</text:p>
          </table:table-cell>
          <table:table-cell office:value-type="float" office:value="0.111217707" calcext:value-type="float">
            <text:p>0.111217707</text:p>
          </table:table-cell>
          <table:table-cell table:number-columns-repeated="2" office:value-type="float" office:value="0.374480849" calcext:value-type="float">
            <text:p>0.374480849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string" calcext:value-type="string">
            <text:p>?a</text:p>
          </table:table-cell>
          <table:table-cell office:value-type="float" office:value="618.379057370573" calcext:value-type="float">
            <text:p>618.3790573706</text:p>
          </table:table-cell>
          <table:table-cell table:formula="of:=IF([.J1134] &lt;&gt; 0; 1; 0)" office:value-type="float" office:value="1" calcext:value-type="float">
            <text:p>1</text:p>
          </table:table-cell>
          <table:table-cell table:formula="of:=IF(AND([.K1134]=1; [.J1134]&gt;=[.E11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300668" calcext:value-type="float">
            <text:p>0.000300668</text:p>
          </table:table-cell>
          <table:table-cell office:value-type="float" office:value="0.023763862" calcext:value-type="float">
            <text:p>0.023763862</text:p>
          </table:table-cell>
          <table:table-cell office:value-type="float" office:value="0.064174735" calcext:value-type="float">
            <text:p>0.064174735</text:p>
          </table:table-cell>
          <table:table-cell office:value-type="float" office:value="0.374507227" calcext:value-type="float">
            <text:p>0.374507227</text:p>
          </table:table-cell>
          <table:table-cell office:value-type="float" office:value="285" calcext:value-type="float">
            <text:p>285</text:p>
          </table:table-cell>
          <table:table-cell office:value-type="float" office:value="4441" calcext:value-type="float">
            <text:p>44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?b</text:p>
          </table:table-cell>
          <table:table-cell office:value-type="float" office:value="24.557557079495" calcext:value-type="float">
            <text:p>24.5575570795</text:p>
          </table:table-cell>
          <table:table-cell table:formula="of:=IF([.J1135] &lt;&gt; 0; 1; 0)" office:value-type="float" office:value="1" calcext:value-type="float">
            <text:p>1</text:p>
          </table:table-cell>
          <table:table-cell table:formula="of:=IF(AND([.K1135]=1; [.J1135]&gt;=[.E1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03" calcext:value-type="float">
            <text:p>0.161064203</text:p>
          </table:table-cell>
          <table:table-cell office:value-type="float" office:value="0.374722016" calcext:value-type="float">
            <text:p>0.374722016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36] &lt;&gt; 0; 1; 0)" office:value-type="float" office:value="0" calcext:value-type="float">
            <text:p>0</text:p>
          </table:table-cell>
          <table:table-cell table:formula="of:=IF(AND([.K1136]=1; [.J1136]&gt;=[.E11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g <text:s/>&lt;exports&gt; <text:s/>?b <text:s/>?a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37] &lt;&gt; 0; 1; 0)" office:value-type="float" office:value="0" calcext:value-type="float">
            <text:p>0</text:p>
          </table:table-cell>
          <table:table-cell table:formula="of:=IF(AND([.K1137]=1; [.J1137]&gt;=[.E11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died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46082325" calcext:value-type="float">
            <text:p>0.046082325</text:p>
          </table:table-cell>
          <table:table-cell office:value-type="float" office:value="0.06247323" calcext:value-type="float">
            <text:p>0.06247323</text:p>
          </table:table-cell>
          <table:table-cell office:value-type="float" office:value="0.375367647" calcext:value-type="float">
            <text:p>0.375367647</text:p>
          </table:table-cell>
          <table:table-cell office:value-type="float" office:value="1021" calcext:value-type="float">
            <text:p>1021</text:p>
          </table:table-cell>
          <table:table-cell office:value-type="float" office:value="16343" calcext:value-type="float">
            <text:p>16343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?a</text:p>
          </table:table-cell>
          <table:table-cell office:value-type="float" office:value="1.75025159173367" calcext:value-type="float">
            <text:p>1.7502515917</text:p>
          </table:table-cell>
          <table:table-cell table:formula="of:=IF([.J1138] &lt;&gt; 0; 1; 0)" office:value-type="float" office:value="1" calcext:value-type="float">
            <text:p>1</text:p>
          </table:table-cell>
          <table:table-cell table:formula="of:=IF(AND([.K1138]=1; [.J1138]&gt;=[.E11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77872498" calcext:value-type="float">
            <text:p>0.377872498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396" calcext:value-type="float">
            <text:p>5396</text:p>
          </table:table-cell>
          <table:table-cell office:value-type="string" calcext:value-type="string">
            <text:p>?a</text:p>
          </table:table-cell>
          <table:table-cell office:value-type="float" office:value="432.798816840246" calcext:value-type="float">
            <text:p>432.7988168402</text:p>
          </table:table-cell>
          <table:table-cell table:formula="of:=IF([.J1139] &lt;&gt; 0; 1; 0)" office:value-type="float" office:value="1" calcext:value-type="float">
            <text:p>1</text:p>
          </table:table-cell>
          <table:table-cell table:formula="of:=IF(AND([.K1139]=1; [.J1139]&gt;=[.E11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40] &lt;&gt; 0; 1; 0)" office:value-type="float" office:value="0" calcext:value-type="float">
            <text:p>0</text:p>
          </table:table-cell>
          <table:table-cell table:formula="of:=IF(AND([.K1140]=1; [.J1140]&gt;=[.E11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39569892" calcext:value-type="float">
            <text:p>0.039569892</text:p>
          </table:table-cell>
          <table:table-cell office:value-type="float" office:value="0.381742739" calcext:value-type="float">
            <text:p>0.381742739</text:p>
          </table:table-cell>
          <table:table-cell office:value-type="float" office:value="276" calcext:value-type="float">
            <text:p>276</text:p>
          </table:table-cell>
          <table:table-cell office:value-type="float" office:value="6975" calcext:value-type="float">
            <text:p>697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?a</text:p>
          </table:table-cell>
          <table:table-cell office:value-type="float" office:value="356.991505574675" calcext:value-type="float">
            <text:p>356.9915055747</text:p>
          </table:table-cell>
          <table:table-cell table:formula="of:=IF([.J1141] &lt;&gt; 0; 1; 0)" office:value-type="float" office:value="1" calcext:value-type="float">
            <text:p>1</text:p>
          </table:table-cell>
          <table:table-cell table:formula="of:=IF(AND([.K1141]=1; [.J1141]&gt;=[.E1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74517" calcext:value-type="float">
            <text:p>0.000374517</text:p>
          </table:table-cell>
          <table:table-cell office:value-type="float" office:value="0.010440255" calcext:value-type="float">
            <text:p>0.010440255</text:p>
          </table:table-cell>
          <table:table-cell office:value-type="float" office:value="0.096310364" calcext:value-type="float">
            <text:p>0.096310364</text:p>
          </table:table-cell>
          <table:table-cell office:value-type="float" office:value="0.382955771" calcext:value-type="float">
            <text:p>0.382955771</text:p>
          </table:table-cell>
          <table:table-cell office:value-type="float" office:value="355" calcext:value-type="float">
            <text:p>355</text:p>
          </table:table-cell>
          <table:table-cell office:value-type="float" office:value="3686" calcext:value-type="float">
            <text:p>368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?a</text:p>
          </table:table-cell>
          <table:table-cell office:value-type="float" office:value="139.970472271115" calcext:value-type="float">
            <text:p>139.9704722711</text:p>
          </table:table-cell>
          <table:table-cell table:formula="of:=IF([.J1142] &lt;&gt; 0; 1; 0)" office:value-type="float" office:value="1" calcext:value-type="float">
            <text:p>1</text:p>
          </table:table-cell>
          <table:table-cell table:formula="of:=IF(AND([.K1142]=1; [.J1142]&gt;=[.E11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hasWonPrize&gt; <text:s/>?b <text:s/>?i <text:s/>&lt;produced&gt; <text:s/>?f <text:s text:c="2"/>=&gt; ?a <text:s/>&lt;hasWonPrize&gt; <text:s/>?b</text:p>
          </table:table-cell>
          <table:table-cell office:value-type="float" office:value="0.000397726" calcext:value-type="float">
            <text:p>0.000397726</text:p>
          </table:table-cell>
          <table:table-cell office:value-type="float" office:value="0.011087257" calcext:value-type="float">
            <text:p>0.011087257</text:p>
          </table:table-cell>
          <table:table-cell office:value-type="float" office:value="0.118218877" calcext:value-type="float">
            <text:p>0.118218877</text:p>
          </table:table-cell>
          <table:table-cell office:value-type="float" office:value="0.383130081" calcext:value-type="float">
            <text:p>0.383130081</text:p>
          </table:table-cell>
          <table:table-cell office:value-type="float" office:value="377" calcext:value-type="float">
            <text:p>377</text:p>
          </table:table-cell>
          <table:table-cell office:value-type="float" office:value="3189" calcext:value-type="float">
            <text:p>3189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?a</text:p>
          </table:table-cell>
          <table:table-cell office:value-type="float" office:value="118.137285614823" calcext:value-type="float">
            <text:p>118.1372856148</text:p>
          </table:table-cell>
          <table:table-cell table:formula="of:=IF([.J1143] &lt;&gt; 0; 1; 0)" office:value-type="float" office:value="1" calcext:value-type="float">
            <text:p>1</text:p>
          </table:table-cell>
          <table:table-cell table:formula="of:=IF(AND([.K1143]=1; [.J1143]&gt;=[.E11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31052537" calcext:value-type="float">
            <text:p>0.031052537</text:p>
          </table:table-cell>
          <table:table-cell office:value-type="float" office:value="0.050499119" calcext:value-type="float">
            <text:p>0.050499119</text:p>
          </table:table-cell>
          <table:table-cell office:value-type="float" office:value="0.384572387" calcext:value-type="float">
            <text:p>0.384572387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?a</text:p>
          </table:table-cell>
          <table:table-cell office:value-type="float" office:value="0.588688309474715" calcext:value-type="float">
            <text:p>0.5886883095</text:p>
          </table:table-cell>
          <table:table-cell table:formula="of:=IF([.J1144] &lt;&gt; 0; 1; 0)" office:value-type="float" office:value="1" calcext:value-type="float">
            <text:p>1</text:p>
          </table:table-cell>
          <table:table-cell table:formula="of:=IF(AND([.K1144]=1; [.J1144]&gt;=[.E11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e <text:s/>?e <text:s/>&lt;isCitizenOf&gt; <text:s/>?b <text:s/>?i <text:s/>&lt;livesIn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63934426" calcext:value-type="float">
            <text:p>0.163934426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857.094348686885" calcext:value-type="float">
            <text:p>857.0943486869</text:p>
          </table:table-cell>
          <table:table-cell table:formula="of:=IF([.J1145] &lt;&gt; 0; 1; 0)" office:value-type="float" office:value="1" calcext:value-type="float">
            <text:p>1</text:p>
          </table:table-cell>
          <table:table-cell table:formula="of:=IF(AND([.K1145]=1; [.J1145]&gt;=[.E11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1992051" calcext:value-type="float">
            <text:p>0.011992051</text:p>
          </table:table-cell>
          <table:table-cell office:value-type="float" office:value="0.013059701" calcext:value-type="float">
            <text:p>0.013059701</text:p>
          </table:table-cell>
          <table:table-cell office:value-type="float" office:value="0.385462555" calcext:value-type="float">
            <text:p>0.385462555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?a</text:p>
          </table:table-cell>
          <table:table-cell office:value-type="float" office:value="2.2236950609478" calcext:value-type="float">
            <text:p>2.2236950609</text:p>
          </table:table-cell>
          <table:table-cell table:formula="of:=IF([.J1146] &lt;&gt; 0; 1; 0)" office:value-type="float" office:value="1" calcext:value-type="float">
            <text:p>1</text:p>
          </table:table-cell>
          <table:table-cell table:formula="of:=IF(AND([.K1146]=1; [.J1146]&gt;=[.E11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b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278571429" calcext:value-type="float">
            <text:p>0.278571429</text:p>
          </table:table-cell>
          <table:table-cell office:value-type="float" office:value="0.386138614" calcext:value-type="float">
            <text:p>0.38613861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7] &lt;&gt; 0; 1; 0)" office:value-type="float" office:value="0" calcext:value-type="float">
            <text:p>0</text:p>
          </table:table-cell>
          <table:table-cell table:formula="of:=IF(AND([.K1147]=1; [.J1147]&gt;=[.E11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isKnownFor&gt; <text:s/>?f <text:s text:c="2"/>=&gt; ?a <text:s/>&lt;graduatedFrom&gt; <text:s/>?b</text:p>
          </table:table-cell>
          <table:table-cell office:value-type="float" office:value="0.000516939" calcext:value-type="float">
            <text:p>0.000516939</text:p>
          </table:table-cell>
          <table:table-cell office:value-type="float" office:value="0.041263158" calcext:value-type="float">
            <text:p>0.041263158</text:p>
          </table:table-cell>
          <table:table-cell table:number-columns-repeated="2" office:value-type="float" office:value="0.389197776" calcext:value-type="float">
            <text:p>0.389197776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office:value-type="float" office:value="49.5175475509174" calcext:value-type="float">
            <text:p>49.5175475509</text:p>
          </table:table-cell>
          <table:table-cell table:formula="of:=IF([.J1148] &lt;&gt; 0; 1; 0)" office:value-type="float" office:value="1" calcext:value-type="float">
            <text:p>1</text:p>
          </table:table-cell>
          <table:table-cell table:formula="of:=IF(AND([.K1148]=1; [.J1148]&gt;=[.E11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17713063" calcext:value-type="float">
            <text:p>0.017713063</text:p>
          </table:table-cell>
          <table:table-cell office:value-type="float" office:value="0.501598303" calcext:value-type="float">
            <text:p>0.501598303</text:p>
          </table:table-cell>
          <table:table-cell table:number-columns-repeated="2" office:value-type="float" office:value="0.389613403" calcext:value-type="float">
            <text:p>0.389613403</text:p>
          </table:table-cell>
          <table:table-cell office:value-type="float" office:value="16790" calcext:value-type="float">
            <text:p>16790</text:p>
          </table:table-cell>
          <table:table-cell table:number-columns-repeated="2" office:value-type="float" office:value="43094" calcext:value-type="float">
            <text:p>43094</text:p>
          </table:table-cell>
          <table:table-cell office:value-type="string" calcext:value-type="string">
            <text:p>?b</text:p>
          </table:table-cell>
          <table:table-cell office:value-type="float" office:value="9.1014472905075" calcext:value-type="float">
            <text:p>9.1014472905</text:p>
          </table:table-cell>
          <table:table-cell table:formula="of:=IF([.J1149] &lt;&gt; 0; 1; 0)" office:value-type="float" office:value="1" calcext:value-type="float">
            <text:p>1</text:p>
          </table:table-cell>
          <table:table-cell table:formula="of:=IF(AND([.K1149]=1; [.J1149]&gt;=[.E11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0259715" calcext:value-type="float">
            <text:p>0.010259715</text:p>
          </table:table-cell>
          <table:table-cell office:value-type="float" office:value="0.206380857" calcext:value-type="float">
            <text:p>0.206380857</text:p>
          </table:table-cell>
          <table:table-cell office:value-type="float" office:value="0.389830508" calcext:value-type="float">
            <text:p>0.389830508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50] &lt;&gt; 0; 1; 0)" office:value-type="float" office:value="0" calcext:value-type="float">
            <text:p>0</text:p>
          </table:table-cell>
          <table:table-cell table:formula="of:=IF(AND([.K1150]=1; [.J1150]&gt;=[.E11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036535304" calcext:value-type="float">
            <text:p>0.036535304</text:p>
          </table:table-cell>
          <table:table-cell office:value-type="float" office:value="0.134441088" calcext:value-type="float">
            <text:p>0.134441088</text:p>
          </table:table-cell>
          <table:table-cell office:value-type="float" office:value="0.390350877" calcext:value-type="float">
            <text:p>0.390350877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  <table:table-cell office:value-type="float" office:value="2.74927749360529" calcext:value-type="float">
            <text:p>2.7492774936</text:p>
          </table:table-cell>
          <table:table-cell table:formula="of:=IF([.J1151] &lt;&gt; 0; 1; 0)" office:value-type="float" office:value="1" calcext:value-type="float">
            <text:p>1</text:p>
          </table:table-cell>
          <table:table-cell table:formula="of:=IF(AND([.K1151]=1; [.J1151]&gt;=[.E11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LeaderOf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5932479" calcext:value-type="float">
            <text:p>0.015932479</text:p>
          </table:table-cell>
          <table:table-cell office:value-type="float" office:value="0.051092778" calcext:value-type="float">
            <text:p>0.051092778</text:p>
          </table:table-cell>
          <table:table-cell office:value-type="float" office:value="0.390486726" calcext:value-type="float">
            <text:p>0.390486726</text:p>
          </table:table-cell>
          <table:table-cell office:value-type="float" office:value="353" calcext:value-type="float">
            <text:p>353</text:p>
          </table:table-cell>
          <table:table-cell office:value-type="float" office:value="6909" calcext:value-type="float">
            <text:p>690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52] &lt;&gt; 0; 1; 0)" office:value-type="float" office:value="0" calcext:value-type="float">
            <text:p>0</text:p>
          </table:table-cell>
          <table:table-cell table:formula="of:=IF(AND([.K1152]=1; [.J1152]&gt;=[.E11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directed&gt; <text:s/>?b</text:p>
          </table:table-cell>
          <table:table-cell office:value-type="float" office:value="0.000562303" calcext:value-type="float">
            <text:p>0.000562303</text:p>
          </table:table-cell>
          <table:table-cell office:value-type="float" office:value="0.015923281" calcext:value-type="float">
            <text:p>0.015923281</text:p>
          </table:table-cell>
          <table:table-cell office:value-type="float" office:value="0.341229193" calcext:value-type="float">
            <text:p>0.341229193</text:p>
          </table:table-cell>
          <table:table-cell office:value-type="float" office:value="0.39133627" calcext:value-type="float">
            <text:p>0.39133627</text:p>
          </table:table-cell>
          <table:table-cell office:value-type="float" office:value="533" calcext:value-type="float">
            <text:p>533</text:p>
          </table:table-cell>
          <table:table-cell office:value-type="float" office:value="1562" calcext:value-type="float">
            <text:p>1562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53] &lt;&gt; 0; 1; 0)" office:value-type="float" office:value="0" calcext:value-type="float">
            <text:p>0</text:p>
          </table:table-cell>
          <table:table-cell table:formula="of:=IF(AND([.K1153]=1; [.J1153]&gt;=[.E11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f <text:s/>?b <text:s/>&lt;directed&gt; <text:s/>?f <text:s/>?a <text:s/>&lt;isMarriedTo&gt; <text:s/>?j <text:s text:c="2"/>=&gt; ?a <text:s/>&lt;isMarriedTo&gt; <text:s/>?b</text:p>
          </table:table-cell>
          <table:table-cell office:value-type="float" office:value="0.000300668" calcext:value-type="float">
            <text:p>0.000300668</text:p>
          </table:table-cell>
          <table:table-cell office:value-type="float" office:value="0.023763862" calcext:value-type="float">
            <text:p>0.023763862</text:p>
          </table:table-cell>
          <table:table-cell office:value-type="float" office:value="0.143649194" calcext:value-type="float">
            <text:p>0.143649194</text:p>
          </table:table-cell>
          <table:table-cell office:value-type="float" office:value="0.394190871" calcext:value-type="float">
            <text:p>0.394190871</text:p>
          </table:table-cell>
          <table:table-cell office:value-type="float" office:value="285" calcext:value-type="float">
            <text:p>285</text:p>
          </table:table-cell>
          <table:table-cell office:value-type="float" office:value="1984" calcext:value-type="float">
            <text:p>198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?b</text:p>
          </table:table-cell>
          <table:table-cell office:value-type="float" office:value="26.9856933475435" calcext:value-type="float">
            <text:p>26.9856933475</text:p>
          </table:table-cell>
          <table:table-cell table:formula="of:=IF([.J1154] &lt;&gt; 0; 1; 0)" office:value-type="float" office:value="1" calcext:value-type="float">
            <text:p>1</text:p>
          </table:table-cell>
          <table:table-cell table:formula="of:=IF(AND([.K1154]=1; [.J1154]&gt;=[.E11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297413793" calcext:value-type="float">
            <text:p>0.297413793</text:p>
          </table:table-cell>
          <table:table-cell office:value-type="float" office:value="0.394285714" calcext:value-type="float">
            <text:p>0.394285714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55] &lt;&gt; 0; 1; 0)" office:value-type="float" office:value="0" calcext:value-type="float">
            <text:p>0</text:p>
          </table:table-cell>
          <table:table-cell table:formula="of:=IF(AND([.K1155]=1; [.J1155]&gt;=[.E11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36" calcext:value-type="float">
            <text:p>0.001610436</text:p>
          </table:table-cell>
          <table:table-cell office:value-type="float" office:value="0.396039604" calcext:value-type="float">
            <text:p>0.396039604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.587091125413082" calcext:value-type="float">
            <text:p>0.5870911254</text:p>
          </table:table-cell>
          <table:table-cell table:formula="of:=IF([.J1156] &lt;&gt; 0; 1; 0)" office:value-type="float" office:value="1" calcext:value-type="float">
            <text:p>1</text:p>
          </table:table-cell>
          <table:table-cell table:formula="of:=IF(AND([.K1156]=1; [.J1156]&gt;=[.E11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a <text:s/>&lt;hasCapital&gt; <text:s/>?f <text:s/>?f <text:s/>&lt;isLocatedIn&gt; <text:s/>?j <text:s text:c="2"/>=&gt; ?a <text:s/>&lt;hasCapital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8541765" calcext:value-type="float">
            <text:p>0.08541765</text:p>
          </table:table-cell>
          <table:table-cell table:number-columns-repeated="2" office:value-type="float" office:value="0.396929825" calcext:value-type="float">
            <text:p>0.39692982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126.818905109489" calcext:value-type="float">
            <text:p>126.8189051095</text:p>
          </table:table-cell>
          <table:table-cell table:formula="of:=IF([.J1157] &lt;&gt; 0; 1; 0)" office:value-type="float" office:value="1" calcext:value-type="float">
            <text:p>1</text:p>
          </table:table-cell>
          <table:table-cell table:formula="of:=IF(AND([.K1157]=1; [.J1157]&gt;=[.E11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isCitizenOf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86754" calcext:value-type="float">
            <text:p>0.044886754</text:p>
          </table:table-cell>
          <table:table-cell office:value-type="float" office:value="0.055887882" calcext:value-type="float">
            <text:p>0.055887882</text:p>
          </table:table-cell>
          <table:table-cell office:value-type="float" office:value="0.400980993" calcext:value-type="float">
            <text:p>0.400980993</text:p>
          </table:table-cell>
          <table:table-cell office:value-type="float" office:value="654" calcext:value-type="float">
            <text:p>654</text:p>
          </table:table-cell>
          <table:table-cell office:value-type="float" office:value="11702" calcext:value-type="float">
            <text:p>1170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?a</text:p>
          </table:table-cell>
          <table:table-cell office:value-type="float" office:value="139.152523318396" calcext:value-type="float">
            <text:p>139.1525233184</text:p>
          </table:table-cell>
          <table:table-cell table:formula="of:=IF([.J1158] &lt;&gt; 0; 1; 0)" office:value-type="float" office:value="1" calcext:value-type="float">
            <text:p>1</text:p>
          </table:table-cell>
          <table:table-cell table:formula="of:=IF(AND([.K1158]=1; [.J1158]&gt;=[.E11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f <text:s/>?b <text:s/>&lt;directed&gt; <text:s/>?f <text:s/>?a <text:s/>&lt;influences&gt; <text:s/>?j <text:s text:c="2"/>=&gt; ?a <text:s/>&lt;influences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6415771" calcext:value-type="float">
            <text:p>0.016415771</text:p>
          </table:table-cell>
          <table:table-cell office:value-type="float" office:value="0.029090447" calcext:value-type="float">
            <text:p>0.029090447</text:p>
          </table:table-cell>
          <table:table-cell office:value-type="float" office:value="0.40747331" calcext:value-type="float">
            <text:p>0.40747331</text:p>
          </table:table-cell>
          <table:table-cell office:value-type="float" office:value="229" calcext:value-type="float">
            <text:p>229</text:p>
          </table:table-cell>
          <table:table-cell office:value-type="float" office:value="7872" calcext:value-type="float">
            <text:p>787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?b</text:p>
          </table:table-cell>
          <table:table-cell office:value-type="float" office:value="73.3653237281789" calcext:value-type="float">
            <text:p>73.3653237282</text:p>
          </table:table-cell>
          <table:table-cell table:formula="of:=IF([.J1159] &lt;&gt; 0; 1; 0)" office:value-type="float" office:value="1" calcext:value-type="float">
            <text:p>1</text:p>
          </table:table-cell>
          <table:table-cell table:formula="of:=IF(AND([.K1159]=1; [.J1159]&gt;=[.E11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2302" calcext:value-type="float">
            <text:p>0.001982302</text:p>
          </table:table-cell>
          <table:table-cell office:value-type="float" office:value="0.156674727" calcext:value-type="float">
            <text:p>0.156674727</text:p>
          </table:table-cell>
          <table:table-cell office:value-type="float" office:value="0.173211652" calcext:value-type="float">
            <text:p>0.173211652</text:p>
          </table:table-cell>
          <table:table-cell office:value-type="float" office:value="0.409814613" calcext:value-type="float">
            <text:p>0.409814613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?b</text:p>
          </table:table-cell>
          <table:table-cell office:value-type="float" office:value="0.61404087678826" calcext:value-type="float">
            <text:p>0.6140408768</text:p>
          </table:table-cell>
          <table:table-cell table:formula="of:=IF([.J1160] &lt;&gt; 0; 1; 0)" office:value-type="float" office:value="1" calcext:value-type="float">
            <text:p>1</text:p>
          </table:table-cell>
          <table:table-cell table:formula="of:=IF(AND([.K1160]=1; [.J1160]&gt;=[.E11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410625084" calcext:value-type="float">
            <text:p>0.410625084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29628" calcext:value-type="float">
            <text:p>29628</text:p>
          </table:table-cell>
          <table:table-cell office:value-type="string" calcext:value-type="string">
            <text:p>?a</text:p>
          </table:table-cell>
          <table:table-cell office:value-type="float" office:value="51.4368169639422" calcext:value-type="float">
            <text:p>51.4368169639</text:p>
          </table:table-cell>
          <table:table-cell table:formula="of:=IF([.J1161] &lt;&gt; 0; 1; 0)" office:value-type="float" office:value="1" calcext:value-type="float">
            <text:p>1</text:p>
          </table:table-cell>
          <table:table-cell table:formula="of:=IF(AND([.K1161]=1; [.J1161]&gt;=[.E11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ocatedIn&gt; <text:s/>?b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316831683" calcext:value-type="float">
            <text:p>0.316831683</text:p>
          </table:table-cell>
          <table:table-cell office:value-type="float" office:value="0.415584416" calcext:value-type="float">
            <text:p>0.415584416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62] &lt;&gt; 0; 1; 0)" office:value-type="float" office:value="0" calcext:value-type="float">
            <text:p>0</text:p>
          </table:table-cell>
          <table:table-cell table:formula="of:=IF(AND([.K1162]=1; [.J1162]&gt;=[.E11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KnownFor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007015903" calcext:value-type="float">
            <text:p>0.007015903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30" calcext:value-type="float">
            <text:p>30</text:p>
          </table:table-cell>
          <table:table-cell office:value-type="float" office:value="4276" calcext:value-type="float">
            <text:p>427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?a</text:p>
          </table:table-cell>
          <table:table-cell office:value-type="float" office:value="561.438548492006" calcext:value-type="float">
            <text:p>561.438548492</text:p>
          </table:table-cell>
          <table:table-cell table:formula="of:=IF([.J1163] &lt;&gt; 0; 1; 0)" office:value-type="float" office:value="1" calcext:value-type="float">
            <text:p>1</text:p>
          </table:table-cell>
          <table:table-cell table:formula="of:=IF(AND([.K1163]=1; [.J1163]&gt;=[.E11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j <text:s/>&lt;hasCapital&gt; <text:s/>?b <text:s/>?f <text:s/>&lt;isLocatedIn&gt; <text:s/>?j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421909233" calcext:value-type="float">
            <text:p>0.42190923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6390" calcext:value-type="float">
            <text:p>6390</text:p>
          </table:table-cell>
          <table:table-cell office:value-type="string" calcext:value-type="string">
            <text:p>?a</text:p>
          </table:table-cell>
          <table:table-cell office:value-type="float" office:value="97.4329905833281" calcext:value-type="float">
            <text:p>97.4329905833</text:p>
          </table:table-cell>
          <table:table-cell table:formula="of:=IF([.J1164] &lt;&gt; 0; 1; 0)" office:value-type="float" office:value="1" calcext:value-type="float">
            <text:p>1</text:p>
          </table:table-cell>
          <table:table-cell table:formula="of:=IF(AND([.K1164]=1; [.J1164]&gt;=[.E11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7288836" calcext:value-type="float">
            <text:p>0.007288836</text:p>
          </table:table-cell>
          <table:table-cell office:value-type="float" office:value="0.12345657" calcext:value-type="float">
            <text:p>0.12345657</text:p>
          </table:table-cell>
          <table:table-cell table:number-columns-repeated="2" office:value-type="float" office:value="0.422646357" calcext:value-type="float">
            <text:p>0.422646357</text:p>
          </table:table-cell>
          <table:table-cell office:value-type="float" office:value="6909" calcext:value-type="float">
            <text:p>6909</text:p>
          </table:table-cell>
          <table:table-cell table:number-columns-repeated="2" office:value-type="float" office:value="16347" calcext:value-type="float">
            <text:p>16347</text:p>
          </table:table-cell>
          <table:table-cell office:value-type="string" calcext:value-type="string">
            <text:p>?a</text:p>
          </table:table-cell>
          <table:table-cell office:value-type="float" office:value="68.2940914158306" calcext:value-type="float">
            <text:p>68.2940914158</text:p>
          </table:table-cell>
          <table:table-cell table:formula="of:=IF([.J1165] &lt;&gt; 0; 1; 0)" office:value-type="float" office:value="1" calcext:value-type="float">
            <text:p>1</text:p>
          </table:table-cell>
          <table:table-cell table:formula="of:=IF(AND([.K1165]=1; [.J1165]&gt;=[.E11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livesIn&gt; <text:s/>?b <text:s/>?a <text:s/>&lt;wasBornIn&gt; <text:s/>?b <text:s text:c="2"/>=&gt; ?a <text:s/>&lt;diedIn&gt; <text:s/>?b</text:p>
          </table:table-cell>
          <table:table-cell office:value-type="float" office:value="0.00089884" calcext:value-type="float">
            <text:p>0.00089884</text:p>
          </table:table-cell>
          <table:table-cell office:value-type="float" office:value="0.038454595" calcext:value-type="float">
            <text:p>0.038454595</text:p>
          </table:table-cell>
          <table:table-cell office:value-type="float" office:value="0.070031235" calcext:value-type="float">
            <text:p>0.070031235</text:p>
          </table:table-cell>
          <table:table-cell office:value-type="float" office:value="0.423038729" calcext:value-type="float">
            <text:p>0.423038729</text:p>
          </table:table-cell>
          <table:table-cell office:value-type="float" office:value="852" calcext:value-type="float">
            <text:p>852</text:p>
          </table:table-cell>
          <table:table-cell office:value-type="float" office:value="12166" calcext:value-type="float">
            <text:p>121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66] &lt;&gt; 0; 1; 0)" office:value-type="float" office:value="0" calcext:value-type="float">
            <text:p>0</text:p>
          </table:table-cell>
          <table:table-cell table:formula="of:=IF(AND([.K1166]=1; [.J1166]&gt;=[.E11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wasBornIn&gt; <text:s/>?b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423076923" calcext:value-type="float">
            <text:p>0.4230769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?a</text:p>
          </table:table-cell>
          <table:table-cell office:value-type="float" office:value="11.1787112042486" calcext:value-type="float">
            <text:p>11.1787112042</text:p>
          </table:table-cell>
          <table:table-cell table:formula="of:=IF([.J1167] &lt;&gt; 0; 1; 0)" office:value-type="float" office:value="1" calcext:value-type="float">
            <text:p>1</text:p>
          </table:table-cell>
          <table:table-cell table:formula="of:=IF(AND([.K1167]=1; [.J1167]&gt;=[.E11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table:number-columns-repeated="2" office:value-type="float" office:value="0.424242424" calcext:value-type="float">
            <text:p>0.4242424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office:value-type="float" office:value="2.82048285315933" calcext:value-type="float">
            <text:p>2.8204828532</text:p>
          </table:table-cell>
          <table:table-cell table:formula="of:=IF([.J1168] &lt;&gt; 0; 1; 0)" office:value-type="float" office:value="1" calcext:value-type="float">
            <text:p>1</text:p>
          </table:table-cell>
          <table:table-cell table:formula="of:=IF(AND([.K1168]=1; [.J1168]&gt;=[.E11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produced&gt; <text:s/>?h <text:s text:c="2"/>=&gt; ?a <text:s/>&lt;directed&gt; <text:s/>?b</text:p>
          </table:table-cell>
          <table:table-cell office:value-type="float" office:value="0.002052985" calcext:value-type="float">
            <text:p>0.002052985</text:p>
          </table:table-cell>
          <table:table-cell office:value-type="float" office:value="0.058136408" calcext:value-type="float">
            <text:p>0.058136408</text:p>
          </table:table-cell>
          <table:table-cell office:value-type="float" office:value="0.245366284" calcext:value-type="float">
            <text:p>0.245366284</text:p>
          </table:table-cell>
          <table:table-cell office:value-type="float" office:value="0.425448185" calcext:value-type="float">
            <text:p>0.425448185</text:p>
          </table:table-cell>
          <table:table-cell office:value-type="float" office:value="1946" calcext:value-type="float">
            <text:p>1946</text:p>
          </table:table-cell>
          <table:table-cell office:value-type="float" office:value="7931" calcext:value-type="float">
            <text:p>7931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69] &lt;&gt; 0; 1; 0)" office:value-type="float" office:value="0" calcext:value-type="float">
            <text:p>0</text:p>
          </table:table-cell>
          <table:table-cell table:formula="of:=IF(AND([.K1169]=1; [.J1169]&gt;=[.E11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livesIn&gt; <text:s/>?j <text:s text:c="2"/>=&gt; ?a <text:s/>&lt;isLeaderOf&gt; <text:s/>?b</text:p>
          </table:table-cell>
          <table:table-cell office:value-type="float" office:value="0.000069628" calcext:value-type="float">
            <text:p>0.000069628</text:p>
          </table:table-cell>
          <table:table-cell office:value-type="float" office:value="0.010346449" calcext:value-type="float">
            <text:p>0.010346449</text:p>
          </table:table-cell>
          <table:table-cell office:value-type="float" office:value="0.01693176" calcext:value-type="float">
            <text:p>0.01693176</text:p>
          </table:table-cell>
          <table:table-cell office:value-type="float" office:value="0.425806452" calcext:value-type="float">
            <text:p>0.425806452</text:p>
          </table:table-cell>
          <table:table-cell office:value-type="float" office:value="66" calcext:value-type="float">
            <text:p>66</text:p>
          </table:table-cell>
          <table:table-cell office:value-type="float" office:value="3898" calcext:value-type="float">
            <text:p>389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?a</text:p>
          </table:table-cell>
          <table:table-cell office:value-type="float" office:value="0.494220805707331" calcext:value-type="float">
            <text:p>0.4942208057</text:p>
          </table:table-cell>
          <table:table-cell table:formula="of:=IF([.J1170] &lt;&gt; 0; 1; 0)" office:value-type="float" office:value="1" calcext:value-type="float">
            <text:p>1</text:p>
          </table:table-cell>
          <table:table-cell table:formula="of:=IF(AND([.K1170]=1; [.J1170]&gt;=[.E11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livesIn&gt; <text:s/>?b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426091531" calcext:value-type="float">
            <text:p>0.42609153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string" calcext:value-type="string">
            <text:p>?a</text:p>
          </table:table-cell>
          <table:table-cell office:value-type="float" office:value="341.363913129865" calcext:value-type="float">
            <text:p>341.3639131299</text:p>
          </table:table-cell>
          <table:table-cell table:formula="of:=IF([.J1171] &lt;&gt; 0; 1; 0)" office:value-type="float" office:value="1" calcext:value-type="float">
            <text:p>1</text:p>
          </table:table-cell>
          <table:table-cell table:formula="of:=IF(AND([.K1171]=1; [.J1171]&gt;=[.E11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wasBornIn&gt; <text:s/>?f <text:s text:c="2"/>=&gt; ?a <text:s/>&lt;isPoliticianOf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74657534" calcext:value-type="float">
            <text:p>0.074657534</text:p>
          </table:table-cell>
          <table:table-cell office:value-type="float" office:value="0.004686358" calcext:value-type="float">
            <text:p>0.004686358</text:p>
          </table:table-cell>
          <table:table-cell office:value-type="float" office:value="0.429133858" calcext:value-type="float">
            <text:p>0.429133858</text:p>
          </table:table-cell>
          <table:table-cell office:value-type="float" office:value="109" calcext:value-type="float">
            <text:p>109</text:p>
          </table:table-cell>
          <table:table-cell office:value-type="float" office:value="23259" calcext:value-type="float">
            <text:p>2325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a</text:p>
          </table:table-cell>
          <table:table-cell office:value-type="float" office:value="206.133835834319" calcext:value-type="float">
            <text:p>206.1338358343</text:p>
          </table:table-cell>
          <table:table-cell table:formula="of:=IF([.J1172] &lt;&gt; 0; 1; 0)" office:value-type="float" office:value="1" calcext:value-type="float">
            <text:p>1</text:p>
          </table:table-cell>
          <table:table-cell table:formula="of:=IF(AND([.K1172]=1; [.J1172]&gt;=[.E11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430671371" calcext:value-type="float">
            <text:p>0.430671371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18708" calcext:value-type="float">
            <text:p>18708</text:p>
          </table:table-cell>
          <table:table-cell office:value-type="string" calcext:value-type="string">
            <text:p>?a</text:p>
          </table:table-cell>
          <table:table-cell office:value-type="float" office:value="51.8505247332545" calcext:value-type="float">
            <text:p>51.8505247333</text:p>
          </table:table-cell>
          <table:table-cell table:formula="of:=IF([.J1173] &lt;&gt; 0; 1; 0)" office:value-type="float" office:value="1" calcext:value-type="float">
            <text:p>1</text:p>
          </table:table-cell>
          <table:table-cell table:formula="of:=IF(AND([.K1173]=1; [.J1173]&gt;=[.E11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livesIn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2956212" calcext:value-type="float">
            <text:p>0.022956212</text:p>
          </table:table-cell>
          <table:table-cell office:value-type="float" office:value="0.035539996" calcext:value-type="float">
            <text:p>0.035539996</text:p>
          </table:table-cell>
          <table:table-cell office:value-type="float" office:value="0.432258065" calcext:value-type="float">
            <text:p>0.432258065</text:p>
          </table:table-cell>
          <table:table-cell office:value-type="float" office:value="335" calcext:value-type="float">
            <text:p>335</text:p>
          </table:table-cell>
          <table:table-cell office:value-type="float" office:value="9426" calcext:value-type="float">
            <text:p>942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?a</text:p>
          </table:table-cell>
          <table:table-cell office:value-type="float" office:value="6.32817593889798" calcext:value-type="float">
            <text:p>6.3281759389</text:p>
          </table:table-cell>
          <table:table-cell table:formula="of:=IF([.J1174] &lt;&gt; 0; 1; 0)" office:value-type="float" office:value="1" calcext:value-type="float">
            <text:p>1</text:p>
          </table:table-cell>
          <table:table-cell table:formula="of:=IF(AND([.K1174]=1; [.J1174]&gt;=[.E11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75] &lt;&gt; 0; 1; 0)" office:value-type="float" office:value="0" calcext:value-type="float">
            <text:p>0</text:p>
          </table:table-cell>
          <table:table-cell table:formula="of:=IF(AND([.K1175]=1; [.J1175]&gt;=[.E11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office:value-type="float" office:value="0.434146341463415" calcext:value-type="float">
            <text:p>0.4341463415</text:p>
          </table:table-cell>
          <table:table-cell table:formula="of:=IF([.J1176] &lt;&gt; 0; 1; 0)" office:value-type="float" office:value="1" calcext:value-type="float">
            <text:p>1</text:p>
          </table:table-cell>
          <table:table-cell table:formula="of:=IF(AND([.K1176]=1; [.J1176]&gt;=[.E11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076819407" calcext:value-type="float">
            <text:p>0.076819407</text:p>
          </table:table-cell>
          <table:table-cell office:value-type="float" office:value="0.434285714" calcext:value-type="float">
            <text:p>0.434285714</text:p>
          </table:table-cell>
          <table:table-cell office:value-type="float" office:value="456" calcext:value-type="float">
            <text:p>456</text:p>
          </table:table-cell>
          <table:table-cell office:value-type="float" office:value="5936" calcext:value-type="float">
            <text:p>59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?a</text:p>
          </table:table-cell>
          <table:table-cell office:value-type="float" office:value="10.7474439436028" calcext:value-type="float">
            <text:p>10.7474439436</text:p>
          </table:table-cell>
          <table:table-cell table:formula="of:=IF([.J1177] &lt;&gt; 0; 1; 0)" office:value-type="float" office:value="1" calcext:value-type="float">
            <text:p>1</text:p>
          </table:table-cell>
          <table:table-cell table:formula="of:=IF(AND([.K1177]=1; [.J1177]&gt;=[.E11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lives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8159391" calcext:value-type="float">
            <text:p>0.018159391</text:p>
          </table:table-cell>
          <table:table-cell office:value-type="float" office:value="0.012550914" calcext:value-type="float">
            <text:p>0.012550914</text:p>
          </table:table-cell>
          <table:table-cell office:value-type="float" office:value="0.438741722" calcext:value-type="float">
            <text:p>0.438741722</text:p>
          </table:table-cell>
          <table:table-cell office:value-type="float" office:value="265" calcext:value-type="float">
            <text:p>265</text:p>
          </table:table-cell>
          <table:table-cell office:value-type="float" office:value="21114" calcext:value-type="float">
            <text:p>2111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?a</text:p>
          </table:table-cell>
          <table:table-cell office:value-type="float" office:value="0.563490576272524" calcext:value-type="float">
            <text:p>0.5634905763</text:p>
          </table:table-cell>
          <table:table-cell table:formula="of:=IF([.J1178] &lt;&gt; 0; 1; 0)" office:value-type="float" office:value="1" calcext:value-type="float">
            <text:p>1</text:p>
          </table:table-cell>
          <table:table-cell table:formula="of:=IF(AND([.K1178]=1; [.J1178]&gt;=[.E11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isLeaderOf&gt; <text:s/>?b</text:p>
          </table:table-cell>
          <table:table-cell office:value-type="float" office:value="0.000110773" calcext:value-type="float">
            <text:p>0.000110773</text:p>
          </table:table-cell>
          <table:table-cell office:value-type="float" office:value="0.01646026" calcext:value-type="float">
            <text:p>0.01646026</text:p>
          </table:table-cell>
          <table:table-cell office:value-type="float" office:value="0.018564356" calcext:value-type="float">
            <text:p>0.018564356</text:p>
          </table:table-cell>
          <table:table-cell office:value-type="float" office:value="0.441176471" calcext:value-type="float">
            <text:p>0.441176471</text:p>
          </table:table-cell>
          <table:table-cell office:value-type="float" office:value="105" calcext:value-type="float">
            <text:p>105</text:p>
          </table:table-cell>
          <table:table-cell office:value-type="float" office:value="5656" calcext:value-type="float">
            <text:p>56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  <table:table-cell office:value-type="float" office:value="0.436701290135828" calcext:value-type="float">
            <text:p>0.4367012901</text:p>
          </table:table-cell>
          <table:table-cell table:formula="of:=IF([.J1179] &lt;&gt; 0; 1; 0)" office:value-type="float" office:value="1" calcext:value-type="float">
            <text:p>1</text:p>
          </table:table-cell>
          <table:table-cell table:formula="of:=IF(AND([.K1179]=1; [.J1179]&gt;=[.E11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directed&gt; <text:s/>?b</text:p>
          </table:table-cell>
          <table:table-cell office:value-type="float" office:value="0.001090846" calcext:value-type="float">
            <text:p>0.001090846</text:p>
          </table:table-cell>
          <table:table-cell office:value-type="float" office:value="0.030890569" calcext:value-type="float">
            <text:p>0.030890569</text:p>
          </table:table-cell>
          <table:table-cell table:number-columns-repeated="2" office:value-type="float" office:value="0.441880342" calcext:value-type="float">
            <text:p>0.44188034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80] &lt;&gt; 0; 1; 0)" office:value-type="float" office:value="0" calcext:value-type="float">
            <text:p>0</text:p>
          </table:table-cell>
          <table:table-cell table:formula="of:=IF(AND([.K1180]=1; [.J1180]&gt;=[.E11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produced&gt; <text:s/>?b <text:s text:c="2"/>=&gt; ?a <text:s/>&lt;directed&gt; <text:s/>?b</text:p>
          </table:table-cell>
          <table:table-cell office:value-type="float" office:value="0.001224828" calcext:value-type="float">
            <text:p>0.001224828</text:p>
          </table:table-cell>
          <table:table-cell office:value-type="float" office:value="0.034684671" calcext:value-type="float">
            <text:p>0.034684671</text:p>
          </table:table-cell>
          <table:table-cell office:value-type="float" office:value="0.385586184" calcext:value-type="float">
            <text:p>0.385586184</text:p>
          </table:table-cell>
          <table:table-cell office:value-type="float" office:value="0.441948991" calcext:value-type="float">
            <text:p>0.441948991</text:p>
          </table:table-cell>
          <table:table-cell office:value-type="float" office:value="1161" calcext:value-type="float">
            <text:p>1161</text:p>
          </table:table-cell>
          <table:table-cell office:value-type="float" office:value="3011" calcext:value-type="float">
            <text:p>301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81] &lt;&gt; 0; 1; 0)" office:value-type="float" office:value="0" calcext:value-type="float">
            <text:p>0</text:p>
          </table:table-cell>
          <table:table-cell table:formula="of:=IF(AND([.K1181]=1; [.J1181]&gt;=[.E11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PoliticianOf&gt; <text:s/>?b <text:s/>?i <text:s/>&lt;wasBornIn&gt; <text:s/>?f <text:s text:c="2"/>=&gt; ?a <text:s/>&lt;isPoliticianOf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128082192" calcext:value-type="float">
            <text:p>0.128082192</text:p>
          </table:table-cell>
          <table:table-cell office:value-type="float" office:value="0.019953052" calcext:value-type="float">
            <text:p>0.019953052</text:p>
          </table:table-cell>
          <table:table-cell office:value-type="float" office:value="0.442080378" calcext:value-type="float">
            <text:p>0.442080378</text:p>
          </table:table-cell>
          <table:table-cell office:value-type="float" office:value="187" calcext:value-type="float">
            <text:p>187</text:p>
          </table:table-cell>
          <table:table-cell office:value-type="float" office:value="9372" calcext:value-type="float">
            <text:p>937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353.642452302915" calcext:value-type="float">
            <text:p>353.6424523029</text:p>
          </table:table-cell>
          <table:table-cell table:formula="of:=IF([.J1182] &lt;&gt; 0; 1; 0)" office:value-type="float" office:value="1" calcext:value-type="float">
            <text:p>1</text:p>
          </table:table-cell>
          <table:table-cell table:formula="of:=IF(AND([.K1182]=1; [.J1182]&gt;=[.E11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KnownFor&gt; <text:s/>?e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266666667" calcext:value-type="float">
            <text:p>0.266666667</text:p>
          </table:table-cell>
          <table:table-cell office:value-type="float" office:value="0.444444444" calcext:value-type="float">
            <text:p>0.44444444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2.59657716122886" calcext:value-type="float">
            <text:p>2.5965771612</text:p>
          </table:table-cell>
          <table:table-cell table:formula="of:=IF([.J1183] &lt;&gt; 0; 1; 0)" office:value-type="float" office:value="1" calcext:value-type="float">
            <text:p>1</text:p>
          </table:table-cell>
          <table:table-cell table:formula="of:=IF(AND([.K1183]=1; [.J1183]&gt;=[.E11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office:value-type="float" office:value="0.018437748" calcext:value-type="float">
            <text:p>0.018437748</text:p>
          </table:table-cell>
          <table:table-cell office:value-type="float" office:value="0.444976077" calcext:value-type="float">
            <text:p>0.444976077</text:p>
          </table:table-cell>
          <table:table-cell office:value-type="float" office:value="93" calcext:value-type="float">
            <text:p>93</text:p>
          </table:table-cell>
          <table:table-cell office:value-type="float" office:value="5044" calcext:value-type="float">
            <text:p>504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?a</text:p>
          </table:table-cell>
          <table:table-cell office:value-type="float" office:value="0.551370379861671" calcext:value-type="float">
            <text:p>0.5513703799</text:p>
          </table:table-cell>
          <table:table-cell table:formula="of:=IF([.J1184] &lt;&gt; 0; 1; 0)" office:value-type="float" office:value="1" calcext:value-type="float">
            <text:p>1</text:p>
          </table:table-cell>
          <table:table-cell table:formula="of:=IF(AND([.K1184]=1; [.J1184]&gt;=[.E11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311637081" calcext:value-type="float">
            <text:p>0.311637081</text:p>
          </table:table-cell>
          <table:table-cell table:number-columns-repeated="2" office:value-type="float" office:value="0.446327684" calcext:value-type="float">
            <text:p>0.44632768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?b</text:p>
          </table:table-cell>
          <table:table-cell office:value-type="float" office:value="118.644340677442" calcext:value-type="float">
            <text:p>118.6443406774</text:p>
          </table:table-cell>
          <table:table-cell table:formula="of:=IF([.J1185] &lt;&gt; 0; 1; 0)" office:value-type="float" office:value="1" calcext:value-type="float">
            <text:p>1</text:p>
          </table:table-cell>
          <table:table-cell table:formula="of:=IF(AND([.K1185]=1; [.J1185]&gt;=[.E11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wasBornIn&gt; <text:s/>?b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447690595" calcext:value-type="float">
            <text:p>0.447690595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7188" calcext:value-type="float">
            <text:p>7188</text:p>
          </table:table-cell>
          <table:table-cell office:value-type="string" calcext:value-type="string">
            <text:p>?a</text:p>
          </table:table-cell>
          <table:table-cell office:value-type="float" office:value="44.4882696727111" calcext:value-type="float">
            <text:p>44.4882696727</text:p>
          </table:table-cell>
          <table:table-cell table:formula="of:=IF([.J1186] &lt;&gt; 0; 1; 0)" office:value-type="float" office:value="1" calcext:value-type="float">
            <text:p>1</text:p>
          </table:table-cell>
          <table:table-cell table:formula="of:=IF(AND([.K1186]=1; [.J1186]&gt;=[.E11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edIn&gt; <text:s/>?b <text:s/>?a <text:s/>&lt;directed&gt; <text:s/>?f <text:s text:c="2"/>=&gt; ?a <text:s/>&lt;diedIn&gt; <text:s/>?b</text:p>
          </table:table-cell>
          <table:table-cell office:value-type="float" office:value="0.000288009" calcext:value-type="float">
            <text:p>0.000288009</text:p>
          </table:table-cell>
          <table:table-cell office:value-type="float" office:value="0.012321719" calcext:value-type="float">
            <text:p>0.012321719</text:p>
          </table:table-cell>
          <table:table-cell office:value-type="float" office:value="0.1380182" calcext:value-type="float">
            <text:p>0.1380182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273" calcext:value-type="float">
            <text:p>273</text:p>
          </table:table-cell>
          <table:table-cell office:value-type="float" office:value="1978" calcext:value-type="float">
            <text:p>197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?a</text:p>
          </table:table-cell>
          <table:table-cell office:value-type="float" office:value="167.871218232755" calcext:value-type="float">
            <text:p>167.8712182328</text:p>
          </table:table-cell>
          <table:table-cell table:formula="of:=IF([.J1187] &lt;&gt; 0; 1; 0)" office:value-type="float" office:value="1" calcext:value-type="float">
            <text:p>1</text:p>
          </table:table-cell>
          <table:table-cell table:formula="of:=IF(AND([.K1187]=1; [.J1187]&gt;=[.E11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88] &lt;&gt; 0; 1; 0)" office:value-type="float" office:value="0" calcext:value-type="float">
            <text:p>0</text:p>
          </table:table-cell>
          <table:table-cell table:formula="of:=IF(AND([.K1188]=1; [.J1188]&gt;=[.E11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b <text:s/>?e <text:s/>&lt;isLeaderOf&gt; <text:s/>?j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35.7775202375776" calcext:value-type="float">
            <text:p>35.7775202376</text:p>
          </table:table-cell>
          <table:table-cell table:formula="of:=IF([.J1189] &lt;&gt; 0; 1; 0)" office:value-type="float" office:value="1" calcext:value-type="float">
            <text:p>1</text:p>
          </table:table-cell>
          <table:table-cell table:formula="of:=IF(AND([.K1189]=1; [.J1189]&gt;=[.E11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875631" calcext:value-type="float">
            <text:p>0.000875631</text:p>
          </table:table-cell>
          <table:table-cell office:value-type="float" office:value="0.056876585" calcext:value-type="float">
            <text:p>0.056876585</text:p>
          </table:table-cell>
          <table:table-cell table:number-columns-repeated="2" office:value-type="float" office:value="0.45010846" calcext:value-type="float">
            <text:p>0.450108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string" calcext:value-type="string">
            <text:p>?a</text:p>
          </table:table-cell>
          <table:table-cell office:value-type="float" office:value="861.058588039012" calcext:value-type="float">
            <text:p>861.058588039</text:p>
          </table:table-cell>
          <table:table-cell table:formula="of:=IF([.J1190] &lt;&gt; 0; 1; 0)" office:value-type="float" office:value="1" calcext:value-type="float">
            <text:p>1</text:p>
          </table:table-cell>
          <table:table-cell table:formula="of:=IF(AND([.K1190]=1; [.J1190]&gt;=[.E11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5283325" calcext:value-type="float">
            <text:p>0.005283325</text:p>
          </table:table-cell>
          <table:table-cell office:value-type="float" office:value="0.089487697" calcext:value-type="float">
            <text:p>0.089487697</text:p>
          </table:table-cell>
          <table:table-cell table:number-columns-repeated="2" office:value-type="float" office:value="0.451171171" calcext:value-type="float">
            <text:p>0.451171171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float" office:value="11100" calcext:value-type="float">
            <text:p>11100</text:p>
          </table:table-cell>
          <table:table-cell office:value-type="string" calcext:value-type="string">
            <text:p>?a</text:p>
          </table:table-cell>
          <table:table-cell office:value-type="float" office:value="19.6272128150648" calcext:value-type="float">
            <text:p>19.6272128151</text:p>
          </table:table-cell>
          <table:table-cell table:formula="of:=IF([.J1191] &lt;&gt; 0; 1; 0)" office:value-type="float" office:value="1" calcext:value-type="float">
            <text:p>1</text:p>
          </table:table-cell>
          <table:table-cell table:formula="of:=IF(AND([.K1191]=1; [.J1191]&gt;=[.E11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111" calcext:value-type="float">
            <text:p>0.000405111</text:p>
          </table:table-cell>
          <table:table-cell office:value-type="float" office:value="0.011471933" calcext:value-type="float">
            <text:p>0.011471933</text:p>
          </table:table-cell>
          <table:table-cell office:value-type="float" office:value="0.382851446" calcext:value-type="float">
            <text:p>0.382851446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92] &lt;&gt; 0; 1; 0)" office:value-type="float" office:value="0" calcext:value-type="float">
            <text:p>0</text:p>
          </table:table-cell>
          <table:table-cell table:formula="of:=IF(AND([.K1192]=1; [.J1192]&gt;=[.E11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directed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9926508" calcext:value-type="float">
            <text:p>0.019926508</text:p>
          </table:table-cell>
          <table:table-cell office:value-type="float" office:value="0.189058957" calcext:value-type="float">
            <text:p>0.189058957</text:p>
          </table:table-cell>
          <table:table-cell office:value-type="float" office:value="0.452817379" calcext:value-type="float">
            <text:p>0.452817379</text:p>
          </table:table-cell>
          <table:table-cell office:value-type="float" office:value="667" calcext:value-type="float">
            <text:p>667</text:p>
          </table:table-cell>
          <table:table-cell office:value-type="float" office:value="3528" calcext:value-type="float">
            <text:p>3528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93] &lt;&gt; 0; 1; 0)" office:value-type="float" office:value="0" calcext:value-type="float">
            <text:p>0</text:p>
          </table:table-cell>
          <table:table-cell table:formula="of:=IF(AND([.K1193]=1; [.J1193]&gt;=[.E11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produced&gt; <text:s/>?b <text:s/>?g <text:s/>&lt;produced&gt; <text:s/>?b <text:s text:c="2"/>=&gt; ?a <text:s/>&lt;direct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31936187" calcext:value-type="float">
            <text:p>0.031936187</text:p>
          </table:table-cell>
          <table:table-cell office:value-type="float" office:value="0.39402875" calcext:value-type="float">
            <text:p>0.39402875</text:p>
          </table:table-cell>
          <table:table-cell office:value-type="float" office:value="0.45605802" calcext:value-type="float">
            <text:p>0.45605802</text:p>
          </table:table-cell>
          <table:table-cell office:value-type="float" office:value="1069" calcext:value-type="float">
            <text:p>1069</text:p>
          </table:table-cell>
          <table:table-cell office:value-type="float" office:value="2713" calcext:value-type="float">
            <text:p>2713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94] &lt;&gt; 0; 1; 0)" office:value-type="float" office:value="0" calcext:value-type="float">
            <text:p>0</text:p>
          </table:table-cell>
          <table:table-cell table:formula="of:=IF(AND([.K1194]=1; [.J1194]&gt;=[.E11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LocatedIn&gt; <text:s/>?b <text:s/>?a <text:s/>&lt;wasBornIn&gt; <text:s/>?b <text:s text:c="2"/>=&gt; ?a <text:s/>&lt;died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41704279" calcext:value-type="float">
            <text:p>0.041704279</text:p>
          </table:table-cell>
          <table:table-cell office:value-type="float" office:value="0.071845113" calcext:value-type="float">
            <text:p>0.071845113</text:p>
          </table:table-cell>
          <table:table-cell office:value-type="float" office:value="0.458106098" calcext:value-type="float">
            <text:p>0.458106098</text:p>
          </table:table-cell>
          <table:table-cell office:value-type="float" office:value="924" calcext:value-type="float">
            <text:p>924</text:p>
          </table:table-cell>
          <table:table-cell office:value-type="float" office:value="12861" calcext:value-type="float">
            <text:p>128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95] &lt;&gt; 0; 1; 0)" office:value-type="float" office:value="0" calcext:value-type="float">
            <text:p>0</text:p>
          </table:table-cell>
          <table:table-cell table:formula="of:=IF(AND([.K1195]=1; [.J1195]&gt;=[.E11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wasBornIn&gt; <text:s/>?b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14191621" calcext:value-type="float">
            <text:p>0.014191621</text:p>
          </table:table-cell>
          <table:table-cell office:value-type="float" office:value="0.458333333" calcext:value-type="float">
            <text:p>0.458333333</text:p>
          </table:table-cell>
          <table:table-cell office:value-type="float" office:value="209" calcext:value-type="float">
            <text:p>209</text:p>
          </table:table-cell>
          <table:table-cell office:value-type="float" office:value="14727" calcext:value-type="float">
            <text:p>147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96] &lt;&gt; 0; 1; 0)" office:value-type="float" office:value="0" calcext:value-type="float">
            <text:p>0</text:p>
          </table:table-cell>
          <table:table-cell table:formula="of:=IF(AND([.K1196]=1; [.J1196]&gt;=[.E11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wasBornIn&gt; <text:s/>?b <text:s text:c="2"/>=&gt; ?a <text:s/>&lt;wasBornIn&gt; <text:s/>?b</text:p>
          </table:table-cell>
          <table:table-cell office:value-type="float" office:value="0.000759583" calcext:value-type="float">
            <text:p>0.000759583</text:p>
          </table:table-cell>
          <table:table-cell office:value-type="float" office:value="0.012865643" calcext:value-type="float">
            <text:p>0.012865643</text:p>
          </table:table-cell>
          <table:table-cell office:value-type="float" office:value="0.173201828" calcext:value-type="float">
            <text:p>0.173201828</text:p>
          </table:table-cell>
          <table:table-cell office:value-type="float" office:value="0.461834509" calcext:value-type="float">
            <text:p>0.461834509</text:p>
          </table:table-cell>
          <table:table-cell office:value-type="float" office:value="720" calcext:value-type="float">
            <text:p>720</text:p>
          </table:table-cell>
          <table:table-cell office:value-type="float" office:value="4157" calcext:value-type="float">
            <text:p>4157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?a</text:p>
          </table:table-cell>
          <table:table-cell office:value-type="float" office:value="67.8918552169179" calcext:value-type="float">
            <text:p>67.8918552169</text:p>
          </table:table-cell>
          <table:table-cell table:formula="of:=IF([.J1197] &lt;&gt; 0; 1; 0)" office:value-type="float" office:value="1" calcext:value-type="float">
            <text:p>1</text:p>
          </table:table-cell>
          <table:table-cell table:formula="of:=IF(AND([.K1197]=1; [.J1197]&gt;=[.E11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wasBornIn&gt; <text:s/>?b <text:s text:c="2"/>=&gt; ?a <text:s/>&lt;wasBornIn&gt; <text:s/>?b</text:p>
          </table:table-cell>
          <table:table-cell office:value-type="float" office:value="0.000775408" calcext:value-type="float">
            <text:p>0.000775408</text:p>
          </table:table-cell>
          <table:table-cell office:value-type="float" office:value="0.013133678" calcext:value-type="float">
            <text:p>0.013133678</text:p>
          </table:table-cell>
          <table:table-cell office:value-type="float" office:value="0.142580019" calcext:value-type="float">
            <text:p>0.142580019</text:p>
          </table:table-cell>
          <table:table-cell office:value-type="float" office:value="0.462555066" calcext:value-type="float">
            <text:p>0.462555066</text:p>
          </table:table-cell>
          <table:table-cell office:value-type="float" office:value="735" calcext:value-type="float">
            <text:p>735</text:p>
          </table:table-cell>
          <table:table-cell office:value-type="float" office:value="5155" calcext:value-type="float">
            <text:p>5155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?a</text:p>
          </table:table-cell>
          <table:table-cell office:value-type="float" office:value="63.0701843289771" calcext:value-type="float">
            <text:p>63.070184329</text:p>
          </table:table-cell>
          <table:table-cell table:formula="of:=IF([.J1198] &lt;&gt; 0; 1; 0)" office:value-type="float" office:value="1" calcext:value-type="float">
            <text:p>1</text:p>
          </table:table-cell>
          <table:table-cell table:formula="of:=IF(AND([.K1198]=1; [.J1198]&gt;=[.E11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a <text:s/>&lt;produced&gt; <text:s/>?b <text:s text:c="2"/>=&gt; ?a <text:s/>&lt;direct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47978968" calcext:value-type="float">
            <text:p>0.047978968</text:p>
          </table:table-cell>
          <table:table-cell office:value-type="float" office:value="0.416169992" calcext:value-type="float">
            <text:p>0.416169992</text:p>
          </table:table-cell>
          <table:table-cell office:value-type="float" office:value="0.467267966" calcext:value-type="float">
            <text:p>0.467267966</text:p>
          </table:table-cell>
          <table:table-cell office:value-type="float" office:value="1606" calcext:value-type="float">
            <text:p>1606</text:p>
          </table:table-cell>
          <table:table-cell office:value-type="float" office:value="3859" calcext:value-type="float">
            <text:p>3859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99] &lt;&gt; 0; 1; 0)" office:value-type="float" office:value="0" calcext:value-type="float">
            <text:p>0</text:p>
          </table:table-cell>
          <table:table-cell table:formula="of:=IF(AND([.K1199]=1; [.J1199]&gt;=[.E11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13404947" calcext:value-type="float">
            <text:p>0.013404947</text:p>
          </table:table-cell>
          <table:table-cell office:value-type="float" office:value="0.099099099" calcext:value-type="float">
            <text:p>0.099099099</text:p>
          </table:table-cell>
          <table:table-cell office:value-type="float" office:value="0.469194313" calcext:value-type="float">
            <text:p>0.469194313</text:p>
          </table:table-cell>
          <table:table-cell office:value-type="float" office:value="297" calcext:value-type="float">
            <text:p>297</text:p>
          </table:table-cell>
          <table:table-cell office:value-type="float" office:value="2997" calcext:value-type="float">
            <text:p>299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?a</text:p>
          </table:table-cell>
          <table:table-cell office:value-type="float" office:value="166.196405105674" calcext:value-type="float">
            <text:p>166.1964051057</text:p>
          </table:table-cell>
          <table:table-cell table:formula="of:=IF([.J1200] &lt;&gt; 0; 1; 0)" office:value-type="float" office:value="1" calcext:value-type="float">
            <text:p>1</text:p>
          </table:table-cell>
          <table:table-cell table:formula="of:=IF(AND([.K1200]=1; [.J1200]&gt;=[.E12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livesIn&gt; <text:s/>?e <text:s text:c="2"/>=&gt; ?a <text:s/>&lt;hasOfficialLanguage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115815691" calcext:value-type="float">
            <text:p>0.115815691</text:p>
          </table:table-cell>
          <table:table-cell office:value-type="float" office:value="0.400862069" calcext:value-type="float">
            <text:p>0.400862069</text:p>
          </table:table-cell>
          <table:table-cell office:value-type="float" office:value="0.46969697" calcext:value-type="float">
            <text:p>0.46969697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office:value-type="float" office:value="21.1036197074004" calcext:value-type="float">
            <text:p>21.1036197074</text:p>
          </table:table-cell>
          <table:table-cell table:formula="of:=IF([.J1201] &lt;&gt; 0; 1; 0)" office:value-type="float" office:value="1" calcext:value-type="float">
            <text:p>1</text:p>
          </table:table-cell>
          <table:table-cell table:formula="of:=IF(AND([.K1201]=1; [.J1201]&gt;=[.E12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79405" calcext:value-type="float">
            <text:p>0.000679405</text:p>
          </table:table-cell>
          <table:table-cell office:value-type="float" office:value="0.018939505" calcext:value-type="float">
            <text:p>0.018939505</text:p>
          </table:table-cell>
          <table:table-cell office:value-type="float" office:value="0.168630532" calcext:value-type="float">
            <text:p>0.168630532</text:p>
          </table:table-cell>
          <table:table-cell office:value-type="float" office:value="0.471104609" calcext:value-type="float">
            <text:p>0.471104609</text:p>
          </table:table-cell>
          <table:table-cell office:value-type="float" office:value="644" calcext:value-type="float">
            <text:p>644</text:p>
          </table:table-cell>
          <table:table-cell office:value-type="float" office:value="3819" calcext:value-type="float">
            <text:p>3819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?a</text:p>
          </table:table-cell>
          <table:table-cell office:value-type="float" office:value="187.792870242783" calcext:value-type="float">
            <text:p>187.7928702428</text:p>
          </table:table-cell>
          <table:table-cell table:formula="of:=IF([.J1202] &lt;&gt; 0; 1; 0)" office:value-type="float" office:value="1" calcext:value-type="float">
            <text:p>1</text:p>
          </table:table-cell>
          <table:table-cell table:formula="of:=IF(AND([.K1202]=1; [.J1202]&gt;=[.E12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116364" calcext:value-type="float">
            <text:p>0.00116364</text:p>
          </table:table-cell>
          <table:table-cell office:value-type="float" office:value="0.054668914" calcext:value-type="float">
            <text:p>0.054668914</text:p>
          </table:table-cell>
          <table:table-cell table:number-columns-repeated="2" office:value-type="float" office:value="0.471367521" calcext:value-type="float">
            <text:p>0.471367521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03] &lt;&gt; 0; 1; 0)" office:value-type="float" office:value="0" calcext:value-type="float">
            <text:p>0</text:p>
          </table:table-cell>
          <table:table-cell table:formula="of:=IF(AND([.K1203]=1; [.J1203]&gt;=[.E12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livesIn&gt; <text:s/>?b</text:p>
          </table:table-cell>
          <table:table-cell office:value-type="float" office:value="0.00043887" calcext:value-type="float">
            <text:p>0.00043887</text:p>
          </table:table-cell>
          <table:table-cell office:value-type="float" office:value="0.028506818" calcext:value-type="float">
            <text:p>0.028506818</text:p>
          </table:table-cell>
          <table:table-cell table:number-columns-repeated="2" office:value-type="float" office:value="0.471655329" calcext:value-type="float">
            <text:p>0.471655329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string" calcext:value-type="string">
            <text:p>?a</text:p>
          </table:table-cell>
          <table:table-cell office:value-type="float" office:value="193.621898880457" calcext:value-type="float">
            <text:p>193.6218988805</text:p>
          </table:table-cell>
          <table:table-cell table:formula="of:=IF([.J1204] &lt;&gt; 0; 1; 0)" office:value-type="float" office:value="1" calcext:value-type="float">
            <text:p>1</text:p>
          </table:table-cell>
          <table:table-cell table:formula="of:=IF(AND([.K1204]=1; [.J1204]&gt;=[.E12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017145546" calcext:value-type="float">
            <text:p>0.017145546</text:p>
          </table:table-cell>
          <table:table-cell office:value-type="float" office:value="0.139507059" calcext:value-type="float">
            <text:p>0.139507059</text:p>
          </table:table-cell>
          <table:table-cell office:value-type="float" office:value="0.472447326" calcext:value-type="float">
            <text:p>0.472447326</text:p>
          </table:table-cell>
          <table:table-cell office:value-type="float" office:value="583" calcext:value-type="float">
            <text:p>583</text:p>
          </table:table-cell>
          <table:table-cell office:value-type="float" office:value="4179" calcext:value-type="float">
            <text:p>4179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?a</text:p>
          </table:table-cell>
          <table:table-cell office:value-type="float" office:value="186.814338299361" calcext:value-type="float">
            <text:p>186.8143382994</text:p>
          </table:table-cell>
          <table:table-cell table:formula="of:=IF([.J1205] &lt;&gt; 0; 1; 0)" office:value-type="float" office:value="1" calcext:value-type="float">
            <text:p>1</text:p>
          </table:table-cell>
          <table:table-cell table:formula="of:=IF(AND([.K1205]=1; [.J1205]&gt;=[.E12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ocatedIn&gt; <text:s/>?f <text:s text:c="2"/>=&gt; ?a <text:s/>&lt;isCitizenOf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63829787" calcext:value-type="float">
            <text:p>0.063829787</text:p>
          </table:table-cell>
          <table:table-cell office:value-type="float" office:value="0.070003764" calcext:value-type="float">
            <text:p>0.070003764</text:p>
          </table:table-cell>
          <table:table-cell office:value-type="float" office:value="0.473523422" calcext:value-type="float">
            <text:p>0.473523422</text:p>
          </table:table-cell>
          <table:table-cell office:value-type="float" office:value="930" calcext:value-type="float">
            <text:p>930</text:p>
          </table:table-cell>
          <table:table-cell office:value-type="float" office:value="13285" calcext:value-type="float">
            <text:p>13285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?a</text:p>
          </table:table-cell>
          <table:table-cell office:value-type="float" office:value="2487.20368451219" calcext:value-type="float">
            <text:p>2487.2036845122</text:p>
          </table:table-cell>
          <table:table-cell table:formula="of:=IF([.J1206] &lt;&gt; 0; 1; 0)" office:value-type="float" office:value="1" calcext:value-type="float">
            <text:p>1</text:p>
          </table:table-cell>
          <table:table-cell table:formula="of:=IF(AND([.K1206]=1; [.J1206]&gt;=[.E12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livesIn&gt; <text:s/>?a <text:s text:c="2"/>=&gt; ?a <text:s/>&lt;hasOfficialLanguage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29514321" calcext:value-type="float">
            <text:p>0.129514321</text:p>
          </table:table-cell>
          <table:table-cell office:value-type="float" office:value="0.104733132" calcext:value-type="float">
            <text:p>0.104733132</text:p>
          </table:table-cell>
          <table:table-cell office:value-type="float" office:value="0.479262673" calcext:value-type="float">
            <text:p>0.479262673</text:p>
          </table:table-cell>
          <table:table-cell office:value-type="float" office:value="104" calcext:value-type="float">
            <text:p>104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office:value-type="float" office:value="465.862280151284" calcext:value-type="float">
            <text:p>465.8622801513</text:p>
          </table:table-cell>
          <table:table-cell table:formula="of:=IF([.J1207] &lt;&gt; 0; 1; 0)" office:value-type="float" office:value="1" calcext:value-type="float">
            <text:p>1</text:p>
          </table:table-cell>
          <table:table-cell table:formula="of:=IF(AND([.K1207]=1; [.J1207]&gt;=[.E12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imports&gt; <text:s/>?b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461538462" calcext:value-type="float">
            <text:p>0.461538462</text:p>
          </table:table-cell>
          <table:table-cell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08] &lt;&gt; 0; 1; 0)" office:value-type="float" office:value="0" calcext:value-type="float">
            <text:p>0</text:p>
          </table:table-cell>
          <table:table-cell table:formula="of:=IF(AND([.K1208]=1; [.J1208]&gt;=[.E12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0298558" calcext:value-type="float">
            <text:p>0.000298558</text:p>
          </table:table-cell>
          <table:table-cell office:value-type="float" office:value="0.014026566" calcext:value-type="float">
            <text:p>0.014026566</text:p>
          </table:table-cell>
          <table:table-cell office:value-type="float" office:value="0.272377286" calcext:value-type="float">
            <text:p>0.272377286</text:p>
          </table:table-cell>
          <table:table-cell office:value-type="float" office:value="0.480475382" calcext:value-type="float">
            <text:p>0.480475382</text:p>
          </table:table-cell>
          <table:table-cell office:value-type="float" office:value="283" calcext:value-type="float">
            <text:p>283</text:p>
          </table:table-cell>
          <table:table-cell office:value-type="float" office:value="1039" calcext:value-type="float">
            <text:p>103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09] &lt;&gt; 0; 1; 0)" office:value-type="float" office:value="0" calcext:value-type="float">
            <text:p>0</text:p>
          </table:table-cell>
          <table:table-cell table:formula="of:=IF(AND([.K1209]=1; [.J1209]&gt;=[.E12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41523679" calcext:value-type="float">
            <text:p>0.041523679</text:p>
          </table:table-cell>
          <table:table-cell office:value-type="float" office:value="0.045149254" calcext:value-type="float">
            <text:p>0.045149254</text:p>
          </table:table-cell>
          <table:table-cell office:value-type="float" office:value="0.481304694" calcext:value-type="float">
            <text:p>0.481304694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?a</text:p>
          </table:table-cell>
          <table:table-cell office:value-type="float" office:value="2.48053167381848" calcext:value-type="float">
            <text:p>2.4805316738</text:p>
          </table:table-cell>
          <table:table-cell table:formula="of:=IF([.J1210] &lt;&gt; 0; 1; 0)" office:value-type="float" office:value="1" calcext:value-type="float">
            <text:p>1</text:p>
          </table:table-cell>
          <table:table-cell table:formula="of:=IF(AND([.K1210]=1; [.J1210]&gt;=[.E12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039096603" calcext:value-type="float">
            <text:p>0.039096603</text:p>
          </table:table-cell>
          <table:table-cell office:value-type="float" office:value="0.481308411" calcext:value-type="float">
            <text:p>0.48130841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?a</text:p>
          </table:table-cell>
          <table:table-cell office:value-type="float" office:value="1.21460730348404" calcext:value-type="float">
            <text:p>1.2146073035</text:p>
          </table:table-cell>
          <table:table-cell table:formula="of:=IF([.J1211] &lt;&gt; 0; 1; 0)" office:value-type="float" office:value="1" calcext:value-type="float">
            <text:p>1</text:p>
          </table:table-cell>
          <table:table-cell table:formula="of:=IF(AND([.K1211]=1; [.J1211]&gt;=[.E12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LocatedIn&gt; <text:s/>?b <text:s text:c="2"/>=&gt; ?a <text:s/>&lt;livesIn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339" calcext:value-type="float">
            <text:p>0.0221339</text:p>
          </table:table-cell>
          <table:table-cell office:value-type="float" office:value="0.042449731" calcext:value-type="float">
            <text:p>0.042449731</text:p>
          </table:table-cell>
          <table:table-cell office:value-type="float" office:value="0.484984985" calcext:value-type="float">
            <text:p>0.484984985</text:p>
          </table:table-cell>
          <table:table-cell office:value-type="float" office:value="323" calcext:value-type="float">
            <text:p>323</text:p>
          </table:table-cell>
          <table:table-cell office:value-type="float" office:value="7609" calcext:value-type="float">
            <text:p>760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12] &lt;&gt; 0; 1; 0)" office:value-type="float" office:value="0" calcext:value-type="float">
            <text:p>0</text:p>
          </table:table-cell>
          <table:table-cell table:formula="of:=IF(AND([.K1212]=1; [.J1212]&gt;=[.E12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isPoliticianOf&gt; <text:s/>?j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488274707" calcext:value-type="float">
            <text:p>0.488274707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string" calcext:value-type="string">
            <text:p>?a</text:p>
          </table:table-cell>
          <table:table-cell office:value-type="float" office:value="27.5296111906034" calcext:value-type="float">
            <text:p>27.5296111906</text:p>
          </table:table-cell>
          <table:table-cell table:formula="of:=IF([.J1213] &lt;&gt; 0; 1; 0)" office:value-type="float" office:value="1" calcext:value-type="float">
            <text:p>1</text:p>
          </table:table-cell>
          <table:table-cell table:formula="of:=IF(AND([.K1213]=1; [.J1213]&gt;=[.E12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69785884" calcext:value-type="float">
            <text:p>0.069785884</text:p>
          </table:table-cell>
          <table:table-cell office:value-type="float" office:value="0.263374486" calcext:value-type="float">
            <text:p>0.263374486</text:p>
          </table:table-cell>
          <table:table-cell office:value-type="float" office:value="0.490763332" calcext:value-type="float">
            <text:p>0.490763332</text:p>
          </table:table-cell>
          <table:table-cell office:value-type="float" office:value="1408" calcext:value-type="float">
            <text:p>1408</text:p>
          </table:table-cell>
          <table:table-cell office:value-type="float" office:value="5346" calcext:value-type="float">
            <text:p>5346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14] &lt;&gt; 0; 1; 0)" office:value-type="float" office:value="0" calcext:value-type="float">
            <text:p>0</text:p>
          </table:table-cell>
          <table:table-cell table:formula="of:=IF(AND([.K1214]=1; [.J1214]&gt;=[.E12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KnownFor&gt; <text:s/>?e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492063492" calcext:value-type="float">
            <text:p>0.49206349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a</text:p>
          </table:table-cell>
          <table:table-cell office:value-type="float" office:value="10.8668825590984" calcext:value-type="float">
            <text:p>10.8668825591</text:p>
          </table:table-cell>
          <table:table-cell table:formula="of:=IF([.J1215] &lt;&gt; 0; 1; 0)" office:value-type="float" office:value="1" calcext:value-type="float">
            <text:p>1</text:p>
          </table:table-cell>
          <table:table-cell table:formula="of:=IF(AND([.K1215]=1; [.J1215]&gt;=[.E12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720549" calcext:value-type="float">
            <text:p>0.000720549</text:p>
          </table:table-cell>
          <table:table-cell office:value-type="float" office:value="0.046803262" calcext:value-type="float">
            <text:p>0.046803262</text:p>
          </table:table-cell>
          <table:table-cell table:number-columns-repeated="2" office:value-type="float" office:value="0.493140794" calcext:value-type="float">
            <text:p>0.493140794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string" calcext:value-type="string">
            <text:p>?a</text:p>
          </table:table-cell>
          <table:table-cell office:value-type="float" office:value="46.7824765383556" calcext:value-type="float">
            <text:p>46.7824765384</text:p>
          </table:table-cell>
          <table:table-cell table:formula="of:=IF([.J1216] &lt;&gt; 0; 1; 0)" office:value-type="float" office:value="1" calcext:value-type="float">
            <text:p>1</text:p>
          </table:table-cell>
          <table:table-cell table:formula="of:=IF(AND([.K1216]=1; [.J1216]&gt;=[.E12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nfluences&gt; <text:s/>?b <text:s/>?a <text:s/>&lt;influences&gt; <text:s/>?f <text:s/>?f <text:s/>&lt;isKnownFor&gt; <text:s/>?j <text:s text:c="2"/>=&gt; ?a <text:s/>&lt;influences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125448" calcext:value-type="float">
            <text:p>0.01125448</text:p>
          </table:table-cell>
          <table:table-cell table:number-columns-repeated="2" office:value-type="float" office:value="0.498412698" calcext:value-type="float">
            <text:p>0.49841269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?b</text:p>
          </table:table-cell>
          <table:table-cell office:value-type="float" office:value="16.6684474431129" calcext:value-type="float">
            <text:p>16.6684474431</text:p>
          </table:table-cell>
          <table:table-cell table:formula="of:=IF([.J1217] &lt;&gt; 0; 1; 0)" office:value-type="float" office:value="1" calcext:value-type="float">
            <text:p>1</text:p>
          </table:table-cell>
          <table:table-cell table:formula="of:=IF(AND([.K1217]=1; [.J1217]&gt;=[.E12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livesIn&gt; <text:s/>?b <text:s text:c="2"/>=&gt; ?a <text:s/>&lt;diedIn&gt; <text:s/>?b</text:p>
          </table:table-cell>
          <table:table-cell office:value-type="float" office:value="0.002260816" calcext:value-type="float">
            <text:p>0.002260816</text:p>
          </table:table-cell>
          <table:table-cell office:value-type="float" office:value="0.096723235" calcext:value-type="float">
            <text:p>0.096723235</text:p>
          </table:table-cell>
          <table:table-cell table:number-columns-repeated="2" office:value-type="float" office:value="0.499301025" calcext:value-type="float">
            <text:p>0.499301025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4292" calcext:value-type="float">
            <text:p>4292</text:p>
          </table:table-cell>
          <table:table-cell office:value-type="string" calcext:value-type="string">
            <text:p>?a</text:p>
          </table:table-cell>
          <table:table-cell office:value-type="float" office:value="11.7464874310862" calcext:value-type="float">
            <text:p>11.7464874311</text:p>
          </table:table-cell>
          <table:table-cell table:formula="of:=IF([.J1218] &lt;&gt; 0; 1; 0)" office:value-type="float" office:value="1" calcext:value-type="float">
            <text:p>1</text:p>
          </table:table-cell>
          <table:table-cell table:formula="of:=IF(AND([.K1218]=1; [.J1218]&gt;=[.E12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KnownFor&gt; <text:s/>?a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008602151" calcext:value-type="float">
            <text:p>0.00860215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138.624159658512" calcext:value-type="float">
            <text:p>138.6241596585</text:p>
          </table:table-cell>
          <table:table-cell table:formula="of:=IF([.J1219] &lt;&gt; 0; 1; 0)" office:value-type="float" office:value="1" calcext:value-type="float">
            <text:p>1</text:p>
          </table:table-cell>
          <table:table-cell table:formula="of:=IF(AND([.K1219]=1; [.J1219]&gt;=[.E12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KnownFor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20] &lt;&gt; 0; 1; 0)" office:value-type="float" office:value="0" calcext:value-type="float">
            <text:p>0</text:p>
          </table:table-cell>
          <table:table-cell table:formula="of:=IF(AND([.K1220]=1; [.J1220]&gt;=[.E12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183.888214325295" calcext:value-type="float">
            <text:p>183.8882143253</text:p>
          </table:table-cell>
          <table:table-cell table:formula="of:=IF([.J1221] &lt;&gt; 0; 1; 0)" office:value-type="float" office:value="1" calcext:value-type="float">
            <text:p>1</text:p>
          </table:table-cell>
          <table:table-cell table:formula="of:=IF(AND([.K1221]=1; [.J1221]&gt;=[.E12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f <text:s/>?i <text:s/>&lt;livesIn&gt; <text:s/>?b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?a</text:p>
          </table:table-cell>
          <table:table-cell office:value-type="float" office:value="82.4265792680352" calcext:value-type="float">
            <text:p>82.426579268</text:p>
          </table:table-cell>
          <table:table-cell table:formula="of:=IF([.J1222] &lt;&gt; 0; 1; 0)" office:value-type="float" office:value="1" calcext:value-type="float">
            <text:p>1</text:p>
          </table:table-cell>
          <table:table-cell table:formula="of:=IF(AND([.K1222]=1; [.J1222]&gt;=[.E12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f <text:s/>?i <text:s/>&lt;wasBornIn&gt; <text:s/>?b <text:s text:c="2"/>=&gt; ?a <text:s/>&lt;diedIn&gt; <text:s/>?b</text:p>
          </table:table-cell>
          <table:table-cell office:value-type="float" office:value="0.000800728" calcext:value-type="float">
            <text:p>0.000800728</text:p>
          </table:table-cell>
          <table:table-cell office:value-type="float" office:value="0.034257086" calcext:value-type="float">
            <text:p>0.034257086</text:p>
          </table:table-cell>
          <table:table-cell table:number-columns-repeated="2" office:value-type="float" office:value="0.502982107" calcext:value-type="float">
            <text:p>0.50298210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office:value-type="float" office:value="228.265738715413" calcext:value-type="float">
            <text:p>228.2657387154</text:p>
          </table:table-cell>
          <table:table-cell table:formula="of:=IF([.J1223] &lt;&gt; 0; 1; 0)" office:value-type="float" office:value="1" calcext:value-type="float">
            <text:p>1</text:p>
          </table:table-cell>
          <table:table-cell table:formula="of:=IF(AND([.K1223]=1; [.J1223]&gt;=[.E12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KnownFor&gt; <text:s/>?b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5526632" calcext:value-type="float">
            <text:p>0.05526632</text:p>
          </table:table-cell>
          <table:table-cell office:value-type="float" office:value="0.509225092" calcext:value-type="float">
            <text:p>0.509225092</text:p>
          </table:table-cell>
          <table:table-cell office:value-type="float" office:value="276" calcext:value-type="float">
            <text:p>276</text:p>
          </table:table-cell>
          <table:table-cell office:value-type="float" office:value="4994" calcext:value-type="float">
            <text:p>499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24] &lt;&gt; 0; 1; 0)" office:value-type="float" office:value="0" calcext:value-type="float">
            <text:p>0</text:p>
          </table:table-cell>
          <table:table-cell table:formula="of:=IF(AND([.K1224]=1; [.J1224]&gt;=[.E12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isCitizenOf&gt; <text:s/>?b</text:p>
          </table:table-cell>
          <table:table-cell office:value-type="float" office:value="0.001431604" calcext:value-type="float">
            <text:p>0.001431604</text:p>
          </table:table-cell>
          <table:table-cell office:value-type="float" office:value="0.093136582" calcext:value-type="float">
            <text:p>0.093136582</text:p>
          </table:table-cell>
          <table:table-cell office:value-type="float" office:value="0.064045686" calcext:value-type="float">
            <text:p>0.064045686</text:p>
          </table:table-cell>
          <table:table-cell office:value-type="float" office:value="0.509384384" calcext:value-type="float">
            <text:p>0.509384384</text:p>
          </table:table-cell>
          <table:table-cell office:value-type="float" office:value="1357" calcext:value-type="float">
            <text:p>1357</text:p>
          </table:table-cell>
          <table:table-cell office:value-type="float" office:value="21188" calcext:value-type="float">
            <text:p>21188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?a</text:p>
          </table:table-cell>
          <table:table-cell office:value-type="float" office:value="2529.31974405102" calcext:value-type="float">
            <text:p>2529.319744051</text:p>
          </table:table-cell>
          <table:table-cell table:formula="of:=IF([.J1225] &lt;&gt; 0; 1; 0)" office:value-type="float" office:value="1" calcext:value-type="float">
            <text:p>1</text:p>
          </table:table-cell>
          <table:table-cell table:formula="of:=IF(AND([.K1225]=1; [.J1225]&gt;=[.E12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KnownFor&gt; <text:s/>?e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509803922" calcext:value-type="float">
            <text:p>0.5098039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?b</text:p>
          </table:table-cell>
          <table:table-cell office:value-type="float" office:value="66.0940654754952" calcext:value-type="float">
            <text:p>66.0940654755</text:p>
          </table:table-cell>
          <table:table-cell table:formula="of:=IF([.J1226] &lt;&gt; 0; 1; 0)" office:value-type="float" office:value="1" calcext:value-type="float">
            <text:p>1</text:p>
          </table:table-cell>
          <table:table-cell table:formula="of:=IF(AND([.K1226]=1; [.J1226]&gt;=[.E12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h <text:s/>?a <text:s/>&lt;isCitizenOf&gt; <text:s/>?b <text:s/>?h <text:s/>&lt;isLocatedIn&gt; <text:s/>?b <text:s text:c="2"/>=&gt; ?a <text:s/>&lt;livesIn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1916" calcext:value-type="float">
            <text:p>0.02281916</text:p>
          </table:table-cell>
          <table:table-cell office:value-type="float" office:value="0.046051722" calcext:value-type="float">
            <text:p>0.046051722</text:p>
          </table:table-cell>
          <table:table-cell office:value-type="float" office:value="0.511520737" calcext:value-type="float">
            <text:p>0.511520737</text:p>
          </table:table-cell>
          <table:table-cell office:value-type="float" office:value="333" calcext:value-type="float">
            <text:p>333</text:p>
          </table:table-cell>
          <table:table-cell office:value-type="float" office:value="7231" calcext:value-type="float">
            <text:p>723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27] &lt;&gt; 0; 1; 0)" office:value-type="float" office:value="0" calcext:value-type="float">
            <text:p>0</text:p>
          </table:table-cell>
          <table:table-cell table:formula="of:=IF(AND([.K1227]=1; [.J1227]&gt;=[.E12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/>?g <text:s/>&lt;livesIn&gt; <text:s/>?b <text:s/>?g <text:s/>&lt;wasBornIn&gt; <text:s/>?b <text:s text:c="2"/>=&gt; ?a <text:s/>&lt;isLeaderOf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011757329" calcext:value-type="float">
            <text:p>0.011757329</text:p>
          </table:table-cell>
          <table:table-cell office:value-type="float" office:value="0.023584906" calcext:value-type="float">
            <text:p>0.023584906</text:p>
          </table:table-cell>
          <table:table-cell office:value-type="float" office:value="0.51369863" calcext:value-type="float">
            <text:p>0.51369863</text:p>
          </table:table-cell>
          <table:table-cell office:value-type="float" office:value="75" calcext:value-type="float">
            <text:p>75</text:p>
          </table:table-cell>
          <table:table-cell office:value-type="float" office:value="3180" calcext:value-type="float">
            <text:p>31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28] &lt;&gt; 0; 1; 0)" office:value-type="float" office:value="0" calcext:value-type="float">
            <text:p>0</text:p>
          </table:table-cell>
          <table:table-cell table:formula="of:=IF(AND([.K1228]=1; [.J1228]&gt;=[.E12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KnownFor&gt; <text:s/>?e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table:number-columns-repeated="2" office:value-type="float" office:value="0.517241379" calcext:value-type="float">
            <text:p>0.5172413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12.4377052256309" calcext:value-type="float">
            <text:p>12.4377052256</text:p>
          </table:table-cell>
          <table:table-cell table:formula="of:=IF([.J1229] &lt;&gt; 0; 1; 0)" office:value-type="float" office:value="1" calcext:value-type="float">
            <text:p>1</text:p>
          </table:table-cell>
          <table:table-cell table:formula="of:=IF(AND([.K1229]=1; [.J1229]&gt;=[.E12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4027" calcext:value-type="float">
            <text:p>0.000154027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4" calcext:value-type="float">
            <text:p>0.105643994</text:p>
          </table:table-cell>
          <table:table-cell office:value-type="float" office:value="0.519572954" calcext:value-type="float">
            <text:p>0.519572954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?a</text:p>
          </table:table-cell>
          <table:table-cell office:value-type="float" office:value="51.5068419319537" calcext:value-type="float">
            <text:p>51.506841932</text:p>
          </table:table-cell>
          <table:table-cell table:formula="of:=IF([.J1230] &lt;&gt; 0; 1; 0)" office:value-type="float" office:value="1" calcext:value-type="float">
            <text:p>1</text:p>
          </table:table-cell>
          <table:table-cell table:formula="of:=IF(AND([.K1230]=1; [.J1230]&gt;=[.E12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587622" calcext:value-type="float">
            <text:p>0.000587622</text:p>
          </table:table-cell>
          <table:table-cell office:value-type="float" office:value="0.038229238" calcext:value-type="float">
            <text:p>0.038229238</text:p>
          </table:table-cell>
          <table:table-cell office:value-type="float" office:value="0.128518689" calcext:value-type="float">
            <text:p>0.128518689</text:p>
          </table:table-cell>
          <table:table-cell office:value-type="float" office:value="0.520074697" calcext:value-type="float">
            <text:p>0.520074697</text:p>
          </table:table-cell>
          <table:table-cell office:value-type="float" office:value="557" calcext:value-type="float">
            <text:p>557</text:p>
          </table:table-cell>
          <table:table-cell office:value-type="float" office:value="4334" calcext:value-type="float">
            <text:p>433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?a</text:p>
          </table:table-cell>
          <table:table-cell office:value-type="float" office:value="1854.19028181651" calcext:value-type="float">
            <text:p>1854.1902818165</text:p>
          </table:table-cell>
          <table:table-cell table:formula="of:=IF([.J1231] &lt;&gt; 0; 1; 0)" office:value-type="float" office:value="1" calcext:value-type="float">
            <text:p>1</text:p>
          </table:table-cell>
          <table:table-cell table:formula="of:=IF(AND([.K1231]=1; [.J1231]&gt;=[.E12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32] &lt;&gt; 0; 1; 0)" office:value-type="float" office:value="0" calcext:value-type="float">
            <text:p>0</text:p>
          </table:table-cell>
          <table:table-cell table:formula="of:=IF(AND([.K1232]=1; [.J1232]&gt;=[.E12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CitizenOf&gt; <text:s/>?f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  <table:table-cell office:value-type="float" office:value="0.523581135091926" calcext:value-type="float">
            <text:p>0.5235811351</text:p>
          </table:table-cell>
          <table:table-cell table:formula="of:=IF([.J1233] &lt;&gt; 0; 1; 0)" office:value-type="float" office:value="1" calcext:value-type="float">
            <text:p>1</text:p>
          </table:table-cell>
          <table:table-cell table:formula="of:=IF(AND([.K1233]=1; [.J1233]&gt;=[.E12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directed&gt; <text:s/>?b <text:s text:c="2"/>=&gt; ?a <text:s/>&lt;directed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12577301" calcext:value-type="float">
            <text:p>0.012577301</text:p>
          </table:table-cell>
          <table:table-cell table:number-columns-repeated="2" office:value-type="float" office:value="0.523631841" calcext:value-type="float">
            <text:p>0.523631841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34] &lt;&gt; 0; 1; 0)" office:value-type="float" office:value="0" calcext:value-type="float">
            <text:p>0</text:p>
          </table:table-cell>
          <table:table-cell table:formula="of:=IF(AND([.K1234]=1; [.J1234]&gt;=[.E12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wasBornIn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591716" calcext:value-type="float">
            <text:p>0.00591716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859" calcext:value-type="float">
            <text:p>18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168.540304128617" calcext:value-type="float">
            <text:p>168.5403041286</text:p>
          </table:table-cell>
          <table:table-cell table:formula="of:=IF([.J1235] &lt;&gt; 0; 1; 0)" office:value-type="float" office:value="1" calcext:value-type="float">
            <text:p>1</text:p>
          </table:table-cell>
          <table:table-cell table:formula="of:=IF(AND([.K1235]=1; [.J1235]&gt;=[.E12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isKnownFor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8468052" calcext:value-type="float">
            <text:p>0.008468052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299" calcext:value-type="float">
            <text:p>12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221.243459230924" calcext:value-type="float">
            <text:p>221.2434592309</text:p>
          </table:table-cell>
          <table:table-cell table:formula="of:=IF([.J1236] &lt;&gt; 0; 1; 0)" office:value-type="float" office:value="1" calcext:value-type="float">
            <text:p>1</text:p>
          </table:table-cell>
          <table:table-cell table:formula="of:=IF(AND([.K1236]=1; [.J1236]&gt;=[.E12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1918589" calcext:value-type="float">
            <text:p>0.011918589</text:p>
          </table:table-cell>
          <table:table-cell table:number-columns-repeated="2" office:value-type="float" office:value="0.531050955" calcext:value-type="float">
            <text:p>0.531050955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string" calcext:value-type="string">
            <text:p>?a</text:p>
          </table:table-cell>
          <table:table-cell office:value-type="float" office:value="150.288782051282" calcext:value-type="float">
            <text:p>150.2887820513</text:p>
          </table:table-cell>
          <table:table-cell table:formula="of:=IF([.J1237] &lt;&gt; 0; 1; 0)" office:value-type="float" office:value="1" calcext:value-type="float">
            <text:p>1</text:p>
          </table:table-cell>
          <table:table-cell table:formula="of:=IF(AND([.K1237]=1; [.J1237]&gt;=[.E12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livesIn&gt; <text:s/>?f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532258065" calcext:value-type="float">
            <text:p>0.5322580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office:value-type="float" office:value="13.2267621941935" calcext:value-type="float">
            <text:p>13.2267621942</text:p>
          </table:table-cell>
          <table:table-cell table:formula="of:=IF([.J1238] &lt;&gt; 0; 1; 0)" office:value-type="float" office:value="1" calcext:value-type="float">
            <text:p>1</text:p>
          </table:table-cell>
          <table:table-cell table:formula="of:=IF(AND([.K1238]=1; [.J1238]&gt;=[.E12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310163" calcext:value-type="float">
            <text:p>0.000310163</text:p>
          </table:table-cell>
          <table:table-cell office:value-type="float" office:value="0.020146646" calcext:value-type="float">
            <text:p>0.020146646</text:p>
          </table:table-cell>
          <table:table-cell table:number-columns-repeated="2" office:value-type="float" office:value="0.534545455" calcext:value-type="float">
            <text:p>0.53454545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?a</text:p>
          </table:table-cell>
          <table:table-cell office:value-type="float" office:value="33.765878072452" calcext:value-type="float">
            <text:p>33.7658780725</text:p>
          </table:table-cell>
          <table:table-cell table:formula="of:=IF([.J1239] &lt;&gt; 0; 1; 0)" office:value-type="float" office:value="1" calcext:value-type="float">
            <text:p>1</text:p>
          </table:table-cell>
          <table:table-cell table:formula="of:=IF(AND([.K1239]=1; [.J1239]&gt;=[.E12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40] &lt;&gt; 0; 1; 0)" office:value-type="float" office:value="0" calcext:value-type="float">
            <text:p>0</text:p>
          </table:table-cell>
          <table:table-cell table:formula="of:=IF(AND([.K1240]=1; [.J1240]&gt;=[.E12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41] &lt;&gt; 0; 1; 0)" office:value-type="float" office:value="0" calcext:value-type="float">
            <text:p>0</text:p>
          </table:table-cell>
          <table:table-cell table:formula="of:=IF(AND([.K1241]=1; [.J1241]&gt;=[.E12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isPoliticianOf&gt; <text:s/>?b <text:s/>?i <text:s/>&lt;livesIn&gt; <text:s/>?f <text:s text:c="2"/>=&gt; ?a <text:s/>&lt;isLocatedIn&gt; <text:s/>?b</text:p>
          </table:table-cell>
          <table:table-cell office:value-type="float" office:value="0.004088036" calcext:value-type="float">
            <text:p>0.004088036</text:p>
          </table:table-cell>
          <table:table-cell office:value-type="float" office:value="0.018185231" calcext:value-type="float">
            <text:p>0.018185231</text:p>
          </table:table-cell>
          <table:table-cell table:number-columns-repeated="2" office:value-type="float" office:value="0.542033851" calcext:value-type="float">
            <text:p>0.542033851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string" calcext:value-type="string">
            <text:p>?a</text:p>
          </table:table-cell>
          <table:table-cell office:value-type="float" office:value="304.88196839212" calcext:value-type="float">
            <text:p>304.8819683921</text:p>
          </table:table-cell>
          <table:table-cell table:formula="of:=IF([.J1242] &lt;&gt; 0; 1; 0)" office:value-type="float" office:value="1" calcext:value-type="float">
            <text:p>1</text:p>
          </table:table-cell>
          <table:table-cell table:formula="of:=IF(AND([.K1242]=1; [.J1242]&gt;=[.E12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14481812" calcext:value-type="float">
            <text:p>0.014481812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2" calcext:value-type="float">
            <text:p>0.542416452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?a</text:p>
          </table:table-cell>
          <table:table-cell office:value-type="float" office:value="6.69522796863663" calcext:value-type="float">
            <text:p>6.6952279686</text:p>
          </table:table-cell>
          <table:table-cell table:formula="of:=IF([.J1243] &lt;&gt; 0; 1; 0)" office:value-type="float" office:value="1" calcext:value-type="float">
            <text:p>1</text:p>
          </table:table-cell>
          <table:table-cell table:formula="of:=IF(AND([.K1243]=1; [.J1243]&gt;=[.E12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isCitizenOf&gt; <text:s/>?j <text:s text:c="2"/>=&gt; ?a <text:s/>&lt;livesIn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62975" calcext:value-type="float">
            <text:p>0.017062975</text:p>
          </table:table-cell>
          <table:table-cell office:value-type="float" office:value="0.048881037" calcext:value-type="float">
            <text:p>0.048881037</text:p>
          </table:table-cell>
          <table:table-cell office:value-type="float" office:value="0.54248366" calcext:value-type="float">
            <text:p>0.54248366</text:p>
          </table:table-cell>
          <table:table-cell office:value-type="float" office:value="249" calcext:value-type="float">
            <text:p>249</text:p>
          </table:table-cell>
          <table:table-cell office:value-type="float" office:value="5094" calcext:value-type="float">
            <text:p>509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office:value-type="float" office:value="1.03223467737438" calcext:value-type="float">
            <text:p>1.0322346774</text:p>
          </table:table-cell>
          <table:table-cell table:formula="of:=IF([.J1244] &lt;&gt; 0; 1; 0)" office:value-type="float" office:value="1" calcext:value-type="float">
            <text:p>1</text:p>
          </table:table-cell>
          <table:table-cell table:formula="of:=IF(AND([.K1244]=1; [.J1244]&gt;=[.E12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isCitizenOf&gt; <text:s/>?b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48911295" calcext:value-type="float">
            <text:p>0.048911295</text:p>
          </table:table-cell>
          <table:table-cell office:value-type="float" office:value="0.542857143" calcext:value-type="float">
            <text:p>0.542857143</text:p>
          </table:table-cell>
          <table:table-cell office:value-type="float" office:value="456" calcext:value-type="float">
            <text:p>456</text:p>
          </table:table-cell>
          <table:table-cell office:value-type="float" office:value="9323" calcext:value-type="float">
            <text:p>93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45] &lt;&gt; 0; 1; 0)" office:value-type="float" office:value="0" calcext:value-type="float">
            <text:p>0</text:p>
          </table:table-cell>
          <table:table-cell table:formula="of:=IF(AND([.K1245]=1; [.J1245]&gt;=[.E12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livesIn&gt; <text:s/>?b <text:s/>?g <text:s/>&lt;wasBornIn&gt; <text:s/>?b <text:s text:c="2"/>=&gt; ?a <text:s/>&lt;livesIn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2814363" calcext:value-type="float">
            <text:p>0.012814363</text:p>
          </table:table-cell>
          <table:table-cell office:value-type="float" office:value="0.018673857" calcext:value-type="float">
            <text:p>0.018673857</text:p>
          </table:table-cell>
          <table:table-cell office:value-type="float" office:value="0.546783626" calcext:value-type="float">
            <text:p>0.546783626</text:p>
          </table:table-cell>
          <table:table-cell office:value-type="float" office:value="187" calcext:value-type="float">
            <text:p>187</text:p>
          </table:table-cell>
          <table:table-cell office:value-type="float" office:value="10014" calcext:value-type="float">
            <text:p>1001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46] &lt;&gt; 0; 1; 0)" office:value-type="float" office:value="0" calcext:value-type="float">
            <text:p>0</text:p>
          </table:table-cell>
          <table:table-cell table:formula="of:=IF(AND([.K1246]=1; [.J1246]&gt;=[.E12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511111111" calcext:value-type="float">
            <text:p>0.511111111</text:p>
          </table:table-cell>
          <table:table-cell office:value-type="float" office:value="0.56097561" calcext:value-type="float">
            <text:p>0.5609756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47] &lt;&gt; 0; 1; 0)" office:value-type="float" office:value="0" calcext:value-type="float">
            <text:p>0</text:p>
          </table:table-cell>
          <table:table-cell table:formula="of:=IF(AND([.K1247]=1; [.J1247]&gt;=[.E12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388759" calcext:value-type="float">
            <text:p>0.00388759</text:p>
          </table:table-cell>
          <table:table-cell office:value-type="float" office:value="0.318909563" calcext:value-type="float">
            <text:p>0.318909563</text:p>
          </table:table-cell>
          <table:table-cell table:number-columns-repeated="2" office:value-type="float" office:value="0.561139028" calcext:value-type="float">
            <text:p>0.561139028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1.02034602318899" calcext:value-type="float">
            <text:p>1.0203460232</text:p>
          </table:table-cell>
          <table:table-cell table:formula="of:=IF([.J1248] &lt;&gt; 0; 1; 0)" office:value-type="float" office:value="1" calcext:value-type="float">
            <text:p>1</text:p>
          </table:table-cell>
          <table:table-cell table:formula="of:=IF(AND([.K1248]=1; [.J1248]&gt;=[.E12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isCitizenOf&gt; <text:s/>?b <text:s text:c="2"/>=&gt; ?a <text:s/>&lt;livesIn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41068" calcext:value-type="float">
            <text:p>0.019941068</text:p>
          </table:table-cell>
          <table:table-cell office:value-type="float" office:value="0.057829889" calcext:value-type="float">
            <text:p>0.057829889</text:p>
          </table:table-cell>
          <table:table-cell office:value-type="float" office:value="0.561776062" calcext:value-type="float">
            <text:p>0.561776062</text:p>
          </table:table-cell>
          <table:table-cell office:value-type="float" office:value="291" calcext:value-type="float">
            <text:p>291</text:p>
          </table:table-cell>
          <table:table-cell office:value-type="float" office:value="5032" calcext:value-type="float">
            <text:p>503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49] &lt;&gt; 0; 1; 0)" office:value-type="float" office:value="0" calcext:value-type="float">
            <text:p>0</text:p>
          </table:table-cell>
          <table:table-cell table:formula="of:=IF(AND([.K1249]=1; [.J1249]&gt;=[.E12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67" calcext:value-type="float">
            <text:p>0.57180156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?a</text:p>
          </table:table-cell>
          <table:table-cell office:value-type="float" office:value="3.96357679906042" calcext:value-type="float">
            <text:p>3.9635767991</text:p>
          </table:table-cell>
          <table:table-cell table:formula="of:=IF([.J1250] &lt;&gt; 0; 1; 0)" office:value-type="float" office:value="1" calcext:value-type="float">
            <text:p>1</text:p>
          </table:table-cell>
          <table:table-cell table:formula="of:=IF(AND([.K1250]=1; [.J1250]&gt;=[.E12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86822237" calcext:value-type="float">
            <text:p>0.086822237</text:p>
          </table:table-cell>
          <table:table-cell office:value-type="float" office:value="0.037450412" calcext:value-type="float">
            <text:p>0.037450412</text:p>
          </table:table-cell>
          <table:table-cell office:value-type="float" office:value="0.574216977" calcext:value-type="float">
            <text:p>0.574216977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?a</text:p>
          </table:table-cell>
          <table:table-cell office:value-type="float" office:value="2.67576127935647" calcext:value-type="float">
            <text:p>2.6757612794</text:p>
          </table:table-cell>
          <table:table-cell table:formula="of:=IF([.J1251] &lt;&gt; 0; 1; 0)" office:value-type="float" office:value="1" calcext:value-type="float">
            <text:p>1</text:p>
          </table:table-cell>
          <table:table-cell table:formula="of:=IF(AND([.K1251]=1; [.J1251]&gt;=[.E12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388126" calcext:value-type="float">
            <text:p>0.00388126</text:p>
          </table:table-cell>
          <table:table-cell office:value-type="float" office:value="0.318390307" calcext:value-type="float">
            <text:p>0.318390307</text:p>
          </table:table-cell>
          <table:table-cell table:number-columns-repeated="2" office:value-type="float" office:value="0.575653262" calcext:value-type="float">
            <text:p>0.575653262</text:p>
          </table:table-cell>
          <table:table-cell office:value-type="float" office:value="3679" calcext:value-type="float">
            <text:p>3679</text:p>
          </table:table-cell>
          <table:table-cell table:number-columns-repeated="2"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0.882463546954771" calcext:value-type="float">
            <text:p>0.882463547</text:p>
          </table:table-cell>
          <table:table-cell table:formula="of:=IF([.J1252] &lt;&gt; 0; 1; 0)" office:value-type="float" office:value="1" calcext:value-type="float">
            <text:p>1</text:p>
          </table:table-cell>
          <table:table-cell table:formula="of:=IF(AND([.K1252]=1; [.J1252]&gt;=[.E12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1258588" calcext:value-type="float">
            <text:p>0.001258588</text:p>
          </table:table-cell>
          <table:table-cell office:value-type="float" office:value="0.059129659" calcext:value-type="float">
            <text:p>0.059129659</text:p>
          </table:table-cell>
          <table:table-cell office:value-type="float" office:value="0.271815903" calcext:value-type="float">
            <text:p>0.271815903</text:p>
          </table:table-cell>
          <table:table-cell office:value-type="float" office:value="0.581100828" calcext:value-type="float">
            <text:p>0.581100828</text:p>
          </table:table-cell>
          <table:table-cell office:value-type="float" office:value="1193" calcext:value-type="float">
            <text:p>1193</text:p>
          </table:table-cell>
          <table:table-cell office:value-type="float" office:value="4389" calcext:value-type="float">
            <text:p>438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53] &lt;&gt; 0; 1; 0)" office:value-type="float" office:value="0" calcext:value-type="float">
            <text:p>0</text:p>
          </table:table-cell>
          <table:table-cell table:formula="of:=IF(AND([.K1253]=1; [.J1253]&gt;=[.E12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30203448" calcext:value-type="float">
            <text:p>0.030203448</text:p>
          </table:table-cell>
          <table:table-cell office:value-type="float" office:value="0.498275012" calcext:value-type="float">
            <text:p>0.498275012</text:p>
          </table:table-cell>
          <table:table-cell office:value-type="float" office:value="0.586767266" calcext:value-type="float">
            <text:p>0.586767266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54] &lt;&gt; 0; 1; 0)" office:value-type="float" office:value="0" calcext:value-type="float">
            <text:p>0</text:p>
          </table:table-cell>
          <table:table-cell table:formula="of:=IF(AND([.K1254]=1; [.J1254]&gt;=[.E12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livesIn&gt; <text:s/>?a <text:s text:c="2"/>=&gt; ?a <text:s/>&lt;dealsWith&gt; <text:s/>?b</text:p>
          </table:table-cell>
          <table:table-cell office:value-type="float" office:value="0.000251085" calcext:value-type="float">
            <text:p>0.000251085</text:p>
          </table:table-cell>
          <table:table-cell office:value-type="float" office:value="0.345428157" calcext:value-type="float">
            <text:p>0.345428157</text:p>
          </table:table-cell>
          <table:table-cell office:value-type="float" office:value="0.078032787" calcext:value-type="float">
            <text:p>0.078032787</text:p>
          </table:table-cell>
          <table:table-cell office:value-type="float" office:value="0.587654321" calcext:value-type="float">
            <text:p>0.587654321</text:p>
          </table:table-cell>
          <table:table-cell office:value-type="float" office:value="238" calcext:value-type="float">
            <text:p>238</text:p>
          </table:table-cell>
          <table:table-cell office:value-type="float" office:value="3050" calcext:value-type="float">
            <text:p>30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?a</text:p>
          </table:table-cell>
          <table:table-cell office:value-type="float" office:value="1411.91636569451" calcext:value-type="float">
            <text:p>1411.9163656945</text:p>
          </table:table-cell>
          <table:table-cell table:formula="of:=IF([.J1255] &lt;&gt; 0; 1; 0)" office:value-type="float" office:value="1" calcext:value-type="float">
            <text:p>1</text:p>
          </table:table-cell>
          <table:table-cell table:formula="of:=IF(AND([.K1255]=1; [.J1255]&gt;=[.E12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isLocatedIn&gt; <text:s/>?a <text:s text:c="2"/>=&gt; ?a <text:s/>&lt;hasOfficialLanguage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373599" calcext:value-type="float">
            <text:p>0.037359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588235294" calcext:value-type="float">
            <text:p>0.588235294</text:p>
          </table:table-cell>
          <table:table-cell office:value-type="float" office:value="30" calcext:value-type="float">
            <text:p>30</text:p>
          </table:table-cell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office:value-type="float" office:value="1270.8863253217" calcext:value-type="float">
            <text:p>1270.8863253217</text:p>
          </table:table-cell>
          <table:table-cell table:formula="of:=IF([.J1256] &lt;&gt; 0; 1; 0)" office:value-type="float" office:value="1" calcext:value-type="float">
            <text:p>1</text:p>
          </table:table-cell>
          <table:table-cell table:formula="of:=IF(AND([.K1256]=1; [.J1256]&gt;=[.E12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19903912" calcext:value-type="float">
            <text:p>0.019903912</text:p>
          </table:table-cell>
          <table:table-cell office:value-type="float" office:value="0.157266811" calcext:value-type="float">
            <text:p>0.157266811</text:p>
          </table:table-cell>
          <table:table-cell office:value-type="float" office:value="0.594262295" calcext:value-type="float">
            <text:p>0.594262295</text:p>
          </table:table-cell>
          <table:table-cell office:value-type="float" office:value="290" calcext:value-type="float">
            <text:p>290</text:p>
          </table:table-cell>
          <table:table-cell office:value-type="float" office:value="1844" calcext:value-type="float">
            <text:p>184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?a</text:p>
          </table:table-cell>
          <table:table-cell office:value-type="float" office:value="2628.54526644444" calcext:value-type="float">
            <text:p>2628.5452664444</text:p>
          </table:table-cell>
          <table:table-cell table:formula="of:=IF([.J1257] &lt;&gt; 0; 1; 0)" office:value-type="float" office:value="1" calcext:value-type="float">
            <text:p>1</text:p>
          </table:table-cell>
          <table:table-cell table:formula="of:=IF(AND([.K1257]=1; [.J1257]&gt;=[.E12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wasBornIn&gt; <text:s/>?e <text:s text:c="2"/>=&gt; ?a <text:s/>&lt;exports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183432" calcext:value-type="float">
            <text:p>0.0118343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?b</text:p>
          </table:table-cell>
          <table:table-cell office:value-type="float" office:value="193.068670747797" calcext:value-type="float">
            <text:p>193.0686707478</text:p>
          </table:table-cell>
          <table:table-cell table:formula="of:=IF([.J1258] &lt;&gt; 0; 1; 0)" office:value-type="float" office:value="1" calcext:value-type="float">
            <text:p>1</text:p>
          </table:table-cell>
          <table:table-cell table:formula="of:=IF(AND([.K1258]=1; [.J1258]&gt;=[.E12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513157895" calcext:value-type="float">
            <text:p>0.513157895</text:p>
          </table:table-cell>
          <table:table-cell office:value-type="float" office:value="0.606217617" calcext:value-type="float">
            <text:p>0.606217617</text:p>
          </table:table-cell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?a</text:p>
          </table:table-cell>
          <table:table-cell office:value-type="float" office:value="69.6566335362246" calcext:value-type="float">
            <text:p>69.6566335362</text:p>
          </table:table-cell>
          <table:table-cell table:formula="of:=IF([.J1259] &lt;&gt; 0; 1; 0)" office:value-type="float" office:value="1" calcext:value-type="float">
            <text:p>1</text:p>
          </table:table-cell>
          <table:table-cell table:formula="of:=IF(AND([.K1259]=1; [.J1259]&gt;=[.E12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52983743" calcext:value-type="float">
            <text:p>0.052983743</text:p>
          </table:table-cell>
          <table:table-cell table:number-columns-repeated="2" office:value-type="float" office:value="0.606352808" calcext:value-type="float">
            <text:p>0.606352808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60] &lt;&gt; 0; 1; 0)" office:value-type="float" office:value="0" calcext:value-type="float">
            <text:p>0</text:p>
          </table:table-cell>
          <table:table-cell table:formula="of:=IF(AND([.K1260]=1; [.J1260]&gt;=[.E12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50595238" calcext:value-type="float">
            <text:p>0.050595238</text:p>
          </table:table-cell>
          <table:table-cell office:value-type="float" office:value="0.00880829" calcext:value-type="float">
            <text:p>0.00880829</text:p>
          </table:table-cell>
          <table:table-cell office:value-type="float" office:value="0.607142857" calcext:value-type="float">
            <text:p>0.607142857</text:p>
          </table:table-cell>
          <table:table-cell office:value-type="float" office:value="17" calcext:value-type="float">
            <text:p>17</text:p>
          </table:table-cell>
          <table:table-cell office:value-type="float" office:value="1930" calcext:value-type="float">
            <text:p>19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752.550443005655" calcext:value-type="float">
            <text:p>752.5504430057</text:p>
          </table:table-cell>
          <table:table-cell table:formula="of:=IF([.J1261] &lt;&gt; 0; 1; 0)" office:value-type="float" office:value="1" calcext:value-type="float">
            <text:p>1</text:p>
          </table:table-cell>
          <table:table-cell table:formula="of:=IF(AND([.K1261]=1; [.J1261]&gt;=[.E12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082802548" calcext:value-type="float">
            <text:p>0.082802548</text:p>
          </table:table-cell>
          <table:table-cell office:value-type="float" office:value="0.615789474" calcext:value-type="float">
            <text:p>0.615789474</text:p>
          </table:table-cell>
          <table:table-cell office:value-type="float" office:value="117" calcext:value-type="float">
            <text:p>117</text:p>
          </table:table-cell>
          <table:table-cell office:value-type="float" office:value="1413" calcext:value-type="float">
            <text:p>14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?a</text:p>
          </table:table-cell>
          <table:table-cell office:value-type="float" office:value="1375.03162401283" calcext:value-type="float">
            <text:p>1375.0316240128</text:p>
          </table:table-cell>
          <table:table-cell table:formula="of:=IF([.J1262] &lt;&gt; 0; 1; 0)" office:value-type="float" office:value="1" calcext:value-type="float">
            <text:p>1</text:p>
          </table:table-cell>
          <table:table-cell table:formula="of:=IF(AND([.K1262]=1; [.J1262]&gt;=[.E12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livesIn&gt; <text:s/>?e <text:s text:c="2"/>=&gt; ?a <text:s/>&lt;dealsWith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336719884" calcext:value-type="float">
            <text:p>0.336719884</text:p>
          </table:table-cell>
          <table:table-cell office:value-type="float" office:value="0.501079914" calcext:value-type="float">
            <text:p>0.501079914</text:p>
          </table:table-cell>
          <table:table-cell office:value-type="float" office:value="0.618666667" calcext:value-type="float">
            <text:p>0.618666667</text:p>
          </table:table-cell>
          <table:table-cell office:value-type="float" office:value="232" calcext:value-type="float">
            <text:p>232</text:p>
          </table:table-cell>
          <table:table-cell office:value-type="float" office:value="463" calcext:value-type="float">
            <text:p>46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office:value-type="float" office:value="69.7219933322266" calcext:value-type="float">
            <text:p>69.7219933322</text:p>
          </table:table-cell>
          <table:table-cell table:formula="of:=IF([.J1263] &lt;&gt; 0; 1; 0)" office:value-type="float" office:value="1" calcext:value-type="float">
            <text:p>1</text:p>
          </table:table-cell>
          <table:table-cell table:formula="of:=IF(AND([.K1263]=1; [.J1263]&gt;=[.E12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produced&gt; <text:s/>?h <text:s text:c="2"/>=&gt; ?a <text:s/>&lt;produced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3382236" calcext:value-type="float">
            <text:p>0.013382236</text:p>
          </table:table-cell>
          <table:table-cell office:value-type="float" office:value="0.124423963" calcext:value-type="float">
            <text:p>0.124423963</text:p>
          </table:table-cell>
          <table:table-cell office:value-type="float" office:value="0.622119816" calcext:value-type="float">
            <text:p>0.622119816</text:p>
          </table:table-cell>
          <table:table-cell office:value-type="float" office:value="270" calcext:value-type="float">
            <text:p>270</text:p>
          </table:table-cell>
          <table:table-cell office:value-type="float" office:value="2170" calcext:value-type="float">
            <text:p>217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64] &lt;&gt; 0; 1; 0)" office:value-type="float" office:value="0" calcext:value-type="float">
            <text:p>0</text:p>
          </table:table-cell>
          <table:table-cell table:formula="of:=IF(AND([.K1264]=1; [.J1264]&gt;=[.E12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j <text:s/>&lt;isLocatedIn&gt; <text:s/>?e <text:s/>?a <text:s/>&lt;participatedIn&gt; <text:s/>?j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16336.5752158554" calcext:value-type="float">
            <text:p>16336.5752158554</text:p>
          </table:table-cell>
          <table:table-cell table:formula="of:=IF([.J1265] &lt;&gt; 0; 1; 0)" office:value-type="float" office:value="1" calcext:value-type="float">
            <text:p>1</text:p>
          </table:table-cell>
          <table:table-cell table:formula="of:=IF(AND([.K1265]=1; [.J1265]&gt;=[.E12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livesIn&gt; <text:s/>?a <text:s/>?i <text:s/>&lt;wasBornIn&gt; <text:s/>?e <text:s text:c="2"/>=&gt; ?a <text:s/>&lt;hasOfficialLanguage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3113325" calcext:value-type="float">
            <text:p>0.03113325</text:p>
          </table:table-cell>
          <table:table-cell office:value-type="float" office:value="0.235849057" calcext:value-type="float">
            <text:p>0.235849057</text:p>
          </table:table-cell>
          <table:table-cell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office:value-type="float" office:value="688.003098178083" calcext:value-type="float">
            <text:p>688.0030981781</text:p>
          </table:table-cell>
          <table:table-cell table:formula="of:=IF([.J1266] &lt;&gt; 0; 1; 0)" office:value-type="float" office:value="1" calcext:value-type="float">
            <text:p>1</text:p>
          </table:table-cell>
          <table:table-cell table:formula="of:=IF(AND([.K1266]=1; [.J1266]&gt;=[.E12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eaderOf&gt; <text:s/>?f <text:s text:c="2"/>=&gt; ?a <text:s/>&lt;isCitizenOf&gt; <text:s/>?b</text:p>
          </table:table-cell>
          <table:table-cell office:value-type="float" office:value="0.000215215" calcext:value-type="float">
            <text:p>0.000215215</text:p>
          </table:table-cell>
          <table:table-cell office:value-type="float" office:value="0.014001373" calcext:value-type="float">
            <text:p>0.014001373</text:p>
          </table:table-cell>
          <table:table-cell office:value-type="float" office:value="0.120781528" calcext:value-type="float">
            <text:p>0.120781528</text:p>
          </table:table-cell>
          <table:table-cell office:value-type="float" office:value="0.641509434" calcext:value-type="float">
            <text:p>0.641509434</text:p>
          </table:table-cell>
          <table:table-cell office:value-type="float" office:value="204" calcext:value-type="float">
            <text:p>204</text:p>
          </table:table-cell>
          <table:table-cell office:value-type="float" office:value="1689" calcext:value-type="float">
            <text:p>16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?a</text:p>
          </table:table-cell>
          <table:table-cell office:value-type="float" office:value="778.585701907119" calcext:value-type="float">
            <text:p>778.5857019071</text:p>
          </table:table-cell>
          <table:table-cell table:formula="of:=IF([.J1267] &lt;&gt; 0; 1; 0)" office:value-type="float" office:value="1" calcext:value-type="float">
            <text:p>1</text:p>
          </table:table-cell>
          <table:table-cell table:formula="of:=IF(AND([.K1267]=1; [.J1267]&gt;=[.E12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642857143" calcext:value-type="float">
            <text:p>0.642857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68.2196427614348" calcext:value-type="float">
            <text:p>68.2196427614</text:p>
          </table:table-cell>
          <table:table-cell table:formula="of:=IF([.J1268] &lt;&gt; 0; 1; 0)" office:value-type="float" office:value="1" calcext:value-type="float">
            <text:p>1</text:p>
          </table:table-cell>
          <table:table-cell table:formula="of:=IF(AND([.K1268]=1; [.J1268]&gt;=[.E12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f <text:s/>?a <text:s/>&lt;influences&gt; <text:s/>?j <text:s/>?b <text:s/>&lt;produced&gt; <text:s/>?f <text:s text:c="2"/>=&gt; ?a <text:s/>&lt;influences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562724" calcext:value-type="float">
            <text:p>0.01562724</text:p>
          </table:table-cell>
          <table:table-cell office:value-type="float" office:value="0.033379268" calcext:value-type="float">
            <text:p>0.033379268</text:p>
          </table:table-cell>
          <table:table-cell office:value-type="float" office:value="0.658610272" calcext:value-type="float">
            <text:p>0.658610272</text:p>
          </table:table-cell>
          <table:table-cell office:value-type="float" office:value="218" calcext:value-type="float">
            <text:p>218</text:p>
          </table:table-cell>
          <table:table-cell office:value-type="float" office:value="6531" calcext:value-type="float">
            <text:p>65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b</text:p>
          </table:table-cell>
          <table:table-cell office:value-type="float" office:value="79.1686795329852" calcext:value-type="float">
            <text:p>79.168679533</text:p>
          </table:table-cell>
          <table:table-cell table:formula="of:=IF([.J1269] &lt;&gt; 0; 1; 0)" office:value-type="float" office:value="1" calcext:value-type="float">
            <text:p>1</text:p>
          </table:table-cell>
          <table:table-cell table:formula="of:=IF(AND([.K1269]=1; [.J1269]&gt;=[.E12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a <text:s/>&lt;influences&gt; <text:s/>?j <text:s/>?j <text:s/>&lt;produced&gt; <text:s/>?f <text:s text:c="2"/>=&gt; ?a <text:s/>&lt;influences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5698925" calcext:value-type="float">
            <text:p>0.015698925</text:p>
          </table:table-cell>
          <table:table-cell office:value-type="float" office:value="0.225077081" calcext:value-type="float">
            <text:p>0.225077081</text:p>
          </table:table-cell>
          <table:table-cell office:value-type="float" office:value="0.663636364" calcext:value-type="float">
            <text:p>0.663636364</text:p>
          </table:table-cell>
          <table:table-cell office:value-type="float" office:value="219" calcext:value-type="float">
            <text:p>219</text:p>
          </table:table-cell>
          <table:table-cell office:value-type="float" office:value="973" calcext:value-type="float">
            <text:p>97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?b</text:p>
          </table:table-cell>
          <table:table-cell office:value-type="float" office:value="63.2089513756184" calcext:value-type="float">
            <text:p>63.2089513756</text:p>
          </table:table-cell>
          <table:table-cell table:formula="of:=IF([.J1270] &lt;&gt; 0; 1; 0)" office:value-type="float" office:value="1" calcext:value-type="float">
            <text:p>1</text:p>
          </table:table-cell>
          <table:table-cell table:formula="of:=IF(AND([.K1270]=1; [.J1270]&gt;=[.E12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LocatedIn&gt; <text:s/>?e <text:s/>?e <text:s/>&lt;participatedIn&gt; <text:s/>?b <text:s text:c="2"/>=&gt; ?a <text:s/>&lt;participatedIn&gt; <text:s/>?b</text:p>
          </table:table-cell>
          <table:table-cell office:value-type="float" office:value="0.001229048" calcext:value-type="float">
            <text:p>0.001229048</text:p>
          </table:table-cell>
          <table:table-cell office:value-type="float" office:value="0.083137087" calcext:value-type="float">
            <text:p>0.083137087</text:p>
          </table:table-cell>
          <table:table-cell table:number-columns-repeated="2" office:value-type="float" office:value="0.671469741" calcext:value-type="float">
            <text:p>0.67146974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string" calcext:value-type="string">
            <text:p>?b</text:p>
          </table:table-cell>
          <table:table-cell office:value-type="float" office:value="1842.80100192434" calcext:value-type="float">
            <text:p>1842.8010019243</text:p>
          </table:table-cell>
          <table:table-cell table:formula="of:=IF([.J1271] &lt;&gt; 0; 1; 0)" office:value-type="float" office:value="1" calcext:value-type="float">
            <text:p>1</text:p>
          </table:table-cell>
          <table:table-cell table:formula="of:=IF(AND([.K1271]=1; [.J1271]&gt;=[.E12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livesIn&gt; <text:s/>?e <text:s text:c="2"/>=&gt; ?a <text:s/>&lt;hasCurrency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82887701" calcext:value-type="float">
            <text:p>0.082887701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673913043" calcext:value-type="float">
            <text:p>0.673913043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office:value-type="float" office:value="18.2536608336641" calcext:value-type="float">
            <text:p>18.2536608337</text:p>
          </table:table-cell>
          <table:table-cell table:formula="of:=IF([.J1272] &lt;&gt; 0; 1; 0)" office:value-type="float" office:value="1" calcext:value-type="float">
            <text:p>1</text:p>
          </table:table-cell>
          <table:table-cell table:formula="of:=IF(AND([.K1272]=1; [.J1272]&gt;=[.E12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LocatedIn&gt; <text:s/>?e <text:s text:c="2"/>=&gt; ?a <text:s/>&lt;hasOfficialLanguage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3611457" calcext:value-type="float">
            <text:p>0.03611457</text:p>
          </table:table-cell>
          <table:table-cell office:value-type="float" office:value="0.644444444" calcext:value-type="float">
            <text:p>0.644444444</text:p>
          </table:table-cell>
          <table:table-cell office:value-type="float" office:value="0.674418605" calcext:value-type="float">
            <text:p>0.67441860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office:value-type="float" office:value="86.8330838664801" calcext:value-type="float">
            <text:p>86.8330838665</text:p>
          </table:table-cell>
          <table:table-cell table:formula="of:=IF([.J1273] &lt;&gt; 0; 1; 0)" office:value-type="float" office:value="1" calcext:value-type="float">
            <text:p>1</text:p>
          </table:table-cell>
          <table:table-cell table:formula="of:=IF(AND([.K1273]=1; [.J1273]&gt;=[.E12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KnownFor&gt; <text:s/>?e <text:s/>?e <text:s/>&lt;participatedIn&gt; <text:s/>?b <text:s text:c="2"/>=&gt; ?a <text:s/>&lt;participatedIn&gt; <text:s/>?b</text:p>
          </table:table-cell>
          <table:table-cell office:value-type="float" office:value="0.00089462" calcext:value-type="float">
            <text:p>0.00089462</text:p>
          </table:table-cell>
          <table:table-cell office:value-type="float" office:value="0.060515236" calcext:value-type="float">
            <text:p>0.060515236</text:p>
          </table:table-cell>
          <table:table-cell table:number-columns-repeated="2" office:value-type="float" office:value="0.675697211" calcext:value-type="float">
            <text:p>0.67569721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string" calcext:value-type="string">
            <text:p>?b</text:p>
          </table:table-cell>
          <table:table-cell office:value-type="float" office:value="362.038158393382" calcext:value-type="float">
            <text:p>362.0381583934</text:p>
          </table:table-cell>
          <table:table-cell table:formula="of:=IF([.J1274] &lt;&gt; 0; 1; 0)" office:value-type="float" office:value="1" calcext:value-type="float">
            <text:p>1</text:p>
          </table:table-cell>
          <table:table-cell table:formula="of:=IF(AND([.K1274]=1; [.J1274]&gt;=[.E12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e <text:s/>&lt;hasOfficialLanguage&gt; <text:s/>?b <text:s/>?i <text:s/>&lt;wasBornIn&gt; <text:s/>?a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09202454" calcext:value-type="float">
            <text:p>0.09202454</text:p>
          </table:table-cell>
          <table:table-cell office:value-type="float" office:value="0.681818182" calcext:value-type="float">
            <text:p>0.681818182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895.859796211709" calcext:value-type="float">
            <text:p>895.8597962117</text:p>
          </table:table-cell>
          <table:table-cell table:formula="of:=IF([.J1275] &lt;&gt; 0; 1; 0)" office:value-type="float" office:value="1" calcext:value-type="float">
            <text:p>1</text:p>
          </table:table-cell>
          <table:table-cell table:formula="of:=IF(AND([.K1275]=1; [.J1275]&gt;=[.E12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livesIn&gt; <text:s/>?f <text:s text:c="2"/>=&gt; ?a <text:s/>&lt;isCitizenOf&gt; <text:s/>?b</text:p>
          </table:table-cell>
          <table:table-cell office:value-type="float" office:value="0.000394561" calcext:value-type="float">
            <text:p>0.000394561</text:p>
          </table:table-cell>
          <table:table-cell office:value-type="float" office:value="0.025669183" calcext:value-type="float">
            <text:p>0.025669183</text:p>
          </table:table-cell>
          <table:table-cell office:value-type="float" office:value="0.172270843" calcext:value-type="float">
            <text:p>0.172270843</text:p>
          </table:table-cell>
          <table:table-cell office:value-type="float" office:value="0.682481752" calcext:value-type="float">
            <text:p>0.682481752</text:p>
          </table:table-cell>
          <table:table-cell office:value-type="float" office:value="374" calcext:value-type="float">
            <text:p>374</text:p>
          </table:table-cell>
          <table:table-cell office:value-type="float" office:value="2171" calcext:value-type="float">
            <text:p>217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?a</text:p>
          </table:table-cell>
          <table:table-cell office:value-type="float" office:value="98.7095927945848" calcext:value-type="float">
            <text:p>98.7095927946</text:p>
          </table:table-cell>
          <table:table-cell table:formula="of:=IF([.J1276] &lt;&gt; 0; 1; 0)" office:value-type="float" office:value="1" calcext:value-type="float">
            <text:p>1</text:p>
          </table:table-cell>
          <table:table-cell table:formula="of:=IF(AND([.K1276]=1; [.J1276]&gt;=[.E12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1580895" calcext:value-type="float">
            <text:p>0.011580895</text:p>
          </table:table-cell>
          <table:table-cell office:value-type="float" office:value="0.228070175" calcext:value-type="float">
            <text:p>0.228070175</text:p>
          </table:table-cell>
          <table:table-cell office:value-type="float" office:value="0.684210526" calcext:value-type="float">
            <text:p>0.684210526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  <table:table-cell office:value-type="float" office:value="25.99075644767" calcext:value-type="float">
            <text:p>25.9907564477</text:p>
          </table:table-cell>
          <table:table-cell table:formula="of:=IF([.J1277] &lt;&gt; 0; 1; 0)" office:value-type="float" office:value="1" calcext:value-type="float">
            <text:p>1</text:p>
          </table:table-cell>
          <table:table-cell table:formula="of:=IF(AND([.K1277]=1; [.J1277]&gt;=[.E12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hasCurrency&gt; <text:s/>?b <text:s/>?j <text:s/>&lt;isLocatedIn&gt; <text:s/>?a <text:s text:c="2"/>=&gt; ?a <text:s/>&lt;hasCurrency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48128342" calcext:value-type="float">
            <text:p>0.048128342</text:p>
          </table:table-cell>
          <table:table-cell office:value-type="float" office:value="0.367346939" calcext:value-type="float">
            <text:p>0.367346939</text:p>
          </table:table-cell>
          <table:table-cell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193.573720270784" calcext:value-type="float">
            <text:p>193.5737202708</text:p>
          </table:table-cell>
          <table:table-cell table:formula="of:=IF([.J1278] &lt;&gt; 0; 1; 0)" office:value-type="float" office:value="1" calcext:value-type="float">
            <text:p>1</text:p>
          </table:table-cell>
          <table:table-cell table:formula="of:=IF(AND([.K1278]=1; [.J1278]&gt;=[.E12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LeaderOf&gt; <text:s/>?e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table:number-columns-repeated="2"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4.63150176881942" calcext:value-type="float">
            <text:p>4.6315017688</text:p>
          </table:table-cell>
          <table:table-cell table:formula="of:=IF([.J1279] &lt;&gt; 0; 1; 0)" office:value-type="float" office:value="1" calcext:value-type="float">
            <text:p>1</text:p>
          </table:table-cell>
          <table:table-cell table:formula="of:=IF(AND([.K1279]=1; [.J1279]&gt;=[.E12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worksAt&gt; <text:s/>?b <text:s/>?a <text:s/>&lt;worksAt&gt; <text:s/>?f <text:s text:c="2"/>=&gt; ?a <text:s/>&lt;worksAt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44745484" calcext:value-type="float">
            <text:p>0.044745484</text:p>
          </table:table-cell>
          <table:table-cell table:number-columns-repeated="2" office:value-type="float" office:value="0.694267516" calcext:value-type="float">
            <text:p>0.69426751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15.8327889675195" calcext:value-type="float">
            <text:p>15.8327889675</text:p>
          </table:table-cell>
          <table:table-cell table:formula="of:=IF([.J1280] &lt;&gt; 0; 1; 0)" office:value-type="float" office:value="1" calcext:value-type="float">
            <text:p>1</text:p>
          </table:table-cell>
          <table:table-cell table:formula="of:=IF(AND([.K1280]=1; [.J1280]&gt;=[.E12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337057728" calcext:value-type="float">
            <text:p>0.337057728</text:p>
          </table:table-cell>
          <table:table-cell office:value-type="float" office:value="0.698841699" calcext:value-type="float">
            <text:p>0.698841699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  <table:table-cell office:value-type="float" office:value="27.8362539469129" calcext:value-type="float">
            <text:p>27.8362539469</text:p>
          </table:table-cell>
          <table:table-cell table:formula="of:=IF([.J1281] &lt;&gt; 0; 1; 0)" office:value-type="float" office:value="1" calcext:value-type="float">
            <text:p>1</text:p>
          </table:table-cell>
          <table:table-cell table:formula="of:=IF(AND([.K1281]=1; [.J1281]&gt;=[.E12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64380247" calcext:value-type="float">
            <text:p>0.064380247</text:p>
          </table:table-cell>
          <table:table-cell office:value-type="float" office:value="0.491000228" calcext:value-type="float">
            <text:p>0.491000228</text:p>
          </table:table-cell>
          <table:table-cell office:value-type="float" office:value="0.698994486" calcext:value-type="float">
            <text:p>0.698994486</text:p>
          </table:table-cell>
          <table:table-cell office:value-type="float" office:value="2155" calcext:value-type="float">
            <text:p>2155</text:p>
          </table:table-cell>
          <table:table-cell office:value-type="float" office:value="4389" calcext:value-type="float">
            <text:p>4389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82] &lt;&gt; 0; 1; 0)" office:value-type="float" office:value="0" calcext:value-type="float">
            <text:p>0</text:p>
          </table:table-cell>
          <table:table-cell table:formula="of:=IF(AND([.K1282]=1; [.J1282]&gt;=[.E12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ocatedIn&gt; <text:s/>?f <text:s text:c="2"/>=&gt; ?a <text:s/>&lt;dealsWith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417997097" calcext:value-type="float">
            <text:p>0.417997097</text:p>
          </table:table-cell>
          <table:table-cell table:number-columns-repeated="2" office:value-type="float" office:value="0.699029126" calcext:value-type="float">
            <text:p>0.69902912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office:value-type="float" office:value="1463.80257028032" calcext:value-type="float">
            <text:p>1463.8025702803</text:p>
          </table:table-cell>
          <table:table-cell table:formula="of:=IF([.J1283] &lt;&gt; 0; 1; 0)" office:value-type="float" office:value="1" calcext:value-type="float">
            <text:p>1</text:p>
          </table:table-cell>
          <table:table-cell table:formula="of:=IF(AND([.K1283]=1; [.J1283]&gt;=[.E12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?b</text:p>
          </table:table-cell>
          <table:table-cell office:value-type="float" office:value="326.939839745269" calcext:value-type="float">
            <text:p>326.9398397453</text:p>
          </table:table-cell>
          <table:table-cell table:formula="of:=IF([.J1284] &lt;&gt; 0; 1; 0)" office:value-type="float" office:value="1" calcext:value-type="float">
            <text:p>1</text:p>
          </table:table-cell>
          <table:table-cell table:formula="of:=IF(AND([.K1284]=1; [.J1284]&gt;=[.E12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47945205" calcext:value-type="float">
            <text:p>0.047945205</text:p>
          </table:table-cell>
          <table:table-cell office:value-type="float" office:value="0.036572623" calcext:value-type="float">
            <text:p>0.036572623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1914" calcext:value-type="float">
            <text:p>19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568.602380664095" calcext:value-type="float">
            <text:p>568.6023806641</text:p>
          </table:table-cell>
          <table:table-cell table:formula="of:=IF([.J1285] &lt;&gt; 0; 1; 0)" office:value-type="float" office:value="1" calcext:value-type="float">
            <text:p>1</text:p>
          </table:table-cell>
          <table:table-cell table:formula="of:=IF(AND([.K1285]=1; [.J1285]&gt;=[.E12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i <text:s/>&lt;livesIn&gt; <text:s/>?f <text:s/>?a <text:s/>&lt;wasBornIn&gt; <text:s/>?f <text:s text:c="2"/>=&gt; ?a <text:s/>&lt;isPoliticianOf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35616438" calcext:value-type="float">
            <text:p>0.035616438</text:p>
          </table:table-cell>
          <table:table-cell office:value-type="float" office:value="0.018036767" calcext:value-type="float">
            <text:p>0.018036767</text:p>
          </table:table-cell>
          <table:table-cell office:value-type="float" office:value="0.702702703" calcext:value-type="float">
            <text:p>0.702702703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a</text:p>
          </table:table-cell>
          <table:table-cell office:value-type="float" office:value="563.94713911073" calcext:value-type="float">
            <text:p>563.9471391107</text:p>
          </table:table-cell>
          <table:table-cell table:formula="of:=IF([.J1286] &lt;&gt; 0; 1; 0)" office:value-type="float" office:value="1" calcext:value-type="float">
            <text:p>1</text:p>
          </table:table-cell>
          <table:table-cell table:formula="of:=IF(AND([.K1286]=1; [.J1286]&gt;=[.E12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703690003" calcext:value-type="float">
            <text:p>0.703690003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10813" calcext:value-type="float">
            <text:p>10813</text:p>
          </table:table-cell>
          <table:table-cell office:value-type="string" calcext:value-type="string">
            <text:p>?a</text:p>
          </table:table-cell>
          <table:table-cell office:value-type="float" office:value="2282.60600859485" calcext:value-type="float">
            <text:p>2282.6060085949</text:p>
          </table:table-cell>
          <table:table-cell table:formula="of:=IF([.J1287] &lt;&gt; 0; 1; 0)" office:value-type="float" office:value="1" calcext:value-type="float">
            <text:p>1</text:p>
          </table:table-cell>
          <table:table-cell table:formula="of:=IF(AND([.K1287]=1; [.J1287]&gt;=[.E12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632653061" calcext:value-type="float">
            <text:p>0.632653061</text:p>
          </table:table-cell>
          <table:table-cell office:value-type="float" office:value="0.704545455" calcext:value-type="float">
            <text:p>0.70454545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a</text:p>
          </table:table-cell>
          <table:table-cell office:value-type="float" office:value="361.7818522866" calcext:value-type="float">
            <text:p>361.7818522866</text:p>
          </table:table-cell>
          <table:table-cell table:formula="of:=IF([.J1288] &lt;&gt; 0; 1; 0)" office:value-type="float" office:value="1" calcext:value-type="float">
            <text:p>1</text:p>
          </table:table-cell>
          <table:table-cell table:formula="of:=IF(AND([.K1288]=1; [.J1288]&gt;=[.E12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died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1960643" calcext:value-type="float">
            <text:p>0.011960643</text:p>
          </table:table-cell>
          <table:table-cell office:value-type="float" office:value="0.0468529" calcext:value-type="float">
            <text:p>0.0468529</text:p>
          </table:table-cell>
          <table:table-cell office:value-type="float" office:value="0.706666667" calcext:value-type="float">
            <text:p>0.706666667</text:p>
          </table:table-cell>
          <table:table-cell office:value-type="float" office:value="265" calcext:value-type="float">
            <text:p>265</text:p>
          </table:table-cell>
          <table:table-cell office:value-type="float" office:value="5656" calcext:value-type="float">
            <text:p>565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office:value-type="float" office:value="0.896057622036349" calcext:value-type="float">
            <text:p>0.896057622</text:p>
          </table:table-cell>
          <table:table-cell table:formula="of:=IF([.J1289] &lt;&gt; 0; 1; 0)" office:value-type="float" office:value="1" calcext:value-type="float">
            <text:p>1</text:p>
          </table:table-cell>
          <table:table-cell table:formula="of:=IF(AND([.K1289]=1; [.J1289]&gt;=[.E12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715985663" calcext:value-type="float">
            <text:p>0.715985663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6975" calcext:value-type="float">
            <text:p>6975</text:p>
          </table:table-cell>
          <table:table-cell office:value-type="string" calcext:value-type="string">
            <text:p>?a</text:p>
          </table:table-cell>
          <table:table-cell office:value-type="float" office:value="554.619450610433" calcext:value-type="float">
            <text:p>554.6194506104</text:p>
          </table:table-cell>
          <table:table-cell table:formula="of:=IF([.J1290] &lt;&gt; 0; 1; 0)" office:value-type="float" office:value="1" calcext:value-type="float">
            <text:p>1</text:p>
          </table:table-cell>
          <table:table-cell table:formula="of:=IF(AND([.K1290]=1; [.J1290]&gt;=[.E12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directed&gt; <text:s/>?h <text:s text:c="2"/>=&gt; ?a <text:s/>&lt;directed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20733128" calcext:value-type="float">
            <text:p>0.020733128</text:p>
          </table:table-cell>
          <table:table-cell office:value-type="float" office:value="0.356628983" calcext:value-type="float">
            <text:p>0.356628983</text:p>
          </table:table-cell>
          <table:table-cell office:value-type="float" office:value="0.718426501" calcext:value-type="float">
            <text:p>0.718426501</text:p>
          </table:table-cell>
          <table:table-cell office:value-type="float" office:value="694" calcext:value-type="float">
            <text:p>694</text:p>
          </table:table-cell>
          <table:table-cell office:value-type="float" office:value="1946" calcext:value-type="float">
            <text:p>194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291] &lt;&gt; 0; 1; 0)" office:value-type="float" office:value="0" calcext:value-type="float">
            <text:p>0</text:p>
          </table:table-cell>
          <table:table-cell table:formula="of:=IF(AND([.K1291]=1; [.J1291]&gt;=[.E12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/>?f <text:s/>&lt;isLocatedIn&gt; <text:s/>?b <text:s text:c="2"/>=&gt; ?a <text:s/>&lt;isCitizenOf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23335621" calcext:value-type="float">
            <text:p>0.023335621</text:p>
          </table:table-cell>
          <table:table-cell office:value-type="float" office:value="0.12611276" calcext:value-type="float">
            <text:p>0.12611276</text:p>
          </table:table-cell>
          <table:table-cell office:value-type="float" office:value="0.721868365" calcext:value-type="float">
            <text:p>0.721868365</text:p>
          </table:table-cell>
          <table:table-cell office:value-type="float" office:value="340" calcext:value-type="float">
            <text:p>340</text:p>
          </table:table-cell>
          <table:table-cell office:value-type="float" office:value="2696" calcext:value-type="float">
            <text:p>269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292] &lt;&gt; 0; 1; 0)" office:value-type="float" office:value="0" calcext:value-type="float">
            <text:p>0</text:p>
          </table:table-cell>
          <table:table-cell table:formula="of:=IF(AND([.K1292]=1; [.J1292]&gt;=[.E12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livesIn&gt; <text:s/>?f <text:s text:c="2"/>=&gt; ?a <text:s/>&lt;livesIn&gt; <text:s/>?b</text:p>
          </table:table-cell>
          <table:table-cell office:value-type="float" office:value="0.001656314" calcext:value-type="float">
            <text:p>0.001656314</text:p>
          </table:table-cell>
          <table:table-cell office:value-type="float" office:value="0.107585829" calcext:value-type="float">
            <text:p>0.107585829</text:p>
          </table:table-cell>
          <table:table-cell table:number-columns-repeated="2" office:value-type="float" office:value="0.723169047" calcext:value-type="float">
            <text:p>0.723169047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string" calcext:value-type="string">
            <text:p>?a</text:p>
          </table:table-cell>
          <table:table-cell office:value-type="float" office:value="47.4268803225338" calcext:value-type="float">
            <text:p>47.4268803225</text:p>
          </table:table-cell>
          <table:table-cell table:formula="of:=IF([.J1293] &lt;&gt; 0; 1; 0)" office:value-type="float" office:value="1" calcext:value-type="float">
            <text:p>1</text:p>
          </table:table-cell>
          <table:table-cell table:formula="of:=IF(AND([.K1293]=1; [.J1293]&gt;=[.E12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LeaderOf&gt; <text:s/>?e <text:s/>?i <text:s/>&lt;livesIn&gt; <text:s/>?a <text:s text:c="2"/>=&gt; ?a <text:s/>&lt;hasOfficialLanguage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2615193" calcext:value-type="float">
            <text:p>0.02615193</text:p>
          </table:table-cell>
          <table:table-cell office:value-type="float" office:value="0.173553719" calcext:value-type="float">
            <text:p>0.17355371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34.1940926319272" calcext:value-type="float">
            <text:p>34.1940926319</text:p>
          </table:table-cell>
          <table:table-cell table:formula="of:=IF([.J1294] &lt;&gt; 0; 1; 0)" office:value-type="float" office:value="1" calcext:value-type="float">
            <text:p>1</text:p>
          </table:table-cell>
          <table:table-cell table:formula="of:=IF(AND([.K1294]=1; [.J1294]&gt;=[.E12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j <text:s/>&lt;directed&gt; <text:s/>?f <text:s/>?a <text:s/>&lt;influences&gt; <text:s/>?j <text:s text:c="2"/>=&gt; ?a <text:s/>&lt;influences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16702509" calcext:value-type="float">
            <text:p>0.016702509</text:p>
          </table:table-cell>
          <table:table-cell office:value-type="float" office:value="0.254644809" calcext:value-type="float">
            <text:p>0.254644809</text:p>
          </table:table-cell>
          <table:table-cell office:value-type="float" office:value="0.730407524" calcext:value-type="float">
            <text:p>0.730407524</text:p>
          </table:table-cell>
          <table:table-cell office:value-type="float" office:value="233" calcext:value-type="float">
            <text:p>233</text:p>
          </table:table-cell>
          <table:table-cell office:value-type="float" office:value="915" calcext:value-type="float">
            <text:p>91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?b</text:p>
          </table:table-cell>
          <table:table-cell office:value-type="float" office:value="67.9301945082299" calcext:value-type="float">
            <text:p>67.9301945082</text:p>
          </table:table-cell>
          <table:table-cell table:formula="of:=IF([.J1295] &lt;&gt; 0; 1; 0)" office:value-type="float" office:value="1" calcext:value-type="float">
            <text:p>1</text:p>
          </table:table-cell>
          <table:table-cell table:formula="of:=IF(AND([.K1295]=1; [.J1295]&gt;=[.E12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hasCapital&gt; <text:s/>?j <text:s/>?j <text:s/>&lt;isLocatedIn&gt; <text:s/>?b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730538922" calcext:value-type="float">
            <text:p>0.73053892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office:value-type="float" office:value="7.13393559775847" calcext:value-type="float">
            <text:p>7.1339355978</text:p>
          </table:table-cell>
          <table:table-cell table:formula="of:=IF([.J1296] &lt;&gt; 0; 1; 0)" office:value-type="float" office:value="1" calcext:value-type="float">
            <text:p>1</text:p>
          </table:table-cell>
          <table:table-cell table:formula="of:=IF(AND([.K1296]=1; [.J1296]&gt;=[.E12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ocatedIn&gt; <text:s/>?e <text:s text:c="2"/>=&gt; ?a <text:s/>&lt;hasCurrency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29411765" calcext:value-type="float">
            <text:p>0.029411765</text:p>
          </table:table-cell>
          <table:table-cell table:number-columns-repeated="2" office:value-type="float" office:value="0.733333333" calcext:value-type="float">
            <text:p>0.7333333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103.153430467364" calcext:value-type="float">
            <text:p>103.1534304674</text:p>
          </table:table-cell>
          <table:table-cell table:formula="of:=IF([.J1297] &lt;&gt; 0; 1; 0)" office:value-type="float" office:value="1" calcext:value-type="float">
            <text:p>1</text:p>
          </table:table-cell>
          <table:table-cell table:formula="of:=IF(AND([.K1297]=1; [.J1297]&gt;=[.E12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livesIn&gt; <text:s/>?a <text:s text:c="2"/>=&gt; ?a <text:s/>&lt;hasCurrency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96256684" calcext:value-type="float">
            <text:p>0.096256684</text:p>
          </table:table-cell>
          <table:table-cell office:value-type="float" office:value="0.107784431" calcext:value-type="float">
            <text:p>0.107784431</text:p>
          </table:table-cell>
          <table:table-cell office:value-type="float" office:value="0.734693878" calcext:value-type="float">
            <text:p>0.734693878</text:p>
          </table:table-cell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office:value-type="float" office:value="418.44751083629" calcext:value-type="float">
            <text:p>418.4475108363</text:p>
          </table:table-cell>
          <table:table-cell table:formula="of:=IF([.J1298] &lt;&gt; 0; 1; 0)" office:value-type="float" office:value="1" calcext:value-type="float">
            <text:p>1</text:p>
          </table:table-cell>
          <table:table-cell table:formula="of:=IF(AND([.K1298]=1; [.J1298]&gt;=[.E12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wasBornIn&gt; <text:s/>?f <text:s text:c="2"/>=&gt; ?a <text:s/>&lt;isCitizenOf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29100892" calcext:value-type="float">
            <text:p>0.029100892</text:p>
          </table:table-cell>
          <table:table-cell office:value-type="float" office:value="0.106106106" calcext:value-type="float">
            <text:p>0.106106106</text:p>
          </table:table-cell>
          <table:table-cell office:value-type="float" office:value="0.736111111" calcext:value-type="float">
            <text:p>0.736111111</text:p>
          </table:table-cell>
          <table:table-cell office:value-type="float" office:value="424" calcext:value-type="float">
            <text:p>424</text:p>
          </table:table-cell>
          <table:table-cell office:value-type="float" office:value="3996" calcext:value-type="float">
            <text:p>399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  <table:table-cell office:value-type="float" office:value="1466.2695343434" calcext:value-type="float">
            <text:p>1466.2695343434</text:p>
          </table:table-cell>
          <table:table-cell table:formula="of:=IF([.J1299] &lt;&gt; 0; 1; 0)" office:value-type="float" office:value="1" calcext:value-type="float">
            <text:p>1</text:p>
          </table:table-cell>
          <table:table-cell table:formula="of:=IF(AND([.K1299]=1; [.J1299]&gt;=[.E12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KnownFor&gt; <text:s/>?f <text:s/>?i <text:s/>&lt;isKnownFor&gt; <text:s/>?f <text:s text:c="2"/>=&gt; ?a <text:s/>&lt;isKnownFor&gt; <text:s/>?b</text:p>
          </table:table-cell>
          <table:table-cell office:value-type="float" office:value="0.000354472" calcext:value-type="float">
            <text:p>0.000354472</text:p>
          </table:table-cell>
          <table:table-cell office:value-type="float" office:value="0.0571623" calcext:value-type="float">
            <text:p>0.0571623</text:p>
          </table:table-cell>
          <table:table-cell office:value-type="float" office:value="0.183506281" calcext:value-type="float">
            <text:p>0.183506281</text:p>
          </table:table-cell>
          <table:table-cell office:value-type="float" office:value="0.741721854" calcext:value-type="float">
            <text:p>0.741721854</text:p>
          </table:table-cell>
          <table:table-cell office:value-type="float" office:value="336" calcext:value-type="float">
            <text:p>336</text:p>
          </table:table-cell>
          <table:table-cell office:value-type="float" office:value="1831" calcext:value-type="float">
            <text:p>183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?b</text:p>
          </table:table-cell>
          <table:table-cell office:value-type="float" office:value="51.7154778773482" calcext:value-type="float">
            <text:p>51.7154778773</text:p>
          </table:table-cell>
          <table:table-cell table:formula="of:=IF([.J1300] &lt;&gt; 0; 1; 0)" office:value-type="float" office:value="1" calcext:value-type="float">
            <text:p>1</text:p>
          </table:table-cell>
          <table:table-cell table:formula="of:=IF(AND([.K1300]=1; [.J1300]&gt;=[.E13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52934179" calcext:value-type="float">
            <text:p>0.052934179</text:p>
          </table:table-cell>
          <table:table-cell office:value-type="float" office:value="0.745810056" calcext:value-type="float">
            <text:p>0.745810056</text:p>
          </table:table-cell>
          <table:table-cell office:value-type="float" office:value="267" calcext:value-type="float">
            <text:p>267</text:p>
          </table:table-cell>
          <table:table-cell office:value-type="float" office:value="5044" calcext:value-type="float">
            <text:p>504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?a</text:p>
          </table:table-cell>
          <table:table-cell office:value-type="float" office:value="1.28696469466794" calcext:value-type="float">
            <text:p>1.2869646947</text:p>
          </table:table-cell>
          <table:table-cell table:formula="of:=IF([.J1301] &lt;&gt; 0; 1; 0)" office:value-type="float" office:value="1" calcext:value-type="float">
            <text:p>1</text:p>
          </table:table-cell>
          <table:table-cell table:formula="of:=IF(AND([.K1301]=1; [.J1301]&gt;=[.E13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LocatedIn&gt; <text:s/>?a <text:s text:c="2"/>=&gt; ?a <text:s/>&lt;hasCurrency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32085561" calcext:value-type="float">
            <text:p>0.032085561</text:p>
          </table:table-cell>
          <table:table-cell office:value-type="float" office:value="0.045801527" calcext:value-type="float">
            <text:p>0.045801527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1592.10043505988" calcext:value-type="float">
            <text:p>1592.1004350599</text:p>
          </table:table-cell>
          <table:table-cell table:formula="of:=IF([.J1302] &lt;&gt; 0; 1; 0)" office:value-type="float" office:value="1" calcext:value-type="float">
            <text:p>1</text:p>
          </table:table-cell>
          <table:table-cell table:formula="of:=IF(AND([.K1302]=1; [.J1302]&gt;=[.E13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b <text:s/>?g <text:s/>&lt;isLocatedIn&gt; <text:s/>?b <text:s/>?a <text:s/>&lt;livesIn&gt; <text:s/>?b <text:s text:c="2"/>=&gt; ?a <text:s/>&lt;isCitizenOf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6884" calcext:value-type="float">
            <text:p>0.02216884</text:p>
          </table:table-cell>
          <table:table-cell office:value-type="float" office:value="0.237849779" calcext:value-type="float">
            <text:p>0.237849779</text:p>
          </table:table-cell>
          <table:table-cell office:value-type="float" office:value="0.756440281" calcext:value-type="float">
            <text:p>0.756440281</text:p>
          </table:table-cell>
          <table:table-cell office:value-type="float" office:value="323" calcext:value-type="float">
            <text:p>323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03] &lt;&gt; 0; 1; 0)" office:value-type="float" office:value="0" calcext:value-type="float">
            <text:p>0</text:p>
          </table:table-cell>
          <table:table-cell table:formula="of:=IF(AND([.K1303]=1; [.J1303]&gt;=[.E13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livesIn&gt; <text:s/>?e <text:s/>?i <text:s/>&lt;wasBornIn&gt; <text:s/>?a <text:s text:c="2"/>=&gt; ?a <text:s/>&lt;hasOfficialLanguage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3486924" calcext:value-type="float">
            <text:p>0.03486924</text:p>
          </table:table-cell>
          <table:table-cell office:value-type="float" office:value="0.02705314" calcext:value-type="float">
            <text:p>0.02705314</text:p>
          </table:table-cell>
          <table:table-cell office:value-type="float" office:value="0.756756757" calcext:value-type="float">
            <text:p>0.756756757</text:p>
          </table:table-cell>
          <table:table-cell office:value-type="float" office:value="28" calcext:value-type="float">
            <text:p>28</text:p>
          </table:table-cell>
          <table:table-cell office:value-type="float" office:value="1035" calcext:value-type="float">
            <text:p>10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office:value-type="float" office:value="348.636897210688" calcext:value-type="float">
            <text:p>348.6368972107</text:p>
          </table:table-cell>
          <table:table-cell table:formula="of:=IF([.J1304] &lt;&gt; 0; 1; 0)" office:value-type="float" office:value="1" calcext:value-type="float">
            <text:p>1</text:p>
          </table:table-cell>
          <table:table-cell table:formula="of:=IF(AND([.K1304]=1; [.J1304]&gt;=[.E13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hasCurrency&gt; <text:s/>?b <text:s/>?f <text:s/>&lt;isLocatedIn&gt; <text:s/>?j <text:s text:c="2"/>=&gt; ?a <text:s/>&lt;hasCurrency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69518717" calcext:value-type="float">
            <text:p>0.069518717</text:p>
          </table:table-cell>
          <table:table-cell office:value-type="float" office:value="0.25" calcext:value-type="float">
            <text:p>0.25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1291.2302852323" calcext:value-type="float">
            <text:p>1291.2302852323</text:p>
          </table:table-cell>
          <table:table-cell table:formula="of:=IF([.J1305] &lt;&gt; 0; 1; 0)" office:value-type="float" office:value="1" calcext:value-type="float">
            <text:p>1</text:p>
          </table:table-cell>
          <table:table-cell table:formula="of:=IF(AND([.K1305]=1; [.J1305]&gt;=[.E13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767133461" calcext:value-type="float">
            <text:p>0.767133461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9426" calcext:value-type="float">
            <text:p>9426</text:p>
          </table:table-cell>
          <table:table-cell office:value-type="string" calcext:value-type="string">
            <text:p>?a</text:p>
          </table:table-cell>
          <table:table-cell office:value-type="float" office:value="11.7281593353606" calcext:value-type="float">
            <text:p>11.7281593354</text:p>
          </table:table-cell>
          <table:table-cell table:formula="of:=IF([.J1306] &lt;&gt; 0; 1; 0)" office:value-type="float" office:value="1" calcext:value-type="float">
            <text:p>1</text:p>
          </table:table-cell>
          <table:table-cell table:formula="of:=IF(AND([.K1306]=1; [.J1306]&gt;=[.E13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KnownFor&gt; <text:s/>?e <text:s text:c="2"/>=&gt; ?a <text:s/>&lt;hasOfficialLanguage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24533" calcext:value-type="float">
            <text:p>0.01245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0769" calcext:value-type="float">
            <text:p>0.7692307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3.76738549579247" calcext:value-type="float">
            <text:p>3.7673854958</text:p>
          </table:table-cell>
          <table:table-cell table:formula="of:=IF([.J1307] &lt;&gt; 0; 1; 0)" office:value-type="float" office:value="1" calcext:value-type="float">
            <text:p>1</text:p>
          </table:table-cell>
          <table:table-cell table:formula="of:=IF(AND([.K1307]=1; [.J1307]&gt;=[.E13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b <text:s/>?g <text:s/>&lt;isKnownFor&gt; <text:s/>?b <text:s/>?a <text:s/>&lt;livesIn&gt; <text:s/>?b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33253012" calcext:value-type="float">
            <text:p>0.33253012</text:p>
          </table:table-cell>
          <table:table-cell office:value-type="float" office:value="0.786324786" calcext:value-type="float">
            <text:p>0.786324786</text:p>
          </table:table-cell>
          <table:table-cell office:value-type="float" office:value="276" calcext:value-type="float">
            <text:p>276</text:p>
          </table:table-cell>
          <table:table-cell office:value-type="float" office:value="830" calcext:value-type="float">
            <text:p>83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08] &lt;&gt; 0; 1; 0)" office:value-type="float" office:value="0" calcext:value-type="float">
            <text:p>0</text:p>
          </table:table-cell>
          <table:table-cell table:formula="of:=IF(AND([.K1308]=1; [.J1308]&gt;=[.E13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LeaderOf&gt; <text:s/>?f <text:s/>?j <text:s/>&lt;isLocatedIn&gt; <text:s/>?b <text:s text:c="2"/>=&gt; ?a <text:s/>&lt;isLeaderOf&gt; <text:s/>?b</text:p>
          </table:table-cell>
          <table:table-cell office:value-type="float" office:value="0.000168796" calcext:value-type="float">
            <text:p>0.000168796</text:p>
          </table:table-cell>
          <table:table-cell office:value-type="float" office:value="0.025082301" calcext:value-type="float">
            <text:p>0.025082301</text:p>
          </table:table-cell>
          <table:table-cell table:number-columns-repeated="2" office:value-type="float" office:value="0.78817734" calcext:value-type="float">
            <text:p>0.78817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?a</text:p>
          </table:table-cell>
          <table:table-cell office:value-type="float" office:value="4.90337592536372" calcext:value-type="float">
            <text:p>4.9033759254</text:p>
          </table:table-cell>
          <table:table-cell table:formula="of:=IF([.J1309] &lt;&gt; 0; 1; 0)" office:value-type="float" office:value="1" calcext:value-type="float">
            <text:p>1</text:p>
          </table:table-cell>
          <table:table-cell table:formula="of:=IF(AND([.K1309]=1; [.J1309]&gt;=[.E13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a <text:s/>?e <text:s/>&lt;hasOfficialLanguage&gt; <text:s/>?b <text:s/>?i <text:s/>&lt;wasBornIn&gt; <text:s/>?e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223880597" calcext:value-type="float">
            <text:p>0.223880597</text:p>
          </table:table-cell>
          <table:table-cell office:value-type="float" office:value="0.789473684" calcext:value-type="float">
            <text:p>0.78947368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  <table:table-cell office:value-type="float" office:value="956.595334931214" calcext:value-type="float">
            <text:p>956.5953349312</text:p>
          </table:table-cell>
          <table:table-cell table:formula="of:=IF([.J1310] &lt;&gt; 0; 1; 0)" office:value-type="float" office:value="1" calcext:value-type="float">
            <text:p>1</text:p>
          </table:table-cell>
          <table:table-cell table:formula="of:=IF(AND([.K1310]=1; [.J1310]&gt;=[.E13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e <text:s/>&lt;hasCapital&gt; <text:s/>?j <text:s/>?j <text:s/>&lt;isLocatedIn&gt; <text:s/>?a <text:s text:c="2"/>=&gt; ?a <text:s/>&lt;exports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7357002" calcext:value-type="float">
            <text:p>0.17357002</text:p>
          </table:table-cell>
          <table:table-cell table:number-columns-repeated="2" office:value-type="float" office:value="0.792792793" calcext:value-type="float">
            <text:p>0.79279279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?b</text:p>
          </table:table-cell>
          <table:table-cell office:value-type="float" office:value="3.92669635767964" calcext:value-type="float">
            <text:p>3.9266963577</text:p>
          </table:table-cell>
          <table:table-cell table:formula="of:=IF([.J1311] &lt;&gt; 0; 1; 0)" office:value-type="float" office:value="1" calcext:value-type="float">
            <text:p>1</text:p>
          </table:table-cell>
          <table:table-cell table:formula="of:=IF(AND([.K1311]=1; [.J1311]&gt;=[.E13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b <text:s/>?a <text:s/>&lt;wasBornIn&gt; <text:s/>?f <text:s text:c="2"/>=&gt; ?a <text:s/>&lt;isCitizenOf&gt; <text:s/>?b</text:p>
          </table:table-cell>
          <table:table-cell office:value-type="float" office:value="0.000549643" calcext:value-type="float">
            <text:p>0.000549643</text:p>
          </table:table-cell>
          <table:table-cell office:value-type="float" office:value="0.035758408" calcext:value-type="float">
            <text:p>0.035758408</text:p>
          </table:table-cell>
          <table:table-cell office:value-type="float" office:value="0.096090004" calcext:value-type="float">
            <text:p>0.096090004</text:p>
          </table:table-cell>
          <table:table-cell office:value-type="float" office:value="0.792998478" calcext:value-type="float">
            <text:p>0.792998478</text:p>
          </table:table-cell>
          <table:table-cell office:value-type="float" office:value="521" calcext:value-type="float">
            <text:p>521</text:p>
          </table:table-cell>
          <table:table-cell office:value-type="float" office:value="5422" calcext:value-type="float">
            <text:p>542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12] &lt;&gt; 0; 1; 0)" office:value-type="float" office:value="0" calcext:value-type="float">
            <text:p>0</text:p>
          </table:table-cell>
          <table:table-cell table:formula="of:=IF(AND([.K1312]=1; [.J1312]&gt;=[.E13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CitizenOf&gt; <text:s/>?f <text:s/>?a <text:s/>&lt;livesIn&gt; <text:s/>?f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231694376" calcext:value-type="float">
            <text:p>0.231694376</text:p>
          </table:table-cell>
          <table:table-cell office:value-type="float" office:value="0.793939394" calcext:value-type="float">
            <text:p>0.793939394</text:p>
          </table:table-cell>
          <table:table-cell office:value-type="float" office:value="655" calcext:value-type="float">
            <text:p>655</text:p>
          </table:table-cell>
          <table:table-cell office:value-type="float" office:value="2827" calcext:value-type="float">
            <text:p>282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13.1986153693368" calcext:value-type="float">
            <text:p>13.1986153693</text:p>
          </table:table-cell>
          <table:table-cell table:formula="of:=IF([.J1313] &lt;&gt; 0; 1; 0)" office:value-type="float" office:value="1" calcext:value-type="float">
            <text:p>1</text:p>
          </table:table-cell>
          <table:table-cell table:formula="of:=IF(AND([.K1313]=1; [.J1313]&gt;=[.E13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025020178" calcext:value-type="float">
            <text:p>0.025020178</text:p>
          </table:table-cell>
          <table:table-cell office:value-type="float" office:value="0.794871795" calcext:value-type="float">
            <text:p>0.794871795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5118.52704909113" calcext:value-type="float">
            <text:p>5118.5270490911</text:p>
          </table:table-cell>
          <table:table-cell table:formula="of:=IF([.J1314] &lt;&gt; 0; 1; 0)" office:value-type="float" office:value="1" calcext:value-type="float">
            <text:p>1</text:p>
          </table:table-cell>
          <table:table-cell table:formula="of:=IF(AND([.K1314]=1; [.J1314]&gt;=[.E13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j <text:s/>&lt;isLocatedIn&gt; <text:s/>?a <text:s/>?e <text:s/>&lt;participatedIn&gt; <text:s/>?j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22167.4287411543" calcext:value-type="float">
            <text:p>22167.4287411543</text:p>
          </table:table-cell>
          <table:table-cell table:formula="of:=IF([.J1315] &lt;&gt; 0; 1; 0)" office:value-type="float" office:value="1" calcext:value-type="float">
            <text:p>1</text:p>
          </table:table-cell>
          <table:table-cell table:formula="of:=IF(AND([.K1315]=1; [.J1315]&gt;=[.E13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h <text:s/>?h <text:s/>&lt;isLocatedIn&gt; <text:s/>?b <text:s/>?a <text:s/>&lt;livesIn&gt; <text:s/>?b <text:s text:c="2"/>=&gt; ?a <text:s/>&lt;isCitizenOf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55182" calcext:value-type="float">
            <text:p>0.022855182</text:p>
          </table:table-cell>
          <table:table-cell office:value-type="float" office:value="0.212101911" calcext:value-type="float">
            <text:p>0.212101911</text:p>
          </table:table-cell>
          <table:table-cell office:value-type="float" office:value="0.8062954" calcext:value-type="float">
            <text:p>0.8062954</text:p>
          </table:table-cell>
          <table:table-cell office:value-type="float" office:value="333" calcext:value-type="float">
            <text:p>333</text:p>
          </table:table-cell>
          <table:table-cell office:value-type="float" office:value="1570" calcext:value-type="float">
            <text:p>157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16] &lt;&gt; 0; 1; 0)" office:value-type="float" office:value="0" calcext:value-type="float">
            <text:p>0</text:p>
          </table:table-cell>
          <table:table-cell table:formula="of:=IF(AND([.K1316]=1; [.J1316]&gt;=[.E13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iedIn&gt; <text:s/>?j <text:s/>?a <text:s/>&lt;isLeaderOf&gt; <text:s/>?f <text:s/>?j <text:s/>&lt;isLocatedIn&gt; <text:s/>?b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558823529" calcext:value-type="float">
            <text:p>0.558823529</text:p>
          </table:table-cell>
          <table:table-cell office:value-type="float" office:value="0.826086957" calcext:value-type="float">
            <text:p>0.82608695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office:value-type="float" office:value="481.1257577533" calcext:value-type="float">
            <text:p>481.1257577533</text:p>
          </table:table-cell>
          <table:table-cell table:formula="of:=IF([.J1317] &lt;&gt; 0; 1; 0)" office:value-type="float" office:value="1" calcext:value-type="float">
            <text:p>1</text:p>
          </table:table-cell>
          <table:table-cell table:formula="of:=IF(AND([.K1317]=1; [.J1317]&gt;=[.E13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LocatedIn&gt; <text:s/>?f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83168716" calcext:value-type="float">
            <text:p>0.83168716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29766" calcext:value-type="float">
            <text:p>29766</text:p>
          </table:table-cell>
          <table:table-cell office:value-type="string" calcext:value-type="string">
            <text:p>?a</text:p>
          </table:table-cell>
          <table:table-cell office:value-type="float" office:value="172.490021522887" calcext:value-type="float">
            <text:p>172.4900215229</text:p>
          </table:table-cell>
          <table:table-cell table:formula="of:=IF([.J1318] &lt;&gt; 0; 1; 0)" office:value-type="float" office:value="1" calcext:value-type="float">
            <text:p>1</text:p>
          </table:table-cell>
          <table:table-cell table:formula="of:=IF(AND([.K1318]=1; [.J1318]&gt;=[.E13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89041096" calcext:value-type="float">
            <text:p>0.089041096</text:p>
          </table:table-cell>
          <table:table-cell office:value-type="float" office:value="0.024672613" calcext:value-type="float">
            <text:p>0.024672613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?a</text:p>
          </table:table-cell>
          <table:table-cell office:value-type="float" office:value="5.21136517954856" calcext:value-type="float">
            <text:p>5.2113651795</text:p>
          </table:table-cell>
          <table:table-cell table:formula="of:=IF([.J1319] &lt;&gt; 0; 1; 0)" office:value-type="float" office:value="1" calcext:value-type="float">
            <text:p>1</text:p>
          </table:table-cell>
          <table:table-cell table:formula="of:=IF(AND([.K1319]=1; [.J1319]&gt;=[.E13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189.499007670652" calcext:value-type="float">
            <text:p>189.4990076707</text:p>
          </table:table-cell>
          <table:table-cell table:formula="of:=IF([.J1320] &lt;&gt; 0; 1; 0)" office:value-type="float" office:value="1" calcext:value-type="float">
            <text:p>1</text:p>
          </table:table-cell>
          <table:table-cell table:formula="of:=IF(AND([.K1320]=1; [.J1320]&gt;=[.E13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j <text:s/>&lt;isLocatedIn&gt; <text:s/>?b <text:s/>?f <text:s/>&lt;wasBornIn&gt; <text:s/>?j <text:s text:c="2"/>=&gt; ?a <text:s/>&lt;isPoliticianOf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34246575" calcext:value-type="float">
            <text:p>0.034246575</text:p>
          </table:table-cell>
          <table:table-cell office:value-type="float" office:value="0.549450549" calcext:value-type="float">
            <text:p>0.549450549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435.192816176413" calcext:value-type="float">
            <text:p>435.1928161764</text:p>
          </table:table-cell>
          <table:table-cell table:formula="of:=IF([.J1321] &lt;&gt; 0; 1; 0)" office:value-type="float" office:value="1" calcext:value-type="float">
            <text:p>1</text:p>
          </table:table-cell>
          <table:table-cell table:formula="of:=IF(AND([.K1321]=1; [.J1321]&gt;=[.E13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ocatedIn&gt; <text:s/>?e <text:s text:c="2"/>=&gt; ?a <text:s/>&lt;dealsWith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156748911" calcext:value-type="float">
            <text:p>0.156748911</text:p>
          </table:table-cell>
          <table:table-cell office:value-type="float" office:value="0.805970149" calcext:value-type="float">
            <text:p>0.80597014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?a</text:p>
          </table:table-cell>
          <table:table-cell office:value-type="float" office:value="631.930983620662" calcext:value-type="float">
            <text:p>631.9309836207</text:p>
          </table:table-cell>
          <table:table-cell table:formula="of:=IF([.J1322] &lt;&gt; 0; 1; 0)" office:value-type="float" office:value="1" calcext:value-type="float">
            <text:p>1</text:p>
          </table:table-cell>
          <table:table-cell table:formula="of:=IF(AND([.K1322]=1; [.J1322]&gt;=[.E13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247945205" calcext:value-type="float">
            <text:p>0.247945205</text:p>
          </table:table-cell>
          <table:table-cell office:value-type="float" office:value="0.027014925" calcext:value-type="float">
            <text:p>0.027014925</text:p>
          </table:table-cell>
          <table:table-cell office:value-type="float" office:value="0.853773585" calcext:value-type="float">
            <text:p>0.853773585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?a</text:p>
          </table:table-cell>
          <table:table-cell office:value-type="float" office:value="5.69199461246116" calcext:value-type="float">
            <text:p>5.6919946125</text:p>
          </table:table-cell>
          <table:table-cell table:formula="of:=IF([.J1323] &lt;&gt; 0; 1; 0)" office:value-type="float" office:value="1" calcext:value-type="float">
            <text:p>1</text:p>
          </table:table-cell>
          <table:table-cell table:formula="of:=IF(AND([.K1323]=1; [.J1323]&gt;=[.E13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233560091" calcext:value-type="float">
            <text:p>0.233560091</text:p>
          </table:table-cell>
          <table:table-cell office:value-type="float" office:value="0.854771784" calcext:value-type="float">
            <text:p>0.854771784</text:p>
          </table:table-cell>
          <table:table-cell office:value-type="float" office:value="206" calcext:value-type="float">
            <text:p>206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?a</text:p>
          </table:table-cell>
          <table:table-cell office:value-type="float" office:value="837.705210987476" calcext:value-type="float">
            <text:p>837.7052109875</text:p>
          </table:table-cell>
          <table:table-cell table:formula="of:=IF([.J1324] &lt;&gt; 0; 1; 0)" office:value-type="float" office:value="1" calcext:value-type="float">
            <text:p>1</text:p>
          </table:table-cell>
          <table:table-cell table:formula="of:=IF(AND([.K1324]=1; [.J1324]&gt;=[.E13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sKnownFor&gt; <text:s/>?b <text:s/>?a <text:s/>&lt;isKnownFor&gt; <text:s/>?f <text:s text:c="2"/>=&gt; ?a <text:s/>&lt;isKnownFor&gt; <text:s/>?b</text:p>
          </table:table-cell>
          <table:table-cell office:value-type="float" office:value="0.000473685" calcext:value-type="float">
            <text:p>0.000473685</text:p>
          </table:table-cell>
          <table:table-cell office:value-type="float" office:value="0.076386526" calcext:value-type="float">
            <text:p>0.076386526</text:p>
          </table:table-cell>
          <table:table-cell table:number-columns-repeated="2" office:value-type="float" office:value="0.866795367" calcext:value-type="float">
            <text:p>0.86679536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?b</text:p>
          </table:table-cell>
          <table:table-cell office:value-type="float" office:value="72.3402848831328" calcext:value-type="float">
            <text:p>72.3402848831</text:p>
          </table:table-cell>
          <table:table-cell table:formula="of:=IF([.J1325] &lt;&gt; 0; 1; 0)" office:value-type="float" office:value="1" calcext:value-type="float">
            <text:p>1</text:p>
          </table:table-cell>
          <table:table-cell table:formula="of:=IF(AND([.K1325]=1; [.J1325]&gt;=[.E13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livesIn&gt; <text:s/>?b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294764059" calcext:value-type="float">
            <text:p>0.294764059</text:p>
          </table:table-cell>
          <table:table-cell office:value-type="float" office:value="0.866920152" calcext:value-type="float">
            <text:p>0.866920152</text:p>
          </table:table-cell>
          <table:table-cell office:value-type="float" office:value="456" calcext:value-type="float">
            <text:p>456</text:p>
          </table:table-cell>
          <table:table-cell office:value-type="float" office:value="1547" calcext:value-type="float">
            <text:p>154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26] &lt;&gt; 0; 1; 0)" office:value-type="float" office:value="0" calcext:value-type="float">
            <text:p>0</text:p>
          </table:table-cell>
          <table:table-cell table:formula="of:=IF(AND([.K1326]=1; [.J1326]&gt;=[.E13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livesIn&gt; <text:s/>?b <text:s text:c="2"/>=&gt; ?a <text:s/>&lt;isCitizenOf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72546" calcext:value-type="float">
            <text:p>0.019972546</text:p>
          </table:table-cell>
          <table:table-cell office:value-type="float" office:value="0.29969104" calcext:value-type="float">
            <text:p>0.29969104</text:p>
          </table:table-cell>
          <table:table-cell office:value-type="float" office:value="0.868656716" calcext:value-type="float">
            <text:p>0.868656716</text:p>
          </table:table-cell>
          <table:table-cell office:value-type="float" office:value="291" calcext:value-type="float">
            <text:p>291</text:p>
          </table:table-cell>
          <table:table-cell office:value-type="float" office:value="971" calcext:value-type="float">
            <text:p>97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27] &lt;&gt; 0; 1; 0)" office:value-type="float" office:value="0" calcext:value-type="float">
            <text:p>0</text:p>
          </table:table-cell>
          <table:table-cell table:formula="of:=IF(AND([.K1327]=1; [.J1327]&gt;=[.E13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eaderOf&gt; <text:s/>?f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87567861" calcext:value-type="float">
            <text:p>0.87567861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string" calcext:value-type="string">
            <text:p>?a</text:p>
          </table:table-cell>
          <table:table-cell office:value-type="float" office:value="164.718212530713" calcext:value-type="float">
            <text:p>164.7182125307</text:p>
          </table:table-cell>
          <table:table-cell table:formula="of:=IF([.J1328] &lt;&gt; 0; 1; 0)" office:value-type="float" office:value="1" calcext:value-type="float">
            <text:p>1</text:p>
          </table:table-cell>
          <table:table-cell table:formula="of:=IF(AND([.K1328]=1; [.J1328]&gt;=[.E13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KnownFor&gt; <text:s/>?f <text:s/>?a <text:s/>&lt;wasBornIn&gt; <text:s/>?f <text:s text:c="2"/>=&gt; ?a <text:s/>&lt;wasBornIn&gt; <text:s/>?b</text:p>
          </table:table-cell>
          <table:table-cell office:value-type="float" office:value="0.001389405" calcext:value-type="float">
            <text:p>0.001389405</text:p>
          </table:table-cell>
          <table:table-cell office:value-type="float" office:value="0.023533406" calcext:value-type="float">
            <text:p>0.023533406</text:p>
          </table:table-cell>
          <table:table-cell table:number-columns-repeated="2" office:value-type="float" office:value="0.877415057" calcext:value-type="float">
            <text:p>0.877415057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501" calcext:value-type="float">
            <text:p>1501</text:p>
          </table:table-cell>
          <table:table-cell office:value-type="string" calcext:value-type="string">
            <text:p>?a</text:p>
          </table:table-cell>
          <table:table-cell office:value-type="float" office:value="175.690526267573" calcext:value-type="float">
            <text:p>175.6905262676</text:p>
          </table:table-cell>
          <table:table-cell table:formula="of:=IF([.J1329] &lt;&gt; 0; 1; 0)" office:value-type="float" office:value="1" calcext:value-type="float">
            <text:p>1</text:p>
          </table:table-cell>
          <table:table-cell table:formula="of:=IF(AND([.K1329]=1; [.J1329]&gt;=[.E13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rected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6" calcext:value-type="float">
            <text:p>0.6</text:p>
          </table:table-cell>
          <table:table-cell office:value-type="float" office:value="0.893617021" calcext:value-type="float">
            <text:p>0.893617021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30] &lt;&gt; 0; 1; 0)" office:value-type="float" office:value="0" calcext:value-type="float">
            <text:p>0</text:p>
          </table:table-cell>
          <table:table-cell table:formula="of:=IF(AND([.K1330]=1; [.J1330]&gt;=[.E13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isPoliticianOf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069178082" calcext:value-type="float">
            <text:p>0.069178082</text:p>
          </table:table-cell>
          <table:table-cell office:value-type="float" office:value="0.037379719" calcext:value-type="float">
            <text:p>0.037379719</text:p>
          </table:table-cell>
          <table:table-cell office:value-type="float" office:value="0.89380531" calcext:value-type="float">
            <text:p>0.89380531</text:p>
          </table:table-cell>
          <table:table-cell office:value-type="float" office:value="101" calcext:value-type="float">
            <text:p>101</text:p>
          </table:table-cell>
          <table:table-cell office:value-type="float" office:value="2702" calcext:value-type="float">
            <text:p>27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a</text:p>
          </table:table-cell>
          <table:table-cell office:value-type="float" office:value="441.674653002796" calcext:value-type="float">
            <text:p>441.6746530028</text:p>
          </table:table-cell>
          <table:table-cell table:formula="of:=IF([.J1331] &lt;&gt; 0; 1; 0)" office:value-type="float" office:value="1" calcext:value-type="float">
            <text:p>1</text:p>
          </table:table-cell>
          <table:table-cell table:formula="of:=IF(AND([.K1331]=1; [.J1331]&gt;=[.E13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eaderOf&gt; <text:s/>?a <text:s/>?e <text:s/>&lt;livesIn&gt; <text:s/>?j <text:s text:c="2"/>=&gt; ?a <text:s/>&lt;hasOfficialLanguage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3237858" calcext:value-type="float">
            <text:p>0.03237858</text:p>
          </table:table-cell>
          <table:table-cell office:value-type="float" office:value="0.045774648" calcext:value-type="float">
            <text:p>0.045774648</text:p>
          </table:table-cell>
          <table:table-cell office:value-type="float" office:value="0.896551724" calcext:value-type="float">
            <text:p>0.896551724</text:p>
          </table:table-cell>
          <table:table-cell office:value-type="float" office:value="26" calcext:value-type="float">
            <text:p>26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73.0379656640226" calcext:value-type="float">
            <text:p>73.037965664</text:p>
          </table:table-cell>
          <table:table-cell table:formula="of:=IF([.J1332] &lt;&gt; 0; 1; 0)" office:value-type="float" office:value="1" calcext:value-type="float">
            <text:p>1</text:p>
          </table:table-cell>
          <table:table-cell table:formula="of:=IF(AND([.K1332]=1; [.J1332]&gt;=[.E13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isPoliticianOf&gt; <text:s/>?f <text:s/>?i <text:s/>&lt;livesIn&gt; <text:s/>?f <text:s text:c="2"/>=&gt; ?a <text:s/>&lt;isPoliticianOf&gt; <text:s/>?b</text:p>
          </table:table-cell>
          <table:table-cell office:value-type="float" office:value="0.000491619" calcext:value-type="float">
            <text:p>0.000491619</text:p>
          </table:table-cell>
          <table:table-cell office:value-type="float" office:value="0.319178082" calcext:value-type="float">
            <text:p>0.319178082</text:p>
          </table:table-cell>
          <table:table-cell table:number-columns-repeated="2" office:value-type="float" office:value="0.901353965" calcext:value-type="float">
            <text:p>0.90135396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?a</text:p>
          </table:table-cell>
          <table:table-cell office:value-type="float" office:value="328.419757033248" calcext:value-type="float">
            <text:p>328.4197570332</text:p>
          </table:table-cell>
          <table:table-cell table:formula="of:=IF([.J1333] &lt;&gt; 0; 1; 0)" office:value-type="float" office:value="1" calcext:value-type="float">
            <text:p>1</text:p>
          </table:table-cell>
          <table:table-cell table:formula="of:=IF(AND([.K1333]=1; [.J1333]&gt;=[.E13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647058824" calcext:value-type="float">
            <text:p>0.647058824</text:p>
          </table:table-cell>
          <table:table-cell office:value-type="float" office:value="0.905063291" calcext:value-type="float">
            <text:p>0.905063291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34] &lt;&gt; 0; 1; 0)" office:value-type="float" office:value="0" calcext:value-type="float">
            <text:p>0</text:p>
          </table:table-cell>
          <table:table-cell table:formula="of:=IF(AND([.K1334]=1; [.J1334]&gt;=[.E13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ocatedIn&gt; <text:s/>?a <text:s text:c="2"/>=&gt; ?a <text:s/>&lt;dealsWith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037843627" calcext:value-type="float">
            <text:p>0.037843627</text:p>
          </table:table-cell>
          <table:table-cell office:value-type="float" office:value="0.905982906" calcext:value-type="float">
            <text:p>0.905982906</text:p>
          </table:table-cell>
          <table:table-cell office:value-type="float" office:value="106" calcext:value-type="float">
            <text:p>106</text:p>
          </table:table-cell>
          <table:table-cell office:value-type="float" office:value="2801" calcext:value-type="float">
            <text:p>28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8775.05776109772" calcext:value-type="float">
            <text:p>8775.0577610977</text:p>
          </table:table-cell>
          <table:table-cell table:formula="of:=IF([.J1335] &lt;&gt; 0; 1; 0)" office:value-type="float" office:value="1" calcext:value-type="float">
            <text:p>1</text:p>
          </table:table-cell>
          <table:table-cell table:formula="of:=IF(AND([.K1335]=1; [.J1335]&gt;=[.E13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hasOfficialLanguage&gt; <text:s/>?b <text:s/>?j <text:s/>&lt;isLocatedIn&gt; <text:s/>?a <text:s text:c="2"/>=&gt; ?a <text:s/>&lt;hasOfficialLanguage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97135741" calcext:value-type="float">
            <text:p>0.097135741</text:p>
          </table:table-cell>
          <table:table-cell office:value-type="float" office:value="0.722222222" calcext:value-type="float">
            <text:p>0.722222222</text:p>
          </table:table-cell>
          <table:table-cell office:value-type="float" office:value="0.906976744" calcext:value-type="float">
            <text:p>0.90697674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a</text:p>
          </table:table-cell>
          <table:table-cell office:value-type="float" office:value="335.597909635363" calcext:value-type="float">
            <text:p>335.5979096354</text:p>
          </table:table-cell>
          <table:table-cell table:formula="of:=IF([.J1336] &lt;&gt; 0; 1; 0)" office:value-type="float" office:value="1" calcext:value-type="float">
            <text:p>1</text:p>
          </table:table-cell>
          <table:table-cell table:formula="of:=IF(AND([.K1336]=1; [.J1336]&gt;=[.E13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eaderOf&gt; <text:s/>?e <text:s text:c="2"/>=&gt; ?a <text:s/>&lt;hasCurrency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6737968" calcext:value-type="float">
            <text:p>0.026737968</text:p>
          </table:table-cell>
          <table:table-cell table:number-columns-repeated="2" office:value-type="float" office:value="0.909090909" calcext:value-type="float">
            <text:p>0.9090909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6.79064819670316" calcext:value-type="float">
            <text:p>6.7906481967</text:p>
          </table:table-cell>
          <table:table-cell table:formula="of:=IF([.J1337] &lt;&gt; 0; 1; 0)" office:value-type="float" office:value="1" calcext:value-type="float">
            <text:p>1</text:p>
          </table:table-cell>
          <table:table-cell table:formula="of:=IF(AND([.K1337]=1; [.J1337]&gt;=[.E13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10062893" calcext:value-type="float">
            <text:p>0.610062893</text:p>
          </table:table-cell>
          <table:table-cell office:value-type="float" office:value="0.910798122" calcext:value-type="float">
            <text:p>0.910798122</text:p>
          </table:table-cell>
          <table:table-cell office:value-type="float" office:value="194" calcext:value-type="float">
            <text:p>194</text:p>
          </table:table-cell>
          <table:table-cell office:value-type="float" office:value="318" calcext:value-type="float">
            <text:p>31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38] &lt;&gt; 0; 1; 0)" office:value-type="float" office:value="0" calcext:value-type="float">
            <text:p>0</text:p>
          </table:table-cell>
          <table:table-cell table:formula="of:=IF(AND([.K1338]=1; [.J1338]&gt;=[.E13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KnownFor&gt; <text:s/>?f <text:s text:c="2"/>=&gt; ?a <text:s/>&lt;diedIn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27893122" calcext:value-type="float">
            <text:p>0.027893122</text:p>
          </table:table-cell>
          <table:table-cell table:number-columns-repeated="2" office:value-type="float" office:value="0.915555556" calcext:value-type="float">
            <text:p>0.915555556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office:value-type="float" office:value="88.0317337920399" calcext:value-type="float">
            <text:p>88.031733792</text:p>
          </table:table-cell>
          <table:table-cell table:formula="of:=IF([.J1339] &lt;&gt; 0; 1; 0)" office:value-type="float" office:value="1" calcext:value-type="float">
            <text:p>1</text:p>
          </table:table-cell>
          <table:table-cell table:formula="of:=IF(AND([.K1339]=1; [.J1339]&gt;=[.E13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LeaderOf&gt; <text:s/>?a <text:s text:c="2"/>=&gt; ?a <text:s/>&lt;hasCurrency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064327485" calcext:value-type="float">
            <text:p>0.064327485</text:p>
          </table:table-cell>
          <table:table-cell office:value-type="float" office:value="0.916666667" calcext:value-type="float">
            <text:p>0.916666667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office:value-type="float" office:value="254.388604499255" calcext:value-type="float">
            <text:p>254.3886044993</text:p>
          </table:table-cell>
          <table:table-cell table:formula="of:=IF([.J1340] &lt;&gt; 0; 1; 0)" office:value-type="float" office:value="1" calcext:value-type="float">
            <text:p>1</text:p>
          </table:table-cell>
          <table:table-cell table:formula="of:=IF(AND([.K1340]=1; [.J1340]&gt;=[.E13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41] &lt;&gt; 0; 1; 0)" office:value-type="float" office:value="0" calcext:value-type="float">
            <text:p>0</text:p>
          </table:table-cell>
          <table:table-cell table:formula="of:=IF(AND([.K1341]=1; [.J1341]&gt;=[.E13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LeaderOf&gt; <text:s/>?e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922131148" calcext:value-type="float">
            <text:p>0.92213114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?b</text:p>
          </table:table-cell>
          <table:table-cell office:value-type="float" office:value="166.853942505518" calcext:value-type="float">
            <text:p>166.8539425055</text:p>
          </table:table-cell>
          <table:table-cell table:formula="of:=IF([.J1342] &lt;&gt; 0; 1; 0)" office:value-type="float" office:value="1" calcext:value-type="float">
            <text:p>1</text:p>
          </table:table-cell>
          <table:table-cell table:formula="of:=IF(AND([.K1342]=1; [.J1342]&gt;=[.E13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677966102" calcext:value-type="float">
            <text:p>0.677966102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0" calcext:value-type="float">
            <text:p>120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43] &lt;&gt; 0; 1; 0)" office:value-type="float" office:value="0" calcext:value-type="float">
            <text:p>0</text:p>
          </table:table-cell>
          <table:table-cell table:formula="of:=IF(AND([.K1343]=1; [.J1343]&gt;=[.E13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0.926470588" calcext:value-type="float">
            <text:p>0.926470588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44] &lt;&gt; 0; 1; 0)" office:value-type="float" office:value="0" calcext:value-type="float">
            <text:p>0</text:p>
          </table:table-cell>
          <table:table-cell table:formula="of:=IF(AND([.K1344]=1; [.J1344]&gt;=[.E13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PoliticianOf&gt; <text:s/>?f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928343949" calcext:value-type="float">
            <text:p>0.928343949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string" calcext:value-type="string">
            <text:p>?a</text:p>
          </table:table-cell>
          <table:table-cell office:value-type="float" office:value="17.6668191581269" calcext:value-type="float">
            <text:p>17.6668191581</text:p>
          </table:table-cell>
          <table:table-cell table:formula="of:=IF([.J1345] &lt;&gt; 0; 1; 0)" office:value-type="float" office:value="1" calcext:value-type="float">
            <text:p>1</text:p>
          </table:table-cell>
          <table:table-cell table:formula="of:=IF(AND([.K1345]=1; [.J1345]&gt;=[.E13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PoliticianOf&gt; <text:s/>?b <text:s/>?i <text:s/>&lt;livesIn&gt; <text:s/>?f <text:s text:c="2"/>=&gt; ?a <text:s/>&lt;isPoliticianOf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108219178" calcext:value-type="float">
            <text:p>0.108219178</text:p>
          </table:table-cell>
          <table:table-cell office:value-type="float" office:value="0.12599681" calcext:value-type="float">
            <text:p>0.12599681</text:p>
          </table:table-cell>
          <table:table-cell office:value-type="float" office:value="0.94047619" calcext:value-type="float">
            <text:p>0.94047619</text:p>
          </table:table-cell>
          <table:table-cell office:value-type="float" office:value="158" calcext:value-type="float">
            <text:p>158</text:p>
          </table:table-cell>
          <table:table-cell office:value-type="float" office:value="1254" calcext:value-type="float">
            <text:p>125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?a</text:p>
          </table:table-cell>
          <table:table-cell office:value-type="float" office:value="922.492003460934" calcext:value-type="float">
            <text:p>922.4920034609</text:p>
          </table:table-cell>
          <table:table-cell table:formula="of:=IF([.J1346] &lt;&gt; 0; 1; 0)" office:value-type="float" office:value="1" calcext:value-type="float">
            <text:p>1</text:p>
          </table:table-cell>
          <table:table-cell table:formula="of:=IF(AND([.K1346]=1; [.J1346]&gt;=[.E13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isLeaderOf&gt; <text:s/>?a <text:s text:c="2"/>=&gt; ?a <text:s/>&lt;hasOfficialLanguage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2366127" calcext:value-type="float">
            <text:p>0.02366127</text:p>
          </table:table-cell>
          <table:table-cell office:value-type="float" office:value="0.046683047" calcext:value-type="float">
            <text:p>0.046683047</text:p>
          </table:table-cell>
          <table:table-cell office:value-type="float" office:value="0.95" calcext:value-type="float">
            <text:p>0.95</text:p>
          </table:table-cell>
          <table:table-cell office:value-type="float" office:value="19" calcext:value-type="float">
            <text:p>19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166.493263554518" calcext:value-type="float">
            <text:p>166.4932635545</text:p>
          </table:table-cell>
          <table:table-cell table:formula="of:=IF([.J1347] &lt;&gt; 0; 1; 0)" office:value-type="float" office:value="1" calcext:value-type="float">
            <text:p>1</text:p>
          </table:table-cell>
          <table:table-cell table:formula="of:=IF(AND([.K1347]=1; [.J1347]&gt;=[.E13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83098592" calcext:value-type="float">
            <text:p>0.683098592</text:p>
          </table:table-cell>
          <table:table-cell office:value-type="float" office:value="0.950980392" calcext:value-type="float">
            <text:p>0.950980392</text:p>
          </table:table-cell>
          <table:table-cell office:value-type="float" office:value="194" calcext:value-type="float">
            <text:p>194</text:p>
          </table:table-cell>
          <table:table-cell office:value-type="float" office:value="284" calcext:value-type="float">
            <text:p>28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48] &lt;&gt; 0; 1; 0)" office:value-type="float" office:value="0" calcext:value-type="float">
            <text:p>0</text:p>
          </table:table-cell>
          <table:table-cell table:formula="of:=IF(AND([.K1348]=1; [.J1348]&gt;=[.E13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hasOfficialLanguage&gt; <text:s/>?b <text:s/>?f <text:s/>&lt;isLocatedIn&gt; <text:s/>?j <text:s text:c="2"/>=&gt; ?a <text:s/>&lt;hasOfficialLanguage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09589041" calcext:value-type="float">
            <text:p>0.109589041</text:p>
          </table:table-cell>
          <table:table-cell office:value-type="float" office:value="0.195991091" calcext:value-type="float">
            <text:p>0.195991091</text:p>
          </table:table-cell>
          <table:table-cell office:value-type="float" office:value="0.956521739" calcext:value-type="float">
            <text:p>0.956521739</text:p>
          </table:table-cell>
          <table:table-cell office:value-type="float" office:value="88" calcext:value-type="float">
            <text:p>88</text:p>
          </table:table-cell>
          <table:table-cell office:value-type="float" office:value="449" calcext:value-type="float">
            <text:p>4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a</text:p>
          </table:table-cell>
          <table:table-cell office:value-type="float" office:value="1748.49252712899" calcext:value-type="float">
            <text:p>1748.492527129</text:p>
          </table:table-cell>
          <table:table-cell table:formula="of:=IF([.J1349] &lt;&gt; 0; 1; 0)" office:value-type="float" office:value="1" calcext:value-type="float">
            <text:p>1</text:p>
          </table:table-cell>
          <table:table-cell table:formula="of:=IF(AND([.K1349]=1; [.J1349]&gt;=[.E13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1453758" calcext:value-type="float">
            <text:p>0.001453758</text:p>
          </table:table-cell>
          <table:table-cell office:value-type="float" office:value="0.024623412" calcext:value-type="float">
            <text:p>0.024623412</text:p>
          </table:table-cell>
          <table:table-cell table:number-columns-repeated="2" office:value-type="float" office:value="0.960948396" calcext:value-type="float">
            <text:p>0.960948396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string" calcext:value-type="string">
            <text:p>?a</text:p>
          </table:table-cell>
          <table:table-cell office:value-type="float" office:value="84.3561294863037" calcext:value-type="float">
            <text:p>84.3561294863</text:p>
          </table:table-cell>
          <table:table-cell table:formula="of:=IF([.J1350] &lt;&gt; 0; 1; 0)" office:value-type="float" office:value="1" calcext:value-type="float">
            <text:p>1</text:p>
          </table:table-cell>
          <table:table-cell table:formula="of:=IF(AND([.K1350]=1; [.J1350]&gt;=[.E13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f <text:s/>?i <text:s/>&lt;livesIn&gt; <text:s/>?b <text:s text:c="2"/>=&gt; ?a <text:s/>&lt;diedIn&gt; <text:s/>?b</text:p>
          </table:table-cell>
          <table:table-cell office:value-type="float" office:value="0.000852421" calcext:value-type="float">
            <text:p>0.000852421</text:p>
          </table:table-cell>
          <table:table-cell office:value-type="float" office:value="0.036468677" calcext:value-type="float">
            <text:p>0.036468677</text:p>
          </table:table-cell>
          <table:table-cell table:number-columns-repeated="2" office:value-type="float" office:value="0.964200477" calcext:value-type="float">
            <text:p>0.964200477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string" calcext:value-type="string">
            <text:p>?a</text:p>
          </table:table-cell>
          <table:table-cell office:value-type="float" office:value="52.8161815136039" calcext:value-type="float">
            <text:p>52.8161815136</text:p>
          </table:table-cell>
          <table:table-cell table:formula="of:=IF([.J1351] &lt;&gt; 0; 1; 0)" office:value-type="float" office:value="1" calcext:value-type="float">
            <text:p>1</text:p>
          </table:table-cell>
          <table:table-cell table:formula="of:=IF(AND([.K1351]=1; [.J1351]&gt;=[.E13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h <text:s/>?h <text:s/>&lt;isLocatedIn&gt; <text:s/>?b <text:s/>?a <text:s/>&lt;livesIn&gt; <text:s/>?b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177142857" calcext:value-type="float">
            <text:p>0.17714285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52] &lt;&gt; 0; 1; 0)" office:value-type="float" office:value="0" calcext:value-type="float">
            <text:p>0</text:p>
          </table:table-cell>
          <table:table-cell table:formula="of:=IF(AND([.K1352]=1; [.J1352]&gt;=[.E13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794444444" calcext:value-type="float">
            <text:p>0.794444444</text:p>
          </table:table-cell>
          <table:table-cell office:value-type="float" office:value="0.972789116" calcext:value-type="float">
            <text:p>0.972789116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53] &lt;&gt; 0; 1; 0)" office:value-type="float" office:value="0" calcext:value-type="float">
            <text:p>0</text:p>
          </table:table-cell>
          <table:table-cell table:formula="of:=IF(AND([.K1353]=1; [.J1353]&gt;=[.E13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i <text:s/>&lt;isPoliticianOf&gt; <text:s/>?f <text:s/>?a <text:s/>&lt;livesIn&gt; <text:s/>?f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72693383" calcext:value-type="float">
            <text:p>0.072693383</text:p>
          </table:table-cell>
          <table:table-cell office:value-type="float" office:value="0.975" calcext:value-type="float">
            <text:p>0.975</text:p>
          </table:table-cell>
          <table:table-cell office:value-type="float" office:value="78" calcext:value-type="float">
            <text:p>78</text:p>
          </table:table-cell>
          <table:table-cell office:value-type="float" office:value="1073" calcext:value-type="float">
            <text:p>10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office:value-type="float" office:value="41.173097522671" calcext:value-type="float">
            <text:p>41.1730975227</text:p>
          </table:table-cell>
          <table:table-cell table:formula="of:=IF([.J1354] &lt;&gt; 0; 1; 0)" office:value-type="float" office:value="1" calcext:value-type="float">
            <text:p>1</text:p>
          </table:table-cell>
          <table:table-cell table:formula="of:=IF(AND([.K1354]=1; [.J1354]&gt;=[.E13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30136986" calcext:value-type="float">
            <text:p>0.030136986</text:p>
          </table:table-cell>
          <table:table-cell office:value-type="float" office:value="0.046908316" calcext:value-type="float">
            <text:p>0.046908316</text:p>
          </table:table-cell>
          <table:table-cell office:value-type="float" office:value="0.977777778" calcext:value-type="float">
            <text:p>0.977777778</text:p>
          </table:table-cell>
          <table:table-cell office:value-type="float" office:value="44" calcext:value-type="float">
            <text:p>44</text:p>
          </table:table-cell>
          <table:table-cell office:value-type="float" office:value="938" calcext:value-type="float">
            <text:p>9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55] &lt;&gt; 0; 1; 0)" office:value-type="float" office:value="0" calcext:value-type="float">
            <text:p>0</text:p>
          </table:table-cell>
          <table:table-cell table:formula="of:=IF(AND([.K1355]=1; [.J1355]&gt;=[.E13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32876712" calcext:value-type="float">
            <text:p>0.03287671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79591837" calcext:value-type="float">
            <text:p>0.979591837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56] &lt;&gt; 0; 1; 0)" office:value-type="float" office:value="0" calcext:value-type="float">
            <text:p>0</text:p>
          </table:table-cell>
          <table:table-cell table:formula="of:=IF(AND([.K1356]=1; [.J1356]&gt;=[.E13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827586207" calcext:value-type="float">
            <text:p>0.827586207</text:p>
          </table:table-cell>
          <table:table-cell office:value-type="float" office:value="0.983606557" calcext:value-type="float">
            <text:p>0.983606557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357] &lt;&gt; 0; 1; 0)" office:value-type="float" office:value="0" calcext:value-type="float">
            <text:p>0</text:p>
          </table:table-cell>
          <table:table-cell table:formula="of:=IF(AND([.K1357]=1; [.J1357]&gt;=[.E13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f <text:s/>?i <text:s/>&lt;worksAt&gt; <text:s/>?b <text:s text:c="2"/>=&gt; ?a <text:s/>&lt;graduatedFrom&gt; <text:s/>?b</text:p>
          </table:table-cell>
          <table:table-cell office:value-type="float" office:value="0.000330208" calcext:value-type="float">
            <text:p>0.000330208</text:p>
          </table:table-cell>
          <table:table-cell office:value-type="float" office:value="0.026357895" calcext:value-type="float">
            <text:p>0.026357895</text:p>
          </table:table-cell>
          <table:table-cell table:number-columns-repeated="2" office:value-type="float" office:value="0.993650794" calcext:value-type="float">
            <text:p>0.993650794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?a</text:p>
          </table:table-cell>
          <table:table-cell office:value-type="float" office:value="26.8848749022872" calcext:value-type="float">
            <text:p>26.8848749023</text:p>
          </table:table-cell>
          <table:table-cell table:formula="of:=IF([.J1358] &lt;&gt; 0; 1; 0)" office:value-type="float" office:value="1" calcext:value-type="float">
            <text:p>1</text:p>
          </table:table-cell>
          <table:table-cell table:formula="of:=IF(AND([.K1358]=1; [.J1358]&gt;=[.E13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99" calcext:value-type="float">
            <text:p>599</text:p>
          </table:table-cell>
          <table:table-cell office:value-type="string" calcext:value-type="string">
            <text:p>?a</text:p>
          </table:table-cell>
          <table:table-cell office:value-type="float" office:value="362.590995572789" calcext:value-type="float">
            <text:p>362.5909955728</text:p>
          </table:table-cell>
          <table:table-cell table:formula="of:=IF([.J1359] &lt;&gt; 0; 1; 0)" office:value-type="float" office:value="1" calcext:value-type="float">
            <text:p>1</text:p>
          </table:table-cell>
          <table:table-cell table:formula="of:=IF(AND([.K1359]=1; [.J1359]&gt;=[.E13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127303183" calcext:value-type="float">
            <text:p>0.1273031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10705.0128404689" calcext:value-type="float">
            <text:p>10705.0128404689</text:p>
          </table:table-cell>
          <table:table-cell table:formula="of:=IF([.J1360] &lt;&gt; 0; 1; 0)" office:value-type="float" office:value="1" calcext:value-type="float">
            <text:p>1</text:p>
          </table:table-cell>
          <table:table-cell table:formula="of:=IF(AND([.K1360]=1; [.J1360]&gt;=[.E13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844444444" calcext:value-type="float">
            <text:p>0.84444444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2318.0923222419" calcext:value-type="float">
            <text:p>2318.0923222419</text:p>
          </table:table-cell>
          <table:table-cell table:formula="of:=IF([.J1361] &lt;&gt; 0; 1; 0)" office:value-type="float" office:value="1" calcext:value-type="float">
            <text:p>1</text:p>
          </table:table-cell>
          <table:table-cell table:formula="of:=IF(AND([.K1361]=1; [.J1361]&gt;=[.E13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185628743" calcext:value-type="float">
            <text:p>0.1856287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198.649445939971" calcext:value-type="float">
            <text:p>198.64944594</text:p>
          </table:table-cell>
          <table:table-cell table:formula="of:=IF([.J1362] &lt;&gt; 0; 1; 0)" office:value-type="float" office:value="1" calcext:value-type="float">
            <text:p>1</text:p>
          </table:table-cell>
          <table:table-cell table:formula="of:=IF(AND([.K1362]=1; [.J1362]&gt;=[.E13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19.4071885167464" calcext:value-type="float">
            <text:p>19.4071885167</text:p>
          </table:table-cell>
          <table:table-cell table:formula="of:=IF([.J1363] &lt;&gt; 0; 1; 0)" office:value-type="float" office:value="1" calcext:value-type="float">
            <text:p>1</text:p>
          </table:table-cell>
          <table:table-cell table:formula="of:=IF(AND([.K1363]=1; [.J1363]&gt;=[.E13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313131313" calcext:value-type="float">
            <text:p>0.3131313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342.7132450651" calcext:value-type="float">
            <text:p>342.7132450651</text:p>
          </table:table-cell>
          <table:table-cell table:formula="of:=IF([.J1364] &lt;&gt; 0; 1; 0)" office:value-type="float" office:value="1" calcext:value-type="float">
            <text:p>1</text:p>
          </table:table-cell>
          <table:table-cell table:formula="of:=IF(AND([.K1364]=1; [.J1364]&gt;=[.E13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eaderOf&gt; <text:s/>?a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069164265" calcext:value-type="float">
            <text:p>0.0691642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660.931362852542" calcext:value-type="float">
            <text:p>660.9313628525</text:p>
          </table:table-cell>
          <table:table-cell table:formula="of:=IF([.J1365] &lt;&gt; 0; 1; 0)" office:value-type="float" office:value="1" calcext:value-type="float">
            <text:p>1</text:p>
          </table:table-cell>
          <table:table-cell table:formula="of:=IF(AND([.K1365]=1; [.J1365]&gt;=[.E13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LeaderOf&gt; <text:s/>?e <text:s/>?i <text:s/>&lt;livesIn&gt; <text:s/>?a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39.6968281213601" calcext:value-type="float">
            <text:p>39.6968281214</text:p>
          </table:table-cell>
          <table:table-cell table:formula="of:=IF([.J1366] &lt;&gt; 0; 1; 0)" office:value-type="float" office:value="1" calcext:value-type="float">
            <text:p>1</text:p>
          </table:table-cell>
          <table:table-cell table:formula="of:=IF(AND([.K1366]=1; [.J1366]&gt;=[.E13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LeaderOf&gt; <text:s/>?a <text:s/>?i <text:s/>&lt;livesIn&gt; <text:s/>?e <text:s text:c="2"/>=&gt; ?a <text:s/>&lt;hasCurrency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6042781" calcext:value-type="float">
            <text:p>0.016042781</text:p>
          </table:table-cell>
          <table:table-cell office:value-type="float" office:value="0.024793388" calcext:value-type="float">
            <text:p>0.0247933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58.7019527355483" calcext:value-type="float">
            <text:p>58.7019527355</text:p>
          </table:table-cell>
          <table:table-cell table:formula="of:=IF([.J1367] &lt;&gt; 0; 1; 0)" office:value-type="float" office:value="1" calcext:value-type="float">
            <text:p>1</text:p>
          </table:table-cell>
          <table:table-cell table:formula="of:=IF(AND([.K1367]=1; [.J1367]&gt;=[.E13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65.0222622567198" calcext:value-type="float">
            <text:p>65.0222622567</text:p>
          </table:table-cell>
          <table:table-cell table:formula="of:=IF([.J1368] &lt;&gt; 0; 1; 0)" office:value-type="float" office:value="1" calcext:value-type="float">
            <text:p>1</text:p>
          </table:table-cell>
          <table:table-cell table:formula="of:=IF(AND([.K1368]=1; [.J1368]&gt;=[.E13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eaderOf&gt; <text:s/>?f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office:value-type="float" office:value="143.865901472483" calcext:value-type="float">
            <text:p>143.8659014725</text:p>
          </table:table-cell>
          <table:table-cell table:formula="of:=IF([.J1369] &lt;&gt; 0; 1; 0)" office:value-type="float" office:value="1" calcext:value-type="float">
            <text:p>1</text:p>
          </table:table-cell>
          <table:table-cell table:formula="of:=IF(AND([.K1369]=1; [.J1369]&gt;=[.E13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b <text:s/>?a <text:s/>&lt;hasCapital&gt; <text:s/>?f <text:s/>?f <text:s/>&lt;isLocatedIn&gt; <text:s/>?j <text:s text:c="2"/>=&gt; ?a <text:s/>&lt;dealsWith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2191582" calcext:value-type="float">
            <text:p>0.2191582</text:p>
          </table:table-cell>
          <table:table-cell office:value-type="float" office:value="0.130509939" calcext:value-type="float">
            <text:p>0.13050993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157" calcext:value-type="float">
            <text:p>11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a</text:p>
          </table:table-cell>
          <table:table-cell office:value-type="float" office:value="10464.7271242922" calcext:value-type="float">
            <text:p>10464.7271242922</text:p>
          </table:table-cell>
          <table:table-cell table:formula="of:=IF([.J1370] &lt;&gt; 0; 1; 0)" office:value-type="float" office:value="1" calcext:value-type="float">
            <text:p>1</text:p>
          </table:table-cell>
          <table:table-cell table:formula="of:=IF(AND([.K1370]=1; [.J1370]&gt;=[.E13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LeaderOf&gt; <text:s/>?e <text:s/>?i <text:s/>&lt;livesIn&gt; <text:s/>?a <text:s text:c="2"/>=&gt; ?a <text:s/>&lt;dealsWith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68214804" calcext:value-type="float">
            <text:p>0.068214804</text:p>
          </table:table-cell>
          <table:table-cell office:value-type="float" office:value="0.158783784" calcext:value-type="float">
            <text:p>0.15878378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157.441859874803" calcext:value-type="float">
            <text:p>157.4418598748</text:p>
          </table:table-cell>
          <table:table-cell table:formula="of:=IF([.J1371] &lt;&gt; 0; 1; 0)" office:value-type="float" office:value="1" calcext:value-type="float">
            <text:p>1</text:p>
          </table:table-cell>
          <table:table-cell table:formula="of:=IF(AND([.K1371]=1; [.J1371]&gt;=[.E13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e <text:s/>&lt;hasCapital&gt; <text:s/>?j <text:s/>?j <text:s/>&lt;isLocatedIn&gt; <text:s/>?a <text:s text:c="2"/>=&gt; ?a <text:s/>&lt;dealsWith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2191582" calcext:value-type="float">
            <text:p>0.2191582</text:p>
          </table:table-cell>
          <table:table-cell office:value-type="float" office:value="0.853107345" calcext:value-type="float">
            <text:p>0.85310734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a</text:p>
          </table:table-cell>
          <table:table-cell office:value-type="float" office:value="2266.06020587602" calcext:value-type="float">
            <text:p>2266.060205876</text:p>
          </table:table-cell>
          <table:table-cell table:formula="of:=IF([.J1372] &lt;&gt; 0; 1; 0)" office:value-type="float" office:value="1" calcext:value-type="float">
            <text:p>1</text:p>
          </table:table-cell>
          <table:table-cell table:formula="of:=IF(AND([.K1372]=1; [.J1372]&gt;=[.E13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eaderOf&gt; <text:s/>?e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17.3191926982373" calcext:value-type="float">
            <text:p>17.3191926982</text:p>
          </table:table-cell>
          <table:table-cell table:formula="of:=IF([.J1373] &lt;&gt; 0; 1; 0)" office:value-type="float" office:value="1" calcext:value-type="float">
            <text:p>1</text:p>
          </table:table-cell>
          <table:table-cell table:formula="of:=IF(AND([.K1373]=1; [.J1373]&gt;=[.E13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LeaderOf&gt; <text:s/>?a <text:s/>?i <text:s/>&lt;livesIn&gt; <text:s/>?e <text:s text:c="2"/>=&gt; ?a <text:s/>&lt;dealsWith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68214804" calcext:value-type="float">
            <text:p>0.068214804</text:p>
          </table:table-cell>
          <table:table-cell office:value-type="float" office:value="0.033168666" calcext:value-type="float">
            <text:p>0.03316866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417" calcext:value-type="float">
            <text:p>14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271.62124944" calcext:value-type="float">
            <text:p>271.62124944</text:p>
          </table:table-cell>
          <table:table-cell table:formula="of:=IF([.J1374] &lt;&gt; 0; 1; 0)" office:value-type="float" office:value="1" calcext:value-type="float">
            <text:p>1</text:p>
          </table:table-cell>
          <table:table-cell table:formula="of:=IF(AND([.K1374]=1; [.J1374]&gt;=[.E13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eaderOf&gt; <text:s/>?a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office:value-type="float" office:value="0.034970858" calcext:value-type="float">
            <text:p>0.03497085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1" calcext:value-type="float">
            <text:p>12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589.822561040942" calcext:value-type="float">
            <text:p>589.8225610409</text:p>
          </table:table-cell>
          <table:table-cell table:formula="of:=IF([.J1375] &lt;&gt; 0; 1; 0)" office:value-type="float" office:value="1" calcext:value-type="float">
            <text:p>1</text:p>
          </table:table-cell>
          <table:table-cell table:formula="of:=IF(AND([.K1375]=1; [.J1375]&gt;=[.E13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/>?f <text:s/>&lt;isLocatedIn&gt; <text:s/>?b <text:s text:c="2"/>=&gt; ?a <text:s/>&lt;isPoliticianOf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23972603" calcext:value-type="float">
            <text:p>0.023972603</text:p>
          </table:table-cell>
          <table:table-cell office:value-type="float" office:value="0.012982196" calcext:value-type="float">
            <text:p>0.01298219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696" calcext:value-type="float">
            <text:p>269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76] &lt;&gt; 0; 1; 0)" office:value-type="float" office:value="0" calcext:value-type="float">
            <text:p>0</text:p>
          </table:table-cell>
          <table:table-cell table:formula="of:=IF(AND([.K1376]=1; [.J1376]&gt;=[.E13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wasBornIn&gt; <text:s/>?h <text:s text:c="2"/>=&gt; ?a <text:s/>&lt;isPoliticianOf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10958904" calcext:value-type="float">
            <text:p>0.010958904</text:p>
          </table:table-cell>
          <table:table-cell office:value-type="float" office:value="0.045977011" calcext:value-type="float">
            <text:p>0.045977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77] &lt;&gt; 0; 1; 0)" office:value-type="float" office:value="0" calcext:value-type="float">
            <text:p>0</text:p>
          </table:table-cell>
          <table:table-cell table:formula="of:=IF(AND([.K1377]=1; [.J1377]&gt;=[.E13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string" calcext:value-type="string">
            <text:p>?a</text:p>
          </table:table-cell>
          <table:table-cell office:value-type="float" office:value="1388.21548821549" calcext:value-type="float">
            <text:p>1388.2154882155</text:p>
          </table:table-cell>
          <table:table-cell table:formula="of:=IF([.J1378] &lt;&gt; 0; 1; 0)" office:value-type="float" office:value="1" calcext:value-type="float">
            <text:p>1</text:p>
          </table:table-cell>
          <table:table-cell table:formula="of:=IF(AND([.K1378]=1; [.J1378]&gt;=[.E13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026956522" calcext:value-type="float">
            <text:p>0.02695652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0" calcext:value-type="float">
            <text:p>11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79] &lt;&gt; 0; 1; 0)" office:value-type="float" office:value="0" calcext:value-type="float">
            <text:p>0</text:p>
          </table:table-cell>
          <table:table-cell table:formula="of:=IF(AND([.K1379]=1; [.J1379]&gt;=[.E13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isLocatedIn&gt; <text:s/>?b <text:s/>?a <text:s/>&lt;livesIn&gt; <text:s/>?f <text:s/>?a <text:s/>&lt;wasBornIn&gt; <text:s/>?f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037848606" calcext:value-type="float">
            <text:p>0.03784860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02" calcext:value-type="float">
            <text:p>5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80] &lt;&gt; 0; 1; 0)" office:value-type="float" office:value="0" calcext:value-type="float">
            <text:p>0</text:p>
          </table:table-cell>
          <table:table-cell table:formula="of:=IF(AND([.K1380]=1; [.J1380]&gt;=[.E13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LocatedIn&gt; <text:s/>?a <text:s/>?i <text:s/>&lt;livesIn&gt; <text:s/>?e <text:s text:c="2"/>=&gt; ?a <text:s/>&lt;hasOfficialLanguage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249066" calcext:value-type="float">
            <text:p>0.0249066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29801.7863861903" calcext:value-type="float">
            <text:p>29801.7863861903</text:p>
          </table:table-cell>
          <table:table-cell table:formula="of:=IF([.J1381] &lt;&gt; 0; 1; 0)" office:value-type="float" office:value="1" calcext:value-type="float">
            <text:p>1</text:p>
          </table:table-cell>
          <table:table-cell table:formula="of:=IF(AND([.K1381]=1; [.J1381]&gt;=[.E13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LocatedIn&gt; <text:s/>?e <text:s/>?i <text:s/>&lt;livesIn&gt; <text:s/>?a <text:s text:c="2"/>=&gt; ?a <text:s/>&lt;hasOfficialLanguage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249066" calcext:value-type="float">
            <text:p>0.02490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41580.9375903197" calcext:value-type="float">
            <text:p>41580.9375903197</text:p>
          </table:table-cell>
          <table:table-cell table:formula="of:=IF([.J1382] &lt;&gt; 0; 1; 0)" office:value-type="float" office:value="1" calcext:value-type="float">
            <text:p>1</text:p>
          </table:table-cell>
          <table:table-cell table:formula="of:=IF(AND([.K1382]=1; [.J1382]&gt;=[.E13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isPoliticianOf&gt; <text:s/>?b <text:s text:c="2"/>=&gt; ?a <text:s/>&lt;isLocatedIn&gt; <text:s/>?b</text:p>
          </table:table-cell>
          <table:table-cell office:value-type="float" office:value="0.008301614" calcext:value-type="float">
            <text:p>0.008301614</text:p>
          </table:table-cell>
          <table:table-cell office:value-type="float" office:value="0.036928925" calcext:value-type="float">
            <text:p>0.036928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869" calcext:value-type="float">
            <text:p>7869</text:p>
          </table:table-cell>
          <table:table-cell office:value-type="string" calcext:value-type="string">
            <text:p>?a</text:p>
          </table:table-cell>
          <table:table-cell office:value-type="float" office:value="1795.19686541989" calcext:value-type="float">
            <text:p>1795.1968654199</text:p>
          </table:table-cell>
          <table:table-cell table:formula="of:=IF([.J1383] &lt;&gt; 0; 1; 0)" office:value-type="float" office:value="1" calcext:value-type="float">
            <text:p>1</text:p>
          </table:table-cell>
          <table:table-cell table:formula="of:=IF(AND([.K1383]=1; [.J1383]&gt;=[.E1383]); 1; 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DB__1" table:target-range-address="'maxLength=4'.E738:'maxLength=4'.E1383" table:contains-header="false" table:orientation="column"/>
        <table:database-range table:name="__Anonymous_Sheet_DB__0" table:target-range-address="'maxLength=4'.A2:'maxLength=4'.L114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4:30:44.264244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00:30.474281580</meta:creation-date>
    <dc:date>2015-04-30T14:31:43.487476769</dc:date>
    <meta:editing-duration>PT5M12S</meta:editing-duration>
    <meta:editing-cycles>5</meta:editing-cycles>
    <meta:generator>LibreOffice/4.2.8.2$Linux_X86_64 LibreOffice_project/420m0$Build-2</meta:generator>
    <meta:document-statistic meta:table-count="1" meta:cell-count="16608" meta:object-count="0"/>
  </office:meta>
</office:document-meta>
</file>